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10.83pt" svg:height="508.22pt" svg:x="468.17pt" svg:y="15.82pt">
            <draw:object draw:notify-on-update-of-ranges="Sheet1.A2:Sheet1.A17 Sheet1.B2:Sheet1.B17 Sheet1.A2:Sheet1.A17 Sheet1.C2:Sheet1.C17 Sheet1.A2:Sheet1.A17 Sheet1.D2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bucket load (z=3)</text:p>
          </table:table-cell>
          <table:table-cell office:value-type="string" calcext:value-type="string">
            <text:p>bucket load (z=4)</text:p>
          </table:table-cell>
          <table:table-cell office:value-type="string" calcext:value-type="string">
            <text:p>bucket load (z=5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4167" calcext:value-type="float">
            <text:p>0.104167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32812" calcext:value-type="float">
            <text:p>0.132812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2292" calcext:value-type="float">
            <text:p>0.182292</text:p>
          </table:table-cell>
          <table:table-cell office:value-type="float" office:value="0.082031" calcext:value-type="float">
            <text:p>0.08203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9688" calcext:value-type="float">
            <text:p>0.179688</text:p>
          </table:table-cell>
          <table:table-cell office:value-type="float" office:value="0.123047" calcext:value-type="float">
            <text:p>0.123047</text:p>
          </table:table-cell>
          <table:table-cell office:value-type="float" office:value="0.096875" calcext:value-type="float">
            <text:p>0.096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4896" calcext:value-type="float">
            <text:p>0.184896</text:p>
          </table:table-cell>
          <table:table-cell office:value-type="float" office:value="0.123047" calcext:value-type="float">
            <text:p>0.123047</text:p>
          </table:table-cell>
          <table:table-cell office:value-type="float" office:value="0.086719" calcext:value-type="float">
            <text:p>0.0867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6484" calcext:value-type="float">
            <text:p>0.146484</text:p>
          </table:table-cell>
          <table:table-cell office:value-type="float" office:value="0.117188" calcext:value-type="float">
            <text:p>0.117188</text:p>
          </table:table-cell>
          <table:table-cell office:value-type="float" office:value="0.101953" calcext:value-type="float">
            <text:p>0.1019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0807" calcext:value-type="float">
            <text:p>0.160807</text:p>
          </table:table-cell>
          <table:table-cell office:value-type="float" office:value="0.120117" calcext:value-type="float">
            <text:p>0.120117</text:p>
          </table:table-cell>
          <table:table-cell office:value-type="float" office:value="0.09668" calcext:value-type="float">
            <text:p>0.096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4857" calcext:value-type="float">
            <text:p>0.144857</text:p>
          </table:table-cell>
          <table:table-cell office:value-type="float" office:value="0.109619" calcext:value-type="float">
            <text:p>0.109619</text:p>
          </table:table-cell>
          <table:table-cell office:value-type="float" office:value="0.092578" calcext:value-type="float">
            <text:p>0.0925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5742" calcext:value-type="float">
            <text:p>0.135742</text:p>
          </table:table-cell>
          <table:table-cell office:value-type="float" office:value="0.106445" calcext:value-type="float">
            <text:p>0.106445</text:p>
          </table:table-cell>
          <table:table-cell office:value-type="float" office:value="0.080859" calcext:value-type="float">
            <text:p>0.0808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2559" calcext:value-type="float">
            <text:p>0.122559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072583" calcext:value-type="float">
            <text:p>0.0725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96802" calcext:value-type="float">
            <text:p>0.096802</text:p>
          </table:table-cell>
          <table:table-cell office:value-type="float" office:value="0.067856" calcext:value-type="float">
            <text:p>0.067856</text:p>
          </table:table-cell>
          <table:table-cell office:value-type="float" office:value="0.053271" calcext:value-type="float">
            <text:p>0.0532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816" calcext:value-type="float">
            <text:p>0.21816</text:p>
          </table:table-cell>
          <table:table-cell office:value-type="float" office:value="0.166046" calcext:value-type="float">
            <text:p>0.166046</text:p>
          </table:table-cell>
          <table:table-cell office:value-type="float" office:value="0.133209" calcext:value-type="float">
            <text:p>0.133209</text:p>
          </table:table-cell>
        </table:table-row>
      </table:table>
      <table:table table:name="Sheet2" table:style-name="ta1">
        <table:shapes>
          <draw:frame draw:z-index="0" draw:style-name="gr1" draw:text-style-name="P1" svg:width="832.37pt" svg:height="507.71pt" svg:x="411.62pt" svg:y="63.3pt">
            <draw:object draw:notify-on-update-of-ranges="Sheet2.A2:Sheet2.A2002 Sheet2.B2:Sheet2.B2002 Sheet2.A2:Sheet2.A2002 Sheet2.C2:Sheet2.C2002 Sheet2.A2:Sheet2.A2002 Sheet2.D2:Sheet2.D2002 Sheet2.A2:Sheet2.A2002 Sheet2.E2:Sheet2.E20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Duration (N=16384)</text:p>
          </table:table-cell>
          <table:table-cell table:style-name="ce1" office:value-type="string" calcext:value-type="string">
            <text:p>Duration (N=32768)</text:p>
          </table:table-cell>
          <table:table-cell table:style-name="ce1" office:value-type="string" calcext:value-type="string">
            <text:p>Duration (N=65536)</text:p>
          </table:table-cell>
          <table:table-cell table:style-name="ce1" office:value-type="string" calcext:value-type="string">
            <text:p>PickleD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4134" calcext:value-type="float">
            <text:p>0.004134</text:p>
          </table:table-cell>
          <table:table-cell office:value-type="float" office:value="0.000053" calcext:value-type="float">
            <text:p>5.3E-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3337" calcext:value-type="float">
            <text:p>0.003337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791" calcext:value-type="float">
            <text:p>0.003791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3435" calcext:value-type="float">
            <text:p>0.003435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3179" calcext:value-type="float">
            <text:p>0.003179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3181" calcext:value-type="float">
            <text:p>0.003181</text:p>
          </table:table-cell>
          <table:table-cell office:value-type="float" office:value="0.003138" calcext:value-type="float">
            <text:p>0.003138</text:p>
          </table:table-cell>
          <table:table-cell office:value-type="float" office:value="0.003672" calcext:value-type="float">
            <text:p>0.00367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3264" calcext:value-type="float">
            <text:p>0.003264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3375" calcext:value-type="float">
            <text:p>0.003375</text:p>
          </table:table-cell>
          <table:table-cell office:value-type="float" office:value="0.003286" calcext:value-type="float">
            <text:p>0.003286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003389" calcext:value-type="float">
            <text:p>0.003389</text:p>
          </table:table-cell>
          <table:table-cell office:value-type="float" office:value="0.003381" calcext:value-type="float">
            <text:p>0.003381</text:p>
          </table:table-cell>
          <table:table-cell office:value-type="float" office:value="0.003968" calcext:value-type="float">
            <text:p>0.00396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3406" calcext:value-type="float">
            <text:p>0.003406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316" calcext:value-type="float">
            <text:p>0.003316</text:p>
          </table:table-cell>
          <table:table-cell office:value-type="float" office:value="0.003961" calcext:value-type="float">
            <text:p>0.00396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3636" calcext:value-type="float">
            <text:p>0.003636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003376" calcext:value-type="float">
            <text:p>0.003376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3438" calcext:value-type="float">
            <text:p>0.003438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0.000035" calcext:value-type="float">
            <text:p>3.5E-0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003348" calcext:value-type="float">
            <text:p>0.003348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4093" calcext:value-type="float">
            <text:p>0.0040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3128" calcext:value-type="float">
            <text:p>0.003128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971" calcext:value-type="float">
            <text:p>0.00397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003327" calcext:value-type="float">
            <text:p>0.003327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003436" calcext:value-type="float">
            <text:p>0.003436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3322" calcext:value-type="float">
            <text:p>0.003322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0.003378" calcext:value-type="float">
            <text:p>0.003378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0.003404" calcext:value-type="float">
            <text:p>0.003404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988" calcext:value-type="float">
            <text:p>0.0039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3046" calcext:value-type="float">
            <text:p>0.003046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3983" calcext:value-type="float">
            <text:p>0.00398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.003281" calcext:value-type="float">
            <text:p>0.003281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0012" calcext:value-type="float">
            <text:p>1.2E-0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3421" calcext:value-type="float">
            <text:p>0.003421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0.003429" calcext:value-type="float">
            <text:p>0.003429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3373" calcext:value-type="float">
            <text:p>0.003373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3507" calcext:value-type="float">
            <text:p>0.003507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4033" calcext:value-type="float">
            <text:p>0.004033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0035" calcext:value-type="float">
            <text:p>3.5E-0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3329" calcext:value-type="float">
            <text:p>0.00332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0.003503" calcext:value-type="float">
            <text:p>0.003503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928" calcext:value-type="float">
            <text:p>0.00392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.003894" calcext:value-type="float">
            <text:p>0.00389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03284" calcext:value-type="float">
            <text:p>0.003284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0.003399" calcext:value-type="float">
            <text:p>0.003399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3774" calcext:value-type="float">
            <text:p>0.00377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3982" calcext:value-type="float">
            <text:p>0.0039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3857" calcext:value-type="float">
            <text:p>0.00385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0.003413" calcext:value-type="float">
            <text:p>0.003413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4057" calcext:value-type="float">
            <text:p>0.004057</text:p>
          </table:table-cell>
          <table:table-cell office:value-type="float" office:value="0.003851" calcext:value-type="float">
            <text:p>0.00385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03371" calcext:value-type="float">
            <text:p>0.003371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3845" calcext:value-type="float">
            <text:p>0.00384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3372" calcext:value-type="float">
            <text:p>0.003372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0.003231" calcext:value-type="float">
            <text:p>0.003231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3636" calcext:value-type="float">
            <text:p>0.003636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923" calcext:value-type="float">
            <text:p>0.00392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.003923" calcext:value-type="float">
            <text:p>0.00392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3776" calcext:value-type="float">
            <text:p>0.003776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3778" calcext:value-type="float">
            <text:p>0.0037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0.003649" calcext:value-type="float">
            <text:p>0.00364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0.003269" calcext:value-type="float">
            <text:p>0.003269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0.003797" calcext:value-type="float">
            <text:p>0.00379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03438" calcext:value-type="float">
            <text:p>0.003438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0.003379" calcext:value-type="float">
            <text:p>0.003379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805" calcext:value-type="float">
            <text:p>0.0038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0.003421" calcext:value-type="float">
            <text:p>0.003421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0.003438" calcext:value-type="float">
            <text:p>0.003438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0.003396" calcext:value-type="float">
            <text:p>0.003396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0.003448" calcext:value-type="float">
            <text:p>0.003448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0.003429" calcext:value-type="float">
            <text:p>0.003429</text:p>
          </table:table-cell>
          <table:table-cell office:value-type="float" office:value="0.003917" calcext:value-type="float">
            <text:p>0.00391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03258" calcext:value-type="float">
            <text:p>0.003258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3337" calcext:value-type="float">
            <text:p>0.003337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03315" calcext:value-type="float">
            <text:p>0.003315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0.003438" calcext:value-type="float">
            <text:p>0.003438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3412" calcext:value-type="float">
            <text:p>0.003412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0.003407" calcext:value-type="float">
            <text:p>0.003407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3954" calcext:value-type="float">
            <text:p>0.00395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0.003443" calcext:value-type="float">
            <text:p>0.003443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4043" calcext:value-type="float">
            <text:p>0.00404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.003502" calcext:value-type="float">
            <text:p>0.003502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0031" calcext:value-type="float">
            <text:p>3.1E-0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03366" calcext:value-type="float">
            <text:p>0.003366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03415" calcext:value-type="float">
            <text:p>0.003415</text:p>
          </table:table-cell>
          <table:table-cell office:value-type="float" office:value="0.003382" calcext:value-type="float">
            <text:p>0.003382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03342" calcext:value-type="float">
            <text:p>0.003342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0.003329" calcext:value-type="float">
            <text:p>0.003329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4068" calcext:value-type="float">
            <text:p>0.00406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03385" calcext:value-type="float">
            <text:p>0.003385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3405" calcext:value-type="float">
            <text:p>0.003405</text:p>
          </table:table-cell>
          <table:table-cell office:value-type="float" office:value="0.003438" calcext:value-type="float">
            <text:p>0.003438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3885" calcext:value-type="float">
            <text:p>0.003885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0.003464" calcext:value-type="float">
            <text:p>0.003464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03328" calcext:value-type="float">
            <text:p>0.003328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0.003448" calcext:value-type="float">
            <text:p>0.003448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003778" calcext:value-type="float">
            <text:p>0.0037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3097" calcext:value-type="float">
            <text:p>0.003097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.003698" calcext:value-type="float">
            <text:p>0.00369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0.003427" calcext:value-type="float">
            <text:p>0.003427</text:p>
          </table:table-cell>
          <table:table-cell office:value-type="float" office:value="0.003668" calcext:value-type="float">
            <text:p>0.003668</text:p>
          </table:table-cell>
          <table:table-cell office:value-type="float" office:value="0.004178" calcext:value-type="float">
            <text:p>0.0041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1500" calcext:value-type="float">
            <text:p>101500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4084" calcext:value-type="float">
            <text:p>0.004084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102500" calcext:value-type="float">
            <text:p>102500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4118" calcext:value-type="float">
            <text:p>0.0041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3500" calcext:value-type="float">
            <text:p>103500</text:p>
          </table:table-cell>
          <table:table-cell office:value-type="float" office:value="0.003414" calcext:value-type="float">
            <text:p>0.003414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4500" calcext:value-type="float">
            <text:p>104500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845" calcext:value-type="float">
            <text:p>0.00384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03414" calcext:value-type="float">
            <text:p>0.003414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5500" calcext:value-type="float">
            <text:p>105500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0.003341" calcext:value-type="float">
            <text:p>0.003341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106500" calcext:value-type="float">
            <text:p>106500</text:p>
          </table:table-cell>
          <table:table-cell office:value-type="float" office:value="0.003469" calcext:value-type="float">
            <text:p>0.003469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07500" calcext:value-type="float">
            <text:p>107500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08500" calcext:value-type="float">
            <text:p>108500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09500" calcext:value-type="float">
            <text:p>109500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03179" calcext:value-type="float">
            <text:p>0.003179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10500" calcext:value-type="float">
            <text:p>110500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0.003738" calcext:value-type="float">
            <text:p>0.003738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003415" calcext:value-type="float">
            <text:p>0.003415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11500" calcext:value-type="float">
            <text:p>111500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12500" calcext:value-type="float">
            <text:p>112500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13500" calcext:value-type="float">
            <text:p>113500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14500" calcext:value-type="float">
            <text:p>114500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15500" calcext:value-type="float">
            <text:p>115500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814" calcext:value-type="float">
            <text:p>0.00381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16500" calcext:value-type="float">
            <text:p>116500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3357" calcext:value-type="float">
            <text:p>0.003357</text:p>
          </table:table-cell>
          <table:table-cell office:value-type="float" office:value="0.003989" calcext:value-type="float">
            <text:p>0.00398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0.003464" calcext:value-type="float">
            <text:p>0.003464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17500" calcext:value-type="float">
            <text:p>117500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4996" calcext:value-type="float">
            <text:p>0.004996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118500" calcext:value-type="float">
            <text:p>118500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464" calcext:value-type="float">
            <text:p>0.003464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19500" calcext:value-type="float">
            <text:p>119500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03458" calcext:value-type="float">
            <text:p>0.003458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0034" calcext:value-type="float">
            <text:p>3.4E-05</text:p>
          </table:table-cell>
        </table:table-row>
        <table:table-row table:style-name="ro1">
          <table:table-cell office:value-type="float" office:value="120500" calcext:value-type="float">
            <text:p>120500</text:p>
          </table:table-cell>
          <table:table-cell table:number-columns-repeated="2" office:value-type="float" office:value="0.00358" calcext:value-type="float">
            <text:p>0.00358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21500" calcext:value-type="float">
            <text:p>121500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22500" calcext:value-type="float">
            <text:p>122500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0.003323" calcext:value-type="float">
            <text:p>0.003323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23500" calcext:value-type="float">
            <text:p>123500</text:p>
          </table:table-cell>
          <table:table-cell office:value-type="float" office:value="0.003346" calcext:value-type="float">
            <text:p>0.003346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24500" calcext:value-type="float">
            <text:p>124500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25500" calcext:value-type="float">
            <text:p>125500</text:p>
          </table:table-cell>
          <table:table-cell office:value-type="float" office:value="0.003433" calcext:value-type="float">
            <text:p>0.003433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0.003464" calcext:value-type="float">
            <text:p>0.003464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26500" calcext:value-type="float">
            <text:p>126500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3715" calcext:value-type="float">
            <text:p>0.003715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27500" calcext:value-type="float">
            <text:p>127500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4068" calcext:value-type="float">
            <text:p>0.00406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28500" calcext:value-type="float">
            <text:p>128500</text:p>
          </table:table-cell>
          <table:table-cell office:value-type="float" office:value="0.003487" calcext:value-type="float">
            <text:p>0.003487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0.003405" calcext:value-type="float">
            <text:p>0.003405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129500" calcext:value-type="float">
            <text:p>129500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03507" calcext:value-type="float">
            <text:p>0.003507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30500" calcext:value-type="float">
            <text:p>1305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845" calcext:value-type="float">
            <text:p>0.003845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4102" calcext:value-type="float">
            <text:p>0.00410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31500" calcext:value-type="float">
            <text:p>131500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32500" calcext:value-type="float">
            <text:p>132500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402" calcext:value-type="float">
            <text:p>0.00340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3979" calcext:value-type="float">
            <text:p>0.00397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33500" calcext:value-type="float">
            <text:p>133500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34500" calcext:value-type="float">
            <text:p>134500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35500" calcext:value-type="float">
            <text:p>135500</text:p>
          </table:table-cell>
          <table:table-cell office:value-type="float" office:value="0.003333" calcext:value-type="float">
            <text:p>0.003333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36500" calcext:value-type="float">
            <text:p>136500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137500" calcext:value-type="float">
            <text:p>137500</text:p>
          </table:table-cell>
          <table:table-cell office:value-type="float" office:value="0.003301" calcext:value-type="float">
            <text:p>0.003301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0042" calcext:value-type="float">
            <text:p>4.2E-05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38500" calcext:value-type="float">
            <text:p>138500</text:p>
          </table:table-cell>
          <table:table-cell office:value-type="float" office:value="0.003181" calcext:value-type="float">
            <text:p>0.003181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0.003532" calcext:value-type="float">
            <text:p>0.003532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39500" calcext:value-type="float">
            <text:p>139500</text:p>
          </table:table-cell>
          <table:table-cell office:value-type="float" office:value="0.003405" calcext:value-type="float">
            <text:p>0.003405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4036" calcext:value-type="float">
            <text:p>0.004036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140500" calcext:value-type="float">
            <text:p>140500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003777" calcext:value-type="float">
            <text:p>0.0037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0.003118" calcext:value-type="float">
            <text:p>0.003118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885" calcext:value-type="float">
            <text:p>0.0038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41500" calcext:value-type="float">
            <text:p>141500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42500" calcext:value-type="float">
            <text:p>142500</text:p>
          </table:table-cell>
          <table:table-cell office:value-type="float" office:value="0.003217" calcext:value-type="float">
            <text:p>0.003217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43500" calcext:value-type="float">
            <text:p>143500</text:p>
          </table:table-cell>
          <table:table-cell office:value-type="float" office:value="0.003466" calcext:value-type="float">
            <text:p>0.003466</text:p>
          </table:table-cell>
          <table:table-cell table:number-columns-repeated="2" office:value-type="float" office:value="0.003905" calcext:value-type="float">
            <text:p>0.0039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44500" calcext:value-type="float">
            <text:p>144500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791" calcext:value-type="float">
            <text:p>0.0037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45500" calcext:value-type="float">
            <text:p>145500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3954" calcext:value-type="float">
            <text:p>0.00395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46500" calcext:value-type="float">
            <text:p>146500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47500" calcext:value-type="float">
            <text:p>147500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48500" calcext:value-type="float">
            <text:p>148500</text:p>
          </table:table-cell>
          <table:table-cell office:value-type="float" office:value="0.003552" calcext:value-type="float">
            <text:p>0.003552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3968" calcext:value-type="float">
            <text:p>0.00396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149500" calcext:value-type="float">
            <text:p>149500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03376" calcext:value-type="float">
            <text:p>0.003376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50500" calcext:value-type="float">
            <text:p>150500</text:p>
          </table:table-cell>
          <table:table-cell office:value-type="float" office:value="0.003365" calcext:value-type="float">
            <text:p>0.003365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51500" calcext:value-type="float">
            <text:p>151500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401" calcext:value-type="float">
            <text:p>0.003401</text:p>
          </table:table-cell>
          <table:table-cell office:value-type="float" office:value="0.003797" calcext:value-type="float">
            <text:p>0.00379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52500" calcext:value-type="float">
            <text:p>152500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0.003298" calcext:value-type="float">
            <text:p>0.003298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153500" calcext:value-type="float">
            <text:p>153500</text:p>
          </table:table-cell>
          <table:table-cell office:value-type="float" office:value="0.003477" calcext:value-type="float">
            <text:p>0.003477</text:p>
          </table:table-cell>
          <table:table-cell office:value-type="float" office:value="0.003668" calcext:value-type="float">
            <text:p>0.003668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3928" calcext:value-type="float">
            <text:p>0.00392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54500" calcext:value-type="float">
            <text:p>154500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0.003464" calcext:value-type="float">
            <text:p>0.003464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55500" calcext:value-type="float">
            <text:p>155500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.003552" calcext:value-type="float">
            <text:p>0.003552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56500" calcext:value-type="float">
            <text:p>156500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0.003376" calcext:value-type="float">
            <text:p>0.003376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157500" calcext:value-type="float">
            <text:p>157500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58500" calcext:value-type="float">
            <text:p>158500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59500" calcext:value-type="float">
            <text:p>159500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.003458" calcext:value-type="float">
            <text:p>0.003458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60500" calcext:value-type="float">
            <text:p>160500</text:p>
          </table:table-cell>
          <table:table-cell office:value-type="float" office:value="0.003417" calcext:value-type="float">
            <text:p>0.003417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0.003451" calcext:value-type="float">
            <text:p>0.003451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61500" calcext:value-type="float">
            <text:p>1615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62500" calcext:value-type="float">
            <text:p>162500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0.003807" calcext:value-type="float">
            <text:p>0.00380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63500" calcext:value-type="float">
            <text:p>163500</text:p>
          </table:table-cell>
          <table:table-cell office:value-type="float" office:value="0.003405" calcext:value-type="float">
            <text:p>0.003405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0.003394" calcext:value-type="float">
            <text:p>0.003394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64500" calcext:value-type="float">
            <text:p>164500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65500" calcext:value-type="float">
            <text:p>165500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0.003427" calcext:value-type="float">
            <text:p>0.003427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66500" calcext:value-type="float">
            <text:p>166500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67500" calcext:value-type="float">
            <text:p>167500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68500" calcext:value-type="float">
            <text:p>168500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866" calcext:value-type="float">
            <text:p>0.00386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69500" calcext:value-type="float">
            <text:p>169500</text:p>
          </table:table-cell>
          <table:table-cell office:value-type="float" office:value="0.003503" calcext:value-type="float">
            <text:p>0.003503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70500" calcext:value-type="float">
            <text:p>170500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0.003444" calcext:value-type="float">
            <text:p>0.003444</text:p>
          </table:table-cell>
          <table:table-cell office:value-type="float" office:value="0.003663" calcext:value-type="float">
            <text:p>0.003663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71500" calcext:value-type="float">
            <text:p>171500</text:p>
          </table:table-cell>
          <table:table-cell office:value-type="float" office:value="0.003362" calcext:value-type="float">
            <text:p>0.003362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0.003424" calcext:value-type="float">
            <text:p>0.003424</text:p>
          </table:table-cell>
          <table:table-cell office:value-type="float" office:value="0.003448" calcext:value-type="float">
            <text:p>0.003448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72500" calcext:value-type="float">
            <text:p>172500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73500" calcext:value-type="float">
            <text:p>173500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74500" calcext:value-type="float">
            <text:p>174500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75500" calcext:value-type="float">
            <text:p>175500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254" calcext:value-type="float">
            <text:p>0.003254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76500" calcext:value-type="float">
            <text:p>176500</text:p>
          </table:table-cell>
          <table:table-cell office:value-type="float" office:value="0.003299" calcext:value-type="float">
            <text:p>0.003299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77500" calcext:value-type="float">
            <text:p>177500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178500" calcext:value-type="float">
            <text:p>178500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0.003803" calcext:value-type="float">
            <text:p>0.003803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79500" calcext:value-type="float">
            <text:p>179500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80500" calcext:value-type="float">
            <text:p>180500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81500" calcext:value-type="float">
            <text:p>181500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82500" calcext:value-type="float">
            <text:p>182500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866" calcext:value-type="float">
            <text:p>0.00386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3668" calcext:value-type="float">
            <text:p>0.003668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83500" calcext:value-type="float">
            <text:p>183500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84500" calcext:value-type="float">
            <text:p>184500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939" calcext:value-type="float">
            <text:p>0.00393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0.003356" calcext:value-type="float">
            <text:p>0.003356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85500" calcext:value-type="float">
            <text:p>185500</text:p>
          </table:table-cell>
          <table:table-cell office:value-type="float" office:value="0.003364" calcext:value-type="float">
            <text:p>0.003364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0.003505" calcext:value-type="float">
            <text:p>0.003505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86500" calcext:value-type="float">
            <text:p>186500</text:p>
          </table:table-cell>
          <table:table-cell office:value-type="float" office:value="0.003503" calcext:value-type="float">
            <text:p>0.003503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0.003405" calcext:value-type="float">
            <text:p>0.003405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0.003996" calcext:value-type="float">
            <text:p>0.00399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87500" calcext:value-type="float">
            <text:p>187500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88500" calcext:value-type="float">
            <text:p>188500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.004077" calcext:value-type="float">
            <text:p>0.004077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89500" calcext:value-type="float">
            <text:p>189500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90500" calcext:value-type="float">
            <text:p>190500</text:p>
          </table:table-cell>
          <table:table-cell office:value-type="float" office:value="0.003451" calcext:value-type="float">
            <text:p>0.003451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0.003427" calcext:value-type="float">
            <text:p>0.003427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3735" calcext:value-type="float">
            <text:p>0.00373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91500" calcext:value-type="float">
            <text:p>191500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192500" calcext:value-type="float">
            <text:p>192500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894" calcext:value-type="float">
            <text:p>0.00389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194500" calcext:value-type="float">
            <text:p>194500</text:p>
          </table:table-cell>
          <table:table-cell office:value-type="float" office:value="0.003507" calcext:value-type="float">
            <text:p>0.003507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95500" calcext:value-type="float">
            <text:p>195500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776" calcext:value-type="float">
            <text:p>0.00377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96500" calcext:value-type="float">
            <text:p>196500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0.003469" calcext:value-type="float">
            <text:p>0.003469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97500" calcext:value-type="float">
            <text:p>197500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3724" calcext:value-type="float">
            <text:p>0.003724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.003327" calcext:value-type="float">
            <text:p>0.003327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198500" calcext:value-type="float">
            <text:p>198500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0.003433" calcext:value-type="float">
            <text:p>0.003433</text:p>
          </table:table-cell>
          <table:table-cell office:value-type="float" office:value="0.003672" calcext:value-type="float">
            <text:p>0.003672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99500" calcext:value-type="float">
            <text:p>199500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937" calcext:value-type="float">
            <text:p>0.00393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00500" calcext:value-type="float">
            <text:p>200500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373" calcext:value-type="float">
            <text:p>0.003373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01500" calcext:value-type="float">
            <text:p>201500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0.003502" calcext:value-type="float">
            <text:p>0.003502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02500" calcext:value-type="float">
            <text:p>202500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03500" calcext:value-type="float">
            <text:p>203500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0.003425" calcext:value-type="float">
            <text:p>0.003425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04500" calcext:value-type="float">
            <text:p>204500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3469" calcext:value-type="float">
            <text:p>0.003469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float" office:value="0.003552" calcext:value-type="float">
            <text:p>0.003552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05500" calcext:value-type="float">
            <text:p>205500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0.003811" calcext:value-type="float">
            <text:p>0.00381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06500" calcext:value-type="float">
            <text:p>206500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207500" calcext:value-type="float">
            <text:p>207500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0.003445" calcext:value-type="float">
            <text:p>0.003445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08500" calcext:value-type="float">
            <text:p>208500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3923" calcext:value-type="float">
            <text:p>0.003923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209500" calcext:value-type="float">
            <text:p>209500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0.003645" calcext:value-type="float">
            <text:p>0.003645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003465" calcext:value-type="float">
            <text:p>0.003465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10500" calcext:value-type="float">
            <text:p>210500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11500" calcext:value-type="float">
            <text:p>211500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12500" calcext:value-type="float">
            <text:p>212500</text:p>
          </table:table-cell>
          <table:table-cell office:value-type="float" office:value="0.003151" calcext:value-type="float">
            <text:p>0.003151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13500" calcext:value-type="float">
            <text:p>213500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0.004081" calcext:value-type="float">
            <text:p>0.00408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14500" calcext:value-type="float">
            <text:p>214500</text:p>
          </table:table-cell>
          <table:table-cell office:value-type="float" office:value="0.003387" calcext:value-type="float">
            <text:p>0.003387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03851" calcext:value-type="float">
            <text:p>0.00385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0.003402" calcext:value-type="float">
            <text:p>0.003402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15500" calcext:value-type="float">
            <text:p>215500</text:p>
          </table:table-cell>
          <table:table-cell office:value-type="float" office:value="0.003427" calcext:value-type="float">
            <text:p>0.003427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4211" calcext:value-type="float">
            <text:p>0.00421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16500" calcext:value-type="float">
            <text:p>2165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0.003423" calcext:value-type="float">
            <text:p>0.003423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217500" calcext:value-type="float">
            <text:p>217500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18500" calcext:value-type="float">
            <text:p>218500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0.003425" calcext:value-type="float">
            <text:p>0.003425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19500" calcext:value-type="float">
            <text:p>219500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0.003814" calcext:value-type="float">
            <text:p>0.003814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20500" calcext:value-type="float">
            <text:p>220500</text:p>
          </table:table-cell>
          <table:table-cell office:value-type="float" office:value="0.003365" calcext:value-type="float">
            <text:p>0.003365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0.003339" calcext:value-type="float">
            <text:p>0.003339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221500" calcext:value-type="float">
            <text:p>221500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3848" calcext:value-type="float">
            <text:p>0.00384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22500" calcext:value-type="float">
            <text:p>222500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23500" calcext:value-type="float">
            <text:p>223500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224500" calcext:value-type="float">
            <text:p>224500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25500" calcext:value-type="float">
            <text:p>225500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3798" calcext:value-type="float">
            <text:p>0.003798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3963" calcext:value-type="float">
            <text:p>0.00396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26500" calcext:value-type="float">
            <text:p>226500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3735" calcext:value-type="float">
            <text:p>0.003735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27500" calcext:value-type="float">
            <text:p>227500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28500" calcext:value-type="float">
            <text:p>228500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29500" calcext:value-type="float">
            <text:p>229500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003279" calcext:value-type="float">
            <text:p>0.003279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30500" calcext:value-type="float">
            <text:p>230500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 office:value-type="float" office:value="0.003421" calcext:value-type="float">
            <text:p>0.003421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231500" calcext:value-type="float">
            <text:p>231500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0.003374" calcext:value-type="float">
            <text:p>0.003374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232500" calcext:value-type="float">
            <text:p>232500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 office:value-type="float" office:value="0.003456" calcext:value-type="float">
            <text:p>0.003456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783" calcext:value-type="float">
            <text:p>0.00378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33500" calcext:value-type="float">
            <text:p>233500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34500" calcext:value-type="float">
            <text:p>234500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235500" calcext:value-type="float">
            <text:p>235500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3331" calcext:value-type="float">
            <text:p>0.003331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36500" calcext:value-type="float">
            <text:p>236500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37500" calcext:value-type="float">
            <text:p>237500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553" calcext:value-type="float">
            <text:p>0.003553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0.003857" calcext:value-type="float">
            <text:p>0.003857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238500" calcext:value-type="float">
            <text:p>238500</text:p>
          </table:table-cell>
          <table:table-cell office:value-type="float" office:value="0.003361" calcext:value-type="float">
            <text:p>0.003361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.003623" calcext:value-type="float">
            <text:p>0.003623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39500" calcext:value-type="float">
            <text:p>239500</text:p>
          </table:table-cell>
          <table:table-cell office:value-type="float" office:value="0.003323" calcext:value-type="float">
            <text:p>0.003323</text:p>
          </table:table-cell>
          <table:table-cell office:value-type="float" office:value="0.003623" calcext:value-type="float">
            <text:p>0.003623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003424" calcext:value-type="float">
            <text:p>0.003424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240500" calcext:value-type="float">
            <text:p>240500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41500" calcext:value-type="float">
            <text:p>241500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0.003445" calcext:value-type="float">
            <text:p>0.003445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03819" calcext:value-type="float">
            <text:p>0.00381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42500" calcext:value-type="float">
            <text:p>242500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3715" calcext:value-type="float">
            <text:p>0.003715</text:p>
          </table:table-cell>
          <table:table-cell office:value-type="float" office:value="0.003845" calcext:value-type="float">
            <text:p>0.00384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43500" calcext:value-type="float">
            <text:p>2435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office:value-type="float" office:value="0.003337" calcext:value-type="float">
            <text:p>0.003337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44500" calcext:value-type="float">
            <text:p>244500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office:value-type="float" office:value="0.003466" calcext:value-type="float">
            <text:p>0.003466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45500" calcext:value-type="float">
            <text:p>245500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46500" calcext:value-type="float">
            <text:p>246500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 office:value-type="float" office:value="0.003372" calcext:value-type="float">
            <text:p>0.003372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47500" calcext:value-type="float">
            <text:p>247500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4063" calcext:value-type="float">
            <text:p>0.004063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 office:value-type="float" office:value="0.003464" calcext:value-type="float">
            <text:p>0.00346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48500" calcext:value-type="float">
            <text:p>248500</text:p>
          </table:table-cell>
          <table:table-cell office:value-type="float" office:value="0.003365" calcext:value-type="float">
            <text:p>0.003365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4091" calcext:value-type="float">
            <text:p>0.0040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49500" calcext:value-type="float">
            <text:p>249500</text:p>
          </table:table-cell>
          <table:table-cell office:value-type="float" office:value="0.003407" calcext:value-type="float">
            <text:p>0.003407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04145" calcext:value-type="float">
            <text:p>0.00414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50500" calcext:value-type="float">
            <text:p>250500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3997" calcext:value-type="float">
            <text:p>0.00399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003786" calcext:value-type="float">
            <text:p>0.00378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51500" calcext:value-type="float">
            <text:p>251500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52500" calcext:value-type="float">
            <text:p>252500</text:p>
          </table:table-cell>
          <table:table-cell office:value-type="float" office:value="0.003372" calcext:value-type="float">
            <text:p>0.003372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53500" calcext:value-type="float">
            <text:p>253500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 office:value-type="float" office:value="0.003291" calcext:value-type="float">
            <text:p>0.003291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54500" calcext:value-type="float">
            <text:p>254500</text:p>
          </table:table-cell>
          <table:table-cell office:value-type="float" office:value="0.003404" calcext:value-type="float">
            <text:p>0.003404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55500" calcext:value-type="float">
            <text:p>255500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256500" calcext:value-type="float">
            <text:p>256500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57500" calcext:value-type="float">
            <text:p>2575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58500" calcext:value-type="float">
            <text:p>258500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 office:value-type="float" office:value="0.003532" calcext:value-type="float">
            <text:p>0.003532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59500" calcext:value-type="float">
            <text:p>259500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60500" calcext:value-type="float">
            <text:p>260500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61500" calcext:value-type="float">
            <text:p>261500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3819" calcext:value-type="float">
            <text:p>0.00381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62500" calcext:value-type="float">
            <text:p>262500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3811" calcext:value-type="float">
            <text:p>0.00381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float" office:value="0.003128" calcext:value-type="float">
            <text:p>0.003128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63500" calcext:value-type="float">
            <text:p>263500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3979" calcext:value-type="float">
            <text:p>0.00397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64500" calcext:value-type="float">
            <text:p>2645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649" calcext:value-type="float">
            <text:p>0.003649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float" office:value="0.003226" calcext:value-type="float">
            <text:p>0.003226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65500" calcext:value-type="float">
            <text:p>265500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 office:value-type="float" office:value="0.003444" calcext:value-type="float">
            <text:p>0.003444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66500" calcext:value-type="float">
            <text:p>266500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0.003748" calcext:value-type="float">
            <text:p>0.003748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03505" calcext:value-type="float">
            <text:p>0.003505</text:p>
          </table:table-cell>
          <table:table-cell office:value-type="float" office:value="0.003805" calcext:value-type="float">
            <text:p>0.0038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267500" calcext:value-type="float">
            <text:p>267500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68500" calcext:value-type="float">
            <text:p>268500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69500" calcext:value-type="float">
            <text:p>269500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3848" calcext:value-type="float">
            <text:p>0.00384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70500" calcext:value-type="float">
            <text:p>270500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0.003346" calcext:value-type="float">
            <text:p>0.003346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3799" calcext:value-type="float">
            <text:p>0.003799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271500" calcext:value-type="float">
            <text:p>271500</text:p>
          </table:table-cell>
          <table:table-cell office:value-type="float" office:value="0.003487" calcext:value-type="float">
            <text:p>0.003487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72500" calcext:value-type="float">
            <text:p>272500</text:p>
          </table:table-cell>
          <table:table-cell office:value-type="float" office:value="0.003208" calcext:value-type="float">
            <text:p>0.003208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73500" calcext:value-type="float">
            <text:p>273500</text:p>
          </table:table-cell>
          <table:table-cell office:value-type="float" office:value="0.003477" calcext:value-type="float">
            <text:p>0.003477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274500" calcext:value-type="float">
            <text:p>274500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75500" calcext:value-type="float">
            <text:p>275500</text:p>
          </table:table-cell>
          <table:table-cell office:value-type="float" office:value="0.003201" calcext:value-type="float">
            <text:p>0.003201</text:p>
          </table:table-cell>
          <table:table-cell office:value-type="float" office:value="0.003458" calcext:value-type="float">
            <text:p>0.003458</text:p>
          </table:table-cell>
          <table:table-cell office:value-type="float" office:value="0.003866" calcext:value-type="float">
            <text:p>0.00386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76500" calcext:value-type="float">
            <text:p>276500</text:p>
          </table:table-cell>
          <table:table-cell office:value-type="float" office:value="0.003268" calcext:value-type="float">
            <text:p>0.003268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0.003799" calcext:value-type="float">
            <text:p>0.00379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77500" calcext:value-type="float">
            <text:p>277500</text:p>
          </table:table-cell>
          <table:table-cell office:value-type="float" office:value="0.003281" calcext:value-type="float">
            <text:p>0.003281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0.003748" calcext:value-type="float">
            <text:p>0.003748</text:p>
          </table:table-cell>
          <table:table-cell office:value-type="float" office:value="0.003636" calcext:value-type="float">
            <text:p>0.003636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278500" calcext:value-type="float">
            <text:p>278500</text:p>
          </table:table-cell>
          <table:table-cell office:value-type="float" office:value="0.003466" calcext:value-type="float">
            <text:p>0.003466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79500" calcext:value-type="float">
            <text:p>279500</text:p>
          </table:table-cell>
          <table:table-cell office:value-type="float" office:value="0.003399" calcext:value-type="float">
            <text:p>0.003399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003401" calcext:value-type="float">
            <text:p>0.003401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80500" calcext:value-type="float">
            <text:p>280500</text:p>
          </table:table-cell>
          <table:table-cell office:value-type="float" office:value="0.003566" calcext:value-type="float">
            <text:p>0.003566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81500" calcext:value-type="float">
            <text:p>281500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623" calcext:value-type="float">
            <text:p>0.003623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82500" calcext:value-type="float">
            <text:p>282500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283500" calcext:value-type="float">
            <text:p>283500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798" calcext:value-type="float">
            <text:p>0.003798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84500" calcext:value-type="float">
            <text:p>284500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0.003731" calcext:value-type="float">
            <text:p>0.003731</text:p>
          </table:table-cell>
          <table:table-cell office:value-type="float" office:value="0.004087" calcext:value-type="float">
            <text:p>0.00408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85500" calcext:value-type="float">
            <text:p>285500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286500" calcext:value-type="float">
            <text:p>286500</text:p>
          </table:table-cell>
          <table:table-cell office:value-type="float" office:value="0.003263" calcext:value-type="float">
            <text:p>0.003263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87500" calcext:value-type="float">
            <text:p>287500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0.003662" calcext:value-type="float">
            <text:p>0.003662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88500" calcext:value-type="float">
            <text:p>288500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0.003946" calcext:value-type="float">
            <text:p>0.00394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89500" calcext:value-type="float">
            <text:p>289500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003553" calcext:value-type="float">
            <text:p>0.003553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90500" calcext:value-type="float">
            <text:p>290500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.003847" calcext:value-type="float">
            <text:p>0.00384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91500" calcext:value-type="float">
            <text:p>291500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3797" calcext:value-type="float">
            <text:p>0.00379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 office:value-type="float" office:value="0.005572" calcext:value-type="float">
            <text:p>0.005572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92500" calcext:value-type="float">
            <text:p>292500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 office:value-type="float" office:value="0.003663" calcext:value-type="float">
            <text:p>0.003663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293500" calcext:value-type="float">
            <text:p>293500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663" calcext:value-type="float">
            <text:p>0.003663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 office:value-type="float" office:value="0.003393" calcext:value-type="float">
            <text:p>0.003393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94500" calcext:value-type="float">
            <text:p>294500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0.003566" calcext:value-type="float">
            <text:p>0.003566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3923" calcext:value-type="float">
            <text:p>0.003923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295500" calcext:value-type="float">
            <text:p>295500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296500" calcext:value-type="float">
            <text:p>296500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0.003649" calcext:value-type="float">
            <text:p>0.003649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97500" calcext:value-type="float">
            <text:p>297500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98500" calcext:value-type="float">
            <text:p>298500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 office:value-type="float" office:value="0.003269" calcext:value-type="float">
            <text:p>0.003269</text:p>
          </table:table-cell>
          <table:table-cell office:value-type="float" office:value="0.003502" calcext:value-type="float">
            <text:p>0.003502</text:p>
          </table:table-cell>
          <table:table-cell office:value-type="float" office:value="0.003936" calcext:value-type="float">
            <text:p>0.00393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299500" calcext:value-type="float">
            <text:p>299500</text:p>
          </table:table-cell>
          <table:table-cell office:value-type="float" office:value="0.003373" calcext:value-type="float">
            <text:p>0.003373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003774" calcext:value-type="float">
            <text:p>0.003774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00500" calcext:value-type="float">
            <text:p>300500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4119" calcext:value-type="float">
            <text:p>0.00411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01500" calcext:value-type="float">
            <text:p>301500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3532" calcext:value-type="float">
            <text:p>0.003532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02500" calcext:value-type="float">
            <text:p>302500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3502" calcext:value-type="float">
            <text:p>0.003502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03500" calcext:value-type="float">
            <text:p>303500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937" calcext:value-type="float">
            <text:p>0.00393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0.003281" calcext:value-type="float">
            <text:p>0.003281</text:p>
          </table:table-cell>
          <table:table-cell office:value-type="float" office:value="0.003715" calcext:value-type="float">
            <text:p>0.0037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04500" calcext:value-type="float">
            <text:p>304500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05500" calcext:value-type="float">
            <text:p>305500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979" calcext:value-type="float">
            <text:p>0.00397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06500" calcext:value-type="float">
            <text:p>306500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.004959" calcext:value-type="float">
            <text:p>0.004959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307500" calcext:value-type="float">
            <text:p>307500</text:p>
          </table:table-cell>
          <table:table-cell office:value-type="float" office:value="0.003448" calcext:value-type="float">
            <text:p>0.003448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08500" calcext:value-type="float">
            <text:p>308500</text:p>
          </table:table-cell>
          <table:table-cell office:value-type="float" office:value="0.003277" calcext:value-type="float">
            <text:p>0.003277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09500" calcext:value-type="float">
            <text:p>309500</text:p>
          </table:table-cell>
          <table:table-cell office:value-type="float" office:value="0.003505" calcext:value-type="float">
            <text:p>0.003505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.003743" calcext:value-type="float">
            <text:p>0.00374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10500" calcext:value-type="float">
            <text:p>310500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 office:value-type="float" office:value="0.002971" calcext:value-type="float">
            <text:p>0.002971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11500" calcext:value-type="float">
            <text:p>311500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0.003928" calcext:value-type="float">
            <text:p>0.003928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 office:value-type="float" office:value="0.003299" calcext:value-type="float">
            <text:p>0.003299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12500" calcext:value-type="float">
            <text:p>312500</text:p>
          </table:table-cell>
          <table:table-cell office:value-type="float" office:value="0.002952" calcext:value-type="float">
            <text:p>0.002952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3777" calcext:value-type="float">
            <text:p>0.003777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13500" calcext:value-type="float">
            <text:p>313500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314500" calcext:value-type="float">
            <text:p>314500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765" calcext:value-type="float">
            <text:p>0.00376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15500" calcext:value-type="float">
            <text:p>315500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3778" calcext:value-type="float">
            <text:p>0.00377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3758" calcext:value-type="float">
            <text:p>0.003758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316500" calcext:value-type="float">
            <text:p>316500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17500" calcext:value-type="float">
            <text:p>317500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 office:value-type="float" office:value="0.003314" calcext:value-type="float">
            <text:p>0.003314</text:p>
          </table:table-cell>
          <table:table-cell office:value-type="float" office:value="0.003645" calcext:value-type="float">
            <text:p>0.003645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18500" calcext:value-type="float">
            <text:p>318500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19500" calcext:value-type="float">
            <text:p>319500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0.003794" calcext:value-type="float">
            <text:p>0.003794</text:p>
          </table:table-cell>
          <table:table-cell office:value-type="float" office:value="0.003851" calcext:value-type="float">
            <text:p>0.00385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20500" calcext:value-type="float">
            <text:p>320500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0.003445" calcext:value-type="float">
            <text:p>0.003445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21500" calcext:value-type="float">
            <text:p>3215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22500" calcext:value-type="float">
            <text:p>322500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23500" calcext:value-type="float">
            <text:p>323500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736" calcext:value-type="float">
            <text:p>0.00373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24500" calcext:value-type="float">
            <text:p>324500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998" calcext:value-type="float">
            <text:p>0.003998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25500" calcext:value-type="float">
            <text:p>325500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26500" calcext:value-type="float">
            <text:p>326500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.000033" calcext:value-type="float">
            <text:p>3.3E-05</text:p>
          </table:table-cell>
        </table:table-row>
        <table:table-row table:style-name="ro1">
          <table:table-cell office:value-type="float" office:value="327500" calcext:value-type="float">
            <text:p>327500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3663" calcext:value-type="float">
            <text:p>0.003663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28500" calcext:value-type="float">
            <text:p>328500</text:p>
          </table:table-cell>
          <table:table-cell office:value-type="float" office:value="0.003159" calcext:value-type="float">
            <text:p>0.003159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29500" calcext:value-type="float">
            <text:p>329500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645" calcext:value-type="float">
            <text:p>0.003645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03798" calcext:value-type="float">
            <text:p>0.00379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30500" calcext:value-type="float">
            <text:p>330500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31500" calcext:value-type="float">
            <text:p>331500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32500" calcext:value-type="float">
            <text:p>332500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0.003799" calcext:value-type="float">
            <text:p>0.00379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33500" calcext:value-type="float">
            <text:p>333500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0.003649" calcext:value-type="float">
            <text:p>0.003649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34500" calcext:value-type="float">
            <text:p>334500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35500" calcext:value-type="float">
            <text:p>335500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 office:value-type="float" office:value="0.003424" calcext:value-type="float">
            <text:p>0.003424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36500" calcext:value-type="float">
            <text:p>336500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414" calcext:value-type="float">
            <text:p>0.003414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37500" calcext:value-type="float">
            <text:p>337500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38500" calcext:value-type="float">
            <text:p>338500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39500" calcext:value-type="float">
            <text:p>339500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0.003372" calcext:value-type="float">
            <text:p>0.003372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40500" calcext:value-type="float">
            <text:p>340500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0.003389" calcext:value-type="float">
            <text:p>0.003389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41500" calcext:value-type="float">
            <text:p>341500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803" calcext:value-type="float">
            <text:p>0.00380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42500" calcext:value-type="float">
            <text:p>342500</text:p>
          </table:table-cell>
          <table:table-cell office:value-type="float" office:value="0.003436" calcext:value-type="float">
            <text:p>0.003436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43500" calcext:value-type="float">
            <text:p>3435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44500" calcext:value-type="float">
            <text:p>344500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3807" calcext:value-type="float">
            <text:p>0.00380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45500" calcext:value-type="float">
            <text:p>345500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46500" calcext:value-type="float">
            <text:p>346500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 office:value-type="float" office:value="0.003507" calcext:value-type="float">
            <text:p>0.003507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347500" calcext:value-type="float">
            <text:p>347500</text:p>
          </table:table-cell>
          <table:table-cell office:value-type="float" office:value="0.003553" calcext:value-type="float">
            <text:p>0.003553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3794" calcext:value-type="float">
            <text:p>0.00379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48500" calcext:value-type="float">
            <text:p>348500</text:p>
          </table:table-cell>
          <table:table-cell table:number-columns-repeated="2" office:value-type="float" office:value="0.003556" calcext:value-type="float">
            <text:p>0.003556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3777" calcext:value-type="float">
            <text:p>0.003777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49500" calcext:value-type="float">
            <text:p>349500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988" calcext:value-type="float">
            <text:p>0.003988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50500" calcext:value-type="float">
            <text:p>350500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668" calcext:value-type="float">
            <text:p>0.003668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51500" calcext:value-type="float">
            <text:p>351500</text:p>
          </table:table-cell>
          <table:table-cell office:value-type="float" office:value="0.003354" calcext:value-type="float">
            <text:p>0.003354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52500" calcext:value-type="float">
            <text:p>352500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03715" calcext:value-type="float">
            <text:p>0.003715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 office:value-type="float" office:value="0.003257" calcext:value-type="float">
            <text:p>0.003257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53500" calcext:value-type="float">
            <text:p>353500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54500" calcext:value-type="float">
            <text:p>354500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55500" calcext:value-type="float">
            <text:p>355500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 office:value-type="float" office:value="0.003304" calcext:value-type="float">
            <text:p>0.003304</text:p>
          </table:table-cell>
          <table:table-cell office:value-type="float" office:value="0.003645" calcext:value-type="float">
            <text:p>0.003645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56500" calcext:value-type="float">
            <text:p>356500</text:p>
          </table:table-cell>
          <table:table-cell office:value-type="float" office:value="0.003566" calcext:value-type="float">
            <text:p>0.003566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0.003649" calcext:value-type="float">
            <text:p>0.003649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57500" calcext:value-type="float">
            <text:p>357500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358500" calcext:value-type="float">
            <text:p>358500</text:p>
          </table:table-cell>
          <table:table-cell office:value-type="float" office:value="0.003394" calcext:value-type="float">
            <text:p>0.003394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59500" calcext:value-type="float">
            <text:p>359500</text:p>
          </table:table-cell>
          <table:table-cell office:value-type="float" office:value="0.003054" calcext:value-type="float">
            <text:p>0.003054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991" calcext:value-type="float">
            <text:p>0.0039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60500" calcext:value-type="float">
            <text:p>360500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61500" calcext:value-type="float">
            <text:p>361500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4135" calcext:value-type="float">
            <text:p>0.00413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62500" calcext:value-type="float">
            <text:p>362500</text:p>
          </table:table-cell>
          <table:table-cell office:value-type="float" office:value="0.003438" calcext:value-type="float">
            <text:p>0.003438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63500" calcext:value-type="float">
            <text:p>363500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 office:value-type="float" office:value="0.003415" calcext:value-type="float">
            <text:p>0.003415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64500" calcext:value-type="float">
            <text:p>364500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3936" calcext:value-type="float">
            <text:p>0.00393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65500" calcext:value-type="float">
            <text:p>365500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 office:value-type="float" office:value="0.003374" calcext:value-type="float">
            <text:p>0.003374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66500" calcext:value-type="float">
            <text:p>366500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 office:value-type="float" office:value="0.003436" calcext:value-type="float">
            <text:p>0.003436</text:p>
          </table:table-cell>
          <table:table-cell office:value-type="float" office:value="0.003339" calcext:value-type="float">
            <text:p>0.003339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67500" calcext:value-type="float">
            <text:p>367500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885" calcext:value-type="float">
            <text:p>0.0038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368500" calcext:value-type="float">
            <text:p>368500</text:p>
          </table:table-cell>
          <table:table-cell office:value-type="float" office:value="0.003246" calcext:value-type="float">
            <text:p>0.003246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.003017" calcext:value-type="float">
            <text:p>0.003017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69500" calcext:value-type="float">
            <text:p>369500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.003799" calcext:value-type="float">
            <text:p>0.00379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0.003243" calcext:value-type="float">
            <text:p>0.003243</text:p>
          </table:table-cell>
          <table:table-cell office:value-type="float" office:value="0.004018" calcext:value-type="float">
            <text:p>0.0040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70500" calcext:value-type="float">
            <text:p>370500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3724" calcext:value-type="float">
            <text:p>0.00372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71500" calcext:value-type="float">
            <text:p>371500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72500" calcext:value-type="float">
            <text:p>372500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3429" calcext:value-type="float">
            <text:p>0.003429</text:p>
          </table:table-cell>
          <table:table-cell office:value-type="float" office:value="0.003948" calcext:value-type="float">
            <text:p>0.003948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 office:value-type="float" office:value="0.003274" calcext:value-type="float">
            <text:p>0.003274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73500" calcext:value-type="float">
            <text:p>373500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3698" calcext:value-type="float">
            <text:p>0.003698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74500" calcext:value-type="float">
            <text:p>374500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75500" calcext:value-type="float">
            <text:p>375500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76500" calcext:value-type="float">
            <text:p>376500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981" calcext:value-type="float">
            <text:p>0.0039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77500" calcext:value-type="float">
            <text:p>377500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 office:value-type="float" office:value="0.003456" calcext:value-type="float">
            <text:p>0.003456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78500" calcext:value-type="float">
            <text:p>378500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0.003894" calcext:value-type="float">
            <text:p>0.00389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79500" calcext:value-type="float">
            <text:p>379500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3848" calcext:value-type="float">
            <text:p>0.00384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80500" calcext:value-type="float">
            <text:p>380500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978" calcext:value-type="float">
            <text:p>0.0039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81500" calcext:value-type="float">
            <text:p>381500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03662" calcext:value-type="float">
            <text:p>0.003662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82500" calcext:value-type="float">
            <text:p>382500</text:p>
          </table:table-cell>
          <table:table-cell office:value-type="float" office:value="0.004059" calcext:value-type="float">
            <text:p>0.004059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83500" calcext:value-type="float">
            <text:p>383500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 office:value-type="float" office:value="0.003464" calcext:value-type="float">
            <text:p>0.003464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84500" calcext:value-type="float">
            <text:p>384500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85500" calcext:value-type="float">
            <text:p>385500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86500" calcext:value-type="float">
            <text:p>386500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03988" calcext:value-type="float">
            <text:p>0.00398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87500" calcext:value-type="float">
            <text:p>387500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88500" calcext:value-type="float">
            <text:p>388500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89500" calcext:value-type="float">
            <text:p>389500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90500" calcext:value-type="float">
            <text:p>390500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391500" calcext:value-type="float">
            <text:p>391500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936" calcext:value-type="float">
            <text:p>0.00393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92500" calcext:value-type="float">
            <text:p>392500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93500" calcext:value-type="float">
            <text:p>393500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94500" calcext:value-type="float">
            <text:p>394500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 office:value-type="float" office:value="0.003366" calcext:value-type="float">
            <text:p>0.003366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95500" calcext:value-type="float">
            <text:p>395500</text:p>
          </table:table-cell>
          <table:table-cell office:value-type="float" office:value="0.003465" calcext:value-type="float">
            <text:p>0.003465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0.004001" calcext:value-type="float">
            <text:p>0.00400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 office:value-type="float" office:value="0.003175" calcext:value-type="float">
            <text:p>0.003175</text:p>
          </table:table-cell>
          <table:table-cell office:value-type="float" office:value="0.003553" calcext:value-type="float">
            <text:p>0.003553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96500" calcext:value-type="float">
            <text:p>396500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 office:value-type="float" office:value="0.003335" calcext:value-type="float">
            <text:p>0.003335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97500" calcext:value-type="float">
            <text:p>397500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3993" calcext:value-type="float">
            <text:p>0.0039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398500" calcext:value-type="float">
            <text:p>398500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399500" calcext:value-type="float">
            <text:p>399500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00500" calcext:value-type="float">
            <text:p>400500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 office:value-type="float" office:value="0.003319" calcext:value-type="float">
            <text:p>0.003319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01500" calcext:value-type="float">
            <text:p>401500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3923" calcext:value-type="float">
            <text:p>0.00392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02500" calcext:value-type="float">
            <text:p>402500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3959" calcext:value-type="float">
            <text:p>0.00395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03500" calcext:value-type="float">
            <text:p>403500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04500" calcext:value-type="float">
            <text:p>404500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3857" calcext:value-type="float">
            <text:p>0.00385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05500" calcext:value-type="float">
            <text:p>405500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3412" calcext:value-type="float">
            <text:p>0.003412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969" calcext:value-type="float">
            <text:p>0.00396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06500" calcext:value-type="float">
            <text:p>406500</text:p>
          </table:table-cell>
          <table:table-cell office:value-type="float" office:value="0.003553" calcext:value-type="float">
            <text:p>0.003553</text:p>
          </table:table-cell>
          <table:table-cell office:value-type="float" office:value="0.003724" calcext:value-type="float">
            <text:p>0.003724</text:p>
          </table:table-cell>
          <table:table-cell office:value-type="float" office:value="0.004011" calcext:value-type="float">
            <text:p>0.00401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 office:value-type="float" office:value="0.003407" calcext:value-type="float">
            <text:p>0.003407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07500" calcext:value-type="float">
            <text:p>407500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805" calcext:value-type="float">
            <text:p>0.0038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408500" calcext:value-type="float">
            <text:p>408500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09500" calcext:value-type="float">
            <text:p>409500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0.003375" calcext:value-type="float">
            <text:p>0.003375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10500" calcext:value-type="float">
            <text:p>410500</text:p>
          </table:table-cell>
          <table:table-cell office:value-type="float" office:value="0.003396" calcext:value-type="float">
            <text:p>0.003396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3979" calcext:value-type="float">
            <text:p>0.003979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411500" calcext:value-type="float">
            <text:p>411500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12500" calcext:value-type="float">
            <text:p>412500</text:p>
          </table:table-cell>
          <table:table-cell office:value-type="float" office:value="0.003425" calcext:value-type="float">
            <text:p>0.003425</text:p>
          </table:table-cell>
          <table:table-cell office:value-type="float" office:value="0.003649" calcext:value-type="float">
            <text:p>0.003649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 office:value-type="float" office:value="0.003131" calcext:value-type="float">
            <text:p>0.003131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13500" calcext:value-type="float">
            <text:p>413500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14500" calcext:value-type="float">
            <text:p>414500</text:p>
          </table:table-cell>
          <table:table-cell office:value-type="float" office:value="0.003312" calcext:value-type="float">
            <text:p>0.003312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15500" calcext:value-type="float">
            <text:p>415500</text:p>
          </table:table-cell>
          <table:table-cell office:value-type="float" office:value="0.003321" calcext:value-type="float">
            <text:p>0.003321</text:p>
          </table:table-cell>
          <table:table-cell office:value-type="float" office:value="0.003668" calcext:value-type="float">
            <text:p>0.003668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 office:value-type="float" office:value="0.003503" calcext:value-type="float">
            <text:p>0.003503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16500" calcext:value-type="float">
            <text:p>416500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 office:value-type="float" office:value="0.003427" calcext:value-type="float">
            <text:p>0.003427</text:p>
          </table:table-cell>
          <table:table-cell office:value-type="float" office:value="0.003464" calcext:value-type="float">
            <text:p>0.003464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17500" calcext:value-type="float">
            <text:p>417500</text:p>
          </table:table-cell>
          <table:table-cell office:value-type="float" office:value="0.003393" calcext:value-type="float">
            <text:p>0.003393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18500" calcext:value-type="float">
            <text:p>418500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.003731" calcext:value-type="float">
            <text:p>0.003731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19500" calcext:value-type="float">
            <text:p>419500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20500" calcext:value-type="float">
            <text:p>420500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4046" calcext:value-type="float">
            <text:p>0.00404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421500" calcext:value-type="float">
            <text:p>421500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22500" calcext:value-type="float">
            <text:p>422500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23500" calcext:value-type="float">
            <text:p>423500</text:p>
          </table:table-cell>
          <table:table-cell office:value-type="float" office:value="0.003477" calcext:value-type="float">
            <text:p>0.003477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4075" calcext:value-type="float">
            <text:p>0.00407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24500" calcext:value-type="float">
            <text:p>424500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25500" calcext:value-type="float">
            <text:p>425500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26500" calcext:value-type="float">
            <text:p>426500</text:p>
          </table:table-cell>
          <table:table-cell office:value-type="float" office:value="0.003464" calcext:value-type="float">
            <text:p>0.003464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0.003429" calcext:value-type="float">
            <text:p>0.003429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27500" calcext:value-type="float">
            <text:p>427500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28500" calcext:value-type="float">
            <text:p>428500</text:p>
          </table:table-cell>
          <table:table-cell office:value-type="float" office:value="0.003365" calcext:value-type="float">
            <text:p>0.003365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03326" calcext:value-type="float">
            <text:p>0.003326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0049" calcext:value-type="float">
            <text:p>4.9E-05</text:p>
          </table:table-cell>
        </table:table-row>
        <table:table-row table:style-name="ro1">
          <table:table-cell office:value-type="float" office:value="429500" calcext:value-type="float">
            <text:p>429500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0.003421" calcext:value-type="float">
            <text:p>0.003421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30500" calcext:value-type="float">
            <text:p>430500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4009" calcext:value-type="float">
            <text:p>0.00400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0.004048" calcext:value-type="float">
            <text:p>0.00404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31500" calcext:value-type="float">
            <text:p>431500</text:p>
          </table:table-cell>
          <table:table-cell office:value-type="float" office:value="0.003396" calcext:value-type="float">
            <text:p>0.003396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32500" calcext:value-type="float">
            <text:p>432500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33500" calcext:value-type="float">
            <text:p>433500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4122" calcext:value-type="float">
            <text:p>0.00412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 office:value-type="float" office:value="0.003532" calcext:value-type="float">
            <text:p>0.00353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34500" calcext:value-type="float">
            <text:p>434500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.003343" calcext:value-type="float">
            <text:p>0.003343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35500" calcext:value-type="float">
            <text:p>435500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245" calcext:value-type="float">
            <text:p>0.003245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36500" calcext:value-type="float">
            <text:p>436500</text:p>
          </table:table-cell>
          <table:table-cell office:value-type="float" office:value="0.003502" calcext:value-type="float">
            <text:p>0.003502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004066" calcext:value-type="float">
            <text:p>0.004066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37500" calcext:value-type="float">
            <text:p>437500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38500" calcext:value-type="float">
            <text:p>438500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39500" calcext:value-type="float">
            <text:p>439500</text:p>
          </table:table-cell>
          <table:table-cell office:value-type="float" office:value="0.005378" calcext:value-type="float">
            <text:p>0.005378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40500" calcext:value-type="float">
            <text:p>440500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4066" calcext:value-type="float">
            <text:p>0.00406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 office:value-type="float" office:value="0.003393" calcext:value-type="float">
            <text:p>0.003393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4087" calcext:value-type="float">
            <text:p>0.0040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41500" calcext:value-type="float">
            <text:p>4415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905" calcext:value-type="float">
            <text:p>0.0039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42500" calcext:value-type="float">
            <text:p>442500</text:p>
          </table:table-cell>
          <table:table-cell office:value-type="float" office:value="0.003369" calcext:value-type="float">
            <text:p>0.003369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 office:value-type="float" office:value="0.003373" calcext:value-type="float">
            <text:p>0.003373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928" calcext:value-type="float">
            <text:p>0.00392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43500" calcext:value-type="float">
            <text:p>443500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3811" calcext:value-type="float">
            <text:p>0.00381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444500" calcext:value-type="float">
            <text:p>444500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0034" calcext:value-type="float">
            <text:p>3.4E-05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 office:value-type="float" office:value="0.003451" calcext:value-type="float">
            <text:p>0.003451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45500" calcext:value-type="float">
            <text:p>445500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408" calcext:value-type="float">
            <text:p>0.0040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46500" calcext:value-type="float">
            <text:p>446500</text:p>
          </table:table-cell>
          <table:table-cell office:value-type="float" office:value="0.003381" calcext:value-type="float">
            <text:p>0.003381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47500" calcext:value-type="float">
            <text:p>447500</text:p>
          </table:table-cell>
          <table:table-cell office:value-type="float" office:value="0.003341" calcext:value-type="float">
            <text:p>0.003341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03427" calcext:value-type="float">
            <text:p>0.003427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48500" calcext:value-type="float">
            <text:p>448500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3946" calcext:value-type="float">
            <text:p>0.00394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49500" calcext:value-type="float">
            <text:p>449500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003715" calcext:value-type="float">
            <text:p>0.003715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50500" calcext:value-type="float">
            <text:p>450500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979" calcext:value-type="float">
            <text:p>0.003979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754" calcext:value-type="float">
            <text:p>0.00375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51500" calcext:value-type="float">
            <text:p>451500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52500" calcext:value-type="float">
            <text:p>452500</text:p>
          </table:table-cell>
          <table:table-cell office:value-type="float" office:value="0.003414" calcext:value-type="float">
            <text:p>0.003414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3981" calcext:value-type="float">
            <text:p>0.003981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53500" calcext:value-type="float">
            <text:p>453500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4016" calcext:value-type="float">
            <text:p>0.00401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 office:value-type="float" office:value="0.003505" calcext:value-type="float">
            <text:p>0.003505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.003952" calcext:value-type="float">
            <text:p>0.003952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454500" calcext:value-type="float">
            <text:p>454500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996" calcext:value-type="float">
            <text:p>0.00399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 office:value-type="float" office:value="0.003811" calcext:value-type="float">
            <text:p>0.003811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3814" calcext:value-type="float">
            <text:p>0.00381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55500" calcext:value-type="float">
            <text:p>455500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 office:value-type="float" office:value="0.003636" calcext:value-type="float">
            <text:p>0.003636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56500" calcext:value-type="float">
            <text:p>456500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0.003624" calcext:value-type="float">
            <text:p>0.003624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3851" calcext:value-type="float">
            <text:p>0.00385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457500" calcext:value-type="float">
            <text:p>457500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3623" calcext:value-type="float">
            <text:p>0.003623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58500" calcext:value-type="float">
            <text:p>458500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857" calcext:value-type="float">
            <text:p>0.003857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459500" calcext:value-type="float">
            <text:p>459500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0.003566" calcext:value-type="float">
            <text:p>0.003566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60500" calcext:value-type="float">
            <text:p>460500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61500" calcext:value-type="float">
            <text:p>461500</text:p>
          </table:table-cell>
          <table:table-cell office:value-type="float" office:value="0.003451" calcext:value-type="float">
            <text:p>0.003451</text:p>
          </table:table-cell>
          <table:table-cell office:value-type="float" office:value="0.003738" calcext:value-type="float">
            <text:p>0.003738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668" calcext:value-type="float">
            <text:p>0.003668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62500" calcext:value-type="float">
            <text:p>462500</text:p>
          </table:table-cell>
          <table:table-cell office:value-type="float" office:value="0.003433" calcext:value-type="float">
            <text:p>0.003433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3783" calcext:value-type="float">
            <text:p>0.00378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63500" calcext:value-type="float">
            <text:p>463500</text:p>
          </table:table-cell>
          <table:table-cell office:value-type="float" office:value="0.003462" calcext:value-type="float">
            <text:p>0.003462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464500" calcext:value-type="float">
            <text:p>464500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3969" calcext:value-type="float">
            <text:p>0.003969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981" calcext:value-type="float">
            <text:p>0.00398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65500" calcext:value-type="float">
            <text:p>465500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66500" calcext:value-type="float">
            <text:p>466500</text:p>
          </table:table-cell>
          <table:table-cell office:value-type="float" office:value="0.003274" calcext:value-type="float">
            <text:p>0.003274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4203" calcext:value-type="float">
            <text:p>0.00420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67500" calcext:value-type="float">
            <text:p>467500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3636" calcext:value-type="float">
            <text:p>0.00363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 office:value-type="float" office:value="0.003532" calcext:value-type="float">
            <text:p>0.003532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68500" calcext:value-type="float">
            <text:p>468500</text:p>
          </table:table-cell>
          <table:table-cell office:value-type="float" office:value="0.003503" calcext:value-type="float">
            <text:p>0.003503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69500" calcext:value-type="float">
            <text:p>469500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70500" calcext:value-type="float">
            <text:p>470500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71500" calcext:value-type="float">
            <text:p>471500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72500" calcext:value-type="float">
            <text:p>472500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0.003966" calcext:value-type="float">
            <text:p>0.00396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73500" calcext:value-type="float">
            <text:p>473500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3969" calcext:value-type="float">
            <text:p>0.003969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 office:value-type="float" office:value="0.003329" calcext:value-type="float">
            <text:p>0.003329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74500" calcext:value-type="float">
            <text:p>474500</text:p>
          </table:table-cell>
          <table:table-cell office:value-type="float" office:value="0.003312" calcext:value-type="float">
            <text:p>0.003312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3465" calcext:value-type="float">
            <text:p>0.003465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475500" calcext:value-type="float">
            <text:p>475500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3754" calcext:value-type="float">
            <text:p>0.003754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76500" calcext:value-type="float">
            <text:p>476500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77500" calcext:value-type="float">
            <text:p>477500</text:p>
          </table:table-cell>
          <table:table-cell office:value-type="float" office:value="0.003394" calcext:value-type="float">
            <text:p>0.003394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261" calcext:value-type="float">
            <text:p>0.003261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78500" calcext:value-type="float">
            <text:p>478500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 office:value-type="float" office:value="0.003372" calcext:value-type="float">
            <text:p>0.003372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79500" calcext:value-type="float">
            <text:p>479500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80500" calcext:value-type="float">
            <text:p>480500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003743" calcext:value-type="float">
            <text:p>0.003743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481500" calcext:value-type="float">
            <text:p>481500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 office:value-type="float" office:value="0.003507" calcext:value-type="float">
            <text:p>0.003507</text:p>
          </table:table-cell>
          <table:table-cell office:value-type="float" office:value="0.003672" calcext:value-type="float">
            <text:p>0.003672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82500" calcext:value-type="float">
            <text:p>482500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483500" calcext:value-type="float">
            <text:p>483500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006" calcext:value-type="float">
            <text:p>6E-05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484500" calcext:value-type="float">
            <text:p>484500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3469" calcext:value-type="float">
            <text:p>0.003469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85500" calcext:value-type="float">
            <text:p>485500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486500" calcext:value-type="float">
            <text:p>486500</text:p>
          </table:table-cell>
          <table:table-cell office:value-type="float" office:value="0.003566" calcext:value-type="float">
            <text:p>0.003566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0035" calcext:value-type="float">
            <text:p>3.5E-05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 office:value-type="float" office:value="0.003366" calcext:value-type="float">
            <text:p>0.003366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87500" calcext:value-type="float">
            <text:p>487500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88500" calcext:value-type="float">
            <text:p>488500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783" calcext:value-type="float">
            <text:p>0.003783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89500" calcext:value-type="float">
            <text:p>489500</text:p>
          </table:table-cell>
          <table:table-cell office:value-type="float" office:value="0.003229" calcext:value-type="float">
            <text:p>0.003229</text:p>
          </table:table-cell>
          <table:table-cell office:value-type="float" office:value="0.003979" calcext:value-type="float">
            <text:p>0.003979</text:p>
          </table:table-cell>
          <table:table-cell office:value-type="float" office:value="0.003977" calcext:value-type="float">
            <text:p>0.0039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90500" calcext:value-type="float">
            <text:p>4905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 office:value-type="float" office:value="0.003636" calcext:value-type="float">
            <text:p>0.003636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91500" calcext:value-type="float">
            <text:p>491500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92500" calcext:value-type="float">
            <text:p>492500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4009" calcext:value-type="float">
            <text:p>0.00400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93500" calcext:value-type="float">
            <text:p>493500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94500" calcext:value-type="float">
            <text:p>494500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95500" calcext:value-type="float">
            <text:p>495500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96500" calcext:value-type="float">
            <text:p>496500</text:p>
          </table:table-cell>
          <table:table-cell office:value-type="float" office:value="0.003477" calcext:value-type="float">
            <text:p>0.003477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991" calcext:value-type="float">
            <text:p>0.0039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97500" calcext:value-type="float">
            <text:p>497500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4093" calcext:value-type="float">
            <text:p>0.0040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98500" calcext:value-type="float">
            <text:p>498500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 office:value-type="float" office:value="0.003374" calcext:value-type="float">
            <text:p>0.003374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99500" calcext:value-type="float">
            <text:p>499500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662" calcext:value-type="float">
            <text:p>0.003662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3977" calcext:value-type="float">
            <text:p>0.0039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00500" calcext:value-type="float">
            <text:p>500500</text:p>
          </table:table-cell>
          <table:table-cell office:value-type="float" office:value="0.003415" calcext:value-type="float">
            <text:p>0.003415</text:p>
          </table:table-cell>
          <table:table-cell office:value-type="float" office:value="0.003414" calcext:value-type="float">
            <text:p>0.003414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01000" calcext:value-type="float">
            <text:p>501000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0.003645" calcext:value-type="float">
            <text:p>0.003645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01500" calcext:value-type="float">
            <text:p>501500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02000" calcext:value-type="float">
            <text:p>502000</text:p>
          </table:table-cell>
          <table:table-cell office:value-type="float" office:value="0.003382" calcext:value-type="float">
            <text:p>0.003382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02500" calcext:value-type="float">
            <text:p>502500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03000" calcext:value-type="float">
            <text:p>503000</text:p>
          </table:table-cell>
          <table:table-cell office:value-type="float" office:value="0.003438" calcext:value-type="float">
            <text:p>0.003438</text:p>
          </table:table-cell>
          <table:table-cell office:value-type="float" office:value="0.003698" calcext:value-type="float">
            <text:p>0.003698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03500" calcext:value-type="float">
            <text:p>503500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04000" calcext:value-type="float">
            <text:p>504000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04500" calcext:value-type="float">
            <text:p>504500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05000" calcext:value-type="float">
            <text:p>505000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05500" calcext:value-type="float">
            <text:p>505500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3952" calcext:value-type="float">
            <text:p>0.003952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06000" calcext:value-type="float">
            <text:p>506000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06500" calcext:value-type="float">
            <text:p>506500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0.003306" calcext:value-type="float">
            <text:p>0.003306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07000" calcext:value-type="float">
            <text:p>507000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507500" calcext:value-type="float">
            <text:p>507500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08500" calcext:value-type="float">
            <text:p>508500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505" calcext:value-type="float">
            <text:p>0.003505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09000" calcext:value-type="float">
            <text:p>509000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09500" calcext:value-type="float">
            <text:p>509500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0.003333" calcext:value-type="float">
            <text:p>0.003333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10500" calcext:value-type="float">
            <text:p>510500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11000" calcext:value-type="float">
            <text:p>511000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3777" calcext:value-type="float">
            <text:p>0.0037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11500" calcext:value-type="float">
            <text:p>5115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03624" calcext:value-type="float">
            <text:p>0.003624</text:p>
          </table:table-cell>
          <table:table-cell office:value-type="float" office:value="0.003724" calcext:value-type="float">
            <text:p>0.003724</text:p>
          </table:table-cell>
          <table:table-cell office:value-type="float" office:value="0.000046" calcext:value-type="float">
            <text:p>4.6E-05</text:p>
          </table:table-cell>
        </table:table-row>
        <table:table-row table:style-name="ro1">
          <table:table-cell office:value-type="float" office:value="512500" calcext:value-type="float">
            <text:p>512500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0039" calcext:value-type="float">
            <text:p>3.9E-05</text:p>
          </table:table-cell>
        </table:table-row>
        <table:table-row table:style-name="ro1">
          <table:table-cell office:value-type="float" office:value="513000" calcext:value-type="float">
            <text:p>513000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968" calcext:value-type="float">
            <text:p>0.00396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13500" calcext:value-type="float">
            <text:p>513500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0.003736" calcext:value-type="float">
            <text:p>0.003736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514000" calcext:value-type="float">
            <text:p>514000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514500" calcext:value-type="float">
            <text:p>514500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3946" calcext:value-type="float">
            <text:p>0.00394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15500" calcext:value-type="float">
            <text:p>515500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16000" calcext:value-type="float">
            <text:p>516000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16500" calcext:value-type="float">
            <text:p>516500</text:p>
          </table:table-cell>
          <table:table-cell office:value-type="float" office:value="0.003316" calcext:value-type="float">
            <text:p>0.003316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17000" calcext:value-type="float">
            <text:p>517000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517500" calcext:value-type="float">
            <text:p>517500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18000" calcext:value-type="float">
            <text:p>518000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18500" calcext:value-type="float">
            <text:p>518500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19000" calcext:value-type="float">
            <text:p>519000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19500" calcext:value-type="float">
            <text:p>519500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20500" calcext:value-type="float">
            <text:p>520500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521000" calcext:value-type="float">
            <text:p>521000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0.003444" calcext:value-type="float">
            <text:p>0.003444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21500" calcext:value-type="float">
            <text:p>521500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22000" calcext:value-type="float">
            <text:p>522000</text:p>
          </table:table-cell>
          <table:table-cell office:value-type="float" office:value="0.003389" calcext:value-type="float">
            <text:p>0.003389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3902" calcext:value-type="float">
            <text:p>0.00390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22500" calcext:value-type="float">
            <text:p>522500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0.003736" calcext:value-type="float">
            <text:p>0.003736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23000" calcext:value-type="float">
            <text:p>523000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23500" calcext:value-type="float">
            <text:p>523500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524000" calcext:value-type="float">
            <text:p>524000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724" calcext:value-type="float">
            <text:p>0.003724</text:p>
          </table:table-cell>
          <table:table-cell office:value-type="float" office:value="0.003939" calcext:value-type="float">
            <text:p>0.00393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24500" calcext:value-type="float">
            <text:p>524500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905" calcext:value-type="float">
            <text:p>0.0039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25000" calcext:value-type="float">
            <text:p>525000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25500" calcext:value-type="float">
            <text:p>525500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3393" calcext:value-type="float">
            <text:p>0.003393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26000" calcext:value-type="float">
            <text:p>526000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26500" calcext:value-type="float">
            <text:p>526500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27000" calcext:value-type="float">
            <text:p>527000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27500" calcext:value-type="float">
            <text:p>527500</text:p>
          </table:table-cell>
          <table:table-cell office:value-type="float" office:value="0.003487" calcext:value-type="float">
            <text:p>0.003487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28000" calcext:value-type="float">
            <text:p>528000</text:p>
          </table:table-cell>
          <table:table-cell office:value-type="float" office:value="0.003259" calcext:value-type="float">
            <text:p>0.003259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28500" calcext:value-type="float">
            <text:p>528500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29000" calcext:value-type="float">
            <text:p>529000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0.003218" calcext:value-type="float">
            <text:p>0.003218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29500" calcext:value-type="float">
            <text:p>529500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982" calcext:value-type="float">
            <text:p>0.0039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30500" calcext:value-type="float">
            <text:p>530500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3952" calcext:value-type="float">
            <text:p>0.003952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531000" calcext:value-type="float">
            <text:p>531000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31500" calcext:value-type="float">
            <text:p>531500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32000" calcext:value-type="float">
            <text:p>532000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503" calcext:value-type="float">
            <text:p>0.003503</text:p>
          </table:table-cell>
          <table:table-cell office:value-type="float" office:value="0.003979" calcext:value-type="float">
            <text:p>0.00397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32500" calcext:value-type="float">
            <text:p>532500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3805" calcext:value-type="float">
            <text:p>0.0038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33000" calcext:value-type="float">
            <text:p>533000</text:p>
          </table:table-cell>
          <table:table-cell office:value-type="float" office:value="0.003566" calcext:value-type="float">
            <text:p>0.003566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33500" calcext:value-type="float">
            <text:p>533500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  <table:table-cell office:value-type="float" office:value="0.003487" calcext:value-type="float">
            <text:p>0.003487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.003791" calcext:value-type="float">
            <text:p>0.0037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34500" calcext:value-type="float">
            <text:p>534500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535000" calcext:value-type="float">
            <text:p>535000</text:p>
          </table:table-cell>
          <table:table-cell office:value-type="float" office:value="0.003487" calcext:value-type="float">
            <text:p>0.003487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35500" calcext:value-type="float">
            <text:p>535500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0.003458" calcext:value-type="float">
            <text:p>0.003458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36000" calcext:value-type="float">
            <text:p>536000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36500" calcext:value-type="float">
            <text:p>536500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37000" calcext:value-type="float">
            <text:p>537000</text:p>
          </table:table-cell>
          <table:table-cell office:value-type="float" office:value="0.003317" calcext:value-type="float">
            <text:p>0.003317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37500" calcext:value-type="float">
            <text:p>537500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003814" calcext:value-type="float">
            <text:p>0.00381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38500" calcext:value-type="float">
            <text:p>538500</text:p>
          </table:table-cell>
          <table:table-cell office:value-type="float" office:value="0.003435" calcext:value-type="float">
            <text:p>0.003435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4016" calcext:value-type="float">
            <text:p>0.004016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539000" calcext:value-type="float">
            <text:p>539000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39500" calcext:value-type="float">
            <text:p>539500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40500" calcext:value-type="float">
            <text:p>540500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41000" calcext:value-type="float">
            <text:p>541000</text:p>
          </table:table-cell>
          <table:table-cell office:value-type="float" office:value="0.003387" calcext:value-type="float">
            <text:p>0.003387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3982" calcext:value-type="float">
            <text:p>0.00398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41500" calcext:value-type="float">
            <text:p>541500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942" calcext:value-type="float">
            <text:p>0.003942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542000" calcext:value-type="float">
            <text:p>542000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42500" calcext:value-type="float">
            <text:p>542500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43000" calcext:value-type="float">
            <text:p>543000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0.003343" calcext:value-type="float">
            <text:p>0.003343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43500" calcext:value-type="float">
            <text:p>543500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3977" calcext:value-type="float">
            <text:p>0.003977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544000" calcext:value-type="float">
            <text:p>544000</text:p>
          </table:table-cell>
          <table:table-cell office:value-type="float" office:value="0.003187" calcext:value-type="float">
            <text:p>0.003187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3952" calcext:value-type="float">
            <text:p>0.00395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44500" calcext:value-type="float">
            <text:p>544500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4026" calcext:value-type="float">
            <text:p>0.00402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45500" calcext:value-type="float">
            <text:p>545500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46500" calcext:value-type="float">
            <text:p>546500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47000" calcext:value-type="float">
            <text:p>547000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47500" calcext:value-type="float">
            <text:p>547500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48000" calcext:value-type="float">
            <text:p>548000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48500" calcext:value-type="float">
            <text:p>548500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49000" calcext:value-type="float">
            <text:p>549000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49500" calcext:value-type="float">
            <text:p>549500</text:p>
          </table:table-cell>
          <table:table-cell office:value-type="float" office:value="0.003291" calcext:value-type="float">
            <text:p>0.003291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738" calcext:value-type="float">
            <text:p>0.00373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0.003503" calcext:value-type="float">
            <text:p>0.003503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50500" calcext:value-type="float">
            <text:p>550500</text:p>
          </table:table-cell>
          <table:table-cell office:value-type="float" office:value="0.003507" calcext:value-type="float">
            <text:p>0.003507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551000" calcext:value-type="float">
            <text:p>551000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551500" calcext:value-type="float">
            <text:p>551500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52000" calcext:value-type="float">
            <text:p>552000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52500" calcext:value-type="float">
            <text:p>552500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53000" calcext:value-type="float">
            <text:p>553000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53500" calcext:value-type="float">
            <text:p>553500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54000" calcext:value-type="float">
            <text:p>554000</text:p>
          </table:table-cell>
          <table:table-cell office:value-type="float" office:value="0.003415" calcext:value-type="float">
            <text:p>0.003415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554500" calcext:value-type="float">
            <text:p>554500</text:p>
          </table:table-cell>
          <table:table-cell office:value-type="float" office:value="0.003348" calcext:value-type="float">
            <text:p>0.003348</text:p>
          </table:table-cell>
          <table:table-cell office:value-type="float" office:value="0.003778" calcext:value-type="float">
            <text:p>0.003778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55500" calcext:value-type="float">
            <text:p>555500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56000" calcext:value-type="float">
            <text:p>556000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56500" calcext:value-type="float">
            <text:p>556500</text:p>
          </table:table-cell>
          <table:table-cell office:value-type="float" office:value="0.003209" calcext:value-type="float">
            <text:p>0.003209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57000" calcext:value-type="float">
            <text:p>557000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57500" calcext:value-type="float">
            <text:p>557500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58000" calcext:value-type="float">
            <text:p>558000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58500" calcext:value-type="float">
            <text:p>558500</text:p>
          </table:table-cell>
          <table:table-cell office:value-type="float" office:value="0.003237" calcext:value-type="float">
            <text:p>0.003237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59000" calcext:value-type="float">
            <text:p>559000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59500" calcext:value-type="float">
            <text:p>559500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3343" calcext:value-type="float">
            <text:p>0.003343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560500" calcext:value-type="float">
            <text:p>560500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61000" calcext:value-type="float">
            <text:p>561000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61500" calcext:value-type="float">
            <text:p>561500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62000" calcext:value-type="float">
            <text:p>562000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62500" calcext:value-type="float">
            <text:p>562500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63000" calcext:value-type="float">
            <text:p>563000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3942" calcext:value-type="float">
            <text:p>0.003942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563500" calcext:value-type="float">
            <text:p>563500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64000" calcext:value-type="float">
            <text:p>564000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64500" calcext:value-type="float">
            <text:p>564500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65000" calcext:value-type="float">
            <text:p>565000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565500" calcext:value-type="float">
            <text:p>565500</text:p>
          </table:table-cell>
          <table:table-cell office:value-type="float" office:value="0.003456" calcext:value-type="float">
            <text:p>0.003456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66000" calcext:value-type="float">
            <text:p>566000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66500" calcext:value-type="float">
            <text:p>566500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67000" calcext:value-type="float">
            <text:p>567000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67500" calcext:value-type="float">
            <text:p>567500</text:p>
          </table:table-cell>
          <table:table-cell office:value-type="float" office:value="0.003365" calcext:value-type="float">
            <text:p>0.003365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0.003848" calcext:value-type="float">
            <text:p>0.00384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68000" calcext:value-type="float">
            <text:p>568000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68500" calcext:value-type="float">
            <text:p>568500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3959" calcext:value-type="float">
            <text:p>0.00395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69000" calcext:value-type="float">
            <text:p>569000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69500" calcext:value-type="float">
            <text:p>569500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70500" calcext:value-type="float">
            <text:p>570500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71000" calcext:value-type="float">
            <text:p>571000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71500" calcext:value-type="float">
            <text:p>571500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0.003917" calcext:value-type="float">
            <text:p>0.00391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72500" calcext:value-type="float">
            <text:p>572500</text:p>
          </table:table-cell>
          <table:table-cell office:value-type="float" office:value="0.003464" calcext:value-type="float">
            <text:p>0.003464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73000" calcext:value-type="float">
            <text:p>573000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73500" calcext:value-type="float">
            <text:p>573500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00012" calcext:value-type="float">
            <text:p>1.2E-05</text:p>
          </table:table-cell>
        </table:table-row>
        <table:table-row table:style-name="ro1">
          <table:table-cell office:value-type="float" office:value="574000" calcext:value-type="float">
            <text:p>574000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3928" calcext:value-type="float">
            <text:p>0.00392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74500" calcext:value-type="float">
            <text:p>574500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.003389" calcext:value-type="float">
            <text:p>0.003389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3866" calcext:value-type="float">
            <text:p>0.00386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75500" calcext:value-type="float">
            <text:p>575500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576000" calcext:value-type="float">
            <text:p>576000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0.004066" calcext:value-type="float">
            <text:p>0.00406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76500" calcext:value-type="float">
            <text:p>576500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77000" calcext:value-type="float">
            <text:p>577000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814" calcext:value-type="float">
            <text:p>0.003814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577500" calcext:value-type="float">
            <text:p>577500</text:p>
          </table:table-cell>
          <table:table-cell office:value-type="float" office:value="0.003443" calcext:value-type="float">
            <text:p>0.003443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78000" calcext:value-type="float">
            <text:p>578000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78500" calcext:value-type="float">
            <text:p>578500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672" calcext:value-type="float">
            <text:p>0.00367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79000" calcext:value-type="float">
            <text:p>579000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79500" calcext:value-type="float">
            <text:p>579500</text:p>
          </table:table-cell>
          <table:table-cell office:value-type="float" office:value="0.003366" calcext:value-type="float">
            <text:p>0.003366</text:p>
          </table:table-cell>
          <table:table-cell office:value-type="float" office:value="0.003645" calcext:value-type="float">
            <text:p>0.003645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80500" calcext:value-type="float">
            <text:p>580500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81000" calcext:value-type="float">
            <text:p>581000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81500" calcext:value-type="float">
            <text:p>581500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3848" calcext:value-type="float">
            <text:p>0.00384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82000" calcext:value-type="float">
            <text:p>582000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0.003847" calcext:value-type="float">
            <text:p>0.00384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82500" calcext:value-type="float">
            <text:p>582500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83000" calcext:value-type="float">
            <text:p>583000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583500" calcext:value-type="float">
            <text:p>583500</text:p>
          </table:table-cell>
          <table:table-cell office:value-type="float" office:value="0.003445" calcext:value-type="float">
            <text:p>0.003445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84000" calcext:value-type="float">
            <text:p>584000</text:p>
          </table:table-cell>
          <table:table-cell office:value-type="float" office:value="0.003456" calcext:value-type="float">
            <text:p>0.003456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84500" calcext:value-type="float">
            <text:p>584500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451" calcext:value-type="float">
            <text:p>0.003451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85500" calcext:value-type="float">
            <text:p>585500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86000" calcext:value-type="float">
            <text:p>586000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86500" calcext:value-type="float">
            <text:p>586500</text:p>
          </table:table-cell>
          <table:table-cell office:value-type="float" office:value="0.003407" calcext:value-type="float">
            <text:p>0.003407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87000" calcext:value-type="float">
            <text:p>587000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87500" calcext:value-type="float">
            <text:p>587500</text:p>
          </table:table-cell>
          <table:table-cell office:value-type="float" office:value="0.003455" calcext:value-type="float">
            <text:p>0.003455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88000" calcext:value-type="float">
            <text:p>588000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778" calcext:value-type="float">
            <text:p>0.003778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88500" calcext:value-type="float">
            <text:p>588500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89000" calcext:value-type="float">
            <text:p>589000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89500" calcext:value-type="float">
            <text:p>589500</text:p>
          </table:table-cell>
          <table:table-cell office:value-type="float" office:value="0.003233" calcext:value-type="float">
            <text:p>0.003233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4006" calcext:value-type="float">
            <text:p>0.00400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3776" calcext:value-type="float">
            <text:p>0.00377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90500" calcext:value-type="float">
            <text:p>590500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91000" calcext:value-type="float">
            <text:p>591000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03814" calcext:value-type="float">
            <text:p>0.003814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591500" calcext:value-type="float">
            <text:p>591500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592000" calcext:value-type="float">
            <text:p>592000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592500" calcext:value-type="float">
            <text:p>592500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593000" calcext:value-type="float">
            <text:p>593000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93500" calcext:value-type="float">
            <text:p>593500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94000" calcext:value-type="float">
            <text:p>594000</text:p>
          </table:table-cell>
          <table:table-cell office:value-type="float" office:value="0.003466" calcext:value-type="float">
            <text:p>0.003466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0.004017" calcext:value-type="float">
            <text:p>0.004017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594500" calcext:value-type="float">
            <text:p>594500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95000" calcext:value-type="float">
            <text:p>595000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003805" calcext:value-type="float">
            <text:p>0.0038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95500" calcext:value-type="float">
            <text:p>595500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96000" calcext:value-type="float">
            <text:p>596000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96500" calcext:value-type="float">
            <text:p>596500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03663" calcext:value-type="float">
            <text:p>0.003663</text:p>
          </table:table-cell>
          <table:table-cell office:value-type="float" office:value="0.004068" calcext:value-type="float">
            <text:p>0.00406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97000" calcext:value-type="float">
            <text:p>597000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4023" calcext:value-type="float">
            <text:p>0.004023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97500" calcext:value-type="float">
            <text:p>597500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598000" calcext:value-type="float">
            <text:p>598000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98500" calcext:value-type="float">
            <text:p>598500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599000" calcext:value-type="float">
            <text:p>599000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599500" calcext:value-type="float">
            <text:p>599500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0.003743" calcext:value-type="float">
            <text:p>0.003743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600500" calcext:value-type="float">
            <text:p>600500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01000" calcext:value-type="float">
            <text:p>601000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003624" calcext:value-type="float">
            <text:p>0.003624</text:p>
          </table:table-cell>
          <table:table-cell office:value-type="float" office:value="0.003814" calcext:value-type="float">
            <text:p>0.00381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01500" calcext:value-type="float">
            <text:p>601500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02000" calcext:value-type="float">
            <text:p>602000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02500" calcext:value-type="float">
            <text:p>602500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3799" calcext:value-type="float">
            <text:p>0.00379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 office:value-type="float" office:value="0.003623" calcext:value-type="float">
            <text:p>0.003623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03500" calcext:value-type="float">
            <text:p>603500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507" calcext:value-type="float">
            <text:p>0.003507</text:p>
          </table:table-cell>
          <table:table-cell office:value-type="float" office:value="0.003959" calcext:value-type="float">
            <text:p>0.00395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04500" calcext:value-type="float">
            <text:p>604500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0.003319" calcext:value-type="float">
            <text:p>0.00331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05500" calcext:value-type="float">
            <text:p>605500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06000" calcext:value-type="float">
            <text:p>606000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06500" calcext:value-type="float">
            <text:p>606500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754" calcext:value-type="float">
            <text:p>0.00375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07000" calcext:value-type="float">
            <text:p>607000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607500" calcext:value-type="float">
            <text:p>607500</text:p>
          </table:table-cell>
          <table:table-cell office:value-type="float" office:value="0.003731" calcext:value-type="float">
            <text:p>0.003731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0.003928" calcext:value-type="float">
            <text:p>0.00392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08000" calcext:value-type="float">
            <text:p>608000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08500" calcext:value-type="float">
            <text:p>608500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09000" calcext:value-type="float">
            <text:p>609000</text:p>
          </table:table-cell>
          <table:table-cell office:value-type="float" office:value="0.003325" calcext:value-type="float">
            <text:p>0.003325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09500" calcext:value-type="float">
            <text:p>609500</text:p>
          </table:table-cell>
          <table:table-cell office:value-type="float" office:value="0.003477" calcext:value-type="float">
            <text:p>0.003477</text:p>
          </table:table-cell>
          <table:table-cell office:value-type="float" office:value="0.003552" calcext:value-type="float">
            <text:p>0.003552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3957" calcext:value-type="float">
            <text:p>0.00395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10500" calcext:value-type="float">
            <text:p>610500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3851" calcext:value-type="float">
            <text:p>0.00385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11000" calcext:value-type="float">
            <text:p>611000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611500" calcext:value-type="float">
            <text:p>611500</text:p>
          </table:table-cell>
          <table:table-cell office:value-type="float" office:value="0.003369" calcext:value-type="float">
            <text:p>0.003369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0.003948" calcext:value-type="float">
            <text:p>0.00394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12000" calcext:value-type="float">
            <text:p>612000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12500" calcext:value-type="float">
            <text:p>612500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13000" calcext:value-type="float">
            <text:p>613000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13500" calcext:value-type="float">
            <text:p>613500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14500" calcext:value-type="float">
            <text:p>614500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0.003389" calcext:value-type="float">
            <text:p>0.003389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15500" calcext:value-type="float">
            <text:p>615500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3848" calcext:value-type="float">
            <text:p>0.00384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16000" calcext:value-type="float">
            <text:p>616000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16500" calcext:value-type="float">
            <text:p>616500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17000" calcext:value-type="float">
            <text:p>617000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17500" calcext:value-type="float">
            <text:p>61750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18500" calcext:value-type="float">
            <text:p>618500</text:p>
          </table:table-cell>
          <table:table-cell office:value-type="float" office:value="0.003372" calcext:value-type="float">
            <text:p>0.003372</text:p>
          </table:table-cell>
          <table:table-cell office:value-type="float" office:value="0.003662" calcext:value-type="float">
            <text:p>0.003662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19000" calcext:value-type="float">
            <text:p>61900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624" calcext:value-type="float">
            <text:p>0.003624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619500" calcext:value-type="float">
            <text:p>619500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20500" calcext:value-type="float">
            <text:p>620500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21000" calcext:value-type="float">
            <text:p>621000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21500" calcext:value-type="float">
            <text:p>621500</text:p>
          </table:table-cell>
          <table:table-cell office:value-type="float" office:value="0.003425" calcext:value-type="float">
            <text:p>0.003425</text:p>
          </table:table-cell>
          <table:table-cell office:value-type="float" office:value="0.003724" calcext:value-type="float">
            <text:p>0.003724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22000" calcext:value-type="float">
            <text:p>622000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22500" calcext:value-type="float">
            <text:p>622500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997" calcext:value-type="float">
            <text:p>0.00399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23000" calcext:value-type="float">
            <text:p>623000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23500" calcext:value-type="float">
            <text:p>623500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24000" calcext:value-type="float">
            <text:p>624000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24500" calcext:value-type="float">
            <text:p>624500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25000" calcext:value-type="float">
            <text:p>625000</text:p>
          </table:table-cell>
          <table:table-cell office:value-type="float" office:value="0.003552" calcext:value-type="float">
            <text:p>0.003552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625500" calcext:value-type="float">
            <text:p>625500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3946" calcext:value-type="float">
            <text:p>0.00394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26000" calcext:value-type="float">
            <text:p>626000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26500" calcext:value-type="float">
            <text:p>626500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27000" calcext:value-type="float">
            <text:p>627000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627500" calcext:value-type="float">
            <text:p>627500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28000" calcext:value-type="float">
            <text:p>628000</text:p>
          </table:table-cell>
          <table:table-cell office:value-type="float" office:value="0.003263" calcext:value-type="float">
            <text:p>0.003263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628500" calcext:value-type="float">
            <text:p>628500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968" calcext:value-type="float">
            <text:p>0.00396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29000" calcext:value-type="float">
            <text:p>629000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29500" calcext:value-type="float">
            <text:p>629500</text:p>
          </table:table-cell>
          <table:table-cell office:value-type="float" office:value="0.003425" calcext:value-type="float">
            <text:p>0.003425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3465" calcext:value-type="float">
            <text:p>0.003465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30500" calcext:value-type="float">
            <text:p>630500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31000" calcext:value-type="float">
            <text:p>631000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31500" calcext:value-type="float">
            <text:p>631500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632500" calcext:value-type="float">
            <text:p>632500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33000" calcext:value-type="float">
            <text:p>633000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936" calcext:value-type="float">
            <text:p>0.00393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33500" calcext:value-type="float">
            <text:p>633500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3645" calcext:value-type="float">
            <text:p>0.003645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34500" calcext:value-type="float">
            <text:p>634500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635000" calcext:value-type="float">
            <text:p>635000</text:p>
          </table:table-cell>
          <table:table-cell office:value-type="float" office:value="0.003487" calcext:value-type="float">
            <text:p>0.003487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35500" calcext:value-type="float">
            <text:p>635500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.003414" calcext:value-type="float">
            <text:p>0.003414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36000" calcext:value-type="float">
            <text:p>636000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969" calcext:value-type="float">
            <text:p>0.00396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36500" calcext:value-type="float">
            <text:p>636500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37000" calcext:value-type="float">
            <text:p>637000</text:p>
          </table:table-cell>
          <table:table-cell office:value-type="float" office:value="0.003417" calcext:value-type="float">
            <text:p>0.003417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637500" calcext:value-type="float">
            <text:p>637500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638000" calcext:value-type="float">
            <text:p>638000</text:p>
          </table:table-cell>
          <table:table-cell office:value-type="float" office:value="0.003393" calcext:value-type="float">
            <text:p>0.003393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38500" calcext:value-type="float">
            <text:p>638500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349" calcext:value-type="float">
            <text:p>0.00349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639000" calcext:value-type="float">
            <text:p>639000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3735" calcext:value-type="float">
            <text:p>0.00373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39500" calcext:value-type="float">
            <text:p>639500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552" calcext:value-type="float">
            <text:p>0.003552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40500" calcext:value-type="float">
            <text:p>640500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41000" calcext:value-type="float">
            <text:p>641000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41500" calcext:value-type="float">
            <text:p>641500</text:p>
          </table:table-cell>
          <table:table-cell office:value-type="float" office:value="0.003331" calcext:value-type="float">
            <text:p>0.003331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42000" calcext:value-type="float">
            <text:p>642000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0.003672" calcext:value-type="float">
            <text:p>0.00367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42500" calcext:value-type="float">
            <text:p>642500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43000" calcext:value-type="float">
            <text:p>643000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43500" calcext:value-type="float">
            <text:p>643500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004246" calcext:value-type="float">
            <text:p>0.00424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44000" calcext:value-type="float">
            <text:p>644000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644500" calcext:value-type="float">
            <text:p>644500</text:p>
          </table:table-cell>
          <table:table-cell office:value-type="float" office:value="0.003469" calcext:value-type="float">
            <text:p>0.003469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.003758" calcext:value-type="float">
            <text:p>0.00375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45000" calcext:value-type="float">
            <text:p>645000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783" calcext:value-type="float">
            <text:p>0.003783</text:p>
          </table:table-cell>
          <table:table-cell office:value-type="float" office:value="0.000035" calcext:value-type="float">
            <text:p>3.5E-05</text:p>
          </table:table-cell>
        </table:table-row>
        <table:table-row table:style-name="ro1">
          <table:table-cell office:value-type="float" office:value="645500" calcext:value-type="float">
            <text:p>645500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3894" calcext:value-type="float">
            <text:p>0.003894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646000" calcext:value-type="float">
            <text:p>646000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3952" calcext:value-type="float">
            <text:p>0.00395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46500" calcext:value-type="float">
            <text:p>646500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736" calcext:value-type="float">
            <text:p>0.003736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47000" calcext:value-type="float">
            <text:p>647000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743" calcext:value-type="float">
            <text:p>0.003743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47500" calcext:value-type="float">
            <text:p>647500</text:p>
          </table:table-cell>
          <table:table-cell office:value-type="float" office:value="0.003502" calcext:value-type="float">
            <text:p>0.003502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48000" calcext:value-type="float">
            <text:p>648000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48500" calcext:value-type="float">
            <text:p>648500</text:p>
          </table:table-cell>
          <table:table-cell office:value-type="float" office:value="0.004154" calcext:value-type="float">
            <text:p>0.004154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49000" calcext:value-type="float">
            <text:p>649000</text:p>
          </table:table-cell>
          <table:table-cell office:value-type="float" office:value="0.003624" calcext:value-type="float">
            <text:p>0.003624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4021" calcext:value-type="float">
            <text:p>0.00402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49500" calcext:value-type="float">
            <text:p>649500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.003968" calcext:value-type="float">
            <text:p>0.00396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50500" calcext:value-type="float">
            <text:p>650500</text:p>
          </table:table-cell>
          <table:table-cell office:value-type="float" office:value="0.003382" calcext:value-type="float">
            <text:p>0.003382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51500" calcext:value-type="float">
            <text:p>651500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52000" calcext:value-type="float">
            <text:p>652000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777" calcext:value-type="float">
            <text:p>0.003777</text:p>
          </table:table-cell>
          <table:table-cell office:value-type="float" office:value="0.004017" calcext:value-type="float">
            <text:p>0.00401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52500" calcext:value-type="float">
            <text:p>652500</text:p>
          </table:table-cell>
          <table:table-cell office:value-type="float" office:value="0.003513" calcext:value-type="float">
            <text:p>0.003513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3939" calcext:value-type="float">
            <text:p>0.00393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53000" calcext:value-type="float">
            <text:p>653000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53500" calcext:value-type="float">
            <text:p>653500</text:p>
          </table:table-cell>
          <table:table-cell office:value-type="float" office:value="0.003503" calcext:value-type="float">
            <text:p>0.003503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54500" calcext:value-type="float">
            <text:p>654500</text:p>
          </table:table-cell>
          <table:table-cell office:value-type="float" office:value="0.003385" calcext:value-type="float">
            <text:p>0.003385</text:p>
          </table:table-cell>
          <table:table-cell office:value-type="float" office:value="0.003662" calcext:value-type="float">
            <text:p>0.003662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003928" calcext:value-type="float">
            <text:p>0.00392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55500" calcext:value-type="float">
            <text:p>655500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4171" calcext:value-type="float">
            <text:p>0.004171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656000" calcext:value-type="float">
            <text:p>656000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656500" calcext:value-type="float">
            <text:p>656500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57000" calcext:value-type="float">
            <text:p>657000</text:p>
          </table:table-cell>
          <table:table-cell office:value-type="float" office:value="0.003394" calcext:value-type="float">
            <text:p>0.003394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57500" calcext:value-type="float">
            <text:p>657500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814" calcext:value-type="float">
            <text:p>0.00381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957" calcext:value-type="float">
            <text:p>0.00395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58500" calcext:value-type="float">
            <text:p>658500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3707" calcext:value-type="float">
            <text:p>0.003707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659000" calcext:value-type="float">
            <text:p>659000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59500" calcext:value-type="float">
            <text:p>659500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60500" calcext:value-type="float">
            <text:p>660500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003754" calcext:value-type="float">
            <text:p>0.003754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661000" calcext:value-type="float">
            <text:p>661000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61500" calcext:value-type="float">
            <text:p>661500</text:p>
          </table:table-cell>
          <table:table-cell office:value-type="float" office:value="0.003406" calcext:value-type="float">
            <text:p>0.003406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62000" calcext:value-type="float">
            <text:p>662000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62500" calcext:value-type="float">
            <text:p>662500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63000" calcext:value-type="float">
            <text:p>663000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63500" calcext:value-type="float">
            <text:p>663500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64000" calcext:value-type="float">
            <text:p>664000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64500" calcext:value-type="float">
            <text:p>664500</text:p>
          </table:table-cell>
          <table:table-cell office:value-type="float" office:value="0.003505" calcext:value-type="float">
            <text:p>0.003505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003982" calcext:value-type="float">
            <text:p>0.0039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65000" calcext:value-type="float">
            <text:p>665000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65500" calcext:value-type="float">
            <text:p>665500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66000" calcext:value-type="float">
            <text:p>666000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66500" calcext:value-type="float">
            <text:p>666500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67000" calcext:value-type="float">
            <text:p>667000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67500" calcext:value-type="float">
            <text:p>667500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3963" calcext:value-type="float">
            <text:p>0.00396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68000" calcext:value-type="float">
            <text:p>668000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68500" calcext:value-type="float">
            <text:p>668500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69000" calcext:value-type="float">
            <text:p>669000</text:p>
          </table:table-cell>
          <table:table-cell office:value-type="float" office:value="0.003412" calcext:value-type="float">
            <text:p>0.003412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669500" calcext:value-type="float">
            <text:p>669500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70500" calcext:value-type="float">
            <text:p>670500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71000" calcext:value-type="float">
            <text:p>671000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671500" calcext:value-type="float">
            <text:p>671500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72000" calcext:value-type="float">
            <text:p>672000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72500" calcext:value-type="float">
            <text:p>672500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0.003857" calcext:value-type="float">
            <text:p>0.00385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73000" calcext:value-type="float">
            <text:p>673000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73500" calcext:value-type="float">
            <text:p>673500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0.003636" calcext:value-type="float">
            <text:p>0.003636</text:p>
          </table:table-cell>
          <table:table-cell office:value-type="float" office:value="0.003991" calcext:value-type="float">
            <text:p>0.0039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74500" calcext:value-type="float">
            <text:p>674500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0.003966" calcext:value-type="float">
            <text:p>0.00396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75000" calcext:value-type="float">
            <text:p>675000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3857" calcext:value-type="float">
            <text:p>0.00385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75500" calcext:value-type="float">
            <text:p>675500</text:p>
          </table:table-cell>
          <table:table-cell office:value-type="float" office:value="0.003285" calcext:value-type="float">
            <text:p>0.003285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676000" calcext:value-type="float">
            <text:p>676000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76500" calcext:value-type="float">
            <text:p>676500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3905" calcext:value-type="float">
            <text:p>0.0039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77000" calcext:value-type="float">
            <text:p>677000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77500" calcext:value-type="float">
            <text:p>677500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3715" calcext:value-type="float">
            <text:p>0.0037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78000" calcext:value-type="float">
            <text:p>678000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3356" calcext:value-type="float">
            <text:p>0.003356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78500" calcext:value-type="float">
            <text:p>678500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79000" calcext:value-type="float">
            <text:p>679000</text:p>
          </table:table-cell>
          <table:table-cell office:value-type="float" office:value="0.003343" calcext:value-type="float">
            <text:p>0.003343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79500" calcext:value-type="float">
            <text:p>679500</text:p>
          </table:table-cell>
          <table:table-cell office:value-type="float" office:value="0.003396" calcext:value-type="float">
            <text:p>0.003396</text:p>
          </table:table-cell>
          <table:table-cell office:value-type="float" office:value="0.003456" calcext:value-type="float">
            <text:p>0.003456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0.003513" calcext:value-type="float">
            <text:p>0.003513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80500" calcext:value-type="float">
            <text:p>680500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3503" calcext:value-type="float">
            <text:p>0.003503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81000" calcext:value-type="float">
            <text:p>681000</text:p>
          </table:table-cell>
          <table:table-cell office:value-type="float" office:value="0.003513" calcext:value-type="float">
            <text:p>0.003513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974" calcext:value-type="float">
            <text:p>0.00397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81500" calcext:value-type="float">
            <text:p>681500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682000" calcext:value-type="float">
            <text:p>682000</text:p>
          </table:table-cell>
          <table:table-cell office:value-type="float" office:value="0.003948" calcext:value-type="float">
            <text:p>0.003948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82500" calcext:value-type="float">
            <text:p>682500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83000" calcext:value-type="float">
            <text:p>683000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83500" calcext:value-type="float">
            <text:p>683500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84000" calcext:value-type="float">
            <text:p>684000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758" calcext:value-type="float">
            <text:p>0.003758</text:p>
          </table:table-cell>
          <table:table-cell office:value-type="float" office:value="0.003776" calcext:value-type="float">
            <text:p>0.00377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84500" calcext:value-type="float">
            <text:p>684500</text:p>
          </table:table-cell>
          <table:table-cell office:value-type="float" office:value="0.003505" calcext:value-type="float">
            <text:p>0.003505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003966" calcext:value-type="float">
            <text:p>0.00396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85000" calcext:value-type="float">
            <text:p>685000</text:p>
          </table:table-cell>
          <table:table-cell office:value-type="float" office:value="0.003507" calcext:value-type="float">
            <text:p>0.003507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85500" calcext:value-type="float">
            <text:p>685500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86000" calcext:value-type="float">
            <text:p>686000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0.003469" calcext:value-type="float">
            <text:p>0.003469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686500" calcext:value-type="float">
            <text:p>686500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87000" calcext:value-type="float">
            <text:p>687000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.003866" calcext:value-type="float">
            <text:p>0.00386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87500" calcext:value-type="float">
            <text:p>687500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88000" calcext:value-type="float">
            <text:p>688000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748" calcext:value-type="float">
            <text:p>0.003748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88500" calcext:value-type="float">
            <text:p>688500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689000" calcext:value-type="float">
            <text:p>689000</text:p>
          </table:table-cell>
          <table:table-cell office:value-type="float" office:value="0.003433" calcext:value-type="float">
            <text:p>0.003433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89500" calcext:value-type="float">
            <text:p>689500</text:p>
          </table:table-cell>
          <table:table-cell office:value-type="float" office:value="0.003329" calcext:value-type="float">
            <text:p>0.003329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3866" calcext:value-type="float">
            <text:p>0.003866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690500" calcext:value-type="float">
            <text:p>690500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03776" calcext:value-type="float">
            <text:p>0.00377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91000" calcext:value-type="float">
            <text:p>691000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91500" calcext:value-type="float">
            <text:p>691500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92000" calcext:value-type="float">
            <text:p>692000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92500" calcext:value-type="float">
            <text:p>692500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693000" calcext:value-type="float">
            <text:p>693000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93500" calcext:value-type="float">
            <text:p>693500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694000" calcext:value-type="float">
            <text:p>694000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94500" calcext:value-type="float">
            <text:p>694500</text:p>
          </table:table-cell>
          <table:table-cell office:value-type="float" office:value="0.003403" calcext:value-type="float">
            <text:p>0.003403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 office:value-type="float" office:value="0.003403" calcext:value-type="float">
            <text:p>0.003403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95500" calcext:value-type="float">
            <text:p>695500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96000" calcext:value-type="float">
            <text:p>696000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96500" calcext:value-type="float">
            <text:p>696500</text:p>
          </table:table-cell>
          <table:table-cell office:value-type="float" office:value="0.003777" calcext:value-type="float">
            <text:p>0.003777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866" calcext:value-type="float">
            <text:p>0.00386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97000" calcext:value-type="float">
            <text:p>697000</text:p>
          </table:table-cell>
          <table:table-cell office:value-type="float" office:value="0.003341" calcext:value-type="float">
            <text:p>0.003341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3991" calcext:value-type="float">
            <text:p>0.0039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97500" calcext:value-type="float">
            <text:p>697500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698000" calcext:value-type="float">
            <text:p>698000</text:p>
          </table:table-cell>
          <table:table-cell office:value-type="float" office:value="0.003244" calcext:value-type="float">
            <text:p>0.003244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98500" calcext:value-type="float">
            <text:p>698500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699000" calcext:value-type="float">
            <text:p>699000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699500" calcext:value-type="float">
            <text:p>699500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00500" calcext:value-type="float">
            <text:p>700500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701000" calcext:value-type="float">
            <text:p>701000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01500" calcext:value-type="float">
            <text:p>701500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3624" calcext:value-type="float">
            <text:p>0.003624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02500" calcext:value-type="float">
            <text:p>702500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 office:value-type="float" office:value="0.003452" calcext:value-type="float">
            <text:p>0.003452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3774" calcext:value-type="float">
            <text:p>0.003774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703500" calcext:value-type="float">
            <text:p>703500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003366" calcext:value-type="float">
            <text:p>0.003366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04500" calcext:value-type="float">
            <text:p>704500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724" calcext:value-type="float">
            <text:p>0.00372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05500" calcext:value-type="float">
            <text:p>705500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06500" calcext:value-type="float">
            <text:p>706500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07000" calcext:value-type="float">
            <text:p>707000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707500" calcext:value-type="float">
            <text:p>707500</text:p>
          </table:table-cell>
          <table:table-cell office:value-type="float" office:value="0.003406" calcext:value-type="float">
            <text:p>0.003406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08000" calcext:value-type="float">
            <text:p>708000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.004089" calcext:value-type="float">
            <text:p>0.00408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08500" calcext:value-type="float">
            <text:p>708500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03477" calcext:value-type="float">
            <text:p>0.003477</text:p>
          </table:table-cell>
          <table:table-cell office:value-type="float" office:value="0.003679" calcext:value-type="float">
            <text:p>0.003679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709000" calcext:value-type="float">
            <text:p>709000</text:p>
          </table:table-cell>
          <table:table-cell office:value-type="float" office:value="0.003354" calcext:value-type="float">
            <text:p>0.003354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848" calcext:value-type="float">
            <text:p>0.00384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09500" calcext:value-type="float">
            <text:p>709500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10500" calcext:value-type="float">
            <text:p>710500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3738" calcext:value-type="float">
            <text:p>0.003738</text:p>
          </table:table-cell>
          <table:table-cell office:value-type="float" office:value="0.003902" calcext:value-type="float">
            <text:p>0.00390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11000" calcext:value-type="float">
            <text:p>711000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11500" calcext:value-type="float">
            <text:p>711500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712000" calcext:value-type="float">
            <text:p>712000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12500" calcext:value-type="float">
            <text:p>712500</text:p>
          </table:table-cell>
          <table:table-cell office:value-type="float" office:value="0.003264" calcext:value-type="float">
            <text:p>0.003264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0031" calcext:value-type="float">
            <text:p>3.1E-05</text:p>
          </table:table-cell>
        </table:table-row>
        <table:table-row table:style-name="ro1">
          <table:table-cell office:value-type="float" office:value="713000" calcext:value-type="float">
            <text:p>713000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13500" calcext:value-type="float">
            <text:p>713500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14000" calcext:value-type="float">
            <text:p>714000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14500" calcext:value-type="float">
            <text:p>714500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3777" calcext:value-type="float">
            <text:p>0.0037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15000" calcext:value-type="float">
            <text:p>715000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15500" calcext:value-type="float">
            <text:p>715500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3946" calcext:value-type="float">
            <text:p>0.00394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16000" calcext:value-type="float">
            <text:p>716000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16500" calcext:value-type="float">
            <text:p>716500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17000" calcext:value-type="float">
            <text:p>717000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003857" calcext:value-type="float">
            <text:p>0.00385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17500" calcext:value-type="float">
            <text:p>717500</text:p>
          </table:table-cell>
          <table:table-cell office:value-type="float" office:value="0.003552" calcext:value-type="float">
            <text:p>0.003552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18000" calcext:value-type="float">
            <text:p>718000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0042" calcext:value-type="float">
            <text:p>4.2E-05</text:p>
          </table:table-cell>
        </table:table-row>
        <table:table-row table:style-name="ro1">
          <table:table-cell office:value-type="float" office:value="718500" calcext:value-type="float">
            <text:p>718500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03668" calcext:value-type="float">
            <text:p>0.003668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19000" calcext:value-type="float">
            <text:p>719000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19500" calcext:value-type="float">
            <text:p>719500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20500" calcext:value-type="float">
            <text:p>720500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3663" calcext:value-type="float">
            <text:p>0.00366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21000" calcext:value-type="float">
            <text:p>721000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21500" calcext:value-type="float">
            <text:p>721500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4178" calcext:value-type="float">
            <text:p>0.0041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22000" calcext:value-type="float">
            <text:p>722000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722500" calcext:value-type="float">
            <text:p>722500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4068" calcext:value-type="float">
            <text:p>0.00406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23000" calcext:value-type="float">
            <text:p>723000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723500" calcext:value-type="float">
            <text:p>723500</text:p>
          </table:table-cell>
          <table:table-cell office:value-type="float" office:value="0.003406" calcext:value-type="float">
            <text:p>0.003406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0.003866" calcext:value-type="float">
            <text:p>0.003866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724000" calcext:value-type="float">
            <text:p>724000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24500" calcext:value-type="float">
            <text:p>724500</text:p>
          </table:table-cell>
          <table:table-cell office:value-type="float" office:value="0.003451" calcext:value-type="float">
            <text:p>0.003451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3917" calcext:value-type="float">
            <text:p>0.003917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725000" calcext:value-type="float">
            <text:p>725000</text:p>
          </table:table-cell>
          <table:table-cell office:value-type="float" office:value="0.003455" calcext:value-type="float">
            <text:p>0.003455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03811" calcext:value-type="float">
            <text:p>0.00381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25500" calcext:value-type="float">
            <text:p>725500</text:p>
          </table:table-cell>
          <table:table-cell office:value-type="float" office:value="0.003304" calcext:value-type="float">
            <text:p>0.003304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3996" calcext:value-type="float">
            <text:p>0.00399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26500" calcext:value-type="float">
            <text:p>726500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27000" calcext:value-type="float">
            <text:p>727000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3645" calcext:value-type="float">
            <text:p>0.003645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27500" calcext:value-type="float">
            <text:p>727500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28000" calcext:value-type="float">
            <text:p>728000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728500" calcext:value-type="float">
            <text:p>728500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29000" calcext:value-type="float">
            <text:p>729000</text:p>
          </table:table-cell>
          <table:table-cell office:value-type="float" office:value="0.003436" calcext:value-type="float">
            <text:p>0.003436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29500" calcext:value-type="float">
            <text:p>729500</text:p>
          </table:table-cell>
          <table:table-cell office:value-type="float" office:value="0.003636" calcext:value-type="float">
            <text:p>0.003636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30500" calcext:value-type="float">
            <text:p>730500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4101" calcext:value-type="float">
            <text:p>0.00410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31000" calcext:value-type="float">
            <text:p>731000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31500" calcext:value-type="float">
            <text:p>731500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732000" calcext:value-type="float">
            <text:p>732000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32500" calcext:value-type="float">
            <text:p>732500</text:p>
          </table:table-cell>
          <table:table-cell office:value-type="float" office:value="0.003458" calcext:value-type="float">
            <text:p>0.003458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33000" calcext:value-type="float">
            <text:p>733000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33500" calcext:value-type="float">
            <text:p>733500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34000" calcext:value-type="float">
            <text:p>734000</text:p>
          </table:table-cell>
          <table:table-cell office:value-type="float" office:value="0.003518" calcext:value-type="float">
            <text:p>0.003518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34500" calcext:value-type="float">
            <text:p>734500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35000" calcext:value-type="float">
            <text:p>735000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35500" calcext:value-type="float">
            <text:p>735500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736000" calcext:value-type="float">
            <text:p>736000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3385" calcext:value-type="float">
            <text:p>0.003385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36500" calcext:value-type="float">
            <text:p>736500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37000" calcext:value-type="float">
            <text:p>737000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984" calcext:value-type="float">
            <text:p>0.00398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37500" calcext:value-type="float">
            <text:p>737500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38000" calcext:value-type="float">
            <text:p>738000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38500" calcext:value-type="float">
            <text:p>738500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39000" calcext:value-type="float">
            <text:p>739000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4076" calcext:value-type="float">
            <text:p>0.00407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39500" calcext:value-type="float">
            <text:p>739500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0.003814" calcext:value-type="float">
            <text:p>0.003814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40500" calcext:value-type="float">
            <text:p>740500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0.003735" calcext:value-type="float">
            <text:p>0.003735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41000" calcext:value-type="float">
            <text:p>741000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735" calcext:value-type="float">
            <text:p>0.003735</text:p>
          </table:table-cell>
          <table:table-cell office:value-type="float" office:value="0.004086" calcext:value-type="float">
            <text:p>0.00408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41500" calcext:value-type="float">
            <text:p>741500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4044" calcext:value-type="float">
            <text:p>0.00404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42500" calcext:value-type="float">
            <text:p>742500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43000" calcext:value-type="float">
            <text:p>743000</text:p>
          </table:table-cell>
          <table:table-cell office:value-type="float" office:value="0.003469" calcext:value-type="float">
            <text:p>0.003469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743500" calcext:value-type="float">
            <text:p>743500</text:p>
          </table:table-cell>
          <table:table-cell office:value-type="float" office:value="0.003774" calcext:value-type="float">
            <text:p>0.003774</text:p>
          </table:table-cell>
          <table:table-cell office:value-type="float" office:value="0.003735" calcext:value-type="float">
            <text:p>0.003735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744000" calcext:value-type="float">
            <text:p>744000</text:p>
          </table:table-cell>
          <table:table-cell office:value-type="float" office:value="0.003532" calcext:value-type="float">
            <text:p>0.003532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3662" calcext:value-type="float">
            <text:p>0.003662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744500" calcext:value-type="float">
            <text:p>744500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45000" calcext:value-type="float">
            <text:p>745000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45500" calcext:value-type="float">
            <text:p>745500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0.003379" calcext:value-type="float">
            <text:p>0.003379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746000" calcext:value-type="float">
            <text:p>746000</text:p>
          </table:table-cell>
          <table:table-cell office:value-type="float" office:value="0.003429" calcext:value-type="float">
            <text:p>0.003429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46500" calcext:value-type="float">
            <text:p>746500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47000" calcext:value-type="float">
            <text:p>747000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47500" calcext:value-type="float">
            <text:p>747500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748000" calcext:value-type="float">
            <text:p>748000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48500" calcext:value-type="float">
            <text:p>748500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749000" calcext:value-type="float">
            <text:p>749000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3363" calcext:value-type="float">
            <text:p>0.003363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0012" calcext:value-type="float">
            <text:p>1.2E-05</text:p>
          </table:table-cell>
        </table:table-row>
        <table:table-row table:style-name="ro1">
          <table:table-cell office:value-type="float" office:value="749500" calcext:value-type="float">
            <text:p>749500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4028" calcext:value-type="float">
            <text:p>0.00402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50500" calcext:value-type="float">
            <text:p>750500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51000" calcext:value-type="float">
            <text:p>751000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374" calcext:value-type="float">
            <text:p>0.003374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51500" calcext:value-type="float">
            <text:p>751500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52000" calcext:value-type="float">
            <text:p>752000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52500" calcext:value-type="float">
            <text:p>7525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53000" calcext:value-type="float">
            <text:p>753000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53500" calcext:value-type="float">
            <text:p>753500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54000" calcext:value-type="float">
            <text:p>754000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54500" calcext:value-type="float">
            <text:p>754500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55000" calcext:value-type="float">
            <text:p>755000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55500" calcext:value-type="float">
            <text:p>755500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56000" calcext:value-type="float">
            <text:p>756000</text:p>
          </table:table-cell>
          <table:table-cell office:value-type="float" office:value="0.003417" calcext:value-type="float">
            <text:p>0.003417</text:p>
          </table:table-cell>
          <table:table-cell office:value-type="float" office:value="0.003735" calcext:value-type="float">
            <text:p>0.003735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56500" calcext:value-type="float">
            <text:p>756500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0.003803" calcext:value-type="float">
            <text:p>0.00380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57000" calcext:value-type="float">
            <text:p>757000</text:p>
          </table:table-cell>
          <table:table-cell office:value-type="float" office:value="0.003436" calcext:value-type="float">
            <text:p>0.003436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57500" calcext:value-type="float">
            <text:p>757500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0.003988" calcext:value-type="float">
            <text:p>0.0039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58000" calcext:value-type="float">
            <text:p>7580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58500" calcext:value-type="float">
            <text:p>758500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59000" calcext:value-type="float">
            <text:p>759000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59500" calcext:value-type="float">
            <text:p>759500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4018" calcext:value-type="float">
            <text:p>0.0040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60500" calcext:value-type="float">
            <text:p>760500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61000" calcext:value-type="float">
            <text:p>761000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61500" calcext:value-type="float">
            <text:p>761500</text:p>
          </table:table-cell>
          <table:table-cell office:value-type="float" office:value="0.003262" calcext:value-type="float">
            <text:p>0.003262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62000" calcext:value-type="float">
            <text:p>762000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505" calcext:value-type="float">
            <text:p>0.003505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62500" calcext:value-type="float">
            <text:p>762500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0.003794" calcext:value-type="float">
            <text:p>0.003794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63000" calcext:value-type="float">
            <text:p>763000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63500" calcext:value-type="float">
            <text:p>763500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0.003811" calcext:value-type="float">
            <text:p>0.003811</text:p>
          </table:table-cell>
          <table:table-cell office:value-type="float" office:value="0.003799" calcext:value-type="float">
            <text:p>0.003799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764000" calcext:value-type="float">
            <text:p>764000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64500" calcext:value-type="float">
            <text:p>764500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765500" calcext:value-type="float">
            <text:p>765500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66000" calcext:value-type="float">
            <text:p>766000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66500" calcext:value-type="float">
            <text:p>766500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767000" calcext:value-type="float">
            <text:p>767000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67500" calcext:value-type="float">
            <text:p>767500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768000" calcext:value-type="float">
            <text:p>768000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68500" calcext:value-type="float">
            <text:p>768500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769000" calcext:value-type="float">
            <text:p>769000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754" calcext:value-type="float">
            <text:p>0.003754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69500" calcext:value-type="float">
            <text:p>769500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3952" calcext:value-type="float">
            <text:p>0.00395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70500" calcext:value-type="float">
            <text:p>770500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71000" calcext:value-type="float">
            <text:p>771000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857" calcext:value-type="float">
            <text:p>0.00385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71500" calcext:value-type="float">
            <text:p>771500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736" calcext:value-type="float">
            <text:p>0.00373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72000" calcext:value-type="float">
            <text:p>772000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72500" calcext:value-type="float">
            <text:p>772500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73000" calcext:value-type="float">
            <text:p>773000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73500" calcext:value-type="float">
            <text:p>773500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74000" calcext:value-type="float">
            <text:p>774000</text:p>
          </table:table-cell>
          <table:table-cell office:value-type="float" office:value="0.003328" calcext:value-type="float">
            <text:p>0.003328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774500" calcext:value-type="float">
            <text:p>774500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811" calcext:value-type="float">
            <text:p>0.003811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75000" calcext:value-type="float">
            <text:p>775000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776" calcext:value-type="float">
            <text:p>0.003776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75500" calcext:value-type="float">
            <text:p>775500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76000" calcext:value-type="float">
            <text:p>776000</text:p>
          </table:table-cell>
          <table:table-cell office:value-type="float" office:value="0.003758" calcext:value-type="float">
            <text:p>0.003758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76500" calcext:value-type="float">
            <text:p>776500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77000" calcext:value-type="float">
            <text:p>777000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77500" calcext:value-type="float">
            <text:p>777500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3715" calcext:value-type="float">
            <text:p>0.003715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78000" calcext:value-type="float">
            <text:p>778000</text:p>
          </table:table-cell>
          <table:table-cell table:number-columns-repeated="2" office:value-type="float" office:value="0.003611" calcext:value-type="float">
            <text:p>0.003611</text:p>
          </table:table-cell>
          <table:table-cell office:value-type="float" office:value="0.003799" calcext:value-type="float">
            <text:p>0.00379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78500" calcext:value-type="float">
            <text:p>778500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79000" calcext:value-type="float">
            <text:p>779000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3736" calcext:value-type="float">
            <text:p>0.003736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79500" calcext:value-type="float">
            <text:p>779500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3649" calcext:value-type="float">
            <text:p>0.003649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0.003403" calcext:value-type="float">
            <text:p>0.003403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80500" calcext:value-type="float">
            <text:p>780500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81000" calcext:value-type="float">
            <text:p>781000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81500" calcext:value-type="float">
            <text:p>781500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82000" calcext:value-type="float">
            <text:p>782000</text:p>
          </table:table-cell>
          <table:table-cell office:value-type="float" office:value="0.003513" calcext:value-type="float">
            <text:p>0.003513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82500" calcext:value-type="float">
            <text:p>782500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904" calcext:value-type="float">
            <text:p>0.003904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783000" calcext:value-type="float">
            <text:p>783000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83500" calcext:value-type="float">
            <text:p>783500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84000" calcext:value-type="float">
            <text:p>784000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84500" calcext:value-type="float">
            <text:p>784500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85500" calcext:value-type="float">
            <text:p>785500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786000" calcext:value-type="float">
            <text:p>786000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86500" calcext:value-type="float">
            <text:p>786500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87000" calcext:value-type="float">
            <text:p>787000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87500" calcext:value-type="float">
            <text:p>787500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88000" calcext:value-type="float">
            <text:p>788000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788500" calcext:value-type="float">
            <text:p>788500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0031" calcext:value-type="float">
            <text:p>3.1E-05</text:p>
          </table:table-cell>
        </table:table-row>
        <table:table-row table:style-name="ro1">
          <table:table-cell office:value-type="float" office:value="789000" calcext:value-type="float">
            <text:p>789000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89500" calcext:value-type="float">
            <text:p>789500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3731" calcext:value-type="float">
            <text:p>0.003731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790500" calcext:value-type="float">
            <text:p>790500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0033" calcext:value-type="float">
            <text:p>3.3E-05</text:p>
          </table:table-cell>
        </table:table-row>
        <table:table-row table:style-name="ro1">
          <table:table-cell office:value-type="float" office:value="791000" calcext:value-type="float">
            <text:p>791000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791500" calcext:value-type="float">
            <text:p>791500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92000" calcext:value-type="float">
            <text:p>792000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92500" calcext:value-type="float">
            <text:p>792500</text:p>
          </table:table-cell>
          <table:table-cell office:value-type="float" office:value="0.003848" calcext:value-type="float">
            <text:p>0.003848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0.003805" calcext:value-type="float">
            <text:p>0.0038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793000" calcext:value-type="float">
            <text:p>793000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93500" calcext:value-type="float">
            <text:p>793500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94000" calcext:value-type="float">
            <text:p>794000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.003983" calcext:value-type="float">
            <text:p>0.00398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94500" calcext:value-type="float">
            <text:p>794500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774" calcext:value-type="float">
            <text:p>0.003774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795000" calcext:value-type="float">
            <text:p>795000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3778" calcext:value-type="float">
            <text:p>0.0037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95500" calcext:value-type="float">
            <text:p>795500</text:p>
          </table:table-cell>
          <table:table-cell office:value-type="float" office:value="0.003357" calcext:value-type="float">
            <text:p>0.003357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96000" calcext:value-type="float">
            <text:p>796000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96500" calcext:value-type="float">
            <text:p>796500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0.003456" calcext:value-type="float">
            <text:p>0.003456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97000" calcext:value-type="float">
            <text:p>797000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97500" calcext:value-type="float">
            <text:p>797500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3799" calcext:value-type="float">
            <text:p>0.00379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98500" calcext:value-type="float">
            <text:p>798500</text:p>
          </table:table-cell>
          <table:table-cell office:value-type="float" office:value="0.003597" calcext:value-type="float">
            <text:p>0.003597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799000" calcext:value-type="float">
            <text:p>799000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894" calcext:value-type="float">
            <text:p>0.00389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799500" calcext:value-type="float">
            <text:p>799500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003445" calcext:value-type="float">
            <text:p>0.003445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00500" calcext:value-type="float">
            <text:p>800500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4101" calcext:value-type="float">
            <text:p>0.00410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01000" calcext:value-type="float">
            <text:p>801000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01500" calcext:value-type="float">
            <text:p>801500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802500" calcext:value-type="float">
            <text:p>802500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03000" calcext:value-type="float">
            <text:p>803000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3917" calcext:value-type="float">
            <text:p>0.003917</text:p>
          </table:table-cell>
          <table:table-cell office:value-type="float" office:value="0.000036" calcext:value-type="float">
            <text:p>3.6E-05</text:p>
          </table:table-cell>
        </table:table-row>
        <table:table-row table:style-name="ro1">
          <table:table-cell office:value-type="float" office:value="803500" calcext:value-type="float">
            <text:p>803500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04000" calcext:value-type="float">
            <text:p>804000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04500" calcext:value-type="float">
            <text:p>804500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05000" calcext:value-type="float">
            <text:p>805000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3791" calcext:value-type="float">
            <text:p>0.0037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05500" calcext:value-type="float">
            <text:p>805500</text:p>
          </table:table-cell>
          <table:table-cell office:value-type="float" office:value="0.003957" calcext:value-type="float">
            <text:p>0.003957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06000" calcext:value-type="float">
            <text:p>806000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06500" calcext:value-type="float">
            <text:p>806500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731" calcext:value-type="float">
            <text:p>0.003731</text:p>
          </table:table-cell>
          <table:table-cell office:value-type="float" office:value="0.005259" calcext:value-type="float">
            <text:p>0.00525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07000" calcext:value-type="float">
            <text:p>807000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807500" calcext:value-type="float">
            <text:p>807500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08000" calcext:value-type="float">
            <text:p>808000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08500" calcext:value-type="float">
            <text:p>808500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09000" calcext:value-type="float">
            <text:p>809000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09500" calcext:value-type="float">
            <text:p>809500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10500" calcext:value-type="float">
            <text:p>810500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11000" calcext:value-type="float">
            <text:p>811000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11500" calcext:value-type="float">
            <text:p>811500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12000" calcext:value-type="float">
            <text:p>812000</text:p>
          </table:table-cell>
          <table:table-cell office:value-type="float" office:value="0.003329" calcext:value-type="float">
            <text:p>0.003329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12500" calcext:value-type="float">
            <text:p>812500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13000" calcext:value-type="float">
            <text:p>813000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13500" calcext:value-type="float">
            <text:p>813500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14000" calcext:value-type="float">
            <text:p>814000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14500" calcext:value-type="float">
            <text:p>814500</text:p>
          </table:table-cell>
          <table:table-cell office:value-type="float" office:value="0.003562" calcext:value-type="float">
            <text:p>0.003562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15000" calcext:value-type="float">
            <text:p>815000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815500" calcext:value-type="float">
            <text:p>815500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16000" calcext:value-type="float">
            <text:p>816000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3807" calcext:value-type="float">
            <text:p>0.00380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16500" calcext:value-type="float">
            <text:p>816500</text:p>
          </table:table-cell>
          <table:table-cell office:value-type="float" office:value="0.003553" calcext:value-type="float">
            <text:p>0.003553</text:p>
          </table:table-cell>
          <table:table-cell office:value-type="float" office:value="0.003623" calcext:value-type="float">
            <text:p>0.003623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17000" calcext:value-type="float">
            <text:p>817000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698" calcext:value-type="float">
            <text:p>0.003698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817500" calcext:value-type="float">
            <text:p>817500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18000" calcext:value-type="float">
            <text:p>818000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3657" calcext:value-type="float">
            <text:p>0.003657</text:p>
          </table:table-cell>
          <table:table-cell office:value-type="float" office:value="0.003835" calcext:value-type="float">
            <text:p>0.00383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18500" calcext:value-type="float">
            <text:p>818500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819000" calcext:value-type="float">
            <text:p>819000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003748" calcext:value-type="float">
            <text:p>0.003748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19500" calcext:value-type="float">
            <text:p>819500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668" calcext:value-type="float">
            <text:p>0.003668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20500" calcext:value-type="float">
            <text:p>820500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21000" calcext:value-type="float">
            <text:p>821000</text:p>
          </table:table-cell>
          <table:table-cell office:value-type="float" office:value="0.003354" calcext:value-type="float">
            <text:p>0.003354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821500" calcext:value-type="float">
            <text:p>821500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22500" calcext:value-type="float">
            <text:p>822500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23000" calcext:value-type="float">
            <text:p>823000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23500" calcext:value-type="float">
            <text:p>823500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24000" calcext:value-type="float">
            <text:p>824000</text:p>
          </table:table-cell>
          <table:table-cell office:value-type="float" office:value="0.003624" calcext:value-type="float">
            <text:p>0.003624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24500" calcext:value-type="float">
            <text:p>824500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825000" calcext:value-type="float">
            <text:p>825000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25500" calcext:value-type="float">
            <text:p>825500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26000" calcext:value-type="float">
            <text:p>826000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26500" calcext:value-type="float">
            <text:p>826500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4032" calcext:value-type="float">
            <text:p>0.004032</text:p>
          </table:table-cell>
          <table:table-cell office:value-type="float" office:value="0.003917" calcext:value-type="float">
            <text:p>0.003917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827000" calcext:value-type="float">
            <text:p>827000</text:p>
          </table:table-cell>
          <table:table-cell office:value-type="float" office:value="0.004737" calcext:value-type="float">
            <text:p>0.004737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0.004109" calcext:value-type="float">
            <text:p>0.00410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27500" calcext:value-type="float">
            <text:p>827500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28500" calcext:value-type="float">
            <text:p>828500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29000" calcext:value-type="float">
            <text:p>829000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29500" calcext:value-type="float">
            <text:p>829500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477" calcext:value-type="float">
            <text:p>0.003477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30500" calcext:value-type="float">
            <text:p>8305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31000" calcext:value-type="float">
            <text:p>831000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31500" calcext:value-type="float">
            <text:p>831500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3963" calcext:value-type="float">
            <text:p>0.00396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32500" calcext:value-type="float">
            <text:p>832500</text:p>
          </table:table-cell>
          <table:table-cell office:value-type="float" office:value="0.003623" calcext:value-type="float">
            <text:p>0.003623</text:p>
          </table:table-cell>
          <table:table-cell office:value-type="float" office:value="0.003786" calcext:value-type="float">
            <text:p>0.003786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833000" calcext:value-type="float">
            <text:p>833000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33500" calcext:value-type="float">
            <text:p>833500</text:p>
          </table:table-cell>
          <table:table-cell office:value-type="float" office:value="0.003505" calcext:value-type="float">
            <text:p>0.003505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34000" calcext:value-type="float">
            <text:p>834000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.003797" calcext:value-type="float">
            <text:p>0.003797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34500" calcext:value-type="float">
            <text:p>834500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35000" calcext:value-type="float">
            <text:p>835000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0.003778" calcext:value-type="float">
            <text:p>0.003778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35500" calcext:value-type="float">
            <text:p>835500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36000" calcext:value-type="float">
            <text:p>836000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4036" calcext:value-type="float">
            <text:p>0.004036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836500" calcext:value-type="float">
            <text:p>836500</text:p>
          </table:table-cell>
          <table:table-cell office:value-type="float" office:value="0.003331" calcext:value-type="float">
            <text:p>0.003331</text:p>
          </table:table-cell>
          <table:table-cell office:value-type="float" office:value="0.003786" calcext:value-type="float">
            <text:p>0.003786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37000" calcext:value-type="float">
            <text:p>837000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0.003984" calcext:value-type="float">
            <text:p>0.00398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37500" calcext:value-type="float">
            <text:p>837500</text:p>
          </table:table-cell>
          <table:table-cell office:value-type="float" office:value="0.003158" calcext:value-type="float">
            <text:p>0.003158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38000" calcext:value-type="float">
            <text:p>838000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38500" calcext:value-type="float">
            <text:p>838500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839000" calcext:value-type="float">
            <text:p>839000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39500" calcext:value-type="float">
            <text:p>839500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3853" calcext:value-type="float">
            <text:p>0.003853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840500" calcext:value-type="float">
            <text:p>840500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41000" calcext:value-type="float">
            <text:p>841000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257" calcext:value-type="float">
            <text:p>0.003257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41500" calcext:value-type="float">
            <text:p>841500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0.003738" calcext:value-type="float">
            <text:p>0.003738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42000" calcext:value-type="float">
            <text:p>842000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715" calcext:value-type="float">
            <text:p>0.00371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42500" calcext:value-type="float">
            <text:p>842500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43000" calcext:value-type="float">
            <text:p>843000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854" calcext:value-type="float">
            <text:p>0.00385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43500" calcext:value-type="float">
            <text:p>843500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44000" calcext:value-type="float">
            <text:p>844000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844500" calcext:value-type="float">
            <text:p>844500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3698" calcext:value-type="float">
            <text:p>0.003698</text:p>
          </table:table-cell>
          <table:table-cell office:value-type="float" office:value="0.003811" calcext:value-type="float">
            <text:p>0.00381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45500" calcext:value-type="float">
            <text:p>845500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46000" calcext:value-type="float">
            <text:p>846000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46500" calcext:value-type="float">
            <text:p>846500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47000" calcext:value-type="float">
            <text:p>847000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47500" calcext:value-type="float">
            <text:p>847500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48000" calcext:value-type="float">
            <text:p>848000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296" calcext:value-type="float">
            <text:p>0.003296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48500" calcext:value-type="float">
            <text:p>848500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03673" calcext:value-type="float">
            <text:p>0.003673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49000" calcext:value-type="float">
            <text:p>849000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49500" calcext:value-type="float">
            <text:p>849500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0.003743" calcext:value-type="float">
            <text:p>0.003743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3832" calcext:value-type="float">
            <text:p>0.00383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50500" calcext:value-type="float">
            <text:p>850500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51000" calcext:value-type="float">
            <text:p>851000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51500" calcext:value-type="float">
            <text:p>851500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3814" calcext:value-type="float">
            <text:p>0.00381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52500" calcext:value-type="float">
            <text:p>852500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53000" calcext:value-type="float">
            <text:p>853000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53500" calcext:value-type="float">
            <text:p>853500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854000" calcext:value-type="float">
            <text:p>854000</text:p>
          </table:table-cell>
          <table:table-cell office:value-type="float" office:value="0.003361" calcext:value-type="float">
            <text:p>0.003361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854500" calcext:value-type="float">
            <text:p>854500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55000" calcext:value-type="float">
            <text:p>855000</text:p>
          </table:table-cell>
          <table:table-cell office:value-type="float" office:value="0.003416" calcext:value-type="float">
            <text:p>0.003416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855500" calcext:value-type="float">
            <text:p>855500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3736" calcext:value-type="float">
            <text:p>0.003736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4744" calcext:value-type="float">
            <text:p>0.00474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56500" calcext:value-type="float">
            <text:p>856500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.003882" calcext:value-type="float">
            <text:p>0.00388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57000" calcext:value-type="float">
            <text:p>857000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0.003754" calcext:value-type="float">
            <text:p>0.003754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57500" calcext:value-type="float">
            <text:p>857500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58000" calcext:value-type="float">
            <text:p>858000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58500" calcext:value-type="float">
            <text:p>858500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59000" calcext:value-type="float">
            <text:p>859000</text:p>
          </table:table-cell>
          <table:table-cell office:value-type="float" office:value="0.003311" calcext:value-type="float">
            <text:p>0.003311</text:p>
          </table:table-cell>
          <table:table-cell office:value-type="float" office:value="0.003794" calcext:value-type="float">
            <text:p>0.003794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59500" calcext:value-type="float">
            <text:p>859500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0.000012" calcext:value-type="float">
            <text:p>1.2E-05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60500" calcext:value-type="float">
            <text:p>860500</text:p>
          </table:table-cell>
          <table:table-cell office:value-type="float" office:value="0.003627" calcext:value-type="float">
            <text:p>0.003627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61000" calcext:value-type="float">
            <text:p>861000</text:p>
          </table:table-cell>
          <table:table-cell office:value-type="float" office:value="0.003397" calcext:value-type="float">
            <text:p>0.003397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61500" calcext:value-type="float">
            <text:p>861500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62000" calcext:value-type="float">
            <text:p>862000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0012" calcext:value-type="float">
            <text:p>1.2E-05</text:p>
          </table:table-cell>
        </table:table-row>
        <table:table-row table:style-name="ro1">
          <table:table-cell office:value-type="float" office:value="862500" calcext:value-type="float">
            <text:p>862500</text:p>
          </table:table-cell>
          <table:table-cell office:value-type="float" office:value="0.003433" calcext:value-type="float">
            <text:p>0.003433</text:p>
          </table:table-cell>
          <table:table-cell office:value-type="float" office:value="0.003736" calcext:value-type="float">
            <text:p>0.003736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63000" calcext:value-type="float">
            <text:p>863000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3328" calcext:value-type="float">
            <text:p>0.00332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63500" calcext:value-type="float">
            <text:p>863500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3979" calcext:value-type="float">
            <text:p>0.00397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64000" calcext:value-type="float">
            <text:p>864000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3987" calcext:value-type="float">
            <text:p>0.00398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64500" calcext:value-type="float">
            <text:p>864500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3672" calcext:value-type="float">
            <text:p>0.00367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65000" calcext:value-type="float">
            <text:p>865000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003748" calcext:value-type="float">
            <text:p>0.003748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65500" calcext:value-type="float">
            <text:p>865500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3748" calcext:value-type="float">
            <text:p>0.003748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66000" calcext:value-type="float">
            <text:p>866000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66500" calcext:value-type="float">
            <text:p>866500</text:p>
          </table:table-cell>
          <table:table-cell office:value-type="float" office:value="0.003434" calcext:value-type="float">
            <text:p>0.003434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867000" calcext:value-type="float">
            <text:p>8670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67500" calcext:value-type="float">
            <text:p>867500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868000" calcext:value-type="float">
            <text:p>868000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.003672" calcext:value-type="float">
            <text:p>0.003672</text:p>
          </table:table-cell>
          <table:table-cell office:value-type="float" office:value="0.003936" calcext:value-type="float">
            <text:p>0.00393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68500" calcext:value-type="float">
            <text:p>868500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69000" calcext:value-type="float">
            <text:p>869000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3885" calcext:value-type="float">
            <text:p>0.00388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69500" calcext:value-type="float">
            <text:p>869500</text:p>
          </table:table-cell>
          <table:table-cell office:value-type="float" office:value="0.003504" calcext:value-type="float">
            <text:p>0.003504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70500" calcext:value-type="float">
            <text:p>870500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807" calcext:value-type="float">
            <text:p>0.00380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71000" calcext:value-type="float">
            <text:p>871000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3821" calcext:value-type="float">
            <text:p>0.00382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71500" calcext:value-type="float">
            <text:p>871500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72000" calcext:value-type="float">
            <text:p>872000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872500" calcext:value-type="float">
            <text:p>872500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873000" calcext:value-type="float">
            <text:p>873000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4063" calcext:value-type="float">
            <text:p>0.00406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73500" calcext:value-type="float">
            <text:p>873500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74000" calcext:value-type="float">
            <text:p>874000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74500" calcext:value-type="float">
            <text:p>874500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3743" calcext:value-type="float">
            <text:p>0.003743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75000" calcext:value-type="float">
            <text:p>875000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724" calcext:value-type="float">
            <text:p>0.003724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75500" calcext:value-type="float">
            <text:p>875500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76000" calcext:value-type="float">
            <text:p>876000</text:p>
          </table:table-cell>
          <table:table-cell office:value-type="float" office:value="0.003364" calcext:value-type="float">
            <text:p>0.003364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76500" calcext:value-type="float">
            <text:p>876500</text:p>
          </table:table-cell>
          <table:table-cell office:value-type="float" office:value="0.003192" calcext:value-type="float">
            <text:p>0.003192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4027" calcext:value-type="float">
            <text:p>0.00402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77000" calcext:value-type="float">
            <text:p>877000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761" calcext:value-type="float">
            <text:p>0.003761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77500" calcext:value-type="float">
            <text:p>877500</text:p>
          </table:table-cell>
          <table:table-cell office:value-type="float" office:value="0.003412" calcext:value-type="float">
            <text:p>0.003412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3786" calcext:value-type="float">
            <text:p>0.00378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78000" calcext:value-type="float">
            <text:p>878000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78500" calcext:value-type="float">
            <text:p>878500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952" calcext:value-type="float">
            <text:p>0.00395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79000" calcext:value-type="float">
            <text:p>879000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79500" calcext:value-type="float">
            <text:p>879500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492" calcext:value-type="float">
            <text:p>0.003492</text:p>
          </table:table-cell>
          <table:table-cell office:value-type="float" office:value="0.004184" calcext:value-type="float">
            <text:p>0.004184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441" calcext:value-type="float">
            <text:p>0.003441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80500" calcext:value-type="float">
            <text:p>880500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81000" calcext:value-type="float">
            <text:p>881000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81500" calcext:value-type="float">
            <text:p>881500</text:p>
          </table:table-cell>
          <table:table-cell office:value-type="float" office:value="0.003589" calcext:value-type="float">
            <text:p>0.003589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82000" calcext:value-type="float">
            <text:p>882000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82500" calcext:value-type="float">
            <text:p>882500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3974" calcext:value-type="float">
            <text:p>0.003974</text:p>
          </table:table-cell>
          <table:table-cell office:value-type="float" office:value="0.000012" calcext:value-type="float">
            <text:p>1.2E-05</text:p>
          </table:table-cell>
        </table:table-row>
        <table:table-row table:style-name="ro1">
          <table:table-cell office:value-type="float" office:value="883000" calcext:value-type="float">
            <text:p>883000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83500" calcext:value-type="float">
            <text:p>883500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378" calcext:value-type="float">
            <text:p>0.003378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84000" calcext:value-type="float">
            <text:p>884000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3966" calcext:value-type="float">
            <text:p>0.00396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84500" calcext:value-type="float">
            <text:p>884500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85000" calcext:value-type="float">
            <text:p>885000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0.003372" calcext:value-type="float">
            <text:p>0.003372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85500" calcext:value-type="float">
            <text:p>885500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3727" calcext:value-type="float">
            <text:p>0.003727</text:p>
          </table:table-cell>
          <table:table-cell office:value-type="float" office:value="0.004169" calcext:value-type="float">
            <text:p>0.00416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 office:value-type="float" office:value="0.003466" calcext:value-type="float">
            <text:p>0.003466</text:p>
          </table:table-cell>
          <table:table-cell office:value-type="float" office:value="0.003672" calcext:value-type="float">
            <text:p>0.003672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86500" calcext:value-type="float">
            <text:p>886500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4026" calcext:value-type="float">
            <text:p>0.004026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887000" calcext:value-type="float">
            <text:p>887000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4068" calcext:value-type="float">
            <text:p>0.004068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887500" calcext:value-type="float">
            <text:p>887500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0.003866" calcext:value-type="float">
            <text:p>0.00386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88000" calcext:value-type="float">
            <text:p>888000</text:p>
          </table:table-cell>
          <table:table-cell office:value-type="float" office:value="0.003783" calcext:value-type="float">
            <text:p>0.003783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888500" calcext:value-type="float">
            <text:p>888500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3772" calcext:value-type="float">
            <text:p>0.00377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89000" calcext:value-type="float">
            <text:p>889000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889500" calcext:value-type="float">
            <text:p>889500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90500" calcext:value-type="float">
            <text:p>890500</text:p>
          </table:table-cell>
          <table:table-cell office:value-type="float" office:value="0.003549" calcext:value-type="float">
            <text:p>0.003549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91000" calcext:value-type="float">
            <text:p>891000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91500" calcext:value-type="float">
            <text:p>891500</text:p>
          </table:table-cell>
          <table:table-cell office:value-type="float" office:value="0.003412" calcext:value-type="float">
            <text:p>0.003412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92000" calcext:value-type="float">
            <text:p>892000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3942" calcext:value-type="float">
            <text:p>0.00394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92500" calcext:value-type="float">
            <text:p>892500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93000" calcext:value-type="float">
            <text:p>893000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758" calcext:value-type="float">
            <text:p>0.003758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93500" calcext:value-type="float">
            <text:p>893500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03917" calcext:value-type="float">
            <text:p>0.00391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94000" calcext:value-type="float">
            <text:p>894000</text:p>
          </table:table-cell>
          <table:table-cell office:value-type="float" office:value="0.003552" calcext:value-type="float">
            <text:p>0.003552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03917" calcext:value-type="float">
            <text:p>0.003917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894500" calcext:value-type="float">
            <text:p>894500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895000" calcext:value-type="float">
            <text:p>895000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0.003738" calcext:value-type="float">
            <text:p>0.003738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95500" calcext:value-type="float">
            <text:p>895500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896000" calcext:value-type="float">
            <text:p>896000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96500" calcext:value-type="float">
            <text:p>896500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97000" calcext:value-type="float">
            <text:p>897000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97500" calcext:value-type="float">
            <text:p>897500</text:p>
          </table:table-cell>
          <table:table-cell office:value-type="float" office:value="0.003425" calcext:value-type="float">
            <text:p>0.003425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98500" calcext:value-type="float">
            <text:p>898500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4169" calcext:value-type="float">
            <text:p>0.00416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99000" calcext:value-type="float">
            <text:p>899000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899500" calcext:value-type="float">
            <text:p>899500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00500" calcext:value-type="float">
            <text:p>900500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0.003983" calcext:value-type="float">
            <text:p>0.00398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01500" calcext:value-type="float">
            <text:p>901500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0.004052" calcext:value-type="float">
            <text:p>0.00405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902500" calcext:value-type="float">
            <text:p>902500</text:p>
          </table:table-cell>
          <table:table-cell office:value-type="float" office:value="0.003455" calcext:value-type="float">
            <text:p>0.003455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4068" calcext:value-type="float">
            <text:p>0.00406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03500" calcext:value-type="float">
            <text:p>903500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04000" calcext:value-type="float">
            <text:p>904000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04500" calcext:value-type="float">
            <text:p>904500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3968" calcext:value-type="float">
            <text:p>0.003968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905000" calcext:value-type="float">
            <text:p>905000</text:p>
          </table:table-cell>
          <table:table-cell office:value-type="float" office:value="0.003624" calcext:value-type="float">
            <text:p>0.003624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905500" calcext:value-type="float">
            <text:p>905500</text:p>
          </table:table-cell>
          <table:table-cell office:value-type="float" office:value="0.003566" calcext:value-type="float">
            <text:p>0.003566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 office:value-type="float" office:value="0.003507" calcext:value-type="float">
            <text:p>0.003507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06500" calcext:value-type="float">
            <text:p>906500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907000" calcext:value-type="float">
            <text:p>907000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907500" calcext:value-type="float">
            <text:p>907500</text:p>
          </table:table-cell>
          <table:table-cell office:value-type="float" office:value="0.003553" calcext:value-type="float">
            <text:p>0.003553</text:p>
          </table:table-cell>
          <table:table-cell office:value-type="float" office:value="0.004846" calcext:value-type="float">
            <text:p>0.004846</text:p>
          </table:table-cell>
          <table:table-cell office:value-type="float" office:value="0.003963" calcext:value-type="float">
            <text:p>0.00396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08000" calcext:value-type="float">
            <text:p>908000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908500" calcext:value-type="float">
            <text:p>908500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3933" calcext:value-type="float">
            <text:p>0.003933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909000" calcext:value-type="float">
            <text:p>909000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09500" calcext:value-type="float">
            <text:p>909500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0058" calcext:value-type="float">
            <text:p>5.8E-05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743" calcext:value-type="float">
            <text:p>0.003743</text:p>
          </table:table-cell>
          <table:table-cell office:value-type="float" office:value="0.003975" calcext:value-type="float">
            <text:p>0.00397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10500" calcext:value-type="float">
            <text:p>910500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11000" calcext:value-type="float">
            <text:p>911000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11500" calcext:value-type="float">
            <text:p>911500</text:p>
          </table:table-cell>
          <table:table-cell office:value-type="float" office:value="0.003726" calcext:value-type="float">
            <text:p>0.003726</text:p>
          </table:table-cell>
          <table:table-cell office:value-type="float" office:value="0.003778" calcext:value-type="float">
            <text:p>0.003778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12000" calcext:value-type="float">
            <text:p>912000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.003774" calcext:value-type="float">
            <text:p>0.003774</text:p>
          </table:table-cell>
          <table:table-cell office:value-type="float" office:value="0.003936" calcext:value-type="float">
            <text:p>0.00393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12500" calcext:value-type="float">
            <text:p>912500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13000" calcext:value-type="float">
            <text:p>913000</text:p>
          </table:table-cell>
          <table:table-cell office:value-type="float" office:value="0.003352" calcext:value-type="float">
            <text:p>0.003352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3923" calcext:value-type="float">
            <text:p>0.003923</text:p>
          </table:table-cell>
          <table:table-cell office:value-type="float" office:value="0.000012" calcext:value-type="float">
            <text:p>1.2E-05</text:p>
          </table:table-cell>
        </table:table-row>
        <table:table-row table:style-name="ro1">
          <table:table-cell office:value-type="float" office:value="913500" calcext:value-type="float">
            <text:p>913500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0.003743" calcext:value-type="float">
            <text:p>0.003743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14000" calcext:value-type="float">
            <text:p>914000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0031" calcext:value-type="float">
            <text:p>3.1E-05</text:p>
          </table:table-cell>
        </table:table-row>
        <table:table-row table:style-name="ro1">
          <table:table-cell office:value-type="float" office:value="914500" calcext:value-type="float">
            <text:p>914500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738" calcext:value-type="float">
            <text:p>0.003738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15000" calcext:value-type="float">
            <text:p>915000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915500" calcext:value-type="float">
            <text:p>915500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003978" calcext:value-type="float">
            <text:p>0.0039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16000" calcext:value-type="float">
            <text:p>916000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3807" calcext:value-type="float">
            <text:p>0.003807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16500" calcext:value-type="float">
            <text:p>916500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17000" calcext:value-type="float">
            <text:p>917000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17500" calcext:value-type="float">
            <text:p>917500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0.003555" calcext:value-type="float">
            <text:p>0.003555</text:p>
          </table:table-cell>
          <table:table-cell office:value-type="float" office:value="0.003994" calcext:value-type="float">
            <text:p>0.003994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918000" calcext:value-type="float">
            <text:p>918000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18500" calcext:value-type="float">
            <text:p>918500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4142" calcext:value-type="float">
            <text:p>0.00414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19000" calcext:value-type="float">
            <text:p>919000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19500" calcext:value-type="float">
            <text:p>919500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3885" calcext:value-type="float">
            <text:p>0.0038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3995" calcext:value-type="float">
            <text:p>0.00399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20500" calcext:value-type="float">
            <text:p>920500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21000" calcext:value-type="float">
            <text:p>921000</text:p>
          </table:table-cell>
          <table:table-cell office:value-type="float" office:value="0.003438" calcext:value-type="float">
            <text:p>0.003438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3894" calcext:value-type="float">
            <text:p>0.00389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21500" calcext:value-type="float">
            <text:p>921500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922000" calcext:value-type="float">
            <text:p>922000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22500" calcext:value-type="float">
            <text:p>922500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23000" calcext:value-type="float">
            <text:p>923000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23500" calcext:value-type="float">
            <text:p>923500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3928" calcext:value-type="float">
            <text:p>0.00392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24000" calcext:value-type="float">
            <text:p>924000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03786" calcext:value-type="float">
            <text:p>0.003786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24500" calcext:value-type="float">
            <text:p>924500</text:p>
          </table:table-cell>
          <table:table-cell office:value-type="float" office:value="0.003466" calcext:value-type="float">
            <text:p>0.003466</text:p>
          </table:table-cell>
          <table:table-cell office:value-type="float" office:value="0.003766" calcext:value-type="float">
            <text:p>0.003766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25500" calcext:value-type="float">
            <text:p>925500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26000" calcext:value-type="float">
            <text:p>926000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783" calcext:value-type="float">
            <text:p>0.003783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26500" calcext:value-type="float">
            <text:p>926500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3885" calcext:value-type="float">
            <text:p>0.0038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27000" calcext:value-type="float">
            <text:p>927000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27500" calcext:value-type="float">
            <text:p>927500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0.003674" calcext:value-type="float">
            <text:p>0.003674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928000" calcext:value-type="float">
            <text:p>928000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4057" calcext:value-type="float">
            <text:p>0.00405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28500" calcext:value-type="float">
            <text:p>928500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.003803" calcext:value-type="float">
            <text:p>0.003803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29000" calcext:value-type="float">
            <text:p>929000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29500" calcext:value-type="float">
            <text:p>929500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30500" calcext:value-type="float">
            <text:p>930500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3779" calcext:value-type="float">
            <text:p>0.003779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31000" calcext:value-type="float">
            <text:p>931000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31500" calcext:value-type="float">
            <text:p>931500</text:p>
          </table:table-cell>
          <table:table-cell office:value-type="float" office:value="0.003662" calcext:value-type="float">
            <text:p>0.003662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932000" calcext:value-type="float">
            <text:p>932000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0.003819" calcext:value-type="float">
            <text:p>0.00381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32500" calcext:value-type="float">
            <text:p>932500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736" calcext:value-type="float">
            <text:p>0.003736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33000" calcext:value-type="float">
            <text:p>933000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933500" calcext:value-type="float">
            <text:p>933500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34000" calcext:value-type="float">
            <text:p>934000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34500" calcext:value-type="float">
            <text:p>934500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3798" calcext:value-type="float">
            <text:p>0.00379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35000" calcext:value-type="float">
            <text:p>935000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3794" calcext:value-type="float">
            <text:p>0.003794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35500" calcext:value-type="float">
            <text:p>935500</text:p>
          </table:table-cell>
          <table:table-cell office:value-type="float" office:value="0.003744" calcext:value-type="float">
            <text:p>0.003744</text:p>
          </table:table-cell>
          <table:table-cell office:value-type="float" office:value="0.003787" calcext:value-type="float">
            <text:p>0.003787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36000" calcext:value-type="float">
            <text:p>936000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36500" calcext:value-type="float">
            <text:p>936500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003553" calcext:value-type="float">
            <text:p>0.003553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937000" calcext:value-type="float">
            <text:p>937000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3945" calcext:value-type="float">
            <text:p>0.00394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37500" calcext:value-type="float">
            <text:p>937500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38000" calcext:value-type="float">
            <text:p>938000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38500" calcext:value-type="float">
            <text:p>938500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.004071" calcext:value-type="float">
            <text:p>0.00407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39000" calcext:value-type="float">
            <text:p>939000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003799" calcext:value-type="float">
            <text:p>0.003799</text:p>
          </table:table-cell>
          <table:table-cell office:value-type="float" office:value="0.003963" calcext:value-type="float">
            <text:p>0.00396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39500" calcext:value-type="float">
            <text:p>939500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40500" calcext:value-type="float">
            <text:p>940500</text:p>
          </table:table-cell>
          <table:table-cell office:value-type="float" office:value="0.003687" calcext:value-type="float">
            <text:p>0.00368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41000" calcext:value-type="float">
            <text:p>941000</text:p>
          </table:table-cell>
          <table:table-cell office:value-type="float" office:value="0.003278" calcext:value-type="float">
            <text:p>0.003278</text:p>
          </table:table-cell>
          <table:table-cell office:value-type="float" office:value="0.003748" calcext:value-type="float">
            <text:p>0.003748</text:p>
          </table:table-cell>
          <table:table-cell office:value-type="float" office:value="0.003987" calcext:value-type="float">
            <text:p>0.00398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41500" calcext:value-type="float">
            <text:p>941500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942000" calcext:value-type="float">
            <text:p>942000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.003791" calcext:value-type="float">
            <text:p>0.003791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42500" calcext:value-type="float">
            <text:p>942500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003748" calcext:value-type="float">
            <text:p>0.00374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43000" calcext:value-type="float">
            <text:p>943000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4046" calcext:value-type="float">
            <text:p>0.004046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943500" calcext:value-type="float">
            <text:p>943500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944000" calcext:value-type="float">
            <text:p>944000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.003662" calcext:value-type="float">
            <text:p>0.003662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44500" calcext:value-type="float">
            <text:p>944500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45000" calcext:value-type="float">
            <text:p>945000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0.003982" calcext:value-type="float">
            <text:p>0.00398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45500" calcext:value-type="float">
            <text:p>945500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46000" calcext:value-type="float">
            <text:p>946000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46500" calcext:value-type="float">
            <text:p>946500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47000" calcext:value-type="float">
            <text:p>947000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47500" calcext:value-type="float">
            <text:p>947500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994" calcext:value-type="float">
            <text:p>0.00399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48000" calcext:value-type="float">
            <text:p>948000</text:p>
          </table:table-cell>
          <table:table-cell office:value-type="float" office:value="0.003698" calcext:value-type="float">
            <text:p>0.003698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48500" calcext:value-type="float">
            <text:p>948500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49000" calcext:value-type="float">
            <text:p>949000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03724" calcext:value-type="float">
            <text:p>0.003724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0039" calcext:value-type="float">
            <text:p>3.9E-05</text:p>
          </table:table-cell>
        </table:table-row>
        <table:table-row table:style-name="ro1">
          <table:table-cell office:value-type="float" office:value="949500" calcext:value-type="float">
            <text:p>949500</text:p>
          </table:table-cell>
          <table:table-cell office:value-type="float" office:value="0.003649" calcext:value-type="float">
            <text:p>0.003649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382" calcext:value-type="float">
            <text:p>0.0033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50500" calcext:value-type="float">
            <text:p>950500</text:p>
          </table:table-cell>
          <table:table-cell office:value-type="float" office:value="0.003429" calcext:value-type="float">
            <text:p>0.003429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4271" calcext:value-type="float">
            <text:p>0.00427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51000" calcext:value-type="float">
            <text:p>951000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4106" calcext:value-type="float">
            <text:p>0.00410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51500" calcext:value-type="float">
            <text:p>951500</text:p>
          </table:table-cell>
          <table:table-cell office:value-type="float" office:value="0.003399" calcext:value-type="float">
            <text:p>0.003399</text:p>
          </table:table-cell>
          <table:table-cell office:value-type="float" office:value="0.003566" calcext:value-type="float">
            <text:p>0.003566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52000" calcext:value-type="float">
            <text:p>952000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52500" calcext:value-type="float">
            <text:p>952500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53000" calcext:value-type="float">
            <text:p>953000</text:p>
          </table:table-cell>
          <table:table-cell office:value-type="float" office:value="0.003663" calcext:value-type="float">
            <text:p>0.003663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53500" calcext:value-type="float">
            <text:p>953500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724" calcext:value-type="float">
            <text:p>0.003724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54000" calcext:value-type="float">
            <text:p>954000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54500" calcext:value-type="float">
            <text:p>954500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55000" calcext:value-type="float">
            <text:p>955000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55500" calcext:value-type="float">
            <text:p>955500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956000" calcext:value-type="float">
            <text:p>956000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967" calcext:value-type="float">
            <text:p>0.00396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56500" calcext:value-type="float">
            <text:p>956500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0.003844" calcext:value-type="float">
            <text:p>0.003844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957000" calcext:value-type="float">
            <text:p>957000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0.003951" calcext:value-type="float">
            <text:p>0.00395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57500" calcext:value-type="float">
            <text:p>957500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958000" calcext:value-type="float">
            <text:p>958000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003847" calcext:value-type="float">
            <text:p>0.003847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958500" calcext:value-type="float">
            <text:p>958500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959000" calcext:value-type="float">
            <text:p>959000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003715" calcext:value-type="float">
            <text:p>0.003715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59500" calcext:value-type="float">
            <text:p>959500</text:p>
          </table:table-cell>
          <table:table-cell office:value-type="float" office:value="0.00366" calcext:value-type="float">
            <text:p>0.00366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3905" calcext:value-type="float">
            <text:p>0.003905</text:p>
          </table:table-cell>
          <table:table-cell office:value-type="float" office:value="0.000036" calcext:value-type="float">
            <text:p>3.6E-05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0.003664" calcext:value-type="float">
            <text:p>0.003664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960500" calcext:value-type="float">
            <text:p>960500</text:p>
          </table:table-cell>
          <table:table-cell office:value-type="float" office:value="0.003477" calcext:value-type="float">
            <text:p>0.003477</text:p>
          </table:table-cell>
          <table:table-cell office:value-type="float" office:value="0.003765" calcext:value-type="float">
            <text:p>0.003765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61000" calcext:value-type="float">
            <text:p>961000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61500" calcext:value-type="float">
            <text:p>961500</text:p>
          </table:table-cell>
          <table:table-cell office:value-type="float" office:value="0.003542" calcext:value-type="float">
            <text:p>0.003542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948" calcext:value-type="float">
            <text:p>0.00394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62000" calcext:value-type="float">
            <text:p>962000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3857" calcext:value-type="float">
            <text:p>0.00385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62500" calcext:value-type="float">
            <text:p>962500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63000" calcext:value-type="float">
            <text:p>963000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963500" calcext:value-type="float">
            <text:p>963500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64000" calcext:value-type="float">
            <text:p>964000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0.003883" calcext:value-type="float">
            <text:p>0.00388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64500" calcext:value-type="float">
            <text:p>964500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965000" calcext:value-type="float">
            <text:p>965000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0.003896" calcext:value-type="float">
            <text:p>0.003896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965500" calcext:value-type="float">
            <text:p>965500</text:p>
          </table:table-cell>
          <table:table-cell office:value-type="float" office:value="0.003552" calcext:value-type="float">
            <text:p>0.003552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66000" calcext:value-type="float">
            <text:p>966000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66500" calcext:value-type="float">
            <text:p>966500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0.000034" calcext:value-type="float">
            <text:p>3.4E-05</text:p>
          </table:table-cell>
        </table:table-row>
        <table:table-row table:style-name="ro1">
          <table:table-cell office:value-type="float" office:value="967000" calcext:value-type="float">
            <text:p>967000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0.003898" calcext:value-type="float">
            <text:p>0.00389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67500" calcext:value-type="float">
            <text:p>967500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003874" calcext:value-type="float">
            <text:p>0.00387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68000" calcext:value-type="float">
            <text:p>968000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884" calcext:value-type="float">
            <text:p>0.00388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68500" calcext:value-type="float">
            <text:p>968500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69000" calcext:value-type="float">
            <text:p>969000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969500" calcext:value-type="float">
            <text:p>969500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0.003615" calcext:value-type="float">
            <text:p>0.003615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70500" calcext:value-type="float">
            <text:p>970500</text:p>
          </table:table-cell>
          <table:table-cell office:value-type="float" office:value="0.003337" calcext:value-type="float">
            <text:p>0.003337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971000" calcext:value-type="float">
            <text:p>971000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971500" calcext:value-type="float">
            <text:p>971500</text:p>
          </table:table-cell>
          <table:table-cell office:value-type="float" office:value="0.003364" calcext:value-type="float">
            <text:p>0.003364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972000" calcext:value-type="float">
            <text:p>972000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.003668" calcext:value-type="float">
            <text:p>0.003668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72500" calcext:value-type="float">
            <text:p>972500</text:p>
          </table:table-cell>
          <table:table-cell office:value-type="float" office:value="0.003502" calcext:value-type="float">
            <text:p>0.003502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73000" calcext:value-type="float">
            <text:p>973000</text:p>
          </table:table-cell>
          <table:table-cell office:value-type="float" office:value="0.003662" calcext:value-type="float">
            <text:p>0.003662</text:p>
          </table:table-cell>
          <table:table-cell office:value-type="float" office:value="0.003819" calcext:value-type="float">
            <text:p>0.003819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973500" calcext:value-type="float">
            <text:p>973500</text:p>
          </table:table-cell>
          <table:table-cell office:value-type="float" office:value="0.003138" calcext:value-type="float">
            <text:p>0.003138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74000" calcext:value-type="float">
            <text:p>974000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3777" calcext:value-type="float">
            <text:p>0.00377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74500" calcext:value-type="float">
            <text:p>974500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75000" calcext:value-type="float">
            <text:p>975000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003544" calcext:value-type="float">
            <text:p>0.003544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75500" calcext:value-type="float">
            <text:p>975500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976000" calcext:value-type="float">
            <text:p>976000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76500" calcext:value-type="float">
            <text:p>976500</text:p>
          </table:table-cell>
          <table:table-cell office:value-type="float" office:value="0.003557" calcext:value-type="float">
            <text:p>0.003557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77000" calcext:value-type="float">
            <text:p>977000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977500" calcext:value-type="float">
            <text:p>977500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4006" calcext:value-type="float">
            <text:p>0.004006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78000" calcext:value-type="float">
            <text:p>978000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3738" calcext:value-type="float">
            <text:p>0.003738</text:p>
          </table:table-cell>
          <table:table-cell office:value-type="float" office:value="0.003736" calcext:value-type="float">
            <text:p>0.003736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float" office:value="978500" calcext:value-type="float">
            <text:p>978500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79000" calcext:value-type="float">
            <text:p>979000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0.003695" calcext:value-type="float">
            <text:p>0.003695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79500" calcext:value-type="float">
            <text:p>979500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3915" calcext:value-type="float">
            <text:p>0.00391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80500" calcext:value-type="float">
            <text:p>980500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798" calcext:value-type="float">
            <text:p>0.003798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81000" calcext:value-type="float">
            <text:p>981000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03605" calcext:value-type="float">
            <text:p>0.003605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81500" calcext:value-type="float">
            <text:p>981500</text:p>
          </table:table-cell>
          <table:table-cell office:value-type="float" office:value="0.003624" calcext:value-type="float">
            <text:p>0.003624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0.003926" calcext:value-type="float">
            <text:p>0.003926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982000" calcext:value-type="float">
            <text:p>982000</text:p>
          </table:table-cell>
          <table:table-cell office:value-type="float" office:value="0.003645" calcext:value-type="float">
            <text:p>0.003645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82500" calcext:value-type="float">
            <text:p>982500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3754" calcext:value-type="float">
            <text:p>0.003754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83000" calcext:value-type="float">
            <text:p>983000</text:p>
          </table:table-cell>
          <table:table-cell office:value-type="float" office:value="0.003724" calcext:value-type="float">
            <text:p>0.003724</text:p>
          </table:table-cell>
          <table:table-cell office:value-type="float" office:value="0.003771" calcext:value-type="float">
            <text:p>0.003771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83500" calcext:value-type="float">
            <text:p>983500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4028" calcext:value-type="float">
            <text:p>0.004028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84000" calcext:value-type="float">
            <text:p>984000</text:p>
          </table:table-cell>
          <table:table-cell office:value-type="float" office:value="0.003662" calcext:value-type="float">
            <text:p>0.003662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0.003914" calcext:value-type="float">
            <text:p>0.003914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84500" calcext:value-type="float">
            <text:p>984500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3872" calcext:value-type="float">
            <text:p>0.00387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85000" calcext:value-type="float">
            <text:p>985000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3936" calcext:value-type="float">
            <text:p>0.00393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85500" calcext:value-type="float">
            <text:p>985500</text:p>
          </table:table-cell>
          <table:table-cell office:value-type="float" office:value="0.003257" calcext:value-type="float">
            <text:p>0.003257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.003754" calcext:value-type="float">
            <text:p>0.003754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86000" calcext:value-type="float">
            <text:p>986000</text:p>
          </table:table-cell>
          <table:table-cell office:value-type="float" office:value="0.003389" calcext:value-type="float">
            <text:p>0.003389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986500" calcext:value-type="float">
            <text:p>986500</text:p>
          </table:table-cell>
          <table:table-cell office:value-type="float" office:value="0.003341" calcext:value-type="float">
            <text:p>0.003341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87000" calcext:value-type="float">
            <text:p>987000</text:p>
          </table:table-cell>
          <table:table-cell office:value-type="float" office:value="0.003554" calcext:value-type="float">
            <text:p>0.003554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87500" calcext:value-type="float">
            <text:p>987500</text:p>
          </table:table-cell>
          <table:table-cell office:value-type="float" office:value="0.003568" calcext:value-type="float">
            <text:p>0.003568</text:p>
          </table:table-cell>
          <table:table-cell office:value-type="float" office:value="0.003743" calcext:value-type="float">
            <text:p>0.003743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88000" calcext:value-type="float">
            <text:p>988000</text:p>
          </table:table-cell>
          <table:table-cell office:value-type="float" office:value="0.003586" calcext:value-type="float">
            <text:p>0.003586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88500" calcext:value-type="float">
            <text:p>988500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989000" calcext:value-type="float">
            <text:p>989000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3851" calcext:value-type="float">
            <text:p>0.003851</text:p>
          </table:table-cell>
          <table:table-cell office:value-type="float" office:value="0.004067" calcext:value-type="float">
            <text:p>0.004067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89500" calcext:value-type="float">
            <text:p>989500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90500" calcext:value-type="float">
            <text:p>990500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91000" calcext:value-type="float">
            <text:p>991000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float" office:value="991500" calcext:value-type="float">
            <text:p>991500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92000" calcext:value-type="float">
            <text:p>992000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3713" calcext:value-type="float">
            <text:p>0.003713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92500" calcext:value-type="float">
            <text:p>992500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716" calcext:value-type="float">
            <text:p>0.003716</text:p>
          </table:table-cell>
          <table:table-cell office:value-type="float" office:value="0.003923" calcext:value-type="float">
            <text:p>0.00392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93000" calcext:value-type="float">
            <text:p>993000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93500" calcext:value-type="float">
            <text:p>993500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94000" calcext:value-type="float">
            <text:p>994000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3701" calcext:value-type="float">
            <text:p>0.003701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994500" calcext:value-type="float">
            <text:p>994500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692" calcext:value-type="float">
            <text:p>0.003692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95500" calcext:value-type="float">
            <text:p>995500</text:p>
          </table:table-cell>
          <table:table-cell office:value-type="float" office:value="0.003278" calcext:value-type="float">
            <text:p>0.003278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96000" calcext:value-type="float">
            <text:p>996000</text:p>
          </table:table-cell>
          <table:table-cell office:value-type="float" office:value="0.003668" calcext:value-type="float">
            <text:p>0.003668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0.000029" calcext:value-type="float">
            <text:p>2.9E-05</text:p>
          </table:table-cell>
        </table:table-row>
        <table:table-row table:style-name="ro1">
          <table:table-cell office:value-type="float" office:value="996500" calcext:value-type="float">
            <text:p>996500</text:p>
          </table:table-cell>
          <table:table-cell office:value-type="float" office:value="0.003285" calcext:value-type="float">
            <text:p>0.003285</text:p>
          </table:table-cell>
          <table:table-cell office:value-type="float" office:value="0.003748" calcext:value-type="float">
            <text:p>0.003748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97000" calcext:value-type="float">
            <text:p>997000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003937" calcext:value-type="float">
            <text:p>0.003937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997500" calcext:value-type="float">
            <text:p>997500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3982" calcext:value-type="float">
            <text:p>0.003982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98500" calcext:value-type="float">
            <text:p>998500</text:p>
          </table:table-cell>
          <table:table-cell office:value-type="float" office:value="0.003378" calcext:value-type="float">
            <text:p>0.003378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99000" calcext:value-type="float">
            <text:p>999000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003613" calcext:value-type="float">
            <text:p>0.003613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999500" calcext:value-type="float">
            <text:p>999500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0014" calcext:value-type="float">
            <text:p>1.4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9:11:19.312460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06:44.804263419</meta:creation-date>
    <dc:date>2019-11-14T19:22:23.238908056</dc:date>
    <meta:editing-duration>PT3H58M2S</meta:editing-duration>
    <meta:editing-cycles>13</meta:editing-cycles>
    <meta:generator>LibreOffice/6.2.8.2$Linux_X86_64 LibreOffice_project/20$Build-2</meta:generator>
    <meta:document-statistic meta:table-count="2" meta:cell-count="100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133cm" svg:height="17.93cm" xlink:href=".." xlink:type="simple" chart:class="chart:scatter" chart:style-name="ch1">
        <chart:legend chart:legend-position="end" svg:x="30.18cm" svg:y="8.168cm" style:legend-expansion="high" chart:style-name="ch2"/>
        <chart:plot-area chart:style-name="ch3" table:cell-range-address="Sheet1.A2:Sheet1.D17" chart:data-source-has-labels="row" svg:x="0.642cm" svg:y="0.358cm" svg:width="28.896cm" svg:height="17.214cm">
          <chartooo:coordinate-region svg:x="1.369cm" svg:y="0.557cm" svg:width="27.982cm" svg:height="16.3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7" loext:label-string="&quot;Z=3&quot;" chart:class="chart:scatter">
            <chart:domain table:cell-range-address="Sheet1.A2:Sheet1.A17"/>
            <chart:data-point chart:repeated="16"/>
          </chart:series>
          <chart:series chart:style-name="ch8" chart:values-cell-range-address="Sheet1.C2:Sheet1.C17" loext:label-string="&quot;Z=4&quot;" chart:class="chart:scatter">
            <chart:data-point chart:repeated="16"/>
          </chart:series>
          <chart:series chart:style-name="ch9" chart:values-cell-range-address="Sheet1.D2:Sheet1.D17" loext:label-string="&quot;Z=5&quot;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=3</text:p>
              </table:table-cell>
              <table:table-cell office:value-type="string">
                <text:p>Z=4</text:p>
              </table:table-cell>
              <table:table-cell office:value-type="string">
                <text:p>Z=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7</svg:desc>
                </draw:g>
              </table:table-cell>
              <table:table-cell office:value-type="float" office:value="0.666667">
                <text:p>0.666667</text:p>
                <draw:g>
                  <svg:desc>Sheet1.B2:Sheet1.B17</svg:desc>
                </draw:g>
              </table:table-cell>
              <table:table-cell office:value-type="float" office:value="0.25">
                <text:p>0.25</text:p>
                <draw:g>
                  <svg:desc>Sheet1.C2:Sheet1.C17</svg:desc>
                </draw:g>
              </table:table-cell>
              <table:table-cell office:value-type="float" office:value="0">
                <text:p>0</text:p>
                <draw:g>
                  <svg:desc>Sheet1.D2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6667">
                <text:p>0.166667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6667">
                <text:p>0.166667</text:p>
              </table:table-cell>
              <table:table-cell office:value-type="float" office:value="0.1875">
                <text:p>0.18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04167">
                <text:p>0.104167</text:p>
              </table:table-cell>
              <table:table-cell office:value-type="float" office:value="0.1875">
                <text:p>0.187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66667">
                <text:p>0.166667</text:p>
              </table:table-cell>
              <table:table-cell office:value-type="float" office:value="0.132812">
                <text:p>0.132812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82292">
                <text:p>0.182292</text:p>
              </table:table-cell>
              <table:table-cell office:value-type="float" office:value="0.082031">
                <text:p>0.08203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79688">
                <text:p>0.179688</text:p>
              </table:table-cell>
              <table:table-cell office:value-type="float" office:value="0.123047">
                <text:p>0.123047</text:p>
              </table:table-cell>
              <table:table-cell office:value-type="float" office:value="0.096875">
                <text:p>0.09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84896">
                <text:p>0.184896</text:p>
              </table:table-cell>
              <table:table-cell office:value-type="float" office:value="0.123047">
                <text:p>0.123047</text:p>
              </table:table-cell>
              <table:table-cell office:value-type="float" office:value="0.086719">
                <text:p>0.086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46484">
                <text:p>0.146484</text:p>
              </table:table-cell>
              <table:table-cell office:value-type="float" office:value="0.117188">
                <text:p>0.117188</text:p>
              </table:table-cell>
              <table:table-cell office:value-type="float" office:value="0.101953">
                <text:p>0.101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60807">
                <text:p>0.160807</text:p>
              </table:table-cell>
              <table:table-cell office:value-type="float" office:value="0.120117">
                <text:p>0.120117</text:p>
              </table:table-cell>
              <table:table-cell office:value-type="float" office:value="0.09668">
                <text:p>0.09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44857">
                <text:p>0.144857</text:p>
              </table:table-cell>
              <table:table-cell office:value-type="float" office:value="0.109619">
                <text:p>0.109619</text:p>
              </table:table-cell>
              <table:table-cell office:value-type="float" office:value="0.092578">
                <text:p>0.092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5742">
                <text:p>0.135742</text:p>
              </table:table-cell>
              <table:table-cell office:value-type="float" office:value="0.106445">
                <text:p>0.106445</text:p>
              </table:table-cell>
              <table:table-cell office:value-type="float" office:value="0.080859">
                <text:p>0.080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22559">
                <text:p>0.122559</text:p>
              </table:table-cell>
              <table:table-cell office:value-type="float" office:value="0.0896">
                <text:p>0.0896</text:p>
              </table:table-cell>
              <table:table-cell office:value-type="float" office:value="0.072583">
                <text:p>0.0725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96802">
                <text:p>0.096802</text:p>
              </table:table-cell>
              <table:table-cell office:value-type="float" office:value="0.067856">
                <text:p>0.067856</text:p>
              </table:table-cell>
              <table:table-cell office:value-type="float" office:value="0.053271">
                <text:p>0.053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1816">
                <text:p>0.21816</text:p>
              </table:table-cell>
              <table:table-cell office:value-type="float" office:value="0.166046">
                <text:p>0.166046</text:p>
              </table:table-cell>
              <table:table-cell office:value-type="float" office:value="0.133209">
                <text:p>0.133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365cm" svg:height="17.912cm" xlink:href=".." xlink:type="simple" chart:class="chart:scatter" chart:style-name="ch1">
        <chart:legend chart:legend-position="end" svg:x="26.513cm" svg:y="7.91cm" style:legend-expansion="high" chart:style-name="ch2"/>
        <chart:plot-area chart:style-name="ch3" table:cell-range-address="Sheet2.A2:Sheet2.E2002" svg:x="0.587cm" svg:y="0.358cm" svg:width="25.339cm" svg:height="17.196cm">
          <chartooo:coordinate-region svg:x="1.685cm" svg:y="0.558cm" svg:width="23.591cm" svg:height="16.3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002" chart:class="chart:scatter">
            <chart:domain table:cell-range-address="Sheet2.A2:Sheet2.A2002"/>
            <chart:data-point chart:repeated="2001"/>
          </chart:series>
          <chart:series chart:style-name="ch8" chart:values-cell-range-address="Sheet2.C2:Sheet2.C2002" chart:class="chart:scatter">
            <chart:data-point chart:repeated="2001"/>
          </chart:series>
          <chart:series chart:style-name="ch9" chart:values-cell-range-address="Sheet2.D2:Sheet2.D2002" chart:class="chart:scatter">
            <chart:data-point chart:repeated="2001"/>
          </chart:series>
          <chart:series chart:style-name="ch10" chart:values-cell-range-address="Sheet2.E2:Sheet2.E2002" chart:class="chart:scatter">
            <chart:data-point chart:repeated="20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2002</svg:desc>
                </draw:g>
              </table:table-cell>
              <table:table-cell office:value-type="float" office:value="0.003617">
                <text:p>0.003617</text:p>
                <draw:g>
                  <svg:desc>Sheet2.B2:Sheet2.B2002</svg:desc>
                </draw:g>
              </table:table-cell>
              <table:table-cell office:value-type="float" office:value="0.003864">
                <text:p>0.003864</text:p>
                <draw:g>
                  <svg:desc>Sheet2.C2:Sheet2.C2002</svg:desc>
                </draw:g>
              </table:table-cell>
              <table:table-cell office:value-type="float" office:value="0.004134">
                <text:p>0.004134</text:p>
                <draw:g>
                  <svg:desc>Sheet2.D2:Sheet2.D2002</svg:desc>
                </draw:g>
              </table:table-cell>
              <table:table-cell office:value-type="float" office:value="0.000053">
                <text:p>0.000053</text:p>
                <draw:g>
                  <svg:desc>Sheet2.E2:Sheet2.E2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3337">
                <text:p>0.003337</text:p>
              </table:table-cell>
              <table:table-cell office:value-type="float" office:value="0.003654">
                <text:p>0.003654</text:p>
              </table:table-cell>
              <table:table-cell office:value-type="float" office:value="0.003855">
                <text:p>0.00385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348">
                <text:p>0.00348</text:p>
              </table:table-cell>
              <table:table-cell office:value-type="float" office:value="0.003524">
                <text:p>0.003524</text:p>
              </table:table-cell>
              <table:table-cell office:value-type="float" office:value="0.003922">
                <text:p>0.00392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0.00329">
                <text:p>0.00329</text:p>
              </table:table-cell>
              <table:table-cell office:value-type="float" office:value="0.003635">
                <text:p>0.003635</text:p>
              </table:table-cell>
              <table:table-cell office:value-type="float" office:value="0.003891">
                <text:p>0.0038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03398">
                <text:p>0.003398</text:p>
              </table:table-cell>
              <table:table-cell office:value-type="float" office:value="0.003605">
                <text:p>0.003605</text:p>
              </table:table-cell>
              <table:table-cell office:value-type="float" office:value="0.003943">
                <text:p>0.00394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0.003432">
                <text:p>0.003432</text:p>
              </table:table-cell>
              <table:table-cell office:value-type="float" office:value="0.003791">
                <text:p>0.003791</text:p>
              </table:table-cell>
              <table:table-cell office:value-type="float" office:value="0.003927">
                <text:p>0.00392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3435">
                <text:p>0.003435</text:p>
              </table:table-cell>
              <table:table-cell office:value-type="float" office:value="0.003594">
                <text:p>0.003594</text:p>
              </table:table-cell>
              <table:table-cell office:value-type="float" office:value="0.003806">
                <text:p>0.00380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0.003472">
                <text:p>0.003472</text:p>
              </table:table-cell>
              <table:table-cell office:value-type="float" office:value="0.00368">
                <text:p>0.00368</text:p>
              </table:table-cell>
              <table:table-cell office:value-type="float" office:value="0.003759">
                <text:p>0.00375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0.003179">
                <text:p>0.003179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716">
                <text:p>0.0037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0.00342">
                <text:p>0.00342</text:p>
              </table:table-cell>
              <table:table-cell office:value-type="float" office:value="0.003665">
                <text:p>0.003665</text:p>
              </table:table-cell>
              <table:table-cell office:value-type="float" office:value="0.003855">
                <text:p>0.003855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0.003432">
                <text:p>0.003432</text:p>
              </table:table-cell>
              <table:table-cell office:value-type="float" office:value="0.003604">
                <text:p>0.003604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">
                <text:p>5500</text:p>
              </table:table-cell>
              <table:table-cell office:value-type="float" office:value="0.003392">
                <text:p>0.003392</text:p>
              </table:table-cell>
              <table:table-cell office:value-type="float" office:value="0.003626">
                <text:p>0.003626</text:p>
              </table:table-cell>
              <table:table-cell office:value-type="float" office:value="0.003899">
                <text:p>0.00389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0.003181">
                <text:p>0.003181</text:p>
              </table:table-cell>
              <table:table-cell office:value-type="float" office:value="0.003138">
                <text:p>0.003138</text:p>
              </table:table-cell>
              <table:table-cell office:value-type="float" office:value="0.003672">
                <text:p>0.00367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">
                <text:p>6500</text:p>
              </table:table-cell>
              <table:table-cell office:value-type="float" office:value="0.003488">
                <text:p>0.003488</text:p>
              </table:table-cell>
              <table:table-cell office:value-type="float" office:value="0.003579">
                <text:p>0.003579</text:p>
              </table:table-cell>
              <table:table-cell office:value-type="float" office:value="0.004002">
                <text:p>0.00400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">
                <text:p>7000</text:p>
              </table:table-cell>
              <table:table-cell office:value-type="float" office:value="0.003264">
                <text:p>0.003264</text:p>
              </table:table-cell>
              <table:table-cell office:value-type="float" office:value="0.003588">
                <text:p>0.003588</text:p>
              </table:table-cell>
              <table:table-cell office:value-type="float" office:value="0.003921">
                <text:p>0.003921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">
                <text:p>7500</text:p>
              </table:table-cell>
              <table:table-cell office:value-type="float" office:value="0.003349">
                <text:p>0.003349</text:p>
              </table:table-cell>
              <table:table-cell office:value-type="float" office:value="0.003696">
                <text:p>0.003696</text:p>
              </table:table-cell>
              <table:table-cell office:value-type="float" office:value="0.003439">
                <text:p>0.00343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0.003375">
                <text:p>0.003375</text:p>
              </table:table-cell>
              <table:table-cell office:value-type="float" office:value="0.003286">
                <text:p>0.003286</text:p>
              </table:table-cell>
              <table:table-cell office:value-type="float" office:value="0.003907">
                <text:p>0.00390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">
                <text:p>8500</text:p>
              </table:table-cell>
              <table:table-cell office:value-type="float" office:value="0.003495">
                <text:p>0.003495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853">
                <text:p>0.00385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  <table:table-cell office:value-type="float" office:value="0.003442">
                <text:p>0.003442</text:p>
              </table:table-cell>
              <table:table-cell office:value-type="float" office:value="0.003699">
                <text:p>0.003699</text:p>
              </table:table-cell>
              <table:table-cell office:value-type="float" office:value="0.00377">
                <text:p>0.003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">
                <text:p>9500</text:p>
              </table:table-cell>
              <table:table-cell office:value-type="float" office:value="0.003389">
                <text:p>0.003389</text:p>
              </table:table-cell>
              <table:table-cell office:value-type="float" office:value="0.003381">
                <text:p>0.003381</text:p>
              </table:table-cell>
              <table:table-cell office:value-type="float" office:value="0.003968">
                <text:p>0.00396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0.003406">
                <text:p>0.003406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9">
                <text:p>0.003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">
                <text:p>10500</text:p>
              </table:table-cell>
              <table:table-cell office:value-type="float" office:value="0.00347">
                <text:p>0.00347</text:p>
              </table:table-cell>
              <table:table-cell office:value-type="float" office:value="0.003316">
                <text:p>0.003316</text:p>
              </table:table-cell>
              <table:table-cell office:value-type="float" office:value="0.003961">
                <text:p>0.00396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">
                <text:p>11000</text:p>
              </table:table-cell>
              <table:table-cell office:value-type="float" office:value="0.003431">
                <text:p>0.003431</text:p>
              </table:table-cell>
              <table:table-cell office:value-type="float" office:value="0.003781">
                <text:p>0.003781</text:p>
              </table:table-cell>
              <table:table-cell office:value-type="float" office:value="0.003867">
                <text:p>0.00386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">
                <text:p>11500</text:p>
              </table:table-cell>
              <table:table-cell office:value-type="float" office:value="0.003518">
                <text:p>0.003518</text:p>
              </table:table-cell>
              <table:table-cell office:value-type="float" office:value="0.003626">
                <text:p>0.003626</text:p>
              </table:table-cell>
              <table:table-cell office:value-type="float" office:value="0.003875">
                <text:p>0.00387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">
                <text:p>12000</text:p>
              </table:table-cell>
              <table:table-cell office:value-type="float" office:value="0.003336">
                <text:p>0.003336</text:p>
              </table:table-cell>
              <table:table-cell office:value-type="float" office:value="0.003622">
                <text:p>0.003622</text:p>
              </table:table-cell>
              <table:table-cell office:value-type="float" office:value="0.003908">
                <text:p>0.00390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">
                <text:p>12500</text:p>
              </table:table-cell>
              <table:table-cell office:value-type="float" office:value="0.003392">
                <text:p>0.003392</text:p>
              </table:table-cell>
              <table:table-cell office:value-type="float" office:value="0.003711">
                <text:p>0.003711</text:p>
              </table:table-cell>
              <table:table-cell office:value-type="float" office:value="0.003895">
                <text:p>0.00389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">
                <text:p>13000</text:p>
              </table:table-cell>
              <table:table-cell office:value-type="float" office:value="0.003473">
                <text:p>0.003473</text:p>
              </table:table-cell>
              <table:table-cell office:value-type="float" office:value="0.003742">
                <text:p>0.003742</text:p>
              </table:table-cell>
              <table:table-cell office:value-type="float" office:value="0.003873">
                <text:p>0.00387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">
                <text:p>13500</text:p>
              </table:table-cell>
              <table:table-cell office:value-type="float" office:value="0.003696">
                <text:p>0.003696</text:p>
              </table:table-cell>
              <table:table-cell office:value-type="float" office:value="0.003636">
                <text:p>0.003636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">
                <text:p>14000</text:p>
              </table:table-cell>
              <table:table-cell office:value-type="float" office:value="0.003441">
                <text:p>0.003441</text:p>
              </table:table-cell>
              <table:table-cell office:value-type="float" office:value="0.003657">
                <text:p>0.003657</text:p>
              </table:table-cell>
              <table:table-cell office:value-type="float" office:value="0.003812">
                <text:p>0.00381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">
                <text:p>14500</text:p>
              </table:table-cell>
              <table:table-cell office:value-type="float" office:value="0.003376">
                <text:p>0.003376</text:p>
              </table:table-cell>
              <table:table-cell office:value-type="float" office:value="0.003733">
                <text:p>0.003733</text:p>
              </table:table-cell>
              <table:table-cell office:value-type="float" office:value="0.003787">
                <text:p>0.0037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">
                <text:p>15000</text:p>
              </table:table-cell>
              <table:table-cell office:value-type="float" office:value="0.00356">
                <text:p>0.00356</text:p>
              </table:table-cell>
              <table:table-cell office:value-type="float" office:value="0.003684">
                <text:p>0.003684</text:p>
              </table:table-cell>
              <table:table-cell office:value-type="float" office:value="0.003646">
                <text:p>0.00364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0">
                <text:p>15500</text:p>
              </table:table-cell>
              <table:table-cell office:value-type="float" office:value="0.003497">
                <text:p>0.003497</text:p>
              </table:table-cell>
              <table:table-cell office:value-type="float" office:value="0.003567">
                <text:p>0.003567</text:p>
              </table:table-cell>
              <table:table-cell office:value-type="float" office:value="0.003955">
                <text:p>0.00395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">
                <text:p>16000</text:p>
              </table:table-cell>
              <table:table-cell office:value-type="float" office:value="0.003438">
                <text:p>0.003438</text:p>
              </table:table-cell>
              <table:table-cell office:value-type="float" office:value="0.003742">
                <text:p>0.003742</text:p>
              </table:table-cell>
              <table:table-cell office:value-type="float" office:value="0.003802">
                <text:p>0.003802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0">
                <text:p>16500</text:p>
              </table:table-cell>
              <table:table-cell office:value-type="float" office:value="0.003348">
                <text:p>0.003348</text:p>
              </table:table-cell>
              <table:table-cell office:value-type="float" office:value="0.00368">
                <text:p>0.00368</text:p>
              </table:table-cell>
              <table:table-cell office:value-type="float" office:value="0.003734">
                <text:p>0.00373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0">
                <text:p>17000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647">
                <text:p>0.003647</text:p>
              </table:table-cell>
              <table:table-cell office:value-type="float" office:value="0.004093">
                <text:p>0.0040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0">
                <text:p>17500</text:p>
              </table:table-cell>
              <table:table-cell office:value-type="float" office:value="0.003128">
                <text:p>0.003128</text:p>
              </table:table-cell>
              <table:table-cell office:value-type="float" office:value="0.003473">
                <text:p>0.003473</text:p>
              </table:table-cell>
              <table:table-cell office:value-type="float" office:value="0.003839">
                <text:p>0.003839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0">
                <text:p>18000</text:p>
              </table:table-cell>
              <table:table-cell office:value-type="float" office:value="0.003449">
                <text:p>0.003449</text:p>
              </table:table-cell>
              <table:table-cell office:value-type="float" office:value="0.003666">
                <text:p>0.003666</text:p>
              </table:table-cell>
              <table:table-cell office:value-type="float" office:value="0.003971">
                <text:p>0.00397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0">
                <text:p>18500</text:p>
              </table:table-cell>
              <table:table-cell office:value-type="float" office:value="0.003327">
                <text:p>0.003327</text:p>
              </table:table-cell>
              <table:table-cell office:value-type="float" office:value="0.003658">
                <text:p>0.003658</text:p>
              </table:table-cell>
              <table:table-cell office:value-type="float" office:value="0.003631">
                <text:p>0.00363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">
                <text:p>19000</text:p>
              </table:table-cell>
              <table:table-cell office:value-type="float" office:value="0.003096">
                <text:p>0.003096</text:p>
              </table:table-cell>
              <table:table-cell office:value-type="float" office:value="0.003598">
                <text:p>0.003598</text:p>
              </table:table-cell>
              <table:table-cell office:value-type="float" office:value="0.003852">
                <text:p>0.003852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">
                <text:p>19500</text:p>
              </table:table-cell>
              <table:table-cell office:value-type="float" office:value="0.003436">
                <text:p>0.003436</text:p>
              </table:table-cell>
              <table:table-cell office:value-type="float" office:value="0.003656">
                <text:p>0.003656</text:p>
              </table:table-cell>
              <table:table-cell office:value-type="float" office:value="0.003912">
                <text:p>0.00391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">
                <text:p>20000</text:p>
              </table:table-cell>
              <table:table-cell office:value-type="float" office:value="0.00319">
                <text:p>0.00319</text:p>
              </table:table-cell>
              <table:table-cell office:value-type="float" office:value="0.003322">
                <text:p>0.003322</text:p>
              </table:table-cell>
              <table:table-cell office:value-type="float" office:value="0.003708">
                <text:p>0.003708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0">
                <text:p>20500</text:p>
              </table:table-cell>
              <table:table-cell office:value-type="float" office:value="0.003378">
                <text:p>0.003378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904">
                <text:p>0.00390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0">
                <text:p>21000</text:p>
              </table:table-cell>
              <table:table-cell office:value-type="float" office:value="0.003504">
                <text:p>0.003504</text:p>
              </table:table-cell>
              <table:table-cell office:value-type="float" office:value="0.00362">
                <text:p>0.00362</text:p>
              </table:table-cell>
              <table:table-cell office:value-type="float" office:value="0.003886">
                <text:p>0.003886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0">
                <text:p>21500</text:p>
              </table:table-cell>
              <table:table-cell office:value-type="float" office:value="0.003404">
                <text:p>0.003404</text:p>
              </table:table-cell>
              <table:table-cell office:value-type="float" office:value="0.003775">
                <text:p>0.003775</text:p>
              </table:table-cell>
              <table:table-cell office:value-type="float" office:value="0.003877">
                <text:p>0.00387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0">
                <text:p>22000</text:p>
              </table:table-cell>
              <table:table-cell office:value-type="float" office:value="0.003432">
                <text:p>0.003432</text:p>
              </table:table-cell>
              <table:table-cell office:value-type="float" office:value="0.003536">
                <text:p>0.003536</text:p>
              </table:table-cell>
              <table:table-cell office:value-type="float" office:value="0.003751">
                <text:p>0.00375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0">
                <text:p>22500</text:p>
              </table:table-cell>
              <table:table-cell office:value-type="float" office:value="0.003441">
                <text:p>0.003441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9">
                <text:p>0.003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0">
                <text:p>23000</text:p>
              </table:table-cell>
              <table:table-cell office:value-type="float" office:value="0.003492">
                <text:p>0.003492</text:p>
              </table:table-cell>
              <table:table-cell office:value-type="float" office:value="0.003681">
                <text:p>0.003681</text:p>
              </table:table-cell>
              <table:table-cell office:value-type="float" office:value="0.003988">
                <text:p>0.0039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0">
                <text:p>23500</text:p>
              </table:table-cell>
              <table:table-cell office:value-type="float" office:value="0.003651">
                <text:p>0.003651</text:p>
              </table:table-cell>
              <table:table-cell office:value-type="float" office:value="0.003471">
                <text:p>0.003471</text:p>
              </table:table-cell>
              <table:table-cell office:value-type="float" office:value="0.003864">
                <text:p>0.00386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0">
                <text:p>24000</text:p>
              </table:table-cell>
              <table:table-cell office:value-type="float" office:value="0.003046">
                <text:p>0.003046</text:p>
              </table:table-cell>
              <table:table-cell office:value-type="float" office:value="0.003635">
                <text:p>0.003635</text:p>
              </table:table-cell>
              <table:table-cell office:value-type="float" office:value="0.003983">
                <text:p>0.00398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0">
                <text:p>24500</text:p>
              </table:table-cell>
              <table:table-cell office:value-type="float" office:value="0.003281">
                <text:p>0.003281</text:p>
              </table:table-cell>
              <table:table-cell office:value-type="float" office:value="0.003527">
                <text:p>0.003527</text:p>
              </table:table-cell>
              <table:table-cell office:value-type="float" office:value="0.003728">
                <text:p>0.00372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0">
                <text:p>25000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7">
                <text:p>0.0037</text:p>
              </table:table-cell>
              <table:table-cell office:value-type="float" office:value="0.003779">
                <text:p>0.00377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0">
                <text:p>25500</text:p>
              </table:table-cell>
              <table:table-cell office:value-type="float" office:value="0.003492">
                <text:p>0.003492</text:p>
              </table:table-cell>
              <table:table-cell office:value-type="float" office:value="0.00354">
                <text:p>0.00354</text:p>
              </table:table-cell>
              <table:table-cell office:value-type="float" office:value="0.003915">
                <text:p>0.003915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0">
                <text:p>26000</text:p>
              </table:table-cell>
              <table:table-cell office:value-type="float" office:value="0.003421">
                <text:p>0.003421</text:p>
              </table:table-cell>
              <table:table-cell office:value-type="float" office:value="0.003652">
                <text:p>0.003652</text:p>
              </table:table-cell>
              <table:table-cell office:value-type="float" office:value="0.003873">
                <text:p>0.00387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0">
                <text:p>26500</text:p>
              </table:table-cell>
              <table:table-cell office:value-type="float" office:value="0.003429">
                <text:p>0.003429</text:p>
              </table:table-cell>
              <table:table-cell office:value-type="float" office:value="0.003696">
                <text:p>0.003696</text:p>
              </table:table-cell>
              <table:table-cell office:value-type="float" office:value="0.003793">
                <text:p>0.0037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0">
                <text:p>27000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484">
                <text:p>0.003484</text:p>
              </table:table-cell>
              <table:table-cell office:value-type="float" office:value="0.003504">
                <text:p>0.00350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0">
                <text:p>27500</text:p>
              </table:table-cell>
              <table:table-cell office:value-type="float" office:value="0.00353">
                <text:p>0.00353</text:p>
              </table:table-cell>
              <table:table-cell office:value-type="float" office:value="0.003373">
                <text:p>0.003373</text:p>
              </table:table-cell>
              <table:table-cell office:value-type="float" office:value="0.003818">
                <text:p>0.0038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0">
                <text:p>28000</text:p>
              </table:table-cell>
              <table:table-cell office:value-type="float" office:value="0.003536">
                <text:p>0.003536</text:p>
              </table:table-cell>
              <table:table-cell office:value-type="float" office:value="0.00366">
                <text:p>0.00366</text:p>
              </table:table-cell>
              <table:table-cell office:value-type="float" office:value="0.003932">
                <text:p>0.00393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0">
                <text:p>28500</text:p>
              </table:table-cell>
              <table:table-cell office:value-type="float" office:value="0.003431">
                <text:p>0.003431</text:p>
              </table:table-cell>
              <table:table-cell office:value-type="float" office:value="0.003697">
                <text:p>0.003697</text:p>
              </table:table-cell>
              <table:table-cell office:value-type="float" office:value="0.003625">
                <text:p>0.00362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0">
                <text:p>29000</text:p>
              </table:table-cell>
              <table:table-cell office:value-type="float" office:value="0.003377">
                <text:p>0.003377</text:p>
              </table:table-cell>
              <table:table-cell office:value-type="float" office:value="0.003546">
                <text:p>0.003546</text:p>
              </table:table-cell>
              <table:table-cell office:value-type="float" office:value="0.003804">
                <text:p>0.00380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0">
                <text:p>29500</text:p>
              </table:table-cell>
              <table:table-cell office:value-type="float" office:value="0.003475">
                <text:p>0.003475</text:p>
              </table:table-cell>
              <table:table-cell office:value-type="float" office:value="0.003535">
                <text:p>0.003535</text:p>
              </table:table-cell>
              <table:table-cell office:value-type="float" office:value="0.00386">
                <text:p>0.0038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0">
                <text:p>30000</text:p>
              </table:table-cell>
              <table:table-cell office:value-type="float" office:value="0.003507">
                <text:p>0.003507</text:p>
              </table:table-cell>
              <table:table-cell office:value-type="float" office:value="0.003657">
                <text:p>0.003657</text:p>
              </table:table-cell>
              <table:table-cell office:value-type="float" office:value="0.003632">
                <text:p>0.00363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0">
                <text:p>30500</text:p>
              </table:table-cell>
              <table:table-cell office:value-type="float" office:value="0.003504">
                <text:p>0.003504</text:p>
              </table:table-cell>
              <table:table-cell office:value-type="float" office:value="0.003587">
                <text:p>0.003587</text:p>
              </table:table-cell>
              <table:table-cell office:value-type="float" office:value="0.00407">
                <text:p>0.0040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0">
                <text:p>31000</text:p>
              </table:table-cell>
              <table:table-cell office:value-type="float" office:value="0.004033">
                <text:p>0.004033</text:p>
              </table:table-cell>
              <table:table-cell office:value-type="float" office:value="0.003641">
                <text:p>0.003641</text:p>
              </table:table-cell>
              <table:table-cell office:value-type="float" office:value="0.003638">
                <text:p>0.003638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0">
                <text:p>31500</text:p>
              </table:table-cell>
              <table:table-cell office:value-type="float" office:value="0.003488">
                <text:p>0.003488</text:p>
              </table:table-cell>
              <table:table-cell office:value-type="float" office:value="0.003659">
                <text:p>0.003659</text:p>
              </table:table-cell>
              <table:table-cell office:value-type="float" office:value="0.003719">
                <text:p>0.00371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0">
                <text:p>32000</text:p>
              </table:table-cell>
              <table:table-cell office:value-type="float" office:value="0.003593">
                <text:p>0.003593</text:p>
              </table:table-cell>
              <table:table-cell office:value-type="float" office:value="0.003627">
                <text:p>0.003627</text:p>
              </table:table-cell>
              <table:table-cell office:value-type="float" office:value="0.003893">
                <text:p>0.0038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0">
                <text:p>32500</text:p>
              </table:table-cell>
              <table:table-cell office:value-type="float" office:value="0.003332">
                <text:p>0.003332</text:p>
              </table:table-cell>
              <table:table-cell office:value-type="float" office:value="0.003759">
                <text:p>0.003759</text:p>
              </table:table-cell>
              <table:table-cell office:value-type="float" office:value="0.003871">
                <text:p>0.00387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0">
                <text:p>33000</text:p>
              </table:table-cell>
              <table:table-cell office:value-type="float" office:value="0.003511">
                <text:p>0.003511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907">
                <text:p>0.00390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0">
                <text:p>33500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729">
                <text:p>0.003729</text:p>
              </table:table-cell>
              <table:table-cell office:value-type="float" office:value="0.00382">
                <text:p>0.003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0">
                <text:p>34000</text:p>
              </table:table-cell>
              <table:table-cell office:value-type="float" office:value="0.003519">
                <text:p>0.003519</text:p>
              </table:table-cell>
              <table:table-cell office:value-type="float" office:value="0.003576">
                <text:p>0.003576</text:p>
              </table:table-cell>
              <table:table-cell office:value-type="float" office:value="0.003834">
                <text:p>0.00383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0">
                <text:p>34500</text:p>
              </table:table-cell>
              <table:table-cell office:value-type="float" office:value="0.003359">
                <text:p>0.003359</text:p>
              </table:table-cell>
              <table:table-cell office:value-type="float" office:value="0.003613">
                <text:p>0.003613</text:p>
              </table:table-cell>
              <table:table-cell office:value-type="float" office:value="0.003859">
                <text:p>0.00385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0">
                <text:p>35000</text:p>
              </table:table-cell>
              <table:table-cell office:value-type="float" office:value="0.003329">
                <text:p>0.003329</text:p>
              </table:table-cell>
              <table:table-cell office:value-type="float" office:value="0.00335">
                <text:p>0.00335</text:p>
              </table:table-cell>
              <table:table-cell office:value-type="float" office:value="0.003815">
                <text:p>0.0038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0">
                <text:p>35500</text:p>
              </table:table-cell>
              <table:table-cell office:value-type="float" office:value="0.003503">
                <text:p>0.003503</text:p>
              </table:table-cell>
              <table:table-cell office:value-type="float" office:value="0.003657">
                <text:p>0.003657</text:p>
              </table:table-cell>
              <table:table-cell office:value-type="float" office:value="0.003862">
                <text:p>0.00386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0">
                <text:p>36000</text:p>
              </table:table-cell>
              <table:table-cell office:value-type="float" office:value="0.003514">
                <text:p>0.003514</text:p>
              </table:table-cell>
              <table:table-cell office:value-type="float" office:value="0.003572">
                <text:p>0.003572</text:p>
              </table:table-cell>
              <table:table-cell office:value-type="float" office:value="0.003827">
                <text:p>0.00382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0">
                <text:p>36500</text:p>
              </table:table-cell>
              <table:table-cell office:value-type="float" office:value="0.003497">
                <text:p>0.003497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928">
                <text:p>0.00392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0">
                <text:p>37000</text:p>
              </table:table-cell>
              <table:table-cell office:value-type="float" office:value="0.003584">
                <text:p>0.003584</text:p>
              </table:table-cell>
              <table:table-cell office:value-type="float" office:value="0.003835">
                <text:p>0.003835</text:p>
              </table:table-cell>
              <table:table-cell office:value-type="float" office:value="0.003894">
                <text:p>0.00389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0">
                <text:p>37500</text:p>
              </table:table-cell>
              <table:table-cell office:value-type="float" office:value="0.003606">
                <text:p>0.003606</text:p>
              </table:table-cell>
              <table:table-cell office:value-type="float" office:value="0.003692">
                <text:p>0.003692</text:p>
              </table:table-cell>
              <table:table-cell office:value-type="float" office:value="0.003931">
                <text:p>0.00393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0">
                <text:p>38000</text:p>
              </table:table-cell>
              <table:table-cell office:value-type="float" office:value="0.003284">
                <text:p>0.003284</text:p>
              </table:table-cell>
              <table:table-cell office:value-type="float" office:value="0.003792">
                <text:p>0.003792</text:p>
              </table:table-cell>
              <table:table-cell office:value-type="float" office:value="0.003839">
                <text:p>0.00383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0">
                <text:p>38500</text:p>
              </table:table-cell>
              <table:table-cell office:value-type="float" office:value="0.003399">
                <text:p>0.003399</text:p>
              </table:table-cell>
              <table:table-cell office:value-type="float" office:value="0.003648">
                <text:p>0.003648</text:p>
              </table:table-cell>
              <table:table-cell office:value-type="float" office:value="0.003719">
                <text:p>0.00371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0">
                <text:p>39000</text:p>
              </table:table-cell>
              <table:table-cell office:value-type="float" office:value="0.003485">
                <text:p>0.003485</text:p>
              </table:table-cell>
              <table:table-cell office:value-type="float" office:value="0.003533">
                <text:p>0.003533</text:p>
              </table:table-cell>
              <table:table-cell office:value-type="float" office:value="0.003774">
                <text:p>0.00377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0">
                <text:p>39500</text:p>
              </table:table-cell>
              <table:table-cell office:value-type="float" office:value="0.003452">
                <text:p>0.003452</text:p>
              </table:table-cell>
              <table:table-cell office:value-type="float" office:value="0.003697">
                <text:p>0.003697</text:p>
              </table:table-cell>
              <table:table-cell office:value-type="float" office:value="0.003982">
                <text:p>0.0039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0">
                <text:p>40000</text:p>
              </table:table-cell>
              <table:table-cell office:value-type="float" office:value="0.003601">
                <text:p>0.003601</text:p>
              </table:table-cell>
              <table:table-cell office:value-type="float" office:value="0.003673">
                <text:p>0.003673</text:p>
              </table:table-cell>
              <table:table-cell office:value-type="float" office:value="0.003732">
                <text:p>0.00373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00">
                <text:p>40500</text:p>
              </table:table-cell>
              <table:table-cell office:value-type="float" office:value="0.003295">
                <text:p>0.003295</text:p>
              </table:table-cell>
              <table:table-cell office:value-type="float" office:value="0.003671">
                <text:p>0.003671</text:p>
              </table:table-cell>
              <table:table-cell office:value-type="float" office:value="0.003857">
                <text:p>0.00385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00">
                <text:p>41000</text:p>
              </table:table-cell>
              <table:table-cell office:value-type="float" office:value="0.003462">
                <text:p>0.003462</text:p>
              </table:table-cell>
              <table:table-cell office:value-type="float" office:value="0.003678">
                <text:p>0.003678</text:p>
              </table:table-cell>
              <table:table-cell office:value-type="float" office:value="0.003825">
                <text:p>0.00382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00">
                <text:p>41500</text:p>
              </table:table-cell>
              <table:table-cell office:value-type="float" office:value="0.003494">
                <text:p>0.003494</text:p>
              </table:table-cell>
              <table:table-cell office:value-type="float" office:value="0.003671">
                <text:p>0.003671</text:p>
              </table:table-cell>
              <table:table-cell office:value-type="float" office:value="0.003953">
                <text:p>0.00395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00">
                <text:p>42000</text:p>
              </table:table-cell>
              <table:table-cell office:value-type="float" office:value="0.003474">
                <text:p>0.003474</text:p>
              </table:table-cell>
              <table:table-cell office:value-type="float" office:value="0.003409">
                <text:p>0.003409</text:p>
              </table:table-cell>
              <table:table-cell office:value-type="float" office:value="0.003862">
                <text:p>0.003862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00">
                <text:p>42500</text:p>
              </table:table-cell>
              <table:table-cell office:value-type="float" office:value="0.003547">
                <text:p>0.003547</text:p>
              </table:table-cell>
              <table:table-cell office:value-type="float" office:value="0.00347">
                <text:p>0.00347</text:p>
              </table:table-cell>
              <table:table-cell office:value-type="float" office:value="0.003924">
                <text:p>0.00392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00">
                <text:p>43000</text:p>
              </table:table-cell>
              <table:table-cell office:value-type="float" office:value="0.003547">
                <text:p>0.003547</text:p>
              </table:table-cell>
              <table:table-cell office:value-type="float" office:value="0.003711">
                <text:p>0.003711</text:p>
              </table:table-cell>
              <table:table-cell office:value-type="float" office:value="0.003653">
                <text:p>0.00365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00">
                <text:p>43500</text:p>
              </table:table-cell>
              <table:table-cell office:value-type="float" office:value="0.003501">
                <text:p>0.003501</text:p>
              </table:table-cell>
              <table:table-cell office:value-type="float" office:value="0.003681">
                <text:p>0.003681</text:p>
              </table:table-cell>
              <table:table-cell office:value-type="float" office:value="0.003887">
                <text:p>0.0038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00">
                <text:p>44000</text:p>
              </table:table-cell>
              <table:table-cell office:value-type="float" office:value="0.003353">
                <text:p>0.003353</text:p>
              </table:table-cell>
              <table:table-cell office:value-type="float" office:value="0.003804">
                <text:p>0.003804</text:p>
              </table:table-cell>
              <table:table-cell office:value-type="float" office:value="0.003762">
                <text:p>0.00376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00">
                <text:p>44500</text:p>
              </table:table-cell>
              <table:table-cell office:value-type="float" office:value="0.003494">
                <text:p>0.003494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921">
                <text:p>0.00392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00">
                <text:p>45000</text:p>
              </table:table-cell>
              <table:table-cell office:value-type="float" office:value="0.003527">
                <text:p>0.003527</text:p>
              </table:table-cell>
              <table:table-cell office:value-type="float" office:value="0.003462">
                <text:p>0.003462</text:p>
              </table:table-cell>
              <table:table-cell office:value-type="float" office:value="0.003931">
                <text:p>0.00393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00">
                <text:p>45500</text:p>
              </table:table-cell>
              <table:table-cell office:value-type="float" office:value="0.003413">
                <text:p>0.003413</text:p>
              </table:table-cell>
              <table:table-cell office:value-type="float" office:value="0.003676">
                <text:p>0.003676</text:p>
              </table:table-cell>
              <table:table-cell office:value-type="float" office:value="0.003822">
                <text:p>0.00382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00">
                <text:p>46000</text:p>
              </table:table-cell>
              <table:table-cell office:value-type="float" office:value="0.003432">
                <text:p>0.003432</text:p>
              </table:table-cell>
              <table:table-cell office:value-type="float" office:value="0.004057">
                <text:p>0.004057</text:p>
              </table:table-cell>
              <table:table-cell office:value-type="float" office:value="0.003851">
                <text:p>0.00385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00">
                <text:p>46500</text:p>
              </table:table-cell>
              <table:table-cell office:value-type="float" office:value="0.003542">
                <text:p>0.003542</text:p>
              </table:table-cell>
              <table:table-cell office:value-type="float" office:value="0.003282">
                <text:p>0.003282</text:p>
              </table:table-cell>
              <table:table-cell office:value-type="float" office:value="0.003921">
                <text:p>0.00392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00">
                <text:p>47000</text:p>
              </table:table-cell>
              <table:table-cell office:value-type="float" office:value="0.003371">
                <text:p>0.003371</text:p>
              </table:table-cell>
              <table:table-cell office:value-type="float" office:value="0.003864">
                <text:p>0.003864</text:p>
              </table:table-cell>
              <table:table-cell office:value-type="float" office:value="0.003845">
                <text:p>0.00384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00">
                <text:p>47500</text:p>
              </table:table-cell>
              <table:table-cell office:value-type="float" office:value="0.003494">
                <text:p>0.003494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792">
                <text:p>0.0037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00">
                <text:p>48000</text:p>
              </table:table-cell>
              <table:table-cell office:value-type="float" office:value="0.003372">
                <text:p>0.003372</text:p>
              </table:table-cell>
              <table:table-cell office:value-type="float" office:value="0.003647">
                <text:p>0.003647</text:p>
              </table:table-cell>
              <table:table-cell office:value-type="float" office:value="0.003876">
                <text:p>0.00387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00">
                <text:p>48500</text:p>
              </table:table-cell>
              <table:table-cell office:value-type="float" office:value="0.003231">
                <text:p>0.003231</text:p>
              </table:table-cell>
              <table:table-cell office:value-type="float" office:value="0.003713">
                <text:p>0.003713</text:p>
              </table:table-cell>
              <table:table-cell office:value-type="float" office:value="0.003605">
                <text:p>0.00360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00">
                <text:p>49000</text:p>
              </table:table-cell>
              <table:table-cell office:value-type="float" office:value="0.00351">
                <text:p>0.00351</text:p>
              </table:table-cell>
              <table:table-cell office:value-type="float" office:value="0.003636">
                <text:p>0.003636</text:p>
              </table:table-cell>
              <table:table-cell office:value-type="float" office:value="0.003925">
                <text:p>0.00392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00">
                <text:p>49500</text:p>
              </table:table-cell>
              <table:table-cell office:value-type="float" office:value="0.003439">
                <text:p>0.003439</text:p>
              </table:table-cell>
              <table:table-cell office:value-type="float" office:value="0.003598">
                <text:p>0.003598</text:p>
              </table:table-cell>
              <table:table-cell office:value-type="float" office:value="0.003721">
                <text:p>0.00372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00">
                <text:p>50000</text:p>
              </table:table-cell>
              <table:table-cell office:value-type="float" office:value="0.003516">
                <text:p>0.003516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2">
                <text:p>0.0037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00">
                <text:p>50500</text:p>
              </table:table-cell>
              <table:table-cell office:value-type="float" office:value="0.003548">
                <text:p>0.003548</text:p>
              </table:table-cell>
              <table:table-cell office:value-type="float" office:value="0.00347">
                <text:p>0.00347</text:p>
              </table:table-cell>
              <table:table-cell office:value-type="float" office:value="0.003949">
                <text:p>0.00394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00">
                <text:p>51000</text:p>
              </table:table-cell>
              <table:table-cell office:value-type="float" office:value="0.0035">
                <text:p>0.0035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881">
                <text:p>0.0038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00">
                <text:p>51500</text:p>
              </table:table-cell>
              <table:table-cell office:value-type="float" office:value="0.00355">
                <text:p>0.00355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923">
                <text:p>0.00392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00">
                <text:p>52000</text:p>
              </table:table-cell>
              <table:table-cell office:value-type="float" office:value="0.003517">
                <text:p>0.003517</text:p>
              </table:table-cell>
              <table:table-cell office:value-type="float" office:value="0.00369">
                <text:p>0.00369</text:p>
              </table:table-cell>
              <table:table-cell office:value-type="float" office:value="0.003771">
                <text:p>0.00377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00">
                <text:p>52500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525">
                <text:p>0.003525</text:p>
              </table:table-cell>
              <table:table-cell office:value-type="float" office:value="0.003923">
                <text:p>0.00392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00">
                <text:p>53000</text:p>
              </table:table-cell>
              <table:table-cell office:value-type="float" office:value="0.003511">
                <text:p>0.003511</text:p>
              </table:table-cell>
              <table:table-cell office:value-type="float" office:value="0.003486">
                <text:p>0.003486</text:p>
              </table:table-cell>
              <table:table-cell office:value-type="float" office:value="0.003869">
                <text:p>0.00386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00">
                <text:p>53500</text:p>
              </table:table-cell>
              <table:table-cell office:value-type="float" office:value="0.003514">
                <text:p>0.003514</text:p>
              </table:table-cell>
              <table:table-cell office:value-type="float" office:value="0.003522">
                <text:p>0.003522</text:p>
              </table:table-cell>
              <table:table-cell office:value-type="float" office:value="0.003909">
                <text:p>0.00390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00">
                <text:p>54000</text:p>
              </table:table-cell>
              <table:table-cell office:value-type="float" office:value="0.003293">
                <text:p>0.003293</text:p>
              </table:table-cell>
              <table:table-cell office:value-type="float" office:value="0.003776">
                <text:p>0.003776</text:p>
              </table:table-cell>
              <table:table-cell office:value-type="float" office:value="0.003871">
                <text:p>0.00387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00">
                <text:p>54500</text:p>
              </table:table-cell>
              <table:table-cell office:value-type="float" office:value="0.003485">
                <text:p>0.003485</text:p>
              </table:table-cell>
              <table:table-cell office:value-type="float" office:value="0.003691">
                <text:p>0.003691</text:p>
              </table:table-cell>
              <table:table-cell office:value-type="float" office:value="0.003778">
                <text:p>0.0037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00">
                <text:p>55000</text:p>
              </table:table-cell>
              <table:table-cell office:value-type="float" office:value="0.003531">
                <text:p>0.003531</text:p>
              </table:table-cell>
              <table:table-cell office:value-type="float" office:value="0.003705">
                <text:p>0.003705</text:p>
              </table:table-cell>
              <table:table-cell office:value-type="float" office:value="0.003787">
                <text:p>0.0037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00">
                <text:p>55500</text:p>
              </table:table-cell>
              <table:table-cell office:value-type="float" office:value="0.003688">
                <text:p>0.003688</text:p>
              </table:table-cell>
              <table:table-cell office:value-type="float" office:value="0.003608">
                <text:p>0.003608</text:p>
              </table:table-cell>
              <table:table-cell office:value-type="float" office:value="0.003891">
                <text:p>0.0038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00">
                <text:p>56000</text:p>
              </table:table-cell>
              <table:table-cell office:value-type="float" office:value="0.003392">
                <text:p>0.003392</text:p>
              </table:table-cell>
              <table:table-cell office:value-type="float" office:value="0.003688">
                <text:p>0.003688</text:p>
              </table:table-cell>
              <table:table-cell office:value-type="float" office:value="0.003793">
                <text:p>0.0037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00">
                <text:p>56500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869">
                <text:p>0.00386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00">
                <text:p>57000</text:p>
              </table:table-cell>
              <table:table-cell office:value-type="float" office:value="0.003533">
                <text:p>0.003533</text:p>
              </table:table-cell>
              <table:table-cell office:value-type="float" office:value="0.003603">
                <text:p>0.003603</text:p>
              </table:table-cell>
              <table:table-cell office:value-type="float" office:value="0.003649">
                <text:p>0.00364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00">
                <text:p>57500</text:p>
              </table:table-cell>
              <table:table-cell office:value-type="float" office:value="0.003515">
                <text:p>0.003515</text:p>
              </table:table-cell>
              <table:table-cell office:value-type="float" office:value="0.003789">
                <text:p>0.003789</text:p>
              </table:table-cell>
              <table:table-cell office:value-type="float" office:value="0.003704">
                <text:p>0.00370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00">
                <text:p>58000</text:p>
              </table:table-cell>
              <table:table-cell office:value-type="float" office:value="0.003351">
                <text:p>0.003351</text:p>
              </table:table-cell>
              <table:table-cell office:value-type="float" office:value="0.003617">
                <text:p>0.003617</text:p>
              </table:table-cell>
              <table:table-cell office:value-type="float" office:value="0.003884">
                <text:p>0.0038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00">
                <text:p>58500</text:p>
              </table:table-cell>
              <table:table-cell office:value-type="float" office:value="0.003269">
                <text:p>0.003269</text:p>
              </table:table-cell>
              <table:table-cell office:value-type="float" office:value="0.003597">
                <text:p>0.003597</text:p>
              </table:table-cell>
              <table:table-cell office:value-type="float" office:value="0.003797">
                <text:p>0.00379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00">
                <text:p>59000</text:p>
              </table:table-cell>
              <table:table-cell office:value-type="float" office:value="0.003438">
                <text:p>0.003438</text:p>
              </table:table-cell>
              <table:table-cell office:value-type="float" office:value="0.003352">
                <text:p>0.003352</text:p>
              </table:table-cell>
              <table:table-cell office:value-type="float" office:value="0.003869">
                <text:p>0.00386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00">
                <text:p>59500</text:p>
              </table:table-cell>
              <table:table-cell office:value-type="float" office:value="0.003379">
                <text:p>0.003379</text:p>
              </table:table-cell>
              <table:table-cell office:value-type="float" office:value="0.003651">
                <text:p>0.003651</text:p>
              </table:table-cell>
              <table:table-cell office:value-type="float" office:value="0.003891">
                <text:p>0.0038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00">
                <text:p>60000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626">
                <text:p>0.003626</text:p>
              </table:table-cell>
              <table:table-cell office:value-type="float" office:value="0.003805">
                <text:p>0.00380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00">
                <text:p>60500</text:p>
              </table:table-cell>
              <table:table-cell office:value-type="float" office:value="0.003421">
                <text:p>0.003421</text:p>
              </table:table-cell>
              <table:table-cell office:value-type="float" office:value="0.003824">
                <text:p>0.003824</text:p>
              </table:table-cell>
              <table:table-cell office:value-type="float" office:value="0.003909">
                <text:p>0.003909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00">
                <text:p>61000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506">
                <text:p>0.00350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00">
                <text:p>61500</text:p>
              </table:table-cell>
              <table:table-cell office:value-type="float" office:value="0.003438">
                <text:p>0.003438</text:p>
              </table:table-cell>
              <table:table-cell office:value-type="float" office:value="0.003496">
                <text:p>0.003496</text:p>
              </table:table-cell>
              <table:table-cell office:value-type="float" office:value="0.003785">
                <text:p>0.0037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00">
                <text:p>62000</text:p>
              </table:table-cell>
              <table:table-cell office:value-type="float" office:value="0.00331">
                <text:p>0.00331</text:p>
              </table:table-cell>
              <table:table-cell office:value-type="float" office:value="0.003352">
                <text:p>0.003352</text:p>
              </table:table-cell>
              <table:table-cell office:value-type="float" office:value="0.003666">
                <text:p>0.00366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00">
                <text:p>62500</text:p>
              </table:table-cell>
              <table:table-cell office:value-type="float" office:value="0.003442">
                <text:p>0.003442</text:p>
              </table:table-cell>
              <table:table-cell office:value-type="float" office:value="0.003625">
                <text:p>0.003625</text:p>
              </table:table-cell>
              <table:table-cell office:value-type="float" office:value="0.003817">
                <text:p>0.00381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00">
                <text:p>63000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692">
                <text:p>0.003692</text:p>
              </table:table-cell>
              <table:table-cell office:value-type="float" office:value="0.003839">
                <text:p>0.00383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00">
                <text:p>63500</text:p>
              </table:table-cell>
              <table:table-cell office:value-type="float" office:value="0.003396">
                <text:p>0.003396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825">
                <text:p>0.003825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00">
                <text:p>64000</text:p>
              </table:table-cell>
              <table:table-cell office:value-type="float" office:value="0.003518">
                <text:p>0.003518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891">
                <text:p>0.003891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00">
                <text:p>64500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641">
                <text:p>0.003641</text:p>
              </table:table-cell>
              <table:table-cell office:value-type="float" office:value="0.003852">
                <text:p>0.00385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00">
                <text:p>65000</text:p>
              </table:table-cell>
              <table:table-cell office:value-type="float" office:value="0.003625">
                <text:p>0.003625</text:p>
              </table:table-cell>
              <table:table-cell office:value-type="float" office:value="0.003651">
                <text:p>0.003651</text:p>
              </table:table-cell>
              <table:table-cell office:value-type="float" office:value="0.003945">
                <text:p>0.00394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00">
                <text:p>65500</text:p>
              </table:table-cell>
              <table:table-cell office:value-type="float" office:value="0.003441">
                <text:p>0.003441</text:p>
              </table:table-cell>
              <table:table-cell office:value-type="float" office:value="0.00343">
                <text:p>0.00343</text:p>
              </table:table-cell>
              <table:table-cell office:value-type="float" office:value="0.00388">
                <text:p>0.003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00">
                <text:p>66000</text:p>
              </table:table-cell>
              <table:table-cell office:value-type="float" office:value="0.003426">
                <text:p>0.003426</text:p>
              </table:table-cell>
              <table:table-cell office:value-type="float" office:value="0.003629">
                <text:p>0.003629</text:p>
              </table:table-cell>
              <table:table-cell office:value-type="float" office:value="0.003893">
                <text:p>0.0038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00">
                <text:p>66500</text:p>
              </table:table-cell>
              <table:table-cell office:value-type="float" office:value="0.003448">
                <text:p>0.003448</text:p>
              </table:table-cell>
              <table:table-cell office:value-type="float" office:value="0.003702">
                <text:p>0.003702</text:p>
              </table:table-cell>
              <table:table-cell office:value-type="float" office:value="0.003771">
                <text:p>0.00377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00">
                <text:p>67000</text:p>
              </table:table-cell>
              <table:table-cell office:value-type="float" office:value="0.003476">
                <text:p>0.003476</text:p>
              </table:table-cell>
              <table:table-cell office:value-type="float" office:value="0.003429">
                <text:p>0.003429</text:p>
              </table:table-cell>
              <table:table-cell office:value-type="float" office:value="0.003917">
                <text:p>0.00391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00">
                <text:p>67500</text:p>
              </table:table-cell>
              <table:table-cell office:value-type="float" office:value="0.003568">
                <text:p>0.003568</text:p>
              </table:table-cell>
              <table:table-cell office:value-type="float" office:value="0.003627">
                <text:p>0.003627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00">
                <text:p>68000</text:p>
              </table:table-cell>
              <table:table-cell office:value-type="float" office:value="0.003258">
                <text:p>0.003258</text:p>
              </table:table-cell>
              <table:table-cell office:value-type="float" office:value="0.003684">
                <text:p>0.003684</text:p>
              </table:table-cell>
              <table:table-cell office:value-type="float" office:value="0.003766">
                <text:p>0.00376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00">
                <text:p>68500</text:p>
              </table:table-cell>
              <table:table-cell office:value-type="float" office:value="0.003185">
                <text:p>0.003185</text:p>
              </table:table-cell>
              <table:table-cell office:value-type="float" office:value="0.003703">
                <text:p>0.003703</text:p>
              </table:table-cell>
              <table:table-cell office:value-type="float" office:value="0.0038">
                <text:p>0.003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00">
                <text:p>69000</text:p>
              </table:table-cell>
              <table:table-cell office:value-type="float" office:value="0.003501">
                <text:p>0.003501</text:p>
              </table:table-cell>
              <table:table-cell office:value-type="float" office:value="0.00376">
                <text:p>0.00376</text:p>
              </table:table-cell>
              <table:table-cell office:value-type="float" office:value="0.003665">
                <text:p>0.003665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00">
                <text:p>69500</text:p>
              </table:table-cell>
              <table:table-cell office:value-type="float" office:value="0.003459">
                <text:p>0.003459</text:p>
              </table:table-cell>
              <table:table-cell office:value-type="float" office:value="0.003714">
                <text:p>0.003714</text:p>
              </table:table-cell>
              <table:table-cell office:value-type="float" office:value="0.003907">
                <text:p>0.00390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00">
                <text:p>70000</text:p>
              </table:table-cell>
              <table:table-cell office:value-type="float" office:value="0.003337">
                <text:p>0.003337</text:p>
              </table:table-cell>
              <table:table-cell office:value-type="float" office:value="0.003773">
                <text:p>0.003773</text:p>
              </table:table-cell>
              <table:table-cell office:value-type="float" office:value="0.00351">
                <text:p>0.0035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00">
                <text:p>70500</text:p>
              </table:table-cell>
              <table:table-cell office:value-type="float" office:value="0.003536">
                <text:p>0.003536</text:p>
              </table:table-cell>
              <table:table-cell office:value-type="float" office:value="0.003705">
                <text:p>0.003705</text:p>
              </table:table-cell>
              <table:table-cell office:value-type="float" office:value="0.003587">
                <text:p>0.00358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00">
                <text:p>71000</text:p>
              </table:table-cell>
              <table:table-cell office:value-type="float" office:value="0.003548">
                <text:p>0.003548</text:p>
              </table:table-cell>
              <table:table-cell office:value-type="float" office:value="0.003686">
                <text:p>0.003686</text:p>
              </table:table-cell>
              <table:table-cell office:value-type="float" office:value="0.003818">
                <text:p>0.00381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00">
                <text:p>71500</text:p>
              </table:table-cell>
              <table:table-cell office:value-type="float" office:value="0.00333">
                <text:p>0.00333</text:p>
              </table:table-cell>
              <table:table-cell office:value-type="float" office:value="0.003626">
                <text:p>0.003626</text:p>
              </table:table-cell>
              <table:table-cell office:value-type="float" office:value="0.004">
                <text:p>0.00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00">
                <text:p>72000</text:p>
              </table:table-cell>
              <table:table-cell office:value-type="float" office:value="0.003315">
                <text:p>0.003315</text:p>
              </table:table-cell>
              <table:table-cell office:value-type="float" office:value="0.003658">
                <text:p>0.003658</text:p>
              </table:table-cell>
              <table:table-cell office:value-type="float" office:value="0.003898">
                <text:p>0.00389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00">
                <text:p>72500</text:p>
              </table:table-cell>
              <table:table-cell office:value-type="float" office:value="0.003492">
                <text:p>0.003492</text:p>
              </table:table-cell>
              <table:table-cell office:value-type="float" office:value="0.003601">
                <text:p>0.003601</text:p>
              </table:table-cell>
              <table:table-cell office:value-type="float" office:value="0.00391">
                <text:p>0.00391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00">
                <text:p>73000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42">
                <text:p>0.00342</text:p>
              </table:table-cell>
              <table:table-cell office:value-type="float" office:value="0.00375">
                <text:p>0.0037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00">
                <text:p>73500</text:p>
              </table:table-cell>
              <table:table-cell office:value-type="float" office:value="0.003546">
                <text:p>0.003546</text:p>
              </table:table-cell>
              <table:table-cell office:value-type="float" office:value="0.003661">
                <text:p>0.003661</text:p>
              </table:table-cell>
              <table:table-cell office:value-type="float" office:value="0.003865">
                <text:p>0.00386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00">
                <text:p>74000</text:p>
              </table:table-cell>
              <table:table-cell office:value-type="float" office:value="0.003526">
                <text:p>0.003526</text:p>
              </table:table-cell>
              <table:table-cell office:value-type="float" office:value="0.003509">
                <text:p>0.003509</text:p>
              </table:table-cell>
              <table:table-cell office:value-type="float" office:value="0.003882">
                <text:p>0.0038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00">
                <text:p>74500</text:p>
              </table:table-cell>
              <table:table-cell office:value-type="float" office:value="0.00343">
                <text:p>0.00343</text:p>
              </table:table-cell>
              <table:table-cell office:value-type="float" office:value="0.003658">
                <text:p>0.003658</text:p>
              </table:table-cell>
              <table:table-cell office:value-type="float" office:value="0.003806">
                <text:p>0.00380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00">
                <text:p>75000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816">
                <text:p>0.003816</text:p>
              </table:table-cell>
              <table:table-cell office:value-type="float" office:value="0.00383">
                <text:p>0.0038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00">
                <text:p>75500</text:p>
              </table:table-cell>
              <table:table-cell office:value-type="float" office:value="0.003438">
                <text:p>0.003438</text:p>
              </table:table-cell>
              <table:table-cell office:value-type="float" office:value="0.003666">
                <text:p>0.003666</text:p>
              </table:table-cell>
              <table:table-cell office:value-type="float" office:value="0.003767">
                <text:p>0.00376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00">
                <text:p>76000</text:p>
              </table:table-cell>
              <table:table-cell office:value-type="float" office:value="0.003538">
                <text:p>0.003538</text:p>
              </table:table-cell>
              <table:table-cell office:value-type="float" office:value="0.003576">
                <text:p>0.003576</text:p>
              </table:table-cell>
              <table:table-cell office:value-type="float" office:value="0.003568">
                <text:p>0.00356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00">
                <text:p>76500</text:p>
              </table:table-cell>
              <table:table-cell office:value-type="float" office:value="0.0034">
                <text:p>0.0034</text:p>
              </table:table-cell>
              <table:table-cell office:value-type="float" office:value="0.003639">
                <text:p>0.003639</text:p>
              </table:table-cell>
              <table:table-cell office:value-type="float" office:value="0.003751">
                <text:p>0.00375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00">
                <text:p>77000</text:p>
              </table:table-cell>
              <table:table-cell office:value-type="float" office:value="0.003491">
                <text:p>0.003491</text:p>
              </table:table-cell>
              <table:table-cell office:value-type="float" office:value="0.003716">
                <text:p>0.003716</text:p>
              </table:table-cell>
              <table:table-cell office:value-type="float" office:value="0.003854">
                <text:p>0.00385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00">
                <text:p>77500</text:p>
              </table:table-cell>
              <table:table-cell office:value-type="float" office:value="0.003495">
                <text:p>0.003495</text:p>
              </table:table-cell>
              <table:table-cell office:value-type="float" office:value="0.003656">
                <text:p>0.003656</text:p>
              </table:table-cell>
              <table:table-cell office:value-type="float" office:value="0.003892">
                <text:p>0.0038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00">
                <text:p>78000</text:p>
              </table:table-cell>
              <table:table-cell office:value-type="float" office:value="0.003501">
                <text:p>0.003501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817">
                <text:p>0.00381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00">
                <text:p>78500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548">
                <text:p>0.003548</text:p>
              </table:table-cell>
              <table:table-cell office:value-type="float" office:value="0.003892">
                <text:p>0.00389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00">
                <text:p>79000</text:p>
              </table:table-cell>
              <table:table-cell office:value-type="float" office:value="0.003612">
                <text:p>0.003612</text:p>
              </table:table-cell>
              <table:table-cell office:value-type="float" office:value="0.003412">
                <text:p>0.003412</text:p>
              </table:table-cell>
              <table:table-cell office:value-type="float" office:value="0.003955">
                <text:p>0.00395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00">
                <text:p>79500</text:p>
              </table:table-cell>
              <table:table-cell office:value-type="float" office:value="0.003407">
                <text:p>0.003407</text:p>
              </table:table-cell>
              <table:table-cell office:value-type="float" office:value="0.003591">
                <text:p>0.003591</text:p>
              </table:table-cell>
              <table:table-cell office:value-type="float" office:value="0.003954">
                <text:p>0.00395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00">
                <text:p>80000</text:p>
              </table:table-cell>
              <table:table-cell office:value-type="float" office:value="0.00348">
                <text:p>0.00348</text:p>
              </table:table-cell>
              <table:table-cell office:value-type="float" office:value="0.003647">
                <text:p>0.003647</text:p>
              </table:table-cell>
              <table:table-cell office:value-type="float" office:value="0.003846">
                <text:p>0.00384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00">
                <text:p>80500</text:p>
              </table:table-cell>
              <table:table-cell office:value-type="float" office:value="0.003443">
                <text:p>0.003443</text:p>
              </table:table-cell>
              <table:table-cell office:value-type="float" office:value="0.00364">
                <text:p>0.00364</text:p>
              </table:table-cell>
              <table:table-cell office:value-type="float" office:value="0.004043">
                <text:p>0.00404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00">
                <text:p>81000</text:p>
              </table:table-cell>
              <table:table-cell office:value-type="float" office:value="0.003344">
                <text:p>0.003344</text:p>
              </table:table-cell>
              <table:table-cell office:value-type="float" office:value="0.003502">
                <text:p>0.003502</text:p>
              </table:table-cell>
              <table:table-cell office:value-type="float" office:value="0.003897">
                <text:p>0.00389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00">
                <text:p>81500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59">
                <text:p>0.00359</text:p>
              </table:table-cell>
              <table:table-cell office:value-type="float" office:value="0.003696">
                <text:p>0.003696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00">
                <text:p>82000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674">
                <text:p>0.003674</text:p>
              </table:table-cell>
              <table:table-cell office:value-type="float" office:value="0.003789">
                <text:p>0.00378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00">
                <text:p>82500</text:p>
              </table:table-cell>
              <table:table-cell office:value-type="float" office:value="0.003478">
                <text:p>0.003478</text:p>
              </table:table-cell>
              <table:table-cell office:value-type="float" office:value="0.003654">
                <text:p>0.003654</text:p>
              </table:table-cell>
              <table:table-cell office:value-type="float" office:value="0.003918">
                <text:p>0.0039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00">
                <text:p>83000</text:p>
              </table:table-cell>
              <table:table-cell office:value-type="float" office:value="0.003366">
                <text:p>0.003366</text:p>
              </table:table-cell>
              <table:table-cell office:value-type="float" office:value="0.003608">
                <text:p>0.003608</text:p>
              </table:table-cell>
              <table:table-cell office:value-type="float" office:value="0.003826">
                <text:p>0.00382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00">
                <text:p>83500</text:p>
              </table:table-cell>
              <table:table-cell office:value-type="float" office:value="0.003449">
                <text:p>0.003449</text:p>
              </table:table-cell>
              <table:table-cell office:value-type="float" office:value="0.00362">
                <text:p>0.00362</text:p>
              </table:table-cell>
              <table:table-cell office:value-type="float" office:value="0.00385">
                <text:p>0.003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00">
                <text:p>84000</text:p>
              </table:table-cell>
              <table:table-cell office:value-type="float" office:value="0.003415">
                <text:p>0.003415</text:p>
              </table:table-cell>
              <table:table-cell office:value-type="float" office:value="0.003382">
                <text:p>0.003382</text:p>
              </table:table-cell>
              <table:table-cell office:value-type="float" office:value="0.00393">
                <text:p>0.003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00">
                <text:p>84500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692">
                <text:p>0.003692</text:p>
              </table:table-cell>
              <table:table-cell office:value-type="float" office:value="0.004024">
                <text:p>0.00402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00">
                <text:p>85000</text:p>
              </table:table-cell>
              <table:table-cell office:value-type="float" office:value="0.00357">
                <text:p>0.00357</text:p>
              </table:table-cell>
              <table:table-cell office:value-type="float" office:value="0.003691">
                <text:p>0.003691</text:p>
              </table:table-cell>
              <table:table-cell office:value-type="float" office:value="0.003779">
                <text:p>0.00377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00">
                <text:p>85500</text:p>
              </table:table-cell>
              <table:table-cell office:value-type="float" office:value="0.003535">
                <text:p>0.003535</text:p>
              </table:table-cell>
              <table:table-cell office:value-type="float" office:value="0.003604">
                <text:p>0.003604</text:p>
              </table:table-cell>
              <table:table-cell office:value-type="float" office:value="0.003904">
                <text:p>0.00390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00">
                <text:p>86000</text:p>
              </table:table-cell>
              <table:table-cell office:value-type="float" office:value="0.003342">
                <text:p>0.003342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915">
                <text:p>0.00391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00">
                <text:p>86500</text:p>
              </table:table-cell>
              <table:table-cell office:value-type="float" office:value="0.003882">
                <text:p>0.003882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766">
                <text:p>0.00376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00">
                <text:p>87000</text:p>
              </table:table-cell>
              <table:table-cell office:value-type="float" office:value="0.00348">
                <text:p>0.00348</text:p>
              </table:table-cell>
              <table:table-cell office:value-type="float" office:value="0.00355">
                <text:p>0.00355</text:p>
              </table:table-cell>
              <table:table-cell office:value-type="float" office:value="0.003829">
                <text:p>0.00382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00">
                <text:p>87500</text:p>
              </table:table-cell>
              <table:table-cell office:value-type="float" office:value="0.003329">
                <text:p>0.003329</text:p>
              </table:table-cell>
              <table:table-cell office:value-type="float" office:value="0.003723">
                <text:p>0.003723</text:p>
              </table:table-cell>
              <table:table-cell office:value-type="float" office:value="0.004068">
                <text:p>0.00406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00">
                <text:p>88000</text:p>
              </table:table-cell>
              <table:table-cell office:value-type="float" office:value="0.003385">
                <text:p>0.003385</text:p>
              </table:table-cell>
              <table:table-cell office:value-type="float" office:value="0.003667">
                <text:p>0.003667</text:p>
              </table:table-cell>
              <table:table-cell office:value-type="float" office:value="0.003664">
                <text:p>0.00366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00">
                <text:p>88500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877">
                <text:p>0.003877</text:p>
              </table:table-cell>
              <table:table-cell office:value-type="float" office:value="0.003891">
                <text:p>0.003891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00">
                <text:p>89000</text:p>
              </table:table-cell>
              <table:table-cell office:value-type="float" office:value="0.003635">
                <text:p>0.003635</text:p>
              </table:table-cell>
              <table:table-cell office:value-type="float" office:value="0.00354">
                <text:p>0.00354</text:p>
              </table:table-cell>
              <table:table-cell office:value-type="float" office:value="0.003498">
                <text:p>0.00349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00">
                <text:p>89500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716">
                <text:p>0.003716</text:p>
              </table:table-cell>
              <table:table-cell office:value-type="float" office:value="0.003986">
                <text:p>0.003986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00">
                <text:p>90000</text:p>
              </table:table-cell>
              <table:table-cell office:value-type="float" office:value="0.003405">
                <text:p>0.003405</text:p>
              </table:table-cell>
              <table:table-cell office:value-type="float" office:value="0.003438">
                <text:p>0.003438</text:p>
              </table:table-cell>
              <table:table-cell office:value-type="float" office:value="0.003836">
                <text:p>0.00383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00">
                <text:p>90500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729">
                <text:p>0.003729</text:p>
              </table:table-cell>
              <table:table-cell office:value-type="float" office:value="0.003918">
                <text:p>0.0039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00">
                <text:p>91000</text:p>
              </table:table-cell>
              <table:table-cell office:value-type="float" office:value="0.003615">
                <text:p>0.003615</text:p>
              </table:table-cell>
              <table:table-cell office:value-type="float" office:value="0.003666">
                <text:p>0.003666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00">
                <text:p>91500</text:p>
              </table:table-cell>
              <table:table-cell office:value-type="float" office:value="0.003439">
                <text:p>0.003439</text:p>
              </table:table-cell>
              <table:table-cell office:value-type="float" office:value="0.003703">
                <text:p>0.003703</text:p>
              </table:table-cell>
              <table:table-cell office:value-type="float" office:value="0.003876">
                <text:p>0.00387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00">
                <text:p>92000</text:p>
              </table:table-cell>
              <table:table-cell office:value-type="float" office:value="0.003432">
                <text:p>0.003432</text:p>
              </table:table-cell>
              <table:table-cell office:value-type="float" office:value="0.003478">
                <text:p>0.003478</text:p>
              </table:table-cell>
              <table:table-cell office:value-type="float" office:value="0.003867">
                <text:p>0.00386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00">
                <text:p>92500</text:p>
              </table:table-cell>
              <table:table-cell office:value-type="float" office:value="0.003474">
                <text:p>0.003474</text:p>
              </table:table-cell>
              <table:table-cell office:value-type="float" office:value="0.003708">
                <text:p>0.003708</text:p>
              </table:table-cell>
              <table:table-cell office:value-type="float" office:value="0.003885">
                <text:p>0.003885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00">
                <text:p>93000</text:p>
              </table:table-cell>
              <table:table-cell office:value-type="float" office:value="0.003746">
                <text:p>0.003746</text:p>
              </table:table-cell>
              <table:table-cell office:value-type="float" office:value="0.003713">
                <text:p>0.003713</text:p>
              </table:table-cell>
              <table:table-cell office:value-type="float" office:value="0.003856">
                <text:p>0.00385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00">
                <text:p>93500</text:p>
              </table:table-cell>
              <table:table-cell office:value-type="float" office:value="0.003464">
                <text:p>0.003464</text:p>
              </table:table-cell>
              <table:table-cell office:value-type="float" office:value="0.003653">
                <text:p>0.003653</text:p>
              </table:table-cell>
              <table:table-cell office:value-type="float" office:value="0.003909">
                <text:p>0.00390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00">
                <text:p>94000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541">
                <text:p>0.003541</text:p>
              </table:table-cell>
              <table:table-cell office:value-type="float" office:value="0.003801">
                <text:p>0.00380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00">
                <text:p>94500</text:p>
              </table:table-cell>
              <table:table-cell office:value-type="float" office:value="0.003509">
                <text:p>0.003509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762">
                <text:p>0.003762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00">
                <text:p>95000</text:p>
              </table:table-cell>
              <table:table-cell office:value-type="float" office:value="0.003328">
                <text:p>0.003328</text:p>
              </table:table-cell>
              <table:table-cell office:value-type="float" office:value="0.003694">
                <text:p>0.003694</text:p>
              </table:table-cell>
              <table:table-cell office:value-type="float" office:value="0.003844">
                <text:p>0.00384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00">
                <text:p>95500</text:p>
              </table:table-cell>
              <table:table-cell office:value-type="float" office:value="0.003528">
                <text:p>0.003528</text:p>
              </table:table-cell>
              <table:table-cell office:value-type="float" office:value="0.003617">
                <text:p>0.003617</text:p>
              </table:table-cell>
              <table:table-cell office:value-type="float" office:value="0.003868">
                <text:p>0.00386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00">
                <text:p>96000</text:p>
              </table:table-cell>
              <table:table-cell office:value-type="float" office:value="0.003462">
                <text:p>0.003462</text:p>
              </table:table-cell>
              <table:table-cell office:value-type="float" office:value="0.00356">
                <text:p>0.00356</text:p>
              </table:table-cell>
              <table:table-cell office:value-type="float" office:value="0.003909">
                <text:p>0.00390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00">
                <text:p>96500</text:p>
              </table:table-cell>
              <table:table-cell office:value-type="float" office:value="0.003567">
                <text:p>0.003567</text:p>
              </table:table-cell>
              <table:table-cell office:value-type="float" office:value="0.003577">
                <text:p>0.003577</text:p>
              </table:table-cell>
              <table:table-cell office:value-type="float" office:value="0.003822">
                <text:p>0.003822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00">
                <text:p>97000</text:p>
              </table:table-cell>
              <table:table-cell office:value-type="float" office:value="0.003084">
                <text:p>0.003084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873">
                <text:p>0.00387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00">
                <text:p>97500</text:p>
              </table:table-cell>
              <table:table-cell office:value-type="float" office:value="0.003473">
                <text:p>0.003473</text:p>
              </table:table-cell>
              <table:table-cell office:value-type="float" office:value="0.003691">
                <text:p>0.003691</text:p>
              </table:table-cell>
              <table:table-cell office:value-type="float" office:value="0.003827">
                <text:p>0.003827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00">
                <text:p>98000</text:p>
              </table:table-cell>
              <table:table-cell office:value-type="float" office:value="0.003377">
                <text:p>0.003377</text:p>
              </table:table-cell>
              <table:table-cell office:value-type="float" office:value="0.003646">
                <text:p>0.003646</text:p>
              </table:table-cell>
              <table:table-cell office:value-type="float" office:value="0.003766">
                <text:p>0.00376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00">
                <text:p>98500</text:p>
              </table:table-cell>
              <table:table-cell office:value-type="float" office:value="0.003448">
                <text:p>0.003448</text:p>
              </table:table-cell>
              <table:table-cell office:value-type="float" office:value="0.003635">
                <text:p>0.003635</text:p>
              </table:table-cell>
              <table:table-cell office:value-type="float" office:value="0.003745">
                <text:p>0.00374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00">
                <text:p>99000</text:p>
              </table:table-cell>
              <table:table-cell office:value-type="float" office:value="0.00314">
                <text:p>0.00314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764">
                <text:p>0.00376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00">
                <text:p>99500</text:p>
              </table:table-cell>
              <table:table-cell office:value-type="float" office:value="0.003345">
                <text:p>0.003345</text:p>
              </table:table-cell>
              <table:table-cell office:value-type="float" office:value="0.003511">
                <text:p>0.003511</text:p>
              </table:table-cell>
              <table:table-cell office:value-type="float" office:value="0.003778">
                <text:p>0.0037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">
                <text:p>100000</text:p>
              </table:table-cell>
              <table:table-cell office:value-type="float" office:value="0.003097">
                <text:p>0.003097</text:p>
              </table:table-cell>
              <table:table-cell office:value-type="float" office:value="0.003673">
                <text:p>0.003673</text:p>
              </table:table-cell>
              <table:table-cell office:value-type="float" office:value="0.003882">
                <text:p>0.0038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00">
                <text:p>100500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728">
                <text:p>0.003728</text:p>
              </table:table-cell>
              <table:table-cell office:value-type="float" office:value="0.003698">
                <text:p>0.00369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00">
                <text:p>101000</text:p>
              </table:table-cell>
              <table:table-cell office:value-type="float" office:value="0.003427">
                <text:p>0.003427</text:p>
              </table:table-cell>
              <table:table-cell office:value-type="float" office:value="0.003668">
                <text:p>0.003668</text:p>
              </table:table-cell>
              <table:table-cell office:value-type="float" office:value="0.004178">
                <text:p>0.0041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00">
                <text:p>101500</text:p>
              </table:table-cell>
              <table:table-cell office:value-type="float" office:value="0.003332">
                <text:p>0.003332</text:p>
              </table:table-cell>
              <table:table-cell office:value-type="float" office:value="0.00364">
                <text:p>0.00364</text:p>
              </table:table-cell>
              <table:table-cell office:value-type="float" office:value="0.003823">
                <text:p>0.00382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00">
                <text:p>102000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65">
                <text:p>0.00365</text:p>
              </table:table-cell>
              <table:table-cell office:value-type="float" office:value="0.004084">
                <text:p>0.004084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00">
                <text:p>102500</text:p>
              </table:table-cell>
              <table:table-cell office:value-type="float" office:value="0.00342">
                <text:p>0.00342</text:p>
              </table:table-cell>
              <table:table-cell office:value-type="float" office:value="0.0037">
                <text:p>0.0037</text:p>
              </table:table-cell>
              <table:table-cell office:value-type="float" office:value="0.003879">
                <text:p>0.0038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00">
                <text:p>103000</text:p>
              </table:table-cell>
              <table:table-cell office:value-type="float" office:value="0.003473">
                <text:p>0.003473</text:p>
              </table:table-cell>
              <table:table-cell office:value-type="float" office:value="0.003695">
                <text:p>0.003695</text:p>
              </table:table-cell>
              <table:table-cell office:value-type="float" office:value="0.004118">
                <text:p>0.0041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00">
                <text:p>103500</text:p>
              </table:table-cell>
              <table:table-cell office:value-type="float" office:value="0.003414">
                <text:p>0.003414</text:p>
              </table:table-cell>
              <table:table-cell office:value-type="float" office:value="0.003691">
                <text:p>0.003691</text:p>
              </table:table-cell>
              <table:table-cell office:value-type="float" office:value="0.003809">
                <text:p>0.00380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00">
                <text:p>104000</text:p>
              </table:table-cell>
              <table:table-cell office:value-type="float" office:value="0.003453">
                <text:p>0.003453</text:p>
              </table:table-cell>
              <table:table-cell office:value-type="float" office:value="0.003569">
                <text:p>0.003569</text:p>
              </table:table-cell>
              <table:table-cell office:value-type="float" office:value="0.003911">
                <text:p>0.00391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00">
                <text:p>104500</text:p>
              </table:table-cell>
              <table:table-cell office:value-type="float" office:value="0.003485">
                <text:p>0.003485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845">
                <text:p>0.00384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00">
                <text:p>105000</text:p>
              </table:table-cell>
              <table:table-cell office:value-type="float" office:value="0.003414">
                <text:p>0.003414</text:p>
              </table:table-cell>
              <table:table-cell office:value-type="float" office:value="0.003542">
                <text:p>0.003542</text:p>
              </table:table-cell>
              <table:table-cell office:value-type="float" office:value="0.003858">
                <text:p>0.00385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00">
                <text:p>105500</text:p>
              </table:table-cell>
              <table:table-cell office:value-type="float" office:value="0.003491">
                <text:p>0.003491</text:p>
              </table:table-cell>
              <table:table-cell office:value-type="float" office:value="0.003341">
                <text:p>0.003341</text:p>
              </table:table-cell>
              <table:table-cell office:value-type="float" office:value="0.003842">
                <text:p>0.00384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00">
                <text:p>106000</text:p>
              </table:table-cell>
              <table:table-cell office:value-type="float" office:value="0.003792">
                <text:p>0.003792</text:p>
              </table:table-cell>
              <table:table-cell office:value-type="float" office:value="0.0037">
                <text:p>0.0037</text:p>
              </table:table-cell>
              <table:table-cell office:value-type="float" office:value="0.003696">
                <text:p>0.003696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00">
                <text:p>106500</text:p>
              </table:table-cell>
              <table:table-cell office:value-type="float" office:value="0.003469">
                <text:p>0.003469</text:p>
              </table:table-cell>
              <table:table-cell office:value-type="float" office:value="0.003598">
                <text:p>0.003598</text:p>
              </table:table-cell>
              <table:table-cell office:value-type="float" office:value="0.003846">
                <text:p>0.00384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00">
                <text:p>107000</text:p>
              </table:table-cell>
              <table:table-cell office:value-type="float" office:value="0.003432">
                <text:p>0.003432</text:p>
              </table:table-cell>
              <table:table-cell office:value-type="float" office:value="0.003673">
                <text:p>0.003673</text:p>
              </table:table-cell>
              <table:table-cell office:value-type="float" office:value="0.003704">
                <text:p>0.00370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00">
                <text:p>107500</text:p>
              </table:table-cell>
              <table:table-cell office:value-type="float" office:value="0.003447">
                <text:p>0.003447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836">
                <text:p>0.00383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00">
                <text:p>108000</text:p>
              </table:table-cell>
              <table:table-cell office:value-type="float" office:value="0.00309">
                <text:p>0.00309</text:p>
              </table:table-cell>
              <table:table-cell office:value-type="float" office:value="0.003655">
                <text:p>0.003655</text:p>
              </table:table-cell>
              <table:table-cell office:value-type="float" office:value="0.003935">
                <text:p>0.00393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00">
                <text:p>108500</text:p>
              </table:table-cell>
              <table:table-cell office:value-type="float" office:value="0.003492">
                <text:p>0.003492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77">
                <text:p>0.003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00">
                <text:p>109000</text:p>
              </table:table-cell>
              <table:table-cell office:value-type="float" office:value="0.00348">
                <text:p>0.00348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481">
                <text:p>0.0034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00">
                <text:p>109500</text:p>
              </table:table-cell>
              <table:table-cell office:value-type="float" office:value="0.003537">
                <text:p>0.003537</text:p>
              </table:table-cell>
              <table:table-cell office:value-type="float" office:value="0.003717">
                <text:p>0.003717</text:p>
              </table:table-cell>
              <table:table-cell office:value-type="float" office:value="0.003868">
                <text:p>0.00386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00">
                <text:p>110000</text:p>
              </table:table-cell>
              <table:table-cell office:value-type="float" office:value="0.003179">
                <text:p>0.003179</text:p>
              </table:table-cell>
              <table:table-cell office:value-type="float" office:value="0.00369">
                <text:p>0.00369</text:p>
              </table:table-cell>
              <table:table-cell office:value-type="float" office:value="0.003779">
                <text:p>0.0037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00">
                <text:p>110500</text:p>
              </table:table-cell>
              <table:table-cell office:value-type="float" office:value="0.003488">
                <text:p>0.003488</text:p>
              </table:table-cell>
              <table:table-cell office:value-type="float" office:value="0.003738">
                <text:p>0.003738</text:p>
              </table:table-cell>
              <table:table-cell office:value-type="float" office:value="0.003879">
                <text:p>0.00387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00">
                <text:p>111000</text:p>
              </table:table-cell>
              <table:table-cell office:value-type="float" office:value="0.003415">
                <text:p>0.003415</text:p>
              </table:table-cell>
              <table:table-cell office:value-type="float" office:value="0.00371">
                <text:p>0.00371</text:p>
              </table:table-cell>
              <table:table-cell office:value-type="float" office:value="0.003665">
                <text:p>0.00366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00">
                <text:p>111500</text:p>
              </table:table-cell>
              <table:table-cell office:value-type="float" office:value="0.003462">
                <text:p>0.003462</text:p>
              </table:table-cell>
              <table:table-cell office:value-type="float" office:value="0.003677">
                <text:p>0.003677</text:p>
              </table:table-cell>
              <table:table-cell office:value-type="float" office:value="0.003927">
                <text:p>0.00392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00">
                <text:p>112000</text:p>
              </table:table-cell>
              <table:table-cell office:value-type="float" office:value="0.003352">
                <text:p>0.003352</text:p>
              </table:table-cell>
              <table:table-cell office:value-type="float" office:value="0.003613">
                <text:p>0.003613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00">
                <text:p>112500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875">
                <text:p>0.00387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00">
                <text:p>113000</text:p>
              </table:table-cell>
              <table:table-cell office:value-type="float" office:value="0.003538">
                <text:p>0.003538</text:p>
              </table:table-cell>
              <table:table-cell office:value-type="float" office:value="0.003653">
                <text:p>0.003653</text:p>
              </table:table-cell>
              <table:table-cell office:value-type="float" office:value="0.003846">
                <text:p>0.00384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00">
                <text:p>113500</text:p>
              </table:table-cell>
              <table:table-cell office:value-type="float" office:value="0.003506">
                <text:p>0.003506</text:p>
              </table:table-cell>
              <table:table-cell office:value-type="float" office:value="0.003527">
                <text:p>0.003527</text:p>
              </table:table-cell>
              <table:table-cell office:value-type="float" office:value="0.0039">
                <text:p>0.0039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00">
                <text:p>114000</text:p>
              </table:table-cell>
              <table:table-cell office:value-type="float" office:value="0.003397">
                <text:p>0.003397</text:p>
              </table:table-cell>
              <table:table-cell office:value-type="float" office:value="0.00359">
                <text:p>0.00359</text:p>
              </table:table-cell>
              <table:table-cell office:value-type="float" office:value="0.003756">
                <text:p>0.00375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00">
                <text:p>114500</text:p>
              </table:table-cell>
              <table:table-cell office:value-type="float" office:value="0.003542">
                <text:p>0.003542</text:p>
              </table:table-cell>
              <table:table-cell office:value-type="float" office:value="0.003773">
                <text:p>0.003773</text:p>
              </table:table-cell>
              <table:table-cell office:value-type="float" office:value="0.003796">
                <text:p>0.00379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00">
                <text:p>115000</text:p>
              </table:table-cell>
              <table:table-cell office:value-type="float" office:value="0.003546">
                <text:p>0.003546</text:p>
              </table:table-cell>
              <table:table-cell office:value-type="float" office:value="0.003674">
                <text:p>0.003674</text:p>
              </table:table-cell>
              <table:table-cell office:value-type="float" office:value="0.003695">
                <text:p>0.00369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00">
                <text:p>115500</text:p>
              </table:table-cell>
              <table:table-cell office:value-type="float" office:value="0.003526">
                <text:p>0.003526</text:p>
              </table:table-cell>
              <table:table-cell office:value-type="float" office:value="0.00367">
                <text:p>0.00367</text:p>
              </table:table-cell>
              <table:table-cell office:value-type="float" office:value="0.003775">
                <text:p>0.00377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00">
                <text:p>116000</text:p>
              </table:table-cell>
              <table:table-cell office:value-type="float" office:value="0.003596">
                <text:p>0.003596</text:p>
              </table:table-cell>
              <table:table-cell office:value-type="float" office:value="0.003713">
                <text:p>0.003713</text:p>
              </table:table-cell>
              <table:table-cell office:value-type="float" office:value="0.003814">
                <text:p>0.00381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00">
                <text:p>116500</text:p>
              </table:table-cell>
              <table:table-cell office:value-type="float" office:value="0.003496">
                <text:p>0.003496</text:p>
              </table:table-cell>
              <table:table-cell office:value-type="float" office:value="0.003357">
                <text:p>0.003357</text:p>
              </table:table-cell>
              <table:table-cell office:value-type="float" office:value="0.003989">
                <text:p>0.00398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00">
                <text:p>117000</text:p>
              </table:table-cell>
              <table:table-cell office:value-type="float" office:value="0.003464">
                <text:p>0.003464</text:p>
              </table:table-cell>
              <table:table-cell office:value-type="float" office:value="0.003557">
                <text:p>0.003557</text:p>
              </table:table-cell>
              <table:table-cell office:value-type="float" office:value="0.00381">
                <text:p>0.003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00">
                <text:p>117500</text:p>
              </table:table-cell>
              <table:table-cell office:value-type="float" office:value="0.003493">
                <text:p>0.003493</text:p>
              </table:table-cell>
              <table:table-cell office:value-type="float" office:value="0.004996">
                <text:p>0.004996</text:p>
              </table:table-cell>
              <table:table-cell office:value-type="float" office:value="0.003943">
                <text:p>0.00394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00">
                <text:p>118000</text:p>
              </table:table-cell>
              <table:table-cell office:value-type="float" office:value="0.003452">
                <text:p>0.003452</text:p>
              </table:table-cell>
              <table:table-cell office:value-type="float" office:value="0.00359">
                <text:p>0.00359</text:p>
              </table:table-cell>
              <table:table-cell office:value-type="float" office:value="0.0037">
                <text:p>0.0037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00">
                <text:p>118500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464">
                <text:p>0.003464</text:p>
              </table:table-cell>
              <table:table-cell office:value-type="float" office:value="0.003916">
                <text:p>0.003916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00">
                <text:p>119000</text:p>
              </table:table-cell>
              <table:table-cell office:value-type="float" office:value="0.00312">
                <text:p>0.00312</text:p>
              </table:table-cell>
              <table:table-cell office:value-type="float" office:value="0.003558">
                <text:p>0.003558</text:p>
              </table:table-cell>
              <table:table-cell office:value-type="float" office:value="0.003911">
                <text:p>0.00391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00">
                <text:p>119500</text:p>
              </table:table-cell>
              <table:table-cell office:value-type="float" office:value="0.003498">
                <text:p>0.003498</text:p>
              </table:table-cell>
              <table:table-cell office:value-type="float" office:value="0.003593">
                <text:p>0.003593</text:p>
              </table:table-cell>
              <table:table-cell office:value-type="float" office:value="0.003901">
                <text:p>0.00390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00">
                <text:p>120000</text:p>
              </table:table-cell>
              <table:table-cell office:value-type="float" office:value="0.003458">
                <text:p>0.003458</text:p>
              </table:table-cell>
              <table:table-cell office:value-type="float" office:value="0.003515">
                <text:p>0.003515</text:p>
              </table:table-cell>
              <table:table-cell office:value-type="float" office:value="0.003892">
                <text:p>0.003892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00">
                <text:p>120500</text:p>
              </table:table-cell>
              <table:table-cell office:value-type="float" office:value="0.00358">
                <text:p>0.00358</text:p>
              </table:table-cell>
              <table:table-cell office:value-type="float" office:value="0.00358">
                <text:p>0.00358</text:p>
              </table:table-cell>
              <table:table-cell office:value-type="float" office:value="0.003838">
                <text:p>0.003838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00">
                <text:p>121000</text:p>
              </table:table-cell>
              <table:table-cell office:value-type="float" office:value="0.003428">
                <text:p>0.003428</text:p>
              </table:table-cell>
              <table:table-cell office:value-type="float" office:value="0.00374">
                <text:p>0.00374</text:p>
              </table:table-cell>
              <table:table-cell office:value-type="float" office:value="0.004168">
                <text:p>0.00416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00">
                <text:p>121500</text:p>
              </table:table-cell>
              <table:table-cell office:value-type="float" office:value="0.00354">
                <text:p>0.00354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518">
                <text:p>0.00351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00">
                <text:p>122000</text:p>
              </table:table-cell>
              <table:table-cell office:value-type="float" office:value="0.00352">
                <text:p>0.00352</text:p>
              </table:table-cell>
              <table:table-cell office:value-type="float" office:value="0.003696">
                <text:p>0.003696</text:p>
              </table:table-cell>
              <table:table-cell office:value-type="float" office:value="0.004037">
                <text:p>0.00403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00">
                <text:p>122500</text:p>
              </table:table-cell>
              <table:table-cell office:value-type="float" office:value="0.003442">
                <text:p>0.003442</text:p>
              </table:table-cell>
              <table:table-cell office:value-type="float" office:value="0.003538">
                <text:p>0.003538</text:p>
              </table:table-cell>
              <table:table-cell office:value-type="float" office:value="0.003817">
                <text:p>0.00381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00">
                <text:p>123000</text:p>
              </table:table-cell>
              <table:table-cell office:value-type="float" office:value="0.003323">
                <text:p>0.003323</text:p>
              </table:table-cell>
              <table:table-cell office:value-type="float" office:value="0.003592">
                <text:p>0.003592</text:p>
              </table:table-cell>
              <table:table-cell office:value-type="float" office:value="0.0039">
                <text:p>0.003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00">
                <text:p>123500</text:p>
              </table:table-cell>
              <table:table-cell office:value-type="float" office:value="0.003346">
                <text:p>0.003346</text:p>
              </table:table-cell>
              <table:table-cell office:value-type="float" office:value="0.003622">
                <text:p>0.003622</text:p>
              </table:table-cell>
              <table:table-cell office:value-type="float" office:value="0.00362">
                <text:p>0.0036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00">
                <text:p>124000</text:p>
              </table:table-cell>
              <table:table-cell office:value-type="float" office:value="0.003497">
                <text:p>0.003497</text:p>
              </table:table-cell>
              <table:table-cell office:value-type="float" office:value="0.003486">
                <text:p>0.003486</text:p>
              </table:table-cell>
              <table:table-cell office:value-type="float" office:value="0.003882">
                <text:p>0.0038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00">
                <text:p>124500</text:p>
              </table:table-cell>
              <table:table-cell office:value-type="float" office:value="0.003471">
                <text:p>0.003471</text:p>
              </table:table-cell>
              <table:table-cell office:value-type="float" office:value="0.003656">
                <text:p>0.003656</text:p>
              </table:table-cell>
              <table:table-cell office:value-type="float" office:value="0.003854">
                <text:p>0.00385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00">
                <text:p>125000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741">
                <text:p>0.003741</text:p>
              </table:table-cell>
              <table:table-cell office:value-type="float" office:value="0.00418">
                <text:p>0.0041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00">
                <text:p>125500</text:p>
              </table:table-cell>
              <table:table-cell office:value-type="float" office:value="0.003433">
                <text:p>0.003433</text:p>
              </table:table-cell>
              <table:table-cell office:value-type="float" office:value="0.003707">
                <text:p>0.003707</text:p>
              </table:table-cell>
              <table:table-cell office:value-type="float" office:value="0.003581">
                <text:p>0.0035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00">
                <text:p>126000</text:p>
              </table:table-cell>
              <table:table-cell office:value-type="float" office:value="0.003464">
                <text:p>0.003464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846">
                <text:p>0.00384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00">
                <text:p>126500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715">
                <text:p>0.003715</text:p>
              </table:table-cell>
              <table:table-cell office:value-type="float" office:value="0.003729">
                <text:p>0.00372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00">
                <text:p>127000</text:p>
              </table:table-cell>
              <table:table-cell office:value-type="float" office:value="0.003293">
                <text:p>0.003293</text:p>
              </table:table-cell>
              <table:table-cell office:value-type="float" office:value="0.003643">
                <text:p>0.003643</text:p>
              </table:table-cell>
              <table:table-cell office:value-type="float" office:value="0.00377">
                <text:p>0.003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00">
                <text:p>127500</text:p>
              </table:table-cell>
              <table:table-cell office:value-type="float" office:value="0.00353">
                <text:p>0.00353</text:p>
              </table:table-cell>
              <table:table-cell office:value-type="float" office:value="0.003673">
                <text:p>0.003673</text:p>
              </table:table-cell>
              <table:table-cell office:value-type="float" office:value="0.003869">
                <text:p>0.00386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00">
                <text:p>128000</text:p>
              </table:table-cell>
              <table:table-cell office:value-type="float" office:value="0.003538">
                <text:p>0.003538</text:p>
              </table:table-cell>
              <table:table-cell office:value-type="float" office:value="0.003602">
                <text:p>0.003602</text:p>
              </table:table-cell>
              <table:table-cell office:value-type="float" office:value="0.004068">
                <text:p>0.00406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00">
                <text:p>128500</text:p>
              </table:table-cell>
              <table:table-cell office:value-type="float" office:value="0.003487">
                <text:p>0.003487</text:p>
              </table:table-cell>
              <table:table-cell office:value-type="float" office:value="0.003646">
                <text:p>0.003646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00">
                <text:p>129000</text:p>
              </table:table-cell>
              <table:table-cell office:value-type="float" office:value="0.003405">
                <text:p>0.003405</text:p>
              </table:table-cell>
              <table:table-cell office:value-type="float" office:value="0.003665">
                <text:p>0.003665</text:p>
              </table:table-cell>
              <table:table-cell office:value-type="float" office:value="0.003882">
                <text:p>0.003882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00">
                <text:p>129500</text:p>
              </table:table-cell>
              <table:table-cell office:value-type="float" office:value="0.003267">
                <text:p>0.003267</text:p>
              </table:table-cell>
              <table:table-cell office:value-type="float" office:value="0.00368">
                <text:p>0.00368</text:p>
              </table:table-cell>
              <table:table-cell office:value-type="float" office:value="0.003818">
                <text:p>0.00381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000">
                <text:p>130000</text:p>
              </table:table-cell>
              <table:table-cell office:value-type="float" office:value="0.003507">
                <text:p>0.003507</text:p>
              </table:table-cell>
              <table:table-cell office:value-type="float" office:value="0.003842">
                <text:p>0.003842</text:p>
              </table:table-cell>
              <table:table-cell office:value-type="float" office:value="0.003737">
                <text:p>0.00373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500">
                <text:p>130500</text:p>
              </table:table-cell>
              <table:table-cell office:value-type="float" office:value="0.0035">
                <text:p>0.0035</text:p>
              </table:table-cell>
              <table:table-cell office:value-type="float" office:value="0.003845">
                <text:p>0.003845</text:p>
              </table:table-cell>
              <table:table-cell office:value-type="float" office:value="0.003818">
                <text:p>0.0038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000">
                <text:p>131000</text:p>
              </table:table-cell>
              <table:table-cell office:value-type="float" office:value="0.003426">
                <text:p>0.003426</text:p>
              </table:table-cell>
              <table:table-cell office:value-type="float" office:value="0.003541">
                <text:p>0.003541</text:p>
              </table:table-cell>
              <table:table-cell office:value-type="float" office:value="0.004102">
                <text:p>0.00410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500">
                <text:p>131500</text:p>
              </table:table-cell>
              <table:table-cell office:value-type="float" office:value="0.003531">
                <text:p>0.003531</text:p>
              </table:table-cell>
              <table:table-cell office:value-type="float" office:value="0.003619">
                <text:p>0.003619</text:p>
              </table:table-cell>
              <table:table-cell office:value-type="float" office:value="0.003817">
                <text:p>0.00381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000">
                <text:p>132000</text:p>
              </table:table-cell>
              <table:table-cell office:value-type="float" office:value="0.003478">
                <text:p>0.003478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581">
                <text:p>0.0035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500">
                <text:p>132500</text:p>
              </table:table-cell>
              <table:table-cell office:value-type="float" office:value="0.00363">
                <text:p>0.00363</text:p>
              </table:table-cell>
              <table:table-cell office:value-type="float" office:value="0.003402">
                <text:p>0.003402</text:p>
              </table:table-cell>
              <table:table-cell office:value-type="float" office:value="0.003841">
                <text:p>0.00384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000">
                <text:p>133000</text:p>
              </table:table-cell>
              <table:table-cell office:value-type="float" office:value="0.003529">
                <text:p>0.003529</text:p>
              </table:table-cell>
              <table:table-cell office:value-type="float" office:value="0.003498">
                <text:p>0.003498</text:p>
              </table:table-cell>
              <table:table-cell office:value-type="float" office:value="0.003979">
                <text:p>0.0039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500">
                <text:p>133500</text:p>
              </table:table-cell>
              <table:table-cell office:value-type="float" office:value="0.00337">
                <text:p>0.00337</text:p>
              </table:table-cell>
              <table:table-cell office:value-type="float" office:value="0.003688">
                <text:p>0.003688</text:p>
              </table:table-cell>
              <table:table-cell office:value-type="float" office:value="0.003858">
                <text:p>0.00385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000">
                <text:p>134000</text:p>
              </table:table-cell>
              <table:table-cell office:value-type="float" office:value="0.003692">
                <text:p>0.003692</text:p>
              </table:table-cell>
              <table:table-cell office:value-type="float" office:value="0.003568">
                <text:p>0.003568</text:p>
              </table:table-cell>
              <table:table-cell office:value-type="float" office:value="0.003886">
                <text:p>0.00388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500">
                <text:p>134500</text:p>
              </table:table-cell>
              <table:table-cell office:value-type="float" office:value="0.003271">
                <text:p>0.003271</text:p>
              </table:table-cell>
              <table:table-cell office:value-type="float" office:value="0.003641">
                <text:p>0.003641</text:p>
              </table:table-cell>
              <table:table-cell office:value-type="float" office:value="0.003815">
                <text:p>0.0038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000">
                <text:p>135000</text:p>
              </table:table-cell>
              <table:table-cell office:value-type="float" office:value="0.003523">
                <text:p>0.003523</text:p>
              </table:table-cell>
              <table:table-cell office:value-type="float" office:value="0.003629">
                <text:p>0.003629</text:p>
              </table:table-cell>
              <table:table-cell office:value-type="float" office:value="0.003752">
                <text:p>0.00375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500">
                <text:p>135500</text:p>
              </table:table-cell>
              <table:table-cell office:value-type="float" office:value="0.003333">
                <text:p>0.003333</text:p>
              </table:table-cell>
              <table:table-cell office:value-type="float" office:value="0.003689">
                <text:p>0.003689</text:p>
              </table:table-cell>
              <table:table-cell office:value-type="float" office:value="0.003892">
                <text:p>0.00389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000">
                <text:p>136000</text:p>
              </table:table-cell>
              <table:table-cell office:value-type="float" office:value="0.003392">
                <text:p>0.003392</text:p>
              </table:table-cell>
              <table:table-cell office:value-type="float" office:value="0.003664">
                <text:p>0.003664</text:p>
              </table:table-cell>
              <table:table-cell office:value-type="float" office:value="0.00367">
                <text:p>0.0036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00">
                <text:p>136500</text:p>
              </table:table-cell>
              <table:table-cell office:value-type="float" office:value="0.003437">
                <text:p>0.003437</text:p>
              </table:table-cell>
              <table:table-cell office:value-type="float" office:value="0.003569">
                <text:p>0.003569</text:p>
              </table:table-cell>
              <table:table-cell office:value-type="float" office:value="0.003821">
                <text:p>0.00382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000">
                <text:p>137000</text:p>
              </table:table-cell>
              <table:table-cell office:value-type="float" office:value="0.003452">
                <text:p>0.003452</text:p>
              </table:table-cell>
              <table:table-cell office:value-type="float" office:value="0.003589">
                <text:p>0.003589</text:p>
              </table:table-cell>
              <table:table-cell office:value-type="float" office:value="0.003887">
                <text:p>0.003887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00">
                <text:p>137500</text:p>
              </table:table-cell>
              <table:table-cell office:value-type="float" office:value="0.003301">
                <text:p>0.003301</text:p>
              </table:table-cell>
              <table:table-cell office:value-type="float" office:value="0.003673">
                <text:p>0.003673</text:p>
              </table:table-cell>
              <table:table-cell office:value-type="float" office:value="0.003874">
                <text:p>0.003874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000">
                <text:p>138000</text:p>
              </table:table-cell>
              <table:table-cell office:value-type="float" office:value="0.003484">
                <text:p>0.003484</text:p>
              </table:table-cell>
              <table:table-cell office:value-type="float" office:value="0.003576">
                <text:p>0.003576</text:p>
              </table:table-cell>
              <table:table-cell office:value-type="float" office:value="0.003912">
                <text:p>0.00391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500">
                <text:p>138500</text:p>
              </table:table-cell>
              <table:table-cell office:value-type="float" office:value="0.003181">
                <text:p>0.003181</text:p>
              </table:table-cell>
              <table:table-cell office:value-type="float" office:value="0.003732">
                <text:p>0.003732</text:p>
              </table:table-cell>
              <table:table-cell office:value-type="float" office:value="0.003884">
                <text:p>0.0038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000">
                <text:p>139000</text:p>
              </table:table-cell>
              <table:table-cell office:value-type="float" office:value="0.003532">
                <text:p>0.003532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808">
                <text:p>0.00380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500">
                <text:p>139500</text:p>
              </table:table-cell>
              <table:table-cell office:value-type="float" office:value="0.003405">
                <text:p>0.003405</text:p>
              </table:table-cell>
              <table:table-cell office:value-type="float" office:value="0.003781">
                <text:p>0.003781</text:p>
              </table:table-cell>
              <table:table-cell office:value-type="float" office:value="0.003933">
                <text:p>0.00393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00">
                <text:p>140000</text:p>
              </table:table-cell>
              <table:table-cell office:value-type="float" office:value="0.003524">
                <text:p>0.003524</text:p>
              </table:table-cell>
              <table:table-cell office:value-type="float" office:value="0.003823">
                <text:p>0.003823</text:p>
              </table:table-cell>
              <table:table-cell office:value-type="float" office:value="0.004036">
                <text:p>0.004036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500">
                <text:p>140500</text:p>
              </table:table-cell>
              <table:table-cell office:value-type="float" office:value="0.003452">
                <text:p>0.003452</text:p>
              </table:table-cell>
              <table:table-cell office:value-type="float" office:value="0.003618">
                <text:p>0.003618</text:p>
              </table:table-cell>
              <table:table-cell office:value-type="float" office:value="0.003777">
                <text:p>0.0037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000">
                <text:p>141000</text:p>
              </table:table-cell>
              <table:table-cell office:value-type="float" office:value="0.003118">
                <text:p>0.003118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885">
                <text:p>0.0038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500">
                <text:p>141500</text:p>
              </table:table-cell>
              <table:table-cell office:value-type="float" office:value="0.00349">
                <text:p>0.00349</text:p>
              </table:table-cell>
              <table:table-cell office:value-type="float" office:value="0.003722">
                <text:p>0.003722</text:p>
              </table:table-cell>
              <table:table-cell office:value-type="float" office:value="0.003836">
                <text:p>0.00383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000">
                <text:p>142000</text:p>
              </table:table-cell>
              <table:table-cell office:value-type="float" office:value="0.003506">
                <text:p>0.003506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906">
                <text:p>0.00390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500">
                <text:p>142500</text:p>
              </table:table-cell>
              <table:table-cell office:value-type="float" office:value="0.003217">
                <text:p>0.003217</text:p>
              </table:table-cell>
              <table:table-cell office:value-type="float" office:value="0.003737">
                <text:p>0.003737</text:p>
              </table:table-cell>
              <table:table-cell office:value-type="float" office:value="0.003918">
                <text:p>0.00391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000">
                <text:p>143000</text:p>
              </table:table-cell>
              <table:table-cell office:value-type="float" office:value="0.003522">
                <text:p>0.003522</text:p>
              </table:table-cell>
              <table:table-cell office:value-type="float" office:value="0.003688">
                <text:p>0.003688</text:p>
              </table:table-cell>
              <table:table-cell office:value-type="float" office:value="0.003844">
                <text:p>0.00384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500">
                <text:p>143500</text:p>
              </table:table-cell>
              <table:table-cell office:value-type="float" office:value="0.003466">
                <text:p>0.003466</text:p>
              </table:table-cell>
              <table:table-cell office:value-type="float" office:value="0.003905">
                <text:p>0.003905</text:p>
              </table:table-cell>
              <table:table-cell office:value-type="float" office:value="0.003905">
                <text:p>0.00390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000">
                <text:p>144000</text:p>
              </table:table-cell>
              <table:table-cell office:value-type="float" office:value="0.003499">
                <text:p>0.003499</text:p>
              </table:table-cell>
              <table:table-cell office:value-type="float" office:value="0.003601">
                <text:p>0.003601</text:p>
              </table:table-cell>
              <table:table-cell office:value-type="float" office:value="0.003897">
                <text:p>0.00389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500">
                <text:p>144500</text:p>
              </table:table-cell>
              <table:table-cell office:value-type="float" office:value="0.00346">
                <text:p>0.00346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791">
                <text:p>0.0037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000">
                <text:p>145000</text:p>
              </table:table-cell>
              <table:table-cell office:value-type="float" office:value="0.0034">
                <text:p>0.0034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818">
                <text:p>0.00381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500">
                <text:p>145500</text:p>
              </table:table-cell>
              <table:table-cell office:value-type="float" office:value="0.003635">
                <text:p>0.003635</text:p>
              </table:table-cell>
              <table:table-cell office:value-type="float" office:value="0.003677">
                <text:p>0.003677</text:p>
              </table:table-cell>
              <table:table-cell office:value-type="float" office:value="0.003956">
                <text:p>0.00395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000">
                <text:p>146000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718">
                <text:p>0.003718</text:p>
              </table:table-cell>
              <table:table-cell office:value-type="float" office:value="0.003954">
                <text:p>0.00395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500">
                <text:p>146500</text:p>
              </table:table-cell>
              <table:table-cell office:value-type="float" office:value="0.003563">
                <text:p>0.003563</text:p>
              </table:table-cell>
              <table:table-cell office:value-type="float" office:value="0.003752">
                <text:p>0.003752</text:p>
              </table:table-cell>
              <table:table-cell office:value-type="float" office:value="0.00397">
                <text:p>0.0039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000">
                <text:p>147000</text:p>
              </table:table-cell>
              <table:table-cell office:value-type="float" office:value="0.003643">
                <text:p>0.003643</text:p>
              </table:table-cell>
              <table:table-cell office:value-type="float" office:value="0.003716">
                <text:p>0.003716</text:p>
              </table:table-cell>
              <table:table-cell office:value-type="float" office:value="0.003823">
                <text:p>0.00382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500">
                <text:p>147500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621">
                <text:p>0.003621</text:p>
              </table:table-cell>
              <table:table-cell office:value-type="float" office:value="0.00369">
                <text:p>0.0036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000">
                <text:p>148000</text:p>
              </table:table-cell>
              <table:table-cell office:value-type="float" office:value="0.003506">
                <text:p>0.003506</text:p>
              </table:table-cell>
              <table:table-cell office:value-type="float" office:value="0.003491">
                <text:p>0.003491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500">
                <text:p>148500</text:p>
              </table:table-cell>
              <table:table-cell office:value-type="float" office:value="0.003552">
                <text:p>0.003552</text:p>
              </table:table-cell>
              <table:table-cell office:value-type="float" office:value="0.003813">
                <text:p>0.003813</text:p>
              </table:table-cell>
              <table:table-cell office:value-type="float" office:value="0.003968">
                <text:p>0.00396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000">
                <text:p>149000</text:p>
              </table:table-cell>
              <table:table-cell office:value-type="float" office:value="0.003431">
                <text:p>0.003431</text:p>
              </table:table-cell>
              <table:table-cell office:value-type="float" office:value="0.003528">
                <text:p>0.003528</text:p>
              </table:table-cell>
              <table:table-cell office:value-type="float" office:value="0.003985">
                <text:p>0.003985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500">
                <text:p>149500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721">
                <text:p>0.003721</text:p>
              </table:table-cell>
              <table:table-cell office:value-type="float" office:value="0.003934">
                <text:p>0.00393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00">
                <text:p>150000</text:p>
              </table:table-cell>
              <table:table-cell office:value-type="float" office:value="0.003376">
                <text:p>0.003376</text:p>
              </table:table-cell>
              <table:table-cell office:value-type="float" office:value="0.003533">
                <text:p>0.003533</text:p>
              </table:table-cell>
              <table:table-cell office:value-type="float" office:value="0.003818">
                <text:p>0.0038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500">
                <text:p>150500</text:p>
              </table:table-cell>
              <table:table-cell office:value-type="float" office:value="0.003365">
                <text:p>0.003365</text:p>
              </table:table-cell>
              <table:table-cell office:value-type="float" office:value="0.003697">
                <text:p>0.003697</text:p>
              </table:table-cell>
              <table:table-cell office:value-type="float" office:value="0.003844">
                <text:p>0.00384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000">
                <text:p>151000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681">
                <text:p>0.003681</text:p>
              </table:table-cell>
              <table:table-cell office:value-type="float" office:value="0.003762">
                <text:p>0.00376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00">
                <text:p>151500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742">
                <text:p>0.003742</text:p>
              </table:table-cell>
              <table:table-cell office:value-type="float" office:value="0.003911">
                <text:p>0.00391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000">
                <text:p>152000</text:p>
              </table:table-cell>
              <table:table-cell office:value-type="float" office:value="0.003523">
                <text:p>0.003523</text:p>
              </table:table-cell>
              <table:table-cell office:value-type="float" office:value="0.003401">
                <text:p>0.003401</text:p>
              </table:table-cell>
              <table:table-cell office:value-type="float" office:value="0.003797">
                <text:p>0.00379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500">
                <text:p>152500</text:p>
              </table:table-cell>
              <table:table-cell office:value-type="float" office:value="0.003557">
                <text:p>0.003557</text:p>
              </table:table-cell>
              <table:table-cell office:value-type="float" office:value="0.003559">
                <text:p>0.003559</text:p>
              </table:table-cell>
              <table:table-cell office:value-type="float" office:value="0.003943">
                <text:p>0.00394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000">
                <text:p>153000</text:p>
              </table:table-cell>
              <table:table-cell office:value-type="float" office:value="0.003298">
                <text:p>0.003298</text:p>
              </table:table-cell>
              <table:table-cell office:value-type="float" office:value="0.003661">
                <text:p>0.003661</text:p>
              </table:table-cell>
              <table:table-cell office:value-type="float" office:value="0.003913">
                <text:p>0.00391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500">
                <text:p>153500</text:p>
              </table:table-cell>
              <table:table-cell office:value-type="float" office:value="0.003477">
                <text:p>0.003477</text:p>
              </table:table-cell>
              <table:table-cell office:value-type="float" office:value="0.003668">
                <text:p>0.003668</text:p>
              </table:table-cell>
              <table:table-cell office:value-type="float" office:value="0.003856">
                <text:p>0.00385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000">
                <text:p>154000</text:p>
              </table:table-cell>
              <table:table-cell office:value-type="float" office:value="0.003383">
                <text:p>0.003383</text:p>
              </table:table-cell>
              <table:table-cell office:value-type="float" office:value="0.003697">
                <text:p>0.003697</text:p>
              </table:table-cell>
              <table:table-cell office:value-type="float" office:value="0.003928">
                <text:p>0.00392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500">
                <text:p>154500</text:p>
              </table:table-cell>
              <table:table-cell office:value-type="float" office:value="0.003544">
                <text:p>0.003544</text:p>
              </table:table-cell>
              <table:table-cell office:value-type="float" office:value="0.003717">
                <text:p>0.003717</text:p>
              </table:table-cell>
              <table:table-cell office:value-type="float" office:value="0.003904">
                <text:p>0.00390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000">
                <text:p>155000</text:p>
              </table:table-cell>
              <table:table-cell office:value-type="float" office:value="0.003464">
                <text:p>0.003464</text:p>
              </table:table-cell>
              <table:table-cell office:value-type="float" office:value="0.003727">
                <text:p>0.003727</text:p>
              </table:table-cell>
              <table:table-cell office:value-type="float" office:value="0.003909">
                <text:p>0.00390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500">
                <text:p>155500</text:p>
              </table:table-cell>
              <table:table-cell office:value-type="float" office:value="0.003572">
                <text:p>0.003572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846">
                <text:p>0.00384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000">
                <text:p>156000</text:p>
              </table:table-cell>
              <table:table-cell office:value-type="float" office:value="0.003552">
                <text:p>0.003552</text:p>
              </table:table-cell>
              <table:table-cell office:value-type="float" office:value="0.003683">
                <text:p>0.003683</text:p>
              </table:table-cell>
              <table:table-cell office:value-type="float" office:value="0.003766">
                <text:p>0.00376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500">
                <text:p>156500</text:p>
              </table:table-cell>
              <table:table-cell office:value-type="float" office:value="0.00346">
                <text:p>0.00346</text:p>
              </table:table-cell>
              <table:table-cell office:value-type="float" office:value="0.003733">
                <text:p>0.003733</text:p>
              </table:table-cell>
              <table:table-cell office:value-type="float" office:value="0.003835">
                <text:p>0.003835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000">
                <text:p>157000</text:p>
              </table:table-cell>
              <table:table-cell office:value-type="float" office:value="0.003376">
                <text:p>0.003376</text:p>
              </table:table-cell>
              <table:table-cell office:value-type="float" office:value="0.003682">
                <text:p>0.003682</text:p>
              </table:table-cell>
              <table:table-cell office:value-type="float" office:value="0.003795">
                <text:p>0.00379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500">
                <text:p>157500</text:p>
              </table:table-cell>
              <table:table-cell office:value-type="float" office:value="0.003434">
                <text:p>0.003434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846">
                <text:p>0.00384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000">
                <text:p>158000</text:p>
              </table:table-cell>
              <table:table-cell office:value-type="float" office:value="0.003488">
                <text:p>0.003488</text:p>
              </table:table-cell>
              <table:table-cell office:value-type="float" office:value="0.003468">
                <text:p>0.003468</text:p>
              </table:table-cell>
              <table:table-cell office:value-type="float" office:value="0.003867">
                <text:p>0.00386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500">
                <text:p>158500</text:p>
              </table:table-cell>
              <table:table-cell office:value-type="float" office:value="0.003516">
                <text:p>0.003516</text:p>
              </table:table-cell>
              <table:table-cell office:value-type="float" office:value="0.003737">
                <text:p>0.003737</text:p>
              </table:table-cell>
              <table:table-cell office:value-type="float" office:value="0.003671">
                <text:p>0.00367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000">
                <text:p>159000</text:p>
              </table:table-cell>
              <table:table-cell office:value-type="float" office:value="0.00368">
                <text:p>0.00368</text:p>
              </table:table-cell>
              <table:table-cell office:value-type="float" office:value="0.00372">
                <text:p>0.00372</text:p>
              </table:table-cell>
              <table:table-cell office:value-type="float" office:value="0.003887">
                <text:p>0.0038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500">
                <text:p>159500</text:p>
              </table:table-cell>
              <table:table-cell office:value-type="float" office:value="0.003355">
                <text:p>0.003355</text:p>
              </table:table-cell>
              <table:table-cell office:value-type="float" office:value="0.003458">
                <text:p>0.003458</text:p>
              </table:table-cell>
              <table:table-cell office:value-type="float" office:value="0.003846">
                <text:p>0.00384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000">
                <text:p>160000</text:p>
              </table:table-cell>
              <table:table-cell office:value-type="float" office:value="0.003486">
                <text:p>0.003486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854">
                <text:p>0.00385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500">
                <text:p>160500</text:p>
              </table:table-cell>
              <table:table-cell office:value-type="float" office:value="0.003417">
                <text:p>0.003417</text:p>
              </table:table-cell>
              <table:table-cell office:value-type="float" office:value="0.003721">
                <text:p>0.003721</text:p>
              </table:table-cell>
              <table:table-cell office:value-type="float" office:value="0.003671">
                <text:p>0.00367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000">
                <text:p>161000</text:p>
              </table:table-cell>
              <table:table-cell office:value-type="float" office:value="0.003447">
                <text:p>0.003447</text:p>
              </table:table-cell>
              <table:table-cell office:value-type="float" office:value="0.003451">
                <text:p>0.003451</text:p>
              </table:table-cell>
              <table:table-cell office:value-type="float" office:value="0.003727">
                <text:p>0.00372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500">
                <text:p>161500</text:p>
              </table:table-cell>
              <table:table-cell office:value-type="float" office:value="0.00347">
                <text:p>0.00347</text:p>
              </table:table-cell>
              <table:table-cell office:value-type="float" office:value="0.003625">
                <text:p>0.003625</text:p>
              </table:table-cell>
              <table:table-cell office:value-type="float" office:value="0.00391">
                <text:p>0.00391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000">
                <text:p>162000</text:p>
              </table:table-cell>
              <table:table-cell office:value-type="float" office:value="0.00354">
                <text:p>0.00354</text:p>
              </table:table-cell>
              <table:table-cell office:value-type="float" office:value="0.003673">
                <text:p>0.003673</text:p>
              </table:table-cell>
              <table:table-cell office:value-type="float" office:value="0.003929">
                <text:p>0.00392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500">
                <text:p>162500</text:p>
              </table:table-cell>
              <table:table-cell office:value-type="float" office:value="0.003411">
                <text:p>0.003411</text:p>
              </table:table-cell>
              <table:table-cell office:value-type="float" office:value="0.003351">
                <text:p>0.003351</text:p>
              </table:table-cell>
              <table:table-cell office:value-type="float" office:value="0.003807">
                <text:p>0.00380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000">
                <text:p>163000</text:p>
              </table:table-cell>
              <table:table-cell office:value-type="float" office:value="0.003514">
                <text:p>0.003514</text:p>
              </table:table-cell>
              <table:table-cell office:value-type="float" office:value="0.00372">
                <text:p>0.00372</text:p>
              </table:table-cell>
              <table:table-cell office:value-type="float" office:value="0.003853">
                <text:p>0.00385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500">
                <text:p>163500</text:p>
              </table:table-cell>
              <table:table-cell office:value-type="float" office:value="0.003405">
                <text:p>0.003405</text:p>
              </table:table-cell>
              <table:table-cell office:value-type="float" office:value="0.003734">
                <text:p>0.003734</text:p>
              </table:table-cell>
              <table:table-cell office:value-type="float" office:value="0.00379">
                <text:p>0.003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000">
                <text:p>164000</text:p>
              </table:table-cell>
              <table:table-cell office:value-type="float" office:value="0.003394">
                <text:p>0.003394</text:p>
              </table:table-cell>
              <table:table-cell office:value-type="float" office:value="0.003516">
                <text:p>0.003516</text:p>
              </table:table-cell>
              <table:table-cell office:value-type="float" office:value="0.00388">
                <text:p>0.003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500">
                <text:p>164500</text:p>
              </table:table-cell>
              <table:table-cell office:value-type="float" office:value="0.003541">
                <text:p>0.003541</text:p>
              </table:table-cell>
              <table:table-cell office:value-type="float" office:value="0.003679">
                <text:p>0.003679</text:p>
              </table:table-cell>
              <table:table-cell office:value-type="float" office:value="0.003835">
                <text:p>0.00383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000">
                <text:p>165000</text:p>
              </table:table-cell>
              <table:table-cell office:value-type="float" office:value="0.00361">
                <text:p>0.00361</text:p>
              </table:table-cell>
              <table:table-cell office:value-type="float" office:value="0.003665">
                <text:p>0.003665</text:p>
              </table:table-cell>
              <table:table-cell office:value-type="float" office:value="0.00388">
                <text:p>0.003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500">
                <text:p>165500</text:p>
              </table:table-cell>
              <table:table-cell office:value-type="float" office:value="0.003432">
                <text:p>0.003432</text:p>
              </table:table-cell>
              <table:table-cell office:value-type="float" office:value="0.003676">
                <text:p>0.003676</text:p>
              </table:table-cell>
              <table:table-cell office:value-type="float" office:value="0.003973">
                <text:p>0.00397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000">
                <text:p>166000</text:p>
              </table:table-cell>
              <table:table-cell office:value-type="float" office:value="0.003427">
                <text:p>0.003427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869">
                <text:p>0.00386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500">
                <text:p>166500</text:p>
              </table:table-cell>
              <table:table-cell office:value-type="float" office:value="0.003528">
                <text:p>0.003528</text:p>
              </table:table-cell>
              <table:table-cell office:value-type="float" office:value="0.003504">
                <text:p>0.003504</text:p>
              </table:table-cell>
              <table:table-cell office:value-type="float" office:value="0.00383">
                <text:p>0.0038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000">
                <text:p>167000</text:p>
              </table:table-cell>
              <table:table-cell office:value-type="float" office:value="0.003526">
                <text:p>0.003526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853">
                <text:p>0.00385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500">
                <text:p>167500</text:p>
              </table:table-cell>
              <table:table-cell office:value-type="float" office:value="0.003454">
                <text:p>0.003454</text:p>
              </table:table-cell>
              <table:table-cell office:value-type="float" office:value="0.003478">
                <text:p>0.003478</text:p>
              </table:table-cell>
              <table:table-cell office:value-type="float" office:value="0.003899">
                <text:p>0.00389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000">
                <text:p>168000</text:p>
              </table:table-cell>
              <table:table-cell office:value-type="float" office:value="0.003044">
                <text:p>0.003044</text:p>
              </table:table-cell>
              <table:table-cell office:value-type="float" office:value="0.003654">
                <text:p>0.003654</text:p>
              </table:table-cell>
              <table:table-cell office:value-type="float" office:value="0.003896">
                <text:p>0.00389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500">
                <text:p>168500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419">
                <text:p>0.003419</text:p>
              </table:table-cell>
              <table:table-cell office:value-type="float" office:value="0.003676">
                <text:p>0.00367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000">
                <text:p>169000</text:p>
              </table:table-cell>
              <table:table-cell office:value-type="float" office:value="0.003471">
                <text:p>0.003471</text:p>
              </table:table-cell>
              <table:table-cell office:value-type="float" office:value="0.00369">
                <text:p>0.00369</text:p>
              </table:table-cell>
              <table:table-cell office:value-type="float" office:value="0.003866">
                <text:p>0.00386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9500">
                <text:p>169500</text:p>
              </table:table-cell>
              <table:table-cell office:value-type="float" office:value="0.003503">
                <text:p>0.003503</text:p>
              </table:table-cell>
              <table:table-cell office:value-type="float" office:value="0.003722">
                <text:p>0.003722</text:p>
              </table:table-cell>
              <table:table-cell office:value-type="float" office:value="0.003871">
                <text:p>0.00387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000">
                <text:p>170000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523">
                <text:p>0.003523</text:p>
              </table:table-cell>
              <table:table-cell office:value-type="float" office:value="0.003835">
                <text:p>0.00383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500">
                <text:p>170500</text:p>
              </table:table-cell>
              <table:table-cell office:value-type="float" office:value="0.003504">
                <text:p>0.003504</text:p>
              </table:table-cell>
              <table:table-cell office:value-type="float" office:value="0.00368">
                <text:p>0.00368</text:p>
              </table:table-cell>
              <table:table-cell office:value-type="float" office:value="0.003854">
                <text:p>0.00385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000">
                <text:p>171000</text:p>
              </table:table-cell>
              <table:table-cell office:value-type="float" office:value="0.003444">
                <text:p>0.003444</text:p>
              </table:table-cell>
              <table:table-cell office:value-type="float" office:value="0.003663">
                <text:p>0.003663</text:p>
              </table:table-cell>
              <table:table-cell office:value-type="float" office:value="0.003766">
                <text:p>0.00376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500">
                <text:p>171500</text:p>
              </table:table-cell>
              <table:table-cell office:value-type="float" office:value="0.003362">
                <text:p>0.003362</text:p>
              </table:table-cell>
              <table:table-cell office:value-type="float" office:value="0.003699">
                <text:p>0.003699</text:p>
              </table:table-cell>
              <table:table-cell office:value-type="float" office:value="0.003904">
                <text:p>0.00390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000">
                <text:p>172000</text:p>
              </table:table-cell>
              <table:table-cell office:value-type="float" office:value="0.003424">
                <text:p>0.003424</text:p>
              </table:table-cell>
              <table:table-cell office:value-type="float" office:value="0.003448">
                <text:p>0.003448</text:p>
              </table:table-cell>
              <table:table-cell office:value-type="float" office:value="0.003714">
                <text:p>0.00371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500">
                <text:p>172500</text:p>
              </table:table-cell>
              <table:table-cell office:value-type="float" office:value="0.003418">
                <text:p>0.003418</text:p>
              </table:table-cell>
              <table:table-cell office:value-type="float" office:value="0.003665">
                <text:p>0.003665</text:p>
              </table:table-cell>
              <table:table-cell office:value-type="float" office:value="0.003859">
                <text:p>0.00385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000">
                <text:p>173000</text:p>
              </table:table-cell>
              <table:table-cell office:value-type="float" office:value="0.003569">
                <text:p>0.003569</text:p>
              </table:table-cell>
              <table:table-cell office:value-type="float" office:value="0.003537">
                <text:p>0.003537</text:p>
              </table:table-cell>
              <table:table-cell office:value-type="float" office:value="0.003881">
                <text:p>0.0038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3500">
                <text:p>173500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692">
                <text:p>0.003692</text:p>
              </table:table-cell>
              <table:table-cell office:value-type="float" office:value="0.00389">
                <text:p>0.0038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000">
                <text:p>174000</text:p>
              </table:table-cell>
              <table:table-cell office:value-type="float" office:value="0.003644">
                <text:p>0.003644</text:p>
              </table:table-cell>
              <table:table-cell office:value-type="float" office:value="0.003699">
                <text:p>0.003699</text:p>
              </table:table-cell>
              <table:table-cell office:value-type="float" office:value="0.003854">
                <text:p>0.00385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4500">
                <text:p>174500</text:p>
              </table:table-cell>
              <table:table-cell office:value-type="float" office:value="0.003453">
                <text:p>0.003453</text:p>
              </table:table-cell>
              <table:table-cell office:value-type="float" office:value="0.003515">
                <text:p>0.003515</text:p>
              </table:table-cell>
              <table:table-cell office:value-type="float" office:value="0.003582">
                <text:p>0.0035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000">
                <text:p>175000</text:p>
              </table:table-cell>
              <table:table-cell office:value-type="float" office:value="0.003471">
                <text:p>0.003471</text:p>
              </table:table-cell>
              <table:table-cell office:value-type="float" office:value="0.003723">
                <text:p>0.003723</text:p>
              </table:table-cell>
              <table:table-cell office:value-type="float" office:value="0.003859">
                <text:p>0.00385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500">
                <text:p>175500</text:p>
              </table:table-cell>
              <table:table-cell office:value-type="float" office:value="0.003524">
                <text:p>0.003524</text:p>
              </table:table-cell>
              <table:table-cell office:value-type="float" office:value="0.003714">
                <text:p>0.003714</text:p>
              </table:table-cell>
              <table:table-cell office:value-type="float" office:value="0.003808">
                <text:p>0.003808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000">
                <text:p>176000</text:p>
              </table:table-cell>
              <table:table-cell office:value-type="float" office:value="0.003485">
                <text:p>0.003485</text:p>
              </table:table-cell>
              <table:table-cell office:value-type="float" office:value="0.003254">
                <text:p>0.003254</text:p>
              </table:table-cell>
              <table:table-cell office:value-type="float" office:value="0.003703">
                <text:p>0.00370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500">
                <text:p>176500</text:p>
              </table:table-cell>
              <table:table-cell office:value-type="float" office:value="0.003299">
                <text:p>0.003299</text:p>
              </table:table-cell>
              <table:table-cell office:value-type="float" office:value="0.003723">
                <text:p>0.003723</text:p>
              </table:table-cell>
              <table:table-cell office:value-type="float" office:value="0.003896">
                <text:p>0.00389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000">
                <text:p>177000</text:p>
              </table:table-cell>
              <table:table-cell office:value-type="float" office:value="0.003452">
                <text:p>0.003452</text:p>
              </table:table-cell>
              <table:table-cell office:value-type="float" office:value="0.003518">
                <text:p>0.003518</text:p>
              </table:table-cell>
              <table:table-cell office:value-type="float" office:value="0.003884">
                <text:p>0.0038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7500">
                <text:p>177500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514">
                <text:p>0.003514</text:p>
              </table:table-cell>
              <table:table-cell office:value-type="float" office:value="0.00389">
                <text:p>0.0038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000">
                <text:p>178000</text:p>
              </table:table-cell>
              <table:table-cell office:value-type="float" office:value="0.003447">
                <text:p>0.003447</text:p>
              </table:table-cell>
              <table:table-cell office:value-type="float" office:value="0.003652">
                <text:p>0.003652</text:p>
              </table:table-cell>
              <table:table-cell office:value-type="float" office:value="0.003918">
                <text:p>0.003918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500">
                <text:p>178500</text:p>
              </table:table-cell>
              <table:table-cell office:value-type="float" office:value="0.003398">
                <text:p>0.003398</text:p>
              </table:table-cell>
              <table:table-cell office:value-type="float" office:value="0.003803">
                <text:p>0.003803</text:p>
              </table:table-cell>
              <table:table-cell office:value-type="float" office:value="0.003838">
                <text:p>0.003838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000">
                <text:p>179000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367">
                <text:p>0.003367</text:p>
              </table:table-cell>
              <table:table-cell office:value-type="float" office:value="0.00383">
                <text:p>0.0038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500">
                <text:p>179500</text:p>
              </table:table-cell>
              <table:table-cell office:value-type="float" office:value="0.003463">
                <text:p>0.003463</text:p>
              </table:table-cell>
              <table:table-cell office:value-type="float" office:value="0.0037">
                <text:p>0.0037</text:p>
              </table:table-cell>
              <table:table-cell office:value-type="float" office:value="0.003775">
                <text:p>0.00377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000">
                <text:p>180000</text:p>
              </table:table-cell>
              <table:table-cell office:value-type="float" office:value="0.003541">
                <text:p>0.003541</text:p>
              </table:table-cell>
              <table:table-cell office:value-type="float" office:value="0.003616">
                <text:p>0.003616</text:p>
              </table:table-cell>
              <table:table-cell office:value-type="float" office:value="0.003818">
                <text:p>0.0038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500">
                <text:p>180500</text:p>
              </table:table-cell>
              <table:table-cell office:value-type="float" office:value="0.003569">
                <text:p>0.003569</text:p>
              </table:table-cell>
              <table:table-cell office:value-type="float" office:value="0.003632">
                <text:p>0.003632</text:p>
              </table:table-cell>
              <table:table-cell office:value-type="float" office:value="0.003804">
                <text:p>0.00380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000">
                <text:p>181000</text:p>
              </table:table-cell>
              <table:table-cell office:value-type="float" office:value="0.003563">
                <text:p>0.003563</text:p>
              </table:table-cell>
              <table:table-cell office:value-type="float" office:value="0.003669">
                <text:p>0.003669</text:p>
              </table:table-cell>
              <table:table-cell office:value-type="float" office:value="0.003837">
                <text:p>0.00383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500">
                <text:p>181500</text:p>
              </table:table-cell>
              <table:table-cell office:value-type="float" office:value="0.003519">
                <text:p>0.003519</text:p>
              </table:table-cell>
              <table:table-cell office:value-type="float" office:value="0.003677">
                <text:p>0.003677</text:p>
              </table:table-cell>
              <table:table-cell office:value-type="float" office:value="0.00379">
                <text:p>0.003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000">
                <text:p>182000</text:p>
              </table:table-cell>
              <table:table-cell office:value-type="float" office:value="0.003473">
                <text:p>0.003473</text:p>
              </table:table-cell>
              <table:table-cell office:value-type="float" office:value="0.003708">
                <text:p>0.003708</text:p>
              </table:table-cell>
              <table:table-cell office:value-type="float" office:value="0.003901">
                <text:p>0.00390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500">
                <text:p>182500</text:p>
              </table:table-cell>
              <table:table-cell office:value-type="float" office:value="0.003185">
                <text:p>0.003185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866">
                <text:p>0.00386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000">
                <text:p>183000</text:p>
              </table:table-cell>
              <table:table-cell office:value-type="float" office:value="0.003533">
                <text:p>0.003533</text:p>
              </table:table-cell>
              <table:table-cell office:value-type="float" office:value="0.003668">
                <text:p>0.003668</text:p>
              </table:table-cell>
              <table:table-cell office:value-type="float" office:value="0.00384">
                <text:p>0.003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500">
                <text:p>183500</text:p>
              </table:table-cell>
              <table:table-cell office:value-type="float" office:value="0.003488">
                <text:p>0.003488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909">
                <text:p>0.003909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000">
                <text:p>184000</text:p>
              </table:table-cell>
              <table:table-cell office:value-type="float" office:value="0.003614">
                <text:p>0.003614</text:p>
              </table:table-cell>
              <table:table-cell office:value-type="float" office:value="0.003796">
                <text:p>0.003796</text:p>
              </table:table-cell>
              <table:table-cell office:value-type="float" office:value="0.003717">
                <text:p>0.00371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4500">
                <text:p>184500</text:p>
              </table:table-cell>
              <table:table-cell office:value-type="float" office:value="0.003462">
                <text:p>0.003462</text:p>
              </table:table-cell>
              <table:table-cell office:value-type="float" office:value="0.003682">
                <text:p>0.003682</text:p>
              </table:table-cell>
              <table:table-cell office:value-type="float" office:value="0.003939">
                <text:p>0.00393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000">
                <text:p>185000</text:p>
              </table:table-cell>
              <table:table-cell office:value-type="float" office:value="0.003356">
                <text:p>0.003356</text:p>
              </table:table-cell>
              <table:table-cell office:value-type="float" office:value="0.003729">
                <text:p>0.003729</text:p>
              </table:table-cell>
              <table:table-cell office:value-type="float" office:value="0.003627">
                <text:p>0.00362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5500">
                <text:p>185500</text:p>
              </table:table-cell>
              <table:table-cell office:value-type="float" office:value="0.003364">
                <text:p>0.003364</text:p>
              </table:table-cell>
              <table:table-cell office:value-type="float" office:value="0.003677">
                <text:p>0.003677</text:p>
              </table:table-cell>
              <table:table-cell office:value-type="float" office:value="0.00405">
                <text:p>0.0040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000">
                <text:p>186000</text:p>
              </table:table-cell>
              <table:table-cell office:value-type="float" office:value="0.003505">
                <text:p>0.003505</text:p>
              </table:table-cell>
              <table:table-cell office:value-type="float" office:value="0.003696">
                <text:p>0.003696</text:p>
              </table:table-cell>
              <table:table-cell office:value-type="float" office:value="0.003534">
                <text:p>0.00353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6500">
                <text:p>186500</text:p>
              </table:table-cell>
              <table:table-cell office:value-type="float" office:value="0.003503">
                <text:p>0.003503</text:p>
              </table:table-cell>
              <table:table-cell office:value-type="float" office:value="0.003601">
                <text:p>0.003601</text:p>
              </table:table-cell>
              <table:table-cell office:value-type="float" office:value="0.003763">
                <text:p>0.00376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000">
                <text:p>187000</text:p>
              </table:table-cell>
              <table:table-cell office:value-type="float" office:value="0.003405">
                <text:p>0.003405</text:p>
              </table:table-cell>
              <table:table-cell office:value-type="float" office:value="0.003431">
                <text:p>0.003431</text:p>
              </table:table-cell>
              <table:table-cell office:value-type="float" office:value="0.003996">
                <text:p>0.00399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500">
                <text:p>187500</text:p>
              </table:table-cell>
              <table:table-cell office:value-type="float" office:value="0.003422">
                <text:p>0.003422</text:p>
              </table:table-cell>
              <table:table-cell office:value-type="float" office:value="0.003484">
                <text:p>0.003484</text:p>
              </table:table-cell>
              <table:table-cell office:value-type="float" office:value="0.003862">
                <text:p>0.00386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000">
                <text:p>188000</text:p>
              </table:table-cell>
              <table:table-cell office:value-type="float" office:value="0.003533">
                <text:p>0.003533</text:p>
              </table:table-cell>
              <table:table-cell office:value-type="float" office:value="0.003693">
                <text:p>0.003693</text:p>
              </table:table-cell>
              <table:table-cell office:value-type="float" office:value="0.00386">
                <text:p>0.0038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8500">
                <text:p>188500</text:p>
              </table:table-cell>
              <table:table-cell office:value-type="float" office:value="0.003547">
                <text:p>0.003547</text:p>
              </table:table-cell>
              <table:table-cell office:value-type="float" office:value="0.00363">
                <text:p>0.00363</text:p>
              </table:table-cell>
              <table:table-cell office:value-type="float" office:value="0.003673">
                <text:p>0.003673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000">
                <text:p>189000</text:p>
              </table:table-cell>
              <table:table-cell office:value-type="float" office:value="0.003542">
                <text:p>0.003542</text:p>
              </table:table-cell>
              <table:table-cell office:value-type="float" office:value="0.004077">
                <text:p>0.004077</text:p>
              </table:table-cell>
              <table:table-cell office:value-type="float" office:value="0.003922">
                <text:p>0.00392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500">
                <text:p>189500</text:p>
              </table:table-cell>
              <table:table-cell office:value-type="float" office:value="0.003463">
                <text:p>0.003463</text:p>
              </table:table-cell>
              <table:table-cell office:value-type="float" office:value="0.003914">
                <text:p>0.003914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000">
                <text:p>190000</text:p>
              </table:table-cell>
              <table:table-cell office:value-type="float" office:value="0.003428">
                <text:p>0.003428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835">
                <text:p>0.00383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500">
                <text:p>190500</text:p>
              </table:table-cell>
              <table:table-cell office:value-type="float" office:value="0.003451">
                <text:p>0.003451</text:p>
              </table:table-cell>
              <table:table-cell office:value-type="float" office:value="0.003694">
                <text:p>0.003694</text:p>
              </table:table-cell>
              <table:table-cell office:value-type="float" office:value="0.003612">
                <text:p>0.00361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000">
                <text:p>191000</text:p>
              </table:table-cell>
              <table:table-cell office:value-type="float" office:value="0.003427">
                <text:p>0.003427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735">
                <text:p>0.00373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500">
                <text:p>191500</text:p>
              </table:table-cell>
              <table:table-cell office:value-type="float" office:value="0.003525">
                <text:p>0.003525</text:p>
              </table:table-cell>
              <table:table-cell office:value-type="float" office:value="0.003597">
                <text:p>0.003597</text:p>
              </table:table-cell>
              <table:table-cell office:value-type="float" office:value="0.003726">
                <text:p>0.00372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000">
                <text:p>192000</text:p>
              </table:table-cell>
              <table:table-cell office:value-type="float" office:value="0.003524">
                <text:p>0.003524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849">
                <text:p>0.003849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500">
                <text:p>192500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894">
                <text:p>0.00389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000">
                <text:p>193000</text:p>
              </table:table-cell>
              <table:table-cell office:value-type="float" office:value="0.003527">
                <text:p>0.003527</text:p>
              </table:table-cell>
              <table:table-cell office:value-type="float" office:value="0.003671">
                <text:p>0.003671</text:p>
              </table:table-cell>
              <table:table-cell office:value-type="float" office:value="0.003714">
                <text:p>0.00371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500">
                <text:p>193500</text:p>
              </table:table-cell>
              <table:table-cell office:value-type="float" office:value="0.00354">
                <text:p>0.00354</text:p>
              </table:table-cell>
              <table:table-cell office:value-type="float" office:value="0.003647">
                <text:p>0.003647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000">
                <text:p>194000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671">
                <text:p>0.003671</text:p>
              </table:table-cell>
              <table:table-cell office:value-type="float" office:value="0.003535">
                <text:p>0.00353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4500">
                <text:p>194500</text:p>
              </table:table-cell>
              <table:table-cell office:value-type="float" office:value="0.003507">
                <text:p>0.003507</text:p>
              </table:table-cell>
              <table:table-cell office:value-type="float" office:value="0.003569">
                <text:p>0.003569</text:p>
              </table:table-cell>
              <table:table-cell office:value-type="float" office:value="0.003859">
                <text:p>0.00385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000">
                <text:p>195000</text:p>
              </table:table-cell>
              <table:table-cell office:value-type="float" office:value="0.0033">
                <text:p>0.0033</text:p>
              </table:table-cell>
              <table:table-cell office:value-type="float" office:value="0.003669">
                <text:p>0.003669</text:p>
              </table:table-cell>
              <table:table-cell office:value-type="float" office:value="0.00394">
                <text:p>0.0039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500">
                <text:p>195500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655">
                <text:p>0.003655</text:p>
              </table:table-cell>
              <table:table-cell office:value-type="float" office:value="0.003879">
                <text:p>0.0038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000">
                <text:p>196000</text:p>
              </table:table-cell>
              <table:table-cell office:value-type="float" office:value="0.003434">
                <text:p>0.003434</text:p>
              </table:table-cell>
              <table:table-cell office:value-type="float" office:value="0.00371">
                <text:p>0.00371</text:p>
              </table:table-cell>
              <table:table-cell office:value-type="float" office:value="0.003776">
                <text:p>0.00377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500">
                <text:p>196500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61">
                <text:p>0.00361</text:p>
              </table:table-cell>
              <table:table-cell office:value-type="float" office:value="0.003837">
                <text:p>0.00383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000">
                <text:p>197000</text:p>
              </table:table-cell>
              <table:table-cell office:value-type="float" office:value="0.003469">
                <text:p>0.003469</text:p>
              </table:table-cell>
              <table:table-cell office:value-type="float" office:value="0.003722">
                <text:p>0.003722</text:p>
              </table:table-cell>
              <table:table-cell office:value-type="float" office:value="0.003869">
                <text:p>0.00386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7500">
                <text:p>197500</text:p>
              </table:table-cell>
              <table:table-cell office:value-type="float" office:value="0.00354">
                <text:p>0.00354</text:p>
              </table:table-cell>
              <table:table-cell office:value-type="float" office:value="0.003724">
                <text:p>0.003724</text:p>
              </table:table-cell>
              <table:table-cell office:value-type="float" office:value="0.003842">
                <text:p>0.00384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000">
                <text:p>198000</text:p>
              </table:table-cell>
              <table:table-cell office:value-type="float" office:value="0.003327">
                <text:p>0.003327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825">
                <text:p>0.00382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500">
                <text:p>198500</text:p>
              </table:table-cell>
              <table:table-cell office:value-type="float" office:value="0.003462">
                <text:p>0.003462</text:p>
              </table:table-cell>
              <table:table-cell office:value-type="float" office:value="0.003712">
                <text:p>0.003712</text:p>
              </table:table-cell>
              <table:table-cell office:value-type="float" office:value="0.003782">
                <text:p>0.00378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000">
                <text:p>199000</text:p>
              </table:table-cell>
              <table:table-cell office:value-type="float" office:value="0.003433">
                <text:p>0.003433</text:p>
              </table:table-cell>
              <table:table-cell office:value-type="float" office:value="0.003672">
                <text:p>0.003672</text:p>
              </table:table-cell>
              <table:table-cell office:value-type="float" office:value="0.003829">
                <text:p>0.00382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500">
                <text:p>199500</text:p>
              </table:table-cell>
              <table:table-cell office:value-type="float" office:value="0.003533">
                <text:p>0.003533</text:p>
              </table:table-cell>
              <table:table-cell office:value-type="float" office:value="0.003584">
                <text:p>0.003584</text:p>
              </table:table-cell>
              <table:table-cell office:value-type="float" office:value="0.003937">
                <text:p>0.00393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000">
                <text:p>200000</text:p>
              </table:table-cell>
              <table:table-cell office:value-type="float" office:value="0.00349">
                <text:p>0.00349</text:p>
              </table:table-cell>
              <table:table-cell office:value-type="float" office:value="0.003558">
                <text:p>0.003558</text:p>
              </table:table-cell>
              <table:table-cell office:value-type="float" office:value="0.00387">
                <text:p>0.003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500">
                <text:p>200500</text:p>
              </table:table-cell>
              <table:table-cell office:value-type="float" office:value="0.003506">
                <text:p>0.003506</text:p>
              </table:table-cell>
              <table:table-cell office:value-type="float" office:value="0.0038">
                <text:p>0.0038</text:p>
              </table:table-cell>
              <table:table-cell office:value-type="float" office:value="0.004127">
                <text:p>0.00412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000">
                <text:p>201000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373">
                <text:p>0.003373</text:p>
              </table:table-cell>
              <table:table-cell office:value-type="float" office:value="0.003915">
                <text:p>0.00391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1500">
                <text:p>201500</text:p>
              </table:table-cell>
              <table:table-cell office:value-type="float" office:value="0.003377">
                <text:p>0.003377</text:p>
              </table:table-cell>
              <table:table-cell office:value-type="float" office:value="0.003535">
                <text:p>0.003535</text:p>
              </table:table-cell>
              <table:table-cell office:value-type="float" office:value="0.003815">
                <text:p>0.003815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000">
                <text:p>202000</text:p>
              </table:table-cell>
              <table:table-cell office:value-type="float" office:value="0.003502">
                <text:p>0.003502</text:p>
              </table:table-cell>
              <table:table-cell office:value-type="float" office:value="0.003534">
                <text:p>0.003534</text:p>
              </table:table-cell>
              <table:table-cell office:value-type="float" office:value="0.003861">
                <text:p>0.00386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500">
                <text:p>202500</text:p>
              </table:table-cell>
              <table:table-cell office:value-type="float" office:value="0.003495">
                <text:p>0.003495</text:p>
              </table:table-cell>
              <table:table-cell office:value-type="float" office:value="0.003665">
                <text:p>0.003665</text:p>
              </table:table-cell>
              <table:table-cell office:value-type="float" office:value="0.003924">
                <text:p>0.00392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000">
                <text:p>203000</text:p>
              </table:table-cell>
              <table:table-cell office:value-type="float" office:value="0.003525">
                <text:p>0.003525</text:p>
              </table:table-cell>
              <table:table-cell office:value-type="float" office:value="0.003628">
                <text:p>0.003628</text:p>
              </table:table-cell>
              <table:table-cell office:value-type="float" office:value="0.00384">
                <text:p>0.003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3500">
                <text:p>203500</text:p>
              </table:table-cell>
              <table:table-cell office:value-type="float" office:value="0.003747">
                <text:p>0.003747</text:p>
              </table:table-cell>
              <table:table-cell office:value-type="float" office:value="0.003683">
                <text:p>0.003683</text:p>
              </table:table-cell>
              <table:table-cell office:value-type="float" office:value="0.003518">
                <text:p>0.00351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000">
                <text:p>204000</text:p>
              </table:table-cell>
              <table:table-cell office:value-type="float" office:value="0.003425">
                <text:p>0.003425</text:p>
              </table:table-cell>
              <table:table-cell office:value-type="float" office:value="0.003665">
                <text:p>0.003665</text:p>
              </table:table-cell>
              <table:table-cell office:value-type="float" office:value="0.003887">
                <text:p>0.00388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4500">
                <text:p>204500</text:p>
              </table:table-cell>
              <table:table-cell office:value-type="float" office:value="0.003535">
                <text:p>0.003535</text:p>
              </table:table-cell>
              <table:table-cell office:value-type="float" office:value="0.003469">
                <text:p>0.003469</text:p>
              </table:table-cell>
              <table:table-cell office:value-type="float" office:value="0.003714">
                <text:p>0.00371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000">
                <text:p>205000</text:p>
              </table:table-cell>
              <table:table-cell office:value-type="float" office:value="0.003552">
                <text:p>0.003552</text:p>
              </table:table-cell>
              <table:table-cell office:value-type="float" office:value="0.003688">
                <text:p>0.003688</text:p>
              </table:table-cell>
              <table:table-cell office:value-type="float" office:value="0.003918">
                <text:p>0.0039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5500">
                <text:p>205500</text:p>
              </table:table-cell>
              <table:table-cell office:value-type="float" office:value="0.003526">
                <text:p>0.003526</text:p>
              </table:table-cell>
              <table:table-cell office:value-type="float" office:value="0.003678">
                <text:p>0.003678</text:p>
              </table:table-cell>
              <table:table-cell office:value-type="float" office:value="0.003837">
                <text:p>0.00383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000">
                <text:p>206000</text:p>
              </table:table-cell>
              <table:table-cell office:value-type="float" office:value="0.003506">
                <text:p>0.003506</text:p>
              </table:table-cell>
              <table:table-cell office:value-type="float" office:value="0.003745">
                <text:p>0.003745</text:p>
              </table:table-cell>
              <table:table-cell office:value-type="float" office:value="0.003811">
                <text:p>0.00381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6500">
                <text:p>206500</text:p>
              </table:table-cell>
              <table:table-cell office:value-type="float" office:value="0.003528">
                <text:p>0.003528</text:p>
              </table:table-cell>
              <table:table-cell office:value-type="float" office:value="0.003796">
                <text:p>0.003796</text:p>
              </table:table-cell>
              <table:table-cell office:value-type="float" office:value="0.003853">
                <text:p>0.00385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000">
                <text:p>207000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678">
                <text:p>0.003678</text:p>
              </table:table-cell>
              <table:table-cell office:value-type="float" office:value="0.003836">
                <text:p>0.003836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7500">
                <text:p>207500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106">
                <text:p>0.003106</text:p>
              </table:table-cell>
              <table:table-cell office:value-type="float" office:value="0.003816">
                <text:p>0.00381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000">
                <text:p>208000</text:p>
              </table:table-cell>
              <table:table-cell office:value-type="float" office:value="0.003445">
                <text:p>0.003445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915">
                <text:p>0.0039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8500">
                <text:p>208500</text:p>
              </table:table-cell>
              <table:table-cell office:value-type="float" office:value="0.003442">
                <text:p>0.003442</text:p>
              </table:table-cell>
              <table:table-cell office:value-type="float" office:value="0.003817">
                <text:p>0.003817</text:p>
              </table:table-cell>
              <table:table-cell office:value-type="float" office:value="0.00364">
                <text:p>0.0036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000">
                <text:p>209000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716">
                <text:p>0.003716</text:p>
              </table:table-cell>
              <table:table-cell office:value-type="float" office:value="0.003923">
                <text:p>0.003923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9500">
                <text:p>209500</text:p>
              </table:table-cell>
              <table:table-cell office:value-type="float" office:value="0.003437">
                <text:p>0.003437</text:p>
              </table:table-cell>
              <table:table-cell office:value-type="float" office:value="0.003645">
                <text:p>0.003645</text:p>
              </table:table-cell>
              <table:table-cell office:value-type="float" office:value="0.003925">
                <text:p>0.00392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000">
                <text:p>210000</text:p>
              </table:table-cell>
              <table:table-cell office:value-type="float" office:value="0.003465">
                <text:p>0.003465</text:p>
              </table:table-cell>
              <table:table-cell office:value-type="float" office:value="0.003821">
                <text:p>0.003821</text:p>
              </table:table-cell>
              <table:table-cell office:value-type="float" office:value="0.003625">
                <text:p>0.00362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0500">
                <text:p>210500</text:p>
              </table:table-cell>
              <table:table-cell office:value-type="float" office:value="0.003449">
                <text:p>0.003449</text:p>
              </table:table-cell>
              <table:table-cell office:value-type="float" office:value="0.00356">
                <text:p>0.00356</text:p>
              </table:table-cell>
              <table:table-cell office:value-type="float" office:value="0.003855">
                <text:p>0.00385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000">
                <text:p>211000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652">
                <text:p>0.003652</text:p>
              </table:table-cell>
              <table:table-cell office:value-type="float" office:value="0.003882">
                <text:p>0.0038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1500">
                <text:p>211500</text:p>
              </table:table-cell>
              <table:table-cell office:value-type="float" office:value="0.00327">
                <text:p>0.00327</text:p>
              </table:table-cell>
              <table:table-cell office:value-type="float" office:value="0.00351">
                <text:p>0.00351</text:p>
              </table:table-cell>
              <table:table-cell office:value-type="float" office:value="0.0036">
                <text:p>0.003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000">
                <text:p>212000</text:p>
              </table:table-cell>
              <table:table-cell office:value-type="float" office:value="0.003681">
                <text:p>0.003681</text:p>
              </table:table-cell>
              <table:table-cell office:value-type="float" office:value="0.003654">
                <text:p>0.003654</text:p>
              </table:table-cell>
              <table:table-cell office:value-type="float" office:value="0.003877">
                <text:p>0.0038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2500">
                <text:p>212500</text:p>
              </table:table-cell>
              <table:table-cell office:value-type="float" office:value="0.003151">
                <text:p>0.003151</text:p>
              </table:table-cell>
              <table:table-cell office:value-type="float" office:value="0.003704">
                <text:p>0.003704</text:p>
              </table:table-cell>
              <table:table-cell office:value-type="float" office:value="0.003804">
                <text:p>0.00380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000">
                <text:p>213000</text:p>
              </table:table-cell>
              <table:table-cell office:value-type="float" office:value="0.00346">
                <text:p>0.00346</text:p>
              </table:table-cell>
              <table:table-cell office:value-type="float" office:value="0.003723">
                <text:p>0.003723</text:p>
              </table:table-cell>
              <table:table-cell office:value-type="float" office:value="0.003922">
                <text:p>0.00392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3500">
                <text:p>213500</text:p>
              </table:table-cell>
              <table:table-cell office:value-type="float" office:value="0.003498">
                <text:p>0.003498</text:p>
              </table:table-cell>
              <table:table-cell office:value-type="float" office:value="0.003679">
                <text:p>0.003679</text:p>
              </table:table-cell>
              <table:table-cell office:value-type="float" office:value="0.004081">
                <text:p>0.00408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000">
                <text:p>214000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547">
                <text:p>0.003547</text:p>
              </table:table-cell>
              <table:table-cell office:value-type="float" office:value="0.003784">
                <text:p>0.0037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4500">
                <text:p>214500</text:p>
              </table:table-cell>
              <table:table-cell office:value-type="float" office:value="0.003387">
                <text:p>0.003387</text:p>
              </table:table-cell>
              <table:table-cell office:value-type="float" office:value="0.003478">
                <text:p>0.003478</text:p>
              </table:table-cell>
              <table:table-cell office:value-type="float" office:value="0.003851">
                <text:p>0.00385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000">
                <text:p>215000</text:p>
              </table:table-cell>
              <table:table-cell office:value-type="float" office:value="0.003402">
                <text:p>0.003402</text:p>
              </table:table-cell>
              <table:table-cell office:value-type="float" office:value="0.003726">
                <text:p>0.003726</text:p>
              </table:table-cell>
              <table:table-cell office:value-type="float" office:value="0.003792">
                <text:p>0.00379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5500">
                <text:p>215500</text:p>
              </table:table-cell>
              <table:table-cell office:value-type="float" office:value="0.003427">
                <text:p>0.003427</text:p>
              </table:table-cell>
              <table:table-cell office:value-type="float" office:value="0.003607">
                <text:p>0.003607</text:p>
              </table:table-cell>
              <table:table-cell office:value-type="float" office:value="0.003793">
                <text:p>0.00379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000">
                <text:p>216000</text:p>
              </table:table-cell>
              <table:table-cell office:value-type="float" office:value="0.003524">
                <text:p>0.003524</text:p>
              </table:table-cell>
              <table:table-cell office:value-type="float" office:value="0.00369">
                <text:p>0.00369</text:p>
              </table:table-cell>
              <table:table-cell office:value-type="float" office:value="0.004211">
                <text:p>0.00421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6500">
                <text:p>216500</text:p>
              </table:table-cell>
              <table:table-cell office:value-type="float" office:value="0.00347">
                <text:p>0.00347</text:p>
              </table:table-cell>
              <table:table-cell office:value-type="float" office:value="0.003702">
                <text:p>0.003702</text:p>
              </table:table-cell>
              <table:table-cell office:value-type="float" office:value="0.00384">
                <text:p>0.003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000">
                <text:p>217000</text:p>
              </table:table-cell>
              <table:table-cell office:value-type="float" office:value="0.003423">
                <text:p>0.003423</text:p>
              </table:table-cell>
              <table:table-cell office:value-type="float" office:value="0.003496">
                <text:p>0.003496</text:p>
              </table:table-cell>
              <table:table-cell office:value-type="float" office:value="0.003876">
                <text:p>0.003876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7500">
                <text:p>217500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692">
                <text:p>0.003692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000">
                <text:p>218000</text:p>
              </table:table-cell>
              <table:table-cell office:value-type="float" office:value="0.003557">
                <text:p>0.003557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63">
                <text:p>0.0036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8500">
                <text:p>218500</text:p>
              </table:table-cell>
              <table:table-cell office:value-type="float" office:value="0.003545">
                <text:p>0.003545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81">
                <text:p>0.003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000">
                <text:p>219000</text:p>
              </table:table-cell>
              <table:table-cell office:value-type="float" office:value="0.003425">
                <text:p>0.003425</text:p>
              </table:table-cell>
              <table:table-cell office:value-type="float" office:value="0.003674">
                <text:p>0.003674</text:p>
              </table:table-cell>
              <table:table-cell office:value-type="float" office:value="0.003804">
                <text:p>0.00380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9500">
                <text:p>219500</text:p>
              </table:table-cell>
              <table:table-cell office:value-type="float" office:value="0.00308">
                <text:p>0.00308</text:p>
              </table:table-cell>
              <table:table-cell office:value-type="float" office:value="0.00358">
                <text:p>0.00358</text:p>
              </table:table-cell>
              <table:table-cell office:value-type="float" office:value="0.003767">
                <text:p>0.00376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000">
                <text:p>220000</text:p>
              </table:table-cell>
              <table:table-cell office:value-type="float" office:value="0.003397">
                <text:p>0.003397</text:p>
              </table:table-cell>
              <table:table-cell office:value-type="float" office:value="0.003814">
                <text:p>0.003814</text:p>
              </table:table-cell>
              <table:table-cell office:value-type="float" office:value="0.003804">
                <text:p>0.00380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0500">
                <text:p>220500</text:p>
              </table:table-cell>
              <table:table-cell office:value-type="float" office:value="0.003365">
                <text:p>0.003365</text:p>
              </table:table-cell>
              <table:table-cell office:value-type="float" office:value="0.003651">
                <text:p>0.003651</text:p>
              </table:table-cell>
              <table:table-cell office:value-type="float" office:value="0.003689">
                <text:p>0.00368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000">
                <text:p>221000</text:p>
              </table:table-cell>
              <table:table-cell office:value-type="float" office:value="0.003339">
                <text:p>0.003339</text:p>
              </table:table-cell>
              <table:table-cell office:value-type="float" office:value="0.003648">
                <text:p>0.003648</text:p>
              </table:table-cell>
              <table:table-cell office:value-type="float" office:value="0.003802">
                <text:p>0.003802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1500">
                <text:p>221500</text:p>
              </table:table-cell>
              <table:table-cell office:value-type="float" office:value="0.003472">
                <text:p>0.003472</text:p>
              </table:table-cell>
              <table:table-cell office:value-type="float" office:value="0.00374">
                <text:p>0.00374</text:p>
              </table:table-cell>
              <table:table-cell office:value-type="float" office:value="0.003848">
                <text:p>0.00384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000">
                <text:p>222000</text:p>
              </table:table-cell>
              <table:table-cell office:value-type="float" office:value="0.003504">
                <text:p>0.003504</text:p>
              </table:table-cell>
              <table:table-cell office:value-type="float" office:value="0.003655">
                <text:p>0.003655</text:p>
              </table:table-cell>
              <table:table-cell office:value-type="float" office:value="0.003849">
                <text:p>0.00384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2500">
                <text:p>222500</text:p>
              </table:table-cell>
              <table:table-cell office:value-type="float" office:value="0.003519">
                <text:p>0.003519</text:p>
              </table:table-cell>
              <table:table-cell office:value-type="float" office:value="0.003692">
                <text:p>0.003692</text:p>
              </table:table-cell>
              <table:table-cell office:value-type="float" office:value="0.003792">
                <text:p>0.0037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000">
                <text:p>223000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67">
                <text:p>0.00367</text:p>
              </table:table-cell>
              <table:table-cell office:value-type="float" office:value="0.003838">
                <text:p>0.00383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3500">
                <text:p>223500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483">
                <text:p>0.003483</text:p>
              </table:table-cell>
              <table:table-cell office:value-type="float" office:value="0.003956">
                <text:p>0.00395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000">
                <text:p>224000</text:p>
              </table:table-cell>
              <table:table-cell office:value-type="float" office:value="0.003355">
                <text:p>0.003355</text:p>
              </table:table-cell>
              <table:table-cell office:value-type="float" office:value="0.003802">
                <text:p>0.003802</text:p>
              </table:table-cell>
              <table:table-cell office:value-type="float" office:value="0.003839">
                <text:p>0.003839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4500">
                <text:p>224500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702">
                <text:p>0.003702</text:p>
              </table:table-cell>
              <table:table-cell office:value-type="float" office:value="0.003887">
                <text:p>0.003887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000">
                <text:p>225000</text:p>
              </table:table-cell>
              <table:table-cell office:value-type="float" office:value="0.00314">
                <text:p>0.00314</text:p>
              </table:table-cell>
              <table:table-cell office:value-type="float" office:value="0.00365">
                <text:p>0.00365</text:p>
              </table:table-cell>
              <table:table-cell office:value-type="float" office:value="0.00392">
                <text:p>0.003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5500">
                <text:p>225500</text:p>
              </table:table-cell>
              <table:table-cell office:value-type="float" office:value="0.00359">
                <text:p>0.00359</text:p>
              </table:table-cell>
              <table:table-cell office:value-type="float" office:value="0.003691">
                <text:p>0.003691</text:p>
              </table:table-cell>
              <table:table-cell office:value-type="float" office:value="0.003798">
                <text:p>0.003798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000">
                <text:p>226000</text:p>
              </table:table-cell>
              <table:table-cell office:value-type="float" office:value="0.003383">
                <text:p>0.003383</text:p>
              </table:table-cell>
              <table:table-cell office:value-type="float" office:value="0.003734">
                <text:p>0.003734</text:p>
              </table:table-cell>
              <table:table-cell office:value-type="float" office:value="0.003963">
                <text:p>0.00396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6500">
                <text:p>226500</text:p>
              </table:table-cell>
              <table:table-cell office:value-type="float" office:value="0.003571">
                <text:p>0.003571</text:p>
              </table:table-cell>
              <table:table-cell office:value-type="float" office:value="0.003735">
                <text:p>0.003735</text:p>
              </table:table-cell>
              <table:table-cell office:value-type="float" office:value="0.003782">
                <text:p>0.0037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000">
                <text:p>227000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714">
                <text:p>0.003714</text:p>
              </table:table-cell>
              <table:table-cell office:value-type="float" office:value="0.003913">
                <text:p>0.00391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7500">
                <text:p>227500</text:p>
              </table:table-cell>
              <table:table-cell office:value-type="float" office:value="0.003489">
                <text:p>0.003489</text:p>
              </table:table-cell>
              <table:table-cell office:value-type="float" office:value="0.003457">
                <text:p>0.003457</text:p>
              </table:table-cell>
              <table:table-cell office:value-type="float" office:value="0.003951">
                <text:p>0.00395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000">
                <text:p>228000</text:p>
              </table:table-cell>
              <table:table-cell office:value-type="float" office:value="0.003411">
                <text:p>0.003411</text:p>
              </table:table-cell>
              <table:table-cell office:value-type="float" office:value="0.003635">
                <text:p>0.003635</text:p>
              </table:table-cell>
              <table:table-cell office:value-type="float" office:value="0.003545">
                <text:p>0.00354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8500">
                <text:p>228500</text:p>
              </table:table-cell>
              <table:table-cell office:value-type="float" office:value="0.00404">
                <text:p>0.00404</text:p>
              </table:table-cell>
              <table:table-cell office:value-type="float" office:value="0.003658">
                <text:p>0.003658</text:p>
              </table:table-cell>
              <table:table-cell office:value-type="float" office:value="0.00385">
                <text:p>0.003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000">
                <text:p>229000</text:p>
              </table:table-cell>
              <table:table-cell office:value-type="float" office:value="0.003619">
                <text:p>0.003619</text:p>
              </table:table-cell>
              <table:table-cell office:value-type="float" office:value="0.003718">
                <text:p>0.003718</text:p>
              </table:table-cell>
              <table:table-cell office:value-type="float" office:value="0.003827">
                <text:p>0.00382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9500">
                <text:p>229500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697">
                <text:p>0.003697</text:p>
              </table:table-cell>
              <table:table-cell office:value-type="float" office:value="0.003877">
                <text:p>0.00387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000">
                <text:p>230000</text:p>
              </table:table-cell>
              <table:table-cell office:value-type="float" office:value="0.003279">
                <text:p>0.003279</text:p>
              </table:table-cell>
              <table:table-cell office:value-type="float" office:value="0.00358">
                <text:p>0.00358</text:p>
              </table:table-cell>
              <table:table-cell office:value-type="float" office:value="0.003887">
                <text:p>0.00388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0500">
                <text:p>230500</text:p>
              </table:table-cell>
              <table:table-cell office:value-type="float" office:value="0.003501">
                <text:p>0.003501</text:p>
              </table:table-cell>
              <table:table-cell office:value-type="float" office:value="0.003531">
                <text:p>0.003531</text:p>
              </table:table-cell>
              <table:table-cell office:value-type="float" office:value="0.003787">
                <text:p>0.0037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000">
                <text:p>231000</text:p>
              </table:table-cell>
              <table:table-cell office:value-type="float" office:value="0.003421">
                <text:p>0.003421</text:p>
              </table:table-cell>
              <table:table-cell office:value-type="float" office:value="0.003763">
                <text:p>0.003763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1500">
                <text:p>231500</text:p>
              </table:table-cell>
              <table:table-cell office:value-type="float" office:value="0.003467">
                <text:p>0.003467</text:p>
              </table:table-cell>
              <table:table-cell office:value-type="float" office:value="0.003717">
                <text:p>0.003717</text:p>
              </table:table-cell>
              <table:table-cell office:value-type="float" office:value="0.003882">
                <text:p>0.0038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000">
                <text:p>232000</text:p>
              </table:table-cell>
              <table:table-cell office:value-type="float" office:value="0.003473">
                <text:p>0.003473</text:p>
              </table:table-cell>
              <table:table-cell office:value-type="float" office:value="0.003374">
                <text:p>0.003374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2500">
                <text:p>232500</text:p>
              </table:table-cell>
              <table:table-cell office:value-type="float" office:value="0.003581">
                <text:p>0.003581</text:p>
              </table:table-cell>
              <table:table-cell office:value-type="float" office:value="0.003682">
                <text:p>0.003682</text:p>
              </table:table-cell>
              <table:table-cell office:value-type="float" office:value="0.003882">
                <text:p>0.00388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000">
                <text:p>233000</text:p>
              </table:table-cell>
              <table:table-cell office:value-type="float" office:value="0.003456">
                <text:p>0.003456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783">
                <text:p>0.00378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3500">
                <text:p>233500</text:p>
              </table:table-cell>
              <table:table-cell office:value-type="float" office:value="0.003419">
                <text:p>0.003419</text:p>
              </table:table-cell>
              <table:table-cell office:value-type="float" office:value="0.003608">
                <text:p>0.003608</text:p>
              </table:table-cell>
              <table:table-cell office:value-type="float" office:value="0.003953">
                <text:p>0.00395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000">
                <text:p>234000</text:p>
              </table:table-cell>
              <table:table-cell office:value-type="float" office:value="0.003534">
                <text:p>0.003534</text:p>
              </table:table-cell>
              <table:table-cell office:value-type="float" office:value="0.003654">
                <text:p>0.003654</text:p>
              </table:table-cell>
              <table:table-cell office:value-type="float" office:value="0.003813">
                <text:p>0.00381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4500">
                <text:p>234500</text:p>
              </table:table-cell>
              <table:table-cell office:value-type="float" office:value="0.003117">
                <text:p>0.003117</text:p>
              </table:table-cell>
              <table:table-cell office:value-type="float" office:value="0.003729">
                <text:p>0.003729</text:p>
              </table:table-cell>
              <table:table-cell office:value-type="float" office:value="0.003876">
                <text:p>0.003876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000">
                <text:p>235000</text:p>
              </table:table-cell>
              <table:table-cell office:value-type="float" office:value="0.00324">
                <text:p>0.0032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933">
                <text:p>0.003933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5500">
                <text:p>235500</text:p>
              </table:table-cell>
              <table:table-cell office:value-type="float" office:value="0.003627">
                <text:p>0.003627</text:p>
              </table:table-cell>
              <table:table-cell office:value-type="float" office:value="0.003331">
                <text:p>0.003331</text:p>
              </table:table-cell>
              <table:table-cell office:value-type="float" office:value="0.003934">
                <text:p>0.00393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000">
                <text:p>236000</text:p>
              </table:table-cell>
              <table:table-cell office:value-type="float" office:value="0.003585">
                <text:p>0.003585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895">
                <text:p>0.00389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6500">
                <text:p>236500</text:p>
              </table:table-cell>
              <table:table-cell office:value-type="float" office:value="0.00361">
                <text:p>0.00361</text:p>
              </table:table-cell>
              <table:table-cell office:value-type="float" office:value="0.003615">
                <text:p>0.003615</text:p>
              </table:table-cell>
              <table:table-cell office:value-type="float" office:value="0.003686">
                <text:p>0.00368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000">
                <text:p>237000</text:p>
              </table:table-cell>
              <table:table-cell office:value-type="float" office:value="0.003585">
                <text:p>0.003585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899">
                <text:p>0.00389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7500">
                <text:p>237500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553">
                <text:p>0.003553</text:p>
              </table:table-cell>
              <table:table-cell office:value-type="float" office:value="0.003802">
                <text:p>0.00380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000">
                <text:p>238000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808">
                <text:p>0.003808</text:p>
              </table:table-cell>
              <table:table-cell office:value-type="float" office:value="0.003857">
                <text:p>0.003857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500">
                <text:p>238500</text:p>
              </table:table-cell>
              <table:table-cell office:value-type="float" office:value="0.003361">
                <text:p>0.003361</text:p>
              </table:table-cell>
              <table:table-cell office:value-type="float" office:value="0.00373">
                <text:p>0.00373</text:p>
              </table:table-cell>
              <table:table-cell office:value-type="float" office:value="0.003859">
                <text:p>0.00385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000">
                <text:p>239000</text:p>
              </table:table-cell>
              <table:table-cell office:value-type="float" office:value="0.002999">
                <text:p>0.002999</text:p>
              </table:table-cell>
              <table:table-cell office:value-type="float" office:value="0.003623">
                <text:p>0.003623</text:p>
              </table:table-cell>
              <table:table-cell office:value-type="float" office:value="0.003859">
                <text:p>0.00385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9500">
                <text:p>239500</text:p>
              </table:table-cell>
              <table:table-cell office:value-type="float" office:value="0.003323">
                <text:p>0.003323</text:p>
              </table:table-cell>
              <table:table-cell office:value-type="float" office:value="0.003623">
                <text:p>0.003623</text:p>
              </table:table-cell>
              <table:table-cell office:value-type="float" office:value="0.003899">
                <text:p>0.00389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000">
                <text:p>240000</text:p>
              </table:table-cell>
              <table:table-cell office:value-type="float" office:value="0.003424">
                <text:p>0.003424</text:p>
              </table:table-cell>
              <table:table-cell office:value-type="float" office:value="0.003576">
                <text:p>0.003576</text:p>
              </table:table-cell>
              <table:table-cell office:value-type="float" office:value="0.003967">
                <text:p>0.003967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0500">
                <text:p>240500</text:p>
              </table:table-cell>
              <table:table-cell office:value-type="float" office:value="0.003537">
                <text:p>0.003537</text:p>
              </table:table-cell>
              <table:table-cell office:value-type="float" office:value="0.003707">
                <text:p>0.003707</text:p>
              </table:table-cell>
              <table:table-cell office:value-type="float" office:value="0.003793">
                <text:p>0.0037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000">
                <text:p>241000</text:p>
              </table:table-cell>
              <table:table-cell office:value-type="float" office:value="0.003576">
                <text:p>0.003576</text:p>
              </table:table-cell>
              <table:table-cell office:value-type="float" office:value="0.003628">
                <text:p>0.003628</text:p>
              </table:table-cell>
              <table:table-cell office:value-type="float" office:value="0.003849">
                <text:p>0.00384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1500">
                <text:p>241500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728">
                <text:p>0.003728</text:p>
              </table:table-cell>
              <table:table-cell office:value-type="float" office:value="0.003835">
                <text:p>0.00383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000">
                <text:p>242000</text:p>
              </table:table-cell>
              <table:table-cell office:value-type="float" office:value="0.003445">
                <text:p>0.003445</text:p>
              </table:table-cell>
              <table:table-cell office:value-type="float" office:value="0.003639">
                <text:p>0.003639</text:p>
              </table:table-cell>
              <table:table-cell office:value-type="float" office:value="0.003819">
                <text:p>0.00381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2500">
                <text:p>242500</text:p>
              </table:table-cell>
              <table:table-cell office:value-type="float" office:value="0.003518">
                <text:p>0.003518</text:p>
              </table:table-cell>
              <table:table-cell office:value-type="float" office:value="0.003715">
                <text:p>0.003715</text:p>
              </table:table-cell>
              <table:table-cell office:value-type="float" office:value="0.003845">
                <text:p>0.003845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000">
                <text:p>243000</text:p>
              </table:table-cell>
              <table:table-cell office:value-type="float" office:value="0.003681">
                <text:p>0.003681</text:p>
              </table:table-cell>
              <table:table-cell office:value-type="float" office:value="0.003615">
                <text:p>0.003615</text:p>
              </table:table-cell>
              <table:table-cell office:value-type="float" office:value="0.00377">
                <text:p>0.003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3500">
                <text:p>243500</text:p>
              </table:table-cell>
              <table:table-cell office:value-type="float" office:value="0.00357">
                <text:p>0.00357</text:p>
              </table:table-cell>
              <table:table-cell office:value-type="float" office:value="0.00361">
                <text:p>0.00361</text:p>
              </table:table-cell>
              <table:table-cell office:value-type="float" office:value="0.00393">
                <text:p>0.00393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000">
                <text:p>244000</text:p>
              </table:table-cell>
              <table:table-cell office:value-type="float" office:value="0.003337">
                <text:p>0.003337</text:p>
              </table:table-cell>
              <table:table-cell office:value-type="float" office:value="0.00371">
                <text:p>0.00371</text:p>
              </table:table-cell>
              <table:table-cell office:value-type="float" office:value="0.003911">
                <text:p>0.00391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4500">
                <text:p>244500</text:p>
              </table:table-cell>
              <table:table-cell office:value-type="float" office:value="0.003661">
                <text:p>0.003661</text:p>
              </table:table-cell>
              <table:table-cell office:value-type="float" office:value="0.003634">
                <text:p>0.003634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000">
                <text:p>245000</text:p>
              </table:table-cell>
              <table:table-cell office:value-type="float" office:value="0.003466">
                <text:p>0.003466</text:p>
              </table:table-cell>
              <table:table-cell office:value-type="float" office:value="0.003485">
                <text:p>0.003485</text:p>
              </table:table-cell>
              <table:table-cell office:value-type="float" office:value="0.003938">
                <text:p>0.00393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5500">
                <text:p>245500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656">
                <text:p>0.003656</text:p>
              </table:table-cell>
              <table:table-cell office:value-type="float" office:value="0.003725">
                <text:p>0.00372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000">
                <text:p>246000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512">
                <text:p>0.003512</text:p>
              </table:table-cell>
              <table:table-cell office:value-type="float" office:value="0.00383">
                <text:p>0.0038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6500">
                <text:p>246500</text:p>
              </table:table-cell>
              <table:table-cell office:value-type="float" office:value="0.003591">
                <text:p>0.003591</text:p>
              </table:table-cell>
              <table:table-cell office:value-type="float" office:value="0.003592">
                <text:p>0.003592</text:p>
              </table:table-cell>
              <table:table-cell office:value-type="float" office:value="0.003846">
                <text:p>0.00384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000">
                <text:p>247000</text:p>
              </table:table-cell>
              <table:table-cell office:value-type="float" office:value="0.003372">
                <text:p>0.003372</text:p>
              </table:table-cell>
              <table:table-cell office:value-type="float" office:value="0.003665">
                <text:p>0.003665</text:p>
              </table:table-cell>
              <table:table-cell office:value-type="float" office:value="0.00364">
                <text:p>0.0036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7500">
                <text:p>247500</text:p>
              </table:table-cell>
              <table:table-cell office:value-type="float" office:value="0.003544">
                <text:p>0.003544</text:p>
              </table:table-cell>
              <table:table-cell office:value-type="float" office:value="0.00366">
                <text:p>0.00366</text:p>
              </table:table-cell>
              <table:table-cell office:value-type="float" office:value="0.004063">
                <text:p>0.00406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000">
                <text:p>248000</text:p>
              </table:table-cell>
              <table:table-cell office:value-type="float" office:value="0.003464">
                <text:p>0.003464</text:p>
              </table:table-cell>
              <table:table-cell office:value-type="float" office:value="0.00375">
                <text:p>0.00375</text:p>
              </table:table-cell>
              <table:table-cell office:value-type="float" office:value="0.003874">
                <text:p>0.00387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8500">
                <text:p>248500</text:p>
              </table:table-cell>
              <table:table-cell office:value-type="float" office:value="0.003365">
                <text:p>0.003365</text:p>
              </table:table-cell>
              <table:table-cell office:value-type="float" office:value="0.003812">
                <text:p>0.003812</text:p>
              </table:table-cell>
              <table:table-cell office:value-type="float" office:value="0.003828">
                <text:p>0.00382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000">
                <text:p>249000</text:p>
              </table:table-cell>
              <table:table-cell office:value-type="float" office:value="0.003535">
                <text:p>0.003535</text:p>
              </table:table-cell>
              <table:table-cell office:value-type="float" office:value="0.003492">
                <text:p>0.003492</text:p>
              </table:table-cell>
              <table:table-cell office:value-type="float" office:value="0.004091">
                <text:p>0.0040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9500">
                <text:p>249500</text:p>
              </table:table-cell>
              <table:table-cell office:value-type="float" office:value="0.003407">
                <text:p>0.003407</text:p>
              </table:table-cell>
              <table:table-cell office:value-type="float" office:value="0.003641">
                <text:p>0.003641</text:p>
              </table:table-cell>
              <table:table-cell office:value-type="float" office:value="0.003815">
                <text:p>0.00381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000">
                <text:p>250000</text:p>
              </table:table-cell>
              <table:table-cell office:value-type="float" office:value="0.003434">
                <text:p>0.003434</text:p>
              </table:table-cell>
              <table:table-cell office:value-type="float" office:value="0.003789">
                <text:p>0.003789</text:p>
              </table:table-cell>
              <table:table-cell office:value-type="float" office:value="0.004145">
                <text:p>0.00414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0500">
                <text:p>250500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716">
                <text:p>0.003716</text:p>
              </table:table-cell>
              <table:table-cell office:value-type="float" office:value="0.003997">
                <text:p>0.00399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1000">
                <text:p>251000</text:p>
              </table:table-cell>
              <table:table-cell office:value-type="float" office:value="0.00321">
                <text:p>0.00321</text:p>
              </table:table-cell>
              <table:table-cell office:value-type="float" office:value="0.003656">
                <text:p>0.003656</text:p>
              </table:table-cell>
              <table:table-cell office:value-type="float" office:value="0.003786">
                <text:p>0.00378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1500">
                <text:p>251500</text:p>
              </table:table-cell>
              <table:table-cell office:value-type="float" office:value="0.003471">
                <text:p>0.003471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829">
                <text:p>0.00382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000">
                <text:p>252000</text:p>
              </table:table-cell>
              <table:table-cell office:value-type="float" office:value="0.003597">
                <text:p>0.003597</text:p>
              </table:table-cell>
              <table:table-cell office:value-type="float" office:value="0.003684">
                <text:p>0.003684</text:p>
              </table:table-cell>
              <table:table-cell office:value-type="float" office:value="0.003938">
                <text:p>0.00393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2500">
                <text:p>252500</text:p>
              </table:table-cell>
              <table:table-cell office:value-type="float" office:value="0.003372">
                <text:p>0.003372</text:p>
              </table:table-cell>
              <table:table-cell office:value-type="float" office:value="0.00368">
                <text:p>0.00368</text:p>
              </table:table-cell>
              <table:table-cell office:value-type="float" office:value="0.003887">
                <text:p>0.0038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000">
                <text:p>253000</text:p>
              </table:table-cell>
              <table:table-cell office:value-type="float" office:value="0.003577">
                <text:p>0.003577</text:p>
              </table:table-cell>
              <table:table-cell office:value-type="float" office:value="0.003718">
                <text:p>0.003718</text:p>
              </table:table-cell>
              <table:table-cell office:value-type="float" office:value="0.003921">
                <text:p>0.00392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3500">
                <text:p>253500</text:p>
              </table:table-cell>
              <table:table-cell office:value-type="float" office:value="0.00354">
                <text:p>0.00354</text:p>
              </table:table-cell>
              <table:table-cell office:value-type="float" office:value="0.00374">
                <text:p>0.00374</text:p>
              </table:table-cell>
              <table:table-cell office:value-type="float" office:value="0.00391">
                <text:p>0.0039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4000">
                <text:p>254000</text:p>
              </table:table-cell>
              <table:table-cell office:value-type="float" office:value="0.003291">
                <text:p>0.003291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815">
                <text:p>0.0038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4500">
                <text:p>254500</text:p>
              </table:table-cell>
              <table:table-cell office:value-type="float" office:value="0.003404">
                <text:p>0.003404</text:p>
              </table:table-cell>
              <table:table-cell office:value-type="float" office:value="0.003711">
                <text:p>0.003711</text:p>
              </table:table-cell>
              <table:table-cell office:value-type="float" office:value="0.003926">
                <text:p>0.003926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000">
                <text:p>255000</text:p>
              </table:table-cell>
              <table:table-cell office:value-type="float" office:value="0.003492">
                <text:p>0.003492</text:p>
              </table:table-cell>
              <table:table-cell office:value-type="float" office:value="0.00338">
                <text:p>0.00338</text:p>
              </table:table-cell>
              <table:table-cell office:value-type="float" office:value="0.003689">
                <text:p>0.00368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5500">
                <text:p>255500</text:p>
              </table:table-cell>
              <table:table-cell office:value-type="float" office:value="0.003439">
                <text:p>0.003439</text:p>
              </table:table-cell>
              <table:table-cell office:value-type="float" office:value="0.003766">
                <text:p>0.003766</text:p>
              </table:table-cell>
              <table:table-cell office:value-type="float" office:value="0.003823">
                <text:p>0.00382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000">
                <text:p>256000</text:p>
              </table:table-cell>
              <table:table-cell office:value-type="float" office:value="0.00342">
                <text:p>0.00342</text:p>
              </table:table-cell>
              <table:table-cell office:value-type="float" office:value="0.003081">
                <text:p>0.003081</text:p>
              </table:table-cell>
              <table:table-cell office:value-type="float" office:value="0.003889">
                <text:p>0.003889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6500">
                <text:p>256500</text:p>
              </table:table-cell>
              <table:table-cell office:value-type="float" office:value="0.003205">
                <text:p>0.003205</text:p>
              </table:table-cell>
              <table:table-cell office:value-type="float" office:value="0.003689">
                <text:p>0.003689</text:p>
              </table:table-cell>
              <table:table-cell office:value-type="float" office:value="0.003557">
                <text:p>0.00355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7000">
                <text:p>257000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713">
                <text:p>0.003713</text:p>
              </table:table-cell>
              <table:table-cell office:value-type="float" office:value="0.003829">
                <text:p>0.00382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7500">
                <text:p>257500</text:p>
              </table:table-cell>
              <table:table-cell office:value-type="float" office:value="0.00357">
                <text:p>0.00357</text:p>
              </table:table-cell>
              <table:table-cell office:value-type="float" office:value="0.00364">
                <text:p>0.00364</text:p>
              </table:table-cell>
              <table:table-cell office:value-type="float" office:value="0.00386">
                <text:p>0.0038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8000">
                <text:p>258000</text:p>
              </table:table-cell>
              <table:table-cell office:value-type="float" office:value="0.003494">
                <text:p>0.003494</text:p>
              </table:table-cell>
              <table:table-cell office:value-type="float" office:value="0.003753">
                <text:p>0.003753</text:p>
              </table:table-cell>
              <table:table-cell office:value-type="float" office:value="0.003934">
                <text:p>0.00393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8500">
                <text:p>258500</text:p>
              </table:table-cell>
              <table:table-cell office:value-type="float" office:value="0.003511">
                <text:p>0.003511</text:p>
              </table:table-cell>
              <table:table-cell office:value-type="float" office:value="0.003419">
                <text:p>0.003419</text:p>
              </table:table-cell>
              <table:table-cell office:value-type="float" office:value="0.003883">
                <text:p>0.00388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9000">
                <text:p>259000</text:p>
              </table:table-cell>
              <table:table-cell office:value-type="float" office:value="0.003532">
                <text:p>0.003532</text:p>
              </table:table-cell>
              <table:table-cell office:value-type="float" office:value="0.003629">
                <text:p>0.003629</text:p>
              </table:table-cell>
              <table:table-cell office:value-type="float" office:value="0.003691">
                <text:p>0.00369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9500">
                <text:p>259500</text:p>
              </table:table-cell>
              <table:table-cell office:value-type="float" office:value="0.003541">
                <text:p>0.003541</text:p>
              </table:table-cell>
              <table:table-cell office:value-type="float" office:value="0.003575">
                <text:p>0.003575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0000">
                <text:p>260000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693">
                <text:p>0.003693</text:p>
              </table:table-cell>
              <table:table-cell office:value-type="float" office:value="0.0037">
                <text:p>0.003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0500">
                <text:p>260500</text:p>
              </table:table-cell>
              <table:table-cell office:value-type="float" office:value="0.003514">
                <text:p>0.003514</text:p>
              </table:table-cell>
              <table:table-cell office:value-type="float" office:value="0.003627">
                <text:p>0.003627</text:p>
              </table:table-cell>
              <table:table-cell office:value-type="float" office:value="0.003691">
                <text:p>0.0036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000">
                <text:p>261000</text:p>
              </table:table-cell>
              <table:table-cell office:value-type="float" office:value="0.003398">
                <text:p>0.003398</text:p>
              </table:table-cell>
              <table:table-cell office:value-type="float" office:value="0.003756">
                <text:p>0.003756</text:p>
              </table:table-cell>
              <table:table-cell office:value-type="float" office:value="0.003787">
                <text:p>0.0037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1500">
                <text:p>261500</text:p>
              </table:table-cell>
              <table:table-cell office:value-type="float" office:value="0.003533">
                <text:p>0.003533</text:p>
              </table:table-cell>
              <table:table-cell office:value-type="float" office:value="0.003538">
                <text:p>0.003538</text:p>
              </table:table-cell>
              <table:table-cell office:value-type="float" office:value="0.003682">
                <text:p>0.00368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000">
                <text:p>262000</text:p>
              </table:table-cell>
              <table:table-cell office:value-type="float" office:value="0.003563">
                <text:p>0.003563</text:p>
              </table:table-cell>
              <table:table-cell office:value-type="float" office:value="0.003606">
                <text:p>0.003606</text:p>
              </table:table-cell>
              <table:table-cell office:value-type="float" office:value="0.003819">
                <text:p>0.00381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2500">
                <text:p>262500</text:p>
              </table:table-cell>
              <table:table-cell office:value-type="float" office:value="0.003276">
                <text:p>0.003276</text:p>
              </table:table-cell>
              <table:table-cell office:value-type="float" office:value="0.003703">
                <text:p>0.003703</text:p>
              </table:table-cell>
              <table:table-cell office:value-type="float" office:value="0.003811">
                <text:p>0.00381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000">
                <text:p>263000</text:p>
              </table:table-cell>
              <table:table-cell office:value-type="float" office:value="0.003128">
                <text:p>0.003128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889">
                <text:p>0.00388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3500">
                <text:p>263500</text:p>
              </table:table-cell>
              <table:table-cell office:value-type="float" office:value="0.003559">
                <text:p>0.003559</text:p>
              </table:table-cell>
              <table:table-cell office:value-type="float" office:value="0.00367">
                <text:p>0.00367</text:p>
              </table:table-cell>
              <table:table-cell office:value-type="float" office:value="0.003979">
                <text:p>0.0039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4000">
                <text:p>264000</text:p>
              </table:table-cell>
              <table:table-cell office:value-type="float" office:value="0.003517">
                <text:p>0.003517</text:p>
              </table:table-cell>
              <table:table-cell office:value-type="float" office:value="0.003679">
                <text:p>0.003679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4500">
                <text:p>264500</text:p>
              </table:table-cell>
              <table:table-cell office:value-type="float" office:value="0.00347">
                <text:p>0.00347</text:p>
              </table:table-cell>
              <table:table-cell office:value-type="float" office:value="0.003649">
                <text:p>0.003649</text:p>
              </table:table-cell>
              <table:table-cell office:value-type="float" office:value="0.003915">
                <text:p>0.0039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5000">
                <text:p>265000</text:p>
              </table:table-cell>
              <table:table-cell office:value-type="float" office:value="0.003226">
                <text:p>0.003226</text:p>
              </table:table-cell>
              <table:table-cell office:value-type="float" office:value="0.003727">
                <text:p>0.003727</text:p>
              </table:table-cell>
              <table:table-cell office:value-type="float" office:value="0.003613">
                <text:p>0.00361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5500">
                <text:p>265500</text:p>
              </table:table-cell>
              <table:table-cell office:value-type="float" office:value="0.003349">
                <text:p>0.003349</text:p>
              </table:table-cell>
              <table:table-cell office:value-type="float" office:value="0.003589">
                <text:p>0.003589</text:p>
              </table:table-cell>
              <table:table-cell office:value-type="float" office:value="0.003739">
                <text:p>0.00373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000">
                <text:p>266000</text:p>
              </table:table-cell>
              <table:table-cell office:value-type="float" office:value="0.003444">
                <text:p>0.003444</text:p>
              </table:table-cell>
              <table:table-cell office:value-type="float" office:value="0.003714">
                <text:p>0.003714</text:p>
              </table:table-cell>
              <table:table-cell office:value-type="float" office:value="0.003816">
                <text:p>0.0038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6500">
                <text:p>266500</text:p>
              </table:table-cell>
              <table:table-cell office:value-type="float" office:value="0.003397">
                <text:p>0.003397</text:p>
              </table:table-cell>
              <table:table-cell office:value-type="float" office:value="0.003748">
                <text:p>0.003748</text:p>
              </table:table-cell>
              <table:table-cell office:value-type="float" office:value="0.003956">
                <text:p>0.00395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7000">
                <text:p>267000</text:p>
              </table:table-cell>
              <table:table-cell office:value-type="float" office:value="0.003478">
                <text:p>0.003478</text:p>
              </table:table-cell>
              <table:table-cell office:value-type="float" office:value="0.003505">
                <text:p>0.003505</text:p>
              </table:table-cell>
              <table:table-cell office:value-type="float" office:value="0.003805">
                <text:p>0.00380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7500">
                <text:p>267500</text:p>
              </table:table-cell>
              <table:table-cell office:value-type="float" office:value="0.003622">
                <text:p>0.003622</text:p>
              </table:table-cell>
              <table:table-cell office:value-type="float" office:value="0.003568">
                <text:p>0.003568</text:p>
              </table:table-cell>
              <table:table-cell office:value-type="float" office:value="0.003893">
                <text:p>0.00389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8000">
                <text:p>268000</text:p>
              </table:table-cell>
              <table:table-cell office:value-type="float" office:value="0.003452">
                <text:p>0.003452</text:p>
              </table:table-cell>
              <table:table-cell office:value-type="float" office:value="0.003545">
                <text:p>0.003545</text:p>
              </table:table-cell>
              <table:table-cell office:value-type="float" office:value="0.003836">
                <text:p>0.00383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8500">
                <text:p>268500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68">
                <text:p>0.00368</text:p>
              </table:table-cell>
              <table:table-cell office:value-type="float" office:value="0.003834">
                <text:p>0.00383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9000">
                <text:p>269000</text:p>
              </table:table-cell>
              <table:table-cell office:value-type="float" office:value="0.003785">
                <text:p>0.003785</text:p>
              </table:table-cell>
              <table:table-cell office:value-type="float" office:value="0.003709">
                <text:p>0.003709</text:p>
              </table:table-cell>
              <table:table-cell office:value-type="float" office:value="0.003935">
                <text:p>0.00393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9500">
                <text:p>269500</text:p>
              </table:table-cell>
              <table:table-cell office:value-type="float" office:value="0.003535">
                <text:p>0.003535</text:p>
              </table:table-cell>
              <table:table-cell office:value-type="float" office:value="0.003699">
                <text:p>0.003699</text:p>
              </table:table-cell>
              <table:table-cell office:value-type="float" office:value="0.003927">
                <text:p>0.00392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000">
                <text:p>270000</text:p>
              </table:table-cell>
              <table:table-cell office:value-type="float" office:value="0.003602">
                <text:p>0.003602</text:p>
              </table:table-cell>
              <table:table-cell office:value-type="float" office:value="0.003701">
                <text:p>0.003701</text:p>
              </table:table-cell>
              <table:table-cell office:value-type="float" office:value="0.003848">
                <text:p>0.00384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0500">
                <text:p>270500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721">
                <text:p>0.003721</text:p>
              </table:table-cell>
              <table:table-cell office:value-type="float" office:value="0.003892">
                <text:p>0.0038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000">
                <text:p>271000</text:p>
              </table:table-cell>
              <table:table-cell office:value-type="float" office:value="0.003346">
                <text:p>0.003346</text:p>
              </table:table-cell>
              <table:table-cell office:value-type="float" office:value="0.003712">
                <text:p>0.003712</text:p>
              </table:table-cell>
              <table:table-cell office:value-type="float" office:value="0.003799">
                <text:p>0.003799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1500">
                <text:p>271500</text:p>
              </table:table-cell>
              <table:table-cell office:value-type="float" office:value="0.003487">
                <text:p>0.003487</text:p>
              </table:table-cell>
              <table:table-cell office:value-type="float" office:value="0.003615">
                <text:p>0.003615</text:p>
              </table:table-cell>
              <table:table-cell office:value-type="float" office:value="0.003925">
                <text:p>0.00392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000">
                <text:p>272000</text:p>
              </table:table-cell>
              <table:table-cell office:value-type="float" office:value="0.00355">
                <text:p>0.00355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752">
                <text:p>0.00375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2500">
                <text:p>272500</text:p>
              </table:table-cell>
              <table:table-cell office:value-type="float" office:value="0.003208">
                <text:p>0.003208</text:p>
              </table:table-cell>
              <table:table-cell office:value-type="float" office:value="0.003892">
                <text:p>0.003892</text:p>
              </table:table-cell>
              <table:table-cell office:value-type="float" office:value="0.003545">
                <text:p>0.00354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000">
                <text:p>273000</text:p>
              </table:table-cell>
              <table:table-cell office:value-type="float" office:value="0.003587">
                <text:p>0.003587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891">
                <text:p>0.0038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3500">
                <text:p>273500</text:p>
              </table:table-cell>
              <table:table-cell office:value-type="float" office:value="0.003477">
                <text:p>0.003477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837">
                <text:p>0.00383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4000">
                <text:p>274000</text:p>
              </table:table-cell>
              <table:table-cell office:value-type="float" office:value="0.003491">
                <text:p>0.003491</text:p>
              </table:table-cell>
              <table:table-cell office:value-type="float" office:value="0.003618">
                <text:p>0.003618</text:p>
              </table:table-cell>
              <table:table-cell office:value-type="float" office:value="0.003681">
                <text:p>0.003681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4500">
                <text:p>274500</text:p>
              </table:table-cell>
              <table:table-cell office:value-type="float" office:value="0.003499">
                <text:p>0.003499</text:p>
              </table:table-cell>
              <table:table-cell office:value-type="float" office:value="0.003705">
                <text:p>0.003705</text:p>
              </table:table-cell>
              <table:table-cell office:value-type="float" office:value="0.003926">
                <text:p>0.00392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5000">
                <text:p>275000</text:p>
              </table:table-cell>
              <table:table-cell office:value-type="float" office:value="0.00358">
                <text:p>0.00358</text:p>
              </table:table-cell>
              <table:table-cell office:value-type="float" office:value="0.003661">
                <text:p>0.003661</text:p>
              </table:table-cell>
              <table:table-cell office:value-type="float" office:value="0.00395">
                <text:p>0.0039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5500">
                <text:p>275500</text:p>
              </table:table-cell>
              <table:table-cell office:value-type="float" office:value="0.003201">
                <text:p>0.003201</text:p>
              </table:table-cell>
              <table:table-cell office:value-type="float" office:value="0.003458">
                <text:p>0.003458</text:p>
              </table:table-cell>
              <table:table-cell office:value-type="float" office:value="0.003866">
                <text:p>0.00386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000">
                <text:p>276000</text:p>
              </table:table-cell>
              <table:table-cell office:value-type="float" office:value="0.003768">
                <text:p>0.003768</text:p>
              </table:table-cell>
              <table:table-cell office:value-type="float" office:value="0.003634">
                <text:p>0.003634</text:p>
              </table:table-cell>
              <table:table-cell office:value-type="float" office:value="0.003604">
                <text:p>0.00360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6500">
                <text:p>276500</text:p>
              </table:table-cell>
              <table:table-cell office:value-type="float" office:value="0.003268">
                <text:p>0.003268</text:p>
              </table:table-cell>
              <table:table-cell office:value-type="float" office:value="0.003524">
                <text:p>0.003524</text:p>
              </table:table-cell>
              <table:table-cell office:value-type="float" office:value="0.003904">
                <text:p>0.00390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7000">
                <text:p>277000</text:p>
              </table:table-cell>
              <table:table-cell office:value-type="float" office:value="0.003523">
                <text:p>0.003523</text:p>
              </table:table-cell>
              <table:table-cell office:value-type="float" office:value="0.003625">
                <text:p>0.003625</text:p>
              </table:table-cell>
              <table:table-cell office:value-type="float" office:value="0.003799">
                <text:p>0.00379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7500">
                <text:p>277500</text:p>
              </table:table-cell>
              <table:table-cell office:value-type="float" office:value="0.003281">
                <text:p>0.003281</text:p>
              </table:table-cell>
              <table:table-cell office:value-type="float" office:value="0.003796">
                <text:p>0.003796</text:p>
              </table:table-cell>
              <table:table-cell office:value-type="float" office:value="0.003716">
                <text:p>0.0037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000">
                <text:p>278000</text:p>
              </table:table-cell>
              <table:table-cell office:value-type="float" office:value="0.003431">
                <text:p>0.003431</text:p>
              </table:table-cell>
              <table:table-cell office:value-type="float" office:value="0.003748">
                <text:p>0.003748</text:p>
              </table:table-cell>
              <table:table-cell office:value-type="float" office:value="0.003636">
                <text:p>0.003636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8500">
                <text:p>278500</text:p>
              </table:table-cell>
              <table:table-cell office:value-type="float" office:value="0.003466">
                <text:p>0.003466</text:p>
              </table:table-cell>
              <table:table-cell office:value-type="float" office:value="0.00364">
                <text:p>0.00364</text:p>
              </table:table-cell>
              <table:table-cell office:value-type="float" office:value="0.003831">
                <text:p>0.00383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9000">
                <text:p>279000</text:p>
              </table:table-cell>
              <table:table-cell office:value-type="float" office:value="0.003473">
                <text:p>0.003473</text:p>
              </table:table-cell>
              <table:table-cell office:value-type="float" office:value="0.003689">
                <text:p>0.003689</text:p>
              </table:table-cell>
              <table:table-cell office:value-type="float" office:value="0.003661">
                <text:p>0.00366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9500">
                <text:p>279500</text:p>
              </table:table-cell>
              <table:table-cell office:value-type="float" office:value="0.003399">
                <text:p>0.003399</text:p>
              </table:table-cell>
              <table:table-cell office:value-type="float" office:value="0.003534">
                <text:p>0.003534</text:p>
              </table:table-cell>
              <table:table-cell office:value-type="float" office:value="0.003918">
                <text:p>0.0039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000">
                <text:p>280000</text:p>
              </table:table-cell>
              <table:table-cell office:value-type="float" office:value="0.003401">
                <text:p>0.003401</text:p>
              </table:table-cell>
              <table:table-cell office:value-type="float" office:value="0.003537">
                <text:p>0.003537</text:p>
              </table:table-cell>
              <table:table-cell office:value-type="float" office:value="0.003759">
                <text:p>0.00375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0500">
                <text:p>280500</text:p>
              </table:table-cell>
              <table:table-cell office:value-type="float" office:value="0.003566">
                <text:p>0.003566</text:p>
              </table:table-cell>
              <table:table-cell office:value-type="float" office:value="0.00368">
                <text:p>0.00368</text:p>
              </table:table-cell>
              <table:table-cell office:value-type="float" office:value="0.00365">
                <text:p>0.0036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000">
                <text:p>281000</text:p>
              </table:table-cell>
              <table:table-cell office:value-type="float" office:value="0.003678">
                <text:p>0.003678</text:p>
              </table:table-cell>
              <table:table-cell office:value-type="float" office:value="0.003601">
                <text:p>0.003601</text:p>
              </table:table-cell>
              <table:table-cell office:value-type="float" office:value="0.003835">
                <text:p>0.00383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1500">
                <text:p>281500</text:p>
              </table:table-cell>
              <table:table-cell office:value-type="float" office:value="0.003585">
                <text:p>0.003585</text:p>
              </table:table-cell>
              <table:table-cell office:value-type="float" office:value="0.003772">
                <text:p>0.003772</text:p>
              </table:table-cell>
              <table:table-cell office:value-type="float" office:value="0.003882">
                <text:p>0.0038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000">
                <text:p>282000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623">
                <text:p>0.003623</text:p>
              </table:table-cell>
              <table:table-cell office:value-type="float" office:value="0.003921">
                <text:p>0.00392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2500">
                <text:p>282500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544">
                <text:p>0.003544</text:p>
              </table:table-cell>
              <table:table-cell office:value-type="float" office:value="0.003921">
                <text:p>0.00392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000">
                <text:p>283000</text:p>
              </table:table-cell>
              <table:table-cell office:value-type="float" office:value="0.00338">
                <text:p>0.00338</text:p>
              </table:table-cell>
              <table:table-cell office:value-type="float" office:value="0.0037">
                <text:p>0.0037</text:p>
              </table:table-cell>
              <table:table-cell office:value-type="float" office:value="0.003782">
                <text:p>0.003782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3500">
                <text:p>283500</text:p>
              </table:table-cell>
              <table:table-cell office:value-type="float" office:value="0.003474">
                <text:p>0.003474</text:p>
              </table:table-cell>
              <table:table-cell office:value-type="float" office:value="0.003437">
                <text:p>0.003437</text:p>
              </table:table-cell>
              <table:table-cell office:value-type="float" office:value="0.003432">
                <text:p>0.00343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4000">
                <text:p>284000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798">
                <text:p>0.003798</text:p>
              </table:table-cell>
              <table:table-cell office:value-type="float" office:value="0.003882">
                <text:p>0.00388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4500">
                <text:p>284500</text:p>
              </table:table-cell>
              <table:table-cell office:value-type="float" office:value="0.003489">
                <text:p>0.003489</text:p>
              </table:table-cell>
              <table:table-cell office:value-type="float" office:value="0.003731">
                <text:p>0.003731</text:p>
              </table:table-cell>
              <table:table-cell office:value-type="float" office:value="0.004087">
                <text:p>0.00408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5000">
                <text:p>285000</text:p>
              </table:table-cell>
              <table:table-cell office:value-type="float" office:value="0.00356">
                <text:p>0.00356</text:p>
              </table:table-cell>
              <table:table-cell office:value-type="float" office:value="0.003422">
                <text:p>0.003422</text:p>
              </table:table-cell>
              <table:table-cell office:value-type="float" office:value="0.003912">
                <text:p>0.00391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5500">
                <text:p>285500</text:p>
              </table:table-cell>
              <table:table-cell office:value-type="float" office:value="0.003527">
                <text:p>0.003527</text:p>
              </table:table-cell>
              <table:table-cell office:value-type="float" office:value="0.003691">
                <text:p>0.003691</text:p>
              </table:table-cell>
              <table:table-cell office:value-type="float" office:value="0.003934">
                <text:p>0.00393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6000">
                <text:p>286000</text:p>
              </table:table-cell>
              <table:table-cell office:value-type="float" office:value="0.003486">
                <text:p>0.003486</text:p>
              </table:table-cell>
              <table:table-cell office:value-type="float" office:value="0.003587">
                <text:p>0.003587</text:p>
              </table:table-cell>
              <table:table-cell office:value-type="float" office:value="0.003949">
                <text:p>0.00394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6500">
                <text:p>286500</text:p>
              </table:table-cell>
              <table:table-cell office:value-type="float" office:value="0.003263">
                <text:p>0.003263</text:p>
              </table:table-cell>
              <table:table-cell office:value-type="float" office:value="0.003646">
                <text:p>0.003646</text:p>
              </table:table-cell>
              <table:table-cell office:value-type="float" office:value="0.003802">
                <text:p>0.00380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7000">
                <text:p>287000</text:p>
              </table:table-cell>
              <table:table-cell office:value-type="float" office:value="0.003439">
                <text:p>0.003439</text:p>
              </table:table-cell>
              <table:table-cell office:value-type="float" office:value="0.003933">
                <text:p>0.003933</text:p>
              </table:table-cell>
              <table:table-cell office:value-type="float" office:value="0.003537">
                <text:p>0.00353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7500">
                <text:p>287500</text:p>
              </table:table-cell>
              <table:table-cell office:value-type="float" office:value="0.003479">
                <text:p>0.003479</text:p>
              </table:table-cell>
              <table:table-cell office:value-type="float" office:value="0.003662">
                <text:p>0.003662</text:p>
              </table:table-cell>
              <table:table-cell office:value-type="float" office:value="0.003741">
                <text:p>0.00374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8000">
                <text:p>288000</text:p>
              </table:table-cell>
              <table:table-cell office:value-type="float" office:value="0.003349">
                <text:p>0.003349</text:p>
              </table:table-cell>
              <table:table-cell office:value-type="float" office:value="0.003606">
                <text:p>0.003606</text:p>
              </table:table-cell>
              <table:table-cell office:value-type="float" office:value="0.00396">
                <text:p>0.0039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8500">
                <text:p>288500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867">
                <text:p>0.003867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9000">
                <text:p>289000</text:p>
              </table:table-cell>
              <table:table-cell office:value-type="float" office:value="0.003474">
                <text:p>0.003474</text:p>
              </table:table-cell>
              <table:table-cell office:value-type="float" office:value="0.003781">
                <text:p>0.003781</text:p>
              </table:table-cell>
              <table:table-cell office:value-type="float" office:value="0.003946">
                <text:p>0.00394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9500">
                <text:p>289500</text:p>
              </table:table-cell>
              <table:table-cell office:value-type="float" office:value="0.003492">
                <text:p>0.003492</text:p>
              </table:table-cell>
              <table:table-cell office:value-type="float" office:value="0.003666">
                <text:p>0.003666</text:p>
              </table:table-cell>
              <table:table-cell office:value-type="float" office:value="0.003832">
                <text:p>0.00383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000">
                <text:p>290000</text:p>
              </table:table-cell>
              <table:table-cell office:value-type="float" office:value="0.003553">
                <text:p>0.003553</text:p>
              </table:table-cell>
              <table:table-cell office:value-type="float" office:value="0.003757">
                <text:p>0.003757</text:p>
              </table:table-cell>
              <table:table-cell office:value-type="float" office:value="0.003734">
                <text:p>0.00373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0500">
                <text:p>290500</text:p>
              </table:table-cell>
              <table:table-cell office:value-type="float" office:value="0.003463">
                <text:p>0.003463</text:p>
              </table:table-cell>
              <table:table-cell office:value-type="float" office:value="0.003589">
                <text:p>0.003589</text:p>
              </table:table-cell>
              <table:table-cell office:value-type="float" office:value="0.003847">
                <text:p>0.00384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1000">
                <text:p>291000</text:p>
              </table:table-cell>
              <table:table-cell office:value-type="float" office:value="0.00357">
                <text:p>0.00357</text:p>
              </table:table-cell>
              <table:table-cell office:value-type="float" office:value="0.003659">
                <text:p>0.003659</text:p>
              </table:table-cell>
              <table:table-cell office:value-type="float" office:value="0.003859">
                <text:p>0.00385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1500">
                <text:p>291500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685">
                <text:p>0.003685</text:p>
              </table:table-cell>
              <table:table-cell office:value-type="float" office:value="0.003797">
                <text:p>0.00379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000">
                <text:p>292000</text:p>
              </table:table-cell>
              <table:table-cell office:value-type="float" office:value="0.005572">
                <text:p>0.005572</text:p>
              </table:table-cell>
              <table:table-cell office:value-type="float" office:value="0.003685">
                <text:p>0.003685</text:p>
              </table:table-cell>
              <table:table-cell office:value-type="float" office:value="0.003947">
                <text:p>0.00394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2500">
                <text:p>292500</text:p>
              </table:table-cell>
              <table:table-cell office:value-type="float" office:value="0.003499">
                <text:p>0.003499</text:p>
              </table:table-cell>
              <table:table-cell office:value-type="float" office:value="0.003603">
                <text:p>0.003603</text:p>
              </table:table-cell>
              <table:table-cell office:value-type="float" office:value="0.003853">
                <text:p>0.00385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000">
                <text:p>293000</text:p>
              </table:table-cell>
              <table:table-cell office:value-type="float" office:value="0.003663">
                <text:p>0.003663</text:p>
              </table:table-cell>
              <table:table-cell office:value-type="float" office:value="0.00362">
                <text:p>0.00362</text:p>
              </table:table-cell>
              <table:table-cell office:value-type="float" office:value="0.003832">
                <text:p>0.003832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3500">
                <text:p>293500</text:p>
              </table:table-cell>
              <table:table-cell office:value-type="float" office:value="0.003519">
                <text:p>0.003519</text:p>
              </table:table-cell>
              <table:table-cell office:value-type="float" office:value="0.003663">
                <text:p>0.003663</text:p>
              </table:table-cell>
              <table:table-cell office:value-type="float" office:value="0.003889">
                <text:p>0.003889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4000">
                <text:p>294000</text:p>
              </table:table-cell>
              <table:table-cell office:value-type="float" office:value="0.003393">
                <text:p>0.003393</text:p>
              </table:table-cell>
              <table:table-cell office:value-type="float" office:value="0.003732">
                <text:p>0.003732</text:p>
              </table:table-cell>
              <table:table-cell office:value-type="float" office:value="0.003657">
                <text:p>0.00365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4500">
                <text:p>294500</text:p>
              </table:table-cell>
              <table:table-cell office:value-type="float" office:value="0.003437">
                <text:p>0.003437</text:p>
              </table:table-cell>
              <table:table-cell office:value-type="float" office:value="0.003566">
                <text:p>0.003566</text:p>
              </table:table-cell>
              <table:table-cell office:value-type="float" office:value="0.003931">
                <text:p>0.00393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5000">
                <text:p>295000</text:p>
              </table:table-cell>
              <table:table-cell office:value-type="float" office:value="0.003432">
                <text:p>0.003432</text:p>
              </table:table-cell>
              <table:table-cell office:value-type="float" office:value="0.003635">
                <text:p>0.003635</text:p>
              </table:table-cell>
              <table:table-cell office:value-type="float" office:value="0.003923">
                <text:p>0.00392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5500">
                <text:p>295500</text:p>
              </table:table-cell>
              <table:table-cell office:value-type="float" office:value="0.003368">
                <text:p>0.003368</text:p>
              </table:table-cell>
              <table:table-cell office:value-type="float" office:value="0.003619">
                <text:p>0.003619</text:p>
              </table:table-cell>
              <table:table-cell office:value-type="float" office:value="0.003938">
                <text:p>0.00393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000">
                <text:p>296000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678">
                <text:p>0.003678</text:p>
              </table:table-cell>
              <table:table-cell office:value-type="float" office:value="0.003781">
                <text:p>0.003781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6500">
                <text:p>296500</text:p>
              </table:table-cell>
              <table:table-cell office:value-type="float" office:value="0.003467">
                <text:p>0.003467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924">
                <text:p>0.00392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000">
                <text:p>297000</text:p>
              </table:table-cell>
              <table:table-cell office:value-type="float" office:value="0.003459">
                <text:p>0.003459</text:p>
              </table:table-cell>
              <table:table-cell office:value-type="float" office:value="0.003649">
                <text:p>0.003649</text:p>
              </table:table-cell>
              <table:table-cell office:value-type="float" office:value="0.003779">
                <text:p>0.0037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7500">
                <text:p>297500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784">
                <text:p>0.003784</text:p>
              </table:table-cell>
              <table:table-cell office:value-type="float" office:value="0.003951">
                <text:p>0.00395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000">
                <text:p>298000</text:p>
              </table:table-cell>
              <table:table-cell office:value-type="float" office:value="0.003472">
                <text:p>0.003472</text:p>
              </table:table-cell>
              <table:table-cell office:value-type="float" office:value="0.0034">
                <text:p>0.0034</text:p>
              </table:table-cell>
              <table:table-cell office:value-type="float" office:value="0.003918">
                <text:p>0.0039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8500">
                <text:p>298500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561">
                <text:p>0.003561</text:p>
              </table:table-cell>
              <table:table-cell office:value-type="float" office:value="0.004024">
                <text:p>0.00402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000">
                <text:p>299000</text:p>
              </table:table-cell>
              <table:table-cell office:value-type="float" office:value="0.003269">
                <text:p>0.003269</text:p>
              </table:table-cell>
              <table:table-cell office:value-type="float" office:value="0.003502">
                <text:p>0.003502</text:p>
              </table:table-cell>
              <table:table-cell office:value-type="float" office:value="0.003936">
                <text:p>0.00393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9500">
                <text:p>299500</text:p>
              </table:table-cell>
              <table:table-cell office:value-type="float" office:value="0.003373">
                <text:p>0.003373</text:p>
              </table:table-cell>
              <table:table-cell office:value-type="float" office:value="0.003813">
                <text:p>0.003813</text:p>
              </table:table-cell>
              <table:table-cell office:value-type="float" office:value="0.003837">
                <text:p>0.00383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0000">
                <text:p>300000</text:p>
              </table:table-cell>
              <table:table-cell office:value-type="float" office:value="0.003774">
                <text:p>0.003774</text:p>
              </table:table-cell>
              <table:table-cell office:value-type="float" office:value="0.003651">
                <text:p>0.003651</text:p>
              </table:table-cell>
              <table:table-cell office:value-type="float" office:value="0.00379">
                <text:p>0.0037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0500">
                <text:p>300500</text:p>
              </table:table-cell>
              <table:table-cell office:value-type="float" office:value="0.003626">
                <text:p>0.003626</text:p>
              </table:table-cell>
              <table:table-cell office:value-type="float" office:value="0.003538">
                <text:p>0.003538</text:p>
              </table:table-cell>
              <table:table-cell office:value-type="float" office:value="0.003666">
                <text:p>0.003666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1000">
                <text:p>301000</text:p>
              </table:table-cell>
              <table:table-cell office:value-type="float" office:value="0.003468">
                <text:p>0.003468</text:p>
              </table:table-cell>
              <table:table-cell office:value-type="float" office:value="0.003681">
                <text:p>0.003681</text:p>
              </table:table-cell>
              <table:table-cell office:value-type="float" office:value="0.004119">
                <text:p>0.00411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1500">
                <text:p>301500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714">
                <text:p>0.003714</text:p>
              </table:table-cell>
              <table:table-cell office:value-type="float" office:value="0.003892">
                <text:p>0.0038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2000">
                <text:p>302000</text:p>
              </table:table-cell>
              <table:table-cell office:value-type="float" office:value="0.003604">
                <text:p>0.003604</text:p>
              </table:table-cell>
              <table:table-cell office:value-type="float" office:value="0.003532">
                <text:p>0.003532</text:p>
              </table:table-cell>
              <table:table-cell office:value-type="float" office:value="0.00377">
                <text:p>0.003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2500">
                <text:p>302500</text:p>
              </table:table-cell>
              <table:table-cell office:value-type="float" office:value="0.00349">
                <text:p>0.00349</text:p>
              </table:table-cell>
              <table:table-cell office:value-type="float" office:value="0.003502">
                <text:p>0.003502</text:p>
              </table:table-cell>
              <table:table-cell office:value-type="float" office:value="0.003893">
                <text:p>0.0038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3000">
                <text:p>303000</text:p>
              </table:table-cell>
              <table:table-cell office:value-type="float" office:value="0.003523">
                <text:p>0.003523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725">
                <text:p>0.00372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3500">
                <text:p>303500</text:p>
              </table:table-cell>
              <table:table-cell office:value-type="float" office:value="0.003476">
                <text:p>0.003476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937">
                <text:p>0.00393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4000">
                <text:p>304000</text:p>
              </table:table-cell>
              <table:table-cell office:value-type="float" office:value="0.003491">
                <text:p>0.003491</text:p>
              </table:table-cell>
              <table:table-cell office:value-type="float" office:value="0.003281">
                <text:p>0.003281</text:p>
              </table:table-cell>
              <table:table-cell office:value-type="float" office:value="0.003715">
                <text:p>0.0037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4500">
                <text:p>304500</text:p>
              </table:table-cell>
              <table:table-cell office:value-type="float" office:value="0.00342">
                <text:p>0.00342</text:p>
              </table:table-cell>
              <table:table-cell office:value-type="float" office:value="0.003751">
                <text:p>0.003751</text:p>
              </table:table-cell>
              <table:table-cell office:value-type="float" office:value="0.003909">
                <text:p>0.00390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5000">
                <text:p>305000</text:p>
              </table:table-cell>
              <table:table-cell office:value-type="float" office:value="0.003334">
                <text:p>0.003334</text:p>
              </table:table-cell>
              <table:table-cell office:value-type="float" office:value="0.003713">
                <text:p>0.003713</text:p>
              </table:table-cell>
              <table:table-cell office:value-type="float" office:value="0.003716">
                <text:p>0.0037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5500">
                <text:p>305500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979">
                <text:p>0.0039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6000">
                <text:p>306000</text:p>
              </table:table-cell>
              <table:table-cell office:value-type="float" office:value="0.003461">
                <text:p>0.003461</text:p>
              </table:table-cell>
              <table:table-cell office:value-type="float" office:value="0.003605">
                <text:p>0.003605</text:p>
              </table:table-cell>
              <table:table-cell office:value-type="float" office:value="0.003838">
                <text:p>0.00383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6500">
                <text:p>306500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757">
                <text:p>0.003757</text:p>
              </table:table-cell>
              <table:table-cell office:value-type="float" office:value="0.004959">
                <text:p>0.00495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7000">
                <text:p>307000</text:p>
              </table:table-cell>
              <table:table-cell office:value-type="float" office:value="0.003547">
                <text:p>0.003547</text:p>
              </table:table-cell>
              <table:table-cell office:value-type="float" office:value="0.00356">
                <text:p>0.00356</text:p>
              </table:table-cell>
              <table:table-cell office:value-type="float" office:value="0.003854">
                <text:p>0.003854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7500">
                <text:p>307500</text:p>
              </table:table-cell>
              <table:table-cell office:value-type="float" office:value="0.003448">
                <text:p>0.003448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684">
                <text:p>0.0036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8000">
                <text:p>308000</text:p>
              </table:table-cell>
              <table:table-cell office:value-type="float" office:value="0.003434">
                <text:p>0.003434</text:p>
              </table:table-cell>
              <table:table-cell office:value-type="float" office:value="0.003664">
                <text:p>0.003664</text:p>
              </table:table-cell>
              <table:table-cell office:value-type="float" office:value="0.003837">
                <text:p>0.00383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8500">
                <text:p>308500</text:p>
              </table:table-cell>
              <table:table-cell office:value-type="float" office:value="0.003277">
                <text:p>0.003277</text:p>
              </table:table-cell>
              <table:table-cell office:value-type="float" office:value="0.003627">
                <text:p>0.003627</text:p>
              </table:table-cell>
              <table:table-cell office:value-type="float" office:value="0.003924">
                <text:p>0.00392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000">
                <text:p>309000</text:p>
              </table:table-cell>
              <table:table-cell office:value-type="float" office:value="0.003605">
                <text:p>0.003605</text:p>
              </table:table-cell>
              <table:table-cell office:value-type="float" office:value="0.003462">
                <text:p>0.003462</text:p>
              </table:table-cell>
              <table:table-cell office:value-type="float" office:value="0.003881">
                <text:p>0.00388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9500">
                <text:p>309500</text:p>
              </table:table-cell>
              <table:table-cell office:value-type="float" office:value="0.003505">
                <text:p>0.003505</text:p>
              </table:table-cell>
              <table:table-cell office:value-type="float" office:value="0.003589">
                <text:p>0.003589</text:p>
              </table:table-cell>
              <table:table-cell office:value-type="float" office:value="0.003743">
                <text:p>0.00374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0000">
                <text:p>310000</text:p>
              </table:table-cell>
              <table:table-cell office:value-type="float" office:value="0.003437">
                <text:p>0.003437</text:p>
              </table:table-cell>
              <table:table-cell office:value-type="float" office:value="0.003665">
                <text:p>0.003665</text:p>
              </table:table-cell>
              <table:table-cell office:value-type="float" office:value="0.003823">
                <text:p>0.00382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0500">
                <text:p>310500</text:p>
              </table:table-cell>
              <table:table-cell office:value-type="float" office:value="0.003409">
                <text:p>0.003409</text:p>
              </table:table-cell>
              <table:table-cell office:value-type="float" office:value="0.003642">
                <text:p>0.003642</text:p>
              </table:table-cell>
              <table:table-cell office:value-type="float" office:value="0.003773">
                <text:p>0.00377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1000">
                <text:p>311000</text:p>
              </table:table-cell>
              <table:table-cell office:value-type="float" office:value="0.002971">
                <text:p>0.002971</text:p>
              </table:table-cell>
              <table:table-cell office:value-type="float" office:value="0.003688">
                <text:p>0.003688</text:p>
              </table:table-cell>
              <table:table-cell office:value-type="float" office:value="0.00388">
                <text:p>0.003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1500">
                <text:p>311500</text:p>
              </table:table-cell>
              <table:table-cell office:value-type="float" office:value="0.003167">
                <text:p>0.003167</text:p>
              </table:table-cell>
              <table:table-cell office:value-type="float" office:value="0.003928">
                <text:p>0.003928</text:p>
              </table:table-cell>
              <table:table-cell office:value-type="float" office:value="0.003804">
                <text:p>0.00380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2000">
                <text:p>312000</text:p>
              </table:table-cell>
              <table:table-cell office:value-type="float" office:value="0.003299">
                <text:p>0.003299</text:p>
              </table:table-cell>
              <table:table-cell office:value-type="float" office:value="0.003531">
                <text:p>0.003531</text:p>
              </table:table-cell>
              <table:table-cell office:value-type="float" office:value="0.003955">
                <text:p>0.00395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2500">
                <text:p>312500</text:p>
              </table:table-cell>
              <table:table-cell office:value-type="float" office:value="0.002952">
                <text:p>0.002952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777">
                <text:p>0.003777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000">
                <text:p>313000</text:p>
              </table:table-cell>
              <table:table-cell office:value-type="float" office:value="0.003496">
                <text:p>0.003496</text:p>
              </table:table-cell>
              <table:table-cell office:value-type="float" office:value="0.003511">
                <text:p>0.003511</text:p>
              </table:table-cell>
              <table:table-cell office:value-type="float" office:value="0.003918">
                <text:p>0.0039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3500">
                <text:p>313500</text:p>
              </table:table-cell>
              <table:table-cell office:value-type="float" office:value="0.00359">
                <text:p>0.00359</text:p>
              </table:table-cell>
              <table:table-cell office:value-type="float" office:value="0.003598">
                <text:p>0.003598</text:p>
              </table:table-cell>
              <table:table-cell office:value-type="float" office:value="0.003585">
                <text:p>0.00358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000">
                <text:p>314000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82">
                <text:p>0.00382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4500">
                <text:p>314500</text:p>
              </table:table-cell>
              <table:table-cell office:value-type="float" office:value="0.00348">
                <text:p>0.00348</text:p>
              </table:table-cell>
              <table:table-cell office:value-type="float" office:value="0.003639">
                <text:p>0.003639</text:p>
              </table:table-cell>
              <table:table-cell office:value-type="float" office:value="0.003906">
                <text:p>0.00390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000">
                <text:p>315000</text:p>
              </table:table-cell>
              <table:table-cell office:value-type="float" office:value="0.003468">
                <text:p>0.003468</text:p>
              </table:table-cell>
              <table:table-cell office:value-type="float" office:value="0.003699">
                <text:p>0.003699</text:p>
              </table:table-cell>
              <table:table-cell office:value-type="float" office:value="0.003765">
                <text:p>0.00376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5500">
                <text:p>315500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669">
                <text:p>0.003669</text:p>
              </table:table-cell>
              <table:table-cell office:value-type="float" office:value="0.003778">
                <text:p>0.00377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6000">
                <text:p>316000</text:p>
              </table:table-cell>
              <table:table-cell office:value-type="float" office:value="0.00357">
                <text:p>0.00357</text:p>
              </table:table-cell>
              <table:table-cell office:value-type="float" office:value="0.003758">
                <text:p>0.003758</text:p>
              </table:table-cell>
              <table:table-cell office:value-type="float" office:value="0.003747">
                <text:p>0.003747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6500">
                <text:p>316500</text:p>
              </table:table-cell>
              <table:table-cell office:value-type="float" office:value="0.003547">
                <text:p>0.003547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967">
                <text:p>0.00396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7000">
                <text:p>317000</text:p>
              </table:table-cell>
              <table:table-cell office:value-type="float" office:value="0.003468">
                <text:p>0.003468</text:p>
              </table:table-cell>
              <table:table-cell office:value-type="float" office:value="0.003643">
                <text:p>0.003643</text:p>
              </table:table-cell>
              <table:table-cell office:value-type="float" office:value="0.003862">
                <text:p>0.00386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7500">
                <text:p>317500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756">
                <text:p>0.003756</text:p>
              </table:table-cell>
              <table:table-cell office:value-type="float" office:value="0.003864">
                <text:p>0.00386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8000">
                <text:p>318000</text:p>
              </table:table-cell>
              <table:table-cell office:value-type="float" office:value="0.003314">
                <text:p>0.003314</text:p>
              </table:table-cell>
              <table:table-cell office:value-type="float" office:value="0.003645">
                <text:p>0.003645</text:p>
              </table:table-cell>
              <table:table-cell office:value-type="float" office:value="0.003498">
                <text:p>0.00349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8500">
                <text:p>318500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617">
                <text:p>0.003617</text:p>
              </table:table-cell>
              <table:table-cell office:value-type="float" office:value="0.00389">
                <text:p>0.0038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9000">
                <text:p>319000</text:p>
              </table:table-cell>
              <table:table-cell office:value-type="float" office:value="0.003476">
                <text:p>0.003476</text:p>
              </table:table-cell>
              <table:table-cell office:value-type="float" office:value="0.003666">
                <text:p>0.003666</text:p>
              </table:table-cell>
              <table:table-cell office:value-type="float" office:value="0.003712">
                <text:p>0.00371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9500">
                <text:p>319500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644">
                <text:p>0.003644</text:p>
              </table:table-cell>
              <table:table-cell office:value-type="float" office:value="0.003817">
                <text:p>0.00381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0000">
                <text:p>320000</text:p>
              </table:table-cell>
              <table:table-cell office:value-type="float" office:value="0.003476">
                <text:p>0.003476</text:p>
              </table:table-cell>
              <table:table-cell office:value-type="float" office:value="0.003794">
                <text:p>0.003794</text:p>
              </table:table-cell>
              <table:table-cell office:value-type="float" office:value="0.003851">
                <text:p>0.00385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0500">
                <text:p>320500</text:p>
              </table:table-cell>
              <table:table-cell office:value-type="float" office:value="0.003501">
                <text:p>0.003501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626">
                <text:p>0.00362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000">
                <text:p>321000</text:p>
              </table:table-cell>
              <table:table-cell office:value-type="float" office:value="0.003445">
                <text:p>0.003445</text:p>
              </table:table-cell>
              <table:table-cell office:value-type="float" office:value="0.003686">
                <text:p>0.003686</text:p>
              </table:table-cell>
              <table:table-cell office:value-type="float" office:value="0.003854">
                <text:p>0.00385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1500">
                <text:p>321500</text:p>
              </table:table-cell>
              <table:table-cell office:value-type="float" office:value="0.00351">
                <text:p>0.00351</text:p>
              </table:table-cell>
              <table:table-cell office:value-type="float" office:value="0.003377">
                <text:p>0.003377</text:p>
              </table:table-cell>
              <table:table-cell office:value-type="float" office:value="0.003823">
                <text:p>0.00382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2000">
                <text:p>322000</text:p>
              </table:table-cell>
              <table:table-cell office:value-type="float" office:value="0.00358">
                <text:p>0.00358</text:p>
              </table:table-cell>
              <table:table-cell office:value-type="float" office:value="0.003484">
                <text:p>0.003484</text:p>
              </table:table-cell>
              <table:table-cell office:value-type="float" office:value="0.003762">
                <text:p>0.00376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2500">
                <text:p>322500</text:p>
              </table:table-cell>
              <table:table-cell office:value-type="float" office:value="0.003426">
                <text:p>0.003426</text:p>
              </table:table-cell>
              <table:table-cell office:value-type="float" office:value="0.003512">
                <text:p>0.003512</text:p>
              </table:table-cell>
              <table:table-cell office:value-type="float" office:value="0.003788">
                <text:p>0.0037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3000">
                <text:p>323000</text:p>
              </table:table-cell>
              <table:table-cell office:value-type="float" office:value="0.003593">
                <text:p>0.003593</text:p>
              </table:table-cell>
              <table:table-cell office:value-type="float" office:value="0.003664">
                <text:p>0.003664</text:p>
              </table:table-cell>
              <table:table-cell office:value-type="float" office:value="0.003813">
                <text:p>0.00381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3500">
                <text:p>323500</text:p>
              </table:table-cell>
              <table:table-cell office:value-type="float" office:value="0.003446">
                <text:p>0.003446</text:p>
              </table:table-cell>
              <table:table-cell office:value-type="float" office:value="0.003669">
                <text:p>0.003669</text:p>
              </table:table-cell>
              <table:table-cell office:value-type="float" office:value="0.003681">
                <text:p>0.0036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4000">
                <text:p>324000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659">
                <text:p>0.003659</text:p>
              </table:table-cell>
              <table:table-cell office:value-type="float" office:value="0.003736">
                <text:p>0.00373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4500">
                <text:p>324500</text:p>
              </table:table-cell>
              <table:table-cell office:value-type="float" office:value="0.003486">
                <text:p>0.003486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998">
                <text:p>0.003998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5000">
                <text:p>325000</text:p>
              </table:table-cell>
              <table:table-cell office:value-type="float" office:value="0.003446">
                <text:p>0.003446</text:p>
              </table:table-cell>
              <table:table-cell office:value-type="float" office:value="0.003608">
                <text:p>0.003608</text:p>
              </table:table-cell>
              <table:table-cell office:value-type="float" office:value="0.003903">
                <text:p>0.00390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5500">
                <text:p>325500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59">
                <text:p>0.00359</text:p>
              </table:table-cell>
              <table:table-cell office:value-type="float" office:value="0.003678">
                <text:p>0.00367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6000">
                <text:p>326000</text:p>
              </table:table-cell>
              <table:table-cell office:value-type="float" office:value="0.00364">
                <text:p>0.00364</text:p>
              </table:table-cell>
              <table:table-cell office:value-type="float" office:value="0.003635">
                <text:p>0.003635</text:p>
              </table:table-cell>
              <table:table-cell office:value-type="float" office:value="0.003712">
                <text:p>0.00371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6500">
                <text:p>326500</text:p>
              </table:table-cell>
              <table:table-cell office:value-type="float" office:value="0.003568">
                <text:p>0.003568</text:p>
              </table:table-cell>
              <table:table-cell office:value-type="float" office:value="0.00359">
                <text:p>0.00359</text:p>
              </table:table-cell>
              <table:table-cell office:value-type="float" office:value="0.003858">
                <text:p>0.00385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7000">
                <text:p>327000</text:p>
              </table:table-cell>
              <table:table-cell office:value-type="float" office:value="0.003478">
                <text:p>0.003478</text:p>
              </table:table-cell>
              <table:table-cell office:value-type="float" office:value="0.003725">
                <text:p>0.003725</text:p>
              </table:table-cell>
              <table:table-cell office:value-type="float" office:value="0.003683">
                <text:p>0.003683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7500">
                <text:p>327500</text:p>
              </table:table-cell>
              <table:table-cell office:value-type="float" office:value="0.003524">
                <text:p>0.003524</text:p>
              </table:table-cell>
              <table:table-cell office:value-type="float" office:value="0.003643">
                <text:p>0.003643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8000">
                <text:p>328000</text:p>
              </table:table-cell>
              <table:table-cell office:value-type="float" office:value="0.003524">
                <text:p>0.003524</text:p>
              </table:table-cell>
              <table:table-cell office:value-type="float" office:value="0.003663">
                <text:p>0.003663</text:p>
              </table:table-cell>
              <table:table-cell office:value-type="float" office:value="0.003826">
                <text:p>0.00382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8500">
                <text:p>328500</text:p>
              </table:table-cell>
              <table:table-cell office:value-type="float" office:value="0.003159">
                <text:p>0.003159</text:p>
              </table:table-cell>
              <table:table-cell office:value-type="float" office:value="0.003693">
                <text:p>0.003693</text:p>
              </table:table-cell>
              <table:table-cell office:value-type="float" office:value="0.003906">
                <text:p>0.00390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9000">
                <text:p>329000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64">
                <text:p>0.00364</text:p>
              </table:table-cell>
              <table:table-cell office:value-type="float" office:value="0.003549">
                <text:p>0.00354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500">
                <text:p>329500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645">
                <text:p>0.003645</text:p>
              </table:table-cell>
              <table:table-cell office:value-type="float" office:value="0.003815">
                <text:p>0.0038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0000">
                <text:p>330000</text:p>
              </table:table-cell>
              <table:table-cell office:value-type="float" office:value="0.00355">
                <text:p>0.00355</text:p>
              </table:table-cell>
              <table:table-cell office:value-type="float" office:value="0.003517">
                <text:p>0.003517</text:p>
              </table:table-cell>
              <table:table-cell office:value-type="float" office:value="0.003798">
                <text:p>0.00379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0500">
                <text:p>330500</text:p>
              </table:table-cell>
              <table:table-cell office:value-type="float" office:value="0.003517">
                <text:p>0.003517</text:p>
              </table:table-cell>
              <table:table-cell office:value-type="float" office:value="0.003684">
                <text:p>0.003684</text:p>
              </table:table-cell>
              <table:table-cell office:value-type="float" office:value="0.003904">
                <text:p>0.00390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1000">
                <text:p>331000</text:p>
              </table:table-cell>
              <table:table-cell office:value-type="float" office:value="0.003599">
                <text:p>0.003599</text:p>
              </table:table-cell>
              <table:table-cell office:value-type="float" office:value="0.0034">
                <text:p>0.0034</text:p>
              </table:table-cell>
              <table:table-cell office:value-type="float" office:value="0.0039">
                <text:p>0.003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1500">
                <text:p>331500</text:p>
              </table:table-cell>
              <table:table-cell office:value-type="float" office:value="0.003576">
                <text:p>0.003576</text:p>
              </table:table-cell>
              <table:table-cell office:value-type="float" office:value="0.003598">
                <text:p>0.003598</text:p>
              </table:table-cell>
              <table:table-cell office:value-type="float" office:value="0.003914">
                <text:p>0.00391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2000">
                <text:p>332000</text:p>
              </table:table-cell>
              <table:table-cell office:value-type="float" office:value="0.003472">
                <text:p>0.003472</text:p>
              </table:table-cell>
              <table:table-cell office:value-type="float" office:value="0.003921">
                <text:p>0.003921</text:p>
              </table:table-cell>
              <table:table-cell office:value-type="float" office:value="0.00387">
                <text:p>0.003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2500">
                <text:p>332500</text:p>
              </table:table-cell>
              <table:table-cell office:value-type="float" office:value="0.003497">
                <text:p>0.003497</text:p>
              </table:table-cell>
              <table:table-cell office:value-type="float" office:value="0.003687">
                <text:p>0.003687</text:p>
              </table:table-cell>
              <table:table-cell office:value-type="float" office:value="0.003799">
                <text:p>0.00379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000">
                <text:p>333000</text:p>
              </table:table-cell>
              <table:table-cell office:value-type="float" office:value="0.0036">
                <text:p>0.0036</text:p>
              </table:table-cell>
              <table:table-cell office:value-type="float" office:value="0.003626">
                <text:p>0.003626</text:p>
              </table:table-cell>
              <table:table-cell office:value-type="float" office:value="0.003833">
                <text:p>0.00383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3500">
                <text:p>333500</text:p>
              </table:table-cell>
              <table:table-cell office:value-type="float" office:value="0.003534">
                <text:p>0.003534</text:p>
              </table:table-cell>
              <table:table-cell office:value-type="float" office:value="0.003649">
                <text:p>0.003649</text:p>
              </table:table-cell>
              <table:table-cell office:value-type="float" office:value="0.003856">
                <text:p>0.00385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4000">
                <text:p>334000</text:p>
              </table:table-cell>
              <table:table-cell office:value-type="float" office:value="0.00354">
                <text:p>0.00354</text:p>
              </table:table-cell>
              <table:table-cell office:value-type="float" office:value="0.003656">
                <text:p>0.003656</text:p>
              </table:table-cell>
              <table:table-cell office:value-type="float" office:value="0.00359">
                <text:p>0.0035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4500">
                <text:p>334500</text:p>
              </table:table-cell>
              <table:table-cell office:value-type="float" office:value="0.003526">
                <text:p>0.003526</text:p>
              </table:table-cell>
              <table:table-cell office:value-type="float" office:value="0.003498">
                <text:p>0.003498</text:p>
              </table:table-cell>
              <table:table-cell office:value-type="float" office:value="0.003732">
                <text:p>0.00373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5000">
                <text:p>335000</text:p>
              </table:table-cell>
              <table:table-cell office:value-type="float" office:value="0.003153">
                <text:p>0.003153</text:p>
              </table:table-cell>
              <table:table-cell office:value-type="float" office:value="0.003496">
                <text:p>0.003496</text:p>
              </table:table-cell>
              <table:table-cell office:value-type="float" office:value="0.003764">
                <text:p>0.00376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5500">
                <text:p>335500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864">
                <text:p>0.003864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6000">
                <text:p>336000</text:p>
              </table:table-cell>
              <table:table-cell office:value-type="float" office:value="0.003424">
                <text:p>0.003424</text:p>
              </table:table-cell>
              <table:table-cell office:value-type="float" office:value="0.003541">
                <text:p>0.003541</text:p>
              </table:table-cell>
              <table:table-cell office:value-type="float" office:value="0.003909">
                <text:p>0.00390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6500">
                <text:p>336500</text:p>
              </table:table-cell>
              <table:table-cell office:value-type="float" office:value="0.003688">
                <text:p>0.003688</text:p>
              </table:table-cell>
              <table:table-cell office:value-type="float" office:value="0.003414">
                <text:p>0.003414</text:p>
              </table:table-cell>
              <table:table-cell office:value-type="float" office:value="0.003608">
                <text:p>0.00360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000">
                <text:p>337000</text:p>
              </table:table-cell>
              <table:table-cell office:value-type="float" office:value="0.003283">
                <text:p>0.003283</text:p>
              </table:table-cell>
              <table:table-cell office:value-type="float" office:value="0.003622">
                <text:p>0.003622</text:p>
              </table:table-cell>
              <table:table-cell office:value-type="float" office:value="0.003887">
                <text:p>0.0038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7500">
                <text:p>337500</text:p>
              </table:table-cell>
              <table:table-cell office:value-type="float" office:value="0.00352">
                <text:p>0.00352</text:p>
              </table:table-cell>
              <table:table-cell office:value-type="float" office:value="0.00369">
                <text:p>0.00369</text:p>
              </table:table-cell>
              <table:table-cell office:value-type="float" office:value="0.003772">
                <text:p>0.00377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8000">
                <text:p>338000</text:p>
              </table:table-cell>
              <table:table-cell office:value-type="float" office:value="0.003538">
                <text:p>0.003538</text:p>
              </table:table-cell>
              <table:table-cell office:value-type="float" office:value="0.003665">
                <text:p>0.003665</text:p>
              </table:table-cell>
              <table:table-cell office:value-type="float" office:value="0.003852">
                <text:p>0.00385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8500">
                <text:p>338500</text:p>
              </table:table-cell>
              <table:table-cell office:value-type="float" office:value="0.003588">
                <text:p>0.003588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55">
                <text:p>0.0035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9000">
                <text:p>339000</text:p>
              </table:table-cell>
              <table:table-cell office:value-type="float" office:value="0.003531">
                <text:p>0.003531</text:p>
              </table:table-cell>
              <table:table-cell office:value-type="float" office:value="0.003681">
                <text:p>0.003681</text:p>
              </table:table-cell>
              <table:table-cell office:value-type="float" office:value="0.003689">
                <text:p>0.00368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39500">
                <text:p>339500</text:p>
              </table:table-cell>
              <table:table-cell office:value-type="float" office:value="0.00361">
                <text:p>0.00361</text:p>
              </table:table-cell>
              <table:table-cell office:value-type="float" office:value="0.003682">
                <text:p>0.003682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000">
                <text:p>340000</text:p>
              </table:table-cell>
              <table:table-cell office:value-type="float" office:value="0.003489">
                <text:p>0.003489</text:p>
              </table:table-cell>
              <table:table-cell office:value-type="float" office:value="0.003372">
                <text:p>0.003372</text:p>
              </table:table-cell>
              <table:table-cell office:value-type="float" office:value="0.003887">
                <text:p>0.0038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0500">
                <text:p>340500</text:p>
              </table:table-cell>
              <table:table-cell office:value-type="float" office:value="0.003488">
                <text:p>0.003488</text:p>
              </table:table-cell>
              <table:table-cell office:value-type="float" office:value="0.003389">
                <text:p>0.003389</text:p>
              </table:table-cell>
              <table:table-cell office:value-type="float" office:value="0.003883">
                <text:p>0.00388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1000">
                <text:p>341000</text:p>
              </table:table-cell>
              <table:table-cell office:value-type="float" office:value="0.003474">
                <text:p>0.003474</text:p>
              </table:table-cell>
              <table:table-cell office:value-type="float" office:value="0.003705">
                <text:p>0.003705</text:p>
              </table:table-cell>
              <table:table-cell office:value-type="float" office:value="0.003816">
                <text:p>0.0038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1500">
                <text:p>341500</text:p>
              </table:table-cell>
              <table:table-cell office:value-type="float" office:value="0.003619">
                <text:p>0.003619</text:p>
              </table:table-cell>
              <table:table-cell office:value-type="float" office:value="0.003705">
                <text:p>0.003705</text:p>
              </table:table-cell>
              <table:table-cell office:value-type="float" office:value="0.003919">
                <text:p>0.00391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2000">
                <text:p>342000</text:p>
              </table:table-cell>
              <table:table-cell office:value-type="float" office:value="0.003541">
                <text:p>0.003541</text:p>
              </table:table-cell>
              <table:table-cell office:value-type="float" office:value="0.00369">
                <text:p>0.00369</text:p>
              </table:table-cell>
              <table:table-cell office:value-type="float" office:value="0.003803">
                <text:p>0.00380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2500">
                <text:p>342500</text:p>
              </table:table-cell>
              <table:table-cell office:value-type="float" office:value="0.003436">
                <text:p>0.003436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955">
                <text:p>0.00395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3000">
                <text:p>343000</text:p>
              </table:table-cell>
              <table:table-cell office:value-type="float" office:value="0.003608">
                <text:p>0.003608</text:p>
              </table:table-cell>
              <table:table-cell office:value-type="float" office:value="0.003511">
                <text:p>0.003511</text:p>
              </table:table-cell>
              <table:table-cell office:value-type="float" office:value="0.003729">
                <text:p>0.00372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3500">
                <text:p>343500</text:p>
              </table:table-cell>
              <table:table-cell office:value-type="float" office:value="0.0035">
                <text:p>0.0035</text:p>
              </table:table-cell>
              <table:table-cell office:value-type="float" office:value="0.003437">
                <text:p>0.003437</text:p>
              </table:table-cell>
              <table:table-cell office:value-type="float" office:value="0.00393">
                <text:p>0.003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4000">
                <text:p>344000</text:p>
              </table:table-cell>
              <table:table-cell office:value-type="float" office:value="0.003684">
                <text:p>0.003684</text:p>
              </table:table-cell>
              <table:table-cell office:value-type="float" office:value="0.003727">
                <text:p>0.003727</text:p>
              </table:table-cell>
              <table:table-cell office:value-type="float" office:value="0.003945">
                <text:p>0.00394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4500">
                <text:p>344500</text:p>
              </table:table-cell>
              <table:table-cell office:value-type="float" office:value="0.003491">
                <text:p>0.003491</text:p>
              </table:table-cell>
              <table:table-cell office:value-type="float" office:value="0.003612">
                <text:p>0.003612</text:p>
              </table:table-cell>
              <table:table-cell office:value-type="float" office:value="0.003807">
                <text:p>0.00380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000">
                <text:p>345000</text:p>
              </table:table-cell>
              <table:table-cell office:value-type="float" office:value="0.003457">
                <text:p>0.003457</text:p>
              </table:table-cell>
              <table:table-cell office:value-type="float" office:value="0.003755">
                <text:p>0.003755</text:p>
              </table:table-cell>
              <table:table-cell office:value-type="float" office:value="0.003832">
                <text:p>0.00383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5500">
                <text:p>345500</text:p>
              </table:table-cell>
              <table:table-cell office:value-type="float" office:value="0.003568">
                <text:p>0.003568</text:p>
              </table:table-cell>
              <table:table-cell office:value-type="float" office:value="0.003801">
                <text:p>0.003801</text:p>
              </table:table-cell>
              <table:table-cell office:value-type="float" office:value="0.003809">
                <text:p>0.00380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6000">
                <text:p>346000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813">
                <text:p>0.00381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6500">
                <text:p>346500</text:p>
              </table:table-cell>
              <table:table-cell office:value-type="float" office:value="0.003643">
                <text:p>0.003643</text:p>
              </table:table-cell>
              <table:table-cell office:value-type="float" office:value="0.00355">
                <text:p>0.00355</text:p>
              </table:table-cell>
              <table:table-cell office:value-type="float" office:value="0.003911">
                <text:p>0.00391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7000">
                <text:p>347000</text:p>
              </table:table-cell>
              <table:table-cell office:value-type="float" office:value="0.003507">
                <text:p>0.003507</text:p>
              </table:table-cell>
              <table:table-cell office:value-type="float" office:value="0.003557">
                <text:p>0.003557</text:p>
              </table:table-cell>
              <table:table-cell office:value-type="float" office:value="0.003854">
                <text:p>0.003854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7500">
                <text:p>347500</text:p>
              </table:table-cell>
              <table:table-cell office:value-type="float" office:value="0.003553">
                <text:p>0.003553</text:p>
              </table:table-cell>
              <table:table-cell office:value-type="float" office:value="0.00362">
                <text:p>0.00362</text:p>
              </table:table-cell>
              <table:table-cell office:value-type="float" office:value="0.003794">
                <text:p>0.00379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8000">
                <text:p>348000</text:p>
              </table:table-cell>
              <table:table-cell office:value-type="float" office:value="0.003476">
                <text:p>0.003476</text:p>
              </table:table-cell>
              <table:table-cell office:value-type="float" office:value="0.003654">
                <text:p>0.003654</text:p>
              </table:table-cell>
              <table:table-cell office:value-type="float" office:value="0.003908">
                <text:p>0.00390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8500">
                <text:p>348500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779">
                <text:p>0.00377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9000">
                <text:p>349000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777">
                <text:p>0.003777</text:p>
              </table:table-cell>
              <table:table-cell office:value-type="float" office:value="0.003482">
                <text:p>0.0034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9500">
                <text:p>349500</text:p>
              </table:table-cell>
              <table:table-cell office:value-type="float" office:value="0.003496">
                <text:p>0.003496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988">
                <text:p>0.00398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000">
                <text:p>350000</text:p>
              </table:table-cell>
              <table:table-cell office:value-type="float" office:value="0.003537">
                <text:p>0.003537</text:p>
              </table:table-cell>
              <table:table-cell office:value-type="float" office:value="0.003665">
                <text:p>0.003665</text:p>
              </table:table-cell>
              <table:table-cell office:value-type="float" office:value="0.003725">
                <text:p>0.00372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0500">
                <text:p>350500</text:p>
              </table:table-cell>
              <table:table-cell office:value-type="float" office:value="0.003596">
                <text:p>0.003596</text:p>
              </table:table-cell>
              <table:table-cell office:value-type="float" office:value="0.003668">
                <text:p>0.003668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1000">
                <text:p>351000</text:p>
              </table:table-cell>
              <table:table-cell office:value-type="float" office:value="0.003577">
                <text:p>0.003577</text:p>
              </table:table-cell>
              <table:table-cell office:value-type="float" office:value="0.003607">
                <text:p>0.003607</text:p>
              </table:table-cell>
              <table:table-cell office:value-type="float" office:value="0.003919">
                <text:p>0.00391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1500">
                <text:p>351500</text:p>
              </table:table-cell>
              <table:table-cell office:value-type="float" office:value="0.003354">
                <text:p>0.003354</text:p>
              </table:table-cell>
              <table:table-cell office:value-type="float" office:value="0.003689">
                <text:p>0.003689</text:p>
              </table:table-cell>
              <table:table-cell office:value-type="float" office:value="0.003868">
                <text:p>0.003868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2000">
                <text:p>352000</text:p>
              </table:table-cell>
              <table:table-cell office:value-type="float" office:value="0.003572">
                <text:p>0.003572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895">
                <text:p>0.00389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2500">
                <text:p>352500</text:p>
              </table:table-cell>
              <table:table-cell office:value-type="float" office:value="0.003472">
                <text:p>0.003472</text:p>
              </table:table-cell>
              <table:table-cell office:value-type="float" office:value="0.003715">
                <text:p>0.003715</text:p>
              </table:table-cell>
              <table:table-cell office:value-type="float" office:value="0.003844">
                <text:p>0.00384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3000">
                <text:p>353000</text:p>
              </table:table-cell>
              <table:table-cell office:value-type="float" office:value="0.003257">
                <text:p>0.003257</text:p>
              </table:table-cell>
              <table:table-cell office:value-type="float" office:value="0.003661">
                <text:p>0.003661</text:p>
              </table:table-cell>
              <table:table-cell office:value-type="float" office:value="0.003916">
                <text:p>0.0039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3500">
                <text:p>353500</text:p>
              </table:table-cell>
              <table:table-cell office:value-type="float" office:value="0.00353">
                <text:p>0.00353</text:p>
              </table:table-cell>
              <table:table-cell office:value-type="float" office:value="0.003687">
                <text:p>0.003687</text:p>
              </table:table-cell>
              <table:table-cell office:value-type="float" office:value="0.003829">
                <text:p>0.00382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4000">
                <text:p>354000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77">
                <text:p>0.0037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4500">
                <text:p>354500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712">
                <text:p>0.003712</text:p>
              </table:table-cell>
              <table:table-cell office:value-type="float" office:value="0.003878">
                <text:p>0.0038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5000">
                <text:p>355000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568">
                <text:p>0.003568</text:p>
              </table:table-cell>
              <table:table-cell office:value-type="float" office:value="0.003893">
                <text:p>0.0038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5500">
                <text:p>355500</text:p>
              </table:table-cell>
              <table:table-cell office:value-type="float" office:value="0.003544">
                <text:p>0.003544</text:p>
              </table:table-cell>
              <table:table-cell office:value-type="float" office:value="0.003678">
                <text:p>0.003678</text:p>
              </table:table-cell>
              <table:table-cell office:value-type="float" office:value="0.003949">
                <text:p>0.00394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6000">
                <text:p>356000</text:p>
              </table:table-cell>
              <table:table-cell office:value-type="float" office:value="0.003304">
                <text:p>0.003304</text:p>
              </table:table-cell>
              <table:table-cell office:value-type="float" office:value="0.003645">
                <text:p>0.003645</text:p>
              </table:table-cell>
              <table:table-cell office:value-type="float" office:value="0.003684">
                <text:p>0.0036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6500">
                <text:p>356500</text:p>
              </table:table-cell>
              <table:table-cell office:value-type="float" office:value="0.003566">
                <text:p>0.003566</text:p>
              </table:table-cell>
              <table:table-cell office:value-type="float" office:value="0.003639">
                <text:p>0.003639</text:p>
              </table:table-cell>
              <table:table-cell office:value-type="float" office:value="0.003922">
                <text:p>0.00392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7000">
                <text:p>357000</text:p>
              </table:table-cell>
              <table:table-cell office:value-type="float" office:value="0.003501">
                <text:p>0.003501</text:p>
              </table:table-cell>
              <table:table-cell office:value-type="float" office:value="0.003649">
                <text:p>0.003649</text:p>
              </table:table-cell>
              <table:table-cell office:value-type="float" office:value="0.00378">
                <text:p>0.0037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7500">
                <text:p>357500</text:p>
              </table:table-cell>
              <table:table-cell office:value-type="float" office:value="0.003431">
                <text:p>0.003431</text:p>
              </table:table-cell>
              <table:table-cell office:value-type="float" office:value="0.00359">
                <text:p>0.00359</text:p>
              </table:table-cell>
              <table:table-cell office:value-type="float" office:value="0.003941">
                <text:p>0.00394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8000">
                <text:p>358000</text:p>
              </table:table-cell>
              <table:table-cell office:value-type="float" office:value="0.003587">
                <text:p>0.003587</text:p>
              </table:table-cell>
              <table:table-cell office:value-type="float" office:value="0.003499">
                <text:p>0.003499</text:p>
              </table:table-cell>
              <table:table-cell office:value-type="float" office:value="0.003834">
                <text:p>0.003834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8500">
                <text:p>358500</text:p>
              </table:table-cell>
              <table:table-cell office:value-type="float" office:value="0.003394">
                <text:p>0.003394</text:p>
              </table:table-cell>
              <table:table-cell office:value-type="float" office:value="0.00356">
                <text:p>0.00356</text:p>
              </table:table-cell>
              <table:table-cell office:value-type="float" office:value="0.003886">
                <text:p>0.00388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9000">
                <text:p>359000</text:p>
              </table:table-cell>
              <table:table-cell office:value-type="float" office:value="0.003545">
                <text:p>0.003545</text:p>
              </table:table-cell>
              <table:table-cell office:value-type="float" office:value="0.003452">
                <text:p>0.003452</text:p>
              </table:table-cell>
              <table:table-cell office:value-type="float" office:value="0.004007">
                <text:p>0.00400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9500">
                <text:p>359500</text:p>
              </table:table-cell>
              <table:table-cell office:value-type="float" office:value="0.003054">
                <text:p>0.003054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991">
                <text:p>0.0039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0000">
                <text:p>360000</text:p>
              </table:table-cell>
              <table:table-cell office:value-type="float" office:value="0.003467">
                <text:p>0.003467</text:p>
              </table:table-cell>
              <table:table-cell office:value-type="float" office:value="0.003482">
                <text:p>0.003482</text:p>
              </table:table-cell>
              <table:table-cell office:value-type="float" office:value="0.003804">
                <text:p>0.00380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0500">
                <text:p>360500</text:p>
              </table:table-cell>
              <table:table-cell office:value-type="float" office:value="0.003386">
                <text:p>0.003386</text:p>
              </table:table-cell>
              <table:table-cell office:value-type="float" office:value="0.0035">
                <text:p>0.0035</text:p>
              </table:table-cell>
              <table:table-cell office:value-type="float" office:value="0.003925">
                <text:p>0.00392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1000">
                <text:p>361000</text:p>
              </table:table-cell>
              <table:table-cell office:value-type="float" office:value="0.003702">
                <text:p>0.003702</text:p>
              </table:table-cell>
              <table:table-cell office:value-type="float" office:value="0.003634">
                <text:p>0.003634</text:p>
              </table:table-cell>
              <table:table-cell office:value-type="float" office:value="0.003859">
                <text:p>0.00385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1500">
                <text:p>361500</text:p>
              </table:table-cell>
              <table:table-cell office:value-type="float" office:value="0.003534">
                <text:p>0.003534</text:p>
              </table:table-cell>
              <table:table-cell office:value-type="float" office:value="0.003716">
                <text:p>0.003716</text:p>
              </table:table-cell>
              <table:table-cell office:value-type="float" office:value="0.003947">
                <text:p>0.00394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2000">
                <text:p>362000</text:p>
              </table:table-cell>
              <table:table-cell office:value-type="float" office:value="0.003447">
                <text:p>0.003447</text:p>
              </table:table-cell>
              <table:table-cell office:value-type="float" office:value="0.00337">
                <text:p>0.00337</text:p>
              </table:table-cell>
              <table:table-cell office:value-type="float" office:value="0.004135">
                <text:p>0.00413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2500">
                <text:p>362500</text:p>
              </table:table-cell>
              <table:table-cell office:value-type="float" office:value="0.003438">
                <text:p>0.003438</text:p>
              </table:table-cell>
              <table:table-cell office:value-type="float" office:value="0.003483">
                <text:p>0.003483</text:p>
              </table:table-cell>
              <table:table-cell office:value-type="float" office:value="0.003912">
                <text:p>0.00391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3000">
                <text:p>363000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901">
                <text:p>0.00390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3500">
                <text:p>363500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597">
                <text:p>0.003597</text:p>
              </table:table-cell>
              <table:table-cell office:value-type="float" office:value="0.003753">
                <text:p>0.00375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4000">
                <text:p>364000</text:p>
              </table:table-cell>
              <table:table-cell office:value-type="float" office:value="0.003415">
                <text:p>0.003415</text:p>
              </table:table-cell>
              <table:table-cell office:value-type="float" office:value="0.003659">
                <text:p>0.003659</text:p>
              </table:table-cell>
              <table:table-cell office:value-type="float" office:value="0.003919">
                <text:p>0.0039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4500">
                <text:p>364500</text:p>
              </table:table-cell>
              <table:table-cell office:value-type="float" office:value="0.003563">
                <text:p>0.003563</text:p>
              </table:table-cell>
              <table:table-cell office:value-type="float" office:value="0.003621">
                <text:p>0.003621</text:p>
              </table:table-cell>
              <table:table-cell office:value-type="float" office:value="0.003899">
                <text:p>0.003899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5000">
                <text:p>365000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66">
                <text:p>0.00366</text:p>
              </table:table-cell>
              <table:table-cell office:value-type="float" office:value="0.003936">
                <text:p>0.00393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5500">
                <text:p>365500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703">
                <text:p>0.003703</text:p>
              </table:table-cell>
              <table:table-cell office:value-type="float" office:value="0.003788">
                <text:p>0.00378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6000">
                <text:p>366000</text:p>
              </table:table-cell>
              <table:table-cell office:value-type="float" office:value="0.003374">
                <text:p>0.003374</text:p>
              </table:table-cell>
              <table:table-cell office:value-type="float" office:value="0.003801">
                <text:p>0.003801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6500">
                <text:p>366500</text:p>
              </table:table-cell>
              <table:table-cell office:value-type="float" office:value="0.003483">
                <text:p>0.003483</text:p>
              </table:table-cell>
              <table:table-cell office:value-type="float" office:value="0.003801">
                <text:p>0.003801</text:p>
              </table:table-cell>
              <table:table-cell office:value-type="float" office:value="0.003908">
                <text:p>0.00390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7000">
                <text:p>367000</text:p>
              </table:table-cell>
              <table:table-cell office:value-type="float" office:value="0.003436">
                <text:p>0.003436</text:p>
              </table:table-cell>
              <table:table-cell office:value-type="float" office:value="0.003339">
                <text:p>0.003339</text:p>
              </table:table-cell>
              <table:table-cell office:value-type="float" office:value="0.003704">
                <text:p>0.00370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7500">
                <text:p>367500</text:p>
              </table:table-cell>
              <table:table-cell office:value-type="float" office:value="0.003537">
                <text:p>0.003537</text:p>
              </table:table-cell>
              <table:table-cell office:value-type="float" office:value="0.003572">
                <text:p>0.003572</text:p>
              </table:table-cell>
              <table:table-cell office:value-type="float" office:value="0.003885">
                <text:p>0.0038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8000">
                <text:p>368000</text:p>
              </table:table-cell>
              <table:table-cell office:value-type="float" office:value="0.003426">
                <text:p>0.003426</text:p>
              </table:table-cell>
              <table:table-cell office:value-type="float" office:value="0.003687">
                <text:p>0.003687</text:p>
              </table:table-cell>
              <table:table-cell office:value-type="float" office:value="0.003925">
                <text:p>0.003925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8500">
                <text:p>368500</text:p>
              </table:table-cell>
              <table:table-cell office:value-type="float" office:value="0.003246">
                <text:p>0.003246</text:p>
              </table:table-cell>
              <table:table-cell office:value-type="float" office:value="0.00369">
                <text:p>0.00369</text:p>
              </table:table-cell>
              <table:table-cell office:value-type="float" office:value="0.003904">
                <text:p>0.00390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9000">
                <text:p>369000</text:p>
              </table:table-cell>
              <table:table-cell office:value-type="float" office:value="0.003589">
                <text:p>0.003589</text:p>
              </table:table-cell>
              <table:table-cell office:value-type="float" office:value="0.003017">
                <text:p>0.003017</text:p>
              </table:table-cell>
              <table:table-cell office:value-type="float" office:value="0.003718">
                <text:p>0.0037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9500">
                <text:p>369500</text:p>
              </table:table-cell>
              <table:table-cell office:value-type="float" office:value="0.003584">
                <text:p>0.003584</text:p>
              </table:table-cell>
              <table:table-cell office:value-type="float" office:value="0.003622">
                <text:p>0.003622</text:p>
              </table:table-cell>
              <table:table-cell office:value-type="float" office:value="0.003799">
                <text:p>0.00379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0000">
                <text:p>370000</text:p>
              </table:table-cell>
              <table:table-cell office:value-type="float" office:value="0.003453">
                <text:p>0.003453</text:p>
              </table:table-cell>
              <table:table-cell office:value-type="float" office:value="0.003243">
                <text:p>0.003243</text:p>
              </table:table-cell>
              <table:table-cell office:value-type="float" office:value="0.004018">
                <text:p>0.0040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0500">
                <text:p>370500</text:p>
              </table:table-cell>
              <table:table-cell office:value-type="float" office:value="0.003755">
                <text:p>0.003755</text:p>
              </table:table-cell>
              <table:table-cell office:value-type="float" office:value="0.003471">
                <text:p>0.003471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1000">
                <text:p>371000</text:p>
              </table:table-cell>
              <table:table-cell office:value-type="float" office:value="0.00352">
                <text:p>0.00352</text:p>
              </table:table-cell>
              <table:table-cell office:value-type="float" office:value="0.00362">
                <text:p>0.00362</text:p>
              </table:table-cell>
              <table:table-cell office:value-type="float" office:value="0.003724">
                <text:p>0.00372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1500">
                <text:p>371500</text:p>
              </table:table-cell>
              <table:table-cell office:value-type="float" office:value="0.003597">
                <text:p>0.003597</text:p>
              </table:table-cell>
              <table:table-cell office:value-type="float" office:value="0.003684">
                <text:p>0.003684</text:p>
              </table:table-cell>
              <table:table-cell office:value-type="float" office:value="0.003944">
                <text:p>0.003944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2000">
                <text:p>372000</text:p>
              </table:table-cell>
              <table:table-cell office:value-type="float" office:value="0.003696">
                <text:p>0.003696</text:p>
              </table:table-cell>
              <table:table-cell office:value-type="float" office:value="0.003632">
                <text:p>0.003632</text:p>
              </table:table-cell>
              <table:table-cell office:value-type="float" office:value="0.003886">
                <text:p>0.00388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2500">
                <text:p>372500</text:p>
              </table:table-cell>
              <table:table-cell office:value-type="float" office:value="0.003518">
                <text:p>0.003518</text:p>
              </table:table-cell>
              <table:table-cell office:value-type="float" office:value="0.003429">
                <text:p>0.003429</text:p>
              </table:table-cell>
              <table:table-cell office:value-type="float" office:value="0.003948">
                <text:p>0.003948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3000">
                <text:p>373000</text:p>
              </table:table-cell>
              <table:table-cell office:value-type="float" office:value="0.003274">
                <text:p>0.003274</text:p>
              </table:table-cell>
              <table:table-cell office:value-type="float" office:value="0.003604">
                <text:p>0.003604</text:p>
              </table:table-cell>
              <table:table-cell office:value-type="float" office:value="0.003908">
                <text:p>0.00390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3500">
                <text:p>373500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536">
                <text:p>0.003536</text:p>
              </table:table-cell>
              <table:table-cell office:value-type="float" office:value="0.003903">
                <text:p>0.00390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4000">
                <text:p>374000</text:p>
              </table:table-cell>
              <table:table-cell office:value-type="float" office:value="0.003538">
                <text:p>0.003538</text:p>
              </table:table-cell>
              <table:table-cell office:value-type="float" office:value="0.003698">
                <text:p>0.003698</text:p>
              </table:table-cell>
              <table:table-cell office:value-type="float" office:value="0.003745">
                <text:p>0.00374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4500">
                <text:p>374500</text:p>
              </table:table-cell>
              <table:table-cell office:value-type="float" office:value="0.003558">
                <text:p>0.003558</text:p>
              </table:table-cell>
              <table:table-cell office:value-type="float" office:value="0.003696">
                <text:p>0.003696</text:p>
              </table:table-cell>
              <table:table-cell office:value-type="float" office:value="0.003782">
                <text:p>0.003782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5000">
                <text:p>375000</text:p>
              </table:table-cell>
              <table:table-cell office:value-type="float" office:value="0.003643">
                <text:p>0.003643</text:p>
              </table:table-cell>
              <table:table-cell office:value-type="float" office:value="0.003716">
                <text:p>0.003716</text:p>
              </table:table-cell>
              <table:table-cell office:value-type="float" office:value="0.003934">
                <text:p>0.00393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5500">
                <text:p>375500</text:p>
              </table:table-cell>
              <table:table-cell office:value-type="float" office:value="0.003588">
                <text:p>0.003588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528">
                <text:p>0.00352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6000">
                <text:p>376000</text:p>
              </table:table-cell>
              <table:table-cell office:value-type="float" office:value="0.003515">
                <text:p>0.003515</text:p>
              </table:table-cell>
              <table:table-cell office:value-type="float" office:value="0.003688">
                <text:p>0.003688</text:p>
              </table:table-cell>
              <table:table-cell office:value-type="float" office:value="0.003853">
                <text:p>0.00385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6500">
                <text:p>376500</text:p>
              </table:table-cell>
              <table:table-cell office:value-type="float" office:value="0.003541">
                <text:p>0.003541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981">
                <text:p>0.0039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7000">
                <text:p>377000</text:p>
              </table:table-cell>
              <table:table-cell office:value-type="float" office:value="0.003561">
                <text:p>0.003561</text:p>
              </table:table-cell>
              <table:table-cell office:value-type="float" office:value="0.003703">
                <text:p>0.003703</text:p>
              </table:table-cell>
              <table:table-cell office:value-type="float" office:value="0.003701">
                <text:p>0.00370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7500">
                <text:p>377500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681">
                <text:p>0.003681</text:p>
              </table:table-cell>
              <table:table-cell office:value-type="float" office:value="0.003679">
                <text:p>0.0036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000">
                <text:p>378000</text:p>
              </table:table-cell>
              <table:table-cell office:value-type="float" office:value="0.003456">
                <text:p>0.003456</text:p>
              </table:table-cell>
              <table:table-cell office:value-type="float" office:value="0.003626">
                <text:p>0.003626</text:p>
              </table:table-cell>
              <table:table-cell office:value-type="float" office:value="0.003922">
                <text:p>0.00392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8500">
                <text:p>378500</text:p>
              </table:table-cell>
              <table:table-cell office:value-type="float" office:value="0.003496">
                <text:p>0.003496</text:p>
              </table:table-cell>
              <table:table-cell office:value-type="float" office:value="0.003616">
                <text:p>0.003616</text:p>
              </table:table-cell>
              <table:table-cell office:value-type="float" office:value="0.003894">
                <text:p>0.00389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9000">
                <text:p>379000</text:p>
              </table:table-cell>
              <table:table-cell office:value-type="float" office:value="0.003618">
                <text:p>0.003618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916">
                <text:p>0.0039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9500">
                <text:p>379500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504">
                <text:p>0.003504</text:p>
              </table:table-cell>
              <table:table-cell office:value-type="float" office:value="0.003848">
                <text:p>0.00384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000">
                <text:p>380000</text:p>
              </table:table-cell>
              <table:table-cell office:value-type="float" office:value="0.00349">
                <text:p>0.00349</text:p>
              </table:table-cell>
              <table:table-cell office:value-type="float" office:value="0.003596">
                <text:p>0.003596</text:p>
              </table:table-cell>
              <table:table-cell office:value-type="float" office:value="0.003881">
                <text:p>0.0038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0500">
                <text:p>380500</text:p>
              </table:table-cell>
              <table:table-cell office:value-type="float" office:value="0.003596">
                <text:p>0.003596</text:p>
              </table:table-cell>
              <table:table-cell office:value-type="float" office:value="0.003334">
                <text:p>0.003334</text:p>
              </table:table-cell>
              <table:table-cell office:value-type="float" office:value="0.003934">
                <text:p>0.00393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1000">
                <text:p>381000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626">
                <text:p>0.003626</text:p>
              </table:table-cell>
              <table:table-cell office:value-type="float" office:value="0.003978">
                <text:p>0.0039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1500">
                <text:p>381500</text:p>
              </table:table-cell>
              <table:table-cell office:value-type="float" office:value="0.003563">
                <text:p>0.003563</text:p>
              </table:table-cell>
              <table:table-cell office:value-type="float" office:value="0.003603">
                <text:p>0.003603</text:p>
              </table:table-cell>
              <table:table-cell office:value-type="float" office:value="0.003911">
                <text:p>0.00391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2000">
                <text:p>382000</text:p>
              </table:table-cell>
              <table:table-cell office:value-type="float" office:value="0.003545">
                <text:p>0.003545</text:p>
              </table:table-cell>
              <table:table-cell office:value-type="float" office:value="0.003662">
                <text:p>0.003662</text:p>
              </table:table-cell>
              <table:table-cell office:value-type="float" office:value="0.003883">
                <text:p>0.00388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2500">
                <text:p>382500</text:p>
              </table:table-cell>
              <table:table-cell office:value-type="float" office:value="0.004059">
                <text:p>0.004059</text:p>
              </table:table-cell>
              <table:table-cell office:value-type="float" office:value="0.003519">
                <text:p>0.003519</text:p>
              </table:table-cell>
              <table:table-cell office:value-type="float" office:value="0.003976">
                <text:p>0.003976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3000">
                <text:p>383000</text:p>
              </table:table-cell>
              <table:table-cell office:value-type="float" office:value="0.00357">
                <text:p>0.00357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3500">
                <text:p>383500</text:p>
              </table:table-cell>
              <table:table-cell office:value-type="float" office:value="0.003509">
                <text:p>0.003509</text:p>
              </table:table-cell>
              <table:table-cell office:value-type="float" office:value="0.003721">
                <text:p>0.003721</text:p>
              </table:table-cell>
              <table:table-cell office:value-type="float" office:value="0.003838">
                <text:p>0.00383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4000">
                <text:p>384000</text:p>
              </table:table-cell>
              <table:table-cell office:value-type="float" office:value="0.003464">
                <text:p>0.003464</text:p>
              </table:table-cell>
              <table:table-cell office:value-type="float" office:value="0.003733">
                <text:p>0.003733</text:p>
              </table:table-cell>
              <table:table-cell office:value-type="float" office:value="0.00378">
                <text:p>0.0037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4500">
                <text:p>384500</text:p>
              </table:table-cell>
              <table:table-cell office:value-type="float" office:value="0.003531">
                <text:p>0.003531</text:p>
              </table:table-cell>
              <table:table-cell office:value-type="float" office:value="0.003508">
                <text:p>0.003508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5000">
                <text:p>385000</text:p>
              </table:table-cell>
              <table:table-cell office:value-type="float" office:value="0.003452">
                <text:p>0.003452</text:p>
              </table:table-cell>
              <table:table-cell office:value-type="float" office:value="0.003674">
                <text:p>0.003674</text:p>
              </table:table-cell>
              <table:table-cell office:value-type="float" office:value="0.00416">
                <text:p>0.0041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5500">
                <text:p>385500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686">
                <text:p>0.003686</text:p>
              </table:table-cell>
              <table:table-cell office:value-type="float" office:value="0.003883">
                <text:p>0.00388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000">
                <text:p>386000</text:p>
              </table:table-cell>
              <table:table-cell office:value-type="float" office:value="0.003504">
                <text:p>0.003504</text:p>
              </table:table-cell>
              <table:table-cell office:value-type="float" office:value="0.003753">
                <text:p>0.003753</text:p>
              </table:table-cell>
              <table:table-cell office:value-type="float" office:value="0.003618">
                <text:p>0.00361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6500">
                <text:p>386500</text:p>
              </table:table-cell>
              <table:table-cell office:value-type="float" office:value="0.003441">
                <text:p>0.003441</text:p>
              </table:table-cell>
              <table:table-cell office:value-type="float" office:value="0.003726">
                <text:p>0.003726</text:p>
              </table:table-cell>
              <table:table-cell office:value-type="float" office:value="0.003988">
                <text:p>0.00398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7000">
                <text:p>387000</text:p>
              </table:table-cell>
              <table:table-cell office:value-type="float" office:value="0.003588">
                <text:p>0.003588</text:p>
              </table:table-cell>
              <table:table-cell office:value-type="float" office:value="0.003633">
                <text:p>0.003633</text:p>
              </table:table-cell>
              <table:table-cell office:value-type="float" office:value="0.003734">
                <text:p>0.00373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7500">
                <text:p>387500</text:p>
              </table:table-cell>
              <table:table-cell office:value-type="float" office:value="0.003606">
                <text:p>0.003606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924">
                <text:p>0.00392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8000">
                <text:p>388000</text:p>
              </table:table-cell>
              <table:table-cell office:value-type="float" office:value="0.003318">
                <text:p>0.003318</text:p>
              </table:table-cell>
              <table:table-cell office:value-type="float" office:value="0.003475">
                <text:p>0.003475</text:p>
              </table:table-cell>
              <table:table-cell office:value-type="float" office:value="0.003882">
                <text:p>0.0038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8500">
                <text:p>388500</text:p>
              </table:table-cell>
              <table:table-cell office:value-type="float" office:value="0.003602">
                <text:p>0.003602</text:p>
              </table:table-cell>
              <table:table-cell office:value-type="float" office:value="0.003719">
                <text:p>0.003719</text:p>
              </table:table-cell>
              <table:table-cell office:value-type="float" office:value="0.003855">
                <text:p>0.00385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9000">
                <text:p>389000</text:p>
              </table:table-cell>
              <table:table-cell office:value-type="float" office:value="0.003602">
                <text:p>0.003602</text:p>
              </table:table-cell>
              <table:table-cell office:value-type="float" office:value="0.003485">
                <text:p>0.003485</text:p>
              </table:table-cell>
              <table:table-cell office:value-type="float" office:value="0.003855">
                <text:p>0.00385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9500">
                <text:p>389500</text:p>
              </table:table-cell>
              <table:table-cell office:value-type="float" office:value="0.003479">
                <text:p>0.003479</text:p>
              </table:table-cell>
              <table:table-cell office:value-type="float" office:value="0.003594">
                <text:p>0.003594</text:p>
              </table:table-cell>
              <table:table-cell office:value-type="float" office:value="0.003899">
                <text:p>0.00389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0000">
                <text:p>390000</text:p>
              </table:table-cell>
              <table:table-cell office:value-type="float" office:value="0.003598">
                <text:p>0.003598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904">
                <text:p>0.00390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0500">
                <text:p>390500</text:p>
              </table:table-cell>
              <table:table-cell office:value-type="float" office:value="0.003523">
                <text:p>0.003523</text:p>
              </table:table-cell>
              <table:table-cell office:value-type="float" office:value="0.003616">
                <text:p>0.003616</text:p>
              </table:table-cell>
              <table:table-cell office:value-type="float" office:value="0.003913">
                <text:p>0.00391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1000">
                <text:p>391000</text:p>
              </table:table-cell>
              <table:table-cell office:value-type="float" office:value="0.003634">
                <text:p>0.003634</text:p>
              </table:table-cell>
              <table:table-cell office:value-type="float" office:value="0.003541">
                <text:p>0.003541</text:p>
              </table:table-cell>
              <table:table-cell office:value-type="float" office:value="0.003893">
                <text:p>0.003893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1500">
                <text:p>391500</text:p>
              </table:table-cell>
              <table:table-cell office:value-type="float" office:value="0.003519">
                <text:p>0.003519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967">
                <text:p>0.00396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2000">
                <text:p>392000</text:p>
              </table:table-cell>
              <table:table-cell office:value-type="float" office:value="0.003557">
                <text:p>0.003557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936">
                <text:p>0.00393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2500">
                <text:p>392500</text:p>
              </table:table-cell>
              <table:table-cell office:value-type="float" office:value="0.003658">
                <text:p>0.003658</text:p>
              </table:table-cell>
              <table:table-cell office:value-type="float" office:value="0.00358">
                <text:p>0.00358</text:p>
              </table:table-cell>
              <table:table-cell office:value-type="float" office:value="0.00376">
                <text:p>0.00376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3000">
                <text:p>393000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643">
                <text:p>0.003643</text:p>
              </table:table-cell>
              <table:table-cell office:value-type="float" office:value="0.003899">
                <text:p>0.00389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3500">
                <text:p>393500</text:p>
              </table:table-cell>
              <table:table-cell office:value-type="float" office:value="0.00356">
                <text:p>0.00356</text:p>
              </table:table-cell>
              <table:table-cell office:value-type="float" office:value="0.003753">
                <text:p>0.003753</text:p>
              </table:table-cell>
              <table:table-cell office:value-type="float" office:value="0.003943">
                <text:p>0.00394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4000">
                <text:p>394000</text:p>
              </table:table-cell>
              <table:table-cell office:value-type="float" office:value="0.003529">
                <text:p>0.003529</text:p>
              </table:table-cell>
              <table:table-cell office:value-type="float" office:value="0.003603">
                <text:p>0.003603</text:p>
              </table:table-cell>
              <table:table-cell office:value-type="float" office:value="0.003944">
                <text:p>0.00394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4500">
                <text:p>394500</text:p>
              </table:table-cell>
              <table:table-cell office:value-type="float" office:value="0.003447">
                <text:p>0.003447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689">
                <text:p>0.00368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5000">
                <text:p>395000</text:p>
              </table:table-cell>
              <table:table-cell office:value-type="float" office:value="0.003366">
                <text:p>0.003366</text:p>
              </table:table-cell>
              <table:table-cell office:value-type="float" office:value="0.003528">
                <text:p>0.003528</text:p>
              </table:table-cell>
              <table:table-cell office:value-type="float" office:value="0.00388">
                <text:p>0.003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5500">
                <text:p>395500</text:p>
              </table:table-cell>
              <table:table-cell office:value-type="float" office:value="0.003465">
                <text:p>0.003465</text:p>
              </table:table-cell>
              <table:table-cell office:value-type="float" office:value="0.003687">
                <text:p>0.003687</text:p>
              </table:table-cell>
              <table:table-cell office:value-type="float" office:value="0.004001">
                <text:p>0.00400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6000">
                <text:p>396000</text:p>
              </table:table-cell>
              <table:table-cell office:value-type="float" office:value="0.003175">
                <text:p>0.003175</text:p>
              </table:table-cell>
              <table:table-cell office:value-type="float" office:value="0.003553">
                <text:p>0.003553</text:p>
              </table:table-cell>
              <table:table-cell office:value-type="float" office:value="0.003938">
                <text:p>0.00393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6500">
                <text:p>396500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711">
                <text:p>0.003711</text:p>
              </table:table-cell>
              <table:table-cell office:value-type="float" office:value="0.003964">
                <text:p>0.00396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7000">
                <text:p>397000</text:p>
              </table:table-cell>
              <table:table-cell office:value-type="float" office:value="0.003335">
                <text:p>0.003335</text:p>
              </table:table-cell>
              <table:table-cell office:value-type="float" office:value="0.003816">
                <text:p>0.003816</text:p>
              </table:table-cell>
              <table:table-cell office:value-type="float" office:value="0.003945">
                <text:p>0.00394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7500">
                <text:p>397500</text:p>
              </table:table-cell>
              <table:table-cell office:value-type="float" office:value="0.003485">
                <text:p>0.003485</text:p>
              </table:table-cell>
              <table:table-cell office:value-type="float" office:value="0.003475">
                <text:p>0.003475</text:p>
              </table:table-cell>
              <table:table-cell office:value-type="float" office:value="0.003901">
                <text:p>0.00390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000">
                <text:p>398000</text:p>
              </table:table-cell>
              <table:table-cell office:value-type="float" office:value="0.003473">
                <text:p>0.003473</text:p>
              </table:table-cell>
              <table:table-cell office:value-type="float" office:value="0.003759">
                <text:p>0.003759</text:p>
              </table:table-cell>
              <table:table-cell office:value-type="float" office:value="0.003993">
                <text:p>0.0039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8500">
                <text:p>398500</text:p>
              </table:table-cell>
              <table:table-cell office:value-type="float" office:value="0.003497">
                <text:p>0.003497</text:p>
              </table:table-cell>
              <table:table-cell office:value-type="float" office:value="0.003652">
                <text:p>0.003652</text:p>
              </table:table-cell>
              <table:table-cell office:value-type="float" office:value="0.003868">
                <text:p>0.00386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9000">
                <text:p>399000</text:p>
              </table:table-cell>
              <table:table-cell office:value-type="float" office:value="0.003293">
                <text:p>0.003293</text:p>
              </table:table-cell>
              <table:table-cell office:value-type="float" office:value="0.003744">
                <text:p>0.003744</text:p>
              </table:table-cell>
              <table:table-cell office:value-type="float" office:value="0.003749">
                <text:p>0.003749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9500">
                <text:p>399500</text:p>
              </table:table-cell>
              <table:table-cell office:value-type="float" office:value="0.003572">
                <text:p>0.003572</text:p>
              </table:table-cell>
              <table:table-cell office:value-type="float" office:value="0.00378">
                <text:p>0.00378</text:p>
              </table:table-cell>
              <table:table-cell office:value-type="float" office:value="0.003927">
                <text:p>0.00392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0000">
                <text:p>400000</text:p>
              </table:table-cell>
              <table:table-cell office:value-type="float" office:value="0.00347">
                <text:p>0.00347</text:p>
              </table:table-cell>
              <table:table-cell office:value-type="float" office:value="0.003656">
                <text:p>0.003656</text:p>
              </table:table-cell>
              <table:table-cell office:value-type="float" office:value="0.003852">
                <text:p>0.00385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500">
                <text:p>400500</text:p>
              </table:table-cell>
              <table:table-cell office:value-type="float" office:value="0.003545">
                <text:p>0.003545</text:p>
              </table:table-cell>
              <table:table-cell office:value-type="float" office:value="0.003592">
                <text:p>0.003592</text:p>
              </table:table-cell>
              <table:table-cell office:value-type="float" office:value="0.003973">
                <text:p>0.00397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1000">
                <text:p>401000</text:p>
              </table:table-cell>
              <table:table-cell office:value-type="float" office:value="0.003319">
                <text:p>0.003319</text:p>
              </table:table-cell>
              <table:table-cell office:value-type="float" office:value="0.003647">
                <text:p>0.003647</text:p>
              </table:table-cell>
              <table:table-cell office:value-type="float" office:value="0.003838">
                <text:p>0.00383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1500">
                <text:p>401500</text:p>
              </table:table-cell>
              <table:table-cell office:value-type="float" office:value="0.003534">
                <text:p>0.003534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899">
                <text:p>0.00389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2000">
                <text:p>402000</text:p>
              </table:table-cell>
              <table:table-cell office:value-type="float" office:value="0.00366">
                <text:p>0.00366</text:p>
              </table:table-cell>
              <table:table-cell office:value-type="float" office:value="0.003782">
                <text:p>0.003782</text:p>
              </table:table-cell>
              <table:table-cell office:value-type="float" office:value="0.003923">
                <text:p>0.00392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2500">
                <text:p>402500</text:p>
              </table:table-cell>
              <table:table-cell office:value-type="float" office:value="0.003569">
                <text:p>0.003569</text:p>
              </table:table-cell>
              <table:table-cell office:value-type="float" office:value="0.003572">
                <text:p>0.003572</text:p>
              </table:table-cell>
              <table:table-cell office:value-type="float" office:value="0.003792">
                <text:p>0.0037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03000">
                <text:p>403000</text:p>
              </table:table-cell>
              <table:table-cell office:value-type="float" office:value="0.003609">
                <text:p>0.003609</text:p>
              </table:table-cell>
              <table:table-cell office:value-type="float" office:value="0.003669">
                <text:p>0.003669</text:p>
              </table:table-cell>
              <table:table-cell office:value-type="float" office:value="0.003959">
                <text:p>0.00395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3500">
                <text:p>403500</text:p>
              </table:table-cell>
              <table:table-cell office:value-type="float" office:value="0.003599">
                <text:p>0.003599</text:p>
              </table:table-cell>
              <table:table-cell office:value-type="float" office:value="0.003775">
                <text:p>0.003775</text:p>
              </table:table-cell>
              <table:table-cell office:value-type="float" office:value="0.003925">
                <text:p>0.00392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04000">
                <text:p>404000</text:p>
              </table:table-cell>
              <table:table-cell office:value-type="float" office:value="0.00343">
                <text:p>0.00343</text:p>
              </table:table-cell>
              <table:table-cell office:value-type="float" office:value="0.003537">
                <text:p>0.003537</text:p>
              </table:table-cell>
              <table:table-cell office:value-type="float" office:value="0.003903">
                <text:p>0.00390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04500">
                <text:p>404500</text:p>
              </table:table-cell>
              <table:table-cell office:value-type="float" office:value="0.003548">
                <text:p>0.003548</text:p>
              </table:table-cell>
              <table:table-cell office:value-type="float" office:value="0.003688">
                <text:p>0.003688</text:p>
              </table:table-cell>
              <table:table-cell office:value-type="float" office:value="0.003844">
                <text:p>0.00384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5000">
                <text:p>405000</text:p>
              </table:table-cell>
              <table:table-cell office:value-type="float" office:value="0.003528">
                <text:p>0.003528</text:p>
              </table:table-cell>
              <table:table-cell office:value-type="float" office:value="0.003648">
                <text:p>0.003648</text:p>
              </table:table-cell>
              <table:table-cell office:value-type="float" office:value="0.003857">
                <text:p>0.00385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5500">
                <text:p>405500</text:p>
              </table:table-cell>
              <table:table-cell office:value-type="float" office:value="0.003548">
                <text:p>0.003548</text:p>
              </table:table-cell>
              <table:table-cell office:value-type="float" office:value="0.003412">
                <text:p>0.003412</text:p>
              </table:table-cell>
              <table:table-cell office:value-type="float" office:value="0.003943">
                <text:p>0.00394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06000">
                <text:p>406000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572">
                <text:p>0.003572</text:p>
              </table:table-cell>
              <table:table-cell office:value-type="float" office:value="0.003969">
                <text:p>0.00396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6500">
                <text:p>406500</text:p>
              </table:table-cell>
              <table:table-cell office:value-type="float" office:value="0.003553">
                <text:p>0.003553</text:p>
              </table:table-cell>
              <table:table-cell office:value-type="float" office:value="0.003724">
                <text:p>0.003724</text:p>
              </table:table-cell>
              <table:table-cell office:value-type="float" office:value="0.004011">
                <text:p>0.00401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07000">
                <text:p>407000</text:p>
              </table:table-cell>
              <table:table-cell office:value-type="float" office:value="0.003407">
                <text:p>0.003407</text:p>
              </table:table-cell>
              <table:table-cell office:value-type="float" office:value="0.003657">
                <text:p>0.003657</text:p>
              </table:table-cell>
              <table:table-cell office:value-type="float" office:value="0.003877">
                <text:p>0.00387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7500">
                <text:p>407500</text:p>
              </table:table-cell>
              <table:table-cell office:value-type="float" office:value="0.003568">
                <text:p>0.003568</text:p>
              </table:table-cell>
              <table:table-cell office:value-type="float" office:value="0.003494">
                <text:p>0.003494</text:p>
              </table:table-cell>
              <table:table-cell office:value-type="float" office:value="0.00391">
                <text:p>0.003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08000">
                <text:p>408000</text:p>
              </table:table-cell>
              <table:table-cell office:value-type="float" office:value="0.003619">
                <text:p>0.003619</text:p>
              </table:table-cell>
              <table:table-cell office:value-type="float" office:value="0.003702">
                <text:p>0.003702</text:p>
              </table:table-cell>
              <table:table-cell office:value-type="float" office:value="0.003805">
                <text:p>0.00380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8500">
                <text:p>408500</text:p>
              </table:table-cell>
              <table:table-cell office:value-type="float" office:value="0.003546">
                <text:p>0.003546</text:p>
              </table:table-cell>
              <table:table-cell office:value-type="float" office:value="0.003699">
                <text:p>0.003699</text:p>
              </table:table-cell>
              <table:table-cell office:value-type="float" office:value="0.003893">
                <text:p>0.0038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9000">
                <text:p>409000</text:p>
              </table:table-cell>
              <table:table-cell office:value-type="float" office:value="0.003529">
                <text:p>0.003529</text:p>
              </table:table-cell>
              <table:table-cell office:value-type="float" office:value="0.003655">
                <text:p>0.003655</text:p>
              </table:table-cell>
              <table:table-cell office:value-type="float" office:value="0.003717">
                <text:p>0.00371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09500">
                <text:p>409500</text:p>
              </table:table-cell>
              <table:table-cell office:value-type="float" office:value="0.003591">
                <text:p>0.003591</text:p>
              </table:table-cell>
              <table:table-cell office:value-type="float" office:value="0.003781">
                <text:p>0.003781</text:p>
              </table:table-cell>
              <table:table-cell office:value-type="float" office:value="0.003628">
                <text:p>0.00362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0000">
                <text:p>410000</text:p>
              </table:table-cell>
              <table:table-cell office:value-type="float" office:value="0.003375">
                <text:p>0.003375</text:p>
              </table:table-cell>
              <table:table-cell office:value-type="float" office:value="0.003683">
                <text:p>0.003683</text:p>
              </table:table-cell>
              <table:table-cell office:value-type="float" office:value="0.003906">
                <text:p>0.00390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0500">
                <text:p>410500</text:p>
              </table:table-cell>
              <table:table-cell office:value-type="float" office:value="0.003396">
                <text:p>0.003396</text:p>
              </table:table-cell>
              <table:table-cell office:value-type="float" office:value="0.003419">
                <text:p>0.003419</text:p>
              </table:table-cell>
              <table:table-cell office:value-type="float" office:value="0.003547">
                <text:p>0.00354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1000">
                <text:p>411000</text:p>
              </table:table-cell>
              <table:table-cell office:value-type="float" office:value="0.003546">
                <text:p>0.003546</text:p>
              </table:table-cell>
              <table:table-cell office:value-type="float" office:value="0.003606">
                <text:p>0.003606</text:p>
              </table:table-cell>
              <table:table-cell office:value-type="float" office:value="0.003979">
                <text:p>0.00397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1500">
                <text:p>411500</text:p>
              </table:table-cell>
              <table:table-cell office:value-type="float" office:value="0.003351">
                <text:p>0.003351</text:p>
              </table:table-cell>
              <table:table-cell office:value-type="float" office:value="0.003737">
                <text:p>0.003737</text:p>
              </table:table-cell>
              <table:table-cell office:value-type="float" office:value="0.003918">
                <text:p>0.00391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2000">
                <text:p>412000</text:p>
              </table:table-cell>
              <table:table-cell office:value-type="float" office:value="0.003452">
                <text:p>0.003452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855">
                <text:p>0.00385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2500">
                <text:p>412500</text:p>
              </table:table-cell>
              <table:table-cell office:value-type="float" office:value="0.003425">
                <text:p>0.003425</text:p>
              </table:table-cell>
              <table:table-cell office:value-type="float" office:value="0.003649">
                <text:p>0.003649</text:p>
              </table:table-cell>
              <table:table-cell office:value-type="float" office:value="0.003826">
                <text:p>0.00382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3000">
                <text:p>413000</text:p>
              </table:table-cell>
              <table:table-cell office:value-type="float" office:value="0.003131">
                <text:p>0.003131</text:p>
              </table:table-cell>
              <table:table-cell office:value-type="float" office:value="0.003612">
                <text:p>0.003612</text:p>
              </table:table-cell>
              <table:table-cell office:value-type="float" office:value="0.003913">
                <text:p>0.00391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3500">
                <text:p>413500</text:p>
              </table:table-cell>
              <table:table-cell office:value-type="float" office:value="0.003501">
                <text:p>0.003501</text:p>
              </table:table-cell>
              <table:table-cell office:value-type="float" office:value="0.00328">
                <text:p>0.00328</text:p>
              </table:table-cell>
              <table:table-cell office:value-type="float" office:value="0.003581">
                <text:p>0.00358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4000">
                <text:p>414000</text:p>
              </table:table-cell>
              <table:table-cell office:value-type="float" office:value="0.003508">
                <text:p>0.003508</text:p>
              </table:table-cell>
              <table:table-cell office:value-type="float" office:value="0.00358">
                <text:p>0.00358</text:p>
              </table:table-cell>
              <table:table-cell office:value-type="float" office:value="0.003895">
                <text:p>0.00389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4500">
                <text:p>414500</text:p>
              </table:table-cell>
              <table:table-cell office:value-type="float" office:value="0.003312">
                <text:p>0.003312</text:p>
              </table:table-cell>
              <table:table-cell office:value-type="float" office:value="0.0036">
                <text:p>0.0036</text:p>
              </table:table-cell>
              <table:table-cell office:value-type="float" office:value="0.003769">
                <text:p>0.00376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5000">
                <text:p>415000</text:p>
              </table:table-cell>
              <table:table-cell office:value-type="float" office:value="0.003525">
                <text:p>0.003525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5500">
                <text:p>415500</text:p>
              </table:table-cell>
              <table:table-cell office:value-type="float" office:value="0.003321">
                <text:p>0.003321</text:p>
              </table:table-cell>
              <table:table-cell office:value-type="float" office:value="0.003668">
                <text:p>0.003668</text:p>
              </table:table-cell>
              <table:table-cell office:value-type="float" office:value="0.003938">
                <text:p>0.003938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6000">
                <text:p>416000</text:p>
              </table:table-cell>
              <table:table-cell office:value-type="float" office:value="0.003503">
                <text:p>0.003503</text:p>
              </table:table-cell>
              <table:table-cell office:value-type="float" office:value="0.003619">
                <text:p>0.003619</text:p>
              </table:table-cell>
              <table:table-cell office:value-type="float" office:value="0.00342">
                <text:p>0.0034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6500">
                <text:p>416500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215">
                <text:p>0.00321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7000">
                <text:p>417000</text:p>
              </table:table-cell>
              <table:table-cell office:value-type="float" office:value="0.003427">
                <text:p>0.003427</text:p>
              </table:table-cell>
              <table:table-cell office:value-type="float" office:value="0.003464">
                <text:p>0.003464</text:p>
              </table:table-cell>
              <table:table-cell office:value-type="float" office:value="0.003898">
                <text:p>0.00389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7500">
                <text:p>417500</text:p>
              </table:table-cell>
              <table:table-cell office:value-type="float" office:value="0.003393">
                <text:p>0.003393</text:p>
              </table:table-cell>
              <table:table-cell office:value-type="float" office:value="0.003722">
                <text:p>0.003722</text:p>
              </table:table-cell>
              <table:table-cell office:value-type="float" office:value="0.003935">
                <text:p>0.00393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8000">
                <text:p>418000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693">
                <text:p>0.003693</text:p>
              </table:table-cell>
              <table:table-cell office:value-type="float" office:value="0.003892">
                <text:p>0.0038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8500">
                <text:p>418500</text:p>
              </table:table-cell>
              <table:table-cell office:value-type="float" office:value="0.003557">
                <text:p>0.003557</text:p>
              </table:table-cell>
              <table:table-cell office:value-type="float" office:value="0.003731">
                <text:p>0.003731</text:p>
              </table:table-cell>
              <table:table-cell office:value-type="float" office:value="0.003967">
                <text:p>0.003967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9000">
                <text:p>419000</text:p>
              </table:table-cell>
              <table:table-cell office:value-type="float" office:value="0.003541">
                <text:p>0.003541</text:p>
              </table:table-cell>
              <table:table-cell office:value-type="float" office:value="0.003665">
                <text:p>0.003665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9500">
                <text:p>419500</text:p>
              </table:table-cell>
              <table:table-cell office:value-type="float" office:value="0.003599">
                <text:p>0.003599</text:p>
              </table:table-cell>
              <table:table-cell office:value-type="float" office:value="0.003652">
                <text:p>0.003652</text:p>
              </table:table-cell>
              <table:table-cell office:value-type="float" office:value="0.003903">
                <text:p>0.00390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0000">
                <text:p>420000</text:p>
              </table:table-cell>
              <table:table-cell office:value-type="float" office:value="0.003485">
                <text:p>0.003485</text:p>
              </table:table-cell>
              <table:table-cell office:value-type="float" office:value="0.003679">
                <text:p>0.003679</text:p>
              </table:table-cell>
              <table:table-cell office:value-type="float" office:value="0.003951">
                <text:p>0.00395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0500">
                <text:p>420500</text:p>
              </table:table-cell>
              <table:table-cell office:value-type="float" office:value="0.003563">
                <text:p>0.003563</text:p>
              </table:table-cell>
              <table:table-cell office:value-type="float" office:value="0.00366">
                <text:p>0.00366</text:p>
              </table:table-cell>
              <table:table-cell office:value-type="float" office:value="0.004046">
                <text:p>0.00404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1000">
                <text:p>421000</text:p>
              </table:table-cell>
              <table:table-cell office:value-type="float" office:value="0.003441">
                <text:p>0.003441</text:p>
              </table:table-cell>
              <table:table-cell office:value-type="float" office:value="0.003732">
                <text:p>0.003732</text:p>
              </table:table-cell>
              <table:table-cell office:value-type="float" office:value="0.003924">
                <text:p>0.003924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1500">
                <text:p>421500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711">
                <text:p>0.003711</text:p>
              </table:table-cell>
              <table:table-cell office:value-type="float" office:value="0.003788">
                <text:p>0.00378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2000">
                <text:p>422000</text:p>
              </table:table-cell>
              <table:table-cell office:value-type="float" office:value="0.003518">
                <text:p>0.003518</text:p>
              </table:table-cell>
              <table:table-cell office:value-type="float" office:value="0.003651">
                <text:p>0.003651</text:p>
              </table:table-cell>
              <table:table-cell office:value-type="float" office:value="0.003895">
                <text:p>0.00389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2500">
                <text:p>422500</text:p>
              </table:table-cell>
              <table:table-cell office:value-type="float" office:value="0.00359">
                <text:p>0.00359</text:p>
              </table:table-cell>
              <table:table-cell office:value-type="float" office:value="0.00374">
                <text:p>0.00374</text:p>
              </table:table-cell>
              <table:table-cell office:value-type="float" office:value="0.003934">
                <text:p>0.00393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3000">
                <text:p>423000</text:p>
              </table:table-cell>
              <table:table-cell office:value-type="float" office:value="0.003606">
                <text:p>0.003606</text:p>
              </table:table-cell>
              <table:table-cell office:value-type="float" office:value="0.00362">
                <text:p>0.00362</text:p>
              </table:table-cell>
              <table:table-cell office:value-type="float" office:value="0.003919">
                <text:p>0.00391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3500">
                <text:p>423500</text:p>
              </table:table-cell>
              <table:table-cell office:value-type="float" office:value="0.003477">
                <text:p>0.003477</text:p>
              </table:table-cell>
              <table:table-cell office:value-type="float" office:value="0.00364">
                <text:p>0.00364</text:p>
              </table:table-cell>
              <table:table-cell office:value-type="float" office:value="0.004075">
                <text:p>0.00407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4000">
                <text:p>424000</text:p>
              </table:table-cell>
              <table:table-cell office:value-type="float" office:value="0.003536">
                <text:p>0.003536</text:p>
              </table:table-cell>
              <table:table-cell office:value-type="float" office:value="0.003697">
                <text:p>0.003697</text:p>
              </table:table-cell>
              <table:table-cell office:value-type="float" office:value="0.003836">
                <text:p>0.00383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4500">
                <text:p>424500</text:p>
              </table:table-cell>
              <table:table-cell office:value-type="float" office:value="0.003561">
                <text:p>0.003561</text:p>
              </table:table-cell>
              <table:table-cell office:value-type="float" office:value="0.003584">
                <text:p>0.003584</text:p>
              </table:table-cell>
              <table:table-cell office:value-type="float" office:value="0.00365">
                <text:p>0.0036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5000">
                <text:p>425000</text:p>
              </table:table-cell>
              <table:table-cell office:value-type="float" office:value="0.003509">
                <text:p>0.003509</text:p>
              </table:table-cell>
              <table:table-cell office:value-type="float" office:value="0.003626">
                <text:p>0.003626</text:p>
              </table:table-cell>
              <table:table-cell office:value-type="float" office:value="0.003916">
                <text:p>0.0039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5500">
                <text:p>425500</text:p>
              </table:table-cell>
              <table:table-cell office:value-type="float" office:value="0.003518">
                <text:p>0.003518</text:p>
              </table:table-cell>
              <table:table-cell office:value-type="float" office:value="0.003386">
                <text:p>0.003386</text:p>
              </table:table-cell>
              <table:table-cell office:value-type="float" office:value="0.003941">
                <text:p>0.00394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6000">
                <text:p>426000</text:p>
              </table:table-cell>
              <table:table-cell office:value-type="float" office:value="0.003533">
                <text:p>0.003533</text:p>
              </table:table-cell>
              <table:table-cell office:value-type="float" office:value="0.003504">
                <text:p>0.003504</text:p>
              </table:table-cell>
              <table:table-cell office:value-type="float" office:value="0.003868">
                <text:p>0.00386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6500">
                <text:p>426500</text:p>
              </table:table-cell>
              <table:table-cell office:value-type="float" office:value="0.003464">
                <text:p>0.003464</text:p>
              </table:table-cell>
              <table:table-cell office:value-type="float" office:value="0.00366">
                <text:p>0.00366</text:p>
              </table:table-cell>
              <table:table-cell office:value-type="float" office:value="0.003769">
                <text:p>0.00376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7000">
                <text:p>427000</text:p>
              </table:table-cell>
              <table:table-cell office:value-type="float" office:value="0.003476">
                <text:p>0.003476</text:p>
              </table:table-cell>
              <table:table-cell office:value-type="float" office:value="0.003429">
                <text:p>0.003429</text:p>
              </table:table-cell>
              <table:table-cell office:value-type="float" office:value="0.003842">
                <text:p>0.00384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7500">
                <text:p>427500</text:p>
              </table:table-cell>
              <table:table-cell office:value-type="float" office:value="0.003557">
                <text:p>0.003557</text:p>
              </table:table-cell>
              <table:table-cell office:value-type="float" office:value="0.00366">
                <text:p>0.00366</text:p>
              </table:table-cell>
              <table:table-cell office:value-type="float" office:value="0.003962">
                <text:p>0.003962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8000">
                <text:p>428000</text:p>
              </table:table-cell>
              <table:table-cell office:value-type="float" office:value="0.003449">
                <text:p>0.003449</text:p>
              </table:table-cell>
              <table:table-cell office:value-type="float" office:value="0.003442">
                <text:p>0.003442</text:p>
              </table:table-cell>
              <table:table-cell office:value-type="float" office:value="0.003868">
                <text:p>0.00386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8500">
                <text:p>428500</text:p>
              </table:table-cell>
              <table:table-cell office:value-type="float" office:value="0.003365">
                <text:p>0.003365</text:p>
              </table:table-cell>
              <table:table-cell office:value-type="float" office:value="0.003759">
                <text:p>0.003759</text:p>
              </table:table-cell>
              <table:table-cell office:value-type="float" office:value="0.003915">
                <text:p>0.0039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9000">
                <text:p>429000</text:p>
              </table:table-cell>
              <table:table-cell office:value-type="float" office:value="0.003457">
                <text:p>0.003457</text:p>
              </table:table-cell>
              <table:table-cell office:value-type="float" office:value="0.003326">
                <text:p>0.003326</text:p>
              </table:table-cell>
              <table:table-cell office:value-type="float" office:value="0.003863">
                <text:p>0.003863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9500">
                <text:p>429500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769">
                <text:p>0.003769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30000">
                <text:p>430000</text:p>
              </table:table-cell>
              <table:table-cell office:value-type="float" office:value="0.003421">
                <text:p>0.003421</text:p>
              </table:table-cell>
              <table:table-cell office:value-type="float" office:value="0.00364">
                <text:p>0.00364</text:p>
              </table:table-cell>
              <table:table-cell office:value-type="float" office:value="0.003766">
                <text:p>0.00376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0500">
                <text:p>430500</text:p>
              </table:table-cell>
              <table:table-cell office:value-type="float" office:value="0.003355">
                <text:p>0.003355</text:p>
              </table:table-cell>
              <table:table-cell office:value-type="float" office:value="0.003634">
                <text:p>0.003634</text:p>
              </table:table-cell>
              <table:table-cell office:value-type="float" office:value="0.004009">
                <text:p>0.00400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1000">
                <text:p>431000</text:p>
              </table:table-cell>
              <table:table-cell office:value-type="float" office:value="0.003492">
                <text:p>0.003492</text:p>
              </table:table-cell>
              <table:table-cell office:value-type="float" office:value="0.003694">
                <text:p>0.003694</text:p>
              </table:table-cell>
              <table:table-cell office:value-type="float" office:value="0.004048">
                <text:p>0.00404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1500">
                <text:p>431500</text:p>
              </table:table-cell>
              <table:table-cell office:value-type="float" office:value="0.003396">
                <text:p>0.003396</text:p>
              </table:table-cell>
              <table:table-cell office:value-type="float" office:value="0.00371">
                <text:p>0.00371</text:p>
              </table:table-cell>
              <table:table-cell office:value-type="float" office:value="0.00377">
                <text:p>0.0037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2000">
                <text:p>432000</text:p>
              </table:table-cell>
              <table:table-cell office:value-type="float" office:value="0.003508">
                <text:p>0.003508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953">
                <text:p>0.00395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2500">
                <text:p>432500</text:p>
              </table:table-cell>
              <table:table-cell office:value-type="float" office:value="0.003473">
                <text:p>0.003473</text:p>
              </table:table-cell>
              <table:table-cell office:value-type="float" office:value="0.003604">
                <text:p>0.003604</text:p>
              </table:table-cell>
              <table:table-cell office:value-type="float" office:value="0.003958">
                <text:p>0.00395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3000">
                <text:p>433000</text:p>
              </table:table-cell>
              <table:table-cell office:value-type="float" office:value="0.003459">
                <text:p>0.003459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931">
                <text:p>0.00393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3500">
                <text:p>433500</text:p>
              </table:table-cell>
              <table:table-cell office:value-type="float" office:value="0.003309">
                <text:p>0.003309</text:p>
              </table:table-cell>
              <table:table-cell office:value-type="float" office:value="0.003509">
                <text:p>0.003509</text:p>
              </table:table-cell>
              <table:table-cell office:value-type="float" office:value="0.004122">
                <text:p>0.00412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4000">
                <text:p>434000</text:p>
              </table:table-cell>
              <table:table-cell office:value-type="float" office:value="0.003532">
                <text:p>0.003532</text:p>
              </table:table-cell>
              <table:table-cell office:value-type="float" office:value="0.0037">
                <text:p>0.0037</text:p>
              </table:table-cell>
              <table:table-cell office:value-type="float" office:value="0.003852">
                <text:p>0.00385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4500">
                <text:p>434500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933">
                <text:p>0.003933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5000">
                <text:p>435000</text:p>
              </table:table-cell>
              <table:table-cell office:value-type="float" office:value="0.003544">
                <text:p>0.003544</text:p>
              </table:table-cell>
              <table:table-cell office:value-type="float" office:value="0.003343">
                <text:p>0.003343</text:p>
              </table:table-cell>
              <table:table-cell office:value-type="float" office:value="0.00396">
                <text:p>0.0039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5500">
                <text:p>435500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245">
                <text:p>0.003245</text:p>
              </table:table-cell>
              <table:table-cell office:value-type="float" office:value="0.003789">
                <text:p>0.00378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6000">
                <text:p>436000</text:p>
              </table:table-cell>
              <table:table-cell office:value-type="float" office:value="0.003476">
                <text:p>0.003476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986">
                <text:p>0.00398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6500">
                <text:p>436500</text:p>
              </table:table-cell>
              <table:table-cell office:value-type="float" office:value="0.003502">
                <text:p>0.003502</text:p>
              </table:table-cell>
              <table:table-cell office:value-type="float" office:value="0.003773">
                <text:p>0.003773</text:p>
              </table:table-cell>
              <table:table-cell office:value-type="float" office:value="0.003678">
                <text:p>0.00367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7000">
                <text:p>437000</text:p>
              </table:table-cell>
              <table:table-cell office:value-type="float" office:value="0.003569">
                <text:p>0.003569</text:p>
              </table:table-cell>
              <table:table-cell office:value-type="float" office:value="0.004066">
                <text:p>0.004066</text:p>
              </table:table-cell>
              <table:table-cell office:value-type="float" office:value="0.003856">
                <text:p>0.00385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7500">
                <text:p>437500</text:p>
              </table:table-cell>
              <table:table-cell office:value-type="float" office:value="0.003589">
                <text:p>0.003589</text:p>
              </table:table-cell>
              <table:table-cell office:value-type="float" office:value="0.003432">
                <text:p>0.003432</text:p>
              </table:table-cell>
              <table:table-cell office:value-type="float" office:value="0.003943">
                <text:p>0.00394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8000">
                <text:p>438000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504">
                <text:p>0.003504</text:p>
              </table:table-cell>
              <table:table-cell office:value-type="float" office:value="0.003886">
                <text:p>0.00388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8500">
                <text:p>438500</text:p>
              </table:table-cell>
              <table:table-cell office:value-type="float" office:value="0.003594">
                <text:p>0.003594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897">
                <text:p>0.00389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9000">
                <text:p>439000</text:p>
              </table:table-cell>
              <table:table-cell office:value-type="float" office:value="0.003536">
                <text:p>0.003536</text:p>
              </table:table-cell>
              <table:table-cell office:value-type="float" office:value="0.003428">
                <text:p>0.003428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9500">
                <text:p>439500</text:p>
              </table:table-cell>
              <table:table-cell office:value-type="float" office:value="0.005378">
                <text:p>0.005378</text:p>
              </table:table-cell>
              <table:table-cell office:value-type="float" office:value="0.003613">
                <text:p>0.003613</text:p>
              </table:table-cell>
              <table:table-cell office:value-type="float" office:value="0.003915">
                <text:p>0.0039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40000">
                <text:p>440000</text:p>
              </table:table-cell>
              <table:table-cell office:value-type="float" office:value="0.003594">
                <text:p>0.003594</text:p>
              </table:table-cell>
              <table:table-cell office:value-type="float" office:value="0.003646">
                <text:p>0.003646</text:p>
              </table:table-cell>
              <table:table-cell office:value-type="float" office:value="0.003839">
                <text:p>0.00383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0500">
                <text:p>440500</text:p>
              </table:table-cell>
              <table:table-cell office:value-type="float" office:value="0.003557">
                <text:p>0.003557</text:p>
              </table:table-cell>
              <table:table-cell office:value-type="float" office:value="0.003681">
                <text:p>0.003681</text:p>
              </table:table-cell>
              <table:table-cell office:value-type="float" office:value="0.004066">
                <text:p>0.00406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1000">
                <text:p>441000</text:p>
              </table:table-cell>
              <table:table-cell office:value-type="float" office:value="0.003393">
                <text:p>0.003393</text:p>
              </table:table-cell>
              <table:table-cell office:value-type="float" office:value="0.003583">
                <text:p>0.003583</text:p>
              </table:table-cell>
              <table:table-cell office:value-type="float" office:value="0.004087">
                <text:p>0.0040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1500">
                <text:p>441500</text:p>
              </table:table-cell>
              <table:table-cell office:value-type="float" office:value="0.00357">
                <text:p>0.00357</text:p>
              </table:table-cell>
              <table:table-cell office:value-type="float" office:value="0.003705">
                <text:p>0.003705</text:p>
              </table:table-cell>
              <table:table-cell office:value-type="float" office:value="0.00381">
                <text:p>0.003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2000">
                <text:p>442000</text:p>
              </table:table-cell>
              <table:table-cell office:value-type="float" office:value="0.003439">
                <text:p>0.003439</text:p>
              </table:table-cell>
              <table:table-cell office:value-type="float" office:value="0.003713">
                <text:p>0.003713</text:p>
              </table:table-cell>
              <table:table-cell office:value-type="float" office:value="0.003905">
                <text:p>0.00390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2500">
                <text:p>442500</text:p>
              </table:table-cell>
              <table:table-cell office:value-type="float" office:value="0.003369">
                <text:p>0.003369</text:p>
              </table:table-cell>
              <table:table-cell office:value-type="float" office:value="0.003547">
                <text:p>0.003547</text:p>
              </table:table-cell>
              <table:table-cell office:value-type="float" office:value="0.0037">
                <text:p>0.003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3000">
                <text:p>443000</text:p>
              </table:table-cell>
              <table:table-cell office:value-type="float" office:value="0.003373">
                <text:p>0.003373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928">
                <text:p>0.00392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3500">
                <text:p>443500</text:p>
              </table:table-cell>
              <table:table-cell office:value-type="float" office:value="0.003377">
                <text:p>0.003377</text:p>
              </table:table-cell>
              <table:table-cell office:value-type="float" office:value="0.003689">
                <text:p>0.003689</text:p>
              </table:table-cell>
              <table:table-cell office:value-type="float" office:value="0.003737">
                <text:p>0.00373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4000">
                <text:p>444000</text:p>
              </table:table-cell>
              <table:table-cell office:value-type="float" office:value="0.003474">
                <text:p>0.003474</text:p>
              </table:table-cell>
              <table:table-cell office:value-type="float" office:value="0.00362">
                <text:p>0.00362</text:p>
              </table:table-cell>
              <table:table-cell office:value-type="float" office:value="0.003811">
                <text:p>0.00381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4500">
                <text:p>444500</text:p>
              </table:table-cell>
              <table:table-cell office:value-type="float" office:value="0.003492">
                <text:p>0.003492</text:p>
              </table:table-cell>
              <table:table-cell office:value-type="float" office:value="0.003633">
                <text:p>0.003633</text:p>
              </table:table-cell>
              <table:table-cell office:value-type="float" office:value="0.003897">
                <text:p>0.003897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5000">
                <text:p>445000</text:p>
              </table:table-cell>
              <table:table-cell office:value-type="float" office:value="0.003451">
                <text:p>0.003451</text:p>
              </table:table-cell>
              <table:table-cell office:value-type="float" office:value="0.003697">
                <text:p>0.003697</text:p>
              </table:table-cell>
              <table:table-cell office:value-type="float" office:value="0.003817">
                <text:p>0.00381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5500">
                <text:p>445500</text:p>
              </table:table-cell>
              <table:table-cell office:value-type="float" office:value="0.003517">
                <text:p>0.003517</text:p>
              </table:table-cell>
              <table:table-cell office:value-type="float" office:value="0.00347">
                <text:p>0.00347</text:p>
              </table:table-cell>
              <table:table-cell office:value-type="float" office:value="0.00408">
                <text:p>0.0040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6000">
                <text:p>446000</text:p>
              </table:table-cell>
              <table:table-cell office:value-type="float" office:value="0.003446">
                <text:p>0.003446</text:p>
              </table:table-cell>
              <table:table-cell office:value-type="float" office:value="0.003614">
                <text:p>0.003614</text:p>
              </table:table-cell>
              <table:table-cell office:value-type="float" office:value="0.003875">
                <text:p>0.00387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6500">
                <text:p>446500</text:p>
              </table:table-cell>
              <table:table-cell office:value-type="float" office:value="0.003381">
                <text:p>0.003381</text:p>
              </table:table-cell>
              <table:table-cell office:value-type="float" office:value="0.003528">
                <text:p>0.003528</text:p>
              </table:table-cell>
              <table:table-cell office:value-type="float" office:value="0.00387">
                <text:p>0.003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7000">
                <text:p>447000</text:p>
              </table:table-cell>
              <table:table-cell office:value-type="float" office:value="0.00341">
                <text:p>0.00341</text:p>
              </table:table-cell>
              <table:table-cell office:value-type="float" office:value="0.003392">
                <text:p>0.003392</text:p>
              </table:table-cell>
              <table:table-cell office:value-type="float" office:value="0.003867">
                <text:p>0.00386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7500">
                <text:p>447500</text:p>
              </table:table-cell>
              <table:table-cell office:value-type="float" office:value="0.003341">
                <text:p>0.003341</text:p>
              </table:table-cell>
              <table:table-cell office:value-type="float" office:value="0.00362">
                <text:p>0.00362</text:p>
              </table:table-cell>
              <table:table-cell office:value-type="float" office:value="0.003697">
                <text:p>0.00369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8000">
                <text:p>448000</text:p>
              </table:table-cell>
              <table:table-cell office:value-type="float" office:value="0.003796">
                <text:p>0.003796</text:p>
              </table:table-cell>
              <table:table-cell office:value-type="float" office:value="0.003427">
                <text:p>0.003427</text:p>
              </table:table-cell>
              <table:table-cell office:value-type="float" office:value="0.00387">
                <text:p>0.003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8500">
                <text:p>448500</text:p>
              </table:table-cell>
              <table:table-cell office:value-type="float" office:value="0.003535">
                <text:p>0.003535</text:p>
              </table:table-cell>
              <table:table-cell office:value-type="float" office:value="0.003612">
                <text:p>0.003612</text:p>
              </table:table-cell>
              <table:table-cell office:value-type="float" office:value="0.003946">
                <text:p>0.00394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9000">
                <text:p>449000</text:p>
              </table:table-cell>
              <table:table-cell office:value-type="float" office:value="0.003472">
                <text:p>0.003472</text:p>
              </table:table-cell>
              <table:table-cell office:value-type="float" office:value="0.003657">
                <text:p>0.003657</text:p>
              </table:table-cell>
              <table:table-cell office:value-type="float" office:value="0.003892">
                <text:p>0.0038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49500">
                <text:p>449500</text:p>
              </table:table-cell>
              <table:table-cell office:value-type="float" office:value="0.003309">
                <text:p>0.003309</text:p>
              </table:table-cell>
              <table:table-cell office:value-type="float" office:value="0.003723">
                <text:p>0.003723</text:p>
              </table:table-cell>
              <table:table-cell office:value-type="float" office:value="0.003914">
                <text:p>0.00391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0000">
                <text:p>450000</text:p>
              </table:table-cell>
              <table:table-cell office:value-type="float" office:value="0.003528">
                <text:p>0.003528</text:p>
              </table:table-cell>
              <table:table-cell office:value-type="float" office:value="0.003715">
                <text:p>0.003715</text:p>
              </table:table-cell>
              <table:table-cell office:value-type="float" office:value="0.003907">
                <text:p>0.00390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0500">
                <text:p>450500</text:p>
              </table:table-cell>
              <table:table-cell office:value-type="float" office:value="0.003215">
                <text:p>0.003215</text:p>
              </table:table-cell>
              <table:table-cell office:value-type="float" office:value="0.003688">
                <text:p>0.003688</text:p>
              </table:table-cell>
              <table:table-cell office:value-type="float" office:value="0.003979">
                <text:p>0.003979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1000">
                <text:p>451000</text:p>
              </table:table-cell>
              <table:table-cell office:value-type="float" office:value="0.003541">
                <text:p>0.003541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754">
                <text:p>0.00375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1500">
                <text:p>451500</text:p>
              </table:table-cell>
              <table:table-cell office:value-type="float" office:value="0.003588">
                <text:p>0.003588</text:p>
              </table:table-cell>
              <table:table-cell office:value-type="float" office:value="0.003559">
                <text:p>0.003559</text:p>
              </table:table-cell>
              <table:table-cell office:value-type="float" office:value="0.003933">
                <text:p>0.00393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2000">
                <text:p>452000</text:p>
              </table:table-cell>
              <table:table-cell office:value-type="float" office:value="0.003545">
                <text:p>0.003545</text:p>
              </table:table-cell>
              <table:table-cell office:value-type="float" office:value="0.003677">
                <text:p>0.003677</text:p>
              </table:table-cell>
              <table:table-cell office:value-type="float" office:value="0.00375">
                <text:p>0.0037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2500">
                <text:p>452500</text:p>
              </table:table-cell>
              <table:table-cell office:value-type="float" office:value="0.003414">
                <text:p>0.003414</text:p>
              </table:table-cell>
              <table:table-cell office:value-type="float" office:value="0.00373">
                <text:p>0.00373</text:p>
              </table:table-cell>
              <table:table-cell office:value-type="float" office:value="0.003981">
                <text:p>0.003981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3000">
                <text:p>453000</text:p>
              </table:table-cell>
              <table:table-cell office:value-type="float" office:value="0.003597">
                <text:p>0.003597</text:p>
              </table:table-cell>
              <table:table-cell office:value-type="float" office:value="0.003596">
                <text:p>0.003596</text:p>
              </table:table-cell>
              <table:table-cell office:value-type="float" office:value="0.003915">
                <text:p>0.0039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3500">
                <text:p>453500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706">
                <text:p>0.003706</text:p>
              </table:table-cell>
              <table:table-cell office:value-type="float" office:value="0.004016">
                <text:p>0.00401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4000">
                <text:p>454000</text:p>
              </table:table-cell>
              <table:table-cell office:value-type="float" office:value="0.003505">
                <text:p>0.003505</text:p>
              </table:table-cell>
              <table:table-cell office:value-type="float" office:value="0.003661">
                <text:p>0.003661</text:p>
              </table:table-cell>
              <table:table-cell office:value-type="float" office:value="0.003952">
                <text:p>0.003952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4500">
                <text:p>454500</text:p>
              </table:table-cell>
              <table:table-cell office:value-type="float" office:value="0.003711">
                <text:p>0.003711</text:p>
              </table:table-cell>
              <table:table-cell office:value-type="float" office:value="0.003713">
                <text:p>0.003713</text:p>
              </table:table-cell>
              <table:table-cell office:value-type="float" office:value="0.003996">
                <text:p>0.00399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5000">
                <text:p>455000</text:p>
              </table:table-cell>
              <table:table-cell office:value-type="float" office:value="0.003811">
                <text:p>0.003811</text:p>
              </table:table-cell>
              <table:table-cell office:value-type="float" office:value="0.003591">
                <text:p>0.003591</text:p>
              </table:table-cell>
              <table:table-cell office:value-type="float" office:value="0.003814">
                <text:p>0.00381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5500">
                <text:p>455500</text:p>
              </table:table-cell>
              <table:table-cell office:value-type="float" office:value="0.003498">
                <text:p>0.003498</text:p>
              </table:table-cell>
              <table:table-cell office:value-type="float" office:value="0.003577">
                <text:p>0.003577</text:p>
              </table:table-cell>
              <table:table-cell office:value-type="float" office:value="0.003899">
                <text:p>0.003899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6000">
                <text:p>456000</text:p>
              </table:table-cell>
              <table:table-cell office:value-type="float" office:value="0.003636">
                <text:p>0.003636</text:p>
              </table:table-cell>
              <table:table-cell office:value-type="float" office:value="0.003658">
                <text:p>0.003658</text:p>
              </table:table-cell>
              <table:table-cell office:value-type="float" office:value="0.003953">
                <text:p>0.00395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6500">
                <text:p>456500</text:p>
              </table:table-cell>
              <table:table-cell office:value-type="float" office:value="0.003558">
                <text:p>0.003558</text:p>
              </table:table-cell>
              <table:table-cell office:value-type="float" office:value="0.003624">
                <text:p>0.003624</text:p>
              </table:table-cell>
              <table:table-cell office:value-type="float" office:value="0.003782">
                <text:p>0.0037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7000">
                <text:p>457000</text:p>
              </table:table-cell>
              <table:table-cell office:value-type="float" office:value="0.003439">
                <text:p>0.003439</text:p>
              </table:table-cell>
              <table:table-cell office:value-type="float" office:value="0.003742">
                <text:p>0.003742</text:p>
              </table:table-cell>
              <table:table-cell office:value-type="float" office:value="0.003851">
                <text:p>0.00385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7500">
                <text:p>457500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666">
                <text:p>0.003666</text:p>
              </table:table-cell>
              <table:table-cell office:value-type="float" office:value="0.003943">
                <text:p>0.00394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8000">
                <text:p>458000</text:p>
              </table:table-cell>
              <table:table-cell office:value-type="float" office:value="0.003571">
                <text:p>0.003571</text:p>
              </table:table-cell>
              <table:table-cell office:value-type="float" office:value="0.003623">
                <text:p>0.003623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58500">
                <text:p>458500</text:p>
              </table:table-cell>
              <table:table-cell office:value-type="float" office:value="0.003459">
                <text:p>0.003459</text:p>
              </table:table-cell>
              <table:table-cell office:value-type="float" office:value="0.003664">
                <text:p>0.003664</text:p>
              </table:table-cell>
              <table:table-cell office:value-type="float" office:value="0.003904">
                <text:p>0.00390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59000">
                <text:p>459000</text:p>
              </table:table-cell>
              <table:table-cell office:value-type="float" office:value="0.003544">
                <text:p>0.003544</text:p>
              </table:table-cell>
              <table:table-cell office:value-type="float" office:value="0.00359">
                <text:p>0.00359</text:p>
              </table:table-cell>
              <table:table-cell office:value-type="float" office:value="0.003857">
                <text:p>0.003857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59500">
                <text:p>459500</text:p>
              </table:table-cell>
              <table:table-cell office:value-type="float" office:value="0.003509">
                <text:p>0.003509</text:p>
              </table:table-cell>
              <table:table-cell office:value-type="float" office:value="0.003676">
                <text:p>0.003676</text:p>
              </table:table-cell>
              <table:table-cell office:value-type="float" office:value="0.003661">
                <text:p>0.00366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60000">
                <text:p>460000</text:p>
              </table:table-cell>
              <table:table-cell office:value-type="float" office:value="0.003566">
                <text:p>0.003566</text:p>
              </table:table-cell>
              <table:table-cell office:value-type="float" office:value="0.003658">
                <text:p>0.003658</text:p>
              </table:table-cell>
              <table:table-cell office:value-type="float" office:value="0.003941">
                <text:p>0.00394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0500">
                <text:p>460500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722">
                <text:p>0.003722</text:p>
              </table:table-cell>
              <table:table-cell office:value-type="float" office:value="0.0039">
                <text:p>0.003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1000">
                <text:p>461000</text:p>
              </table:table-cell>
              <table:table-cell office:value-type="float" office:value="0.003524">
                <text:p>0.003524</text:p>
              </table:table-cell>
              <table:table-cell office:value-type="float" office:value="0.003599">
                <text:p>0.003599</text:p>
              </table:table-cell>
              <table:table-cell office:value-type="float" office:value="0.003929">
                <text:p>0.00392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61500">
                <text:p>461500</text:p>
              </table:table-cell>
              <table:table-cell office:value-type="float" office:value="0.003451">
                <text:p>0.003451</text:p>
              </table:table-cell>
              <table:table-cell office:value-type="float" office:value="0.003738">
                <text:p>0.003738</text:p>
              </table:table-cell>
              <table:table-cell office:value-type="float" office:value="0.003878">
                <text:p>0.0038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2000">
                <text:p>462000</text:p>
              </table:table-cell>
              <table:table-cell office:value-type="float" office:value="0.003432">
                <text:p>0.003432</text:p>
              </table:table-cell>
              <table:table-cell office:value-type="float" office:value="0.003668">
                <text:p>0.003668</text:p>
              </table:table-cell>
              <table:table-cell office:value-type="float" office:value="0.003699">
                <text:p>0.00369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2500">
                <text:p>462500</text:p>
              </table:table-cell>
              <table:table-cell office:value-type="float" office:value="0.003433">
                <text:p>0.003433</text:p>
              </table:table-cell>
              <table:table-cell office:value-type="float" office:value="0.00364">
                <text:p>0.00364</text:p>
              </table:table-cell>
              <table:table-cell office:value-type="float" office:value="0.003783">
                <text:p>0.00378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3000">
                <text:p>463000</text:p>
              </table:table-cell>
              <table:table-cell office:value-type="float" office:value="0.003535">
                <text:p>0.003535</text:p>
              </table:table-cell>
              <table:table-cell office:value-type="float" office:value="0.003647">
                <text:p>0.003647</text:p>
              </table:table-cell>
              <table:table-cell office:value-type="float" office:value="0.003958">
                <text:p>0.00395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3500">
                <text:p>463500</text:p>
              </table:table-cell>
              <table:table-cell office:value-type="float" office:value="0.003462">
                <text:p>0.003462</text:p>
              </table:table-cell>
              <table:table-cell office:value-type="float" office:value="0.0036">
                <text:p>0.0036</text:p>
              </table:table-cell>
              <table:table-cell office:value-type="float" office:value="0.003945">
                <text:p>0.00394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64000">
                <text:p>464000</text:p>
              </table:table-cell>
              <table:table-cell office:value-type="float" office:value="0.003546">
                <text:p>0.003546</text:p>
              </table:table-cell>
              <table:table-cell office:value-type="float" office:value="0.003607">
                <text:p>0.003607</text:p>
              </table:table-cell>
              <table:table-cell office:value-type="float" office:value="0.003874">
                <text:p>0.00387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64500">
                <text:p>464500</text:p>
              </table:table-cell>
              <table:table-cell office:value-type="float" office:value="0.003446">
                <text:p>0.003446</text:p>
              </table:table-cell>
              <table:table-cell office:value-type="float" office:value="0.003676">
                <text:p>0.003676</text:p>
              </table:table-cell>
              <table:table-cell office:value-type="float" office:value="0.003969">
                <text:p>0.003969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5000">
                <text:p>465000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68">
                <text:p>0.00368</text:p>
              </table:table-cell>
              <table:table-cell office:value-type="float" office:value="0.003981">
                <text:p>0.00398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5500">
                <text:p>465500</text:p>
              </table:table-cell>
              <table:table-cell office:value-type="float" office:value="0.00331">
                <text:p>0.00331</text:p>
              </table:table-cell>
              <table:table-cell office:value-type="float" office:value="0.003628">
                <text:p>0.003628</text:p>
              </table:table-cell>
              <table:table-cell office:value-type="float" office:value="0.003787">
                <text:p>0.003787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6000">
                <text:p>466000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73">
                <text:p>0.00373</text:p>
              </table:table-cell>
              <table:table-cell office:value-type="float" office:value="0.003726">
                <text:p>0.00372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6500">
                <text:p>466500</text:p>
              </table:table-cell>
              <table:table-cell office:value-type="float" office:value="0.003274">
                <text:p>0.003274</text:p>
              </table:table-cell>
              <table:table-cell office:value-type="float" office:value="0.003606">
                <text:p>0.003606</text:p>
              </table:table-cell>
              <table:table-cell office:value-type="float" office:value="0.004203">
                <text:p>0.00420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7000">
                <text:p>467000</text:p>
              </table:table-cell>
              <table:table-cell office:value-type="float" office:value="0.003824">
                <text:p>0.003824</text:p>
              </table:table-cell>
              <table:table-cell office:value-type="float" office:value="0.003852">
                <text:p>0.003852</text:p>
              </table:table-cell>
              <table:table-cell office:value-type="float" office:value="0.003985">
                <text:p>0.0039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7500">
                <text:p>467500</text:p>
              </table:table-cell>
              <table:table-cell office:value-type="float" office:value="0.003475">
                <text:p>0.003475</text:p>
              </table:table-cell>
              <table:table-cell office:value-type="float" office:value="0.003627">
                <text:p>0.003627</text:p>
              </table:table-cell>
              <table:table-cell office:value-type="float" office:value="0.003636">
                <text:p>0.00363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8000">
                <text:p>468000</text:p>
              </table:table-cell>
              <table:table-cell office:value-type="float" office:value="0.003532">
                <text:p>0.003532</text:p>
              </table:table-cell>
              <table:table-cell office:value-type="float" office:value="0.003707">
                <text:p>0.003707</text:p>
              </table:table-cell>
              <table:table-cell office:value-type="float" office:value="0.003896">
                <text:p>0.00389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68500">
                <text:p>468500</text:p>
              </table:table-cell>
              <table:table-cell office:value-type="float" office:value="0.003503">
                <text:p>0.003503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935">
                <text:p>0.00393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69000">
                <text:p>469000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71">
                <text:p>0.0037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69500">
                <text:p>469500</text:p>
              </table:table-cell>
              <table:table-cell office:value-type="float" office:value="0.003472">
                <text:p>0.003472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921">
                <text:p>0.00392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70000">
                <text:p>470000</text:p>
              </table:table-cell>
              <table:table-cell office:value-type="float" office:value="0.003569">
                <text:p>0.003569</text:p>
              </table:table-cell>
              <table:table-cell office:value-type="float" office:value="0.003627">
                <text:p>0.003627</text:p>
              </table:table-cell>
              <table:table-cell office:value-type="float" office:value="0.003949">
                <text:p>0.00394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0500">
                <text:p>470500</text:p>
              </table:table-cell>
              <table:table-cell office:value-type="float" office:value="0.003441">
                <text:p>0.003441</text:p>
              </table:table-cell>
              <table:table-cell office:value-type="float" office:value="0.003659">
                <text:p>0.003659</text:p>
              </table:table-cell>
              <table:table-cell office:value-type="float" office:value="0.003726">
                <text:p>0.003726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1000">
                <text:p>471000</text:p>
              </table:table-cell>
              <table:table-cell office:value-type="float" office:value="0.003498">
                <text:p>0.003498</text:p>
              </table:table-cell>
              <table:table-cell office:value-type="float" office:value="0.003653">
                <text:p>0.003653</text:p>
              </table:table-cell>
              <table:table-cell office:value-type="float" office:value="0.00396">
                <text:p>0.0039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1500">
                <text:p>471500</text:p>
              </table:table-cell>
              <table:table-cell office:value-type="float" office:value="0.003522">
                <text:p>0.003522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865">
                <text:p>0.00386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2000">
                <text:p>472000</text:p>
              </table:table-cell>
              <table:table-cell office:value-type="float" office:value="0.003596">
                <text:p>0.003596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61">
                <text:p>0.0036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2500">
                <text:p>472500</text:p>
              </table:table-cell>
              <table:table-cell office:value-type="float" office:value="0.003597">
                <text:p>0.003597</text:p>
              </table:table-cell>
              <table:table-cell office:value-type="float" office:value="0.003581">
                <text:p>0.003581</text:p>
              </table:table-cell>
              <table:table-cell office:value-type="float" office:value="0.003787">
                <text:p>0.0037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73000">
                <text:p>473000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744">
                <text:p>0.003744</text:p>
              </table:table-cell>
              <table:table-cell office:value-type="float" office:value="0.003966">
                <text:p>0.00396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3500">
                <text:p>473500</text:p>
              </table:table-cell>
              <table:table-cell office:value-type="float" office:value="0.003489">
                <text:p>0.003489</text:p>
              </table:table-cell>
              <table:table-cell office:value-type="float" office:value="0.00366">
                <text:p>0.00366</text:p>
              </table:table-cell>
              <table:table-cell office:value-type="float" office:value="0.003969">
                <text:p>0.00396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4000">
                <text:p>474000</text:p>
              </table:table-cell>
              <table:table-cell office:value-type="float" office:value="0.003329">
                <text:p>0.003329</text:p>
              </table:table-cell>
              <table:table-cell office:value-type="float" office:value="0.003617">
                <text:p>0.003617</text:p>
              </table:table-cell>
              <table:table-cell office:value-type="float" office:value="0.003867">
                <text:p>0.00386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4500">
                <text:p>474500</text:p>
              </table:table-cell>
              <table:table-cell office:value-type="float" office:value="0.003312">
                <text:p>0.003312</text:p>
              </table:table-cell>
              <table:table-cell office:value-type="float" office:value="0.003655">
                <text:p>0.003655</text:p>
              </table:table-cell>
              <table:table-cell office:value-type="float" office:value="0.003821">
                <text:p>0.003821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5000">
                <text:p>475000</text:p>
              </table:table-cell>
              <table:table-cell office:value-type="float" office:value="0.003504">
                <text:p>0.003504</text:p>
              </table:table-cell>
              <table:table-cell office:value-type="float" office:value="0.00367">
                <text:p>0.00367</text:p>
              </table:table-cell>
              <table:table-cell office:value-type="float" office:value="0.003465">
                <text:p>0.003465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5500">
                <text:p>475500</text:p>
              </table:table-cell>
              <table:table-cell office:value-type="float" office:value="0.003536">
                <text:p>0.003536</text:p>
              </table:table-cell>
              <table:table-cell office:value-type="float" office:value="0.003754">
                <text:p>0.003754</text:p>
              </table:table-cell>
              <table:table-cell office:value-type="float" office:value="0.00375">
                <text:p>0.00375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6000">
                <text:p>476000</text:p>
              </table:table-cell>
              <table:table-cell office:value-type="float" office:value="0.003115">
                <text:p>0.003115</text:p>
              </table:table-cell>
              <table:table-cell office:value-type="float" office:value="0.003711">
                <text:p>0.003711</text:p>
              </table:table-cell>
              <table:table-cell office:value-type="float" office:value="0.003882">
                <text:p>0.0038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6500">
                <text:p>476500</text:p>
              </table:table-cell>
              <table:table-cell office:value-type="float" office:value="0.00346">
                <text:p>0.00346</text:p>
              </table:table-cell>
              <table:table-cell office:value-type="float" office:value="0.003962">
                <text:p>0.003962</text:p>
              </table:table-cell>
              <table:table-cell office:value-type="float" office:value="0.003947">
                <text:p>0.00394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7000">
                <text:p>477000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616">
                <text:p>0.003616</text:p>
              </table:table-cell>
              <table:table-cell office:value-type="float" office:value="0.003869">
                <text:p>0.00386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7500">
                <text:p>477500</text:p>
              </table:table-cell>
              <table:table-cell office:value-type="float" office:value="0.003394">
                <text:p>0.003394</text:p>
              </table:table-cell>
              <table:table-cell office:value-type="float" office:value="0.003633">
                <text:p>0.003633</text:p>
              </table:table-cell>
              <table:table-cell office:value-type="float" office:value="0.003742">
                <text:p>0.003742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78000">
                <text:p>478000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261">
                <text:p>0.003261</text:p>
              </table:table-cell>
              <table:table-cell office:value-type="float" office:value="0.00385">
                <text:p>0.0038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8500">
                <text:p>478500</text:p>
              </table:table-cell>
              <table:table-cell office:value-type="float" office:value="0.00342">
                <text:p>0.00342</text:p>
              </table:table-cell>
              <table:table-cell office:value-type="float" office:value="0.003633">
                <text:p>0.003633</text:p>
              </table:table-cell>
              <table:table-cell office:value-type="float" office:value="0.003864">
                <text:p>0.00386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9000">
                <text:p>479000</text:p>
              </table:table-cell>
              <table:table-cell office:value-type="float" office:value="0.003372">
                <text:p>0.003372</text:p>
              </table:table-cell>
              <table:table-cell office:value-type="float" office:value="0.003508">
                <text:p>0.003508</text:p>
              </table:table-cell>
              <table:table-cell office:value-type="float" office:value="0.00391">
                <text:p>0.003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9500">
                <text:p>479500</text:p>
              </table:table-cell>
              <table:table-cell office:value-type="float" office:value="0.00341">
                <text:p>0.00341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0000">
                <text:p>480000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713">
                <text:p>0.003713</text:p>
              </table:table-cell>
              <table:table-cell office:value-type="float" office:value="0.003681">
                <text:p>0.0036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0500">
                <text:p>480500</text:p>
              </table:table-cell>
              <table:table-cell office:value-type="float" office:value="0.00334">
                <text:p>0.00334</text:p>
              </table:table-cell>
              <table:table-cell office:value-type="float" office:value="0.003693">
                <text:p>0.003693</text:p>
              </table:table-cell>
              <table:table-cell office:value-type="float" office:value="0.00389">
                <text:p>0.0038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1000">
                <text:p>481000</text:p>
              </table:table-cell>
              <table:table-cell office:value-type="float" office:value="0.00332">
                <text:p>0.00332</text:p>
              </table:table-cell>
              <table:table-cell office:value-type="float" office:value="0.003743">
                <text:p>0.003743</text:p>
              </table:table-cell>
              <table:table-cell office:value-type="float" office:value="0.003837">
                <text:p>0.003837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1500">
                <text:p>481500</text:p>
              </table:table-cell>
              <table:table-cell office:value-type="float" office:value="0.003461">
                <text:p>0.003461</text:p>
              </table:table-cell>
              <table:table-cell office:value-type="float" office:value="0.003587">
                <text:p>0.003587</text:p>
              </table:table-cell>
              <table:table-cell office:value-type="float" office:value="0.003855">
                <text:p>0.00385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2000">
                <text:p>482000</text:p>
              </table:table-cell>
              <table:table-cell office:value-type="float" office:value="0.003507">
                <text:p>0.003507</text:p>
              </table:table-cell>
              <table:table-cell office:value-type="float" office:value="0.003672">
                <text:p>0.003672</text:p>
              </table:table-cell>
              <table:table-cell office:value-type="float" office:value="0.003919">
                <text:p>0.00391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2500">
                <text:p>482500</text:p>
              </table:table-cell>
              <table:table-cell office:value-type="float" office:value="0.003536">
                <text:p>0.003536</text:p>
              </table:table-cell>
              <table:table-cell office:value-type="float" office:value="0.003658">
                <text:p>0.003658</text:p>
              </table:table-cell>
              <table:table-cell office:value-type="float" office:value="0.003911">
                <text:p>0.00391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3000">
                <text:p>483000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787">
                <text:p>0.003787</text:p>
              </table:table-cell>
              <table:table-cell office:value-type="float" office:value="0.003875">
                <text:p>0.003875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3500">
                <text:p>483500</text:p>
              </table:table-cell>
              <table:table-cell office:value-type="float" office:value="0.003533">
                <text:p>0.003533</text:p>
              </table:table-cell>
              <table:table-cell office:value-type="float" office:value="0.003618">
                <text:p>0.003618</text:p>
              </table:table-cell>
              <table:table-cell office:value-type="float" office:value="0.003837">
                <text:p>0.003837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4000">
                <text:p>484000</text:p>
              </table:table-cell>
              <table:table-cell office:value-type="float" office:value="0.00355">
                <text:p>0.00355</text:p>
              </table:table-cell>
              <table:table-cell office:value-type="float" office:value="0.003619">
                <text:p>0.003619</text:p>
              </table:table-cell>
              <table:table-cell office:value-type="float" office:value="0.003842">
                <text:p>0.003842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4500">
                <text:p>484500</text:p>
              </table:table-cell>
              <table:table-cell office:value-type="float" office:value="0.00343">
                <text:p>0.00343</text:p>
              </table:table-cell>
              <table:table-cell office:value-type="float" office:value="0.003469">
                <text:p>0.003469</text:p>
              </table:table-cell>
              <table:table-cell office:value-type="float" office:value="0.003925">
                <text:p>0.00392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5000">
                <text:p>485000</text:p>
              </table:table-cell>
              <table:table-cell office:value-type="float" office:value="0.003506">
                <text:p>0.003506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88">
                <text:p>0.0038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5500">
                <text:p>485500</text:p>
              </table:table-cell>
              <table:table-cell office:value-type="float" office:value="0.003603">
                <text:p>0.003603</text:p>
              </table:table-cell>
              <table:table-cell office:value-type="float" office:value="0.00358">
                <text:p>0.00358</text:p>
              </table:table-cell>
              <table:table-cell office:value-type="float" office:value="0.003914">
                <text:p>0.00391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86000">
                <text:p>486000</text:p>
              </table:table-cell>
              <table:table-cell office:value-type="float" office:value="0.003446">
                <text:p>0.003446</text:p>
              </table:table-cell>
              <table:table-cell office:value-type="float" office:value="0.003533">
                <text:p>0.003533</text:p>
              </table:table-cell>
              <table:table-cell office:value-type="float" office:value="0.003953">
                <text:p>0.00395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86500">
                <text:p>486500</text:p>
              </table:table-cell>
              <table:table-cell office:value-type="float" office:value="0.003566">
                <text:p>0.003566</text:p>
              </table:table-cell>
              <table:table-cell office:value-type="float" office:value="0.003496">
                <text:p>0.003496</text:p>
              </table:table-cell>
              <table:table-cell office:value-type="float" office:value="0.003893">
                <text:p>0.003893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7000">
                <text:p>487000</text:p>
              </table:table-cell>
              <table:table-cell office:value-type="float" office:value="0.003366">
                <text:p>0.003366</text:p>
              </table:table-cell>
              <table:table-cell office:value-type="float" office:value="0.003442">
                <text:p>0.003442</text:p>
              </table:table-cell>
              <table:table-cell office:value-type="float" office:value="0.003956">
                <text:p>0.00395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7500">
                <text:p>487500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635">
                <text:p>0.003635</text:p>
              </table:table-cell>
              <table:table-cell office:value-type="float" office:value="0.003701">
                <text:p>0.00370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88000">
                <text:p>488000</text:p>
              </table:table-cell>
              <table:table-cell office:value-type="float" office:value="0.003391">
                <text:p>0.003391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78">
                <text:p>0.003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88500">
                <text:p>488500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783">
                <text:p>0.003783</text:p>
              </table:table-cell>
              <table:table-cell office:value-type="float" office:value="0.003914">
                <text:p>0.00391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89000">
                <text:p>489000</text:p>
              </table:table-cell>
              <table:table-cell office:value-type="float" office:value="0.003463">
                <text:p>0.003463</text:p>
              </table:table-cell>
              <table:table-cell office:value-type="float" office:value="0.003673">
                <text:p>0.003673</text:p>
              </table:table-cell>
              <table:table-cell office:value-type="float" office:value="0.003891">
                <text:p>0.00389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9500">
                <text:p>489500</text:p>
              </table:table-cell>
              <table:table-cell office:value-type="float" office:value="0.003229">
                <text:p>0.003229</text:p>
              </table:table-cell>
              <table:table-cell office:value-type="float" office:value="0.003979">
                <text:p>0.003979</text:p>
              </table:table-cell>
              <table:table-cell office:value-type="float" office:value="0.003977">
                <text:p>0.0039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0000">
                <text:p>490000</text:p>
              </table:table-cell>
              <table:table-cell office:value-type="float" office:value="0.00361">
                <text:p>0.00361</text:p>
              </table:table-cell>
              <table:table-cell office:value-type="float" office:value="0.003588">
                <text:p>0.003588</text:p>
              </table:table-cell>
              <table:table-cell office:value-type="float" office:value="0.003861">
                <text:p>0.00386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0500">
                <text:p>490500</text:p>
              </table:table-cell>
              <table:table-cell office:value-type="float" office:value="0.00351">
                <text:p>0.00351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898">
                <text:p>0.00389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1000">
                <text:p>491000</text:p>
              </table:table-cell>
              <table:table-cell office:value-type="float" office:value="0.003636">
                <text:p>0.003636</text:p>
              </table:table-cell>
              <table:table-cell office:value-type="float" office:value="0.003701">
                <text:p>0.003701</text:p>
              </table:table-cell>
              <table:table-cell office:value-type="float" office:value="0.003898">
                <text:p>0.00389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1500">
                <text:p>491500</text:p>
              </table:table-cell>
              <table:table-cell office:value-type="float" office:value="0.003482">
                <text:p>0.003482</text:p>
              </table:table-cell>
              <table:table-cell office:value-type="float" office:value="0.003691">
                <text:p>0.003691</text:p>
              </table:table-cell>
              <table:table-cell office:value-type="float" office:value="0.003497">
                <text:p>0.003497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2000">
                <text:p>492000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6">
                <text:p>0.0036</text:p>
              </table:table-cell>
              <table:table-cell office:value-type="float" office:value="0.003967">
                <text:p>0.00396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2500">
                <text:p>492500</text:p>
              </table:table-cell>
              <table:table-cell office:value-type="float" office:value="0.003615">
                <text:p>0.003615</text:p>
              </table:table-cell>
              <table:table-cell office:value-type="float" office:value="0.003632">
                <text:p>0.003632</text:p>
              </table:table-cell>
              <table:table-cell office:value-type="float" office:value="0.004009">
                <text:p>0.00400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93000">
                <text:p>493000</text:p>
              </table:table-cell>
              <table:table-cell office:value-type="float" office:value="0.003548">
                <text:p>0.003548</text:p>
              </table:table-cell>
              <table:table-cell office:value-type="float" office:value="0.003351">
                <text:p>0.003351</text:p>
              </table:table-cell>
              <table:table-cell office:value-type="float" office:value="0.003829">
                <text:p>0.00382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3500">
                <text:p>493500</text:p>
              </table:table-cell>
              <table:table-cell office:value-type="float" office:value="0.003488">
                <text:p>0.003488</text:p>
              </table:table-cell>
              <table:table-cell office:value-type="float" office:value="0.003664">
                <text:p>0.003664</text:p>
              </table:table-cell>
              <table:table-cell office:value-type="float" office:value="0.00393">
                <text:p>0.003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4000">
                <text:p>494000</text:p>
              </table:table-cell>
              <table:table-cell office:value-type="float" office:value="0.003518">
                <text:p>0.003518</text:p>
              </table:table-cell>
              <table:table-cell office:value-type="float" office:value="0.003872">
                <text:p>0.003872</text:p>
              </table:table-cell>
              <table:table-cell office:value-type="float" office:value="0.00375">
                <text:p>0.0037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4500">
                <text:p>494500</text:p>
              </table:table-cell>
              <table:table-cell office:value-type="float" office:value="0.003349">
                <text:p>0.003349</text:p>
              </table:table-cell>
              <table:table-cell office:value-type="float" office:value="0.00369">
                <text:p>0.00369</text:p>
              </table:table-cell>
              <table:table-cell office:value-type="float" office:value="0.003854">
                <text:p>0.00385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5000">
                <text:p>495000</text:p>
              </table:table-cell>
              <table:table-cell office:value-type="float" office:value="0.003408">
                <text:p>0.003408</text:p>
              </table:table-cell>
              <table:table-cell office:value-type="float" office:value="0.003606">
                <text:p>0.003606</text:p>
              </table:table-cell>
              <table:table-cell office:value-type="float" office:value="0.003906">
                <text:p>0.00390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5500">
                <text:p>495500</text:p>
              </table:table-cell>
              <table:table-cell office:value-type="float" office:value="0.003525">
                <text:p>0.003525</text:p>
              </table:table-cell>
              <table:table-cell office:value-type="float" office:value="0.003344">
                <text:p>0.003344</text:p>
              </table:table-cell>
              <table:table-cell office:value-type="float" office:value="0.003833">
                <text:p>0.003833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6000">
                <text:p>496000</text:p>
              </table:table-cell>
              <table:table-cell office:value-type="float" office:value="0.003547">
                <text:p>0.003547</text:p>
              </table:table-cell>
              <table:table-cell office:value-type="float" office:value="0.0037">
                <text:p>0.0037</text:p>
              </table:table-cell>
              <table:table-cell office:value-type="float" office:value="0.003726">
                <text:p>0.00372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6500">
                <text:p>496500</text:p>
              </table:table-cell>
              <table:table-cell office:value-type="float" office:value="0.003477">
                <text:p>0.003477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991">
                <text:p>0.0039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7000">
                <text:p>497000</text:p>
              </table:table-cell>
              <table:table-cell office:value-type="float" office:value="0.003534">
                <text:p>0.003534</text:p>
              </table:table-cell>
              <table:table-cell office:value-type="float" office:value="0.003719">
                <text:p>0.003719</text:p>
              </table:table-cell>
              <table:table-cell office:value-type="float" office:value="0.003909">
                <text:p>0.00390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7500">
                <text:p>497500</text:p>
              </table:table-cell>
              <table:table-cell office:value-type="float" office:value="0.003572">
                <text:p>0.003572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796">
                <text:p>0.00379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8000">
                <text:p>498000</text:p>
              </table:table-cell>
              <table:table-cell office:value-type="float" office:value="0.003755">
                <text:p>0.003755</text:p>
              </table:table-cell>
              <table:table-cell office:value-type="float" office:value="0.003689">
                <text:p>0.003689</text:p>
              </table:table-cell>
              <table:table-cell office:value-type="float" office:value="0.004093">
                <text:p>0.0040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8500">
                <text:p>498500</text:p>
              </table:table-cell>
              <table:table-cell office:value-type="float" office:value="0.003463">
                <text:p>0.003463</text:p>
              </table:table-cell>
              <table:table-cell office:value-type="float" office:value="0.00363">
                <text:p>0.00363</text:p>
              </table:table-cell>
              <table:table-cell office:value-type="float" office:value="0.003877">
                <text:p>0.0038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9000">
                <text:p>499000</text:p>
              </table:table-cell>
              <table:table-cell office:value-type="float" office:value="0.003374">
                <text:p>0.003374</text:p>
              </table:table-cell>
              <table:table-cell office:value-type="float" office:value="0.00374">
                <text:p>0.00374</text:p>
              </table:table-cell>
              <table:table-cell office:value-type="float" office:value="0.003796">
                <text:p>0.00379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0.003523">
                <text:p>0.003523</text:p>
              </table:table-cell>
              <table:table-cell office:value-type="float" office:value="0.003662">
                <text:p>0.003662</text:p>
              </table:table-cell>
              <table:table-cell office:value-type="float" office:value="0.003878">
                <text:p>0.0038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00000">
                <text:p>500000</text:p>
              </table:table-cell>
              <table:table-cell office:value-type="float" office:value="0.003593">
                <text:p>0.003593</text:p>
              </table:table-cell>
              <table:table-cell office:value-type="float" office:value="0.003606">
                <text:p>0.003606</text:p>
              </table:table-cell>
              <table:table-cell office:value-type="float" office:value="0.003977">
                <text:p>0.0039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0500">
                <text:p>500500</text:p>
              </table:table-cell>
              <table:table-cell office:value-type="float" office:value="0.003415">
                <text:p>0.003415</text:p>
              </table:table-cell>
              <table:table-cell office:value-type="float" office:value="0.003414">
                <text:p>0.003414</text:p>
              </table:table-cell>
              <table:table-cell office:value-type="float" office:value="0.003829">
                <text:p>0.00382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01000">
                <text:p>501000</text:p>
              </table:table-cell>
              <table:table-cell office:value-type="float" office:value="0.003422">
                <text:p>0.003422</text:p>
              </table:table-cell>
              <table:table-cell office:value-type="float" office:value="0.003645">
                <text:p>0.003645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01500">
                <text:p>501500</text:p>
              </table:table-cell>
              <table:table-cell office:value-type="float" office:value="0.00332">
                <text:p>0.00332</text:p>
              </table:table-cell>
              <table:table-cell office:value-type="float" office:value="0.003703">
                <text:p>0.003703</text:p>
              </table:table-cell>
              <table:table-cell office:value-type="float" office:value="0.003953">
                <text:p>0.00395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02000">
                <text:p>502000</text:p>
              </table:table-cell>
              <table:table-cell office:value-type="float" office:value="0.003382">
                <text:p>0.003382</text:p>
              </table:table-cell>
              <table:table-cell office:value-type="float" office:value="0.00369">
                <text:p>0.00369</text:p>
              </table:table-cell>
              <table:table-cell office:value-type="float" office:value="0.003782">
                <text:p>0.0037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2500">
                <text:p>502500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599">
                <text:p>0.003599</text:p>
              </table:table-cell>
              <table:table-cell office:value-type="float" office:value="0.003595">
                <text:p>0.00359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03000">
                <text:p>503000</text:p>
              </table:table-cell>
              <table:table-cell office:value-type="float" office:value="0.003438">
                <text:p>0.003438</text:p>
              </table:table-cell>
              <table:table-cell office:value-type="float" office:value="0.003698">
                <text:p>0.003698</text:p>
              </table:table-cell>
              <table:table-cell office:value-type="float" office:value="0.00381">
                <text:p>0.0038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03500">
                <text:p>503500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712">
                <text:p>0.003712</text:p>
              </table:table-cell>
              <table:table-cell office:value-type="float" office:value="0.003949">
                <text:p>0.00394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04000">
                <text:p>504000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621">
                <text:p>0.003621</text:p>
              </table:table-cell>
              <table:table-cell office:value-type="float" office:value="0.003897">
                <text:p>0.00389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04500">
                <text:p>504500</text:p>
              </table:table-cell>
              <table:table-cell office:value-type="float" office:value="0.003434">
                <text:p>0.003434</text:p>
              </table:table-cell>
              <table:table-cell office:value-type="float" office:value="0.003368">
                <text:p>0.003368</text:p>
              </table:table-cell>
              <table:table-cell office:value-type="float" office:value="0.003617">
                <text:p>0.00361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05000">
                <text:p>505000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788">
                <text:p>0.003788</text:p>
              </table:table-cell>
              <table:table-cell office:value-type="float" office:value="0.003565">
                <text:p>0.00356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05500">
                <text:p>505500</text:p>
              </table:table-cell>
              <table:table-cell office:value-type="float" office:value="0.00356">
                <text:p>0.00356</text:p>
              </table:table-cell>
              <table:table-cell office:value-type="float" office:value="0.003708">
                <text:p>0.003708</text:p>
              </table:table-cell>
              <table:table-cell office:value-type="float" office:value="0.003952">
                <text:p>0.00395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06000">
                <text:p>506000</text:p>
              </table:table-cell>
              <table:table-cell office:value-type="float" office:value="0.003486">
                <text:p>0.003486</text:p>
              </table:table-cell>
              <table:table-cell office:value-type="float" office:value="0.003694">
                <text:p>0.003694</text:p>
              </table:table-cell>
              <table:table-cell office:value-type="float" office:value="0.003821">
                <text:p>0.00382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06500">
                <text:p>506500</text:p>
              </table:table-cell>
              <table:table-cell office:value-type="float" office:value="0.003516">
                <text:p>0.003516</text:p>
              </table:table-cell>
              <table:table-cell office:value-type="float" office:value="0.003306">
                <text:p>0.003306</text:p>
              </table:table-cell>
              <table:table-cell office:value-type="float" office:value="0.003922">
                <text:p>0.00392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07000">
                <text:p>507000</text:p>
              </table:table-cell>
              <table:table-cell office:value-type="float" office:value="0.003519">
                <text:p>0.003519</text:p>
              </table:table-cell>
              <table:table-cell office:value-type="float" office:value="0.003688">
                <text:p>0.003688</text:p>
              </table:table-cell>
              <table:table-cell office:value-type="float" office:value="0.003673">
                <text:p>0.003673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07500">
                <text:p>507500</text:p>
              </table:table-cell>
              <table:table-cell office:value-type="float" office:value="0.003701">
                <text:p>0.003701</text:p>
              </table:table-cell>
              <table:table-cell office:value-type="float" office:value="0.003749">
                <text:p>0.003749</text:p>
              </table:table-cell>
              <table:table-cell office:value-type="float" office:value="0.003818">
                <text:p>0.0038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08000">
                <text:p>508000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889">
                <text:p>0.00388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08500">
                <text:p>508500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505">
                <text:p>0.003505</text:p>
              </table:table-cell>
              <table:table-cell office:value-type="float" office:value="0.003892">
                <text:p>0.0038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09000">
                <text:p>509000</text:p>
              </table:table-cell>
              <table:table-cell office:value-type="float" office:value="0.003571">
                <text:p>0.003571</text:p>
              </table:table-cell>
              <table:table-cell office:value-type="float" office:value="0.003732">
                <text:p>0.003732</text:p>
              </table:table-cell>
              <table:table-cell office:value-type="float" office:value="0.003844">
                <text:p>0.00384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09500">
                <text:p>509500</text:p>
              </table:table-cell>
              <table:table-cell office:value-type="float" office:value="0.003434">
                <text:p>0.003434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789">
                <text:p>0.00378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10000">
                <text:p>510000</text:p>
              </table:table-cell>
              <table:table-cell office:value-type="float" office:value="0.003333">
                <text:p>0.003333</text:p>
              </table:table-cell>
              <table:table-cell office:value-type="float" office:value="0.003688">
                <text:p>0.003688</text:p>
              </table:table-cell>
              <table:table-cell office:value-type="float" office:value="0.003914">
                <text:p>0.00391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10500">
                <text:p>510500</text:p>
              </table:table-cell>
              <table:table-cell office:value-type="float" office:value="0.003516">
                <text:p>0.003516</text:p>
              </table:table-cell>
              <table:table-cell office:value-type="float" office:value="0.003712">
                <text:p>0.003712</text:p>
              </table:table-cell>
              <table:table-cell office:value-type="float" office:value="0.003726">
                <text:p>0.00372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11000">
                <text:p>511000</text:p>
              </table:table-cell>
              <table:table-cell office:value-type="float" office:value="0.003714">
                <text:p>0.003714</text:p>
              </table:table-cell>
              <table:table-cell office:value-type="float" office:value="0.003708">
                <text:p>0.003708</text:p>
              </table:table-cell>
              <table:table-cell office:value-type="float" office:value="0.003777">
                <text:p>0.0037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11500">
                <text:p>511500</text:p>
              </table:table-cell>
              <table:table-cell office:value-type="float" office:value="0.00351">
                <text:p>0.00351</text:p>
              </table:table-cell>
              <table:table-cell office:value-type="float" office:value="0.003439">
                <text:p>0.003439</text:p>
              </table:table-cell>
              <table:table-cell office:value-type="float" office:value="0.003813">
                <text:p>0.00381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12000">
                <text:p>512000</text:p>
              </table:table-cell>
              <table:table-cell office:value-type="float" office:value="0.003478">
                <text:p>0.003478</text:p>
              </table:table-cell>
              <table:table-cell office:value-type="float" office:value="0.003624">
                <text:p>0.003624</text:p>
              </table:table-cell>
              <table:table-cell office:value-type="float" office:value="0.003724">
                <text:p>0.003724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12500">
                <text:p>512500</text:p>
              </table:table-cell>
              <table:table-cell office:value-type="float" office:value="0.003398">
                <text:p>0.003398</text:p>
              </table:table-cell>
              <table:table-cell office:value-type="float" office:value="0.003689">
                <text:p>0.003689</text:p>
              </table:table-cell>
              <table:table-cell office:value-type="float" office:value="0.003684">
                <text:p>0.003684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13000">
                <text:p>513000</text:p>
              </table:table-cell>
              <table:table-cell office:value-type="float" office:value="0.00353">
                <text:p>0.00353</text:p>
              </table:table-cell>
              <table:table-cell office:value-type="float" office:value="0.003699">
                <text:p>0.003699</text:p>
              </table:table-cell>
              <table:table-cell office:value-type="float" office:value="0.003968">
                <text:p>0.00396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13500">
                <text:p>513500</text:p>
              </table:table-cell>
              <table:table-cell office:value-type="float" office:value="0.003459">
                <text:p>0.003459</text:p>
              </table:table-cell>
              <table:table-cell office:value-type="float" office:value="0.003736">
                <text:p>0.003736</text:p>
              </table:table-cell>
              <table:table-cell office:value-type="float" office:value="0.003944">
                <text:p>0.003944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14000">
                <text:p>514000</text:p>
              </table:table-cell>
              <table:table-cell office:value-type="float" office:value="0.003589">
                <text:p>0.003589</text:p>
              </table:table-cell>
              <table:table-cell office:value-type="float" office:value="0.003655">
                <text:p>0.003655</text:p>
              </table:table-cell>
              <table:table-cell office:value-type="float" office:value="0.003943">
                <text:p>0.003943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14500">
                <text:p>514500</text:p>
              </table:table-cell>
              <table:table-cell office:value-type="float" office:value="0.003491">
                <text:p>0.003491</text:p>
              </table:table-cell>
              <table:table-cell office:value-type="float" office:value="0.003671">
                <text:p>0.003671</text:p>
              </table:table-cell>
              <table:table-cell office:value-type="float" office:value="0.003946">
                <text:p>0.00394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5000">
                <text:p>515000</text:p>
              </table:table-cell>
              <table:table-cell office:value-type="float" office:value="0.003526">
                <text:p>0.003526</text:p>
              </table:table-cell>
              <table:table-cell office:value-type="float" office:value="0.003787">
                <text:p>0.003787</text:p>
              </table:table-cell>
              <table:table-cell office:value-type="float" office:value="0.003965">
                <text:p>0.00396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15500">
                <text:p>515500</text:p>
              </table:table-cell>
              <table:table-cell office:value-type="float" office:value="0.003514">
                <text:p>0.003514</text:p>
              </table:table-cell>
              <table:table-cell office:value-type="float" office:value="0.003697">
                <text:p>0.003697</text:p>
              </table:table-cell>
              <table:table-cell office:value-type="float" office:value="0.003723">
                <text:p>0.00372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16000">
                <text:p>516000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609">
                <text:p>0.003609</text:p>
              </table:table-cell>
              <table:table-cell office:value-type="float" office:value="0.003924">
                <text:p>0.00392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16500">
                <text:p>516500</text:p>
              </table:table-cell>
              <table:table-cell office:value-type="float" office:value="0.003316">
                <text:p>0.003316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76">
                <text:p>0.0037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17000">
                <text:p>517000</text:p>
              </table:table-cell>
              <table:table-cell office:value-type="float" office:value="0.003575">
                <text:p>0.003575</text:p>
              </table:table-cell>
              <table:table-cell office:value-type="float" office:value="0.003571">
                <text:p>0.003571</text:p>
              </table:table-cell>
              <table:table-cell office:value-type="float" office:value="0.003925">
                <text:p>0.003925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17500">
                <text:p>517500</text:p>
              </table:table-cell>
              <table:table-cell office:value-type="float" office:value="0.00342">
                <text:p>0.00342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2">
                <text:p>0.00379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18000">
                <text:p>518000</text:p>
              </table:table-cell>
              <table:table-cell office:value-type="float" office:value="0.00342">
                <text:p>0.00342</text:p>
              </table:table-cell>
              <table:table-cell office:value-type="float" office:value="0.003676">
                <text:p>0.003676</text:p>
              </table:table-cell>
              <table:table-cell office:value-type="float" office:value="0.003823">
                <text:p>0.00382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18500">
                <text:p>518500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581">
                <text:p>0.003581</text:p>
              </table:table-cell>
              <table:table-cell office:value-type="float" office:value="0.003853">
                <text:p>0.00385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19000">
                <text:p>519000</text:p>
              </table:table-cell>
              <table:table-cell office:value-type="float" office:value="0.003602">
                <text:p>0.003602</text:p>
              </table:table-cell>
              <table:table-cell office:value-type="float" office:value="0.00367">
                <text:p>0.00367</text:p>
              </table:table-cell>
              <table:table-cell office:value-type="float" office:value="0.003744">
                <text:p>0.00374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19500">
                <text:p>519500</text:p>
              </table:table-cell>
              <table:table-cell office:value-type="float" office:value="0.003479">
                <text:p>0.003479</text:p>
              </table:table-cell>
              <table:table-cell office:value-type="float" office:value="0.003711">
                <text:p>0.003711</text:p>
              </table:table-cell>
              <table:table-cell office:value-type="float" office:value="0.003785">
                <text:p>0.0037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20000">
                <text:p>520000</text:p>
              </table:table-cell>
              <table:table-cell office:value-type="float" office:value="0.003535">
                <text:p>0.003535</text:p>
              </table:table-cell>
              <table:table-cell office:value-type="float" office:value="0.003621">
                <text:p>0.003621</text:p>
              </table:table-cell>
              <table:table-cell office:value-type="float" office:value="0.00391">
                <text:p>0.0039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20500">
                <text:p>520500</text:p>
              </table:table-cell>
              <table:table-cell office:value-type="float" office:value="0.003504">
                <text:p>0.003504</text:p>
              </table:table-cell>
              <table:table-cell office:value-type="float" office:value="0.003659">
                <text:p>0.003659</text:p>
              </table:table-cell>
              <table:table-cell office:value-type="float" office:value="0.003871">
                <text:p>0.003871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21000">
                <text:p>521000</text:p>
              </table:table-cell>
              <table:table-cell office:value-type="float" office:value="0.003318">
                <text:p>0.003318</text:p>
              </table:table-cell>
              <table:table-cell office:value-type="float" office:value="0.003444">
                <text:p>0.003444</text:p>
              </table:table-cell>
              <table:table-cell office:value-type="float" office:value="0.003951">
                <text:p>0.00395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21500">
                <text:p>521500</text:p>
              </table:table-cell>
              <table:table-cell office:value-type="float" office:value="0.003546">
                <text:p>0.003546</text:p>
              </table:table-cell>
              <table:table-cell office:value-type="float" office:value="0.003687">
                <text:p>0.003687</text:p>
              </table:table-cell>
              <table:table-cell office:value-type="float" office:value="0.003864">
                <text:p>0.00386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22000">
                <text:p>522000</text:p>
              </table:table-cell>
              <table:table-cell office:value-type="float" office:value="0.003389">
                <text:p>0.003389</text:p>
              </table:table-cell>
              <table:table-cell office:value-type="float" office:value="0.003612">
                <text:p>0.003612</text:p>
              </table:table-cell>
              <table:table-cell office:value-type="float" office:value="0.003902">
                <text:p>0.00390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22500">
                <text:p>522500</text:p>
              </table:table-cell>
              <table:table-cell office:value-type="float" office:value="0.003367">
                <text:p>0.003367</text:p>
              </table:table-cell>
              <table:table-cell office:value-type="float" office:value="0.003736">
                <text:p>0.003736</text:p>
              </table:table-cell>
              <table:table-cell office:value-type="float" office:value="0.003873">
                <text:p>0.00387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23000">
                <text:p>523000</text:p>
              </table:table-cell>
              <table:table-cell office:value-type="float" office:value="0.003512">
                <text:p>0.003512</text:p>
              </table:table-cell>
              <table:table-cell office:value-type="float" office:value="0.003651">
                <text:p>0.003651</text:p>
              </table:table-cell>
              <table:table-cell office:value-type="float" office:value="0.003908">
                <text:p>0.00390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23500">
                <text:p>523500</text:p>
              </table:table-cell>
              <table:table-cell office:value-type="float" office:value="0.003547">
                <text:p>0.003547</text:p>
              </table:table-cell>
              <table:table-cell office:value-type="float" office:value="0.003526">
                <text:p>0.003526</text:p>
              </table:table-cell>
              <table:table-cell office:value-type="float" office:value="0.0039">
                <text:p>0.0039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24000">
                <text:p>524000</text:p>
              </table:table-cell>
              <table:table-cell office:value-type="float" office:value="0.003432">
                <text:p>0.003432</text:p>
              </table:table-cell>
              <table:table-cell office:value-type="float" office:value="0.003724">
                <text:p>0.003724</text:p>
              </table:table-cell>
              <table:table-cell office:value-type="float" office:value="0.003939">
                <text:p>0.00393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24500">
                <text:p>524500</text:p>
              </table:table-cell>
              <table:table-cell office:value-type="float" office:value="0.003478">
                <text:p>0.003478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905">
                <text:p>0.00390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25000">
                <text:p>525000</text:p>
              </table:table-cell>
              <table:table-cell office:value-type="float" office:value="0.003568">
                <text:p>0.003568</text:p>
              </table:table-cell>
              <table:table-cell office:value-type="float" office:value="0.003615">
                <text:p>0.003615</text:p>
              </table:table-cell>
              <table:table-cell office:value-type="float" office:value="0.003831">
                <text:p>0.00383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25500">
                <text:p>525500</text:p>
              </table:table-cell>
              <table:table-cell office:value-type="float" office:value="0.003441">
                <text:p>0.003441</text:p>
              </table:table-cell>
              <table:table-cell office:value-type="float" office:value="0.003393">
                <text:p>0.003393</text:p>
              </table:table-cell>
              <table:table-cell office:value-type="float" office:value="0.00373">
                <text:p>0.0037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26000">
                <text:p>526000</text:p>
              </table:table-cell>
              <table:table-cell office:value-type="float" office:value="0.00364">
                <text:p>0.00364</text:p>
              </table:table-cell>
              <table:table-cell office:value-type="float" office:value="0.003737">
                <text:p>0.003737</text:p>
              </table:table-cell>
              <table:table-cell office:value-type="float" office:value="0.00406">
                <text:p>0.0040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26500">
                <text:p>526500</text:p>
              </table:table-cell>
              <table:table-cell office:value-type="float" office:value="0.003604">
                <text:p>0.003604</text:p>
              </table:table-cell>
              <table:table-cell office:value-type="float" office:value="0.003691">
                <text:p>0.003691</text:p>
              </table:table-cell>
              <table:table-cell office:value-type="float" office:value="0.0039">
                <text:p>0.003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27000">
                <text:p>527000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711">
                <text:p>0.003711</text:p>
              </table:table-cell>
              <table:table-cell office:value-type="float" office:value="0.003608">
                <text:p>0.00360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27500">
                <text:p>527500</text:p>
              </table:table-cell>
              <table:table-cell office:value-type="float" office:value="0.003487">
                <text:p>0.003487</text:p>
              </table:table-cell>
              <table:table-cell office:value-type="float" office:value="0.003666">
                <text:p>0.003666</text:p>
              </table:table-cell>
              <table:table-cell office:value-type="float" office:value="0.003867">
                <text:p>0.00386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28000">
                <text:p>528000</text:p>
              </table:table-cell>
              <table:table-cell office:value-type="float" office:value="0.003259">
                <text:p>0.003259</text:p>
              </table:table-cell>
              <table:table-cell office:value-type="float" office:value="0.003654">
                <text:p>0.003654</text:p>
              </table:table-cell>
              <table:table-cell office:value-type="float" office:value="0.003817">
                <text:p>0.00381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28500">
                <text:p>528500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691">
                <text:p>0.003691</text:p>
              </table:table-cell>
              <table:table-cell office:value-type="float" office:value="0.00368">
                <text:p>0.0036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29000">
                <text:p>529000</text:p>
              </table:table-cell>
              <table:table-cell office:value-type="float" office:value="0.003491">
                <text:p>0.003491</text:p>
              </table:table-cell>
              <table:table-cell office:value-type="float" office:value="0.003218">
                <text:p>0.003218</text:p>
              </table:table-cell>
              <table:table-cell office:value-type="float" office:value="0.003757">
                <text:p>0.00375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29500">
                <text:p>529500</text:p>
              </table:table-cell>
              <table:table-cell office:value-type="float" office:value="0.003485">
                <text:p>0.003485</text:p>
              </table:table-cell>
              <table:table-cell office:value-type="float" office:value="0.00359">
                <text:p>0.00359</text:p>
              </table:table-cell>
              <table:table-cell office:value-type="float" office:value="0.003982">
                <text:p>0.0039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30000">
                <text:p>530000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633">
                <text:p>0.003633</text:p>
              </table:table-cell>
              <table:table-cell office:value-type="float" office:value="0.003887">
                <text:p>0.00388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30500">
                <text:p>530500</text:p>
              </table:table-cell>
              <table:table-cell office:value-type="float" office:value="0.00353">
                <text:p>0.00353</text:p>
              </table:table-cell>
              <table:table-cell office:value-type="float" office:value="0.003714">
                <text:p>0.003714</text:p>
              </table:table-cell>
              <table:table-cell office:value-type="float" office:value="0.003952">
                <text:p>0.003952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31000">
                <text:p>531000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8">
                <text:p>0.003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31500">
                <text:p>531500</text:p>
              </table:table-cell>
              <table:table-cell office:value-type="float" office:value="0.003295">
                <text:p>0.003295</text:p>
              </table:table-cell>
              <table:table-cell office:value-type="float" office:value="0.003671">
                <text:p>0.003671</text:p>
              </table:table-cell>
              <table:table-cell office:value-type="float" office:value="0.003929">
                <text:p>0.00392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32000">
                <text:p>532000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503">
                <text:p>0.003503</text:p>
              </table:table-cell>
              <table:table-cell office:value-type="float" office:value="0.003979">
                <text:p>0.0039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32500">
                <text:p>532500</text:p>
              </table:table-cell>
              <table:table-cell office:value-type="float" office:value="0.003593">
                <text:p>0.003593</text:p>
              </table:table-cell>
              <table:table-cell office:value-type="float" office:value="0.003714">
                <text:p>0.003714</text:p>
              </table:table-cell>
              <table:table-cell office:value-type="float" office:value="0.003805">
                <text:p>0.00380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33000">
                <text:p>533000</text:p>
              </table:table-cell>
              <table:table-cell office:value-type="float" office:value="0.003566">
                <text:p>0.003566</text:p>
              </table:table-cell>
              <table:table-cell office:value-type="float" office:value="0.003519">
                <text:p>0.003519</text:p>
              </table:table-cell>
              <table:table-cell office:value-type="float" office:value="0.003934">
                <text:p>0.00393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33500">
                <text:p>533500</text:p>
              </table:table-cell>
              <table:table-cell office:value-type="float" office:value="0.003546">
                <text:p>0.003546</text:p>
              </table:table-cell>
              <table:table-cell office:value-type="float" office:value="0.003692">
                <text:p>0.003692</text:p>
              </table:table-cell>
              <table:table-cell office:value-type="float" office:value="0.003941">
                <text:p>0.00394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34000">
                <text:p>534000</text:p>
              </table:table-cell>
              <table:table-cell office:value-type="float" office:value="0.003487">
                <text:p>0.003487</text:p>
              </table:table-cell>
              <table:table-cell office:value-type="float" office:value="0.003683">
                <text:p>0.003683</text:p>
              </table:table-cell>
              <table:table-cell office:value-type="float" office:value="0.003791">
                <text:p>0.0037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34500">
                <text:p>534500</text:p>
              </table:table-cell>
              <table:table-cell office:value-type="float" office:value="0.003478">
                <text:p>0.003478</text:p>
              </table:table-cell>
              <table:table-cell office:value-type="float" office:value="0.003625">
                <text:p>0.003625</text:p>
              </table:table-cell>
              <table:table-cell office:value-type="float" office:value="0.003922">
                <text:p>0.003922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35000">
                <text:p>535000</text:p>
              </table:table-cell>
              <table:table-cell office:value-type="float" office:value="0.003487">
                <text:p>0.003487</text:p>
              </table:table-cell>
              <table:table-cell office:value-type="float" office:value="0.003682">
                <text:p>0.003682</text:p>
              </table:table-cell>
              <table:table-cell office:value-type="float" office:value="0.003861">
                <text:p>0.00386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35500">
                <text:p>535500</text:p>
              </table:table-cell>
              <table:table-cell office:value-type="float" office:value="0.003473">
                <text:p>0.003473</text:p>
              </table:table-cell>
              <table:table-cell office:value-type="float" office:value="0.003458">
                <text:p>0.003458</text:p>
              </table:table-cell>
              <table:table-cell office:value-type="float" office:value="0.003785">
                <text:p>0.00378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36000">
                <text:p>536000</text:p>
              </table:table-cell>
              <table:table-cell office:value-type="float" office:value="0.00338">
                <text:p>0.00338</text:p>
              </table:table-cell>
              <table:table-cell office:value-type="float" office:value="0.003629">
                <text:p>0.003629</text:p>
              </table:table-cell>
              <table:table-cell office:value-type="float" office:value="0.00359">
                <text:p>0.0035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36500">
                <text:p>536500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728">
                <text:p>0.003728</text:p>
              </table:table-cell>
              <table:table-cell office:value-type="float" office:value="0.003868">
                <text:p>0.00386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37000">
                <text:p>537000</text:p>
              </table:table-cell>
              <table:table-cell office:value-type="float" office:value="0.003317">
                <text:p>0.003317</text:p>
              </table:table-cell>
              <table:table-cell office:value-type="float" office:value="0.003709">
                <text:p>0.003709</text:p>
              </table:table-cell>
              <table:table-cell office:value-type="float" office:value="0.003899">
                <text:p>0.00389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37500">
                <text:p>537500</text:p>
              </table:table-cell>
              <table:table-cell office:value-type="float" office:value="0.003536">
                <text:p>0.003536</text:p>
              </table:table-cell>
              <table:table-cell office:value-type="float" office:value="0.003806">
                <text:p>0.003806</text:p>
              </table:table-cell>
              <table:table-cell office:value-type="float" office:value="0.003814">
                <text:p>0.00381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38000">
                <text:p>538000</text:p>
              </table:table-cell>
              <table:table-cell office:value-type="float" office:value="0.003528">
                <text:p>0.003528</text:p>
              </table:table-cell>
              <table:table-cell office:value-type="float" office:value="0.003713">
                <text:p>0.003713</text:p>
              </table:table-cell>
              <table:table-cell office:value-type="float" office:value="0.003874">
                <text:p>0.00387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38500">
                <text:p>538500</text:p>
              </table:table-cell>
              <table:table-cell office:value-type="float" office:value="0.003435">
                <text:p>0.003435</text:p>
              </table:table-cell>
              <table:table-cell office:value-type="float" office:value="0.003604">
                <text:p>0.003604</text:p>
              </table:table-cell>
              <table:table-cell office:value-type="float" office:value="0.004016">
                <text:p>0.004016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39000">
                <text:p>539000</text:p>
              </table:table-cell>
              <table:table-cell office:value-type="float" office:value="0.003351">
                <text:p>0.003351</text:p>
              </table:table-cell>
              <table:table-cell office:value-type="float" office:value="0.003772">
                <text:p>0.003772</text:p>
              </table:table-cell>
              <table:table-cell office:value-type="float" office:value="0.003766">
                <text:p>0.00376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39500">
                <text:p>539500</text:p>
              </table:table-cell>
              <table:table-cell office:value-type="float" office:value="0.003501">
                <text:p>0.003501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943">
                <text:p>0.00394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40000">
                <text:p>540000</text:p>
              </table:table-cell>
              <table:table-cell office:value-type="float" office:value="0.00361">
                <text:p>0.00361</text:p>
              </table:table-cell>
              <table:table-cell office:value-type="float" office:value="0.003694">
                <text:p>0.003694</text:p>
              </table:table-cell>
              <table:table-cell office:value-type="float" office:value="0.003906">
                <text:p>0.00390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40500">
                <text:p>540500</text:p>
              </table:table-cell>
              <table:table-cell office:value-type="float" office:value="0.003581">
                <text:p>0.003581</text:p>
              </table:table-cell>
              <table:table-cell office:value-type="float" office:value="0.003747">
                <text:p>0.003747</text:p>
              </table:table-cell>
              <table:table-cell office:value-type="float" office:value="0.003526">
                <text:p>0.00352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1000">
                <text:p>541000</text:p>
              </table:table-cell>
              <table:table-cell office:value-type="float" office:value="0.003387">
                <text:p>0.003387</text:p>
              </table:table-cell>
              <table:table-cell office:value-type="float" office:value="0.003634">
                <text:p>0.003634</text:p>
              </table:table-cell>
              <table:table-cell office:value-type="float" office:value="0.003982">
                <text:p>0.00398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41500">
                <text:p>541500</text:p>
              </table:table-cell>
              <table:table-cell office:value-type="float" office:value="0.003434">
                <text:p>0.003434</text:p>
              </table:table-cell>
              <table:table-cell office:value-type="float" office:value="0.003572">
                <text:p>0.003572</text:p>
              </table:table-cell>
              <table:table-cell office:value-type="float" office:value="0.003942">
                <text:p>0.003942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42000">
                <text:p>542000</text:p>
              </table:table-cell>
              <table:table-cell office:value-type="float" office:value="0.003561">
                <text:p>0.003561</text:p>
              </table:table-cell>
              <table:table-cell office:value-type="float" office:value="0.003512">
                <text:p>0.003512</text:p>
              </table:table-cell>
              <table:table-cell office:value-type="float" office:value="0.003926">
                <text:p>0.00392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42500">
                <text:p>542500</text:p>
              </table:table-cell>
              <table:table-cell office:value-type="float" office:value="0.003486">
                <text:p>0.003486</text:p>
              </table:table-cell>
              <table:table-cell office:value-type="float" office:value="0.003789">
                <text:p>0.003789</text:p>
              </table:table-cell>
              <table:table-cell office:value-type="float" office:value="0.003751">
                <text:p>0.00375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43000">
                <text:p>543000</text:p>
              </table:table-cell>
              <table:table-cell office:value-type="float" office:value="0.003577">
                <text:p>0.003577</text:p>
              </table:table-cell>
              <table:table-cell office:value-type="float" office:value="0.003343">
                <text:p>0.003343</text:p>
              </table:table-cell>
              <table:table-cell office:value-type="float" office:value="0.003718">
                <text:p>0.00371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43500">
                <text:p>543500</text:p>
              </table:table-cell>
              <table:table-cell office:value-type="float" office:value="0.003559">
                <text:p>0.003559</text:p>
              </table:table-cell>
              <table:table-cell office:value-type="float" office:value="0.003641">
                <text:p>0.003641</text:p>
              </table:table-cell>
              <table:table-cell office:value-type="float" office:value="0.003977">
                <text:p>0.003977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44000">
                <text:p>544000</text:p>
              </table:table-cell>
              <table:table-cell office:value-type="float" office:value="0.003187">
                <text:p>0.003187</text:p>
              </table:table-cell>
              <table:table-cell office:value-type="float" office:value="0.003714">
                <text:p>0.003714</text:p>
              </table:table-cell>
              <table:table-cell office:value-type="float" office:value="0.003952">
                <text:p>0.00395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44500">
                <text:p>544500</text:p>
              </table:table-cell>
              <table:table-cell office:value-type="float" office:value="0.003729">
                <text:p>0.003729</text:p>
              </table:table-cell>
              <table:table-cell office:value-type="float" office:value="0.003809">
                <text:p>0.003809</text:p>
              </table:table-cell>
              <table:table-cell office:value-type="float" office:value="0.004026">
                <text:p>0.00402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45000">
                <text:p>545000</text:p>
              </table:table-cell>
              <table:table-cell office:value-type="float" office:value="0.003704">
                <text:p>0.003704</text:p>
              </table:table-cell>
              <table:table-cell office:value-type="float" office:value="0.003889">
                <text:p>0.003889</text:p>
              </table:table-cell>
              <table:table-cell office:value-type="float" office:value="0.00369">
                <text:p>0.0036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45500">
                <text:p>545500</text:p>
              </table:table-cell>
              <table:table-cell office:value-type="float" office:value="0.003779">
                <text:p>0.003779</text:p>
              </table:table-cell>
              <table:table-cell office:value-type="float" office:value="0.003689">
                <text:p>0.003689</text:p>
              </table:table-cell>
              <table:table-cell office:value-type="float" office:value="0.003865">
                <text:p>0.00386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46000">
                <text:p>546000</text:p>
              </table:table-cell>
              <table:table-cell office:value-type="float" office:value="0.003474">
                <text:p>0.003474</text:p>
              </table:table-cell>
              <table:table-cell office:value-type="float" office:value="0.003702">
                <text:p>0.003702</text:p>
              </table:table-cell>
              <table:table-cell office:value-type="float" office:value="0.003926">
                <text:p>0.00392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46500">
                <text:p>546500</text:p>
              </table:table-cell>
              <table:table-cell office:value-type="float" office:value="0.003726">
                <text:p>0.003726</text:p>
              </table:table-cell>
              <table:table-cell office:value-type="float" office:value="0.00361">
                <text:p>0.00361</text:p>
              </table:table-cell>
              <table:table-cell office:value-type="float" office:value="0.003792">
                <text:p>0.0037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47000">
                <text:p>547000</text:p>
              </table:table-cell>
              <table:table-cell office:value-type="float" office:value="0.003605">
                <text:p>0.003605</text:p>
              </table:table-cell>
              <table:table-cell office:value-type="float" office:value="0.003667">
                <text:p>0.003667</text:p>
              </table:table-cell>
              <table:table-cell office:value-type="float" office:value="0.003967">
                <text:p>0.00396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47500">
                <text:p>547500</text:p>
              </table:table-cell>
              <table:table-cell office:value-type="float" office:value="0.003671">
                <text:p>0.003671</text:p>
              </table:table-cell>
              <table:table-cell office:value-type="float" office:value="0.003734">
                <text:p>0.003734</text:p>
              </table:table-cell>
              <table:table-cell office:value-type="float" office:value="0.003787">
                <text:p>0.00378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48000">
                <text:p>548000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64">
                <text:p>0.00364</text:p>
              </table:table-cell>
              <table:table-cell office:value-type="float" office:value="0.00396">
                <text:p>0.0039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48500">
                <text:p>548500</text:p>
              </table:table-cell>
              <table:table-cell office:value-type="float" office:value="0.003585">
                <text:p>0.003585</text:p>
              </table:table-cell>
              <table:table-cell office:value-type="float" office:value="0.003729">
                <text:p>0.003729</text:p>
              </table:table-cell>
              <table:table-cell office:value-type="float" office:value="0.003869">
                <text:p>0.00386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49000">
                <text:p>549000</text:p>
              </table:table-cell>
              <table:table-cell office:value-type="float" office:value="0.003568">
                <text:p>0.003568</text:p>
              </table:table-cell>
              <table:table-cell office:value-type="float" office:value="0.003683">
                <text:p>0.003683</text:p>
              </table:table-cell>
              <table:table-cell office:value-type="float" office:value="0.003824">
                <text:p>0.00382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49500">
                <text:p>549500</text:p>
              </table:table-cell>
              <table:table-cell office:value-type="float" office:value="0.003291">
                <text:p>0.003291</text:p>
              </table:table-cell>
              <table:table-cell office:value-type="float" office:value="0.003523">
                <text:p>0.003523</text:p>
              </table:table-cell>
              <table:table-cell office:value-type="float" office:value="0.003738">
                <text:p>0.00373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50000">
                <text:p>550000</text:p>
              </table:table-cell>
              <table:table-cell office:value-type="float" office:value="0.003503">
                <text:p>0.003503</text:p>
              </table:table-cell>
              <table:table-cell office:value-type="float" office:value="0.003718">
                <text:p>0.003718</text:p>
              </table:table-cell>
              <table:table-cell office:value-type="float" office:value="0.003899">
                <text:p>0.00389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50500">
                <text:p>550500</text:p>
              </table:table-cell>
              <table:table-cell office:value-type="float" office:value="0.003507">
                <text:p>0.003507</text:p>
              </table:table-cell>
              <table:table-cell office:value-type="float" office:value="0.003652">
                <text:p>0.003652</text:p>
              </table:table-cell>
              <table:table-cell office:value-type="float" office:value="0.00391">
                <text:p>0.00391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51000">
                <text:p>551000</text:p>
              </table:table-cell>
              <table:table-cell office:value-type="float" office:value="0.003561">
                <text:p>0.003561</text:p>
              </table:table-cell>
              <table:table-cell office:value-type="float" office:value="0.003627">
                <text:p>0.003627</text:p>
              </table:table-cell>
              <table:table-cell office:value-type="float" office:value="0.003932">
                <text:p>0.003932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51500">
                <text:p>551500</text:p>
              </table:table-cell>
              <table:table-cell office:value-type="float" office:value="0.003602">
                <text:p>0.003602</text:p>
              </table:table-cell>
              <table:table-cell office:value-type="float" office:value="0.003667">
                <text:p>0.003667</text:p>
              </table:table-cell>
              <table:table-cell office:value-type="float" office:value="0.00368">
                <text:p>0.0036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52000">
                <text:p>552000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656">
                <text:p>0.003656</text:p>
              </table:table-cell>
              <table:table-cell office:value-type="float" office:value="0.003863">
                <text:p>0.00386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52500">
                <text:p>552500</text:p>
              </table:table-cell>
              <table:table-cell office:value-type="float" office:value="0.003542">
                <text:p>0.003542</text:p>
              </table:table-cell>
              <table:table-cell office:value-type="float" office:value="0.003612">
                <text:p>0.003612</text:p>
              </table:table-cell>
              <table:table-cell office:value-type="float" office:value="0.003921">
                <text:p>0.00392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53000">
                <text:p>553000</text:p>
              </table:table-cell>
              <table:table-cell office:value-type="float" office:value="0.00359">
                <text:p>0.00359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785">
                <text:p>0.0037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53500">
                <text:p>553500</text:p>
              </table:table-cell>
              <table:table-cell office:value-type="float" office:value="0.003548">
                <text:p>0.003548</text:p>
              </table:table-cell>
              <table:table-cell office:value-type="float" office:value="0.003593">
                <text:p>0.003593</text:p>
              </table:table-cell>
              <table:table-cell office:value-type="float" office:value="0.00378">
                <text:p>0.003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54000">
                <text:p>554000</text:p>
              </table:table-cell>
              <table:table-cell office:value-type="float" office:value="0.003415">
                <text:p>0.003415</text:p>
              </table:table-cell>
              <table:table-cell office:value-type="float" office:value="0.003634">
                <text:p>0.003634</text:p>
              </table:table-cell>
              <table:table-cell office:value-type="float" office:value="0.00388">
                <text:p>0.00388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54500">
                <text:p>554500</text:p>
              </table:table-cell>
              <table:table-cell office:value-type="float" office:value="0.003348">
                <text:p>0.003348</text:p>
              </table:table-cell>
              <table:table-cell office:value-type="float" office:value="0.003778">
                <text:p>0.003778</text:p>
              </table:table-cell>
              <table:table-cell office:value-type="float" office:value="0.003896">
                <text:p>0.00389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55000">
                <text:p>555000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548">
                <text:p>0.003548</text:p>
              </table:table-cell>
              <table:table-cell office:value-type="float" office:value="0.003891">
                <text:p>0.0038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55500">
                <text:p>555500</text:p>
              </table:table-cell>
              <table:table-cell office:value-type="float" office:value="0.003606">
                <text:p>0.003606</text:p>
              </table:table-cell>
              <table:table-cell office:value-type="float" office:value="0.00391">
                <text:p>0.00391</text:p>
              </table:table-cell>
              <table:table-cell office:value-type="float" office:value="0.003785">
                <text:p>0.0037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56000">
                <text:p>556000</text:p>
              </table:table-cell>
              <table:table-cell office:value-type="float" office:value="0.003577">
                <text:p>0.003577</text:p>
              </table:table-cell>
              <table:table-cell office:value-type="float" office:value="0.003601">
                <text:p>0.003601</text:p>
              </table:table-cell>
              <table:table-cell office:value-type="float" office:value="0.003881">
                <text:p>0.0038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56500">
                <text:p>556500</text:p>
              </table:table-cell>
              <table:table-cell office:value-type="float" office:value="0.003209">
                <text:p>0.003209</text:p>
              </table:table-cell>
              <table:table-cell office:value-type="float" office:value="0.003426">
                <text:p>0.003426</text:p>
              </table:table-cell>
              <table:table-cell office:value-type="float" office:value="0.003858">
                <text:p>0.00385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57000">
                <text:p>557000</text:p>
              </table:table-cell>
              <table:table-cell office:value-type="float" office:value="0.003499">
                <text:p>0.003499</text:p>
              </table:table-cell>
              <table:table-cell office:value-type="float" office:value="0.003685">
                <text:p>0.003685</text:p>
              </table:table-cell>
              <table:table-cell office:value-type="float" office:value="0.00381">
                <text:p>0.0038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7500">
                <text:p>557500</text:p>
              </table:table-cell>
              <table:table-cell office:value-type="float" office:value="0.003511">
                <text:p>0.003511</text:p>
              </table:table-cell>
              <table:table-cell office:value-type="float" office:value="0.003666">
                <text:p>0.003666</text:p>
              </table:table-cell>
              <table:table-cell office:value-type="float" office:value="0.003895">
                <text:p>0.00389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58000">
                <text:p>558000</text:p>
              </table:table-cell>
              <table:table-cell office:value-type="float" office:value="0.003514">
                <text:p>0.003514</text:p>
              </table:table-cell>
              <table:table-cell office:value-type="float" office:value="0.00374">
                <text:p>0.00374</text:p>
              </table:table-cell>
              <table:table-cell office:value-type="float" office:value="0.003853">
                <text:p>0.00385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58500">
                <text:p>558500</text:p>
              </table:table-cell>
              <table:table-cell office:value-type="float" office:value="0.003237">
                <text:p>0.003237</text:p>
              </table:table-cell>
              <table:table-cell office:value-type="float" office:value="0.003639">
                <text:p>0.003639</text:p>
              </table:table-cell>
              <table:table-cell office:value-type="float" office:value="0.003852">
                <text:p>0.00385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59000">
                <text:p>559000</text:p>
              </table:table-cell>
              <table:table-cell office:value-type="float" office:value="0.004356">
                <text:p>0.004356</text:p>
              </table:table-cell>
              <table:table-cell office:value-type="float" office:value="0.003831">
                <text:p>0.003831</text:p>
              </table:table-cell>
              <table:table-cell office:value-type="float" office:value="0.003712">
                <text:p>0.00371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9500">
                <text:p>559500</text:p>
              </table:table-cell>
              <table:table-cell office:value-type="float" office:value="0.00355">
                <text:p>0.00355</text:p>
              </table:table-cell>
              <table:table-cell office:value-type="float" office:value="0.003343">
                <text:p>0.003343</text:p>
              </table:table-cell>
              <table:table-cell office:value-type="float" office:value="0.003914">
                <text:p>0.00391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60000">
                <text:p>560000</text:p>
              </table:table-cell>
              <table:table-cell office:value-type="float" office:value="0.003575">
                <text:p>0.003575</text:p>
              </table:table-cell>
              <table:table-cell office:value-type="float" office:value="0.003449">
                <text:p>0.003449</text:p>
              </table:table-cell>
              <table:table-cell office:value-type="float" office:value="0.003744">
                <text:p>0.003744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60500">
                <text:p>560500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642">
                <text:p>0.003642</text:p>
              </table:table-cell>
              <table:table-cell office:value-type="float" office:value="0.003861">
                <text:p>0.00386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61000">
                <text:p>561000</text:p>
              </table:table-cell>
              <table:table-cell office:value-type="float" office:value="0.00353">
                <text:p>0.00353</text:p>
              </table:table-cell>
              <table:table-cell office:value-type="float" office:value="0.003612">
                <text:p>0.003612</text:p>
              </table:table-cell>
              <table:table-cell office:value-type="float" office:value="0.003901">
                <text:p>0.00390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61500">
                <text:p>561500</text:p>
              </table:table-cell>
              <table:table-cell office:value-type="float" office:value="0.003528">
                <text:p>0.003528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756">
                <text:p>0.00375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62000">
                <text:p>562000</text:p>
              </table:table-cell>
              <table:table-cell office:value-type="float" office:value="0.003546">
                <text:p>0.003546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953">
                <text:p>0.00395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62500">
                <text:p>562500</text:p>
              </table:table-cell>
              <table:table-cell office:value-type="float" office:value="0.003418">
                <text:p>0.003418</text:p>
              </table:table-cell>
              <table:table-cell office:value-type="float" office:value="0.0036">
                <text:p>0.0036</text:p>
              </table:table-cell>
              <table:table-cell office:value-type="float" office:value="0.00384">
                <text:p>0.0038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63000">
                <text:p>563000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641">
                <text:p>0.003641</text:p>
              </table:table-cell>
              <table:table-cell office:value-type="float" office:value="0.003942">
                <text:p>0.003942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63500">
                <text:p>563500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741">
                <text:p>0.003741</text:p>
              </table:table-cell>
              <table:table-cell office:value-type="float" office:value="0.003873">
                <text:p>0.00387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64000">
                <text:p>564000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704">
                <text:p>0.003704</text:p>
              </table:table-cell>
              <table:table-cell office:value-type="float" office:value="0.003914">
                <text:p>0.00391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64500">
                <text:p>564500</text:p>
              </table:table-cell>
              <table:table-cell office:value-type="float" office:value="0.003485">
                <text:p>0.003485</text:p>
              </table:table-cell>
              <table:table-cell office:value-type="float" office:value="0.00351">
                <text:p>0.00351</text:p>
              </table:table-cell>
              <table:table-cell office:value-type="float" office:value="0.003667">
                <text:p>0.00366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65000">
                <text:p>565000</text:p>
              </table:table-cell>
              <table:table-cell office:value-type="float" office:value="0.003597">
                <text:p>0.003597</text:p>
              </table:table-cell>
              <table:table-cell office:value-type="float" office:value="0.003666">
                <text:p>0.003666</text:p>
              </table:table-cell>
              <table:table-cell office:value-type="float" office:value="0.003562">
                <text:p>0.003562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65500">
                <text:p>565500</text:p>
              </table:table-cell>
              <table:table-cell office:value-type="float" office:value="0.003456">
                <text:p>0.003456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976">
                <text:p>0.00397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66000">
                <text:p>566000</text:p>
              </table:table-cell>
              <table:table-cell office:value-type="float" office:value="0.003604">
                <text:p>0.003604</text:p>
              </table:table-cell>
              <table:table-cell office:value-type="float" office:value="0.003585">
                <text:p>0.003585</text:p>
              </table:table-cell>
              <table:table-cell office:value-type="float" office:value="0.003761">
                <text:p>0.00376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66500">
                <text:p>566500</text:p>
              </table:table-cell>
              <table:table-cell office:value-type="float" office:value="0.00341">
                <text:p>0.00341</text:p>
              </table:table-cell>
              <table:table-cell office:value-type="float" office:value="0.003446">
                <text:p>0.003446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67000">
                <text:p>567000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723">
                <text:p>0.003723</text:p>
              </table:table-cell>
              <table:table-cell office:value-type="float" office:value="0.003935">
                <text:p>0.00393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67500">
                <text:p>567500</text:p>
              </table:table-cell>
              <table:table-cell office:value-type="float" office:value="0.003365">
                <text:p>0.003365</text:p>
              </table:table-cell>
              <table:table-cell office:value-type="float" office:value="0.003491">
                <text:p>0.003491</text:p>
              </table:table-cell>
              <table:table-cell office:value-type="float" office:value="0.003848">
                <text:p>0.00384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68000">
                <text:p>568000</text:p>
              </table:table-cell>
              <table:table-cell office:value-type="float" office:value="0.003666">
                <text:p>0.003666</text:p>
              </table:table-cell>
              <table:table-cell office:value-type="float" office:value="0.003727">
                <text:p>0.003727</text:p>
              </table:table-cell>
              <table:table-cell office:value-type="float" office:value="0.003911">
                <text:p>0.00391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68500">
                <text:p>568500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52">
                <text:p>0.00352</text:p>
              </table:table-cell>
              <table:table-cell office:value-type="float" office:value="0.003959">
                <text:p>0.00395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69000">
                <text:p>569000</text:p>
              </table:table-cell>
              <table:table-cell office:value-type="float" office:value="0.003619">
                <text:p>0.003619</text:p>
              </table:table-cell>
              <table:table-cell office:value-type="float" office:value="0.003684">
                <text:p>0.003684</text:p>
              </table:table-cell>
              <table:table-cell office:value-type="float" office:value="0.00394">
                <text:p>0.0039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69500">
                <text:p>569500</text:p>
              </table:table-cell>
              <table:table-cell office:value-type="float" office:value="0.003514">
                <text:p>0.003514</text:p>
              </table:table-cell>
              <table:table-cell office:value-type="float" office:value="0.003545">
                <text:p>0.003545</text:p>
              </table:table-cell>
              <table:table-cell office:value-type="float" office:value="0.003602">
                <text:p>0.00360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70000">
                <text:p>570000</text:p>
              </table:table-cell>
              <table:table-cell office:value-type="float" office:value="0.003568">
                <text:p>0.003568</text:p>
              </table:table-cell>
              <table:table-cell office:value-type="float" office:value="0.00373">
                <text:p>0.00373</text:p>
              </table:table-cell>
              <table:table-cell office:value-type="float" office:value="0.003742">
                <text:p>0.00374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70500">
                <text:p>570500</text:p>
              </table:table-cell>
              <table:table-cell office:value-type="float" office:value="0.003463">
                <text:p>0.003463</text:p>
              </table:table-cell>
              <table:table-cell office:value-type="float" office:value="0.003744">
                <text:p>0.003744</text:p>
              </table:table-cell>
              <table:table-cell office:value-type="float" office:value="0.003831">
                <text:p>0.00383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71000">
                <text:p>571000</text:p>
              </table:table-cell>
              <table:table-cell office:value-type="float" office:value="0.003581">
                <text:p>0.003581</text:p>
              </table:table-cell>
              <table:table-cell office:value-type="float" office:value="0.003572">
                <text:p>0.003572</text:p>
              </table:table-cell>
              <table:table-cell office:value-type="float" office:value="0.0038">
                <text:p>0.003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71500">
                <text:p>571500</text:p>
              </table:table-cell>
              <table:table-cell office:value-type="float" office:value="0.003587">
                <text:p>0.003587</text:p>
              </table:table-cell>
              <table:table-cell office:value-type="float" office:value="0.00373">
                <text:p>0.00373</text:p>
              </table:table-cell>
              <table:table-cell office:value-type="float" office:value="0.003808">
                <text:p>0.00380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72000">
                <text:p>572000</text:p>
              </table:table-cell>
              <table:table-cell office:value-type="float" office:value="0.00359">
                <text:p>0.00359</text:p>
              </table:table-cell>
              <table:table-cell office:value-type="float" office:value="0.003512">
                <text:p>0.003512</text:p>
              </table:table-cell>
              <table:table-cell office:value-type="float" office:value="0.003917">
                <text:p>0.00391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72500">
                <text:p>572500</text:p>
              </table:table-cell>
              <table:table-cell office:value-type="float" office:value="0.003464">
                <text:p>0.003464</text:p>
              </table:table-cell>
              <table:table-cell office:value-type="float" office:value="0.003408">
                <text:p>0.003408</text:p>
              </table:table-cell>
              <table:table-cell office:value-type="float" office:value="0.003904">
                <text:p>0.00390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73000">
                <text:p>573000</text:p>
              </table:table-cell>
              <table:table-cell office:value-type="float" office:value="0.003441">
                <text:p>0.003441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73500">
                <text:p>573500</text:p>
              </table:table-cell>
              <table:table-cell office:value-type="float" office:value="0.003569">
                <text:p>0.003569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726">
                <text:p>0.003726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74000">
                <text:p>574000</text:p>
              </table:table-cell>
              <table:table-cell office:value-type="float" office:value="0.003398">
                <text:p>0.003398</text:p>
              </table:table-cell>
              <table:table-cell office:value-type="float" office:value="0.003527">
                <text:p>0.003527</text:p>
              </table:table-cell>
              <table:table-cell office:value-type="float" office:value="0.003928">
                <text:p>0.00392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74500">
                <text:p>574500</text:p>
              </table:table-cell>
              <table:table-cell office:value-type="float" office:value="0.003334">
                <text:p>0.003334</text:p>
              </table:table-cell>
              <table:table-cell office:value-type="float" office:value="0.003389">
                <text:p>0.003389</text:p>
              </table:table-cell>
              <table:table-cell office:value-type="float" office:value="0.003604">
                <text:p>0.00360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75000">
                <text:p>575000</text:p>
              </table:table-cell>
              <table:table-cell office:value-type="float" office:value="0.003546">
                <text:p>0.003546</text:p>
              </table:table-cell>
              <table:table-cell office:value-type="float" office:value="0.003742">
                <text:p>0.003742</text:p>
              </table:table-cell>
              <table:table-cell office:value-type="float" office:value="0.003866">
                <text:p>0.00386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75500">
                <text:p>575500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671">
                <text:p>0.003671</text:p>
              </table:table-cell>
              <table:table-cell office:value-type="float" office:value="0.003886">
                <text:p>0.003886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76000">
                <text:p>576000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831">
                <text:p>0.003831</text:p>
              </table:table-cell>
              <table:table-cell office:value-type="float" office:value="0.004066">
                <text:p>0.00406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76500">
                <text:p>576500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652">
                <text:p>0.003652</text:p>
              </table:table-cell>
              <table:table-cell office:value-type="float" office:value="0.003918">
                <text:p>0.00391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77000">
                <text:p>577000</text:p>
              </table:table-cell>
              <table:table-cell office:value-type="float" office:value="0.003598">
                <text:p>0.003598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814">
                <text:p>0.003814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77500">
                <text:p>577500</text:p>
              </table:table-cell>
              <table:table-cell office:value-type="float" office:value="0.003443">
                <text:p>0.003443</text:p>
              </table:table-cell>
              <table:table-cell office:value-type="float" office:value="0.00371">
                <text:p>0.00371</text:p>
              </table:table-cell>
              <table:table-cell office:value-type="float" office:value="0.003833">
                <text:p>0.00383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78000">
                <text:p>578000</text:p>
              </table:table-cell>
              <table:table-cell office:value-type="float" office:value="0.003594">
                <text:p>0.003594</text:p>
              </table:table-cell>
              <table:table-cell office:value-type="float" office:value="0.003734">
                <text:p>0.003734</text:p>
              </table:table-cell>
              <table:table-cell office:value-type="float" office:value="0.003685">
                <text:p>0.00368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78500">
                <text:p>578500</text:p>
              </table:table-cell>
              <table:table-cell office:value-type="float" office:value="0.003584">
                <text:p>0.003584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672">
                <text:p>0.00367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79000">
                <text:p>579000</text:p>
              </table:table-cell>
              <table:table-cell office:value-type="float" office:value="0.003353">
                <text:p>0.003353</text:p>
              </table:table-cell>
              <table:table-cell office:value-type="float" office:value="0.003627">
                <text:p>0.003627</text:p>
              </table:table-cell>
              <table:table-cell office:value-type="float" office:value="0.003873">
                <text:p>0.00387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79500">
                <text:p>579500</text:p>
              </table:table-cell>
              <table:table-cell office:value-type="float" office:value="0.003366">
                <text:p>0.003366</text:p>
              </table:table-cell>
              <table:table-cell office:value-type="float" office:value="0.003645">
                <text:p>0.003645</text:p>
              </table:table-cell>
              <table:table-cell office:value-type="float" office:value="0.00404">
                <text:p>0.0040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80000">
                <text:p>580000</text:p>
              </table:table-cell>
              <table:table-cell office:value-type="float" office:value="0.003575">
                <text:p>0.003575</text:p>
              </table:table-cell>
              <table:table-cell office:value-type="float" office:value="0.00365">
                <text:p>0.00365</text:p>
              </table:table-cell>
              <table:table-cell office:value-type="float" office:value="0.00388">
                <text:p>0.0038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80500">
                <text:p>580500</text:p>
              </table:table-cell>
              <table:table-cell office:value-type="float" office:value="0.003607">
                <text:p>0.003607</text:p>
              </table:table-cell>
              <table:table-cell office:value-type="float" office:value="0.003696">
                <text:p>0.003696</text:p>
              </table:table-cell>
              <table:table-cell office:value-type="float" office:value="0.003955">
                <text:p>0.00395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81000">
                <text:p>581000</text:p>
              </table:table-cell>
              <table:table-cell office:value-type="float" office:value="0.003719">
                <text:p>0.003719</text:p>
              </table:table-cell>
              <table:table-cell office:value-type="float" office:value="0.00349">
                <text:p>0.00349</text:p>
              </table:table-cell>
              <table:table-cell office:value-type="float" office:value="0.003899">
                <text:p>0.00389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81500">
                <text:p>581500</text:p>
              </table:table-cell>
              <table:table-cell office:value-type="float" office:value="0.003499">
                <text:p>0.003499</text:p>
              </table:table-cell>
              <table:table-cell office:value-type="float" office:value="0.003646">
                <text:p>0.003646</text:p>
              </table:table-cell>
              <table:table-cell office:value-type="float" office:value="0.003848">
                <text:p>0.00384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82000">
                <text:p>582000</text:p>
              </table:table-cell>
              <table:table-cell office:value-type="float" office:value="0.003528">
                <text:p>0.003528</text:p>
              </table:table-cell>
              <table:table-cell office:value-type="float" office:value="0.003766">
                <text:p>0.003766</text:p>
              </table:table-cell>
              <table:table-cell office:value-type="float" office:value="0.003847">
                <text:p>0.00384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82500">
                <text:p>582500</text:p>
              </table:table-cell>
              <table:table-cell office:value-type="float" office:value="0.003474">
                <text:p>0.003474</text:p>
              </table:table-cell>
              <table:table-cell office:value-type="float" office:value="0.00361">
                <text:p>0.00361</text:p>
              </table:table-cell>
              <table:table-cell office:value-type="float" office:value="0.003889">
                <text:p>0.00388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83000">
                <text:p>583000</text:p>
              </table:table-cell>
              <table:table-cell office:value-type="float" office:value="0.003577">
                <text:p>0.003577</text:p>
              </table:table-cell>
              <table:table-cell office:value-type="float" office:value="0.003692">
                <text:p>0.003692</text:p>
              </table:table-cell>
              <table:table-cell office:value-type="float" office:value="0.00379">
                <text:p>0.00379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83500">
                <text:p>583500</text:p>
              </table:table-cell>
              <table:table-cell office:value-type="float" office:value="0.003445">
                <text:p>0.003445</text:p>
              </table:table-cell>
              <table:table-cell office:value-type="float" office:value="0.003687">
                <text:p>0.003687</text:p>
              </table:table-cell>
              <table:table-cell office:value-type="float" office:value="0.00367">
                <text:p>0.0036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84000">
                <text:p>584000</text:p>
              </table:table-cell>
              <table:table-cell office:value-type="float" office:value="0.003456">
                <text:p>0.003456</text:p>
              </table:table-cell>
              <table:table-cell office:value-type="float" office:value="0.00365">
                <text:p>0.00365</text:p>
              </table:table-cell>
              <table:table-cell office:value-type="float" office:value="0.003907">
                <text:p>0.00390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84500">
                <text:p>584500</text:p>
              </table:table-cell>
              <table:table-cell office:value-type="float" office:value="0.003541">
                <text:p>0.003541</text:p>
              </table:table-cell>
              <table:table-cell office:value-type="float" office:value="0.003689">
                <text:p>0.003689</text:p>
              </table:table-cell>
              <table:table-cell office:value-type="float" office:value="0.00393">
                <text:p>0.00393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85000">
                <text:p>585000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451">
                <text:p>0.003451</text:p>
              </table:table-cell>
              <table:table-cell office:value-type="float" office:value="0.00386">
                <text:p>0.0038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85500">
                <text:p>585500</text:p>
              </table:table-cell>
              <table:table-cell office:value-type="float" office:value="0.00352">
                <text:p>0.00352</text:p>
              </table:table-cell>
              <table:table-cell office:value-type="float" office:value="0.003658">
                <text:p>0.003658</text:p>
              </table:table-cell>
              <table:table-cell office:value-type="float" office:value="0.004007">
                <text:p>0.00400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86000">
                <text:p>586000</text:p>
              </table:table-cell>
              <table:table-cell office:value-type="float" office:value="0.003615">
                <text:p>0.003615</text:p>
              </table:table-cell>
              <table:table-cell office:value-type="float" office:value="0.003709">
                <text:p>0.003709</text:p>
              </table:table-cell>
              <table:table-cell office:value-type="float" office:value="0.003886">
                <text:p>0.003886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86500">
                <text:p>586500</text:p>
              </table:table-cell>
              <table:table-cell office:value-type="float" office:value="0.003407">
                <text:p>0.003407</text:p>
              </table:table-cell>
              <table:table-cell office:value-type="float" office:value="0.003704">
                <text:p>0.003704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87000">
                <text:p>587000</text:p>
              </table:table-cell>
              <table:table-cell office:value-type="float" office:value="0.003596">
                <text:p>0.003596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951">
                <text:p>0.00395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87500">
                <text:p>587500</text:p>
              </table:table-cell>
              <table:table-cell office:value-type="float" office:value="0.003455">
                <text:p>0.003455</text:p>
              </table:table-cell>
              <table:table-cell office:value-type="float" office:value="0.003673">
                <text:p>0.003673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88000">
                <text:p>588000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778">
                <text:p>0.003778</text:p>
              </table:table-cell>
              <table:table-cell office:value-type="float" office:value="0.003689">
                <text:p>0.00368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88500">
                <text:p>588500</text:p>
              </table:table-cell>
              <table:table-cell office:value-type="float" office:value="0.003568">
                <text:p>0.003568</text:p>
              </table:table-cell>
              <table:table-cell office:value-type="float" office:value="0.003708">
                <text:p>0.003708</text:p>
              </table:table-cell>
              <table:table-cell office:value-type="float" office:value="0.003931">
                <text:p>0.00393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89000">
                <text:p>589000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452">
                <text:p>0.003452</text:p>
              </table:table-cell>
              <table:table-cell office:value-type="float" office:value="0.003816">
                <text:p>0.0038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89500">
                <text:p>589500</text:p>
              </table:table-cell>
              <table:table-cell office:value-type="float" office:value="0.003233">
                <text:p>0.003233</text:p>
              </table:table-cell>
              <table:table-cell office:value-type="float" office:value="0.003669">
                <text:p>0.003669</text:p>
              </table:table-cell>
              <table:table-cell office:value-type="float" office:value="0.004006">
                <text:p>0.00400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90000">
                <text:p>590000</text:p>
              </table:table-cell>
              <table:table-cell office:value-type="float" office:value="0.003588">
                <text:p>0.003588</text:p>
              </table:table-cell>
              <table:table-cell office:value-type="float" office:value="0.003496">
                <text:p>0.003496</text:p>
              </table:table-cell>
              <table:table-cell office:value-type="float" office:value="0.003776">
                <text:p>0.00377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90500">
                <text:p>590500</text:p>
              </table:table-cell>
              <table:table-cell office:value-type="float" office:value="0.003409">
                <text:p>0.003409</text:p>
              </table:table-cell>
              <table:table-cell office:value-type="float" office:value="0.003612">
                <text:p>0.003612</text:p>
              </table:table-cell>
              <table:table-cell office:value-type="float" office:value="0.003931">
                <text:p>0.00393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91000">
                <text:p>591000</text:p>
              </table:table-cell>
              <table:table-cell office:value-type="float" office:value="0.003483">
                <text:p>0.003483</text:p>
              </table:table-cell>
              <table:table-cell office:value-type="float" office:value="0.003678">
                <text:p>0.003678</text:p>
              </table:table-cell>
              <table:table-cell office:value-type="float" office:value="0.003814">
                <text:p>0.003814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91500">
                <text:p>591500</text:p>
              </table:table-cell>
              <table:table-cell office:value-type="float" office:value="0.003509">
                <text:p>0.003509</text:p>
              </table:table-cell>
              <table:table-cell office:value-type="float" office:value="0.003496">
                <text:p>0.003496</text:p>
              </table:table-cell>
              <table:table-cell office:value-type="float" office:value="0.003867">
                <text:p>0.003867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2000">
                <text:p>592000</text:p>
              </table:table-cell>
              <table:table-cell office:value-type="float" office:value="0.003537">
                <text:p>0.003537</text:p>
              </table:table-cell>
              <table:table-cell office:value-type="float" office:value="0.003671">
                <text:p>0.003671</text:p>
              </table:table-cell>
              <table:table-cell office:value-type="float" office:value="0.003875">
                <text:p>0.003875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92500">
                <text:p>592500</text:p>
              </table:table-cell>
              <table:table-cell office:value-type="float" office:value="0.003542">
                <text:p>0.003542</text:p>
              </table:table-cell>
              <table:table-cell office:value-type="float" office:value="0.00335">
                <text:p>0.00335</text:p>
              </table:table-cell>
              <table:table-cell office:value-type="float" office:value="0.003858">
                <text:p>0.003858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93000">
                <text:p>593000</text:p>
              </table:table-cell>
              <table:table-cell office:value-type="float" office:value="0.003546">
                <text:p>0.003546</text:p>
              </table:table-cell>
              <table:table-cell office:value-type="float" office:value="0.003677">
                <text:p>0.003677</text:p>
              </table:table-cell>
              <table:table-cell office:value-type="float" office:value="0.0039">
                <text:p>0.003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93500">
                <text:p>593500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732">
                <text:p>0.003732</text:p>
              </table:table-cell>
              <table:table-cell office:value-type="float" office:value="0.003951">
                <text:p>0.00395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94000">
                <text:p>594000</text:p>
              </table:table-cell>
              <table:table-cell office:value-type="float" office:value="0.003466">
                <text:p>0.003466</text:p>
              </table:table-cell>
              <table:table-cell office:value-type="float" office:value="0.003739">
                <text:p>0.003739</text:p>
              </table:table-cell>
              <table:table-cell office:value-type="float" office:value="0.004017">
                <text:p>0.004017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94500">
                <text:p>594500</text:p>
              </table:table-cell>
              <table:table-cell office:value-type="float" office:value="0.00356">
                <text:p>0.00356</text:p>
              </table:table-cell>
              <table:table-cell office:value-type="float" office:value="0.003439">
                <text:p>0.003439</text:p>
              </table:table-cell>
              <table:table-cell office:value-type="float" office:value="0.003702">
                <text:p>0.00370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95000">
                <text:p>595000</text:p>
              </table:table-cell>
              <table:table-cell office:value-type="float" office:value="0.003592">
                <text:p>0.003592</text:p>
              </table:table-cell>
              <table:table-cell office:value-type="float" office:value="0.003727">
                <text:p>0.003727</text:p>
              </table:table-cell>
              <table:table-cell office:value-type="float" office:value="0.003805">
                <text:p>0.00380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95500">
                <text:p>595500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711">
                <text:p>0.003711</text:p>
              </table:table-cell>
              <table:table-cell office:value-type="float" office:value="0.003944">
                <text:p>0.00394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96000">
                <text:p>596000</text:p>
              </table:table-cell>
              <table:table-cell office:value-type="float" office:value="0.003541">
                <text:p>0.003541</text:p>
              </table:table-cell>
              <table:table-cell office:value-type="float" office:value="0.003729">
                <text:p>0.003729</text:p>
              </table:table-cell>
              <table:table-cell office:value-type="float" office:value="0.003964">
                <text:p>0.00396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96500">
                <text:p>596500</text:p>
              </table:table-cell>
              <table:table-cell office:value-type="float" office:value="0.003472">
                <text:p>0.003472</text:p>
              </table:table-cell>
              <table:table-cell office:value-type="float" office:value="0.003663">
                <text:p>0.003663</text:p>
              </table:table-cell>
              <table:table-cell office:value-type="float" office:value="0.004068">
                <text:p>0.00406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97000">
                <text:p>597000</text:p>
              </table:table-cell>
              <table:table-cell office:value-type="float" office:value="0.003418">
                <text:p>0.003418</text:p>
              </table:table-cell>
              <table:table-cell office:value-type="float" office:value="0.004023">
                <text:p>0.004023</text:p>
              </table:table-cell>
              <table:table-cell office:value-type="float" office:value="0.003882">
                <text:p>0.00388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97500">
                <text:p>597500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757">
                <text:p>0.003757</text:p>
              </table:table-cell>
              <table:table-cell office:value-type="float" office:value="0.003875">
                <text:p>0.00387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98000">
                <text:p>598000</text:p>
              </table:table-cell>
              <table:table-cell office:value-type="float" office:value="0.003584">
                <text:p>0.003584</text:p>
              </table:table-cell>
              <table:table-cell office:value-type="float" office:value="0.003633">
                <text:p>0.003633</text:p>
              </table:table-cell>
              <table:table-cell office:value-type="float" office:value="0.003808">
                <text:p>0.00380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98500">
                <text:p>598500</text:p>
              </table:table-cell>
              <table:table-cell office:value-type="float" office:value="0.00359">
                <text:p>0.00359</text:p>
              </table:table-cell>
              <table:table-cell office:value-type="float" office:value="0.003633">
                <text:p>0.003633</text:p>
              </table:table-cell>
              <table:table-cell office:value-type="float" office:value="0.003827">
                <text:p>0.003827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99000">
                <text:p>599000</text:p>
              </table:table-cell>
              <table:table-cell office:value-type="float" office:value="0.003684">
                <text:p>0.003684</text:p>
              </table:table-cell>
              <table:table-cell office:value-type="float" office:value="0.003584">
                <text:p>0.003584</text:p>
              </table:table-cell>
              <table:table-cell office:value-type="float" office:value="0.00387">
                <text:p>0.0038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99500">
                <text:p>599500</text:p>
              </table:table-cell>
              <table:table-cell office:value-type="float" office:value="0.00336">
                <text:p>0.00336</text:p>
              </table:table-cell>
              <table:table-cell office:value-type="float" office:value="0.003739">
                <text:p>0.003739</text:p>
              </table:table-cell>
              <table:table-cell office:value-type="float" office:value="0.003822">
                <text:p>0.003822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00000">
                <text:p>600000</text:p>
              </table:table-cell>
              <table:table-cell office:value-type="float" office:value="0.003687">
                <text:p>0.003687</text:p>
              </table:table-cell>
              <table:table-cell office:value-type="float" office:value="0.003743">
                <text:p>0.003743</text:p>
              </table:table-cell>
              <table:table-cell office:value-type="float" office:value="0.003831">
                <text:p>0.003831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00500">
                <text:p>600500</text:p>
              </table:table-cell>
              <table:table-cell office:value-type="float" office:value="0.003491">
                <text:p>0.003491</text:p>
              </table:table-cell>
              <table:table-cell office:value-type="float" office:value="0.003659">
                <text:p>0.003659</text:p>
              </table:table-cell>
              <table:table-cell office:value-type="float" office:value="0.003908">
                <text:p>0.00390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01000">
                <text:p>601000</text:p>
              </table:table-cell>
              <table:table-cell office:value-type="float" office:value="0.003359">
                <text:p>0.003359</text:p>
              </table:table-cell>
              <table:table-cell office:value-type="float" office:value="0.003624">
                <text:p>0.003624</text:p>
              </table:table-cell>
              <table:table-cell office:value-type="float" office:value="0.003814">
                <text:p>0.00381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01500">
                <text:p>601500</text:p>
              </table:table-cell>
              <table:table-cell office:value-type="float" office:value="0.003452">
                <text:p>0.003452</text:p>
              </table:table-cell>
              <table:table-cell office:value-type="float" office:value="0.003714">
                <text:p>0.003714</text:p>
              </table:table-cell>
              <table:table-cell office:value-type="float" office:value="0.003833">
                <text:p>0.00383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02000">
                <text:p>602000</text:p>
              </table:table-cell>
              <table:table-cell office:value-type="float" office:value="0.003482">
                <text:p>0.003482</text:p>
              </table:table-cell>
              <table:table-cell office:value-type="float" office:value="0.003708">
                <text:p>0.003708</text:p>
              </table:table-cell>
              <table:table-cell office:value-type="float" office:value="0.003612">
                <text:p>0.00361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02500">
                <text:p>602500</text:p>
              </table:table-cell>
              <table:table-cell office:value-type="float" office:value="0.003523">
                <text:p>0.003523</text:p>
              </table:table-cell>
              <table:table-cell office:value-type="float" office:value="0.00373">
                <text:p>0.00373</text:p>
              </table:table-cell>
              <table:table-cell office:value-type="float" office:value="0.003799">
                <text:p>0.00379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03000">
                <text:p>603000</text:p>
              </table:table-cell>
              <table:table-cell office:value-type="float" office:value="0.003623">
                <text:p>0.003623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915">
                <text:p>0.0039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03500">
                <text:p>603500</text:p>
              </table:table-cell>
              <table:table-cell office:value-type="float" office:value="0.003584">
                <text:p>0.003584</text:p>
              </table:table-cell>
              <table:table-cell office:value-type="float" office:value="0.003507">
                <text:p>0.003507</text:p>
              </table:table-cell>
              <table:table-cell office:value-type="float" office:value="0.003959">
                <text:p>0.00395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04000">
                <text:p>604000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769">
                <text:p>0.003769</text:p>
              </table:table-cell>
              <table:table-cell office:value-type="float" office:value="0.003916">
                <text:p>0.0039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04500">
                <text:p>604500</text:p>
              </table:table-cell>
              <table:table-cell office:value-type="float" office:value="0.003499">
                <text:p>0.003499</text:p>
              </table:table-cell>
              <table:table-cell office:value-type="float" office:value="0.003719">
                <text:p>0.003719</text:p>
              </table:table-cell>
              <table:table-cell office:value-type="float" office:value="0.003949">
                <text:p>0.00394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05000">
                <text:p>605000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744">
                <text:p>0.003744</text:p>
              </table:table-cell>
              <table:table-cell office:value-type="float" office:value="0.003319">
                <text:p>0.00331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05500">
                <text:p>605500</text:p>
              </table:table-cell>
              <table:table-cell office:value-type="float" office:value="0.003666">
                <text:p>0.003666</text:p>
              </table:table-cell>
              <table:table-cell office:value-type="float" office:value="0.003593">
                <text:p>0.003593</text:p>
              </table:table-cell>
              <table:table-cell office:value-type="float" office:value="0.003908">
                <text:p>0.00390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06000">
                <text:p>606000</text:p>
              </table:table-cell>
              <table:table-cell office:value-type="float" office:value="0.003535">
                <text:p>0.003535</text:p>
              </table:table-cell>
              <table:table-cell office:value-type="float" office:value="0.003667">
                <text:p>0.003667</text:p>
              </table:table-cell>
              <table:table-cell office:value-type="float" office:value="0.003859">
                <text:p>0.00385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06500">
                <text:p>606500</text:p>
              </table:table-cell>
              <table:table-cell office:value-type="float" office:value="0.00332">
                <text:p>0.00332</text:p>
              </table:table-cell>
              <table:table-cell office:value-type="float" office:value="0.00369">
                <text:p>0.00369</text:p>
              </table:table-cell>
              <table:table-cell office:value-type="float" office:value="0.003754">
                <text:p>0.00375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07000">
                <text:p>607000</text:p>
              </table:table-cell>
              <table:table-cell office:value-type="float" office:value="0.00359">
                <text:p>0.00359</text:p>
              </table:table-cell>
              <table:table-cell office:value-type="float" office:value="0.003717">
                <text:p>0.003717</text:p>
              </table:table-cell>
              <table:table-cell office:value-type="float" office:value="0.003912">
                <text:p>0.00391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07500">
                <text:p>607500</text:p>
              </table:table-cell>
              <table:table-cell office:value-type="float" office:value="0.003731">
                <text:p>0.003731</text:p>
              </table:table-cell>
              <table:table-cell office:value-type="float" office:value="0.003603">
                <text:p>0.003603</text:p>
              </table:table-cell>
              <table:table-cell office:value-type="float" office:value="0.003928">
                <text:p>0.00392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08000">
                <text:p>608000</text:p>
              </table:table-cell>
              <table:table-cell office:value-type="float" office:value="0.003779">
                <text:p>0.003779</text:p>
              </table:table-cell>
              <table:table-cell office:value-type="float" office:value="0.003492">
                <text:p>0.003492</text:p>
              </table:table-cell>
              <table:table-cell office:value-type="float" office:value="0.003833">
                <text:p>0.00383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08500">
                <text:p>608500</text:p>
              </table:table-cell>
              <table:table-cell office:value-type="float" office:value="0.003634">
                <text:p>0.003634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764">
                <text:p>0.00376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09000">
                <text:p>609000</text:p>
              </table:table-cell>
              <table:table-cell office:value-type="float" office:value="0.003325">
                <text:p>0.003325</text:p>
              </table:table-cell>
              <table:table-cell office:value-type="float" office:value="0.003531">
                <text:p>0.003531</text:p>
              </table:table-cell>
              <table:table-cell office:value-type="float" office:value="0.003898">
                <text:p>0.00389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09500">
                <text:p>609500</text:p>
              </table:table-cell>
              <table:table-cell office:value-type="float" office:value="0.003477">
                <text:p>0.003477</text:p>
              </table:table-cell>
              <table:table-cell office:value-type="float" office:value="0.003552">
                <text:p>0.003552</text:p>
              </table:table-cell>
              <table:table-cell office:value-type="float" office:value="0.003815">
                <text:p>0.0038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10000">
                <text:p>610000</text:p>
              </table:table-cell>
              <table:table-cell office:value-type="float" office:value="0.003665">
                <text:p>0.003665</text:p>
              </table:table-cell>
              <table:table-cell office:value-type="float" office:value="0.003717">
                <text:p>0.003717</text:p>
              </table:table-cell>
              <table:table-cell office:value-type="float" office:value="0.003957">
                <text:p>0.00395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10500">
                <text:p>610500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691">
                <text:p>0.003691</text:p>
              </table:table-cell>
              <table:table-cell office:value-type="float" office:value="0.003851">
                <text:p>0.00385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11000">
                <text:p>611000</text:p>
              </table:table-cell>
              <table:table-cell office:value-type="float" office:value="0.003581">
                <text:p>0.003581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931">
                <text:p>0.00393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11500">
                <text:p>611500</text:p>
              </table:table-cell>
              <table:table-cell office:value-type="float" office:value="0.003369">
                <text:p>0.003369</text:p>
              </table:table-cell>
              <table:table-cell office:value-type="float" office:value="0.003679">
                <text:p>0.003679</text:p>
              </table:table-cell>
              <table:table-cell office:value-type="float" office:value="0.003948">
                <text:p>0.00394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12000">
                <text:p>612000</text:p>
              </table:table-cell>
              <table:table-cell office:value-type="float" office:value="0.003605">
                <text:p>0.003605</text:p>
              </table:table-cell>
              <table:table-cell office:value-type="float" office:value="0.003719">
                <text:p>0.003719</text:p>
              </table:table-cell>
              <table:table-cell office:value-type="float" office:value="0.003875">
                <text:p>0.00387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12500">
                <text:p>612500</text:p>
              </table:table-cell>
              <table:table-cell office:value-type="float" office:value="0.003411">
                <text:p>0.003411</text:p>
              </table:table-cell>
              <table:table-cell office:value-type="float" office:value="0.003869">
                <text:p>0.003869</text:p>
              </table:table-cell>
              <table:table-cell office:value-type="float" office:value="0.003931">
                <text:p>0.00393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13000">
                <text:p>613000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48">
                <text:p>0.00348</text:p>
              </table:table-cell>
              <table:table-cell office:value-type="float" office:value="0.003749">
                <text:p>0.00374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13500">
                <text:p>613500</text:p>
              </table:table-cell>
              <table:table-cell office:value-type="float" office:value="0.00352">
                <text:p>0.00352</text:p>
              </table:table-cell>
              <table:table-cell office:value-type="float" office:value="0.003449">
                <text:p>0.003449</text:p>
              </table:table-cell>
              <table:table-cell office:value-type="float" office:value="0.003737">
                <text:p>0.00373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14000">
                <text:p>614000</text:p>
              </table:table-cell>
              <table:table-cell office:value-type="float" office:value="0.003449">
                <text:p>0.003449</text:p>
              </table:table-cell>
              <table:table-cell office:value-type="float" office:value="0.003697">
                <text:p>0.003697</text:p>
              </table:table-cell>
              <table:table-cell office:value-type="float" office:value="0.003945">
                <text:p>0.00394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14500">
                <text:p>614500</text:p>
              </table:table-cell>
              <table:table-cell office:value-type="float" office:value="0.003447">
                <text:p>0.003447</text:p>
              </table:table-cell>
              <table:table-cell office:value-type="float" office:value="0.003389">
                <text:p>0.003389</text:p>
              </table:table-cell>
              <table:table-cell office:value-type="float" office:value="0.003887">
                <text:p>0.0038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15000">
                <text:p>615000</text:p>
              </table:table-cell>
              <table:table-cell office:value-type="float" office:value="0.003619">
                <text:p>0.003619</text:p>
              </table:table-cell>
              <table:table-cell office:value-type="float" office:value="0.003677">
                <text:p>0.003677</text:p>
              </table:table-cell>
              <table:table-cell office:value-type="float" office:value="0.003718">
                <text:p>0.00371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15500">
                <text:p>615500</text:p>
              </table:table-cell>
              <table:table-cell office:value-type="float" office:value="0.003563">
                <text:p>0.003563</text:p>
              </table:table-cell>
              <table:table-cell office:value-type="float" office:value="0.003716">
                <text:p>0.003716</text:p>
              </table:table-cell>
              <table:table-cell office:value-type="float" office:value="0.003848">
                <text:p>0.00384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16000">
                <text:p>616000</text:p>
              </table:table-cell>
              <table:table-cell office:value-type="float" office:value="0.00354">
                <text:p>0.00354</text:p>
              </table:table-cell>
              <table:table-cell office:value-type="float" office:value="0.003685">
                <text:p>0.003685</text:p>
              </table:table-cell>
              <table:table-cell office:value-type="float" office:value="0.003953">
                <text:p>0.00395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16500">
                <text:p>616500</text:p>
              </table:table-cell>
              <table:table-cell office:value-type="float" office:value="0.003441">
                <text:p>0.003441</text:p>
              </table:table-cell>
              <table:table-cell office:value-type="float" office:value="0.003632">
                <text:p>0.003632</text:p>
              </table:table-cell>
              <table:table-cell office:value-type="float" office:value="0.003684">
                <text:p>0.0036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17000">
                <text:p>617000</text:p>
              </table:table-cell>
              <table:table-cell office:value-type="float" office:value="0.003441">
                <text:p>0.003441</text:p>
              </table:table-cell>
              <table:table-cell office:value-type="float" office:value="0.003524">
                <text:p>0.003524</text:p>
              </table:table-cell>
              <table:table-cell office:value-type="float" office:value="0.003932">
                <text:p>0.00393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17500">
                <text:p>617500</text:p>
              </table:table-cell>
              <table:table-cell office:value-type="float" office:value="0.0034">
                <text:p>0.0034</text:p>
              </table:table-cell>
              <table:table-cell office:value-type="float" office:value="0.003665">
                <text:p>0.00366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18000">
                <text:p>618000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585">
                <text:p>0.003585</text:p>
              </table:table-cell>
              <table:table-cell office:value-type="float" office:value="0.003764">
                <text:p>0.00376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18500">
                <text:p>618500</text:p>
              </table:table-cell>
              <table:table-cell office:value-type="float" office:value="0.003372">
                <text:p>0.003372</text:p>
              </table:table-cell>
              <table:table-cell office:value-type="float" office:value="0.003662">
                <text:p>0.003662</text:p>
              </table:table-cell>
              <table:table-cell office:value-type="float" office:value="0.003837">
                <text:p>0.00383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19000">
                <text:p>619000</text:p>
              </table:table-cell>
              <table:table-cell office:value-type="float" office:value="0.0036">
                <text:p>0.0036</text:p>
              </table:table-cell>
              <table:table-cell office:value-type="float" office:value="0.003624">
                <text:p>0.003624</text:p>
              </table:table-cell>
              <table:table-cell office:value-type="float" office:value="0.003874">
                <text:p>0.003874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19500">
                <text:p>619500</text:p>
              </table:table-cell>
              <table:table-cell office:value-type="float" office:value="0.003498">
                <text:p>0.003498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911">
                <text:p>0.00391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20000">
                <text:p>620000</text:p>
              </table:table-cell>
              <table:table-cell office:value-type="float" office:value="0.0035">
                <text:p>0.0035</text:p>
              </table:table-cell>
              <table:table-cell office:value-type="float" office:value="0.003717">
                <text:p>0.003717</text:p>
              </table:table-cell>
              <table:table-cell office:value-type="float" office:value="0.00388">
                <text:p>0.003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20500">
                <text:p>620500</text:p>
              </table:table-cell>
              <table:table-cell office:value-type="float" office:value="0.003515">
                <text:p>0.003515</text:p>
              </table:table-cell>
              <table:table-cell office:value-type="float" office:value="0.003529">
                <text:p>0.003529</text:p>
              </table:table-cell>
              <table:table-cell office:value-type="float" office:value="0.00383">
                <text:p>0.0038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21000">
                <text:p>621000</text:p>
              </table:table-cell>
              <table:table-cell office:value-type="float" office:value="0.003516">
                <text:p>0.003516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893">
                <text:p>0.0038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21500">
                <text:p>621500</text:p>
              </table:table-cell>
              <table:table-cell office:value-type="float" office:value="0.003425">
                <text:p>0.003425</text:p>
              </table:table-cell>
              <table:table-cell office:value-type="float" office:value="0.003724">
                <text:p>0.003724</text:p>
              </table:table-cell>
              <table:table-cell office:value-type="float" office:value="0.003763">
                <text:p>0.00376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22000">
                <text:p>622000</text:p>
              </table:table-cell>
              <table:table-cell office:value-type="float" office:value="0.003596">
                <text:p>0.003596</text:p>
              </table:table-cell>
              <table:table-cell office:value-type="float" office:value="0.003693">
                <text:p>0.003693</text:p>
              </table:table-cell>
              <table:table-cell office:value-type="float" office:value="0.003821">
                <text:p>0.00382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22500">
                <text:p>622500</text:p>
              </table:table-cell>
              <table:table-cell office:value-type="float" office:value="0.00337">
                <text:p>0.00337</text:p>
              </table:table-cell>
              <table:table-cell office:value-type="float" office:value="0.003485">
                <text:p>0.003485</text:p>
              </table:table-cell>
              <table:table-cell office:value-type="float" office:value="0.003997">
                <text:p>0.00399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23000">
                <text:p>623000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762">
                <text:p>0.003762</text:p>
              </table:table-cell>
              <table:table-cell office:value-type="float" office:value="0.003815">
                <text:p>0.0038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23500">
                <text:p>623500</text:p>
              </table:table-cell>
              <table:table-cell office:value-type="float" office:value="0.003514">
                <text:p>0.003514</text:p>
              </table:table-cell>
              <table:table-cell office:value-type="float" office:value="0.003591">
                <text:p>0.003591</text:p>
              </table:table-cell>
              <table:table-cell office:value-type="float" office:value="0.00395">
                <text:p>0.0039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24000">
                <text:p>624000</text:p>
              </table:table-cell>
              <table:table-cell office:value-type="float" office:value="0.003677">
                <text:p>0.003677</text:p>
              </table:table-cell>
              <table:table-cell office:value-type="float" office:value="0.003526">
                <text:p>0.003526</text:p>
              </table:table-cell>
              <table:table-cell office:value-type="float" office:value="0.003769">
                <text:p>0.00376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24500">
                <text:p>624500</text:p>
              </table:table-cell>
              <table:table-cell office:value-type="float" office:value="0.003588">
                <text:p>0.003588</text:p>
              </table:table-cell>
              <table:table-cell office:value-type="float" office:value="0.003618">
                <text:p>0.003618</text:p>
              </table:table-cell>
              <table:table-cell office:value-type="float" office:value="0.003827">
                <text:p>0.00382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25000">
                <text:p>625000</text:p>
              </table:table-cell>
              <table:table-cell office:value-type="float" office:value="0.003552">
                <text:p>0.003552</text:p>
              </table:table-cell>
              <table:table-cell office:value-type="float" office:value="0.003559">
                <text:p>0.003559</text:p>
              </table:table-cell>
              <table:table-cell office:value-type="float" office:value="0.00391">
                <text:p>0.0039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25500">
                <text:p>625500</text:p>
              </table:table-cell>
              <table:table-cell office:value-type="float" office:value="0.003533">
                <text:p>0.003533</text:p>
              </table:table-cell>
              <table:table-cell office:value-type="float" office:value="0.00365">
                <text:p>0.00365</text:p>
              </table:table-cell>
              <table:table-cell office:value-type="float" office:value="0.003946">
                <text:p>0.00394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26000">
                <text:p>626000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575">
                <text:p>0.003575</text:p>
              </table:table-cell>
              <table:table-cell office:value-type="float" office:value="0.00387">
                <text:p>0.003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26500">
                <text:p>626500</text:p>
              </table:table-cell>
              <table:table-cell office:value-type="float" office:value="0.003609">
                <text:p>0.003609</text:p>
              </table:table-cell>
              <table:table-cell office:value-type="float" office:value="0.003752">
                <text:p>0.003752</text:p>
              </table:table-cell>
              <table:table-cell office:value-type="float" office:value="0.003951">
                <text:p>0.00395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27000">
                <text:p>627000</text:p>
              </table:table-cell>
              <table:table-cell office:value-type="float" office:value="0.003589">
                <text:p>0.003589</text:p>
              </table:table-cell>
              <table:table-cell office:value-type="float" office:value="0.003692">
                <text:p>0.003692</text:p>
              </table:table-cell>
              <table:table-cell office:value-type="float" office:value="0.003919">
                <text:p>0.003919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27500">
                <text:p>627500</text:p>
              </table:table-cell>
              <table:table-cell office:value-type="float" office:value="0.003558">
                <text:p>0.003558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809">
                <text:p>0.00380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28000">
                <text:p>628000</text:p>
              </table:table-cell>
              <table:table-cell office:value-type="float" office:value="0.003263">
                <text:p>0.003263</text:p>
              </table:table-cell>
              <table:table-cell office:value-type="float" office:value="0.003704">
                <text:p>0.003704</text:p>
              </table:table-cell>
              <table:table-cell office:value-type="float" office:value="0.003746">
                <text:p>0.00374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28500">
                <text:p>628500</text:p>
              </table:table-cell>
              <table:table-cell office:value-type="float" office:value="0.003612">
                <text:p>0.003612</text:p>
              </table:table-cell>
              <table:table-cell office:value-type="float" office:value="0.003682">
                <text:p>0.003682</text:p>
              </table:table-cell>
              <table:table-cell office:value-type="float" office:value="0.003968">
                <text:p>0.00396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29000">
                <text:p>629000</text:p>
              </table:table-cell>
              <table:table-cell office:value-type="float" office:value="0.003498">
                <text:p>0.003498</text:p>
              </table:table-cell>
              <table:table-cell office:value-type="float" office:value="0.00358">
                <text:p>0.00358</text:p>
              </table:table-cell>
              <table:table-cell office:value-type="float" office:value="0.00393">
                <text:p>0.003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29500">
                <text:p>629500</text:p>
              </table:table-cell>
              <table:table-cell office:value-type="float" office:value="0.003425">
                <text:p>0.003425</text:p>
              </table:table-cell>
              <table:table-cell office:value-type="float" office:value="0.003613">
                <text:p>0.003613</text:p>
              </table:table-cell>
              <table:table-cell office:value-type="float" office:value="0.003892">
                <text:p>0.00389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30000">
                <text:p>630000</text:p>
              </table:table-cell>
              <table:table-cell office:value-type="float" office:value="0.003612">
                <text:p>0.003612</text:p>
              </table:table-cell>
              <table:table-cell office:value-type="float" office:value="0.003465">
                <text:p>0.003465</text:p>
              </table:table-cell>
              <table:table-cell office:value-type="float" office:value="0.003914">
                <text:p>0.00391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30500">
                <text:p>630500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701">
                <text:p>0.003701</text:p>
              </table:table-cell>
              <table:table-cell office:value-type="float" office:value="0.003953">
                <text:p>0.00395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31000">
                <text:p>631000</text:p>
              </table:table-cell>
              <table:table-cell office:value-type="float" office:value="0.003447">
                <text:p>0.003447</text:p>
              </table:table-cell>
              <table:table-cell office:value-type="float" office:value="0.003571">
                <text:p>0.003571</text:p>
              </table:table-cell>
              <table:table-cell office:value-type="float" office:value="0.003813">
                <text:p>0.00381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31500">
                <text:p>631500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691">
                <text:p>0.003691</text:p>
              </table:table-cell>
              <table:table-cell office:value-type="float" office:value="0.003924">
                <text:p>0.00392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32000">
                <text:p>632000</text:p>
              </table:table-cell>
              <table:table-cell office:value-type="float" office:value="0.0035">
                <text:p>0.0035</text:p>
              </table:table-cell>
              <table:table-cell office:value-type="float" office:value="0.003682">
                <text:p>0.003682</text:p>
              </table:table-cell>
              <table:table-cell office:value-type="float" office:value="0.00367">
                <text:p>0.00367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32500">
                <text:p>632500</text:p>
              </table:table-cell>
              <table:table-cell office:value-type="float" office:value="0.003474">
                <text:p>0.003474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943">
                <text:p>0.00394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33000">
                <text:p>633000</text:p>
              </table:table-cell>
              <table:table-cell office:value-type="float" office:value="0.003563">
                <text:p>0.003563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936">
                <text:p>0.00393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33500">
                <text:p>633500</text:p>
              </table:table-cell>
              <table:table-cell office:value-type="float" office:value="0.003591">
                <text:p>0.003591</text:p>
              </table:table-cell>
              <table:table-cell office:value-type="float" office:value="0.003645">
                <text:p>0.003645</text:p>
              </table:table-cell>
              <table:table-cell office:value-type="float" office:value="0.003906">
                <text:p>0.00390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34000">
                <text:p>634000</text:p>
              </table:table-cell>
              <table:table-cell office:value-type="float" office:value="0.003602">
                <text:p>0.003602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924">
                <text:p>0.00392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34500">
                <text:p>634500</text:p>
              </table:table-cell>
              <table:table-cell office:value-type="float" office:value="0.003542">
                <text:p>0.003542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87">
                <text:p>0.00387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35000">
                <text:p>635000</text:p>
              </table:table-cell>
              <table:table-cell office:value-type="float" office:value="0.003487">
                <text:p>0.003487</text:p>
              </table:table-cell>
              <table:table-cell office:value-type="float" office:value="0.003709">
                <text:p>0.003709</text:p>
              </table:table-cell>
              <table:table-cell office:value-type="float" office:value="0.003918">
                <text:p>0.00391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35500">
                <text:p>635500</text:p>
              </table:table-cell>
              <table:table-cell office:value-type="float" office:value="0.003307">
                <text:p>0.003307</text:p>
              </table:table-cell>
              <table:table-cell office:value-type="float" office:value="0.003414">
                <text:p>0.003414</text:p>
              </table:table-cell>
              <table:table-cell office:value-type="float" office:value="0.003915">
                <text:p>0.0039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36000">
                <text:p>636000</text:p>
              </table:table-cell>
              <table:table-cell office:value-type="float" office:value="0.003508">
                <text:p>0.003508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969">
                <text:p>0.00396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36500">
                <text:p>636500</text:p>
              </table:table-cell>
              <table:table-cell office:value-type="float" office:value="0.00326">
                <text:p>0.00326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947">
                <text:p>0.00394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37000">
                <text:p>637000</text:p>
              </table:table-cell>
              <table:table-cell office:value-type="float" office:value="0.003417">
                <text:p>0.003417</text:p>
              </table:table-cell>
              <table:table-cell office:value-type="float" office:value="0.003793">
                <text:p>0.003793</text:p>
              </table:table-cell>
              <table:table-cell office:value-type="float" office:value="0.003832">
                <text:p>0.00383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37500">
                <text:p>637500</text:p>
              </table:table-cell>
              <table:table-cell office:value-type="float" office:value="0.00354">
                <text:p>0.00354</text:p>
              </table:table-cell>
              <table:table-cell office:value-type="float" office:value="0.003673">
                <text:p>0.003673</text:p>
              </table:table-cell>
              <table:table-cell office:value-type="float" office:value="0.003409">
                <text:p>0.003409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38000">
                <text:p>638000</text:p>
              </table:table-cell>
              <table:table-cell office:value-type="float" office:value="0.003393">
                <text:p>0.003393</text:p>
              </table:table-cell>
              <table:table-cell office:value-type="float" office:value="0.003592">
                <text:p>0.003592</text:p>
              </table:table-cell>
              <table:table-cell office:value-type="float" office:value="0.00367">
                <text:p>0.0036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38500">
                <text:p>638500</text:p>
              </table:table-cell>
              <table:table-cell office:value-type="float" office:value="0.003515">
                <text:p>0.003515</text:p>
              </table:table-cell>
              <table:table-cell office:value-type="float" office:value="0.00349">
                <text:p>0.00349</text:p>
              </table:table-cell>
              <table:table-cell office:value-type="float" office:value="0.003933">
                <text:p>0.003933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39000">
                <text:p>639000</text:p>
              </table:table-cell>
              <table:table-cell office:value-type="float" office:value="0.003621">
                <text:p>0.003621</text:p>
              </table:table-cell>
              <table:table-cell office:value-type="float" office:value="0.003468">
                <text:p>0.003468</text:p>
              </table:table-cell>
              <table:table-cell office:value-type="float" office:value="0.003735">
                <text:p>0.00373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39500">
                <text:p>639500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552">
                <text:p>0.003552</text:p>
              </table:table-cell>
              <table:table-cell office:value-type="float" office:value="0.003926">
                <text:p>0.00392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40000">
                <text:p>640000</text:p>
              </table:table-cell>
              <table:table-cell office:value-type="float" office:value="0.003447">
                <text:p>0.003447</text:p>
              </table:table-cell>
              <table:table-cell office:value-type="float" office:value="0.003714">
                <text:p>0.003714</text:p>
              </table:table-cell>
              <table:table-cell office:value-type="float" office:value="0.003837">
                <text:p>0.00383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40500">
                <text:p>640500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63">
                <text:p>0.00363</text:p>
              </table:table-cell>
              <table:table-cell office:value-type="float" office:value="0.003613">
                <text:p>0.00361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41000">
                <text:p>641000</text:p>
              </table:table-cell>
              <table:table-cell office:value-type="float" office:value="0.003471">
                <text:p>0.003471</text:p>
              </table:table-cell>
              <table:table-cell office:value-type="float" office:value="0.003702">
                <text:p>0.003702</text:p>
              </table:table-cell>
              <table:table-cell office:value-type="float" office:value="0.003824">
                <text:p>0.00382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41500">
                <text:p>641500</text:p>
              </table:table-cell>
              <table:table-cell office:value-type="float" office:value="0.003331">
                <text:p>0.003331</text:p>
              </table:table-cell>
              <table:table-cell office:value-type="float" office:value="0.003712">
                <text:p>0.003712</text:p>
              </table:table-cell>
              <table:table-cell office:value-type="float" office:value="0.003861">
                <text:p>0.00386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42000">
                <text:p>642000</text:p>
              </table:table-cell>
              <table:table-cell office:value-type="float" office:value="0.00346">
                <text:p>0.00346</text:p>
              </table:table-cell>
              <table:table-cell office:value-type="float" office:value="0.003707">
                <text:p>0.003707</text:p>
              </table:table-cell>
              <table:table-cell office:value-type="float" office:value="0.003672">
                <text:p>0.00367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42500">
                <text:p>642500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654">
                <text:p>0.003654</text:p>
              </table:table-cell>
              <table:table-cell office:value-type="float" office:value="0.003759">
                <text:p>0.00375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43000">
                <text:p>643000</text:p>
              </table:table-cell>
              <table:table-cell office:value-type="float" office:value="0.003467">
                <text:p>0.003467</text:p>
              </table:table-cell>
              <table:table-cell office:value-type="float" office:value="0.00373">
                <text:p>0.00373</text:p>
              </table:table-cell>
              <table:table-cell office:value-type="float" office:value="0.003766">
                <text:p>0.00376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43500">
                <text:p>643500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664">
                <text:p>0.003664</text:p>
              </table:table-cell>
              <table:table-cell office:value-type="float" office:value="0.004246">
                <text:p>0.00424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44000">
                <text:p>644000</text:p>
              </table:table-cell>
              <table:table-cell office:value-type="float" office:value="0.003351">
                <text:p>0.003351</text:p>
              </table:table-cell>
              <table:table-cell office:value-type="float" office:value="0.003702">
                <text:p>0.003702</text:p>
              </table:table-cell>
              <table:table-cell office:value-type="float" office:value="0.003895">
                <text:p>0.00389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44500">
                <text:p>644500</text:p>
              </table:table-cell>
              <table:table-cell office:value-type="float" office:value="0.003469">
                <text:p>0.003469</text:p>
              </table:table-cell>
              <table:table-cell office:value-type="float" office:value="0.003757">
                <text:p>0.003757</text:p>
              </table:table-cell>
              <table:table-cell office:value-type="float" office:value="0.003758">
                <text:p>0.00375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45000">
                <text:p>645000</text:p>
              </table:table-cell>
              <table:table-cell office:value-type="float" office:value="0.003563">
                <text:p>0.003563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783">
                <text:p>0.003783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45500">
                <text:p>645500</text:p>
              </table:table-cell>
              <table:table-cell office:value-type="float" office:value="0.003693">
                <text:p>0.003693</text:p>
              </table:table-cell>
              <table:table-cell office:value-type="float" office:value="0.003894">
                <text:p>0.003894</text:p>
              </table:table-cell>
              <table:table-cell office:value-type="float" office:value="0.003874">
                <text:p>0.00387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46000">
                <text:p>646000</text:p>
              </table:table-cell>
              <table:table-cell office:value-type="float" office:value="0.003524">
                <text:p>0.003524</text:p>
              </table:table-cell>
              <table:table-cell office:value-type="float" office:value="0.003676">
                <text:p>0.003676</text:p>
              </table:table-cell>
              <table:table-cell office:value-type="float" office:value="0.003952">
                <text:p>0.00395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46500">
                <text:p>646500</text:p>
              </table:table-cell>
              <table:table-cell office:value-type="float" office:value="0.00361">
                <text:p>0.00361</text:p>
              </table:table-cell>
              <table:table-cell office:value-type="float" office:value="0.003736">
                <text:p>0.003736</text:p>
              </table:table-cell>
              <table:table-cell office:value-type="float" office:value="0.003944">
                <text:p>0.00394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47000">
                <text:p>647000</text:p>
              </table:table-cell>
              <table:table-cell office:value-type="float" office:value="0.003681">
                <text:p>0.003681</text:p>
              </table:table-cell>
              <table:table-cell office:value-type="float" office:value="0.003743">
                <text:p>0.003743</text:p>
              </table:table-cell>
              <table:table-cell office:value-type="float" office:value="0.003849">
                <text:p>0.00384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47500">
                <text:p>647500</text:p>
              </table:table-cell>
              <table:table-cell office:value-type="float" office:value="0.003502">
                <text:p>0.003502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856">
                <text:p>0.00385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48000">
                <text:p>648000</text:p>
              </table:table-cell>
              <table:table-cell office:value-type="float" office:value="0.003482">
                <text:p>0.003482</text:p>
              </table:table-cell>
              <table:table-cell office:value-type="float" office:value="0.003671">
                <text:p>0.003671</text:p>
              </table:table-cell>
              <table:table-cell office:value-type="float" office:value="0.003886">
                <text:p>0.00388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48500">
                <text:p>648500</text:p>
              </table:table-cell>
              <table:table-cell office:value-type="float" office:value="0.004154">
                <text:p>0.004154</text:p>
              </table:table-cell>
              <table:table-cell office:value-type="float" office:value="0.003642">
                <text:p>0.003642</text:p>
              </table:table-cell>
              <table:table-cell office:value-type="float" office:value="0.00394">
                <text:p>0.0039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49000">
                <text:p>649000</text:p>
              </table:table-cell>
              <table:table-cell office:value-type="float" office:value="0.003624">
                <text:p>0.003624</text:p>
              </table:table-cell>
              <table:table-cell office:value-type="float" office:value="0.00369">
                <text:p>0.00369</text:p>
              </table:table-cell>
              <table:table-cell office:value-type="float" office:value="0.004021">
                <text:p>0.00402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49500">
                <text:p>649500</text:p>
              </table:table-cell>
              <table:table-cell office:value-type="float" office:value="0.00348">
                <text:p>0.00348</text:p>
              </table:table-cell>
              <table:table-cell office:value-type="float" office:value="0.003852">
                <text:p>0.003852</text:p>
              </table:table-cell>
              <table:table-cell office:value-type="float" office:value="0.003864">
                <text:p>0.00386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50000">
                <text:p>650000</text:p>
              </table:table-cell>
              <table:table-cell office:value-type="float" office:value="0.003651">
                <text:p>0.003651</text:p>
              </table:table-cell>
              <table:table-cell office:value-type="float" office:value="0.003544">
                <text:p>0.003544</text:p>
              </table:table-cell>
              <table:table-cell office:value-type="float" office:value="0.003968">
                <text:p>0.00396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50500">
                <text:p>650500</text:p>
              </table:table-cell>
              <table:table-cell office:value-type="float" office:value="0.003382">
                <text:p>0.003382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67">
                <text:p>0.00367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51000">
                <text:p>651000</text:p>
              </table:table-cell>
              <table:table-cell office:value-type="float" office:value="0.003596">
                <text:p>0.003596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521">
                <text:p>0.00352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51500">
                <text:p>651500</text:p>
              </table:table-cell>
              <table:table-cell office:value-type="float" office:value="0.003609">
                <text:p>0.003609</text:p>
              </table:table-cell>
              <table:table-cell office:value-type="float" office:value="0.003685">
                <text:p>0.003685</text:p>
              </table:table-cell>
              <table:table-cell office:value-type="float" office:value="0.003958">
                <text:p>0.00395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52000">
                <text:p>652000</text:p>
              </table:table-cell>
              <table:table-cell office:value-type="float" office:value="0.003541">
                <text:p>0.003541</text:p>
              </table:table-cell>
              <table:table-cell office:value-type="float" office:value="0.003777">
                <text:p>0.003777</text:p>
              </table:table-cell>
              <table:table-cell office:value-type="float" office:value="0.004017">
                <text:p>0.00401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52500">
                <text:p>652500</text:p>
              </table:table-cell>
              <table:table-cell office:value-type="float" office:value="0.003513">
                <text:p>0.003513</text:p>
              </table:table-cell>
              <table:table-cell office:value-type="float" office:value="0.003548">
                <text:p>0.003548</text:p>
              </table:table-cell>
              <table:table-cell office:value-type="float" office:value="0.003939">
                <text:p>0.00393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53000">
                <text:p>653000</text:p>
              </table:table-cell>
              <table:table-cell office:value-type="float" office:value="0.003571">
                <text:p>0.003571</text:p>
              </table:table-cell>
              <table:table-cell office:value-type="float" office:value="0.003705">
                <text:p>0.003705</text:p>
              </table:table-cell>
              <table:table-cell office:value-type="float" office:value="0.00392">
                <text:p>0.003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53500">
                <text:p>653500</text:p>
              </table:table-cell>
              <table:table-cell office:value-type="float" office:value="0.003503">
                <text:p>0.003503</text:p>
              </table:table-cell>
              <table:table-cell office:value-type="float" office:value="0.00338">
                <text:p>0.00338</text:p>
              </table:table-cell>
              <table:table-cell office:value-type="float" office:value="0.003864">
                <text:p>0.00386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54000">
                <text:p>654000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684">
                <text:p>0.003684</text:p>
              </table:table-cell>
              <table:table-cell office:value-type="float" office:value="0.003696">
                <text:p>0.00369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54500">
                <text:p>654500</text:p>
              </table:table-cell>
              <table:table-cell office:value-type="float" office:value="0.003385">
                <text:p>0.003385</text:p>
              </table:table-cell>
              <table:table-cell office:value-type="float" office:value="0.003662">
                <text:p>0.003662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55000">
                <text:p>655000</text:p>
              </table:table-cell>
              <table:table-cell office:value-type="float" office:value="0.00352">
                <text:p>0.00352</text:p>
              </table:table-cell>
              <table:table-cell office:value-type="float" office:value="0.003511">
                <text:p>0.003511</text:p>
              </table:table-cell>
              <table:table-cell office:value-type="float" office:value="0.003928">
                <text:p>0.00392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55500">
                <text:p>655500</text:p>
              </table:table-cell>
              <table:table-cell office:value-type="float" office:value="0.00354">
                <text:p>0.00354</text:p>
              </table:table-cell>
              <table:table-cell office:value-type="float" office:value="0.003742">
                <text:p>0.003742</text:p>
              </table:table-cell>
              <table:table-cell office:value-type="float" office:value="0.004171">
                <text:p>0.004171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56000">
                <text:p>656000</text:p>
              </table:table-cell>
              <table:table-cell office:value-type="float" office:value="0.003741">
                <text:p>0.003741</text:p>
              </table:table-cell>
              <table:table-cell office:value-type="float" office:value="0.003689">
                <text:p>0.003689</text:p>
              </table:table-cell>
              <table:table-cell office:value-type="float" office:value="0.00384">
                <text:p>0.00384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56500">
                <text:p>656500</text:p>
              </table:table-cell>
              <table:table-cell office:value-type="float" office:value="0.003605">
                <text:p>0.003605</text:p>
              </table:table-cell>
              <table:table-cell office:value-type="float" office:value="0.003653">
                <text:p>0.003653</text:p>
              </table:table-cell>
              <table:table-cell office:value-type="float" office:value="0.00398">
                <text:p>0.0039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57000">
                <text:p>657000</text:p>
              </table:table-cell>
              <table:table-cell office:value-type="float" office:value="0.003394">
                <text:p>0.003394</text:p>
              </table:table-cell>
              <table:table-cell office:value-type="float" office:value="0.003657">
                <text:p>0.003657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57500">
                <text:p>657500</text:p>
              </table:table-cell>
              <table:table-cell office:value-type="float" office:value="0.003563">
                <text:p>0.003563</text:p>
              </table:table-cell>
              <table:table-cell office:value-type="float" office:value="0.00371">
                <text:p>0.00371</text:p>
              </table:table-cell>
              <table:table-cell office:value-type="float" office:value="0.003814">
                <text:p>0.00381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58000">
                <text:p>658000</text:p>
              </table:table-cell>
              <table:table-cell office:value-type="float" office:value="0.003509">
                <text:p>0.003509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957">
                <text:p>0.00395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58500">
                <text:p>658500</text:p>
              </table:table-cell>
              <table:table-cell office:value-type="float" office:value="0.003509">
                <text:p>0.003509</text:p>
              </table:table-cell>
              <table:table-cell office:value-type="float" office:value="0.003707">
                <text:p>0.003707</text:p>
              </table:table-cell>
              <table:table-cell office:value-type="float" office:value="0.003919">
                <text:p>0.003919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59000">
                <text:p>659000</text:p>
              </table:table-cell>
              <table:table-cell office:value-type="float" office:value="0.003377">
                <text:p>0.003377</text:p>
              </table:table-cell>
              <table:table-cell office:value-type="float" office:value="0.003669">
                <text:p>0.003669</text:p>
              </table:table-cell>
              <table:table-cell office:value-type="float" office:value="0.00385">
                <text:p>0.003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59500">
                <text:p>659500</text:p>
              </table:table-cell>
              <table:table-cell office:value-type="float" office:value="0.003515">
                <text:p>0.003515</text:p>
              </table:table-cell>
              <table:table-cell office:value-type="float" office:value="0.003879">
                <text:p>0.003879</text:p>
              </table:table-cell>
              <table:table-cell office:value-type="float" office:value="0.003932">
                <text:p>0.00393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60000">
                <text:p>660000</text:p>
              </table:table-cell>
              <table:table-cell office:value-type="float" office:value="0.003559">
                <text:p>0.003559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767">
                <text:p>0.00376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60500">
                <text:p>660500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754">
                <text:p>0.003754</text:p>
              </table:table-cell>
              <table:table-cell office:value-type="float" office:value="0.003891">
                <text:p>0.003891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61000">
                <text:p>661000</text:p>
              </table:table-cell>
              <table:table-cell office:value-type="float" office:value="0.003447">
                <text:p>0.003447</text:p>
              </table:table-cell>
              <table:table-cell office:value-type="float" office:value="0.003727">
                <text:p>0.003727</text:p>
              </table:table-cell>
              <table:table-cell office:value-type="float" office:value="0.003757">
                <text:p>0.00375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61500">
                <text:p>661500</text:p>
              </table:table-cell>
              <table:table-cell office:value-type="float" office:value="0.003406">
                <text:p>0.003406</text:p>
              </table:table-cell>
              <table:table-cell office:value-type="float" office:value="0.003557">
                <text:p>0.003557</text:p>
              </table:table-cell>
              <table:table-cell office:value-type="float" office:value="0.003787">
                <text:p>0.00378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62000">
                <text:p>662000</text:p>
              </table:table-cell>
              <table:table-cell office:value-type="float" office:value="0.003452">
                <text:p>0.003452</text:p>
              </table:table-cell>
              <table:table-cell office:value-type="float" office:value="0.003759">
                <text:p>0.003759</text:p>
              </table:table-cell>
              <table:table-cell office:value-type="float" office:value="0.003691">
                <text:p>0.0036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62500">
                <text:p>662500</text:p>
              </table:table-cell>
              <table:table-cell office:value-type="float" office:value="0.003528">
                <text:p>0.003528</text:p>
              </table:table-cell>
              <table:table-cell office:value-type="float" office:value="0.003628">
                <text:p>0.003628</text:p>
              </table:table-cell>
              <table:table-cell office:value-type="float" office:value="0.003871">
                <text:p>0.00387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63000">
                <text:p>663000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759">
                <text:p>0.003759</text:p>
              </table:table-cell>
              <table:table-cell office:value-type="float" office:value="0.003947">
                <text:p>0.00394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63500">
                <text:p>663500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734">
                <text:p>0.003734</text:p>
              </table:table-cell>
              <table:table-cell office:value-type="float" office:value="0.003817">
                <text:p>0.00381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64000">
                <text:p>664000</text:p>
              </table:table-cell>
              <table:table-cell office:value-type="float" office:value="0.003518">
                <text:p>0.003518</text:p>
              </table:table-cell>
              <table:table-cell office:value-type="float" office:value="0.003679">
                <text:p>0.003679</text:p>
              </table:table-cell>
              <table:table-cell office:value-type="float" office:value="0.003876">
                <text:p>0.00387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64500">
                <text:p>664500</text:p>
              </table:table-cell>
              <table:table-cell office:value-type="float" office:value="0.003505">
                <text:p>0.003505</text:p>
              </table:table-cell>
              <table:table-cell office:value-type="float" office:value="0.003709">
                <text:p>0.003709</text:p>
              </table:table-cell>
              <table:table-cell office:value-type="float" office:value="0.003982">
                <text:p>0.0039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65000">
                <text:p>665000</text:p>
              </table:table-cell>
              <table:table-cell office:value-type="float" office:value="0.003571">
                <text:p>0.003571</text:p>
              </table:table-cell>
              <table:table-cell office:value-type="float" office:value="0.00371">
                <text:p>0.00371</text:p>
              </table:table-cell>
              <table:table-cell office:value-type="float" office:value="0.003886">
                <text:p>0.00388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65500">
                <text:p>665500</text:p>
              </table:table-cell>
              <table:table-cell office:value-type="float" office:value="0.003449">
                <text:p>0.003449</text:p>
              </table:table-cell>
              <table:table-cell office:value-type="float" office:value="0.003605">
                <text:p>0.003605</text:p>
              </table:table-cell>
              <table:table-cell office:value-type="float" office:value="0.003821">
                <text:p>0.00382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66000">
                <text:p>666000</text:p>
              </table:table-cell>
              <table:table-cell office:value-type="float" office:value="0.003533">
                <text:p>0.003533</text:p>
              </table:table-cell>
              <table:table-cell office:value-type="float" office:value="0.00376">
                <text:p>0.00376</text:p>
              </table:table-cell>
              <table:table-cell office:value-type="float" office:value="0.003858">
                <text:p>0.00385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66500">
                <text:p>666500</text:p>
              </table:table-cell>
              <table:table-cell office:value-type="float" office:value="0.003489">
                <text:p>0.003489</text:p>
              </table:table-cell>
              <table:table-cell office:value-type="float" office:value="0.003605">
                <text:p>0.003605</text:p>
              </table:table-cell>
              <table:table-cell office:value-type="float" office:value="0.003908">
                <text:p>0.00390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67000">
                <text:p>667000</text:p>
              </table:table-cell>
              <table:table-cell office:value-type="float" office:value="0.003629">
                <text:p>0.003629</text:p>
              </table:table-cell>
              <table:table-cell office:value-type="float" office:value="0.00338">
                <text:p>0.00338</text:p>
              </table:table-cell>
              <table:table-cell office:value-type="float" office:value="0.003822">
                <text:p>0.00382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67500">
                <text:p>667500</text:p>
              </table:table-cell>
              <table:table-cell office:value-type="float" office:value="0.003571">
                <text:p>0.003571</text:p>
              </table:table-cell>
              <table:table-cell office:value-type="float" office:value="0.003546">
                <text:p>0.003546</text:p>
              </table:table-cell>
              <table:table-cell office:value-type="float" office:value="0.003963">
                <text:p>0.00396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68000">
                <text:p>668000</text:p>
              </table:table-cell>
              <table:table-cell office:value-type="float" office:value="0.003602">
                <text:p>0.003602</text:p>
              </table:table-cell>
              <table:table-cell office:value-type="float" office:value="0.0036">
                <text:p>0.0036</text:p>
              </table:table-cell>
              <table:table-cell office:value-type="float" office:value="0.003895">
                <text:p>0.00389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68500">
                <text:p>668500</text:p>
              </table:table-cell>
              <table:table-cell office:value-type="float" office:value="0.003616">
                <text:p>0.003616</text:p>
              </table:table-cell>
              <table:table-cell office:value-type="float" office:value="0.003882">
                <text:p>0.003882</text:p>
              </table:table-cell>
              <table:table-cell office:value-type="float" office:value="0.003792">
                <text:p>0.0037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69000">
                <text:p>669000</text:p>
              </table:table-cell>
              <table:table-cell office:value-type="float" office:value="0.003412">
                <text:p>0.003412</text:p>
              </table:table-cell>
              <table:table-cell office:value-type="float" office:value="0.003713">
                <text:p>0.003713</text:p>
              </table:table-cell>
              <table:table-cell office:value-type="float" office:value="0.003853">
                <text:p>0.003853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69500">
                <text:p>669500</text:p>
              </table:table-cell>
              <table:table-cell office:value-type="float" office:value="0.00368">
                <text:p>0.00368</text:p>
              </table:table-cell>
              <table:table-cell office:value-type="float" office:value="0.003785">
                <text:p>0.003785</text:p>
              </table:table-cell>
              <table:table-cell office:value-type="float" office:value="0.003929">
                <text:p>0.003929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70000">
                <text:p>670000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628">
                <text:p>0.003628</text:p>
              </table:table-cell>
              <table:table-cell office:value-type="float" office:value="0.003861">
                <text:p>0.00386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70500">
                <text:p>670500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712">
                <text:p>0.003712</text:p>
              </table:table-cell>
              <table:table-cell office:value-type="float" office:value="0.003879">
                <text:p>0.00387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71000">
                <text:p>671000</text:p>
              </table:table-cell>
              <table:table-cell office:value-type="float" office:value="0.003587">
                <text:p>0.003587</text:p>
              </table:table-cell>
              <table:table-cell office:value-type="float" office:value="0.003744">
                <text:p>0.003744</text:p>
              </table:table-cell>
              <table:table-cell office:value-type="float" office:value="0.003897">
                <text:p>0.003897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71500">
                <text:p>671500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512">
                <text:p>0.003512</text:p>
              </table:table-cell>
              <table:table-cell office:value-type="float" office:value="0.003852">
                <text:p>0.00385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72000">
                <text:p>672000</text:p>
              </table:table-cell>
              <table:table-cell office:value-type="float" office:value="0.003685">
                <text:p>0.003685</text:p>
              </table:table-cell>
              <table:table-cell office:value-type="float" office:value="0.003753">
                <text:p>0.003753</text:p>
              </table:table-cell>
              <table:table-cell office:value-type="float" office:value="0.00389">
                <text:p>0.0038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72500">
                <text:p>672500</text:p>
              </table:table-cell>
              <table:table-cell office:value-type="float" office:value="0.003593">
                <text:p>0.003593</text:p>
              </table:table-cell>
              <table:table-cell office:value-type="float" office:value="0.003434">
                <text:p>0.003434</text:p>
              </table:table-cell>
              <table:table-cell office:value-type="float" office:value="0.003857">
                <text:p>0.00385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73000">
                <text:p>673000</text:p>
              </table:table-cell>
              <table:table-cell office:value-type="float" office:value="0.003526">
                <text:p>0.003526</text:p>
              </table:table-cell>
              <table:table-cell office:value-type="float" office:value="0.003546">
                <text:p>0.003546</text:p>
              </table:table-cell>
              <table:table-cell office:value-type="float" office:value="0.003949">
                <text:p>0.00394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73500">
                <text:p>673500</text:p>
              </table:table-cell>
              <table:table-cell office:value-type="float" office:value="0.003545">
                <text:p>0.003545</text:p>
              </table:table-cell>
              <table:table-cell office:value-type="float" office:value="0.003636">
                <text:p>0.003636</text:p>
              </table:table-cell>
              <table:table-cell office:value-type="float" office:value="0.003991">
                <text:p>0.0039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74000">
                <text:p>674000</text:p>
              </table:table-cell>
              <table:table-cell office:value-type="float" office:value="0.003588">
                <text:p>0.003588</text:p>
              </table:table-cell>
              <table:table-cell office:value-type="float" office:value="0.003898">
                <text:p>0.003898</text:p>
              </table:table-cell>
              <table:table-cell office:value-type="float" office:value="0.003879">
                <text:p>0.00387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74500">
                <text:p>674500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761">
                <text:p>0.003761</text:p>
              </table:table-cell>
              <table:table-cell office:value-type="float" office:value="0.003966">
                <text:p>0.00396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75000">
                <text:p>675000</text:p>
              </table:table-cell>
              <table:table-cell office:value-type="float" office:value="0.003489">
                <text:p>0.003489</text:p>
              </table:table-cell>
              <table:table-cell office:value-type="float" office:value="0.003701">
                <text:p>0.003701</text:p>
              </table:table-cell>
              <table:table-cell office:value-type="float" office:value="0.003857">
                <text:p>0.00385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75500">
                <text:p>675500</text:p>
              </table:table-cell>
              <table:table-cell office:value-type="float" office:value="0.003285">
                <text:p>0.003285</text:p>
              </table:table-cell>
              <table:table-cell office:value-type="float" office:value="0.003676">
                <text:p>0.003676</text:p>
              </table:table-cell>
              <table:table-cell office:value-type="float" office:value="0.003916">
                <text:p>0.003916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76000">
                <text:p>676000</text:p>
              </table:table-cell>
              <table:table-cell office:value-type="float" office:value="0.003492">
                <text:p>0.003492</text:p>
              </table:table-cell>
              <table:table-cell office:value-type="float" office:value="0.003756">
                <text:p>0.003756</text:p>
              </table:table-cell>
              <table:table-cell office:value-type="float" office:value="0.003908">
                <text:p>0.00390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76500">
                <text:p>676500</text:p>
              </table:table-cell>
              <table:table-cell office:value-type="float" office:value="0.003511">
                <text:p>0.003511</text:p>
              </table:table-cell>
              <table:table-cell office:value-type="float" office:value="0.003732">
                <text:p>0.003732</text:p>
              </table:table-cell>
              <table:table-cell office:value-type="float" office:value="0.003905">
                <text:p>0.00390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77000">
                <text:p>677000</text:p>
              </table:table-cell>
              <table:table-cell office:value-type="float" office:value="0.003536">
                <text:p>0.003536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878">
                <text:p>0.0038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77500">
                <text:p>677500</text:p>
              </table:table-cell>
              <table:table-cell office:value-type="float" office:value="0.003606">
                <text:p>0.003606</text:p>
              </table:table-cell>
              <table:table-cell office:value-type="float" office:value="0.003646">
                <text:p>0.003646</text:p>
              </table:table-cell>
              <table:table-cell office:value-type="float" office:value="0.003715">
                <text:p>0.0037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78000">
                <text:p>678000</text:p>
              </table:table-cell>
              <table:table-cell office:value-type="float" office:value="0.003527">
                <text:p>0.003527</text:p>
              </table:table-cell>
              <table:table-cell office:value-type="float" office:value="0.003356">
                <text:p>0.003356</text:p>
              </table:table-cell>
              <table:table-cell office:value-type="float" office:value="0.003899">
                <text:p>0.00389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78500">
                <text:p>678500</text:p>
              </table:table-cell>
              <table:table-cell office:value-type="float" office:value="0.003542">
                <text:p>0.003542</text:p>
              </table:table-cell>
              <table:table-cell office:value-type="float" office:value="0.003678">
                <text:p>0.003678</text:p>
              </table:table-cell>
              <table:table-cell office:value-type="float" office:value="0.003892">
                <text:p>0.0038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79000">
                <text:p>679000</text:p>
              </table:table-cell>
              <table:table-cell office:value-type="float" office:value="0.003343">
                <text:p>0.003343</text:p>
              </table:table-cell>
              <table:table-cell office:value-type="float" office:value="0.003727">
                <text:p>0.003727</text:p>
              </table:table-cell>
              <table:table-cell office:value-type="float" office:value="0.003907">
                <text:p>0.00390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79500">
                <text:p>679500</text:p>
              </table:table-cell>
              <table:table-cell office:value-type="float" office:value="0.003396">
                <text:p>0.003396</text:p>
              </table:table-cell>
              <table:table-cell office:value-type="float" office:value="0.003456">
                <text:p>0.003456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80000">
                <text:p>680000</text:p>
              </table:table-cell>
              <table:table-cell office:value-type="float" office:value="0.003513">
                <text:p>0.003513</text:p>
              </table:table-cell>
              <table:table-cell office:value-type="float" office:value="0.003559">
                <text:p>0.003559</text:p>
              </table:table-cell>
              <table:table-cell office:value-type="float" office:value="0.00384">
                <text:p>0.003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80500">
                <text:p>680500</text:p>
              </table:table-cell>
              <table:table-cell office:value-type="float" office:value="0.003605">
                <text:p>0.003605</text:p>
              </table:table-cell>
              <table:table-cell office:value-type="float" office:value="0.003503">
                <text:p>0.003503</text:p>
              </table:table-cell>
              <table:table-cell office:value-type="float" office:value="0.003833">
                <text:p>0.00383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81000">
                <text:p>681000</text:p>
              </table:table-cell>
              <table:table-cell office:value-type="float" office:value="0.003513">
                <text:p>0.003513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974">
                <text:p>0.00397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81500">
                <text:p>681500</text:p>
              </table:table-cell>
              <table:table-cell office:value-type="float" office:value="0.00367">
                <text:p>0.00367</text:p>
              </table:table-cell>
              <table:table-cell office:value-type="float" office:value="0.003605">
                <text:p>0.003605</text:p>
              </table:table-cell>
              <table:table-cell office:value-type="float" office:value="0.003779">
                <text:p>0.003779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82000">
                <text:p>682000</text:p>
              </table:table-cell>
              <table:table-cell office:value-type="float" office:value="0.003948">
                <text:p>0.003948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941">
                <text:p>0.00394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82500">
                <text:p>682500</text:p>
              </table:table-cell>
              <table:table-cell office:value-type="float" office:value="0.003712">
                <text:p>0.003712</text:p>
              </table:table-cell>
              <table:table-cell office:value-type="float" office:value="0.003648">
                <text:p>0.003648</text:p>
              </table:table-cell>
              <table:table-cell office:value-type="float" office:value="0.003801">
                <text:p>0.00380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83000">
                <text:p>683000</text:p>
              </table:table-cell>
              <table:table-cell office:value-type="float" office:value="0.003762">
                <text:p>0.003762</text:p>
              </table:table-cell>
              <table:table-cell office:value-type="float" office:value="0.00365">
                <text:p>0.00365</text:p>
              </table:table-cell>
              <table:table-cell office:value-type="float" office:value="0.003953">
                <text:p>0.00395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83500">
                <text:p>683500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877">
                <text:p>0.003877</text:p>
              </table:table-cell>
              <table:table-cell office:value-type="float" office:value="0.003955">
                <text:p>0.00395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84000">
                <text:p>684000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758">
                <text:p>0.003758</text:p>
              </table:table-cell>
              <table:table-cell office:value-type="float" office:value="0.003776">
                <text:p>0.00377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84500">
                <text:p>684500</text:p>
              </table:table-cell>
              <table:table-cell office:value-type="float" office:value="0.003505">
                <text:p>0.003505</text:p>
              </table:table-cell>
              <table:table-cell office:value-type="float" office:value="0.003709">
                <text:p>0.003709</text:p>
              </table:table-cell>
              <table:table-cell office:value-type="float" office:value="0.003966">
                <text:p>0.00396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85000">
                <text:p>685000</text:p>
              </table:table-cell>
              <table:table-cell office:value-type="float" office:value="0.003507">
                <text:p>0.003507</text:p>
              </table:table-cell>
              <table:table-cell office:value-type="float" office:value="0.00377">
                <text:p>0.00377</text:p>
              </table:table-cell>
              <table:table-cell office:value-type="float" office:value="0.003862">
                <text:p>0.00386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85500">
                <text:p>685500</text:p>
              </table:table-cell>
              <table:table-cell office:value-type="float" office:value="0.003468">
                <text:p>0.003468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864">
                <text:p>0.00386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86000">
                <text:p>686000</text:p>
              </table:table-cell>
              <table:table-cell office:value-type="float" office:value="0.003522">
                <text:p>0.003522</text:p>
              </table:table-cell>
              <table:table-cell office:value-type="float" office:value="0.003469">
                <text:p>0.003469</text:p>
              </table:table-cell>
              <table:table-cell office:value-type="float" office:value="0.003883">
                <text:p>0.003883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86500">
                <text:p>686500</text:p>
              </table:table-cell>
              <table:table-cell office:value-type="float" office:value="0.003527">
                <text:p>0.003527</text:p>
              </table:table-cell>
              <table:table-cell office:value-type="float" office:value="0.00352">
                <text:p>0.00352</text:p>
              </table:table-cell>
              <table:table-cell office:value-type="float" office:value="0.003938">
                <text:p>0.00393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87000">
                <text:p>687000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544">
                <text:p>0.003544</text:p>
              </table:table-cell>
              <table:table-cell office:value-type="float" office:value="0.003866">
                <text:p>0.00386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87500">
                <text:p>687500</text:p>
              </table:table-cell>
              <table:table-cell office:value-type="float" office:value="0.00354">
                <text:p>0.00354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54">
                <text:p>0.0035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88000">
                <text:p>688000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748">
                <text:p>0.003748</text:p>
              </table:table-cell>
              <table:table-cell office:value-type="float" office:value="0.003958">
                <text:p>0.00395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88500">
                <text:p>688500</text:p>
              </table:table-cell>
              <table:table-cell office:value-type="float" office:value="0.003497">
                <text:p>0.003497</text:p>
              </table:table-cell>
              <table:table-cell office:value-type="float" office:value="0.003627">
                <text:p>0.003627</text:p>
              </table:table-cell>
              <table:table-cell office:value-type="float" office:value="0.003846">
                <text:p>0.003846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89000">
                <text:p>689000</text:p>
              </table:table-cell>
              <table:table-cell office:value-type="float" office:value="0.003433">
                <text:p>0.003433</text:p>
              </table:table-cell>
              <table:table-cell office:value-type="float" office:value="0.003644">
                <text:p>0.003644</text:p>
              </table:table-cell>
              <table:table-cell office:value-type="float" office:value="0.003986">
                <text:p>0.00398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89500">
                <text:p>689500</text:p>
              </table:table-cell>
              <table:table-cell office:value-type="float" office:value="0.003329">
                <text:p>0.003329</text:p>
              </table:table-cell>
              <table:table-cell office:value-type="float" office:value="0.00351">
                <text:p>0.00351</text:p>
              </table:table-cell>
              <table:table-cell office:value-type="float" office:value="0.0039">
                <text:p>0.003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90000">
                <text:p>690000</text:p>
              </table:table-cell>
              <table:table-cell office:value-type="float" office:value="0.003568">
                <text:p>0.003568</text:p>
              </table:table-cell>
              <table:table-cell office:value-type="float" office:value="0.003764">
                <text:p>0.003764</text:p>
              </table:table-cell>
              <table:table-cell office:value-type="float" office:value="0.003866">
                <text:p>0.003866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90500">
                <text:p>690500</text:p>
              </table:table-cell>
              <table:table-cell office:value-type="float" office:value="0.003557">
                <text:p>0.003557</text:p>
              </table:table-cell>
              <table:table-cell office:value-type="float" office:value="0.003655">
                <text:p>0.003655</text:p>
              </table:table-cell>
              <table:table-cell office:value-type="float" office:value="0.003776">
                <text:p>0.00377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91000">
                <text:p>691000</text:p>
              </table:table-cell>
              <table:table-cell office:value-type="float" office:value="0.003522">
                <text:p>0.003522</text:p>
              </table:table-cell>
              <table:table-cell office:value-type="float" office:value="0.003684">
                <text:p>0.003684</text:p>
              </table:table-cell>
              <table:table-cell office:value-type="float" office:value="0.003949">
                <text:p>0.00394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91500">
                <text:p>691500</text:p>
              </table:table-cell>
              <table:table-cell office:value-type="float" office:value="0.003599">
                <text:p>0.003599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896">
                <text:p>0.00389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92000">
                <text:p>692000</text:p>
              </table:table-cell>
              <table:table-cell office:value-type="float" office:value="0.003677">
                <text:p>0.003677</text:p>
              </table:table-cell>
              <table:table-cell office:value-type="float" office:value="0.003744">
                <text:p>0.003744</text:p>
              </table:table-cell>
              <table:table-cell office:value-type="float" office:value="0.003922">
                <text:p>0.00392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92500">
                <text:p>692500</text:p>
              </table:table-cell>
              <table:table-cell office:value-type="float" office:value="0.00348">
                <text:p>0.00348</text:p>
              </table:table-cell>
              <table:table-cell office:value-type="float" office:value="0.003653">
                <text:p>0.003653</text:p>
              </table:table-cell>
              <table:table-cell office:value-type="float" office:value="0.003671">
                <text:p>0.00367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93000">
                <text:p>693000</text:p>
              </table:table-cell>
              <table:table-cell office:value-type="float" office:value="0.003571">
                <text:p>0.003571</text:p>
              </table:table-cell>
              <table:table-cell office:value-type="float" office:value="0.00366">
                <text:p>0.00366</text:p>
              </table:table-cell>
              <table:table-cell office:value-type="float" office:value="0.003933">
                <text:p>0.00393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93500">
                <text:p>693500</text:p>
              </table:table-cell>
              <table:table-cell office:value-type="float" office:value="0.003506">
                <text:p>0.003506</text:p>
              </table:table-cell>
              <table:table-cell office:value-type="float" office:value="0.003634">
                <text:p>0.003634</text:p>
              </table:table-cell>
              <table:table-cell office:value-type="float" office:value="0.003839">
                <text:p>0.003839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94000">
                <text:p>694000</text:p>
              </table:table-cell>
              <table:table-cell office:value-type="float" office:value="0.003488">
                <text:p>0.003488</text:p>
              </table:table-cell>
              <table:table-cell office:value-type="float" office:value="0.00373">
                <text:p>0.00373</text:p>
              </table:table-cell>
              <table:table-cell office:value-type="float" office:value="0.003842">
                <text:p>0.00384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94500">
                <text:p>694500</text:p>
              </table:table-cell>
              <table:table-cell office:value-type="float" office:value="0.003403">
                <text:p>0.003403</text:p>
              </table:table-cell>
              <table:table-cell office:value-type="float" office:value="0.003681">
                <text:p>0.003681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95000">
                <text:p>695000</text:p>
              </table:table-cell>
              <table:table-cell office:value-type="float" office:value="0.003403">
                <text:p>0.003403</text:p>
              </table:table-cell>
              <table:table-cell office:value-type="float" office:value="0.003717">
                <text:p>0.003717</text:p>
              </table:table-cell>
              <table:table-cell office:value-type="float" office:value="0.003951">
                <text:p>0.00395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95500">
                <text:p>695500</text:p>
              </table:table-cell>
              <table:table-cell office:value-type="float" office:value="0.003498">
                <text:p>0.003498</text:p>
              </table:table-cell>
              <table:table-cell office:value-type="float" office:value="0.003516">
                <text:p>0.003516</text:p>
              </table:table-cell>
              <table:table-cell office:value-type="float" office:value="0.003921">
                <text:p>0.00392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96000">
                <text:p>696000</text:p>
              </table:table-cell>
              <table:table-cell office:value-type="float" office:value="0.003483">
                <text:p>0.003483</text:p>
              </table:table-cell>
              <table:table-cell office:value-type="float" office:value="0.003697">
                <text:p>0.003697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96500">
                <text:p>696500</text:p>
              </table:table-cell>
              <table:table-cell office:value-type="float" office:value="0.003777">
                <text:p>0.003777</text:p>
              </table:table-cell>
              <table:table-cell office:value-type="float" office:value="0.003559">
                <text:p>0.003559</text:p>
              </table:table-cell>
              <table:table-cell office:value-type="float" office:value="0.003866">
                <text:p>0.00386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97000">
                <text:p>697000</text:p>
              </table:table-cell>
              <table:table-cell office:value-type="float" office:value="0.003341">
                <text:p>0.003341</text:p>
              </table:table-cell>
              <table:table-cell office:value-type="float" office:value="0.003627">
                <text:p>0.003627</text:p>
              </table:table-cell>
              <table:table-cell office:value-type="float" office:value="0.003991">
                <text:p>0.0039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97500">
                <text:p>697500</text:p>
              </table:table-cell>
              <table:table-cell office:value-type="float" office:value="0.003453">
                <text:p>0.003453</text:p>
              </table:table-cell>
              <table:table-cell office:value-type="float" office:value="0.003426">
                <text:p>0.003426</text:p>
              </table:table-cell>
              <table:table-cell office:value-type="float" office:value="0.003955">
                <text:p>0.00395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98000">
                <text:p>698000</text:p>
              </table:table-cell>
              <table:table-cell office:value-type="float" office:value="0.003244">
                <text:p>0.003244</text:p>
              </table:table-cell>
              <table:table-cell office:value-type="float" office:value="0.003657">
                <text:p>0.003657</text:p>
              </table:table-cell>
              <table:table-cell office:value-type="float" office:value="0.00378">
                <text:p>0.003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98500">
                <text:p>698500</text:p>
              </table:table-cell>
              <table:table-cell office:value-type="float" office:value="0.003585">
                <text:p>0.003585</text:p>
              </table:table-cell>
              <table:table-cell office:value-type="float" office:value="0.003741">
                <text:p>0.003741</text:p>
              </table:table-cell>
              <table:table-cell office:value-type="float" office:value="0.003904">
                <text:p>0.003904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99000">
                <text:p>699000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782">
                <text:p>0.003782</text:p>
              </table:table-cell>
              <table:table-cell office:value-type="float" office:value="0.003614">
                <text:p>0.00361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99500">
                <text:p>699500</text:p>
              </table:table-cell>
              <table:table-cell office:value-type="float" office:value="0.003441">
                <text:p>0.003441</text:p>
              </table:table-cell>
              <table:table-cell office:value-type="float" office:value="0.003809">
                <text:p>0.003809</text:p>
              </table:table-cell>
              <table:table-cell office:value-type="float" office:value="0.003911">
                <text:p>0.00391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00000">
                <text:p>700000</text:p>
              </table:table-cell>
              <table:table-cell office:value-type="float" office:value="0.003567">
                <text:p>0.003567</text:p>
              </table:table-cell>
              <table:table-cell office:value-type="float" office:value="0.003605">
                <text:p>0.003605</text:p>
              </table:table-cell>
              <table:table-cell office:value-type="float" office:value="0.003884">
                <text:p>0.0038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00500">
                <text:p>700500</text:p>
              </table:table-cell>
              <table:table-cell office:value-type="float" office:value="0.003626">
                <text:p>0.003626</text:p>
              </table:table-cell>
              <table:table-cell office:value-type="float" office:value="0.003719">
                <text:p>0.003719</text:p>
              </table:table-cell>
              <table:table-cell office:value-type="float" office:value="0.003856">
                <text:p>0.003856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01000">
                <text:p>701000</text:p>
              </table:table-cell>
              <table:table-cell office:value-type="float" office:value="0.003471">
                <text:p>0.003471</text:p>
              </table:table-cell>
              <table:table-cell office:value-type="float" office:value="0.003575">
                <text:p>0.003575</text:p>
              </table:table-cell>
              <table:table-cell office:value-type="float" office:value="0.003779">
                <text:p>0.00377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01500">
                <text:p>701500</text:p>
              </table:table-cell>
              <table:table-cell office:value-type="float" office:value="0.00362">
                <text:p>0.00362</text:p>
              </table:table-cell>
              <table:table-cell office:value-type="float" office:value="0.003624">
                <text:p>0.003624</text:p>
              </table:table-cell>
              <table:table-cell office:value-type="float" office:value="0.003887">
                <text:p>0.0038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02000">
                <text:p>702000</text:p>
              </table:table-cell>
              <table:table-cell office:value-type="float" office:value="0.003585">
                <text:p>0.003585</text:p>
              </table:table-cell>
              <table:table-cell office:value-type="float" office:value="0.003702">
                <text:p>0.003702</text:p>
              </table:table-cell>
              <table:table-cell office:value-type="float" office:value="0.003873">
                <text:p>0.00387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02500">
                <text:p>702500</text:p>
              </table:table-cell>
              <table:table-cell office:value-type="float" office:value="0.003599">
                <text:p>0.003599</text:p>
              </table:table-cell>
              <table:table-cell office:value-type="float" office:value="0.003494">
                <text:p>0.003494</text:p>
              </table:table-cell>
              <table:table-cell office:value-type="float" office:value="0.003916">
                <text:p>0.003916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03000">
                <text:p>703000</text:p>
              </table:table-cell>
              <table:table-cell office:value-type="float" office:value="0.003452">
                <text:p>0.003452</text:p>
              </table:table-cell>
              <table:table-cell office:value-type="float" office:value="0.00364">
                <text:p>0.00364</text:p>
              </table:table-cell>
              <table:table-cell office:value-type="float" office:value="0.003774">
                <text:p>0.003774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03500">
                <text:p>703500</text:p>
              </table:table-cell>
              <table:table-cell office:value-type="float" office:value="0.003528">
                <text:p>0.003528</text:p>
              </table:table-cell>
              <table:table-cell office:value-type="float" office:value="0.003366">
                <text:p>0.003366</text:p>
              </table:table-cell>
              <table:table-cell office:value-type="float" office:value="0.00391">
                <text:p>0.0039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04000">
                <text:p>704000</text:p>
              </table:table-cell>
              <table:table-cell office:value-type="float" office:value="0.003571">
                <text:p>0.003571</text:p>
              </table:table-cell>
              <table:table-cell office:value-type="float" office:value="0.003757">
                <text:p>0.003757</text:p>
              </table:table-cell>
              <table:table-cell office:value-type="float" office:value="0.00373">
                <text:p>0.0037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04500">
                <text:p>704500</text:p>
              </table:table-cell>
              <table:table-cell office:value-type="float" office:value="0.003587">
                <text:p>0.003587</text:p>
              </table:table-cell>
              <table:table-cell office:value-type="float" office:value="0.003746">
                <text:p>0.003746</text:p>
              </table:table-cell>
              <table:table-cell office:value-type="float" office:value="0.003824">
                <text:p>0.00382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05000">
                <text:p>705000</text:p>
              </table:table-cell>
              <table:table-cell office:value-type="float" office:value="0.003522">
                <text:p>0.003522</text:p>
              </table:table-cell>
              <table:table-cell office:value-type="float" office:value="0.00358">
                <text:p>0.00358</text:p>
              </table:table-cell>
              <table:table-cell office:value-type="float" office:value="0.003724">
                <text:p>0.00372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05500">
                <text:p>705500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634">
                <text:p>0.003634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06000">
                <text:p>706000</text:p>
              </table:table-cell>
              <table:table-cell office:value-type="float" office:value="0.003604">
                <text:p>0.003604</text:p>
              </table:table-cell>
              <table:table-cell office:value-type="float" office:value="0.003701">
                <text:p>0.003701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06500">
                <text:p>706500</text:p>
              </table:table-cell>
              <table:table-cell office:value-type="float" office:value="0.003547">
                <text:p>0.003547</text:p>
              </table:table-cell>
              <table:table-cell office:value-type="float" office:value="0.003702">
                <text:p>0.003702</text:p>
              </table:table-cell>
              <table:table-cell office:value-type="float" office:value="0.003824">
                <text:p>0.00382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07000">
                <text:p>707000</text:p>
              </table:table-cell>
              <table:table-cell office:value-type="float" office:value="0.003597">
                <text:p>0.003597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932">
                <text:p>0.00393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07500">
                <text:p>707500</text:p>
              </table:table-cell>
              <table:table-cell office:value-type="float" office:value="0.003406">
                <text:p>0.003406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846">
                <text:p>0.00384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08000">
                <text:p>708000</text:p>
              </table:table-cell>
              <table:table-cell office:value-type="float" office:value="0.00364">
                <text:p>0.00364</text:p>
              </table:table-cell>
              <table:table-cell office:value-type="float" office:value="0.003544">
                <text:p>0.003544</text:p>
              </table:table-cell>
              <table:table-cell office:value-type="float" office:value="0.004089">
                <text:p>0.00408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08500">
                <text:p>708500</text:p>
              </table:table-cell>
              <table:table-cell office:value-type="float" office:value="0.003601">
                <text:p>0.003601</text:p>
              </table:table-cell>
              <table:table-cell office:value-type="float" office:value="0.003477">
                <text:p>0.003477</text:p>
              </table:table-cell>
              <table:table-cell office:value-type="float" office:value="0.003679">
                <text:p>0.003679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09000">
                <text:p>709000</text:p>
              </table:table-cell>
              <table:table-cell office:value-type="float" office:value="0.003354">
                <text:p>0.003354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848">
                <text:p>0.00384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09500">
                <text:p>709500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633">
                <text:p>0.003633</text:p>
              </table:table-cell>
              <table:table-cell office:value-type="float" office:value="0.00394">
                <text:p>0.0039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10000">
                <text:p>710000</text:p>
              </table:table-cell>
              <table:table-cell office:value-type="float" office:value="0.003584">
                <text:p>0.003584</text:p>
              </table:table-cell>
              <table:table-cell office:value-type="float" office:value="0.003667">
                <text:p>0.003667</text:p>
              </table:table-cell>
              <table:table-cell office:value-type="float" office:value="0.003831">
                <text:p>0.00383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10500">
                <text:p>710500</text:p>
              </table:table-cell>
              <table:table-cell office:value-type="float" office:value="0.003467">
                <text:p>0.003467</text:p>
              </table:table-cell>
              <table:table-cell office:value-type="float" office:value="0.003738">
                <text:p>0.003738</text:p>
              </table:table-cell>
              <table:table-cell office:value-type="float" office:value="0.003902">
                <text:p>0.00390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11000">
                <text:p>711000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685">
                <text:p>0.003685</text:p>
              </table:table-cell>
              <table:table-cell office:value-type="float" office:value="0.003862">
                <text:p>0.00386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11500">
                <text:p>711500</text:p>
              </table:table-cell>
              <table:table-cell office:value-type="float" office:value="0.003516">
                <text:p>0.003516</text:p>
              </table:table-cell>
              <table:table-cell office:value-type="float" office:value="0.003671">
                <text:p>0.003671</text:p>
              </table:table-cell>
              <table:table-cell office:value-type="float" office:value="0.003722">
                <text:p>0.003722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12000">
                <text:p>712000</text:p>
              </table:table-cell>
              <table:table-cell office:value-type="float" office:value="0.003489">
                <text:p>0.003489</text:p>
              </table:table-cell>
              <table:table-cell office:value-type="float" office:value="0.003627">
                <text:p>0.003627</text:p>
              </table:table-cell>
              <table:table-cell office:value-type="float" office:value="0.003868">
                <text:p>0.00386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12500">
                <text:p>712500</text:p>
              </table:table-cell>
              <table:table-cell office:value-type="float" office:value="0.003264">
                <text:p>0.003264</text:p>
              </table:table-cell>
              <table:table-cell office:value-type="float" office:value="0.003804">
                <text:p>0.003804</text:p>
              </table:table-cell>
              <table:table-cell office:value-type="float" office:value="0.003749">
                <text:p>0.003749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13000">
                <text:p>713000</text:p>
              </table:table-cell>
              <table:table-cell office:value-type="float" office:value="0.003609">
                <text:p>0.003609</text:p>
              </table:table-cell>
              <table:table-cell office:value-type="float" office:value="0.003589">
                <text:p>0.003589</text:p>
              </table:table-cell>
              <table:table-cell office:value-type="float" office:value="0.003712">
                <text:p>0.00371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13500">
                <text:p>713500</text:p>
              </table:table-cell>
              <table:table-cell office:value-type="float" office:value="0.003615">
                <text:p>0.003615</text:p>
              </table:table-cell>
              <table:table-cell office:value-type="float" office:value="0.00353">
                <text:p>0.00353</text:p>
              </table:table-cell>
              <table:table-cell office:value-type="float" office:value="0.003945">
                <text:p>0.00394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14000">
                <text:p>714000</text:p>
              </table:table-cell>
              <table:table-cell office:value-type="float" office:value="0.003592">
                <text:p>0.003592</text:p>
              </table:table-cell>
              <table:table-cell office:value-type="float" office:value="0.00363">
                <text:p>0.00363</text:p>
              </table:table-cell>
              <table:table-cell office:value-type="float" office:value="0.00391">
                <text:p>0.003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14500">
                <text:p>714500</text:p>
              </table:table-cell>
              <table:table-cell office:value-type="float" office:value="0.003478">
                <text:p>0.003478</text:p>
              </table:table-cell>
              <table:table-cell office:value-type="float" office:value="0.003729">
                <text:p>0.003729</text:p>
              </table:table-cell>
              <table:table-cell office:value-type="float" office:value="0.003777">
                <text:p>0.0037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15000">
                <text:p>715000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588">
                <text:p>0.003588</text:p>
              </table:table-cell>
              <table:table-cell office:value-type="float" office:value="0.003869">
                <text:p>0.00386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15500">
                <text:p>715500</text:p>
              </table:table-cell>
              <table:table-cell office:value-type="float" office:value="0.003494">
                <text:p>0.003494</text:p>
              </table:table-cell>
              <table:table-cell office:value-type="float" office:value="0.00372">
                <text:p>0.00372</text:p>
              </table:table-cell>
              <table:table-cell office:value-type="float" office:value="0.003946">
                <text:p>0.00394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16000">
                <text:p>716000</text:p>
              </table:table-cell>
              <table:table-cell office:value-type="float" office:value="0.00361">
                <text:p>0.00361</text:p>
              </table:table-cell>
              <table:table-cell office:value-type="float" office:value="0.003642">
                <text:p>0.003642</text:p>
              </table:table-cell>
              <table:table-cell office:value-type="float" office:value="0.003838">
                <text:p>0.00383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16500">
                <text:p>716500</text:p>
              </table:table-cell>
              <table:table-cell office:value-type="float" office:value="0.003626">
                <text:p>0.003626</text:p>
              </table:table-cell>
              <table:table-cell office:value-type="float" office:value="0.003627">
                <text:p>0.003627</text:p>
              </table:table-cell>
              <table:table-cell office:value-type="float" office:value="0.003745">
                <text:p>0.00374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17000">
                <text:p>717000</text:p>
              </table:table-cell>
              <table:table-cell office:value-type="float" office:value="0.003619">
                <text:p>0.003619</text:p>
              </table:table-cell>
              <table:table-cell office:value-type="float" office:value="0.003727">
                <text:p>0.003727</text:p>
              </table:table-cell>
              <table:table-cell office:value-type="float" office:value="0.003857">
                <text:p>0.00385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17500">
                <text:p>717500</text:p>
              </table:table-cell>
              <table:table-cell office:value-type="float" office:value="0.003552">
                <text:p>0.003552</text:p>
              </table:table-cell>
              <table:table-cell office:value-type="float" office:value="0.003697">
                <text:p>0.003697</text:p>
              </table:table-cell>
              <table:table-cell office:value-type="float" office:value="0.003877">
                <text:p>0.0038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18000">
                <text:p>718000</text:p>
              </table:table-cell>
              <table:table-cell office:value-type="float" office:value="0.003605">
                <text:p>0.003605</text:p>
              </table:table-cell>
              <table:table-cell office:value-type="float" office:value="0.003599">
                <text:p>0.003599</text:p>
              </table:table-cell>
              <table:table-cell office:value-type="float" office:value="0.003719">
                <text:p>0.003719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18500">
                <text:p>718500</text:p>
              </table:table-cell>
              <table:table-cell office:value-type="float" office:value="0.003639">
                <text:p>0.003639</text:p>
              </table:table-cell>
              <table:table-cell office:value-type="float" office:value="0.003668">
                <text:p>0.003668</text:p>
              </table:table-cell>
              <table:table-cell office:value-type="float" office:value="0.003648">
                <text:p>0.00364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19000">
                <text:p>719000</text:p>
              </table:table-cell>
              <table:table-cell office:value-type="float" office:value="0.00355">
                <text:p>0.00355</text:p>
              </table:table-cell>
              <table:table-cell office:value-type="float" office:value="0.003567">
                <text:p>0.003567</text:p>
              </table:table-cell>
              <table:table-cell office:value-type="float" office:value="0.003869">
                <text:p>0.00386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19500">
                <text:p>719500</text:p>
              </table:table-cell>
              <table:table-cell office:value-type="float" office:value="0.003449">
                <text:p>0.003449</text:p>
              </table:table-cell>
              <table:table-cell office:value-type="float" office:value="0.003822">
                <text:p>0.003822</text:p>
              </table:table-cell>
              <table:table-cell office:value-type="float" office:value="0.0038">
                <text:p>0.003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20000">
                <text:p>720000</text:p>
              </table:table-cell>
              <table:table-cell office:value-type="float" office:value="0.003581">
                <text:p>0.003581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821">
                <text:p>0.00382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20500">
                <text:p>720500</text:p>
              </table:table-cell>
              <table:table-cell office:value-type="float" office:value="0.003594">
                <text:p>0.003594</text:p>
              </table:table-cell>
              <table:table-cell office:value-type="float" office:value="0.003804">
                <text:p>0.003804</text:p>
              </table:table-cell>
              <table:table-cell office:value-type="float" office:value="0.003663">
                <text:p>0.00366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21000">
                <text:p>721000</text:p>
              </table:table-cell>
              <table:table-cell office:value-type="float" office:value="0.003647">
                <text:p>0.003647</text:p>
              </table:table-cell>
              <table:table-cell office:value-type="float" office:value="0.003618">
                <text:p>0.003618</text:p>
              </table:table-cell>
              <table:table-cell office:value-type="float" office:value="0.003592">
                <text:p>0.00359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21500">
                <text:p>721500</text:p>
              </table:table-cell>
              <table:table-cell office:value-type="float" office:value="0.003617">
                <text:p>0.003617</text:p>
              </table:table-cell>
              <table:table-cell office:value-type="float" office:value="0.003693">
                <text:p>0.003693</text:p>
              </table:table-cell>
              <table:table-cell office:value-type="float" office:value="0.004178">
                <text:p>0.0041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22000">
                <text:p>722000</text:p>
              </table:table-cell>
              <table:table-cell office:value-type="float" office:value="0.003607">
                <text:p>0.003607</text:p>
              </table:table-cell>
              <table:table-cell office:value-type="float" office:value="0.00359">
                <text:p>0.00359</text:p>
              </table:table-cell>
              <table:table-cell office:value-type="float" office:value="0.00388">
                <text:p>0.0038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22500">
                <text:p>722500</text:p>
              </table:table-cell>
              <table:table-cell office:value-type="float" office:value="0.003576">
                <text:p>0.003576</text:p>
              </table:table-cell>
              <table:table-cell office:value-type="float" office:value="0.003741">
                <text:p>0.003741</text:p>
              </table:table-cell>
              <table:table-cell office:value-type="float" office:value="0.004068">
                <text:p>0.00406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23000">
                <text:p>723000</text:p>
              </table:table-cell>
              <table:table-cell office:value-type="float" office:value="0.003603">
                <text:p>0.003603</text:p>
              </table:table-cell>
              <table:table-cell office:value-type="float" office:value="0.003721">
                <text:p>0.003721</text:p>
              </table:table-cell>
              <table:table-cell office:value-type="float" office:value="0.003685">
                <text:p>0.003685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23500">
                <text:p>723500</text:p>
              </table:table-cell>
              <table:table-cell office:value-type="float" office:value="0.003406">
                <text:p>0.003406</text:p>
              </table:table-cell>
              <table:table-cell office:value-type="float" office:value="0.003739">
                <text:p>0.003739</text:p>
              </table:table-cell>
              <table:table-cell office:value-type="float" office:value="0.003866">
                <text:p>0.003866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24000">
                <text:p>724000</text:p>
              </table:table-cell>
              <table:table-cell office:value-type="float" office:value="0.003514">
                <text:p>0.003514</text:p>
              </table:table-cell>
              <table:table-cell office:value-type="float" office:value="0.003648">
                <text:p>0.003648</text:p>
              </table:table-cell>
              <table:table-cell office:value-type="float" office:value="0.003947">
                <text:p>0.00394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24500">
                <text:p>724500</text:p>
              </table:table-cell>
              <table:table-cell office:value-type="float" office:value="0.003451">
                <text:p>0.003451</text:p>
              </table:table-cell>
              <table:table-cell office:value-type="float" office:value="0.003669">
                <text:p>0.003669</text:p>
              </table:table-cell>
              <table:table-cell office:value-type="float" office:value="0.003917">
                <text:p>0.003917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25000">
                <text:p>725000</text:p>
              </table:table-cell>
              <table:table-cell office:value-type="float" office:value="0.003455">
                <text:p>0.003455</text:p>
              </table:table-cell>
              <table:table-cell office:value-type="float" office:value="0.003601">
                <text:p>0.003601</text:p>
              </table:table-cell>
              <table:table-cell office:value-type="float" office:value="0.003811">
                <text:p>0.00381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25500">
                <text:p>725500</text:p>
              </table:table-cell>
              <table:table-cell office:value-type="float" office:value="0.003304">
                <text:p>0.003304</text:p>
              </table:table-cell>
              <table:table-cell office:value-type="float" office:value="0.003677">
                <text:p>0.003677</text:p>
              </table:table-cell>
              <table:table-cell office:value-type="float" office:value="0.003835">
                <text:p>0.00383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26000">
                <text:p>726000</text:p>
              </table:table-cell>
              <table:table-cell office:value-type="float" office:value="0.003585">
                <text:p>0.003585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996">
                <text:p>0.00399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26500">
                <text:p>726500</text:p>
              </table:table-cell>
              <table:table-cell office:value-type="float" office:value="0.003628">
                <text:p>0.003628</text:p>
              </table:table-cell>
              <table:table-cell office:value-type="float" office:value="0.003597">
                <text:p>0.003597</text:p>
              </table:table-cell>
              <table:table-cell office:value-type="float" office:value="0.003769">
                <text:p>0.00376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27000">
                <text:p>727000</text:p>
              </table:table-cell>
              <table:table-cell office:value-type="float" office:value="0.003602">
                <text:p>0.003602</text:p>
              </table:table-cell>
              <table:table-cell office:value-type="float" office:value="0.003645">
                <text:p>0.003645</text:p>
              </table:table-cell>
              <table:table-cell office:value-type="float" office:value="0.003929">
                <text:p>0.00392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27500">
                <text:p>727500</text:p>
              </table:table-cell>
              <table:table-cell office:value-type="float" office:value="0.003519">
                <text:p>0.003519</text:p>
              </table:table-cell>
              <table:table-cell office:value-type="float" office:value="0.003686">
                <text:p>0.003686</text:p>
              </table:table-cell>
              <table:table-cell office:value-type="float" office:value="0.003832">
                <text:p>0.00383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28000">
                <text:p>728000</text:p>
              </table:table-cell>
              <table:table-cell office:value-type="float" office:value="0.003601">
                <text:p>0.003601</text:p>
              </table:table-cell>
              <table:table-cell office:value-type="float" office:value="0.00368">
                <text:p>0.00368</text:p>
              </table:table-cell>
              <table:table-cell office:value-type="float" office:value="0.003925">
                <text:p>0.00392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28500">
                <text:p>728500</text:p>
              </table:table-cell>
              <table:table-cell office:value-type="float" office:value="0.003488">
                <text:p>0.003488</text:p>
              </table:table-cell>
              <table:table-cell office:value-type="float" office:value="0.003685">
                <text:p>0.003685</text:p>
              </table:table-cell>
              <table:table-cell office:value-type="float" office:value="0.00368">
                <text:p>0.0036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29000">
                <text:p>729000</text:p>
              </table:table-cell>
              <table:table-cell office:value-type="float" office:value="0.003436">
                <text:p>0.003436</text:p>
              </table:table-cell>
              <table:table-cell office:value-type="float" office:value="0.003517">
                <text:p>0.003517</text:p>
              </table:table-cell>
              <table:table-cell office:value-type="float" office:value="0.00393">
                <text:p>0.0039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29500">
                <text:p>729500</text:p>
              </table:table-cell>
              <table:table-cell office:value-type="float" office:value="0.003636">
                <text:p>0.003636</text:p>
              </table:table-cell>
              <table:table-cell office:value-type="float" office:value="0.003508">
                <text:p>0.003508</text:p>
              </table:table-cell>
              <table:table-cell office:value-type="float" office:value="0.003802">
                <text:p>0.00380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30000">
                <text:p>730000</text:p>
              </table:table-cell>
              <table:table-cell office:value-type="float" office:value="0.003594">
                <text:p>0.003594</text:p>
              </table:table-cell>
              <table:table-cell office:value-type="float" office:value="0.003739">
                <text:p>0.003739</text:p>
              </table:table-cell>
              <table:table-cell office:value-type="float" office:value="0.00382">
                <text:p>0.0038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30500">
                <text:p>730500</text:p>
              </table:table-cell>
              <table:table-cell office:value-type="float" office:value="0.003607">
                <text:p>0.003607</text:p>
              </table:table-cell>
              <table:table-cell office:value-type="float" office:value="0.003719">
                <text:p>0.003719</text:p>
              </table:table-cell>
              <table:table-cell office:value-type="float" office:value="0.004101">
                <text:p>0.00410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31000">
                <text:p>731000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686">
                <text:p>0.003686</text:p>
              </table:table-cell>
              <table:table-cell office:value-type="float" office:value="0.003722">
                <text:p>0.00372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31500">
                <text:p>731500</text:p>
              </table:table-cell>
              <table:table-cell office:value-type="float" office:value="0.003591">
                <text:p>0.003591</text:p>
              </table:table-cell>
              <table:table-cell office:value-type="float" office:value="0.00375">
                <text:p>0.00375</text:p>
              </table:table-cell>
              <table:table-cell office:value-type="float" office:value="0.003938">
                <text:p>0.003938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32000">
                <text:p>732000</text:p>
              </table:table-cell>
              <table:table-cell office:value-type="float" office:value="0.003622">
                <text:p>0.003622</text:p>
              </table:table-cell>
              <table:table-cell office:value-type="float" office:value="0.003722">
                <text:p>0.003722</text:p>
              </table:table-cell>
              <table:table-cell office:value-type="float" office:value="0.003921">
                <text:p>0.00392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32500">
                <text:p>732500</text:p>
              </table:table-cell>
              <table:table-cell office:value-type="float" office:value="0.003458">
                <text:p>0.003458</text:p>
              </table:table-cell>
              <table:table-cell office:value-type="float" office:value="0.00327">
                <text:p>0.00327</text:p>
              </table:table-cell>
              <table:table-cell office:value-type="float" office:value="0.003916">
                <text:p>0.0039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733000">
                <text:p>733000</text:p>
              </table:table-cell>
              <table:table-cell office:value-type="float" office:value="0.003497">
                <text:p>0.003497</text:p>
              </table:table-cell>
              <table:table-cell office:value-type="float" office:value="0.003767">
                <text:p>0.003767</text:p>
              </table:table-cell>
              <table:table-cell office:value-type="float" office:value="0.003815">
                <text:p>0.0038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33500">
                <text:p>733500</text:p>
              </table:table-cell>
              <table:table-cell office:value-type="float" office:value="0.003307">
                <text:p>0.003307</text:p>
              </table:table-cell>
              <table:table-cell office:value-type="float" office:value="0.003732">
                <text:p>0.003732</text:p>
              </table:table-cell>
              <table:table-cell office:value-type="float" office:value="0.003681">
                <text:p>0.0036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734000">
                <text:p>734000</text:p>
              </table:table-cell>
              <table:table-cell office:value-type="float" office:value="0.003518">
                <text:p>0.003518</text:p>
              </table:table-cell>
              <table:table-cell office:value-type="float" office:value="0.003697">
                <text:p>0.003697</text:p>
              </table:table-cell>
              <table:table-cell office:value-type="float" office:value="0.003713">
                <text:p>0.00371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34500">
                <text:p>734500</text:p>
              </table:table-cell>
              <table:table-cell office:value-type="float" office:value="0.003461">
                <text:p>0.003461</text:p>
              </table:table-cell>
              <table:table-cell office:value-type="float" office:value="0.003763">
                <text:p>0.003763</text:p>
              </table:table-cell>
              <table:table-cell office:value-type="float" office:value="0.003792">
                <text:p>0.0037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35000">
                <text:p>735000</text:p>
              </table:table-cell>
              <table:table-cell office:value-type="float" office:value="0.003439">
                <text:p>0.003439</text:p>
              </table:table-cell>
              <table:table-cell office:value-type="float" office:value="0.003669">
                <text:p>0.003669</text:p>
              </table:table-cell>
              <table:table-cell office:value-type="float" office:value="0.003908">
                <text:p>0.00390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35500">
                <text:p>735500</text:p>
              </table:table-cell>
              <table:table-cell office:value-type="float" office:value="0.003534">
                <text:p>0.003534</text:p>
              </table:table-cell>
              <table:table-cell office:value-type="float" office:value="0.003603">
                <text:p>0.003603</text:p>
              </table:table-cell>
              <table:table-cell office:value-type="float" office:value="0.003834">
                <text:p>0.003834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736000">
                <text:p>736000</text:p>
              </table:table-cell>
              <table:table-cell office:value-type="float" office:value="0.003627">
                <text:p>0.003627</text:p>
              </table:table-cell>
              <table:table-cell office:value-type="float" office:value="0.003385">
                <text:p>0.003385</text:p>
              </table:table-cell>
              <table:table-cell office:value-type="float" office:value="0.003831">
                <text:p>0.00383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36500">
                <text:p>736500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705">
                <text:p>0.003705</text:p>
              </table:table-cell>
              <table:table-cell office:value-type="float" office:value="0.003949">
                <text:p>0.00394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37000">
                <text:p>737000</text:p>
              </table:table-cell>
              <table:table-cell office:value-type="float" office:value="0.003773">
                <text:p>0.003773</text:p>
              </table:table-cell>
              <table:table-cell office:value-type="float" office:value="0.003593">
                <text:p>0.003593</text:p>
              </table:table-cell>
              <table:table-cell office:value-type="float" office:value="0.003984">
                <text:p>0.00398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37500">
                <text:p>737500</text:p>
              </table:table-cell>
              <table:table-cell office:value-type="float" office:value="0.003457">
                <text:p>0.003457</text:p>
              </table:table-cell>
              <table:table-cell office:value-type="float" office:value="0.003606">
                <text:p>0.003606</text:p>
              </table:table-cell>
              <table:table-cell office:value-type="float" office:value="0.003929">
                <text:p>0.00392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38000">
                <text:p>738000</text:p>
              </table:table-cell>
              <table:table-cell office:value-type="float" office:value="0.003486">
                <text:p>0.003486</text:p>
              </table:table-cell>
              <table:table-cell office:value-type="float" office:value="0.003463">
                <text:p>0.003463</text:p>
              </table:table-cell>
              <table:table-cell office:value-type="float" office:value="0.003816">
                <text:p>0.00381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38500">
                <text:p>738500</text:p>
              </table:table-cell>
              <table:table-cell office:value-type="float" office:value="0.003534">
                <text:p>0.003534</text:p>
              </table:table-cell>
              <table:table-cell office:value-type="float" office:value="0.00371">
                <text:p>0.00371</text:p>
              </table:table-cell>
              <table:table-cell office:value-type="float" office:value="0.00387">
                <text:p>0.003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39000">
                <text:p>739000</text:p>
              </table:table-cell>
              <table:table-cell office:value-type="float" office:value="0.003468">
                <text:p>0.003468</text:p>
              </table:table-cell>
              <table:table-cell office:value-type="float" office:value="0.003635">
                <text:p>0.003635</text:p>
              </table:table-cell>
              <table:table-cell office:value-type="float" office:value="0.004076">
                <text:p>0.00407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739500">
                <text:p>739500</text:p>
              </table:table-cell>
              <table:table-cell office:value-type="float" office:value="0.003488">
                <text:p>0.003488</text:p>
              </table:table-cell>
              <table:table-cell office:value-type="float" office:value="0.003676">
                <text:p>0.003676</text:p>
              </table:table-cell>
              <table:table-cell office:value-type="float" office:value="0.003899">
                <text:p>0.00389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740000">
                <text:p>740000</text:p>
              </table:table-cell>
              <table:table-cell office:value-type="float" office:value="0.003419">
                <text:p>0.003419</text:p>
              </table:table-cell>
              <table:table-cell office:value-type="float" office:value="0.003814">
                <text:p>0.003814</text:p>
              </table:table-cell>
              <table:table-cell office:value-type="float" office:value="0.003741">
                <text:p>0.00374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740500">
                <text:p>740500</text:p>
              </table:table-cell>
              <table:table-cell office:value-type="float" office:value="0.003434">
                <text:p>0.003434</text:p>
              </table:table-cell>
              <table:table-cell office:value-type="float" office:value="0.003735">
                <text:p>0.003735</text:p>
              </table:table-cell>
              <table:table-cell office:value-type="float" office:value="0.003815">
                <text:p>0.0038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41000">
                <text:p>741000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735">
                <text:p>0.003735</text:p>
              </table:table-cell>
              <table:table-cell office:value-type="float" office:value="0.004086">
                <text:p>0.00408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41500">
                <text:p>741500</text:p>
              </table:table-cell>
              <table:table-cell office:value-type="float" office:value="0.003514">
                <text:p>0.003514</text:p>
              </table:table-cell>
              <table:table-cell office:value-type="float" office:value="0.003512">
                <text:p>0.003512</text:p>
              </table:table-cell>
              <table:table-cell office:value-type="float" office:value="0.003934">
                <text:p>0.00393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42000">
                <text:p>742000</text:p>
              </table:table-cell>
              <table:table-cell office:value-type="float" office:value="0.003597">
                <text:p>0.003597</text:p>
              </table:table-cell>
              <table:table-cell office:value-type="float" office:value="0.003605">
                <text:p>0.003605</text:p>
              </table:table-cell>
              <table:table-cell office:value-type="float" office:value="0.004044">
                <text:p>0.00404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42500">
                <text:p>742500</text:p>
              </table:table-cell>
              <table:table-cell office:value-type="float" office:value="0.003632">
                <text:p>0.003632</text:p>
              </table:table-cell>
              <table:table-cell office:value-type="float" office:value="0.003542">
                <text:p>0.003542</text:p>
              </table:table-cell>
              <table:table-cell office:value-type="float" office:value="0.003913">
                <text:p>0.00391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43000">
                <text:p>743000</text:p>
              </table:table-cell>
              <table:table-cell office:value-type="float" office:value="0.003469">
                <text:p>0.003469</text:p>
              </table:table-cell>
              <table:table-cell office:value-type="float" office:value="0.003667">
                <text:p>0.003667</text:p>
              </table:table-cell>
              <table:table-cell office:value-type="float" office:value="0.003862">
                <text:p>0.00386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743500">
                <text:p>743500</text:p>
              </table:table-cell>
              <table:table-cell office:value-type="float" office:value="0.003774">
                <text:p>0.003774</text:p>
              </table:table-cell>
              <table:table-cell office:value-type="float" office:value="0.003735">
                <text:p>0.003735</text:p>
              </table:table-cell>
              <table:table-cell office:value-type="float" office:value="0.003773">
                <text:p>0.003773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744000">
                <text:p>744000</text:p>
              </table:table-cell>
              <table:table-cell office:value-type="float" office:value="0.003532">
                <text:p>0.003532</text:p>
              </table:table-cell>
              <table:table-cell office:value-type="float" office:value="0.00365">
                <text:p>0.00365</text:p>
              </table:table-cell>
              <table:table-cell office:value-type="float" office:value="0.003662">
                <text:p>0.00366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744500">
                <text:p>744500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756">
                <text:p>0.003756</text:p>
              </table:table-cell>
              <table:table-cell office:value-type="float" office:value="0.00373">
                <text:p>0.0037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745000">
                <text:p>745000</text:p>
              </table:table-cell>
              <table:table-cell office:value-type="float" office:value="0.003615">
                <text:p>0.003615</text:p>
              </table:table-cell>
              <table:table-cell office:value-type="float" office:value="0.003868">
                <text:p>0.003868</text:p>
              </table:table-cell>
              <table:table-cell office:value-type="float" office:value="0.00381">
                <text:p>0.0038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745500">
                <text:p>745500</text:p>
              </table:table-cell>
              <table:table-cell office:value-type="float" office:value="0.003529">
                <text:p>0.003529</text:p>
              </table:table-cell>
              <table:table-cell office:value-type="float" office:value="0.003379">
                <text:p>0.003379</text:p>
              </table:table-cell>
              <table:table-cell office:value-type="float" office:value="0.003809">
                <text:p>0.00380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746000">
                <text:p>746000</text:p>
              </table:table-cell>
              <table:table-cell office:value-type="float" office:value="0.003429">
                <text:p>0.003429</text:p>
              </table:table-cell>
              <table:table-cell office:value-type="float" office:value="0.003684">
                <text:p>0.003684</text:p>
              </table:table-cell>
              <table:table-cell office:value-type="float" office:value="0.003749">
                <text:p>0.00374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746500">
                <text:p>746500</text:p>
              </table:table-cell>
              <table:table-cell office:value-type="float" office:value="0.003519">
                <text:p>0.003519</text:p>
              </table:table-cell>
              <table:table-cell office:value-type="float" office:value="0.003725">
                <text:p>0.003725</text:p>
              </table:table-cell>
              <table:table-cell office:value-type="float" office:value="0.003931">
                <text:p>0.00393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747000">
                <text:p>747000</text:p>
              </table:table-cell>
              <table:table-cell office:value-type="float" office:value="0.002934">
                <text:p>0.002934</text:p>
              </table:table-cell>
              <table:table-cell office:value-type="float" office:value="0.003616">
                <text:p>0.003616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747500">
                <text:p>747500</text:p>
              </table:table-cell>
              <table:table-cell office:value-type="float" office:value="0.003888">
                <text:p>0.003888</text:p>
              </table:table-cell>
              <table:table-cell office:value-type="float" office:value="0.003752">
                <text:p>0.003752</text:p>
              </table:table-cell>
              <table:table-cell office:value-type="float" office:value="0.003856">
                <text:p>0.003856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748000">
                <text:p>748000</text:p>
              </table:table-cell>
              <table:table-cell office:value-type="float" office:value="0.003593">
                <text:p>0.003593</text:p>
              </table:table-cell>
              <table:table-cell office:value-type="float" office:value="0.003509">
                <text:p>0.003509</text:p>
              </table:table-cell>
              <table:table-cell office:value-type="float" office:value="0.003895">
                <text:p>0.00389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748500">
                <text:p>748500</text:p>
              </table:table-cell>
              <table:table-cell office:value-type="float" office:value="0.003132">
                <text:p>0.003132</text:p>
              </table:table-cell>
              <table:table-cell office:value-type="float" office:value="0.003607">
                <text:p>0.003607</text:p>
              </table:table-cell>
              <table:table-cell office:value-type="float" office:value="0.003826">
                <text:p>0.003826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749000">
                <text:p>749000</text:p>
              </table:table-cell>
              <table:table-cell office:value-type="float" office:value="0.003646">
                <text:p>0.003646</text:p>
              </table:table-cell>
              <table:table-cell office:value-type="float" office:value="0.003363">
                <text:p>0.003363</text:p>
              </table:table-cell>
              <table:table-cell office:value-type="float" office:value="0.003919">
                <text:p>0.003919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749500">
                <text:p>749500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781">
                <text:p>0.003781</text:p>
              </table:table-cell>
              <table:table-cell office:value-type="float" office:value="0.003744">
                <text:p>0.00374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50000">
                <text:p>750000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461">
                <text:p>0.003461</text:p>
              </table:table-cell>
              <table:table-cell office:value-type="float" office:value="0.004028">
                <text:p>0.00402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50500">
                <text:p>750500</text:p>
              </table:table-cell>
              <table:table-cell office:value-type="float" office:value="0.003617">
                <text:p>0.003617</text:p>
              </table:table-cell>
              <table:table-cell office:value-type="float" office:value="0.003718">
                <text:p>0.003718</text:p>
              </table:table-cell>
              <table:table-cell office:value-type="float" office:value="0.003867">
                <text:p>0.00386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51000">
                <text:p>751000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374">
                <text:p>0.003374</text:p>
              </table:table-cell>
              <table:table-cell office:value-type="float" office:value="0.003802">
                <text:p>0.00380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51500">
                <text:p>751500</text:p>
              </table:table-cell>
              <table:table-cell office:value-type="float" office:value="0.003629">
                <text:p>0.003629</text:p>
              </table:table-cell>
              <table:table-cell office:value-type="float" office:value="0.003661">
                <text:p>0.003661</text:p>
              </table:table-cell>
              <table:table-cell office:value-type="float" office:value="0.00388">
                <text:p>0.003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52000">
                <text:p>752000</text:p>
              </table:table-cell>
              <table:table-cell office:value-type="float" office:value="0.003538">
                <text:p>0.003538</text:p>
              </table:table-cell>
              <table:table-cell office:value-type="float" office:value="0.003719">
                <text:p>0.003719</text:p>
              </table:table-cell>
              <table:table-cell office:value-type="float" office:value="0.003932">
                <text:p>0.00393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52500">
                <text:p>752500</text:p>
              </table:table-cell>
              <table:table-cell office:value-type="float" office:value="0.00357">
                <text:p>0.00357</text:p>
              </table:table-cell>
              <table:table-cell office:value-type="float" office:value="0.003714">
                <text:p>0.003714</text:p>
              </table:table-cell>
              <table:table-cell office:value-type="float" office:value="0.003755">
                <text:p>0.00375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53000">
                <text:p>753000</text:p>
              </table:table-cell>
              <table:table-cell office:value-type="float" office:value="0.003482">
                <text:p>0.003482</text:p>
              </table:table-cell>
              <table:table-cell office:value-type="float" office:value="0.003614">
                <text:p>0.003614</text:p>
              </table:table-cell>
              <table:table-cell office:value-type="float" office:value="0.003727">
                <text:p>0.00372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53500">
                <text:p>753500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604">
                <text:p>0.003604</text:p>
              </table:table-cell>
              <table:table-cell office:value-type="float" office:value="0.003882">
                <text:p>0.00388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54000">
                <text:p>754000</text:p>
              </table:table-cell>
              <table:table-cell office:value-type="float" office:value="0.003604">
                <text:p>0.003604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956">
                <text:p>0.00395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54500">
                <text:p>754500</text:p>
              </table:table-cell>
              <table:table-cell office:value-type="float" office:value="0.003646">
                <text:p>0.003646</text:p>
              </table:table-cell>
              <table:table-cell office:value-type="float" office:value="0.003601">
                <text:p>0.003601</text:p>
              </table:table-cell>
              <table:table-cell office:value-type="float" office:value="0.003918">
                <text:p>0.00391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55000">
                <text:p>755000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763">
                <text:p>0.003763</text:p>
              </table:table-cell>
              <table:table-cell office:value-type="float" office:value="0.003916">
                <text:p>0.0039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55500">
                <text:p>755500</text:p>
              </table:table-cell>
              <table:table-cell office:value-type="float" office:value="0.003537">
                <text:p>0.003537</text:p>
              </table:table-cell>
              <table:table-cell office:value-type="float" office:value="0.003766">
                <text:p>0.003766</text:p>
              </table:table-cell>
              <table:table-cell office:value-type="float" office:value="0.003839">
                <text:p>0.00383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56000">
                <text:p>756000</text:p>
              </table:table-cell>
              <table:table-cell office:value-type="float" office:value="0.003417">
                <text:p>0.003417</text:p>
              </table:table-cell>
              <table:table-cell office:value-type="float" office:value="0.003735">
                <text:p>0.003735</text:p>
              </table:table-cell>
              <table:table-cell office:value-type="float" office:value="0.003914">
                <text:p>0.00391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56500">
                <text:p>756500</text:p>
              </table:table-cell>
              <table:table-cell office:value-type="float" office:value="0.003426">
                <text:p>0.003426</text:p>
              </table:table-cell>
              <table:table-cell office:value-type="float" office:value="0.003768">
                <text:p>0.003768</text:p>
              </table:table-cell>
              <table:table-cell office:value-type="float" office:value="0.003803">
                <text:p>0.00380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57000">
                <text:p>757000</text:p>
              </table:table-cell>
              <table:table-cell office:value-type="float" office:value="0.003436">
                <text:p>0.003436</text:p>
              </table:table-cell>
              <table:table-cell office:value-type="float" office:value="0.003626">
                <text:p>0.003626</text:p>
              </table:table-cell>
              <table:table-cell office:value-type="float" office:value="0.003745">
                <text:p>0.00374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57500">
                <text:p>757500</text:p>
              </table:table-cell>
              <table:table-cell office:value-type="float" office:value="0.003708">
                <text:p>0.003708</text:p>
              </table:table-cell>
              <table:table-cell office:value-type="float" office:value="0.003751">
                <text:p>0.003751</text:p>
              </table:table-cell>
              <table:table-cell office:value-type="float" office:value="0.003988">
                <text:p>0.0039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58000">
                <text:p>758000</text:p>
              </table:table-cell>
              <table:table-cell office:value-type="float" office:value="0.00357">
                <text:p>0.00357</text:p>
              </table:table-cell>
              <table:table-cell office:value-type="float" office:value="0.003708">
                <text:p>0.003708</text:p>
              </table:table-cell>
              <table:table-cell office:value-type="float" office:value="0.003916">
                <text:p>0.0039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58500">
                <text:p>758500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75">
                <text:p>0.00375</text:p>
              </table:table-cell>
              <table:table-cell office:value-type="float" office:value="0.003818">
                <text:p>0.00381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59000">
                <text:p>759000</text:p>
              </table:table-cell>
              <table:table-cell office:value-type="float" office:value="0.003584">
                <text:p>0.003584</text:p>
              </table:table-cell>
              <table:table-cell office:value-type="float" office:value="0.003671">
                <text:p>0.003671</text:p>
              </table:table-cell>
              <table:table-cell office:value-type="float" office:value="0.003869">
                <text:p>0.00386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59500">
                <text:p>759500</text:p>
              </table:table-cell>
              <table:table-cell office:value-type="float" office:value="0.003577">
                <text:p>0.003577</text:p>
              </table:table-cell>
              <table:table-cell office:value-type="float" office:value="0.00359">
                <text:p>0.00359</text:p>
              </table:table-cell>
              <table:table-cell office:value-type="float" office:value="0.003676">
                <text:p>0.00367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60000">
                <text:p>760000</text:p>
              </table:table-cell>
              <table:table-cell office:value-type="float" office:value="0.003449">
                <text:p>0.003449</text:p>
              </table:table-cell>
              <table:table-cell office:value-type="float" office:value="0.003767">
                <text:p>0.003767</text:p>
              </table:table-cell>
              <table:table-cell office:value-type="float" office:value="0.004018">
                <text:p>0.0040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60500">
                <text:p>760500</text:p>
              </table:table-cell>
              <table:table-cell office:value-type="float" office:value="0.003526">
                <text:p>0.003526</text:p>
              </table:table-cell>
              <table:table-cell office:value-type="float" office:value="0.003744">
                <text:p>0.003744</text:p>
              </table:table-cell>
              <table:table-cell office:value-type="float" office:value="0.003938">
                <text:p>0.00393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61000">
                <text:p>761000</text:p>
              </table:table-cell>
              <table:table-cell office:value-type="float" office:value="0.003599">
                <text:p>0.003599</text:p>
              </table:table-cell>
              <table:table-cell office:value-type="float" office:value="0.003689">
                <text:p>0.003689</text:p>
              </table:table-cell>
              <table:table-cell office:value-type="float" office:value="0.003826">
                <text:p>0.00382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61500">
                <text:p>761500</text:p>
              </table:table-cell>
              <table:table-cell office:value-type="float" office:value="0.003262">
                <text:p>0.003262</text:p>
              </table:table-cell>
              <table:table-cell office:value-type="float" office:value="0.003572">
                <text:p>0.003572</text:p>
              </table:table-cell>
              <table:table-cell office:value-type="float" office:value="0.003821">
                <text:p>0.00382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62000">
                <text:p>762000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505">
                <text:p>0.003505</text:p>
              </table:table-cell>
              <table:table-cell office:value-type="float" office:value="0.003901">
                <text:p>0.00390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62500">
                <text:p>762500</text:p>
              </table:table-cell>
              <table:table-cell office:value-type="float" office:value="0.003367">
                <text:p>0.003367</text:p>
              </table:table-cell>
              <table:table-cell office:value-type="float" office:value="0.003794">
                <text:p>0.003794</text:p>
              </table:table-cell>
              <table:table-cell office:value-type="float" office:value="0.003821">
                <text:p>0.00382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63000">
                <text:p>763000</text:p>
              </table:table-cell>
              <table:table-cell office:value-type="float" office:value="0.003571">
                <text:p>0.003571</text:p>
              </table:table-cell>
              <table:table-cell office:value-type="float" office:value="0.003773">
                <text:p>0.003773</text:p>
              </table:table-cell>
              <table:table-cell office:value-type="float" office:value="0.003868">
                <text:p>0.00386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63500">
                <text:p>763500</text:p>
              </table:table-cell>
              <table:table-cell office:value-type="float" office:value="0.003652">
                <text:p>0.003652</text:p>
              </table:table-cell>
              <table:table-cell office:value-type="float" office:value="0.003811">
                <text:p>0.003811</text:p>
              </table:table-cell>
              <table:table-cell office:value-type="float" office:value="0.003799">
                <text:p>0.00379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64000">
                <text:p>764000</text:p>
              </table:table-cell>
              <table:table-cell office:value-type="float" office:value="0.003659">
                <text:p>0.003659</text:p>
              </table:table-cell>
              <table:table-cell office:value-type="float" office:value="0.003785">
                <text:p>0.003785</text:p>
              </table:table-cell>
              <table:table-cell office:value-type="float" office:value="0.003761">
                <text:p>0.00376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64500">
                <text:p>764500</text:p>
              </table:table-cell>
              <table:table-cell office:value-type="float" office:value="0.003607">
                <text:p>0.003607</text:p>
              </table:table-cell>
              <table:table-cell office:value-type="float" office:value="0.003697">
                <text:p>0.003697</text:p>
              </table:table-cell>
              <table:table-cell office:value-type="float" office:value="0.003447">
                <text:p>0.00344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65000">
                <text:p>765000</text:p>
              </table:table-cell>
              <table:table-cell office:value-type="float" office:value="0.003734">
                <text:p>0.003734</text:p>
              </table:table-cell>
              <table:table-cell office:value-type="float" office:value="0.003719">
                <text:p>0.003719</text:p>
              </table:table-cell>
              <table:table-cell office:value-type="float" office:value="0.003871">
                <text:p>0.00387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65500">
                <text:p>765500</text:p>
              </table:table-cell>
              <table:table-cell office:value-type="float" office:value="0.003628">
                <text:p>0.003628</text:p>
              </table:table-cell>
              <table:table-cell office:value-type="float" office:value="0.003761">
                <text:p>0.003761</text:p>
              </table:table-cell>
              <table:table-cell office:value-type="float" office:value="0.003835">
                <text:p>0.00383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66000">
                <text:p>766000</text:p>
              </table:table-cell>
              <table:table-cell office:value-type="float" office:value="0.00327">
                <text:p>0.00327</text:p>
              </table:table-cell>
              <table:table-cell office:value-type="float" office:value="0.003459">
                <text:p>0.003459</text:p>
              </table:table-cell>
              <table:table-cell office:value-type="float" office:value="0.003877">
                <text:p>0.0038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66500">
                <text:p>766500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526">
                <text:p>0.003526</text:p>
              </table:table-cell>
              <table:table-cell office:value-type="float" office:value="0.003934">
                <text:p>0.003934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67000">
                <text:p>767000</text:p>
              </table:table-cell>
              <table:table-cell office:value-type="float" office:value="0.003571">
                <text:p>0.003571</text:p>
              </table:table-cell>
              <table:table-cell office:value-type="float" office:value="0.00358">
                <text:p>0.00358</text:p>
              </table:table-cell>
              <table:table-cell office:value-type="float" office:value="0.00384">
                <text:p>0.003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67500">
                <text:p>767500</text:p>
              </table:table-cell>
              <table:table-cell office:value-type="float" office:value="0.003567">
                <text:p>0.003567</text:p>
              </table:table-cell>
              <table:table-cell office:value-type="float" office:value="0.003773">
                <text:p>0.003773</text:p>
              </table:table-cell>
              <table:table-cell office:value-type="float" office:value="0.00384">
                <text:p>0.0038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68000">
                <text:p>768000</text:p>
              </table:table-cell>
              <table:table-cell office:value-type="float" office:value="0.003602">
                <text:p>0.003602</text:p>
              </table:table-cell>
              <table:table-cell office:value-type="float" office:value="0.003753">
                <text:p>0.003753</text:p>
              </table:table-cell>
              <table:table-cell office:value-type="float" office:value="0.003962">
                <text:p>0.00396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68500">
                <text:p>768500</text:p>
              </table:table-cell>
              <table:table-cell office:value-type="float" office:value="0.003621">
                <text:p>0.003621</text:p>
              </table:table-cell>
              <table:table-cell office:value-type="float" office:value="0.003729">
                <text:p>0.003729</text:p>
              </table:table-cell>
              <table:table-cell office:value-type="float" office:value="0.003678">
                <text:p>0.003678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69000">
                <text:p>769000</text:p>
              </table:table-cell>
              <table:table-cell office:value-type="float" office:value="0.003607">
                <text:p>0.003607</text:p>
              </table:table-cell>
              <table:table-cell office:value-type="float" office:value="0.003754">
                <text:p>0.003754</text:p>
              </table:table-cell>
              <table:table-cell office:value-type="float" office:value="0.003657">
                <text:p>0.00365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69500">
                <text:p>769500</text:p>
              </table:table-cell>
              <table:table-cell office:value-type="float" office:value="0.003442">
                <text:p>0.003442</text:p>
              </table:table-cell>
              <table:table-cell office:value-type="float" office:value="0.003762">
                <text:p>0.003762</text:p>
              </table:table-cell>
              <table:table-cell office:value-type="float" office:value="0.003666">
                <text:p>0.00366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70000">
                <text:p>770000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632">
                <text:p>0.003632</text:p>
              </table:table-cell>
              <table:table-cell office:value-type="float" office:value="0.003952">
                <text:p>0.00395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70500">
                <text:p>770500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817">
                <text:p>0.003817</text:p>
              </table:table-cell>
              <table:table-cell office:value-type="float" office:value="0.00385">
                <text:p>0.003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71000">
                <text:p>771000</text:p>
              </table:table-cell>
              <table:table-cell office:value-type="float" office:value="0.003489">
                <text:p>0.003489</text:p>
              </table:table-cell>
              <table:table-cell office:value-type="float" office:value="0.003688">
                <text:p>0.003688</text:p>
              </table:table-cell>
              <table:table-cell office:value-type="float" office:value="0.003857">
                <text:p>0.00385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71500">
                <text:p>771500</text:p>
              </table:table-cell>
              <table:table-cell office:value-type="float" office:value="0.003581">
                <text:p>0.003581</text:p>
              </table:table-cell>
              <table:table-cell office:value-type="float" office:value="0.003484">
                <text:p>0.003484</text:p>
              </table:table-cell>
              <table:table-cell office:value-type="float" office:value="0.003736">
                <text:p>0.00373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72000">
                <text:p>772000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769">
                <text:p>0.003769</text:p>
              </table:table-cell>
              <table:table-cell office:value-type="float" office:value="0.003877">
                <text:p>0.00387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72500">
                <text:p>772500</text:p>
              </table:table-cell>
              <table:table-cell office:value-type="float" office:value="0.003221">
                <text:p>0.003221</text:p>
              </table:table-cell>
              <table:table-cell office:value-type="float" office:value="0.003608">
                <text:p>0.003608</text:p>
              </table:table-cell>
              <table:table-cell office:value-type="float" office:value="0.003907">
                <text:p>0.00390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73000">
                <text:p>773000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79">
                <text:p>0.00379</text:p>
              </table:table-cell>
              <table:table-cell office:value-type="float" office:value="0.003919">
                <text:p>0.00391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73500">
                <text:p>773500</text:p>
              </table:table-cell>
              <table:table-cell office:value-type="float" office:value="0.003616">
                <text:p>0.003616</text:p>
              </table:table-cell>
              <table:table-cell office:value-type="float" office:value="0.003703">
                <text:p>0.003703</text:p>
              </table:table-cell>
              <table:table-cell office:value-type="float" office:value="0.003827">
                <text:p>0.00382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74000">
                <text:p>774000</text:p>
              </table:table-cell>
              <table:table-cell office:value-type="float" office:value="0.003328">
                <text:p>0.003328</text:p>
              </table:table-cell>
              <table:table-cell office:value-type="float" office:value="0.00368">
                <text:p>0.00368</text:p>
              </table:table-cell>
              <table:table-cell office:value-type="float" office:value="0.00379">
                <text:p>0.00379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74500">
                <text:p>774500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811">
                <text:p>0.003811</text:p>
              </table:table-cell>
              <table:table-cell office:value-type="float" office:value="0.003879">
                <text:p>0.0038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75000">
                <text:p>775000</text:p>
              </table:table-cell>
              <table:table-cell office:value-type="float" office:value="0.003439">
                <text:p>0.003439</text:p>
              </table:table-cell>
              <table:table-cell office:value-type="float" office:value="0.003776">
                <text:p>0.003776</text:p>
              </table:table-cell>
              <table:table-cell office:value-type="float" office:value="0.003671">
                <text:p>0.00367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75500">
                <text:p>775500</text:p>
              </table:table-cell>
              <table:table-cell office:value-type="float" office:value="0.003512">
                <text:p>0.003512</text:p>
              </table:table-cell>
              <table:table-cell office:value-type="float" office:value="0.003674">
                <text:p>0.003674</text:p>
              </table:table-cell>
              <table:table-cell office:value-type="float" office:value="0.003931">
                <text:p>0.00393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76000">
                <text:p>776000</text:p>
              </table:table-cell>
              <table:table-cell office:value-type="float" office:value="0.003758">
                <text:p>0.003758</text:p>
              </table:table-cell>
              <table:table-cell office:value-type="float" office:value="0.003569">
                <text:p>0.003569</text:p>
              </table:table-cell>
              <table:table-cell office:value-type="float" office:value="0.003793">
                <text:p>0.00379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76500">
                <text:p>776500</text:p>
              </table:table-cell>
              <table:table-cell office:value-type="float" office:value="0.003498">
                <text:p>0.003498</text:p>
              </table:table-cell>
              <table:table-cell office:value-type="float" office:value="0.003713">
                <text:p>0.003713</text:p>
              </table:table-cell>
              <table:table-cell office:value-type="float" office:value="0.003958">
                <text:p>0.00395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77000">
                <text:p>777000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67">
                <text:p>0.00367</text:p>
              </table:table-cell>
              <table:table-cell office:value-type="float" office:value="0.00396">
                <text:p>0.0039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77500">
                <text:p>777500</text:p>
              </table:table-cell>
              <table:table-cell office:value-type="float" office:value="0.00356">
                <text:p>0.00356</text:p>
              </table:table-cell>
              <table:table-cell office:value-type="float" office:value="0.003715">
                <text:p>0.003715</text:p>
              </table:table-cell>
              <table:table-cell office:value-type="float" office:value="0.003752">
                <text:p>0.00375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78000">
                <text:p>778000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799">
                <text:p>0.00379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78500">
                <text:p>778500</text:p>
              </table:table-cell>
              <table:table-cell office:value-type="float" office:value="0.003615">
                <text:p>0.003615</text:p>
              </table:table-cell>
              <table:table-cell office:value-type="float" office:value="0.003713">
                <text:p>0.003713</text:p>
              </table:table-cell>
              <table:table-cell office:value-type="float" office:value="0.003912">
                <text:p>0.00391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79000">
                <text:p>779000</text:p>
              </table:table-cell>
              <table:table-cell office:value-type="float" office:value="0.003482">
                <text:p>0.003482</text:p>
              </table:table-cell>
              <table:table-cell office:value-type="float" office:value="0.003736">
                <text:p>0.003736</text:p>
              </table:table-cell>
              <table:table-cell office:value-type="float" office:value="0.003914">
                <text:p>0.00391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79500">
                <text:p>779500</text:p>
              </table:table-cell>
              <table:table-cell office:value-type="float" office:value="0.003082">
                <text:p>0.003082</text:p>
              </table:table-cell>
              <table:table-cell office:value-type="float" office:value="0.003649">
                <text:p>0.003649</text:p>
              </table:table-cell>
              <table:table-cell office:value-type="float" office:value="0.003874">
                <text:p>0.00387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80000">
                <text:p>780000</text:p>
              </table:table-cell>
              <table:table-cell office:value-type="float" office:value="0.003403">
                <text:p>0.003403</text:p>
              </table:table-cell>
              <table:table-cell office:value-type="float" office:value="0.003714">
                <text:p>0.003714</text:p>
              </table:table-cell>
              <table:table-cell office:value-type="float" office:value="0.003804">
                <text:p>0.00380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80500">
                <text:p>780500</text:p>
              </table:table-cell>
              <table:table-cell office:value-type="float" office:value="0.003632">
                <text:p>0.003632</text:p>
              </table:table-cell>
              <table:table-cell office:value-type="float" office:value="0.003651">
                <text:p>0.003651</text:p>
              </table:table-cell>
              <table:table-cell office:value-type="float" office:value="0.003915">
                <text:p>0.0039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81000">
                <text:p>781000</text:p>
              </table:table-cell>
              <table:table-cell office:value-type="float" office:value="0.003515">
                <text:p>0.003515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744">
                <text:p>0.00374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81500">
                <text:p>781500</text:p>
              </table:table-cell>
              <table:table-cell office:value-type="float" office:value="0.003613">
                <text:p>0.003613</text:p>
              </table:table-cell>
              <table:table-cell office:value-type="float" office:value="0.003712">
                <text:p>0.003712</text:p>
              </table:table-cell>
              <table:table-cell office:value-type="float" office:value="0.003879">
                <text:p>0.0038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82000">
                <text:p>782000</text:p>
              </table:table-cell>
              <table:table-cell office:value-type="float" office:value="0.003513">
                <text:p>0.003513</text:p>
              </table:table-cell>
              <table:table-cell office:value-type="float" office:value="0.003809">
                <text:p>0.003809</text:p>
              </table:table-cell>
              <table:table-cell office:value-type="float" office:value="0.003873">
                <text:p>0.00387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82500">
                <text:p>782500</text:p>
              </table:table-cell>
              <table:table-cell office:value-type="float" office:value="0.003604">
                <text:p>0.003604</text:p>
              </table:table-cell>
              <table:table-cell office:value-type="float" office:value="0.003699">
                <text:p>0.003699</text:p>
              </table:table-cell>
              <table:table-cell office:value-type="float" office:value="0.003904">
                <text:p>0.003904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83000">
                <text:p>783000</text:p>
              </table:table-cell>
              <table:table-cell office:value-type="float" office:value="0.003501">
                <text:p>0.003501</text:p>
              </table:table-cell>
              <table:table-cell office:value-type="float" office:value="0.003701">
                <text:p>0.003701</text:p>
              </table:table-cell>
              <table:table-cell office:value-type="float" office:value="0.003827">
                <text:p>0.00382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83500">
                <text:p>783500</text:p>
              </table:table-cell>
              <table:table-cell office:value-type="float" office:value="0.003447">
                <text:p>0.003447</text:p>
              </table:table-cell>
              <table:table-cell office:value-type="float" office:value="0.003734">
                <text:p>0.003734</text:p>
              </table:table-cell>
              <table:table-cell office:value-type="float" office:value="0.00387">
                <text:p>0.003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84000">
                <text:p>784000</text:p>
              </table:table-cell>
              <table:table-cell office:value-type="float" office:value="0.003682">
                <text:p>0.003682</text:p>
              </table:table-cell>
              <table:table-cell office:value-type="float" office:value="0.0036">
                <text:p>0.0036</text:p>
              </table:table-cell>
              <table:table-cell office:value-type="float" office:value="0.003752">
                <text:p>0.00375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84500">
                <text:p>784500</text:p>
              </table:table-cell>
              <table:table-cell office:value-type="float" office:value="0.00362">
                <text:p>0.00362</text:p>
              </table:table-cell>
              <table:table-cell office:value-type="float" office:value="0.003723">
                <text:p>0.003723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85000">
                <text:p>785000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701">
                <text:p>0.003701</text:p>
              </table:table-cell>
              <table:table-cell office:value-type="float" office:value="0.003764">
                <text:p>0.00376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85500">
                <text:p>785500</text:p>
              </table:table-cell>
              <table:table-cell office:value-type="float" office:value="0.003628">
                <text:p>0.003628</text:p>
              </table:table-cell>
              <table:table-cell office:value-type="float" office:value="0.003762">
                <text:p>0.003762</text:p>
              </table:table-cell>
              <table:table-cell office:value-type="float" office:value="0.003868">
                <text:p>0.003868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86000">
                <text:p>786000</text:p>
              </table:table-cell>
              <table:table-cell office:value-type="float" office:value="0.003647">
                <text:p>0.003647</text:p>
              </table:table-cell>
              <table:table-cell office:value-type="float" office:value="0.003633">
                <text:p>0.003633</text:p>
              </table:table-cell>
              <table:table-cell office:value-type="float" office:value="0.003677">
                <text:p>0.00367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86500">
                <text:p>786500</text:p>
              </table:table-cell>
              <table:table-cell office:value-type="float" office:value="0.003568">
                <text:p>0.003568</text:p>
              </table:table-cell>
              <table:table-cell office:value-type="float" office:value="0.003457">
                <text:p>0.003457</text:p>
              </table:table-cell>
              <table:table-cell office:value-type="float" office:value="0.003868">
                <text:p>0.00386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87000">
                <text:p>787000</text:p>
              </table:table-cell>
              <table:table-cell office:value-type="float" office:value="0.003515">
                <text:p>0.003515</text:p>
              </table:table-cell>
              <table:table-cell office:value-type="float" office:value="0.003538">
                <text:p>0.003538</text:p>
              </table:table-cell>
              <table:table-cell office:value-type="float" office:value="0.003855">
                <text:p>0.00385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87500">
                <text:p>787500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687">
                <text:p>0.003687</text:p>
              </table:table-cell>
              <table:table-cell office:value-type="float" office:value="0.003756">
                <text:p>0.00375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88000">
                <text:p>788000</text:p>
              </table:table-cell>
              <table:table-cell office:value-type="float" office:value="0.003648">
                <text:p>0.003648</text:p>
              </table:table-cell>
              <table:table-cell office:value-type="float" office:value="0.003789">
                <text:p>0.003789</text:p>
              </table:table-cell>
              <table:table-cell office:value-type="float" office:value="0.004007">
                <text:p>0.004007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88500">
                <text:p>788500</text:p>
              </table:table-cell>
              <table:table-cell office:value-type="float" office:value="0.003509">
                <text:p>0.003509</text:p>
              </table:table-cell>
              <table:table-cell office:value-type="float" office:value="0.003516">
                <text:p>0.003516</text:p>
              </table:table-cell>
              <table:table-cell office:value-type="float" office:value="0.003884">
                <text:p>0.003884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89000">
                <text:p>789000</text:p>
              </table:table-cell>
              <table:table-cell office:value-type="float" office:value="0.003682">
                <text:p>0.003682</text:p>
              </table:table-cell>
              <table:table-cell office:value-type="float" office:value="0.003752">
                <text:p>0.003752</text:p>
              </table:table-cell>
              <table:table-cell office:value-type="float" office:value="0.003876">
                <text:p>0.00387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89500">
                <text:p>789500</text:p>
              </table:table-cell>
              <table:table-cell office:value-type="float" office:value="0.003613">
                <text:p>0.003613</text:p>
              </table:table-cell>
              <table:table-cell office:value-type="float" office:value="0.003682">
                <text:p>0.003682</text:p>
              </table:table-cell>
              <table:table-cell office:value-type="float" office:value="0.003665">
                <text:p>0.00366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90000">
                <text:p>790000</text:p>
              </table:table-cell>
              <table:table-cell office:value-type="float" office:value="0.003409">
                <text:p>0.003409</text:p>
              </table:table-cell>
              <table:table-cell office:value-type="float" office:value="0.003731">
                <text:p>0.003731</text:p>
              </table:table-cell>
              <table:table-cell office:value-type="float" office:value="0.00379">
                <text:p>0.0037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90500">
                <text:p>790500</text:p>
              </table:table-cell>
              <table:table-cell office:value-type="float" office:value="0.003446">
                <text:p>0.003446</text:p>
              </table:table-cell>
              <table:table-cell office:value-type="float" office:value="0.003708">
                <text:p>0.003708</text:p>
              </table:table-cell>
              <table:table-cell office:value-type="float" office:value="0.003859">
                <text:p>0.003859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91000">
                <text:p>791000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51">
                <text:p>0.00351</text:p>
              </table:table-cell>
              <table:table-cell office:value-type="float" office:value="0.0039">
                <text:p>0.003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91500">
                <text:p>791500</text:p>
              </table:table-cell>
              <table:table-cell office:value-type="float" office:value="0.003602">
                <text:p>0.003602</text:p>
              </table:table-cell>
              <table:table-cell office:value-type="float" office:value="0.003793">
                <text:p>0.003793</text:p>
              </table:table-cell>
              <table:table-cell office:value-type="float" office:value="0.003796">
                <text:p>0.00379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92000">
                <text:p>792000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741">
                <text:p>0.003741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92500">
                <text:p>792500</text:p>
              </table:table-cell>
              <table:table-cell office:value-type="float" office:value="0.003848">
                <text:p>0.003848</text:p>
              </table:table-cell>
              <table:table-cell office:value-type="float" office:value="0.003453">
                <text:p>0.003453</text:p>
              </table:table-cell>
              <table:table-cell office:value-type="float" office:value="0.003805">
                <text:p>0.00380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93000">
                <text:p>793000</text:p>
              </table:table-cell>
              <table:table-cell office:value-type="float" office:value="0.003614">
                <text:p>0.003614</text:p>
              </table:table-cell>
              <table:table-cell office:value-type="float" office:value="0.003744">
                <text:p>0.003744</text:p>
              </table:table-cell>
              <table:table-cell office:value-type="float" office:value="0.003882">
                <text:p>0.0038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93500">
                <text:p>793500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788">
                <text:p>0.003788</text:p>
              </table:table-cell>
              <table:table-cell office:value-type="float" office:value="0.00366">
                <text:p>0.0036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94000">
                <text:p>794000</text:p>
              </table:table-cell>
              <table:table-cell office:value-type="float" office:value="0.003336">
                <text:p>0.003336</text:p>
              </table:table-cell>
              <table:table-cell office:value-type="float" office:value="0.003728">
                <text:p>0.003728</text:p>
              </table:table-cell>
              <table:table-cell office:value-type="float" office:value="0.003983">
                <text:p>0.00398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94500">
                <text:p>794500</text:p>
              </table:table-cell>
              <table:table-cell office:value-type="float" office:value="0.003508">
                <text:p>0.003508</text:p>
              </table:table-cell>
              <table:table-cell office:value-type="float" office:value="0.00358">
                <text:p>0.00358</text:p>
              </table:table-cell>
              <table:table-cell office:value-type="float" office:value="0.003774">
                <text:p>0.003774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95000">
                <text:p>795000</text:p>
              </table:table-cell>
              <table:table-cell office:value-type="float" office:value="0.003514">
                <text:p>0.003514</text:p>
              </table:table-cell>
              <table:table-cell office:value-type="float" office:value="0.003813">
                <text:p>0.003813</text:p>
              </table:table-cell>
              <table:table-cell office:value-type="float" office:value="0.003778">
                <text:p>0.0037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95500">
                <text:p>795500</text:p>
              </table:table-cell>
              <table:table-cell office:value-type="float" office:value="0.003357">
                <text:p>0.003357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898">
                <text:p>0.00389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96000">
                <text:p>796000</text:p>
              </table:table-cell>
              <table:table-cell office:value-type="float" office:value="0.003612">
                <text:p>0.003612</text:p>
              </table:table-cell>
              <table:table-cell office:value-type="float" office:value="0.003652">
                <text:p>0.003652</text:p>
              </table:table-cell>
              <table:table-cell office:value-type="float" office:value="0.003729">
                <text:p>0.00372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96500">
                <text:p>796500</text:p>
              </table:table-cell>
              <table:table-cell office:value-type="float" office:value="0.003577">
                <text:p>0.003577</text:p>
              </table:table-cell>
              <table:table-cell office:value-type="float" office:value="0.003456">
                <text:p>0.003456</text:p>
              </table:table-cell>
              <table:table-cell office:value-type="float" office:value="0.004007">
                <text:p>0.00400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97000">
                <text:p>797000</text:p>
              </table:table-cell>
              <table:table-cell office:value-type="float" office:value="0.003596">
                <text:p>0.003596</text:p>
              </table:table-cell>
              <table:table-cell office:value-type="float" office:value="0.00386">
                <text:p>0.00386</text:p>
              </table:table-cell>
              <table:table-cell office:value-type="float" office:value="0.003739">
                <text:p>0.00373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97500">
                <text:p>797500</text:p>
              </table:table-cell>
              <table:table-cell office:value-type="float" office:value="0.003523">
                <text:p>0.003523</text:p>
              </table:table-cell>
              <table:table-cell office:value-type="float" office:value="0.003605">
                <text:p>0.003605</text:p>
              </table:table-cell>
              <table:table-cell office:value-type="float" office:value="0.0038">
                <text:p>0.0038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98000">
                <text:p>798000</text:p>
              </table:table-cell>
              <table:table-cell office:value-type="float" office:value="0.003709">
                <text:p>0.003709</text:p>
              </table:table-cell>
              <table:table-cell office:value-type="float" office:value="0.003703">
                <text:p>0.003703</text:p>
              </table:table-cell>
              <table:table-cell office:value-type="float" office:value="0.003799">
                <text:p>0.00379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98500">
                <text:p>798500</text:p>
              </table:table-cell>
              <table:table-cell office:value-type="float" office:value="0.003597">
                <text:p>0.003597</text:p>
              </table:table-cell>
              <table:table-cell office:value-type="float" office:value="0.003742">
                <text:p>0.003742</text:p>
              </table:table-cell>
              <table:table-cell office:value-type="float" office:value="0.003873">
                <text:p>0.003873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99000">
                <text:p>799000</text:p>
              </table:table-cell>
              <table:table-cell office:value-type="float" office:value="0.003459">
                <text:p>0.003459</text:p>
              </table:table-cell>
              <table:table-cell office:value-type="float" office:value="0.003607">
                <text:p>0.003607</text:p>
              </table:table-cell>
              <table:table-cell office:value-type="float" office:value="0.003894">
                <text:p>0.00389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99500">
                <text:p>799500</text:p>
              </table:table-cell>
              <table:table-cell office:value-type="float" office:value="0.003607">
                <text:p>0.003607</text:p>
              </table:table-cell>
              <table:table-cell office:value-type="float" office:value="0.0037">
                <text:p>0.0037</text:p>
              </table:table-cell>
              <table:table-cell office:value-type="float" office:value="0.003878">
                <text:p>0.0038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800000">
                <text:p>800000</text:p>
              </table:table-cell>
              <table:table-cell office:value-type="float" office:value="0.003445">
                <text:p>0.003445</text:p>
              </table:table-cell>
              <table:table-cell office:value-type="float" office:value="0.003598">
                <text:p>0.003598</text:p>
              </table:table-cell>
              <table:table-cell office:value-type="float" office:value="0.003878">
                <text:p>0.0038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00500">
                <text:p>800500</text:p>
              </table:table-cell>
              <table:table-cell office:value-type="float" office:value="0.003659">
                <text:p>0.003659</text:p>
              </table:table-cell>
              <table:table-cell office:value-type="float" office:value="0.003612">
                <text:p>0.003612</text:p>
              </table:table-cell>
              <table:table-cell office:value-type="float" office:value="0.004101">
                <text:p>0.00410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01000">
                <text:p>801000</text:p>
              </table:table-cell>
              <table:table-cell office:value-type="float" office:value="0.003634">
                <text:p>0.003634</text:p>
              </table:table-cell>
              <table:table-cell office:value-type="float" office:value="0.003804">
                <text:p>0.003804</text:p>
              </table:table-cell>
              <table:table-cell office:value-type="float" office:value="0.003878">
                <text:p>0.00387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801500">
                <text:p>801500</text:p>
              </table:table-cell>
              <table:table-cell office:value-type="float" office:value="0.003587">
                <text:p>0.003587</text:p>
              </table:table-cell>
              <table:table-cell office:value-type="float" office:value="0.003697">
                <text:p>0.003697</text:p>
              </table:table-cell>
              <table:table-cell office:value-type="float" office:value="0.003882">
                <text:p>0.0038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802000">
                <text:p>802000</text:p>
              </table:table-cell>
              <table:table-cell office:value-type="float" office:value="0.003359">
                <text:p>0.003359</text:p>
              </table:table-cell>
              <table:table-cell office:value-type="float" office:value="0.003683">
                <text:p>0.003683</text:p>
              </table:table-cell>
              <table:table-cell office:value-type="float" office:value="0.003717">
                <text:p>0.003717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802500">
                <text:p>802500</text:p>
              </table:table-cell>
              <table:table-cell office:value-type="float" office:value="0.003635">
                <text:p>0.003635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897">
                <text:p>0.00389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803000">
                <text:p>803000</text:p>
              </table:table-cell>
              <table:table-cell office:value-type="float" office:value="0.003472">
                <text:p>0.003472</text:p>
              </table:table-cell>
              <table:table-cell office:value-type="float" office:value="0.003854">
                <text:p>0.003854</text:p>
              </table:table-cell>
              <table:table-cell office:value-type="float" office:value="0.003917">
                <text:p>0.003917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03500">
                <text:p>803500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593">
                <text:p>0.003593</text:p>
              </table:table-cell>
              <table:table-cell office:value-type="float" office:value="0.003871">
                <text:p>0.00387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04000">
                <text:p>804000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606">
                <text:p>0.003606</text:p>
              </table:table-cell>
              <table:table-cell office:value-type="float" office:value="0.003784">
                <text:p>0.0037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04500">
                <text:p>804500</text:p>
              </table:table-cell>
              <table:table-cell office:value-type="float" office:value="0.003658">
                <text:p>0.003658</text:p>
              </table:table-cell>
              <table:table-cell office:value-type="float" office:value="0.00376">
                <text:p>0.00376</text:p>
              </table:table-cell>
              <table:table-cell office:value-type="float" office:value="0.003852">
                <text:p>0.00385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05000">
                <text:p>805000</text:p>
              </table:table-cell>
              <table:table-cell office:value-type="float" office:value="0.003779">
                <text:p>0.003779</text:p>
              </table:table-cell>
              <table:table-cell office:value-type="float" office:value="0.003763">
                <text:p>0.003763</text:p>
              </table:table-cell>
              <table:table-cell office:value-type="float" office:value="0.003791">
                <text:p>0.0037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05500">
                <text:p>805500</text:p>
              </table:table-cell>
              <table:table-cell office:value-type="float" office:value="0.003957">
                <text:p>0.003957</text:p>
              </table:table-cell>
              <table:table-cell office:value-type="float" office:value="0.003705">
                <text:p>0.003705</text:p>
              </table:table-cell>
              <table:table-cell office:value-type="float" office:value="0.003789">
                <text:p>0.00378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806000">
                <text:p>806000</text:p>
              </table:table-cell>
              <table:table-cell office:value-type="float" office:value="0.003572">
                <text:p>0.003572</text:p>
              </table:table-cell>
              <table:table-cell office:value-type="float" office:value="0.003643">
                <text:p>0.003643</text:p>
              </table:table-cell>
              <table:table-cell office:value-type="float" office:value="0.003896">
                <text:p>0.00389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806500">
                <text:p>806500</text:p>
              </table:table-cell>
              <table:table-cell office:value-type="float" office:value="0.003541">
                <text:p>0.003541</text:p>
              </table:table-cell>
              <table:table-cell office:value-type="float" office:value="0.003731">
                <text:p>0.003731</text:p>
              </table:table-cell>
              <table:table-cell office:value-type="float" office:value="0.005259">
                <text:p>0.00525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07000">
                <text:p>807000</text:p>
              </table:table-cell>
              <table:table-cell office:value-type="float" office:value="0.00371">
                <text:p>0.00371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909">
                <text:p>0.00390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807500">
                <text:p>807500</text:p>
              </table:table-cell>
              <table:table-cell office:value-type="float" office:value="0.00353">
                <text:p>0.00353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916">
                <text:p>0.0039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808000">
                <text:p>808000</text:p>
              </table:table-cell>
              <table:table-cell office:value-type="float" office:value="0.003494">
                <text:p>0.003494</text:p>
              </table:table-cell>
              <table:table-cell office:value-type="float" office:value="0.003703">
                <text:p>0.003703</text:p>
              </table:table-cell>
              <table:table-cell office:value-type="float" office:value="0.00392">
                <text:p>0.003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808500">
                <text:p>808500</text:p>
              </table:table-cell>
              <table:table-cell office:value-type="float" office:value="0.003514">
                <text:p>0.003514</text:p>
              </table:table-cell>
              <table:table-cell office:value-type="float" office:value="0.003729">
                <text:p>0.003729</text:p>
              </table:table-cell>
              <table:table-cell office:value-type="float" office:value="0.003892">
                <text:p>0.00389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809000">
                <text:p>809000</text:p>
              </table:table-cell>
              <table:table-cell office:value-type="float" office:value="0.003558">
                <text:p>0.003558</text:p>
              </table:table-cell>
              <table:table-cell office:value-type="float" office:value="0.003426">
                <text:p>0.003426</text:p>
              </table:table-cell>
              <table:table-cell office:value-type="float" office:value="0.003825">
                <text:p>0.00382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09500">
                <text:p>809500</text:p>
              </table:table-cell>
              <table:table-cell office:value-type="float" office:value="0.00359">
                <text:p>0.00359</text:p>
              </table:table-cell>
              <table:table-cell office:value-type="float" office:value="0.003492">
                <text:p>0.003492</text:p>
              </table:table-cell>
              <table:table-cell office:value-type="float" office:value="0.00381">
                <text:p>0.003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10000">
                <text:p>810000</text:p>
              </table:table-cell>
              <table:table-cell office:value-type="float" office:value="0.003626">
                <text:p>0.003626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871">
                <text:p>0.00387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810500">
                <text:p>810500</text:p>
              </table:table-cell>
              <table:table-cell office:value-type="float" office:value="0.003612">
                <text:p>0.003612</text:p>
              </table:table-cell>
              <table:table-cell office:value-type="float" office:value="0.003699">
                <text:p>0.003699</text:p>
              </table:table-cell>
              <table:table-cell office:value-type="float" office:value="0.00388">
                <text:p>0.003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11000">
                <text:p>811000</text:p>
              </table:table-cell>
              <table:table-cell office:value-type="float" office:value="0.003523">
                <text:p>0.003523</text:p>
              </table:table-cell>
              <table:table-cell office:value-type="float" office:value="0.003531">
                <text:p>0.003531</text:p>
              </table:table-cell>
              <table:table-cell office:value-type="float" office:value="0.003921">
                <text:p>0.00392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11500">
                <text:p>811500</text:p>
              </table:table-cell>
              <table:table-cell office:value-type="float" office:value="0.003608">
                <text:p>0.003608</text:p>
              </table:table-cell>
              <table:table-cell office:value-type="float" office:value="0.003779">
                <text:p>0.003779</text:p>
              </table:table-cell>
              <table:table-cell office:value-type="float" office:value="0.0039">
                <text:p>0.003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12000">
                <text:p>812000</text:p>
              </table:table-cell>
              <table:table-cell office:value-type="float" office:value="0.003329">
                <text:p>0.003329</text:p>
              </table:table-cell>
              <table:table-cell office:value-type="float" office:value="0.003759">
                <text:p>0.003759</text:p>
              </table:table-cell>
              <table:table-cell office:value-type="float" office:value="0.003916">
                <text:p>0.0039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12500">
                <text:p>812500</text:p>
              </table:table-cell>
              <table:table-cell office:value-type="float" office:value="0.003628">
                <text:p>0.003628</text:p>
              </table:table-cell>
              <table:table-cell office:value-type="float" office:value="0.003718">
                <text:p>0.003718</text:p>
              </table:table-cell>
              <table:table-cell office:value-type="float" office:value="0.003816">
                <text:p>0.00381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813000">
                <text:p>813000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709">
                <text:p>0.003709</text:p>
              </table:table-cell>
              <table:table-cell office:value-type="float" office:value="0.003837">
                <text:p>0.00383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13500">
                <text:p>813500</text:p>
              </table:table-cell>
              <table:table-cell office:value-type="float" office:value="0.003397">
                <text:p>0.003397</text:p>
              </table:table-cell>
              <table:table-cell office:value-type="float" office:value="0.003658">
                <text:p>0.003658</text:p>
              </table:table-cell>
              <table:table-cell office:value-type="float" office:value="0.003792">
                <text:p>0.00379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814000">
                <text:p>814000</text:p>
              </table:table-cell>
              <table:table-cell office:value-type="float" office:value="0.003367">
                <text:p>0.003367</text:p>
              </table:table-cell>
              <table:table-cell office:value-type="float" office:value="0.003726">
                <text:p>0.003726</text:p>
              </table:table-cell>
              <table:table-cell office:value-type="float" office:value="0.003825">
                <text:p>0.00382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14500">
                <text:p>814500</text:p>
              </table:table-cell>
              <table:table-cell office:value-type="float" office:value="0.003562">
                <text:p>0.003562</text:p>
              </table:table-cell>
              <table:table-cell office:value-type="float" office:value="0.003559">
                <text:p>0.003559</text:p>
              </table:table-cell>
              <table:table-cell office:value-type="float" office:value="0.003931">
                <text:p>0.00393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15000">
                <text:p>815000</text:p>
              </table:table-cell>
              <table:table-cell office:value-type="float" office:value="0.003584">
                <text:p>0.003584</text:p>
              </table:table-cell>
              <table:table-cell office:value-type="float" office:value="0.003661">
                <text:p>0.003661</text:p>
              </table:table-cell>
              <table:table-cell office:value-type="float" office:value="0.003821">
                <text:p>0.00382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815500">
                <text:p>815500</text:p>
              </table:table-cell>
              <table:table-cell office:value-type="float" office:value="0.003548">
                <text:p>0.003548</text:p>
              </table:table-cell>
              <table:table-cell office:value-type="float" office:value="0.003757">
                <text:p>0.003757</text:p>
              </table:table-cell>
              <table:table-cell office:value-type="float" office:value="0.003812">
                <text:p>0.00381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16000">
                <text:p>816000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737">
                <text:p>0.003737</text:p>
              </table:table-cell>
              <table:table-cell office:value-type="float" office:value="0.003807">
                <text:p>0.00380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816500">
                <text:p>816500</text:p>
              </table:table-cell>
              <table:table-cell office:value-type="float" office:value="0.003553">
                <text:p>0.003553</text:p>
              </table:table-cell>
              <table:table-cell office:value-type="float" office:value="0.003623">
                <text:p>0.003623</text:p>
              </table:table-cell>
              <table:table-cell office:value-type="float" office:value="0.003835">
                <text:p>0.00383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817000">
                <text:p>817000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698">
                <text:p>0.003698</text:p>
              </table:table-cell>
              <table:table-cell office:value-type="float" office:value="0.003861">
                <text:p>0.003861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817500">
                <text:p>817500</text:p>
              </table:table-cell>
              <table:table-cell office:value-type="float" office:value="0.00352">
                <text:p>0.00352</text:p>
              </table:table-cell>
              <table:table-cell office:value-type="float" office:value="0.003721">
                <text:p>0.003721</text:p>
              </table:table-cell>
              <table:table-cell office:value-type="float" office:value="0.003788">
                <text:p>0.0037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818000">
                <text:p>818000</text:p>
              </table:table-cell>
              <table:table-cell office:value-type="float" office:value="0.003693">
                <text:p>0.003693</text:p>
              </table:table-cell>
              <table:table-cell office:value-type="float" office:value="0.003657">
                <text:p>0.003657</text:p>
              </table:table-cell>
              <table:table-cell office:value-type="float" office:value="0.003835">
                <text:p>0.00383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818500">
                <text:p>818500</text:p>
              </table:table-cell>
              <table:table-cell office:value-type="float" office:value="0.00348">
                <text:p>0.00348</text:p>
              </table:table-cell>
              <table:table-cell office:value-type="float" office:value="0.00363">
                <text:p>0.00363</text:p>
              </table:table-cell>
              <table:table-cell office:value-type="float" office:value="0.003713">
                <text:p>0.003713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819000">
                <text:p>819000</text:p>
              </table:table-cell>
              <table:table-cell office:value-type="float" office:value="0.003359">
                <text:p>0.003359</text:p>
              </table:table-cell>
              <table:table-cell office:value-type="float" office:value="0.003748">
                <text:p>0.003748</text:p>
              </table:table-cell>
              <table:table-cell office:value-type="float" office:value="0.003887">
                <text:p>0.0038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19500">
                <text:p>819500</text:p>
              </table:table-cell>
              <table:table-cell office:value-type="float" office:value="0.003686">
                <text:p>0.003686</text:p>
              </table:table-cell>
              <table:table-cell office:value-type="float" office:value="0.003685">
                <text:p>0.003685</text:p>
              </table:table-cell>
              <table:table-cell office:value-type="float" office:value="0.003543">
                <text:p>0.00354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820000">
                <text:p>820000</text:p>
              </table:table-cell>
              <table:table-cell office:value-type="float" office:value="0.00363">
                <text:p>0.00363</text:p>
              </table:table-cell>
              <table:table-cell office:value-type="float" office:value="0.003668">
                <text:p>0.003668</text:p>
              </table:table-cell>
              <table:table-cell office:value-type="float" office:value="0.003745">
                <text:p>0.00374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820500">
                <text:p>820500</text:p>
              </table:table-cell>
              <table:table-cell office:value-type="float" office:value="0.003496">
                <text:p>0.003496</text:p>
              </table:table-cell>
              <table:table-cell office:value-type="float" office:value="0.003785">
                <text:p>0.003785</text:p>
              </table:table-cell>
              <table:table-cell office:value-type="float" office:value="0.00386">
                <text:p>0.0038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21000">
                <text:p>821000</text:p>
              </table:table-cell>
              <table:table-cell office:value-type="float" office:value="0.003354">
                <text:p>0.003354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903">
                <text:p>0.003903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821500">
                <text:p>821500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749">
                <text:p>0.003749</text:p>
              </table:table-cell>
              <table:table-cell office:value-type="float" office:value="0.003764">
                <text:p>0.003764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22000">
                <text:p>822000</text:p>
              </table:table-cell>
              <table:table-cell office:value-type="float" office:value="0.003536">
                <text:p>0.003536</text:p>
              </table:table-cell>
              <table:table-cell office:value-type="float" office:value="0.003677">
                <text:p>0.003677</text:p>
              </table:table-cell>
              <table:table-cell office:value-type="float" office:value="0.003712">
                <text:p>0.00371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822500">
                <text:p>822500</text:p>
              </table:table-cell>
              <table:table-cell office:value-type="float" office:value="0.003485">
                <text:p>0.003485</text:p>
              </table:table-cell>
              <table:table-cell office:value-type="float" office:value="0.003941">
                <text:p>0.003941</text:p>
              </table:table-cell>
              <table:table-cell office:value-type="float" office:value="0.003927">
                <text:p>0.00392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23000">
                <text:p>823000</text:p>
              </table:table-cell>
              <table:table-cell office:value-type="float" office:value="0.003283">
                <text:p>0.003283</text:p>
              </table:table-cell>
              <table:table-cell office:value-type="float" office:value="0.003755">
                <text:p>0.003755</text:p>
              </table:table-cell>
              <table:table-cell office:value-type="float" office:value="0.003899">
                <text:p>0.00389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23500">
                <text:p>823500</text:p>
              </table:table-cell>
              <table:table-cell office:value-type="float" office:value="0.003548">
                <text:p>0.003548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849">
                <text:p>0.00384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24000">
                <text:p>824000</text:p>
              </table:table-cell>
              <table:table-cell office:value-type="float" office:value="0.003624">
                <text:p>0.003624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878">
                <text:p>0.0038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824500">
                <text:p>824500</text:p>
              </table:table-cell>
              <table:table-cell office:value-type="float" office:value="0.003527">
                <text:p>0.003527</text:p>
              </table:table-cell>
              <table:table-cell office:value-type="float" office:value="0.003699">
                <text:p>0.003699</text:p>
              </table:table-cell>
              <table:table-cell office:value-type="float" office:value="0.003782">
                <text:p>0.003782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25000">
                <text:p>825000</text:p>
              </table:table-cell>
              <table:table-cell office:value-type="float" office:value="0.003613">
                <text:p>0.003613</text:p>
              </table:table-cell>
              <table:table-cell office:value-type="float" office:value="0.003722">
                <text:p>0.003722</text:p>
              </table:table-cell>
              <table:table-cell office:value-type="float" office:value="0.003943">
                <text:p>0.00394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825500">
                <text:p>825500</text:p>
              </table:table-cell>
              <table:table-cell office:value-type="float" office:value="0.00365">
                <text:p>0.00365</text:p>
              </table:table-cell>
              <table:table-cell office:value-type="float" office:value="0.003693">
                <text:p>0.003693</text:p>
              </table:table-cell>
              <table:table-cell office:value-type="float" office:value="0.003761">
                <text:p>0.00376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826000">
                <text:p>826000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788">
                <text:p>0.003788</text:p>
              </table:table-cell>
              <table:table-cell office:value-type="float" office:value="0.003757">
                <text:p>0.00375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826500">
                <text:p>826500</text:p>
              </table:table-cell>
              <table:table-cell office:value-type="float" office:value="0.003602">
                <text:p>0.003602</text:p>
              </table:table-cell>
              <table:table-cell office:value-type="float" office:value="0.004032">
                <text:p>0.004032</text:p>
              </table:table-cell>
              <table:table-cell office:value-type="float" office:value="0.003917">
                <text:p>0.003917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827000">
                <text:p>827000</text:p>
              </table:table-cell>
              <table:table-cell office:value-type="float" office:value="0.004737">
                <text:p>0.004737</text:p>
              </table:table-cell>
              <table:table-cell office:value-type="float" office:value="0.003411">
                <text:p>0.003411</text:p>
              </table:table-cell>
              <table:table-cell office:value-type="float" office:value="0.004109">
                <text:p>0.00410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827500">
                <text:p>827500</text:p>
              </table:table-cell>
              <table:table-cell office:value-type="float" office:value="0.003669">
                <text:p>0.003669</text:p>
              </table:table-cell>
              <table:table-cell office:value-type="float" office:value="0.003762">
                <text:p>0.003762</text:p>
              </table:table-cell>
              <table:table-cell office:value-type="float" office:value="0.003922">
                <text:p>0.00392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828000">
                <text:p>828000</text:p>
              </table:table-cell>
              <table:table-cell office:value-type="float" office:value="0.003547">
                <text:p>0.003547</text:p>
              </table:table-cell>
              <table:table-cell office:value-type="float" office:value="0.003567">
                <text:p>0.003567</text:p>
              </table:table-cell>
              <table:table-cell office:value-type="float" office:value="0.00396">
                <text:p>0.0039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28500">
                <text:p>828500</text:p>
              </table:table-cell>
              <table:table-cell office:value-type="float" office:value="0.003646">
                <text:p>0.003646</text:p>
              </table:table-cell>
              <table:table-cell office:value-type="float" office:value="0.003769">
                <text:p>0.003769</text:p>
              </table:table-cell>
              <table:table-cell office:value-type="float" office:value="0.003929">
                <text:p>0.00392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829000">
                <text:p>829000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676">
                <text:p>0.003676</text:p>
              </table:table-cell>
              <table:table-cell office:value-type="float" office:value="0.00388">
                <text:p>0.003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829500">
                <text:p>829500</text:p>
              </table:table-cell>
              <table:table-cell office:value-type="float" office:value="0.003559">
                <text:p>0.003559</text:p>
              </table:table-cell>
              <table:table-cell office:value-type="float" office:value="0.003477">
                <text:p>0.003477</text:p>
              </table:table-cell>
              <table:table-cell office:value-type="float" office:value="0.003876">
                <text:p>0.00387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830000">
                <text:p>830000</text:p>
              </table:table-cell>
              <table:table-cell office:value-type="float" office:value="0.003302">
                <text:p>0.003302</text:p>
              </table:table-cell>
              <table:table-cell office:value-type="float" office:value="0.003593">
                <text:p>0.003593</text:p>
              </table:table-cell>
              <table:table-cell office:value-type="float" office:value="0.003766">
                <text:p>0.00376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830500">
                <text:p>830500</text:p>
              </table:table-cell>
              <table:table-cell office:value-type="float" office:value="0.00357">
                <text:p>0.00357</text:p>
              </table:table-cell>
              <table:table-cell office:value-type="float" office:value="0.003426">
                <text:p>0.003426</text:p>
              </table:table-cell>
              <table:table-cell office:value-type="float" office:value="0.003693">
                <text:p>0.0036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831000">
                <text:p>831000</text:p>
              </table:table-cell>
              <table:table-cell office:value-type="float" office:value="0.003391">
                <text:p>0.003391</text:p>
              </table:table-cell>
              <table:table-cell office:value-type="float" office:value="0.003683">
                <text:p>0.003683</text:p>
              </table:table-cell>
              <table:table-cell office:value-type="float" office:value="0.00381">
                <text:p>0.0038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831500">
                <text:p>831500</text:p>
              </table:table-cell>
              <table:table-cell office:value-type="float" office:value="0.003496">
                <text:p>0.003496</text:p>
              </table:table-cell>
              <table:table-cell office:value-type="float" office:value="0.003606">
                <text:p>0.003606</text:p>
              </table:table-cell>
              <table:table-cell office:value-type="float" office:value="0.003571">
                <text:p>0.00357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832000">
                <text:p>832000</text:p>
              </table:table-cell>
              <table:table-cell office:value-type="float" office:value="0.003594">
                <text:p>0.003594</text:p>
              </table:table-cell>
              <table:table-cell office:value-type="float" office:value="0.003752">
                <text:p>0.003752</text:p>
              </table:table-cell>
              <table:table-cell office:value-type="float" office:value="0.003963">
                <text:p>0.00396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32500">
                <text:p>832500</text:p>
              </table:table-cell>
              <table:table-cell office:value-type="float" office:value="0.003623">
                <text:p>0.003623</text:p>
              </table:table-cell>
              <table:table-cell office:value-type="float" office:value="0.003786">
                <text:p>0.003786</text:p>
              </table:table-cell>
              <table:table-cell office:value-type="float" office:value="0.003836">
                <text:p>0.003836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33000">
                <text:p>833000</text:p>
              </table:table-cell>
              <table:table-cell office:value-type="float" office:value="0.003575">
                <text:p>0.003575</text:p>
              </table:table-cell>
              <table:table-cell office:value-type="float" office:value="0.003741">
                <text:p>0.003741</text:p>
              </table:table-cell>
              <table:table-cell office:value-type="float" office:value="0.003906">
                <text:p>0.00390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833500">
                <text:p>833500</text:p>
              </table:table-cell>
              <table:table-cell office:value-type="float" office:value="0.003505">
                <text:p>0.003505</text:p>
              </table:table-cell>
              <table:table-cell office:value-type="float" office:value="0.003749">
                <text:p>0.003749</text:p>
              </table:table-cell>
              <table:table-cell office:value-type="float" office:value="0.00385">
                <text:p>0.003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34000">
                <text:p>834000</text:p>
              </table:table-cell>
              <table:table-cell office:value-type="float" office:value="0.003525">
                <text:p>0.003525</text:p>
              </table:table-cell>
              <table:table-cell office:value-type="float" office:value="0.003797">
                <text:p>0.003797</text:p>
              </table:table-cell>
              <table:table-cell office:value-type="float" office:value="0.003744">
                <text:p>0.00374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834500">
                <text:p>834500</text:p>
              </table:table-cell>
              <table:table-cell office:value-type="float" office:value="0.003515">
                <text:p>0.003515</text:p>
              </table:table-cell>
              <table:table-cell office:value-type="float" office:value="0.003704">
                <text:p>0.003704</text:p>
              </table:table-cell>
              <table:table-cell office:value-type="float" office:value="0.003951">
                <text:p>0.00395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835000">
                <text:p>835000</text:p>
              </table:table-cell>
              <table:table-cell office:value-type="float" office:value="0.003488">
                <text:p>0.003488</text:p>
              </table:table-cell>
              <table:table-cell office:value-type="float" office:value="0.003778">
                <text:p>0.003778</text:p>
              </table:table-cell>
              <table:table-cell office:value-type="float" office:value="0.003985">
                <text:p>0.0039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35500">
                <text:p>835500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684">
                <text:p>0.003684</text:p>
              </table:table-cell>
              <table:table-cell office:value-type="float" office:value="0.003909">
                <text:p>0.00390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836000">
                <text:p>836000</text:p>
              </table:table-cell>
              <table:table-cell office:value-type="float" office:value="0.003559">
                <text:p>0.003559</text:p>
              </table:table-cell>
              <table:table-cell office:value-type="float" office:value="0.003702">
                <text:p>0.003702</text:p>
              </table:table-cell>
              <table:table-cell office:value-type="float" office:value="0.004036">
                <text:p>0.004036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836500">
                <text:p>836500</text:p>
              </table:table-cell>
              <table:table-cell office:value-type="float" office:value="0.003331">
                <text:p>0.003331</text:p>
              </table:table-cell>
              <table:table-cell office:value-type="float" office:value="0.003786">
                <text:p>0.003786</text:p>
              </table:table-cell>
              <table:table-cell office:value-type="float" office:value="0.00393">
                <text:p>0.003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837000">
                <text:p>837000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747">
                <text:p>0.003747</text:p>
              </table:table-cell>
              <table:table-cell office:value-type="float" office:value="0.003984">
                <text:p>0.00398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837500">
                <text:p>837500</text:p>
              </table:table-cell>
              <table:table-cell office:value-type="float" office:value="0.003158">
                <text:p>0.003158</text:p>
              </table:table-cell>
              <table:table-cell office:value-type="float" office:value="0.003666">
                <text:p>0.003666</text:p>
              </table:table-cell>
              <table:table-cell office:value-type="float" office:value="0.003829">
                <text:p>0.00382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838000">
                <text:p>838000</text:p>
              </table:table-cell>
              <table:table-cell office:value-type="float" office:value="0.00361">
                <text:p>0.00361</text:p>
              </table:table-cell>
              <table:table-cell office:value-type="float" office:value="0.003723">
                <text:p>0.003723</text:p>
              </table:table-cell>
              <table:table-cell office:value-type="float" office:value="0.003796">
                <text:p>0.00379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838500">
                <text:p>838500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77">
                <text:p>0.00377</text:p>
              </table:table-cell>
              <table:table-cell office:value-type="float" office:value="0.003713">
                <text:p>0.003713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839000">
                <text:p>839000</text:p>
              </table:table-cell>
              <table:table-cell office:value-type="float" office:value="0.003457">
                <text:p>0.003457</text:p>
              </table:table-cell>
              <table:table-cell office:value-type="float" office:value="0.003665">
                <text:p>0.003665</text:p>
              </table:table-cell>
              <table:table-cell office:value-type="float" office:value="0.003817">
                <text:p>0.00381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839500">
                <text:p>839500</text:p>
              </table:table-cell>
              <table:table-cell office:value-type="float" office:value="0.003596">
                <text:p>0.003596</text:p>
              </table:table-cell>
              <table:table-cell office:value-type="float" office:value="0.003823">
                <text:p>0.003823</text:p>
              </table:table-cell>
              <table:table-cell office:value-type="float" office:value="0.003611">
                <text:p>0.00361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840000">
                <text:p>840000</text:p>
              </table:table-cell>
              <table:table-cell office:value-type="float" office:value="0.003708">
                <text:p>0.003708</text:p>
              </table:table-cell>
              <table:table-cell office:value-type="float" office:value="0.003692">
                <text:p>0.003692</text:p>
              </table:table-cell>
              <table:table-cell office:value-type="float" office:value="0.003853">
                <text:p>0.00385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840500">
                <text:p>840500</text:p>
              </table:table-cell>
              <table:table-cell office:value-type="float" office:value="0.003524">
                <text:p>0.003524</text:p>
              </table:table-cell>
              <table:table-cell office:value-type="float" office:value="0.003784">
                <text:p>0.003784</text:p>
              </table:table-cell>
              <table:table-cell office:value-type="float" office:value="0.003642">
                <text:p>0.00364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841000">
                <text:p>841000</text:p>
              </table:table-cell>
              <table:table-cell office:value-type="float" office:value="0.003559">
                <text:p>0.003559</text:p>
              </table:table-cell>
              <table:table-cell office:value-type="float" office:value="0.003257">
                <text:p>0.003257</text:p>
              </table:table-cell>
              <table:table-cell office:value-type="float" office:value="0.003861">
                <text:p>0.00386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841500">
                <text:p>841500</text:p>
              </table:table-cell>
              <table:table-cell office:value-type="float" office:value="0.003751">
                <text:p>0.003751</text:p>
              </table:table-cell>
              <table:table-cell office:value-type="float" office:value="0.003738">
                <text:p>0.003738</text:p>
              </table:table-cell>
              <table:table-cell office:value-type="float" office:value="0.003769">
                <text:p>0.00376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842000">
                <text:p>842000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715">
                <text:p>0.00371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842500">
                <text:p>842500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726">
                <text:p>0.003726</text:p>
              </table:table-cell>
              <table:table-cell office:value-type="float" office:value="0.003809">
                <text:p>0.00380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43000">
                <text:p>843000</text:p>
              </table:table-cell>
              <table:table-cell office:value-type="float" office:value="0.003607">
                <text:p>0.003607</text:p>
              </table:table-cell>
              <table:table-cell office:value-type="float" office:value="0.003541">
                <text:p>0.003541</text:p>
              </table:table-cell>
              <table:table-cell office:value-type="float" office:value="0.003854">
                <text:p>0.00385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843500">
                <text:p>843500</text:p>
              </table:table-cell>
              <table:table-cell office:value-type="float" office:value="0.00346">
                <text:p>0.00346</text:p>
              </table:table-cell>
              <table:table-cell office:value-type="float" office:value="0.003711">
                <text:p>0.003711</text:p>
              </table:table-cell>
              <table:table-cell office:value-type="float" office:value="0.003823">
                <text:p>0.00382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844000">
                <text:p>844000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64">
                <text:p>0.00364</text:p>
              </table:table-cell>
              <table:table-cell office:value-type="float" office:value="0.003747">
                <text:p>0.003747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844500">
                <text:p>844500</text:p>
              </table:table-cell>
              <table:table-cell office:value-type="float" office:value="0.003494">
                <text:p>0.003494</text:p>
              </table:table-cell>
              <table:table-cell office:value-type="float" office:value="0.003698">
                <text:p>0.003698</text:p>
              </table:table-cell>
              <table:table-cell office:value-type="float" office:value="0.003811">
                <text:p>0.00381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45000">
                <text:p>845000</text:p>
              </table:table-cell>
              <table:table-cell office:value-type="float" office:value="0.003725">
                <text:p>0.003725</text:p>
              </table:table-cell>
              <table:table-cell office:value-type="float" office:value="0.00395">
                <text:p>0.00395</text:p>
              </table:table-cell>
              <table:table-cell office:value-type="float" office:value="0.003912">
                <text:p>0.00391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45500">
                <text:p>845500</text:p>
              </table:table-cell>
              <table:table-cell office:value-type="float" office:value="0.003536">
                <text:p>0.003536</text:p>
              </table:table-cell>
              <table:table-cell office:value-type="float" office:value="0.003721">
                <text:p>0.003721</text:p>
              </table:table-cell>
              <table:table-cell office:value-type="float" office:value="0.003725">
                <text:p>0.00372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46000">
                <text:p>846000</text:p>
              </table:table-cell>
              <table:table-cell office:value-type="float" office:value="0.003531">
                <text:p>0.003531</text:p>
              </table:table-cell>
              <table:table-cell office:value-type="float" office:value="0.003667">
                <text:p>0.003667</text:p>
              </table:table-cell>
              <table:table-cell office:value-type="float" office:value="0.003913">
                <text:p>0.00391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46500">
                <text:p>846500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683">
                <text:p>0.003683</text:p>
              </table:table-cell>
              <table:table-cell office:value-type="float" office:value="0.00382">
                <text:p>0.0038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47000">
                <text:p>847000</text:p>
              </table:table-cell>
              <table:table-cell office:value-type="float" office:value="0.003629">
                <text:p>0.003629</text:p>
              </table:table-cell>
              <table:table-cell office:value-type="float" office:value="0.003703">
                <text:p>0.003703</text:p>
              </table:table-cell>
              <table:table-cell office:value-type="float" office:value="0.003889">
                <text:p>0.00388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847500">
                <text:p>847500</text:p>
              </table:table-cell>
              <table:table-cell office:value-type="float" office:value="0.003596">
                <text:p>0.003596</text:p>
              </table:table-cell>
              <table:table-cell office:value-type="float" office:value="0.00377">
                <text:p>0.00377</text:p>
              </table:table-cell>
              <table:table-cell office:value-type="float" office:value="0.003873">
                <text:p>0.00387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848000">
                <text:p>848000</text:p>
              </table:table-cell>
              <table:table-cell office:value-type="float" office:value="0.003626">
                <text:p>0.003626</text:p>
              </table:table-cell>
              <table:table-cell office:value-type="float" office:value="0.003296">
                <text:p>0.003296</text:p>
              </table:table-cell>
              <table:table-cell office:value-type="float" office:value="0.003924">
                <text:p>0.00392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848500">
                <text:p>848500</text:p>
              </table:table-cell>
              <table:table-cell office:value-type="float" office:value="0.003368">
                <text:p>0.003368</text:p>
              </table:table-cell>
              <table:table-cell office:value-type="float" office:value="0.003673">
                <text:p>0.003673</text:p>
              </table:table-cell>
              <table:table-cell office:value-type="float" office:value="0.003887">
                <text:p>0.0038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49000">
                <text:p>849000</text:p>
              </table:table-cell>
              <table:table-cell office:value-type="float" office:value="0.00362">
                <text:p>0.00362</text:p>
              </table:table-cell>
              <table:table-cell office:value-type="float" office:value="0.00373">
                <text:p>0.00373</text:p>
              </table:table-cell>
              <table:table-cell office:value-type="float" office:value="0.003686">
                <text:p>0.00368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49500">
                <text:p>849500</text:p>
              </table:table-cell>
              <table:table-cell office:value-type="float" office:value="0.003558">
                <text:p>0.003558</text:p>
              </table:table-cell>
              <table:table-cell office:value-type="float" office:value="0.003743">
                <text:p>0.003743</text:p>
              </table:table-cell>
              <table:table-cell office:value-type="float" office:value="0.003732">
                <text:p>0.00373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50000">
                <text:p>850000</text:p>
              </table:table-cell>
              <table:table-cell office:value-type="float" office:value="0.003569">
                <text:p>0.003569</text:p>
              </table:table-cell>
              <table:table-cell office:value-type="float" office:value="0.00376">
                <text:p>0.00376</text:p>
              </table:table-cell>
              <table:table-cell office:value-type="float" office:value="0.003832">
                <text:p>0.00383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50500">
                <text:p>850500</text:p>
              </table:table-cell>
              <table:table-cell office:value-type="float" office:value="0.003622">
                <text:p>0.003622</text:p>
              </table:table-cell>
              <table:table-cell office:value-type="float" office:value="0.003567">
                <text:p>0.003567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51000">
                <text:p>851000</text:p>
              </table:table-cell>
              <table:table-cell office:value-type="float" office:value="0.003593">
                <text:p>0.003593</text:p>
              </table:table-cell>
              <table:table-cell office:value-type="float" office:value="0.003629">
                <text:p>0.003629</text:p>
              </table:table-cell>
              <table:table-cell office:value-type="float" office:value="0.00377">
                <text:p>0.0037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51500">
                <text:p>851500</text:p>
              </table:table-cell>
              <table:table-cell office:value-type="float" office:value="0.003442">
                <text:p>0.003442</text:p>
              </table:table-cell>
              <table:table-cell office:value-type="float" office:value="0.003849">
                <text:p>0.003849</text:p>
              </table:table-cell>
              <table:table-cell office:value-type="float" office:value="0.003846">
                <text:p>0.00384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852000">
                <text:p>852000</text:p>
              </table:table-cell>
              <table:table-cell office:value-type="float" office:value="0.003615">
                <text:p>0.003615</text:p>
              </table:table-cell>
              <table:table-cell office:value-type="float" office:value="0.003692">
                <text:p>0.003692</text:p>
              </table:table-cell>
              <table:table-cell office:value-type="float" office:value="0.003814">
                <text:p>0.00381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52500">
                <text:p>852500</text:p>
              </table:table-cell>
              <table:table-cell office:value-type="float" office:value="0.003572">
                <text:p>0.003572</text:p>
              </table:table-cell>
              <table:table-cell office:value-type="float" office:value="0.003561">
                <text:p>0.003561</text:p>
              </table:table-cell>
              <table:table-cell office:value-type="float" office:value="0.003817">
                <text:p>0.00381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853000">
                <text:p>853000</text:p>
              </table:table-cell>
              <table:table-cell office:value-type="float" office:value="0.00359">
                <text:p>0.00359</text:p>
              </table:table-cell>
              <table:table-cell office:value-type="float" office:value="0.00379">
                <text:p>0.00379</text:p>
              </table:table-cell>
              <table:table-cell office:value-type="float" office:value="0.003962">
                <text:p>0.00396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853500">
                <text:p>853500</text:p>
              </table:table-cell>
              <table:table-cell office:value-type="float" office:value="0.003626">
                <text:p>0.003626</text:p>
              </table:table-cell>
              <table:table-cell office:value-type="float" office:value="0.003779">
                <text:p>0.003779</text:p>
              </table:table-cell>
              <table:table-cell office:value-type="float" office:value="0.003785">
                <text:p>0.003785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54000">
                <text:p>854000</text:p>
              </table:table-cell>
              <table:table-cell office:value-type="float" office:value="0.003361">
                <text:p>0.003361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897">
                <text:p>0.003897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854500">
                <text:p>854500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646">
                <text:p>0.003646</text:p>
              </table:table-cell>
              <table:table-cell office:value-type="float" office:value="0.003768">
                <text:p>0.00376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55000">
                <text:p>855000</text:p>
              </table:table-cell>
              <table:table-cell office:value-type="float" office:value="0.003416">
                <text:p>0.003416</text:p>
              </table:table-cell>
              <table:table-cell office:value-type="float" office:value="0.003693">
                <text:p>0.003693</text:p>
              </table:table-cell>
              <table:table-cell office:value-type="float" office:value="0.003859">
                <text:p>0.003859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55500">
                <text:p>855500</text:p>
              </table:table-cell>
              <table:table-cell office:value-type="float" office:value="0.003576">
                <text:p>0.003576</text:p>
              </table:table-cell>
              <table:table-cell office:value-type="float" office:value="0.00372">
                <text:p>0.00372</text:p>
              </table:table-cell>
              <table:table-cell office:value-type="float" office:value="0.003736">
                <text:p>0.003736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56000">
                <text:p>856000</text:p>
              </table:table-cell>
              <table:table-cell office:value-type="float" office:value="0.003602">
                <text:p>0.003602</text:p>
              </table:table-cell>
              <table:table-cell office:value-type="float" office:value="0.00371">
                <text:p>0.00371</text:p>
              </table:table-cell>
              <table:table-cell office:value-type="float" office:value="0.004744">
                <text:p>0.00474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856500">
                <text:p>856500</text:p>
              </table:table-cell>
              <table:table-cell office:value-type="float" office:value="0.003693">
                <text:p>0.003693</text:p>
              </table:table-cell>
              <table:table-cell office:value-type="float" office:value="0.003661">
                <text:p>0.003661</text:p>
              </table:table-cell>
              <table:table-cell office:value-type="float" office:value="0.003882">
                <text:p>0.00388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857000">
                <text:p>857000</text:p>
              </table:table-cell>
              <table:table-cell office:value-type="float" office:value="0.003476">
                <text:p>0.003476</text:p>
              </table:table-cell>
              <table:table-cell office:value-type="float" office:value="0.003754">
                <text:p>0.003754</text:p>
              </table:table-cell>
              <table:table-cell office:value-type="float" office:value="0.003508">
                <text:p>0.00350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57500">
                <text:p>857500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471">
                <text:p>0.003471</text:p>
              </table:table-cell>
              <table:table-cell office:value-type="float" office:value="0.003713">
                <text:p>0.00371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858000">
                <text:p>858000</text:p>
              </table:table-cell>
              <table:table-cell office:value-type="float" office:value="0.003588">
                <text:p>0.003588</text:p>
              </table:table-cell>
              <table:table-cell office:value-type="float" office:value="0.00361">
                <text:p>0.00361</text:p>
              </table:table-cell>
              <table:table-cell office:value-type="float" office:value="0.003815">
                <text:p>0.00381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58500">
                <text:p>858500</text:p>
              </table:table-cell>
              <table:table-cell office:value-type="float" office:value="0.003592">
                <text:p>0.003592</text:p>
              </table:table-cell>
              <table:table-cell office:value-type="float" office:value="0.0036">
                <text:p>0.0036</text:p>
              </table:table-cell>
              <table:table-cell office:value-type="float" office:value="0.003834">
                <text:p>0.00383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859000">
                <text:p>859000</text:p>
              </table:table-cell>
              <table:table-cell office:value-type="float" office:value="0.003311">
                <text:p>0.003311</text:p>
              </table:table-cell>
              <table:table-cell office:value-type="float" office:value="0.003794">
                <text:p>0.003794</text:p>
              </table:table-cell>
              <table:table-cell office:value-type="float" office:value="0.003879">
                <text:p>0.0038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859500">
                <text:p>859500</text:p>
              </table:table-cell>
              <table:table-cell office:value-type="float" office:value="0.003659">
                <text:p>0.003659</text:p>
              </table:table-cell>
              <table:table-cell office:value-type="float" office:value="0.003494">
                <text:p>0.003494</text:p>
              </table:table-cell>
              <table:table-cell office:value-type="float" office:value="0.003973">
                <text:p>0.003973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860000">
                <text:p>860000</text:p>
              </table:table-cell>
              <table:table-cell office:value-type="float" office:value="0.003665">
                <text:p>0.003665</text:p>
              </table:table-cell>
              <table:table-cell office:value-type="float" office:value="0.0036">
                <text:p>0.0036</text:p>
              </table:table-cell>
              <table:table-cell office:value-type="float" office:value="0.003709">
                <text:p>0.00370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60500">
                <text:p>860500</text:p>
              </table:table-cell>
              <table:table-cell office:value-type="float" office:value="0.003627">
                <text:p>0.003627</text:p>
              </table:table-cell>
              <table:table-cell office:value-type="float" office:value="0.00371">
                <text:p>0.00371</text:p>
              </table:table-cell>
              <table:table-cell office:value-type="float" office:value="0.003898">
                <text:p>0.00389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61000">
                <text:p>861000</text:p>
              </table:table-cell>
              <table:table-cell office:value-type="float" office:value="0.003397">
                <text:p>0.003397</text:p>
              </table:table-cell>
              <table:table-cell office:value-type="float" office:value="0.003661">
                <text:p>0.003661</text:p>
              </table:table-cell>
              <table:table-cell office:value-type="float" office:value="0.003701">
                <text:p>0.00370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861500">
                <text:p>861500</text:p>
              </table:table-cell>
              <table:table-cell office:value-type="float" office:value="0.003656">
                <text:p>0.003656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572">
                <text:p>0.00357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862000">
                <text:p>862000</text:p>
              </table:table-cell>
              <table:table-cell office:value-type="float" office:value="0.003359">
                <text:p>0.003359</text:p>
              </table:table-cell>
              <table:table-cell office:value-type="float" office:value="0.003655">
                <text:p>0.003655</text:p>
              </table:table-cell>
              <table:table-cell office:value-type="float" office:value="0.003583">
                <text:p>0.003583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62500">
                <text:p>862500</text:p>
              </table:table-cell>
              <table:table-cell office:value-type="float" office:value="0.003433">
                <text:p>0.003433</text:p>
              </table:table-cell>
              <table:table-cell office:value-type="float" office:value="0.003736">
                <text:p>0.003736</text:p>
              </table:table-cell>
              <table:table-cell office:value-type="float" office:value="0.003901">
                <text:p>0.00390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63000">
                <text:p>863000</text:p>
              </table:table-cell>
              <table:table-cell office:value-type="float" office:value="0.003759">
                <text:p>0.003759</text:p>
              </table:table-cell>
              <table:table-cell office:value-type="float" office:value="0.003328">
                <text:p>0.003328</text:p>
              </table:table-cell>
              <table:table-cell office:value-type="float" office:value="0.0039">
                <text:p>0.003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63500">
                <text:p>863500</text:p>
              </table:table-cell>
              <table:table-cell office:value-type="float" office:value="0.003687">
                <text:p>0.003687</text:p>
              </table:table-cell>
              <table:table-cell office:value-type="float" office:value="0.00364">
                <text:p>0.00364</text:p>
              </table:table-cell>
              <table:table-cell office:value-type="float" office:value="0.003979">
                <text:p>0.0039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64000">
                <text:p>864000</text:p>
              </table:table-cell>
              <table:table-cell office:value-type="float" office:value="0.003537">
                <text:p>0.003537</text:p>
              </table:table-cell>
              <table:table-cell office:value-type="float" office:value="0.003693">
                <text:p>0.003693</text:p>
              </table:table-cell>
              <table:table-cell office:value-type="float" office:value="0.003987">
                <text:p>0.00398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64500">
                <text:p>864500</text:p>
              </table:table-cell>
              <table:table-cell office:value-type="float" office:value="0.003409">
                <text:p>0.003409</text:p>
              </table:table-cell>
              <table:table-cell office:value-type="float" office:value="0.003717">
                <text:p>0.003717</text:p>
              </table:table-cell>
              <table:table-cell office:value-type="float" office:value="0.003672">
                <text:p>0.00367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65000">
                <text:p>865000</text:p>
              </table:table-cell>
              <table:table-cell office:value-type="float" office:value="0.003686">
                <text:p>0.003686</text:p>
              </table:table-cell>
              <table:table-cell office:value-type="float" office:value="0.003748">
                <text:p>0.003748</text:p>
              </table:table-cell>
              <table:table-cell office:value-type="float" office:value="0.003908">
                <text:p>0.00390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65500">
                <text:p>865500</text:p>
              </table:table-cell>
              <table:table-cell office:value-type="float" office:value="0.00339">
                <text:p>0.00339</text:p>
              </table:table-cell>
              <table:table-cell office:value-type="float" office:value="0.003748">
                <text:p>0.003748</text:p>
              </table:table-cell>
              <table:table-cell office:value-type="float" office:value="0.003742">
                <text:p>0.00374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66000">
                <text:p>866000</text:p>
              </table:table-cell>
              <table:table-cell office:value-type="float" office:value="0.003494">
                <text:p>0.003494</text:p>
              </table:table-cell>
              <table:table-cell office:value-type="float" office:value="0.003753">
                <text:p>0.003753</text:p>
              </table:table-cell>
              <table:table-cell office:value-type="float" office:value="0.003867">
                <text:p>0.00386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866500">
                <text:p>866500</text:p>
              </table:table-cell>
              <table:table-cell office:value-type="float" office:value="0.003434">
                <text:p>0.003434</text:p>
              </table:table-cell>
              <table:table-cell office:value-type="float" office:value="0.003512">
                <text:p>0.003512</text:p>
              </table:table-cell>
              <table:table-cell office:value-type="float" office:value="0.00391">
                <text:p>0.0039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67000">
                <text:p>867000</text:p>
              </table:table-cell>
              <table:table-cell office:value-type="float" office:value="0.00357">
                <text:p>0.00357</text:p>
              </table:table-cell>
              <table:table-cell office:value-type="float" office:value="0.003667">
                <text:p>0.003667</text:p>
              </table:table-cell>
              <table:table-cell office:value-type="float" office:value="0.003906">
                <text:p>0.00390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867500">
                <text:p>867500</text:p>
              </table:table-cell>
              <table:table-cell office:value-type="float" office:value="0.003569">
                <text:p>0.003569</text:p>
              </table:table-cell>
              <table:table-cell office:value-type="float" office:value="0.003558">
                <text:p>0.003558</text:p>
              </table:table-cell>
              <table:table-cell office:value-type="float" office:value="0.003752">
                <text:p>0.003752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868000">
                <text:p>868000</text:p>
              </table:table-cell>
              <table:table-cell office:value-type="float" office:value="0.003334">
                <text:p>0.003334</text:p>
              </table:table-cell>
              <table:table-cell office:value-type="float" office:value="0.003672">
                <text:p>0.003672</text:p>
              </table:table-cell>
              <table:table-cell office:value-type="float" office:value="0.003936">
                <text:p>0.00393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868500">
                <text:p>868500</text:p>
              </table:table-cell>
              <table:table-cell office:value-type="float" office:value="0.003646">
                <text:p>0.003646</text:p>
              </table:table-cell>
              <table:table-cell office:value-type="float" office:value="0.003691">
                <text:p>0.003691</text:p>
              </table:table-cell>
              <table:table-cell office:value-type="float" office:value="0.003785">
                <text:p>0.00378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869000">
                <text:p>869000</text:p>
              </table:table-cell>
              <table:table-cell office:value-type="float" office:value="0.003541">
                <text:p>0.003541</text:p>
              </table:table-cell>
              <table:table-cell office:value-type="float" office:value="0.003732">
                <text:p>0.003732</text:p>
              </table:table-cell>
              <table:table-cell office:value-type="float" office:value="0.003885">
                <text:p>0.00388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869500">
                <text:p>869500</text:p>
              </table:table-cell>
              <table:table-cell office:value-type="float" office:value="0.003504">
                <text:p>0.003504</text:p>
              </table:table-cell>
              <table:table-cell office:value-type="float" office:value="0.003603">
                <text:p>0.003603</text:p>
              </table:table-cell>
              <table:table-cell office:value-type="float" office:value="0.003884">
                <text:p>0.0038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70000">
                <text:p>870000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682">
                <text:p>0.003682</text:p>
              </table:table-cell>
              <table:table-cell office:value-type="float" office:value="0.003944">
                <text:p>0.00394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870500">
                <text:p>870500</text:p>
              </table:table-cell>
              <table:table-cell office:value-type="float" office:value="0.003596">
                <text:p>0.003596</text:p>
              </table:table-cell>
              <table:table-cell office:value-type="float" office:value="0.003681">
                <text:p>0.003681</text:p>
              </table:table-cell>
              <table:table-cell office:value-type="float" office:value="0.003807">
                <text:p>0.00380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871000">
                <text:p>871000</text:p>
              </table:table-cell>
              <table:table-cell office:value-type="float" office:value="0.00353">
                <text:p>0.00353</text:p>
              </table:table-cell>
              <table:table-cell office:value-type="float" office:value="0.003773">
                <text:p>0.003773</text:p>
              </table:table-cell>
              <table:table-cell office:value-type="float" office:value="0.003821">
                <text:p>0.00382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871500">
                <text:p>871500</text:p>
              </table:table-cell>
              <table:table-cell office:value-type="float" office:value="0.003604">
                <text:p>0.003604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773">
                <text:p>0.00377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72000">
                <text:p>872000</text:p>
              </table:table-cell>
              <table:table-cell office:value-type="float" office:value="0.003659">
                <text:p>0.003659</text:p>
              </table:table-cell>
              <table:table-cell office:value-type="float" office:value="0.003732">
                <text:p>0.003732</text:p>
              </table:table-cell>
              <table:table-cell office:value-type="float" office:value="0.003785">
                <text:p>0.003785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872500">
                <text:p>872500</text:p>
              </table:table-cell>
              <table:table-cell office:value-type="float" office:value="0.003726">
                <text:p>0.003726</text:p>
              </table:table-cell>
              <table:table-cell office:value-type="float" office:value="0.003772">
                <text:p>0.003772</text:p>
              </table:table-cell>
              <table:table-cell office:value-type="float" office:value="0.003883">
                <text:p>0.00388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873000">
                <text:p>873000</text:p>
              </table:table-cell>
              <table:table-cell office:value-type="float" office:value="0.003571">
                <text:p>0.003571</text:p>
              </table:table-cell>
              <table:table-cell office:value-type="float" office:value="0.003693">
                <text:p>0.003693</text:p>
              </table:table-cell>
              <table:table-cell office:value-type="float" office:value="0.004063">
                <text:p>0.00406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73500">
                <text:p>873500</text:p>
              </table:table-cell>
              <table:table-cell office:value-type="float" office:value="0.003607">
                <text:p>0.003607</text:p>
              </table:table-cell>
              <table:table-cell office:value-type="float" office:value="0.003742">
                <text:p>0.003742</text:p>
              </table:table-cell>
              <table:table-cell office:value-type="float" office:value="0.003873">
                <text:p>0.00387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874000">
                <text:p>874000</text:p>
              </table:table-cell>
              <table:table-cell office:value-type="float" office:value="0.003666">
                <text:p>0.003666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825">
                <text:p>0.00382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74500">
                <text:p>874500</text:p>
              </table:table-cell>
              <table:table-cell office:value-type="float" office:value="0.00365">
                <text:p>0.00365</text:p>
              </table:table-cell>
              <table:table-cell office:value-type="float" office:value="0.003743">
                <text:p>0.003743</text:p>
              </table:table-cell>
              <table:table-cell office:value-type="float" office:value="0.003869">
                <text:p>0.00386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75000">
                <text:p>875000</text:p>
              </table:table-cell>
              <table:table-cell office:value-type="float" office:value="0.003607">
                <text:p>0.003607</text:p>
              </table:table-cell>
              <table:table-cell office:value-type="float" office:value="0.003724">
                <text:p>0.003724</text:p>
              </table:table-cell>
              <table:table-cell office:value-type="float" office:value="0.003887">
                <text:p>0.00388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75500">
                <text:p>875500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659">
                <text:p>0.003659</text:p>
              </table:table-cell>
              <table:table-cell office:value-type="float" office:value="0.00375">
                <text:p>0.0037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76000">
                <text:p>876000</text:p>
              </table:table-cell>
              <table:table-cell office:value-type="float" office:value="0.003364">
                <text:p>0.003364</text:p>
              </table:table-cell>
              <table:table-cell office:value-type="float" office:value="0.003773">
                <text:p>0.003773</text:p>
              </table:table-cell>
              <table:table-cell office:value-type="float" office:value="0.00386">
                <text:p>0.0038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76500">
                <text:p>876500</text:p>
              </table:table-cell>
              <table:table-cell office:value-type="float" office:value="0.003192">
                <text:p>0.003192</text:p>
              </table:table-cell>
              <table:table-cell office:value-type="float" office:value="0.003762">
                <text:p>0.003762</text:p>
              </table:table-cell>
              <table:table-cell office:value-type="float" office:value="0.004027">
                <text:p>0.00402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77000">
                <text:p>877000</text:p>
              </table:table-cell>
              <table:table-cell office:value-type="float" office:value="0.00358">
                <text:p>0.00358</text:p>
              </table:table-cell>
              <table:table-cell office:value-type="float" office:value="0.003761">
                <text:p>0.003761</text:p>
              </table:table-cell>
              <table:table-cell office:value-type="float" office:value="0.003861">
                <text:p>0.00386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77500">
                <text:p>877500</text:p>
              </table:table-cell>
              <table:table-cell office:value-type="float" office:value="0.003412">
                <text:p>0.003412</text:p>
              </table:table-cell>
              <table:table-cell office:value-type="float" office:value="0.003676">
                <text:p>0.003676</text:p>
              </table:table-cell>
              <table:table-cell office:value-type="float" office:value="0.003786">
                <text:p>0.00378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78000">
                <text:p>878000</text:p>
              </table:table-cell>
              <table:table-cell office:value-type="float" office:value="0.003787">
                <text:p>0.003787</text:p>
              </table:table-cell>
              <table:table-cell office:value-type="float" office:value="0.003567">
                <text:p>0.003567</text:p>
              </table:table-cell>
              <table:table-cell office:value-type="float" office:value="0.003488">
                <text:p>0.0034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78500">
                <text:p>878500</text:p>
              </table:table-cell>
              <table:table-cell office:value-type="float" office:value="0.003459">
                <text:p>0.003459</text:p>
              </table:table-cell>
              <table:table-cell office:value-type="float" office:value="0.003593">
                <text:p>0.003593</text:p>
              </table:table-cell>
              <table:table-cell office:value-type="float" office:value="0.003952">
                <text:p>0.00395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79000">
                <text:p>879000</text:p>
              </table:table-cell>
              <table:table-cell office:value-type="float" office:value="0.003625">
                <text:p>0.003625</text:p>
              </table:table-cell>
              <table:table-cell office:value-type="float" office:value="0.003576">
                <text:p>0.003576</text:p>
              </table:table-cell>
              <table:table-cell office:value-type="float" office:value="0.003925">
                <text:p>0.00392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79500">
                <text:p>879500</text:p>
              </table:table-cell>
              <table:table-cell office:value-type="float" office:value="0.003596">
                <text:p>0.003596</text:p>
              </table:table-cell>
              <table:table-cell office:value-type="float" office:value="0.003492">
                <text:p>0.003492</text:p>
              </table:table-cell>
              <table:table-cell office:value-type="float" office:value="0.004184">
                <text:p>0.004184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80000">
                <text:p>880000</text:p>
              </table:table-cell>
              <table:table-cell office:value-type="float" office:value="0.00347">
                <text:p>0.00347</text:p>
              </table:table-cell>
              <table:table-cell office:value-type="float" office:value="0.003441">
                <text:p>0.003441</text:p>
              </table:table-cell>
              <table:table-cell office:value-type="float" office:value="0.003881">
                <text:p>0.0038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80500">
                <text:p>880500</text:p>
              </table:table-cell>
              <table:table-cell office:value-type="float" office:value="0.003686">
                <text:p>0.003686</text:p>
              </table:table-cell>
              <table:table-cell office:value-type="float" office:value="0.003764">
                <text:p>0.003764</text:p>
              </table:table-cell>
              <table:table-cell office:value-type="float" office:value="0.00394">
                <text:p>0.0039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81000">
                <text:p>881000</text:p>
              </table:table-cell>
              <table:table-cell office:value-type="float" office:value="0.003589">
                <text:p>0.003589</text:p>
              </table:table-cell>
              <table:table-cell office:value-type="float" office:value="0.00354">
                <text:p>0.00354</text:p>
              </table:table-cell>
              <table:table-cell office:value-type="float" office:value="0.003874">
                <text:p>0.00387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81500">
                <text:p>881500</text:p>
              </table:table-cell>
              <table:table-cell office:value-type="float" office:value="0.003589">
                <text:p>0.003589</text:p>
              </table:table-cell>
              <table:table-cell office:value-type="float" office:value="0.003708">
                <text:p>0.003708</text:p>
              </table:table-cell>
              <table:table-cell office:value-type="float" office:value="0.003908">
                <text:p>0.00390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82000">
                <text:p>882000</text:p>
              </table:table-cell>
              <table:table-cell office:value-type="float" office:value="0.003661">
                <text:p>0.003661</text:p>
              </table:table-cell>
              <table:table-cell office:value-type="float" office:value="0.003634">
                <text:p>0.003634</text:p>
              </table:table-cell>
              <table:table-cell office:value-type="float" office:value="0.003813">
                <text:p>0.00381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82500">
                <text:p>882500</text:p>
              </table:table-cell>
              <table:table-cell office:value-type="float" office:value="0.003606">
                <text:p>0.003606</text:p>
              </table:table-cell>
              <table:table-cell office:value-type="float" office:value="0.003732">
                <text:p>0.003732</text:p>
              </table:table-cell>
              <table:table-cell office:value-type="float" office:value="0.003974">
                <text:p>0.003974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83000">
                <text:p>883000</text:p>
              </table:table-cell>
              <table:table-cell office:value-type="float" office:value="0.00371">
                <text:p>0.00371</text:p>
              </table:table-cell>
              <table:table-cell office:value-type="float" office:value="0.003667">
                <text:p>0.003667</text:p>
              </table:table-cell>
              <table:table-cell office:value-type="float" office:value="0.003881">
                <text:p>0.0038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83500">
                <text:p>883500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378">
                <text:p>0.003378</text:p>
              </table:table-cell>
              <table:table-cell office:value-type="float" office:value="0.003852">
                <text:p>0.00385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84000">
                <text:p>884000</text:p>
              </table:table-cell>
              <table:table-cell office:value-type="float" office:value="0.003664">
                <text:p>0.003664</text:p>
              </table:table-cell>
              <table:table-cell office:value-type="float" office:value="0.00374">
                <text:p>0.00374</text:p>
              </table:table-cell>
              <table:table-cell office:value-type="float" office:value="0.003966">
                <text:p>0.00396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84500">
                <text:p>884500</text:p>
              </table:table-cell>
              <table:table-cell office:value-type="float" office:value="0.003511">
                <text:p>0.003511</text:p>
              </table:table-cell>
              <table:table-cell office:value-type="float" office:value="0.003729">
                <text:p>0.003729</text:p>
              </table:table-cell>
              <table:table-cell office:value-type="float" office:value="0.00379">
                <text:p>0.003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85000">
                <text:p>885000</text:p>
              </table:table-cell>
              <table:table-cell office:value-type="float" office:value="0.003592">
                <text:p>0.003592</text:p>
              </table:table-cell>
              <table:table-cell office:value-type="float" office:value="0.003372">
                <text:p>0.003372</text:p>
              </table:table-cell>
              <table:table-cell office:value-type="float" office:value="0.00394">
                <text:p>0.0039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85500">
                <text:p>885500</text:p>
              </table:table-cell>
              <table:table-cell office:value-type="float" office:value="0.003685">
                <text:p>0.003685</text:p>
              </table:table-cell>
              <table:table-cell office:value-type="float" office:value="0.003727">
                <text:p>0.003727</text:p>
              </table:table-cell>
              <table:table-cell office:value-type="float" office:value="0.004169">
                <text:p>0.00416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86000">
                <text:p>886000</text:p>
              </table:table-cell>
              <table:table-cell office:value-type="float" office:value="0.003466">
                <text:p>0.003466</text:p>
              </table:table-cell>
              <table:table-cell office:value-type="float" office:value="0.003672">
                <text:p>0.003672</text:p>
              </table:table-cell>
              <table:table-cell office:value-type="float" office:value="0.003934">
                <text:p>0.00393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86500">
                <text:p>886500</text:p>
              </table:table-cell>
              <table:table-cell office:value-type="float" office:value="0.003699">
                <text:p>0.003699</text:p>
              </table:table-cell>
              <table:table-cell office:value-type="float" office:value="0.00377">
                <text:p>0.00377</text:p>
              </table:table-cell>
              <table:table-cell office:value-type="float" office:value="0.004026">
                <text:p>0.004026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87000">
                <text:p>887000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718">
                <text:p>0.003718</text:p>
              </table:table-cell>
              <table:table-cell office:value-type="float" office:value="0.004068">
                <text:p>0.004068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87500">
                <text:p>887500</text:p>
              </table:table-cell>
              <table:table-cell office:value-type="float" office:value="0.003609">
                <text:p>0.003609</text:p>
              </table:table-cell>
              <table:table-cell office:value-type="float" office:value="0.003739">
                <text:p>0.003739</text:p>
              </table:table-cell>
              <table:table-cell office:value-type="float" office:value="0.003866">
                <text:p>0.00386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88000">
                <text:p>888000</text:p>
              </table:table-cell>
              <table:table-cell office:value-type="float" office:value="0.003783">
                <text:p>0.003783</text:p>
              </table:table-cell>
              <table:table-cell office:value-type="float" office:value="0.00363">
                <text:p>0.00363</text:p>
              </table:table-cell>
              <table:table-cell office:value-type="float" office:value="0.00372">
                <text:p>0.00372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88500">
                <text:p>888500</text:p>
              </table:table-cell>
              <table:table-cell office:value-type="float" office:value="0.003617">
                <text:p>0.003617</text:p>
              </table:table-cell>
              <table:table-cell office:value-type="float" office:value="0.003548">
                <text:p>0.003548</text:p>
              </table:table-cell>
              <table:table-cell office:value-type="float" office:value="0.003772">
                <text:p>0.00377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89000">
                <text:p>889000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762">
                <text:p>0.003762</text:p>
              </table:table-cell>
              <table:table-cell office:value-type="float" office:value="0.003858">
                <text:p>0.003858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89500">
                <text:p>889500</text:p>
              </table:table-cell>
              <table:table-cell office:value-type="float" office:value="0.003468">
                <text:p>0.003468</text:p>
              </table:table-cell>
              <table:table-cell office:value-type="float" office:value="0.003476">
                <text:p>0.003476</text:p>
              </table:table-cell>
              <table:table-cell office:value-type="float" office:value="0.003606">
                <text:p>0.00360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90000">
                <text:p>890000</text:p>
              </table:table-cell>
              <table:table-cell office:value-type="float" office:value="0.00354">
                <text:p>0.00354</text:p>
              </table:table-cell>
              <table:table-cell office:value-type="float" office:value="0.003684">
                <text:p>0.003684</text:p>
              </table:table-cell>
              <table:table-cell office:value-type="float" office:value="0.003875">
                <text:p>0.00387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90500">
                <text:p>890500</text:p>
              </table:table-cell>
              <table:table-cell office:value-type="float" office:value="0.003549">
                <text:p>0.003549</text:p>
              </table:table-cell>
              <table:table-cell office:value-type="float" office:value="0.003678">
                <text:p>0.003678</text:p>
              </table:table-cell>
              <table:table-cell office:value-type="float" office:value="0.003763">
                <text:p>0.00376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91000">
                <text:p>891000</text:p>
              </table:table-cell>
              <table:table-cell office:value-type="float" office:value="0.00373">
                <text:p>0.00373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877">
                <text:p>0.00387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91500">
                <text:p>891500</text:p>
              </table:table-cell>
              <table:table-cell office:value-type="float" office:value="0.003412">
                <text:p>0.003412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876">
                <text:p>0.00387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92000">
                <text:p>892000</text:p>
              </table:table-cell>
              <table:table-cell office:value-type="float" office:value="0.00366">
                <text:p>0.00366</text:p>
              </table:table-cell>
              <table:table-cell office:value-type="float" office:value="0.00356">
                <text:p>0.00356</text:p>
              </table:table-cell>
              <table:table-cell office:value-type="float" office:value="0.003942">
                <text:p>0.00394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92500">
                <text:p>892500</text:p>
              </table:table-cell>
              <table:table-cell office:value-type="float" office:value="0.003392">
                <text:p>0.003392</text:p>
              </table:table-cell>
              <table:table-cell office:value-type="float" office:value="0.003694">
                <text:p>0.003694</text:p>
              </table:table-cell>
              <table:table-cell office:value-type="float" office:value="0.003967">
                <text:p>0.00396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93000">
                <text:p>893000</text:p>
              </table:table-cell>
              <table:table-cell office:value-type="float" office:value="0.003596">
                <text:p>0.003596</text:p>
              </table:table-cell>
              <table:table-cell office:value-type="float" office:value="0.003758">
                <text:p>0.003758</text:p>
              </table:table-cell>
              <table:table-cell office:value-type="float" office:value="0.003829">
                <text:p>0.00382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93500">
                <text:p>893500</text:p>
              </table:table-cell>
              <table:table-cell office:value-type="float" office:value="0.003598">
                <text:p>0.003598</text:p>
              </table:table-cell>
              <table:table-cell office:value-type="float" office:value="0.003704">
                <text:p>0.003704</text:p>
              </table:table-cell>
              <table:table-cell office:value-type="float" office:value="0.003917">
                <text:p>0.00391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94000">
                <text:p>894000</text:p>
              </table:table-cell>
              <table:table-cell office:value-type="float" office:value="0.003552">
                <text:p>0.003552</text:p>
              </table:table-cell>
              <table:table-cell office:value-type="float" office:value="0.003639">
                <text:p>0.003639</text:p>
              </table:table-cell>
              <table:table-cell office:value-type="float" office:value="0.003917">
                <text:p>0.003917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94500">
                <text:p>894500</text:p>
              </table:table-cell>
              <table:table-cell office:value-type="float" office:value="0.003653">
                <text:p>0.003653</text:p>
              </table:table-cell>
              <table:table-cell office:value-type="float" office:value="0.00365">
                <text:p>0.00365</text:p>
              </table:table-cell>
              <table:table-cell office:value-type="float" office:value="0.003859">
                <text:p>0.003859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95000">
                <text:p>895000</text:p>
              </table:table-cell>
              <table:table-cell office:value-type="float" office:value="0.003497">
                <text:p>0.003497</text:p>
              </table:table-cell>
              <table:table-cell office:value-type="float" office:value="0.003738">
                <text:p>0.003738</text:p>
              </table:table-cell>
              <table:table-cell office:value-type="float" office:value="0.003764">
                <text:p>0.00376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95500">
                <text:p>895500</text:p>
              </table:table-cell>
              <table:table-cell office:value-type="float" office:value="0.003439">
                <text:p>0.003439</text:p>
              </table:table-cell>
              <table:table-cell office:value-type="float" office:value="0.003696">
                <text:p>0.003696</text:p>
              </table:table-cell>
              <table:table-cell office:value-type="float" office:value="0.003843">
                <text:p>0.003843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96000">
                <text:p>896000</text:p>
              </table:table-cell>
              <table:table-cell office:value-type="float" office:value="0.0036">
                <text:p>0.0036</text:p>
              </table:table-cell>
              <table:table-cell office:value-type="float" office:value="0.003588">
                <text:p>0.003588</text:p>
              </table:table-cell>
              <table:table-cell office:value-type="float" office:value="0.003762">
                <text:p>0.00376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96500">
                <text:p>896500</text:p>
              </table:table-cell>
              <table:table-cell office:value-type="float" office:value="0.003618">
                <text:p>0.003618</text:p>
              </table:table-cell>
              <table:table-cell office:value-type="float" office:value="0.003716">
                <text:p>0.003716</text:p>
              </table:table-cell>
              <table:table-cell office:value-type="float" office:value="0.003818">
                <text:p>0.0038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97000">
                <text:p>897000</text:p>
              </table:table-cell>
              <table:table-cell office:value-type="float" office:value="0.003641">
                <text:p>0.003641</text:p>
              </table:table-cell>
              <table:table-cell office:value-type="float" office:value="0.003598">
                <text:p>0.003598</text:p>
              </table:table-cell>
              <table:table-cell office:value-type="float" office:value="0.003654">
                <text:p>0.00365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97500">
                <text:p>897500</text:p>
              </table:table-cell>
              <table:table-cell office:value-type="float" office:value="0.003425">
                <text:p>0.003425</text:p>
              </table:table-cell>
              <table:table-cell office:value-type="float" office:value="0.003697">
                <text:p>0.003697</text:p>
              </table:table-cell>
              <table:table-cell office:value-type="float" office:value="0.003941">
                <text:p>0.00394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98000">
                <text:p>898000</text:p>
              </table:table-cell>
              <table:table-cell office:value-type="float" office:value="0.003479">
                <text:p>0.003479</text:p>
              </table:table-cell>
              <table:table-cell office:value-type="float" office:value="0.003734">
                <text:p>0.003734</text:p>
              </table:table-cell>
              <table:table-cell office:value-type="float" office:value="0.003881">
                <text:p>0.00388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98500">
                <text:p>898500</text:p>
              </table:table-cell>
              <table:table-cell office:value-type="float" office:value="0.003561">
                <text:p>0.003561</text:p>
              </table:table-cell>
              <table:table-cell office:value-type="float" office:value="0.003767">
                <text:p>0.003767</text:p>
              </table:table-cell>
              <table:table-cell office:value-type="float" office:value="0.004169">
                <text:p>0.00416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99000">
                <text:p>899000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973">
                <text:p>0.00397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99500">
                <text:p>899500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721">
                <text:p>0.003721</text:p>
              </table:table-cell>
              <table:table-cell office:value-type="float" office:value="0.003877">
                <text:p>0.0038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900000">
                <text:p>900000</text:p>
              </table:table-cell>
              <table:table-cell office:value-type="float" office:value="0.003388">
                <text:p>0.003388</text:p>
              </table:table-cell>
              <table:table-cell office:value-type="float" office:value="0.003658">
                <text:p>0.003658</text:p>
              </table:table-cell>
              <table:table-cell office:value-type="float" office:value="0.003953">
                <text:p>0.00395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900500">
                <text:p>900500</text:p>
              </table:table-cell>
              <table:table-cell office:value-type="float" office:value="0.003619">
                <text:p>0.003619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675">
                <text:p>0.00367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901000">
                <text:p>901000</text:p>
              </table:table-cell>
              <table:table-cell office:value-type="float" office:value="0.003655">
                <text:p>0.003655</text:p>
              </table:table-cell>
              <table:table-cell office:value-type="float" office:value="0.003781">
                <text:p>0.003781</text:p>
              </table:table-cell>
              <table:table-cell office:value-type="float" office:value="0.003983">
                <text:p>0.00398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901500">
                <text:p>901500</text:p>
              </table:table-cell>
              <table:table-cell office:value-type="float" office:value="0.003702">
                <text:p>0.003702</text:p>
              </table:table-cell>
              <table:table-cell office:value-type="float" office:value="0.003756">
                <text:p>0.003756</text:p>
              </table:table-cell>
              <table:table-cell office:value-type="float" office:value="0.004052">
                <text:p>0.00405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902000">
                <text:p>902000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734">
                <text:p>0.003734</text:p>
              </table:table-cell>
              <table:table-cell office:value-type="float" office:value="0.003958">
                <text:p>0.003958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902500">
                <text:p>902500</text:p>
              </table:table-cell>
              <table:table-cell office:value-type="float" office:value="0.003455">
                <text:p>0.003455</text:p>
              </table:table-cell>
              <table:table-cell office:value-type="float" office:value="0.00365">
                <text:p>0.00365</text:p>
              </table:table-cell>
              <table:table-cell office:value-type="float" office:value="0.003694">
                <text:p>0.00369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903000">
                <text:p>903000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64">
                <text:p>0.00364</text:p>
              </table:table-cell>
              <table:table-cell office:value-type="float" office:value="0.004068">
                <text:p>0.00406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903500">
                <text:p>903500</text:p>
              </table:table-cell>
              <table:table-cell office:value-type="float" office:value="0.003615">
                <text:p>0.003615</text:p>
              </table:table-cell>
              <table:table-cell office:value-type="float" office:value="0.003739">
                <text:p>0.003739</text:p>
              </table:table-cell>
              <table:table-cell office:value-type="float" office:value="0.003828">
                <text:p>0.00382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904000">
                <text:p>904000</text:p>
              </table:table-cell>
              <table:table-cell office:value-type="float" office:value="0.003609">
                <text:p>0.003609</text:p>
              </table:table-cell>
              <table:table-cell office:value-type="float" office:value="0.003666">
                <text:p>0.003666</text:p>
              </table:table-cell>
              <table:table-cell office:value-type="float" office:value="0.003863">
                <text:p>0.00386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904500">
                <text:p>904500</text:p>
              </table:table-cell>
              <table:table-cell office:value-type="float" office:value="0.003461">
                <text:p>0.003461</text:p>
              </table:table-cell>
              <table:table-cell office:value-type="float" office:value="0.003753">
                <text:p>0.003753</text:p>
              </table:table-cell>
              <table:table-cell office:value-type="float" office:value="0.003968">
                <text:p>0.003968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905000">
                <text:p>905000</text:p>
              </table:table-cell>
              <table:table-cell office:value-type="float" office:value="0.003624">
                <text:p>0.003624</text:p>
              </table:table-cell>
              <table:table-cell office:value-type="float" office:value="0.003678">
                <text:p>0.003678</text:p>
              </table:table-cell>
              <table:table-cell office:value-type="float" office:value="0.003947">
                <text:p>0.003947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905500">
                <text:p>905500</text:p>
              </table:table-cell>
              <table:table-cell office:value-type="float" office:value="0.003566">
                <text:p>0.003566</text:p>
              </table:table-cell>
              <table:table-cell office:value-type="float" office:value="0.003762">
                <text:p>0.003762</text:p>
              </table:table-cell>
              <table:table-cell office:value-type="float" office:value="0.00377">
                <text:p>0.003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906000">
                <text:p>906000</text:p>
              </table:table-cell>
              <table:table-cell office:value-type="float" office:value="0.003507">
                <text:p>0.003507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965">
                <text:p>0.00396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906500">
                <text:p>906500</text:p>
              </table:table-cell>
              <table:table-cell office:value-type="float" office:value="0.00368">
                <text:p>0.00368</text:p>
              </table:table-cell>
              <table:table-cell office:value-type="float" office:value="0.003825">
                <text:p>0.003825</text:p>
              </table:table-cell>
              <table:table-cell office:value-type="float" office:value="0.00392">
                <text:p>0.00392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907000">
                <text:p>907000</text:p>
              </table:table-cell>
              <table:table-cell office:value-type="float" office:value="0.003426">
                <text:p>0.003426</text:p>
              </table:table-cell>
              <table:table-cell office:value-type="float" office:value="0.0035">
                <text:p>0.0035</text:p>
              </table:table-cell>
              <table:table-cell office:value-type="float" office:value="0.003898">
                <text:p>0.003898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907500">
                <text:p>907500</text:p>
              </table:table-cell>
              <table:table-cell office:value-type="float" office:value="0.003553">
                <text:p>0.003553</text:p>
              </table:table-cell>
              <table:table-cell office:value-type="float" office:value="0.004846">
                <text:p>0.004846</text:p>
              </table:table-cell>
              <table:table-cell office:value-type="float" office:value="0.003963">
                <text:p>0.00396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908000">
                <text:p>908000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678">
                <text:p>0.003678</text:p>
              </table:table-cell>
              <table:table-cell office:value-type="float" office:value="0.003775">
                <text:p>0.003775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908500">
                <text:p>908500</text:p>
              </table:table-cell>
              <table:table-cell office:value-type="float" office:value="0.003644">
                <text:p>0.003644</text:p>
              </table:table-cell>
              <table:table-cell office:value-type="float" office:value="0.003749">
                <text:p>0.003749</text:p>
              </table:table-cell>
              <table:table-cell office:value-type="float" office:value="0.003933">
                <text:p>0.003933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909000">
                <text:p>909000</text:p>
              </table:table-cell>
              <table:table-cell office:value-type="float" office:value="0.003473">
                <text:p>0.003473</text:p>
              </table:table-cell>
              <table:table-cell office:value-type="float" office:value="0.003739">
                <text:p>0.003739</text:p>
              </table:table-cell>
              <table:table-cell office:value-type="float" office:value="0.003822">
                <text:p>0.00382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909500">
                <text:p>909500</text:p>
              </table:table-cell>
              <table:table-cell office:value-type="float" office:value="0.003453">
                <text:p>0.003453</text:p>
              </table:table-cell>
              <table:table-cell office:value-type="float" office:value="0.003788">
                <text:p>0.003788</text:p>
              </table:table-cell>
              <table:table-cell office:value-type="float" office:value="0.003818">
                <text:p>0.003818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910000">
                <text:p>910000</text:p>
              </table:table-cell>
              <table:table-cell office:value-type="float" office:value="0.003568">
                <text:p>0.003568</text:p>
              </table:table-cell>
              <table:table-cell office:value-type="float" office:value="0.003743">
                <text:p>0.003743</text:p>
              </table:table-cell>
              <table:table-cell office:value-type="float" office:value="0.003975">
                <text:p>0.00397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910500">
                <text:p>910500</text:p>
              </table:table-cell>
              <table:table-cell office:value-type="float" office:value="0.003561">
                <text:p>0.003561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86">
                <text:p>0.0038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911000">
                <text:p>911000</text:p>
              </table:table-cell>
              <table:table-cell office:value-type="float" office:value="0.003734">
                <text:p>0.003734</text:p>
              </table:table-cell>
              <table:table-cell office:value-type="float" office:value="0.003474">
                <text:p>0.003474</text:p>
              </table:table-cell>
              <table:table-cell office:value-type="float" office:value="0.00381">
                <text:p>0.003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911500">
                <text:p>911500</text:p>
              </table:table-cell>
              <table:table-cell office:value-type="float" office:value="0.003726">
                <text:p>0.003726</text:p>
              </table:table-cell>
              <table:table-cell office:value-type="float" office:value="0.003778">
                <text:p>0.003778</text:p>
              </table:table-cell>
              <table:table-cell office:value-type="float" office:value="0.003947">
                <text:p>0.00394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912000">
                <text:p>912000</text:p>
              </table:table-cell>
              <table:table-cell office:value-type="float" office:value="0.003454">
                <text:p>0.003454</text:p>
              </table:table-cell>
              <table:table-cell office:value-type="float" office:value="0.003774">
                <text:p>0.003774</text:p>
              </table:table-cell>
              <table:table-cell office:value-type="float" office:value="0.003936">
                <text:p>0.00393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912500">
                <text:p>912500</text:p>
              </table:table-cell>
              <table:table-cell office:value-type="float" office:value="0.003737">
                <text:p>0.003737</text:p>
              </table:table-cell>
              <table:table-cell office:value-type="float" office:value="0.003603">
                <text:p>0.003603</text:p>
              </table:table-cell>
              <table:table-cell office:value-type="float" office:value="0.003717">
                <text:p>0.00371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913000">
                <text:p>913000</text:p>
              </table:table-cell>
              <table:table-cell office:value-type="float" office:value="0.003352">
                <text:p>0.003352</text:p>
              </table:table-cell>
              <table:table-cell office:value-type="float" office:value="0.003485">
                <text:p>0.003485</text:p>
              </table:table-cell>
              <table:table-cell office:value-type="float" office:value="0.003923">
                <text:p>0.003923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913500">
                <text:p>913500</text:p>
              </table:table-cell>
              <table:table-cell office:value-type="float" office:value="0.003476">
                <text:p>0.003476</text:p>
              </table:table-cell>
              <table:table-cell office:value-type="float" office:value="0.003743">
                <text:p>0.003743</text:p>
              </table:table-cell>
              <table:table-cell office:value-type="float" office:value="0.003652">
                <text:p>0.00365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914000">
                <text:p>914000</text:p>
              </table:table-cell>
              <table:table-cell office:value-type="float" office:value="0.003641">
                <text:p>0.003641</text:p>
              </table:table-cell>
              <table:table-cell office:value-type="float" office:value="0.003746">
                <text:p>0.003746</text:p>
              </table:table-cell>
              <table:table-cell office:value-type="float" office:value="0.003871">
                <text:p>0.003871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914500">
                <text:p>914500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738">
                <text:p>0.003738</text:p>
              </table:table-cell>
              <table:table-cell office:value-type="float" office:value="0.003926">
                <text:p>0.00392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915000">
                <text:p>915000</text:p>
              </table:table-cell>
              <table:table-cell office:value-type="float" office:value="0.003442">
                <text:p>0.003442</text:p>
              </table:table-cell>
              <table:table-cell office:value-type="float" office:value="0.003787">
                <text:p>0.003787</text:p>
              </table:table-cell>
              <table:table-cell office:value-type="float" office:value="0.003895">
                <text:p>0.00389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915500">
                <text:p>915500</text:p>
              </table:table-cell>
              <table:table-cell office:value-type="float" office:value="0.003534">
                <text:p>0.003534</text:p>
              </table:table-cell>
              <table:table-cell office:value-type="float" office:value="0.003664">
                <text:p>0.003664</text:p>
              </table:table-cell>
              <table:table-cell office:value-type="float" office:value="0.003978">
                <text:p>0.0039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916000">
                <text:p>916000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807">
                <text:p>0.003807</text:p>
              </table:table-cell>
              <table:table-cell office:value-type="float" office:value="0.003893">
                <text:p>0.00389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916500">
                <text:p>916500</text:p>
              </table:table-cell>
              <table:table-cell office:value-type="float" office:value="0.003613">
                <text:p>0.003613</text:p>
              </table:table-cell>
              <table:table-cell office:value-type="float" office:value="0.003767">
                <text:p>0.003767</text:p>
              </table:table-cell>
              <table:table-cell office:value-type="float" office:value="0.003861">
                <text:p>0.00386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917000">
                <text:p>917000</text:p>
              </table:table-cell>
              <table:table-cell office:value-type="float" office:value="0.003676">
                <text:p>0.003676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911">
                <text:p>0.00391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917500">
                <text:p>917500</text:p>
              </table:table-cell>
              <table:table-cell office:value-type="float" office:value="0.003426">
                <text:p>0.003426</text:p>
              </table:table-cell>
              <table:table-cell office:value-type="float" office:value="0.003555">
                <text:p>0.003555</text:p>
              </table:table-cell>
              <table:table-cell office:value-type="float" office:value="0.003994">
                <text:p>0.00399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918000">
                <text:p>918000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74">
                <text:p>0.00374</text:p>
              </table:table-cell>
              <table:table-cell office:value-type="float" office:value="0.003947">
                <text:p>0.00394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918500">
                <text:p>918500</text:p>
              </table:table-cell>
              <table:table-cell office:value-type="float" office:value="0.003669">
                <text:p>0.003669</text:p>
              </table:table-cell>
              <table:table-cell office:value-type="float" office:value="0.003638">
                <text:p>0.003638</text:p>
              </table:table-cell>
              <table:table-cell office:value-type="float" office:value="0.004142">
                <text:p>0.00414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919000">
                <text:p>919000</text:p>
              </table:table-cell>
              <table:table-cell office:value-type="float" office:value="0.003654">
                <text:p>0.003654</text:p>
              </table:table-cell>
              <table:table-cell office:value-type="float" office:value="0.003734">
                <text:p>0.003734</text:p>
              </table:table-cell>
              <table:table-cell office:value-type="float" office:value="0.003897">
                <text:p>0.00389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919500">
                <text:p>919500</text:p>
              </table:table-cell>
              <table:table-cell office:value-type="float" office:value="0.00358">
                <text:p>0.00358</text:p>
              </table:table-cell>
              <table:table-cell office:value-type="float" office:value="0.003753">
                <text:p>0.003753</text:p>
              </table:table-cell>
              <table:table-cell office:value-type="float" office:value="0.003885">
                <text:p>0.0038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920000">
                <text:p>920000</text:p>
              </table:table-cell>
              <table:table-cell office:value-type="float" office:value="0.003459">
                <text:p>0.003459</text:p>
              </table:table-cell>
              <table:table-cell office:value-type="float" office:value="0.003708">
                <text:p>0.003708</text:p>
              </table:table-cell>
              <table:table-cell office:value-type="float" office:value="0.003995">
                <text:p>0.00399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920500">
                <text:p>920500</text:p>
              </table:table-cell>
              <table:table-cell office:value-type="float" office:value="0.003575">
                <text:p>0.003575</text:p>
              </table:table-cell>
              <table:table-cell office:value-type="float" office:value="0.003705">
                <text:p>0.003705</text:p>
              </table:table-cell>
              <table:table-cell office:value-type="float" office:value="0.00395">
                <text:p>0.0039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921000">
                <text:p>921000</text:p>
              </table:table-cell>
              <table:table-cell office:value-type="float" office:value="0.003438">
                <text:p>0.003438</text:p>
              </table:table-cell>
              <table:table-cell office:value-type="float" office:value="0.003693">
                <text:p>0.003693</text:p>
              </table:table-cell>
              <table:table-cell office:value-type="float" office:value="0.003894">
                <text:p>0.00389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921500">
                <text:p>921500</text:p>
              </table:table-cell>
              <table:table-cell office:value-type="float" office:value="0.003647">
                <text:p>0.003647</text:p>
              </table:table-cell>
              <table:table-cell office:value-type="float" office:value="0.003519">
                <text:p>0.003519</text:p>
              </table:table-cell>
              <table:table-cell office:value-type="float" office:value="0.003953">
                <text:p>0.00395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922000">
                <text:p>922000</text:p>
              </table:table-cell>
              <table:table-cell office:value-type="float" office:value="0.003651">
                <text:p>0.003651</text:p>
              </table:table-cell>
              <table:table-cell office:value-type="float" office:value="0.003614">
                <text:p>0.003614</text:p>
              </table:table-cell>
              <table:table-cell office:value-type="float" office:value="0.003903">
                <text:p>0.00390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922500">
                <text:p>922500</text:p>
              </table:table-cell>
              <table:table-cell office:value-type="float" office:value="0.003682">
                <text:p>0.003682</text:p>
              </table:table-cell>
              <table:table-cell office:value-type="float" office:value="0.003603">
                <text:p>0.003603</text:p>
              </table:table-cell>
              <table:table-cell office:value-type="float" office:value="0.003896">
                <text:p>0.00389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923000">
                <text:p>923000</text:p>
              </table:table-cell>
              <table:table-cell office:value-type="float" office:value="0.003686">
                <text:p>0.003686</text:p>
              </table:table-cell>
              <table:table-cell office:value-type="float" office:value="0.003741">
                <text:p>0.003741</text:p>
              </table:table-cell>
              <table:table-cell office:value-type="float" office:value="0.003693">
                <text:p>0.0036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923500">
                <text:p>923500</text:p>
              </table:table-cell>
              <table:table-cell office:value-type="float" office:value="0.003582">
                <text:p>0.003582</text:p>
              </table:table-cell>
              <table:table-cell office:value-type="float" office:value="0.003771">
                <text:p>0.003771</text:p>
              </table:table-cell>
              <table:table-cell office:value-type="float" office:value="0.003928">
                <text:p>0.00392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24000">
                <text:p>924000</text:p>
              </table:table-cell>
              <table:table-cell office:value-type="float" office:value="0.003468">
                <text:p>0.003468</text:p>
              </table:table-cell>
              <table:table-cell office:value-type="float" office:value="0.003786">
                <text:p>0.003786</text:p>
              </table:table-cell>
              <table:table-cell office:value-type="float" office:value="0.003965">
                <text:p>0.00396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24500">
                <text:p>924500</text:p>
              </table:table-cell>
              <table:table-cell office:value-type="float" office:value="0.003466">
                <text:p>0.003466</text:p>
              </table:table-cell>
              <table:table-cell office:value-type="float" office:value="0.003766">
                <text:p>0.003766</text:p>
              </table:table-cell>
              <table:table-cell office:value-type="float" office:value="0.003677">
                <text:p>0.00367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25000">
                <text:p>925000</text:p>
              </table:table-cell>
              <table:table-cell office:value-type="float" office:value="0.003525">
                <text:p>0.003525</text:p>
              </table:table-cell>
              <table:table-cell office:value-type="float" office:value="0.003594">
                <text:p>0.003594</text:p>
              </table:table-cell>
              <table:table-cell office:value-type="float" office:value="0.00382">
                <text:p>0.003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25500">
                <text:p>925500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717">
                <text:p>0.003717</text:p>
              </table:table-cell>
              <table:table-cell office:value-type="float" office:value="0.003846">
                <text:p>0.00384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926000">
                <text:p>926000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783">
                <text:p>0.003783</text:p>
              </table:table-cell>
              <table:table-cell office:value-type="float" office:value="0.003909">
                <text:p>0.00390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926500">
                <text:p>926500</text:p>
              </table:table-cell>
              <table:table-cell office:value-type="float" office:value="0.003538">
                <text:p>0.003538</text:p>
              </table:table-cell>
              <table:table-cell office:value-type="float" office:value="0.003693">
                <text:p>0.003693</text:p>
              </table:table-cell>
              <table:table-cell office:value-type="float" office:value="0.003885">
                <text:p>0.0038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927000">
                <text:p>927000</text:p>
              </table:table-cell>
              <table:table-cell office:value-type="float" office:value="0.003651">
                <text:p>0.003651</text:p>
              </table:table-cell>
              <table:table-cell office:value-type="float" office:value="0.003769">
                <text:p>0.003769</text:p>
              </table:table-cell>
              <table:table-cell office:value-type="float" office:value="0.003788">
                <text:p>0.0037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927500">
                <text:p>927500</text:p>
              </table:table-cell>
              <table:table-cell office:value-type="float" office:value="0.003386">
                <text:p>0.003386</text:p>
              </table:table-cell>
              <table:table-cell office:value-type="float" office:value="0.003674">
                <text:p>0.003674</text:p>
              </table:table-cell>
              <table:table-cell office:value-type="float" office:value="0.003883">
                <text:p>0.003883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928000">
                <text:p>928000</text:p>
              </table:table-cell>
              <table:table-cell office:value-type="float" office:value="0.003392">
                <text:p>0.003392</text:p>
              </table:table-cell>
              <table:table-cell office:value-type="float" office:value="0.003632">
                <text:p>0.003632</text:p>
              </table:table-cell>
              <table:table-cell office:value-type="float" office:value="0.004057">
                <text:p>0.00405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928500">
                <text:p>928500</text:p>
              </table:table-cell>
              <table:table-cell office:value-type="float" office:value="0.003588">
                <text:p>0.003588</text:p>
              </table:table-cell>
              <table:table-cell office:value-type="float" office:value="0.003803">
                <text:p>0.003803</text:p>
              </table:table-cell>
              <table:table-cell office:value-type="float" office:value="0.00391">
                <text:p>0.0039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929000">
                <text:p>929000</text:p>
              </table:table-cell>
              <table:table-cell office:value-type="float" office:value="0.003583">
                <text:p>0.003583</text:p>
              </table:table-cell>
              <table:table-cell office:value-type="float" office:value="0.003655">
                <text:p>0.003655</text:p>
              </table:table-cell>
              <table:table-cell office:value-type="float" office:value="0.003855">
                <text:p>0.00385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929500">
                <text:p>929500</text:p>
              </table:table-cell>
              <table:table-cell office:value-type="float" office:value="0.003626">
                <text:p>0.003626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932">
                <text:p>0.00393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930000">
                <text:p>930000</text:p>
              </table:table-cell>
              <table:table-cell office:value-type="float" office:value="0.003859">
                <text:p>0.003859</text:p>
              </table:table-cell>
              <table:table-cell office:value-type="float" office:value="0.003506">
                <text:p>0.003506</text:p>
              </table:table-cell>
              <table:table-cell office:value-type="float" office:value="0.003842">
                <text:p>0.00384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930500">
                <text:p>930500</text:p>
              </table:table-cell>
              <table:table-cell office:value-type="float" office:value="0.003688">
                <text:p>0.003688</text:p>
              </table:table-cell>
              <table:table-cell office:value-type="float" office:value="0.003779">
                <text:p>0.003779</text:p>
              </table:table-cell>
              <table:table-cell office:value-type="float" office:value="0.003908">
                <text:p>0.00390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931000">
                <text:p>931000</text:p>
              </table:table-cell>
              <table:table-cell office:value-type="float" office:value="0.003563">
                <text:p>0.003563</text:p>
              </table:table-cell>
              <table:table-cell office:value-type="float" office:value="0.003796">
                <text:p>0.003796</text:p>
              </table:table-cell>
              <table:table-cell office:value-type="float" office:value="0.003909">
                <text:p>0.00390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931500">
                <text:p>931500</text:p>
              </table:table-cell>
              <table:table-cell office:value-type="float" office:value="0.003662">
                <text:p>0.003662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865">
                <text:p>0.003865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932000">
                <text:p>932000</text:p>
              </table:table-cell>
              <table:table-cell office:value-type="float" office:value="0.003276">
                <text:p>0.003276</text:p>
              </table:table-cell>
              <table:table-cell office:value-type="float" office:value="0.003781">
                <text:p>0.003781</text:p>
              </table:table-cell>
              <table:table-cell office:value-type="float" office:value="0.003819">
                <text:p>0.00381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932500">
                <text:p>932500</text:p>
              </table:table-cell>
              <table:table-cell office:value-type="float" office:value="0.003633">
                <text:p>0.003633</text:p>
              </table:table-cell>
              <table:table-cell office:value-type="float" office:value="0.003736">
                <text:p>0.003736</text:p>
              </table:table-cell>
              <table:table-cell office:value-type="float" office:value="0.003955">
                <text:p>0.00395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933000">
                <text:p>933000</text:p>
              </table:table-cell>
              <table:table-cell office:value-type="float" office:value="0.003633">
                <text:p>0.003633</text:p>
              </table:table-cell>
              <table:table-cell office:value-type="float" office:value="0.003498">
                <text:p>0.003498</text:p>
              </table:table-cell>
              <table:table-cell office:value-type="float" office:value="0.003717">
                <text:p>0.003717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933500">
                <text:p>933500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729">
                <text:p>0.003729</text:p>
              </table:table-cell>
              <table:table-cell office:value-type="float" office:value="0.003837">
                <text:p>0.00383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934000">
                <text:p>934000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705">
                <text:p>0.003705</text:p>
              </table:table-cell>
              <table:table-cell office:value-type="float" office:value="0.003771">
                <text:p>0.00377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934500">
                <text:p>934500</text:p>
              </table:table-cell>
              <table:table-cell office:value-type="float" office:value="0.003613">
                <text:p>0.003613</text:p>
              </table:table-cell>
              <table:table-cell office:value-type="float" office:value="0.00376">
                <text:p>0.00376</text:p>
              </table:table-cell>
              <table:table-cell office:value-type="float" office:value="0.003798">
                <text:p>0.00379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935000">
                <text:p>935000</text:p>
              </table:table-cell>
              <table:table-cell office:value-type="float" office:value="0.003608">
                <text:p>0.003608</text:p>
              </table:table-cell>
              <table:table-cell office:value-type="float" office:value="0.003794">
                <text:p>0.003794</text:p>
              </table:table-cell>
              <table:table-cell office:value-type="float" office:value="0.003722">
                <text:p>0.00372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935500">
                <text:p>935500</text:p>
              </table:table-cell>
              <table:table-cell office:value-type="float" office:value="0.003744">
                <text:p>0.003744</text:p>
              </table:table-cell>
              <table:table-cell office:value-type="float" office:value="0.003787">
                <text:p>0.003787</text:p>
              </table:table-cell>
              <table:table-cell office:value-type="float" office:value="0.003833">
                <text:p>0.00383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936000">
                <text:p>936000</text:p>
              </table:table-cell>
              <table:table-cell office:value-type="float" office:value="0.003584">
                <text:p>0.003584</text:p>
              </table:table-cell>
              <table:table-cell office:value-type="float" office:value="0.003752">
                <text:p>0.003752</text:p>
              </table:table-cell>
              <table:table-cell office:value-type="float" office:value="0.003912">
                <text:p>0.00391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936500">
                <text:p>936500</text:p>
              </table:table-cell>
              <table:table-cell office:value-type="float" office:value="0.003629">
                <text:p>0.003629</text:p>
              </table:table-cell>
              <table:table-cell office:value-type="float" office:value="0.003553">
                <text:p>0.003553</text:p>
              </table:table-cell>
              <table:table-cell office:value-type="float" office:value="0.004007">
                <text:p>0.004007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937000">
                <text:p>937000</text:p>
              </table:table-cell>
              <table:table-cell office:value-type="float" office:value="0.003572">
                <text:p>0.003572</text:p>
              </table:table-cell>
              <table:table-cell office:value-type="float" office:value="0.003782">
                <text:p>0.003782</text:p>
              </table:table-cell>
              <table:table-cell office:value-type="float" office:value="0.003945">
                <text:p>0.00394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937500">
                <text:p>937500</text:p>
              </table:table-cell>
              <table:table-cell office:value-type="float" office:value="0.003641">
                <text:p>0.003641</text:p>
              </table:table-cell>
              <table:table-cell office:value-type="float" office:value="0.003476">
                <text:p>0.003476</text:p>
              </table:table-cell>
              <table:table-cell office:value-type="float" office:value="0.003841">
                <text:p>0.00384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938000">
                <text:p>938000</text:p>
              </table:table-cell>
              <table:table-cell office:value-type="float" office:value="0.003544">
                <text:p>0.003544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826">
                <text:p>0.00382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938500">
                <text:p>938500</text:p>
              </table:table-cell>
              <table:table-cell office:value-type="float" office:value="0.003667">
                <text:p>0.003667</text:p>
              </table:table-cell>
              <table:table-cell office:value-type="float" office:value="0.003684">
                <text:p>0.003684</text:p>
              </table:table-cell>
              <table:table-cell office:value-type="float" office:value="0.004071">
                <text:p>0.00407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939000">
                <text:p>939000</text:p>
              </table:table-cell>
              <table:table-cell office:value-type="float" office:value="0.003483">
                <text:p>0.003483</text:p>
              </table:table-cell>
              <table:table-cell office:value-type="float" office:value="0.003799">
                <text:p>0.003799</text:p>
              </table:table-cell>
              <table:table-cell office:value-type="float" office:value="0.003963">
                <text:p>0.00396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939500">
                <text:p>939500</text:p>
              </table:table-cell>
              <table:table-cell office:value-type="float" office:value="0.003617">
                <text:p>0.003617</text:p>
              </table:table-cell>
              <table:table-cell office:value-type="float" office:value="0.003709">
                <text:p>0.003709</text:p>
              </table:table-cell>
              <table:table-cell office:value-type="float" office:value="0.003888">
                <text:p>0.0038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940000">
                <text:p>940000</text:p>
              </table:table-cell>
              <table:table-cell office:value-type="float" office:value="0.003677">
                <text:p>0.003677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784">
                <text:p>0.00378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940500">
                <text:p>940500</text:p>
              </table:table-cell>
              <table:table-cell office:value-type="float" office:value="0.003687">
                <text:p>0.003687</text:p>
              </table:table-cell>
              <table:table-cell office:value-type="float" office:value="0.00375">
                <text:p>0.00375</text:p>
              </table:table-cell>
              <table:table-cell office:value-type="float" office:value="0.003688">
                <text:p>0.00368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941000">
                <text:p>941000</text:p>
              </table:table-cell>
              <table:table-cell office:value-type="float" office:value="0.003278">
                <text:p>0.003278</text:p>
              </table:table-cell>
              <table:table-cell office:value-type="float" office:value="0.003748">
                <text:p>0.003748</text:p>
              </table:table-cell>
              <table:table-cell office:value-type="float" office:value="0.003987">
                <text:p>0.00398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941500">
                <text:p>941500</text:p>
              </table:table-cell>
              <table:table-cell office:value-type="float" office:value="0.003653">
                <text:p>0.003653</text:p>
              </table:table-cell>
              <table:table-cell office:value-type="float" office:value="0.003651">
                <text:p>0.003651</text:p>
              </table:table-cell>
              <table:table-cell office:value-type="float" office:value="0.003815">
                <text:p>0.003815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942000">
                <text:p>942000</text:p>
              </table:table-cell>
              <table:table-cell office:value-type="float" office:value="0.003345">
                <text:p>0.003345</text:p>
              </table:table-cell>
              <table:table-cell office:value-type="float" office:value="0.003791">
                <text:p>0.003791</text:p>
              </table:table-cell>
              <table:table-cell office:value-type="float" office:value="0.003958">
                <text:p>0.00395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942500">
                <text:p>942500</text:p>
              </table:table-cell>
              <table:table-cell office:value-type="float" office:value="0.003682">
                <text:p>0.003682</text:p>
              </table:table-cell>
              <table:table-cell office:value-type="float" office:value="0.003806">
                <text:p>0.003806</text:p>
              </table:table-cell>
              <table:table-cell office:value-type="float" office:value="0.003748">
                <text:p>0.00374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43000">
                <text:p>943000</text:p>
              </table:table-cell>
              <table:table-cell office:value-type="float" office:value="0.003475">
                <text:p>0.003475</text:p>
              </table:table-cell>
              <table:table-cell office:value-type="float" office:value="0.003749">
                <text:p>0.003749</text:p>
              </table:table-cell>
              <table:table-cell office:value-type="float" office:value="0.004046">
                <text:p>0.004046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43500">
                <text:p>943500</text:p>
              </table:table-cell>
              <table:table-cell office:value-type="float" office:value="0.003694">
                <text:p>0.003694</text:p>
              </table:table-cell>
              <table:table-cell office:value-type="float" office:value="0.003746">
                <text:p>0.003746</text:p>
              </table:table-cell>
              <table:table-cell office:value-type="float" office:value="0.003689">
                <text:p>0.003689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944000">
                <text:p>944000</text:p>
              </table:table-cell>
              <table:table-cell office:value-type="float" office:value="0.003557">
                <text:p>0.003557</text:p>
              </table:table-cell>
              <table:table-cell office:value-type="float" office:value="0.003662">
                <text:p>0.003662</text:p>
              </table:table-cell>
              <table:table-cell office:value-type="float" office:value="0.003763">
                <text:p>0.00376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944500">
                <text:p>944500</text:p>
              </table:table-cell>
              <table:table-cell office:value-type="float" office:value="0.00346">
                <text:p>0.00346</text:p>
              </table:table-cell>
              <table:table-cell office:value-type="float" office:value="0.003756">
                <text:p>0.003756</text:p>
              </table:table-cell>
              <table:table-cell office:value-type="float" office:value="0.003858">
                <text:p>0.00385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945000">
                <text:p>945000</text:p>
              </table:table-cell>
              <table:table-cell office:value-type="float" office:value="0.003725">
                <text:p>0.003725</text:p>
              </table:table-cell>
              <table:table-cell office:value-type="float" office:value="0.003598">
                <text:p>0.003598</text:p>
              </table:table-cell>
              <table:table-cell office:value-type="float" office:value="0.003982">
                <text:p>0.00398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945500">
                <text:p>945500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667">
                <text:p>0.003667</text:p>
              </table:table-cell>
              <table:table-cell office:value-type="float" office:value="0.003875">
                <text:p>0.00387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946000">
                <text:p>946000</text:p>
              </table:table-cell>
              <table:table-cell office:value-type="float" office:value="0.003677">
                <text:p>0.003677</text:p>
              </table:table-cell>
              <table:table-cell office:value-type="float" office:value="0.003612">
                <text:p>0.003612</text:p>
              </table:table-cell>
              <table:table-cell office:value-type="float" office:value="0.003943">
                <text:p>0.00394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946500">
                <text:p>946500</text:p>
              </table:table-cell>
              <table:table-cell office:value-type="float" office:value="0.003561">
                <text:p>0.003561</text:p>
              </table:table-cell>
              <table:table-cell office:value-type="float" office:value="0.003712">
                <text:p>0.003712</text:p>
              </table:table-cell>
              <table:table-cell office:value-type="float" office:value="0.003694">
                <text:p>0.00369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947000">
                <text:p>947000</text:p>
              </table:table-cell>
              <table:table-cell office:value-type="float" office:value="0.003658">
                <text:p>0.003658</text:p>
              </table:table-cell>
              <table:table-cell office:value-type="float" office:value="0.003755">
                <text:p>0.003755</text:p>
              </table:table-cell>
              <table:table-cell office:value-type="float" office:value="0.003859">
                <text:p>0.00385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947500">
                <text:p>947500</text:p>
              </table:table-cell>
              <table:table-cell office:value-type="float" office:value="0.003432">
                <text:p>0.003432</text:p>
              </table:table-cell>
              <table:table-cell office:value-type="float" office:value="0.003681">
                <text:p>0.003681</text:p>
              </table:table-cell>
              <table:table-cell office:value-type="float" office:value="0.003994">
                <text:p>0.00399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948000">
                <text:p>948000</text:p>
              </table:table-cell>
              <table:table-cell office:value-type="float" office:value="0.003698">
                <text:p>0.003698</text:p>
              </table:table-cell>
              <table:table-cell office:value-type="float" office:value="0.003676">
                <text:p>0.003676</text:p>
              </table:table-cell>
              <table:table-cell office:value-type="float" office:value="0.003725">
                <text:p>0.00372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948500">
                <text:p>948500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64">
                <text:p>0.003764</text:p>
              </table:table-cell>
              <table:table-cell office:value-type="float" office:value="0.00396">
                <text:p>0.0039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949000">
                <text:p>949000</text:p>
              </table:table-cell>
              <table:table-cell office:value-type="float" office:value="0.003561">
                <text:p>0.003561</text:p>
              </table:table-cell>
              <table:table-cell office:value-type="float" office:value="0.003724">
                <text:p>0.003724</text:p>
              </table:table-cell>
              <table:table-cell office:value-type="float" office:value="0.003556">
                <text:p>0.003556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949500">
                <text:p>949500</text:p>
              </table:table-cell>
              <table:table-cell office:value-type="float" office:value="0.003649">
                <text:p>0.003649</text:p>
              </table:table-cell>
              <table:table-cell office:value-type="float" office:value="0.003784">
                <text:p>0.003784</text:p>
              </table:table-cell>
              <table:table-cell office:value-type="float" office:value="0.00395">
                <text:p>0.00395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950000">
                <text:p>950000</text:p>
              </table:table-cell>
              <table:table-cell office:value-type="float" office:value="0.003721">
                <text:p>0.003721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382">
                <text:p>0.0033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950500">
                <text:p>950500</text:p>
              </table:table-cell>
              <table:table-cell office:value-type="float" office:value="0.003429">
                <text:p>0.003429</text:p>
              </table:table-cell>
              <table:table-cell office:value-type="float" office:value="0.00376">
                <text:p>0.00376</text:p>
              </table:table-cell>
              <table:table-cell office:value-type="float" office:value="0.004271">
                <text:p>0.00427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951000">
                <text:p>951000</text:p>
              </table:table-cell>
              <table:table-cell office:value-type="float" office:value="0.003575">
                <text:p>0.003575</text:p>
              </table:table-cell>
              <table:table-cell office:value-type="float" office:value="0.003666">
                <text:p>0.003666</text:p>
              </table:table-cell>
              <table:table-cell office:value-type="float" office:value="0.004106">
                <text:p>0.00410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951500">
                <text:p>951500</text:p>
              </table:table-cell>
              <table:table-cell office:value-type="float" office:value="0.003399">
                <text:p>0.003399</text:p>
              </table:table-cell>
              <table:table-cell office:value-type="float" office:value="0.003566">
                <text:p>0.003566</text:p>
              </table:table-cell>
              <table:table-cell office:value-type="float" office:value="0.003718">
                <text:p>0.00371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952000">
                <text:p>952000</text:p>
              </table:table-cell>
              <table:table-cell office:value-type="float" office:value="0.003537">
                <text:p>0.003537</text:p>
              </table:table-cell>
              <table:table-cell office:value-type="float" office:value="0.003719">
                <text:p>0.003719</text:p>
              </table:table-cell>
              <table:table-cell office:value-type="float" office:value="0.003683">
                <text:p>0.00368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952500">
                <text:p>952500</text:p>
              </table:table-cell>
              <table:table-cell office:value-type="float" office:value="0.003585">
                <text:p>0.003585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62">
                <text:p>0.0036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953000">
                <text:p>953000</text:p>
              </table:table-cell>
              <table:table-cell office:value-type="float" office:value="0.003663">
                <text:p>0.003663</text:p>
              </table:table-cell>
              <table:table-cell office:value-type="float" office:value="0.003757">
                <text:p>0.003757</text:p>
              </table:table-cell>
              <table:table-cell office:value-type="float" office:value="0.003681">
                <text:p>0.00368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953500">
                <text:p>953500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724">
                <text:p>0.003724</text:p>
              </table:table-cell>
              <table:table-cell office:value-type="float" office:value="0.003795">
                <text:p>0.00379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954000">
                <text:p>954000</text:p>
              </table:table-cell>
              <table:table-cell office:value-type="float" office:value="0.003686">
                <text:p>0.003686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84">
                <text:p>0.003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954500">
                <text:p>954500</text:p>
              </table:table-cell>
              <table:table-cell office:value-type="float" office:value="0.003677">
                <text:p>0.003677</text:p>
              </table:table-cell>
              <table:table-cell office:value-type="float" office:value="0.003664">
                <text:p>0.003664</text:p>
              </table:table-cell>
              <table:table-cell office:value-type="float" office:value="0.003773">
                <text:p>0.00377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955000">
                <text:p>955000</text:p>
              </table:table-cell>
              <table:table-cell office:value-type="float" office:value="0.003581">
                <text:p>0.003581</text:p>
              </table:table-cell>
              <table:table-cell office:value-type="float" office:value="0.003526">
                <text:p>0.003526</text:p>
              </table:table-cell>
              <table:table-cell office:value-type="float" office:value="0.003935">
                <text:p>0.00393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955500">
                <text:p>955500</text:p>
              </table:table-cell>
              <table:table-cell office:value-type="float" office:value="0.003575">
                <text:p>0.003575</text:p>
              </table:table-cell>
              <table:table-cell office:value-type="float" office:value="0.003577">
                <text:p>0.003577</text:p>
              </table:table-cell>
              <table:table-cell office:value-type="float" office:value="0.003895">
                <text:p>0.003895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956000">
                <text:p>956000</text:p>
              </table:table-cell>
              <table:table-cell office:value-type="float" office:value="0.003647">
                <text:p>0.003647</text:p>
              </table:table-cell>
              <table:table-cell office:value-type="float" office:value="0.003702">
                <text:p>0.003702</text:p>
              </table:table-cell>
              <table:table-cell office:value-type="float" office:value="0.003967">
                <text:p>0.00396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956500">
                <text:p>956500</text:p>
              </table:table-cell>
              <table:table-cell office:value-type="float" office:value="0.003558">
                <text:p>0.003558</text:p>
              </table:table-cell>
              <table:table-cell office:value-type="float" office:value="0.003756">
                <text:p>0.003756</text:p>
              </table:table-cell>
              <table:table-cell office:value-type="float" office:value="0.003844">
                <text:p>0.003844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957000">
                <text:p>957000</text:p>
              </table:table-cell>
              <table:table-cell office:value-type="float" office:value="0.003344">
                <text:p>0.003344</text:p>
              </table:table-cell>
              <table:table-cell office:value-type="float" office:value="0.003529">
                <text:p>0.003529</text:p>
              </table:table-cell>
              <table:table-cell office:value-type="float" office:value="0.003951">
                <text:p>0.00395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957500">
                <text:p>957500</text:p>
              </table:table-cell>
              <table:table-cell office:value-type="float" office:value="0.00369">
                <text:p>0.00369</text:p>
              </table:table-cell>
              <table:table-cell office:value-type="float" office:value="0.003796">
                <text:p>0.003796</text:p>
              </table:table-cell>
              <table:table-cell office:value-type="float" office:value="0.0039">
                <text:p>0.0039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958000">
                <text:p>958000</text:p>
              </table:table-cell>
              <table:table-cell office:value-type="float" office:value="0.003475">
                <text:p>0.003475</text:p>
              </table:table-cell>
              <table:table-cell office:value-type="float" office:value="0.003847">
                <text:p>0.003847</text:p>
              </table:table-cell>
              <table:table-cell office:value-type="float" office:value="0.003941">
                <text:p>0.00394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958500">
                <text:p>958500</text:p>
              </table:table-cell>
              <table:table-cell office:value-type="float" office:value="0.003593">
                <text:p>0.003593</text:p>
              </table:table-cell>
              <table:table-cell office:value-type="float" office:value="0.003804">
                <text:p>0.003804</text:p>
              </table:table-cell>
              <table:table-cell office:value-type="float" office:value="0.003898">
                <text:p>0.00389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959000">
                <text:p>959000</text:p>
              </table:table-cell>
              <table:table-cell office:value-type="float" office:value="0.003569">
                <text:p>0.003569</text:p>
              </table:table-cell>
              <table:table-cell office:value-type="float" office:value="0.003715">
                <text:p>0.003715</text:p>
              </table:table-cell>
              <table:table-cell office:value-type="float" office:value="0.00397">
                <text:p>0.0039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959500">
                <text:p>959500</text:p>
              </table:table-cell>
              <table:table-cell office:value-type="float" office:value="0.00366">
                <text:p>0.00366</text:p>
              </table:table-cell>
              <table:table-cell office:value-type="float" office:value="0.003782">
                <text:p>0.003782</text:p>
              </table:table-cell>
              <table:table-cell office:value-type="float" office:value="0.003905">
                <text:p>0.003905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960000">
                <text:p>960000</text:p>
              </table:table-cell>
              <table:table-cell office:value-type="float" office:value="0.003664">
                <text:p>0.003664</text:p>
              </table:table-cell>
              <table:table-cell office:value-type="float" office:value="0.00367">
                <text:p>0.00367</text:p>
              </table:table-cell>
              <table:table-cell office:value-type="float" office:value="0.00391">
                <text:p>0.00391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960500">
                <text:p>960500</text:p>
              </table:table-cell>
              <table:table-cell office:value-type="float" office:value="0.003477">
                <text:p>0.003477</text:p>
              </table:table-cell>
              <table:table-cell office:value-type="float" office:value="0.003765">
                <text:p>0.003765</text:p>
              </table:table-cell>
              <table:table-cell office:value-type="float" office:value="0.003985">
                <text:p>0.0039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961000">
                <text:p>961000</text:p>
              </table:table-cell>
              <table:table-cell office:value-type="float" office:value="0.003667">
                <text:p>0.003667</text:p>
              </table:table-cell>
              <table:table-cell office:value-type="float" office:value="0.00367">
                <text:p>0.00367</text:p>
              </table:table-cell>
              <table:table-cell office:value-type="float" office:value="0.00378">
                <text:p>0.003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961500">
                <text:p>961500</text:p>
              </table:table-cell>
              <table:table-cell office:value-type="float" office:value="0.003542">
                <text:p>0.003542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948">
                <text:p>0.00394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962000">
                <text:p>962000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676">
                <text:p>0.003676</text:p>
              </table:table-cell>
              <table:table-cell office:value-type="float" office:value="0.003857">
                <text:p>0.00385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962500">
                <text:p>962500</text:p>
              </table:table-cell>
              <table:table-cell office:value-type="float" office:value="0.003519">
                <text:p>0.003519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739">
                <text:p>0.00373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963000">
                <text:p>963000</text:p>
              </table:table-cell>
              <table:table-cell office:value-type="float" office:value="0.003661">
                <text:p>0.003661</text:p>
              </table:table-cell>
              <table:table-cell office:value-type="float" office:value="0.003753">
                <text:p>0.003753</text:p>
              </table:table-cell>
              <table:table-cell office:value-type="float" office:value="0.003881">
                <text:p>0.003881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63500">
                <text:p>963500</text:p>
              </table:table-cell>
              <table:table-cell office:value-type="float" office:value="0.003575">
                <text:p>0.003575</text:p>
              </table:table-cell>
              <table:table-cell office:value-type="float" office:value="0.003701">
                <text:p>0.003701</text:p>
              </table:table-cell>
              <table:table-cell office:value-type="float" office:value="0.003641">
                <text:p>0.00364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964000">
                <text:p>964000</text:p>
              </table:table-cell>
              <table:table-cell office:value-type="float" office:value="0.003883">
                <text:p>0.003883</text:p>
              </table:table-cell>
              <table:table-cell office:value-type="float" office:value="0.003621">
                <text:p>0.003621</text:p>
              </table:table-cell>
              <table:table-cell office:value-type="float" office:value="0.003883">
                <text:p>0.00388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964500">
                <text:p>964500</text:p>
              </table:table-cell>
              <table:table-cell office:value-type="float" office:value="0.00341">
                <text:p>0.00341</text:p>
              </table:table-cell>
              <table:table-cell office:value-type="float" office:value="0.003834">
                <text:p>0.003834</text:p>
              </table:table-cell>
              <table:table-cell office:value-type="float" office:value="0.003935">
                <text:p>0.003935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965000">
                <text:p>965000</text:p>
              </table:table-cell>
              <table:table-cell office:value-type="float" office:value="0.003476">
                <text:p>0.003476</text:p>
              </table:table-cell>
              <table:table-cell office:value-type="float" office:value="0.003756">
                <text:p>0.003756</text:p>
              </table:table-cell>
              <table:table-cell office:value-type="float" office:value="0.003896">
                <text:p>0.003896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965500">
                <text:p>965500</text:p>
              </table:table-cell>
              <table:table-cell office:value-type="float" office:value="0.003552">
                <text:p>0.003552</text:p>
              </table:table-cell>
              <table:table-cell office:value-type="float" office:value="0.003681">
                <text:p>0.003681</text:p>
              </table:table-cell>
              <table:table-cell office:value-type="float" office:value="0.00391">
                <text:p>0.003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66000">
                <text:p>966000</text:p>
              </table:table-cell>
              <table:table-cell office:value-type="float" office:value="0.003719">
                <text:p>0.003719</text:p>
              </table:table-cell>
              <table:table-cell office:value-type="float" office:value="0.003702">
                <text:p>0.003702</text:p>
              </table:table-cell>
              <table:table-cell office:value-type="float" office:value="0.003773">
                <text:p>0.00377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966500">
                <text:p>966500</text:p>
              </table:table-cell>
              <table:table-cell office:value-type="float" office:value="0.00354">
                <text:p>0.00354</text:p>
              </table:table-cell>
              <table:table-cell office:value-type="float" office:value="0.003709">
                <text:p>0.003709</text:p>
              </table:table-cell>
              <table:table-cell office:value-type="float" office:value="0.00397">
                <text:p>0.00397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967000">
                <text:p>967000</text:p>
              </table:table-cell>
              <table:table-cell office:value-type="float" office:value="0.003575">
                <text:p>0.003575</text:p>
              </table:table-cell>
              <table:table-cell office:value-type="float" office:value="0.003739">
                <text:p>0.003739</text:p>
              </table:table-cell>
              <table:table-cell office:value-type="float" office:value="0.003898">
                <text:p>0.00389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967500">
                <text:p>967500</text:p>
              </table:table-cell>
              <table:table-cell office:value-type="float" office:value="0.003543">
                <text:p>0.003543</text:p>
              </table:table-cell>
              <table:table-cell office:value-type="float" office:value="0.003806">
                <text:p>0.003806</text:p>
              </table:table-cell>
              <table:table-cell office:value-type="float" office:value="0.003874">
                <text:p>0.00387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968000">
                <text:p>968000</text:p>
              </table:table-cell>
              <table:table-cell office:value-type="float" office:value="0.003619">
                <text:p>0.003619</text:p>
              </table:table-cell>
              <table:table-cell office:value-type="float" office:value="0.00375">
                <text:p>0.00375</text:p>
              </table:table-cell>
              <table:table-cell office:value-type="float" office:value="0.003884">
                <text:p>0.00388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968500">
                <text:p>968500</text:p>
              </table:table-cell>
              <table:table-cell office:value-type="float" office:value="0.003557">
                <text:p>0.003557</text:p>
              </table:table-cell>
              <table:table-cell office:value-type="float" office:value="0.00372">
                <text:p>0.00372</text:p>
              </table:table-cell>
              <table:table-cell office:value-type="float" office:value="0.00382">
                <text:p>0.0038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69000">
                <text:p>969000</text:p>
              </table:table-cell>
              <table:table-cell office:value-type="float" office:value="0.003667">
                <text:p>0.003667</text:p>
              </table:table-cell>
              <table:table-cell office:value-type="float" office:value="0.003852">
                <text:p>0.003852</text:p>
              </table:table-cell>
              <table:table-cell office:value-type="float" office:value="0.003916">
                <text:p>0.003916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69500">
                <text:p>969500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759">
                <text:p>0.003759</text:p>
              </table:table-cell>
              <table:table-cell office:value-type="float" office:value="0.003858">
                <text:p>0.00385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970000">
                <text:p>970000</text:p>
              </table:table-cell>
              <table:table-cell office:value-type="float" office:value="0.003615">
                <text:p>0.003615</text:p>
              </table:table-cell>
              <table:table-cell office:value-type="float" office:value="0.003653">
                <text:p>0.003653</text:p>
              </table:table-cell>
              <table:table-cell office:value-type="float" office:value="0.003911">
                <text:p>0.00391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70500">
                <text:p>970500</text:p>
              </table:table-cell>
              <table:table-cell office:value-type="float" office:value="0.003337">
                <text:p>0.003337</text:p>
              </table:table-cell>
              <table:table-cell office:value-type="float" office:value="0.003567">
                <text:p>0.003567</text:p>
              </table:table-cell>
              <table:table-cell office:value-type="float" office:value="0.00388">
                <text:p>0.00388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971000">
                <text:p>971000</text:p>
              </table:table-cell>
              <table:table-cell office:value-type="float" office:value="0.003497">
                <text:p>0.003497</text:p>
              </table:table-cell>
              <table:table-cell office:value-type="float" office:value="0.00358">
                <text:p>0.00358</text:p>
              </table:table-cell>
              <table:table-cell office:value-type="float" office:value="0.003824">
                <text:p>0.003824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71500">
                <text:p>971500</text:p>
              </table:table-cell>
              <table:table-cell office:value-type="float" office:value="0.003364">
                <text:p>0.003364</text:p>
              </table:table-cell>
              <table:table-cell office:value-type="float" office:value="0.003713">
                <text:p>0.003713</text:p>
              </table:table-cell>
              <table:table-cell office:value-type="float" office:value="0.003901">
                <text:p>0.00390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972000">
                <text:p>972000</text:p>
              </table:table-cell>
              <table:table-cell office:value-type="float" office:value="0.003661">
                <text:p>0.003661</text:p>
              </table:table-cell>
              <table:table-cell office:value-type="float" office:value="0.003668">
                <text:p>0.003668</text:p>
              </table:table-cell>
              <table:table-cell office:value-type="float" office:value="0.003864">
                <text:p>0.00386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72500">
                <text:p>972500</text:p>
              </table:table-cell>
              <table:table-cell office:value-type="float" office:value="0.003502">
                <text:p>0.003502</text:p>
              </table:table-cell>
              <table:table-cell office:value-type="float" office:value="0.003671">
                <text:p>0.003671</text:p>
              </table:table-cell>
              <table:table-cell office:value-type="float" office:value="0.003893">
                <text:p>0.00389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73000">
                <text:p>973000</text:p>
              </table:table-cell>
              <table:table-cell office:value-type="float" office:value="0.003662">
                <text:p>0.003662</text:p>
              </table:table-cell>
              <table:table-cell office:value-type="float" office:value="0.003819">
                <text:p>0.003819</text:p>
              </table:table-cell>
              <table:table-cell office:value-type="float" office:value="0.0038">
                <text:p>0.0038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73500">
                <text:p>973500</text:p>
              </table:table-cell>
              <table:table-cell office:value-type="float" office:value="0.003138">
                <text:p>0.003138</text:p>
              </table:table-cell>
              <table:table-cell office:value-type="float" office:value="0.003591">
                <text:p>0.003591</text:p>
              </table:table-cell>
              <table:table-cell office:value-type="float" office:value="0.00395">
                <text:p>0.0039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974000">
                <text:p>974000</text:p>
              </table:table-cell>
              <table:table-cell office:value-type="float" office:value="0.003548">
                <text:p>0.003548</text:p>
              </table:table-cell>
              <table:table-cell office:value-type="float" office:value="0.003718">
                <text:p>0.003718</text:p>
              </table:table-cell>
              <table:table-cell office:value-type="float" office:value="0.003777">
                <text:p>0.00377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74500">
                <text:p>974500</text:p>
              </table:table-cell>
              <table:table-cell office:value-type="float" office:value="0.003608">
                <text:p>0.003608</text:p>
              </table:table-cell>
              <table:table-cell office:value-type="float" office:value="0.003718">
                <text:p>0.003718</text:p>
              </table:table-cell>
              <table:table-cell office:value-type="float" office:value="0.00391">
                <text:p>0.003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975000">
                <text:p>975000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544">
                <text:p>0.003544</text:p>
              </table:table-cell>
              <table:table-cell office:value-type="float" office:value="0.003863">
                <text:p>0.00386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975500">
                <text:p>975500</text:p>
              </table:table-cell>
              <table:table-cell office:value-type="float" office:value="0.003472">
                <text:p>0.003472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912">
                <text:p>0.003912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976000">
                <text:p>976000</text:p>
              </table:table-cell>
              <table:table-cell office:value-type="float" office:value="0.003116">
                <text:p>0.003116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929">
                <text:p>0.00392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76500">
                <text:p>976500</text:p>
              </table:table-cell>
              <table:table-cell office:value-type="float" office:value="0.003557">
                <text:p>0.003557</text:p>
              </table:table-cell>
              <table:table-cell office:value-type="float" office:value="0.003756">
                <text:p>0.003756</text:p>
              </table:table-cell>
              <table:table-cell office:value-type="float" office:value="0.00384">
                <text:p>0.0038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77000">
                <text:p>977000</text:p>
              </table:table-cell>
              <table:table-cell office:value-type="float" office:value="0.003669">
                <text:p>0.003669</text:p>
              </table:table-cell>
              <table:table-cell office:value-type="float" office:value="0.003718">
                <text:p>0.003718</text:p>
              </table:table-cell>
              <table:table-cell office:value-type="float" office:value="0.003818">
                <text:p>0.003818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77500">
                <text:p>977500</text:p>
              </table:table-cell>
              <table:table-cell office:value-type="float" office:value="0.003712">
                <text:p>0.003712</text:p>
              </table:table-cell>
              <table:table-cell office:value-type="float" office:value="0.003763">
                <text:p>0.003763</text:p>
              </table:table-cell>
              <table:table-cell office:value-type="float" office:value="0.004006">
                <text:p>0.004006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978000">
                <text:p>978000</text:p>
              </table:table-cell>
              <table:table-cell office:value-type="float" office:value="0.003573">
                <text:p>0.003573</text:p>
              </table:table-cell>
              <table:table-cell office:value-type="float" office:value="0.003738">
                <text:p>0.003738</text:p>
              </table:table-cell>
              <table:table-cell office:value-type="float" office:value="0.003736">
                <text:p>0.003736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78500">
                <text:p>978500</text:p>
              </table:table-cell>
              <table:table-cell office:value-type="float" office:value="0.003642">
                <text:p>0.003642</text:p>
              </table:table-cell>
              <table:table-cell office:value-type="float" office:value="0.003734">
                <text:p>0.003734</text:p>
              </table:table-cell>
              <table:table-cell office:value-type="float" office:value="0.003903">
                <text:p>0.003903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979000">
                <text:p>979000</text:p>
              </table:table-cell>
              <table:table-cell office:value-type="float" office:value="0.003491">
                <text:p>0.003491</text:p>
              </table:table-cell>
              <table:table-cell office:value-type="float" office:value="0.003695">
                <text:p>0.003695</text:p>
              </table:table-cell>
              <table:table-cell office:value-type="float" office:value="0.003867">
                <text:p>0.00386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979500">
                <text:p>979500</text:p>
              </table:table-cell>
              <table:table-cell office:value-type="float" office:value="0.003656">
                <text:p>0.003656</text:p>
              </table:table-cell>
              <table:table-cell office:value-type="float" office:value="0.00354">
                <text:p>0.00354</text:p>
              </table:table-cell>
              <table:table-cell office:value-type="float" office:value="0.003833">
                <text:p>0.00383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80000">
                <text:p>980000</text:p>
              </table:table-cell>
              <table:table-cell office:value-type="float" office:value="0.003789">
                <text:p>0.003789</text:p>
              </table:table-cell>
              <table:table-cell office:value-type="float" office:value="0.003635">
                <text:p>0.003635</text:p>
              </table:table-cell>
              <table:table-cell office:value-type="float" office:value="0.003915">
                <text:p>0.00391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80500">
                <text:p>980500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798">
                <text:p>0.003798</text:p>
              </table:table-cell>
              <table:table-cell office:value-type="float" office:value="0.003985">
                <text:p>0.00398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81000">
                <text:p>981000</text:p>
              </table:table-cell>
              <table:table-cell office:value-type="float" office:value="0.003556">
                <text:p>0.003556</text:p>
              </table:table-cell>
              <table:table-cell office:value-type="float" office:value="0.003605">
                <text:p>0.003605</text:p>
              </table:table-cell>
              <table:table-cell office:value-type="float" office:value="0.003976">
                <text:p>0.00397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81500">
                <text:p>981500</text:p>
              </table:table-cell>
              <table:table-cell office:value-type="float" office:value="0.003624">
                <text:p>0.003624</text:p>
              </table:table-cell>
              <table:table-cell office:value-type="float" office:value="0.003479">
                <text:p>0.003479</text:p>
              </table:table-cell>
              <table:table-cell office:value-type="float" office:value="0.003926">
                <text:p>0.003926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982000">
                <text:p>982000</text:p>
              </table:table-cell>
              <table:table-cell office:value-type="float" office:value="0.003645">
                <text:p>0.003645</text:p>
              </table:table-cell>
              <table:table-cell office:value-type="float" office:value="0.003647">
                <text:p>0.003647</text:p>
              </table:table-cell>
              <table:table-cell office:value-type="float" office:value="0.003935">
                <text:p>0.00393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82500">
                <text:p>982500</text:p>
              </table:table-cell>
              <table:table-cell office:value-type="float" office:value="0.003699">
                <text:p>0.003699</text:p>
              </table:table-cell>
              <table:table-cell office:value-type="float" office:value="0.003754">
                <text:p>0.003754</text:p>
              </table:table-cell>
              <table:table-cell office:value-type="float" office:value="0.003927">
                <text:p>0.00392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983000">
                <text:p>983000</text:p>
              </table:table-cell>
              <table:table-cell office:value-type="float" office:value="0.003724">
                <text:p>0.003724</text:p>
              </table:table-cell>
              <table:table-cell office:value-type="float" office:value="0.003771">
                <text:p>0.003771</text:p>
              </table:table-cell>
              <table:table-cell office:value-type="float" office:value="0.003875">
                <text:p>0.00387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83500">
                <text:p>983500</text:p>
              </table:table-cell>
              <table:table-cell office:value-type="float" office:value="0.003519">
                <text:p>0.003519</text:p>
              </table:table-cell>
              <table:table-cell office:value-type="float" office:value="0.00371">
                <text:p>0.00371</text:p>
              </table:table-cell>
              <table:table-cell office:value-type="float" office:value="0.004028">
                <text:p>0.004028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84000">
                <text:p>984000</text:p>
              </table:table-cell>
              <table:table-cell office:value-type="float" office:value="0.003662">
                <text:p>0.003662</text:p>
              </table:table-cell>
              <table:table-cell office:value-type="float" office:value="0.003775">
                <text:p>0.003775</text:p>
              </table:table-cell>
              <table:table-cell office:value-type="float" office:value="0.003914">
                <text:p>0.00391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84500">
                <text:p>984500</text:p>
              </table:table-cell>
              <table:table-cell office:value-type="float" office:value="0.003508">
                <text:p>0.003508</text:p>
              </table:table-cell>
              <table:table-cell office:value-type="float" office:value="0.003752">
                <text:p>0.003752</text:p>
              </table:table-cell>
              <table:table-cell office:value-type="float" office:value="0.003872">
                <text:p>0.00387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85000">
                <text:p>985000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63">
                <text:p>0.00363</text:p>
              </table:table-cell>
              <table:table-cell office:value-type="float" office:value="0.003936">
                <text:p>0.00393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85500">
                <text:p>985500</text:p>
              </table:table-cell>
              <table:table-cell office:value-type="float" office:value="0.003257">
                <text:p>0.003257</text:p>
              </table:table-cell>
              <table:table-cell office:value-type="float" office:value="0.003683">
                <text:p>0.003683</text:p>
              </table:table-cell>
              <table:table-cell office:value-type="float" office:value="0.003754">
                <text:p>0.003754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986000">
                <text:p>986000</text:p>
              </table:table-cell>
              <table:table-cell office:value-type="float" office:value="0.003389">
                <text:p>0.003389</text:p>
              </table:table-cell>
              <table:table-cell office:value-type="float" office:value="0.003815">
                <text:p>0.003815</text:p>
              </table:table-cell>
              <table:table-cell office:value-type="float" office:value="0.003931">
                <text:p>0.003931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86500">
                <text:p>986500</text:p>
              </table:table-cell>
              <table:table-cell office:value-type="float" office:value="0.003341">
                <text:p>0.003341</text:p>
              </table:table-cell>
              <table:table-cell office:value-type="float" office:value="0.003659">
                <text:p>0.003659</text:p>
              </table:table-cell>
              <table:table-cell office:value-type="float" office:value="0.003877">
                <text:p>0.00387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87000">
                <text:p>987000</text:p>
              </table:table-cell>
              <table:table-cell office:value-type="float" office:value="0.003554">
                <text:p>0.003554</text:p>
              </table:table-cell>
              <table:table-cell office:value-type="float" office:value="0.003604">
                <text:p>0.003604</text:p>
              </table:table-cell>
              <table:table-cell office:value-type="float" office:value="0.003741">
                <text:p>0.00374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87500">
                <text:p>987500</text:p>
              </table:table-cell>
              <table:table-cell office:value-type="float" office:value="0.003568">
                <text:p>0.003568</text:p>
              </table:table-cell>
              <table:table-cell office:value-type="float" office:value="0.003743">
                <text:p>0.003743</text:p>
              </table:table-cell>
              <table:table-cell office:value-type="float" office:value="0.003919">
                <text:p>0.00391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88000">
                <text:p>988000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749">
                <text:p>0.003749</text:p>
              </table:table-cell>
              <table:table-cell office:value-type="float" office:value="0.003941">
                <text:p>0.00394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88500">
                <text:p>988500</text:p>
              </table:table-cell>
              <table:table-cell office:value-type="float" office:value="0.003637">
                <text:p>0.003637</text:p>
              </table:table-cell>
              <table:table-cell office:value-type="float" office:value="0.003822">
                <text:p>0.003822</text:p>
              </table:table-cell>
              <table:table-cell office:value-type="float" office:value="0.00386">
                <text:p>0.00386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89000">
                <text:p>989000</text:p>
              </table:table-cell>
              <table:table-cell office:value-type="float" office:value="0.003578">
                <text:p>0.003578</text:p>
              </table:table-cell>
              <table:table-cell office:value-type="float" office:value="0.003851">
                <text:p>0.003851</text:p>
              </table:table-cell>
              <table:table-cell office:value-type="float" office:value="0.004067">
                <text:p>0.004067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989500">
                <text:p>989500</text:p>
              </table:table-cell>
              <table:table-cell office:value-type="float" office:value="0.003497">
                <text:p>0.003497</text:p>
              </table:table-cell>
              <table:table-cell office:value-type="float" office:value="0.003753">
                <text:p>0.003753</text:p>
              </table:table-cell>
              <table:table-cell office:value-type="float" office:value="0.003752">
                <text:p>0.00375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990000">
                <text:p>990000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775">
                <text:p>0.003775</text:p>
              </table:table-cell>
              <table:table-cell office:value-type="float" office:value="0.003722">
                <text:p>0.00372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90500">
                <text:p>990500</text:p>
              </table:table-cell>
              <table:table-cell office:value-type="float" office:value="0.00356">
                <text:p>0.00356</text:p>
              </table:table-cell>
              <table:table-cell office:value-type="float" office:value="0.003822">
                <text:p>0.003822</text:p>
              </table:table-cell>
              <table:table-cell office:value-type="float" office:value="0.003849">
                <text:p>0.003849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991000">
                <text:p>991000</text:p>
              </table:table-cell>
              <table:table-cell office:value-type="float" office:value="0.003601">
                <text:p>0.003601</text:p>
              </table:table-cell>
              <table:table-cell office:value-type="float" office:value="0.003563">
                <text:p>0.003563</text:p>
              </table:table-cell>
              <table:table-cell office:value-type="float" office:value="0.003932">
                <text:p>0.003932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991500">
                <text:p>991500</text:p>
              </table:table-cell>
              <table:table-cell office:value-type="float" office:value="0.003494">
                <text:p>0.003494</text:p>
              </table:table-cell>
              <table:table-cell office:value-type="float" office:value="0.00381">
                <text:p>0.00381</text:p>
              </table:table-cell>
              <table:table-cell office:value-type="float" office:value="0.003925">
                <text:p>0.00392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992000">
                <text:p>992000</text:p>
              </table:table-cell>
              <table:table-cell office:value-type="float" office:value="0.003613">
                <text:p>0.003613</text:p>
              </table:table-cell>
              <table:table-cell office:value-type="float" office:value="0.003713">
                <text:p>0.003713</text:p>
              </table:table-cell>
              <table:table-cell office:value-type="float" office:value="0.00378">
                <text:p>0.00378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92500">
                <text:p>992500</text:p>
              </table:table-cell>
              <table:table-cell office:value-type="float" office:value="0.003523">
                <text:p>0.003523</text:p>
              </table:table-cell>
              <table:table-cell office:value-type="float" office:value="0.003716">
                <text:p>0.003716</text:p>
              </table:table-cell>
              <table:table-cell office:value-type="float" office:value="0.003923">
                <text:p>0.00392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993000">
                <text:p>993000</text:p>
              </table:table-cell>
              <table:table-cell office:value-type="float" office:value="0.003336">
                <text:p>0.003336</text:p>
              </table:table-cell>
              <table:table-cell office:value-type="float" office:value="0.003806">
                <text:p>0.003806</text:p>
              </table:table-cell>
              <table:table-cell office:value-type="float" office:value="0.003793">
                <text:p>0.00379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93500">
                <text:p>993500</text:p>
              </table:table-cell>
              <table:table-cell office:value-type="float" office:value="0.003616">
                <text:p>0.003616</text:p>
              </table:table-cell>
              <table:table-cell office:value-type="float" office:value="0.003712">
                <text:p>0.003712</text:p>
              </table:table-cell>
              <table:table-cell office:value-type="float" office:value="0.003875">
                <text:p>0.00387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94000">
                <text:p>994000</text:p>
              </table:table-cell>
              <table:table-cell office:value-type="float" office:value="0.003482">
                <text:p>0.003482</text:p>
              </table:table-cell>
              <table:table-cell office:value-type="float" office:value="0.00374">
                <text:p>0.00374</text:p>
              </table:table-cell>
              <table:table-cell office:value-type="float" office:value="0.003701">
                <text:p>0.003701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94500">
                <text:p>994500</text:p>
              </table:table-cell>
              <table:table-cell office:value-type="float" office:value="0.00371">
                <text:p>0.00371</text:p>
              </table:table-cell>
              <table:table-cell office:value-type="float" office:value="0.003692">
                <text:p>0.003692</text:p>
              </table:table-cell>
              <table:table-cell office:value-type="float" office:value="0.003755">
                <text:p>0.00375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95000">
                <text:p>995000</text:p>
              </table:table-cell>
              <table:table-cell office:value-type="float" office:value="0.003594">
                <text:p>0.003594</text:p>
              </table:table-cell>
              <table:table-cell office:value-type="float" office:value="0.003746">
                <text:p>0.003746</text:p>
              </table:table-cell>
              <table:table-cell office:value-type="float" office:value="0.003931">
                <text:p>0.00393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995500">
                <text:p>995500</text:p>
              </table:table-cell>
              <table:table-cell office:value-type="float" office:value="0.003278">
                <text:p>0.003278</text:p>
              </table:table-cell>
              <table:table-cell office:value-type="float" office:value="0.003722">
                <text:p>0.003722</text:p>
              </table:table-cell>
              <table:table-cell office:value-type="float" office:value="0.003632">
                <text:p>0.003632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96000">
                <text:p>996000</text:p>
              </table:table-cell>
              <table:table-cell office:value-type="float" office:value="0.003668">
                <text:p>0.003668</text:p>
              </table:table-cell>
              <table:table-cell office:value-type="float" office:value="0.003762">
                <text:p>0.003762</text:p>
              </table:table-cell>
              <table:table-cell office:value-type="float" office:value="0.003901">
                <text:p>0.003901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96500">
                <text:p>996500</text:p>
              </table:table-cell>
              <table:table-cell office:value-type="float" office:value="0.003285">
                <text:p>0.003285</text:p>
              </table:table-cell>
              <table:table-cell office:value-type="float" office:value="0.003748">
                <text:p>0.003748</text:p>
              </table:table-cell>
              <table:table-cell office:value-type="float" office:value="0.00391">
                <text:p>0.0039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997000">
                <text:p>997000</text:p>
              </table:table-cell>
              <table:table-cell office:value-type="float" office:value="0.003572">
                <text:p>0.003572</text:p>
              </table:table-cell>
              <table:table-cell office:value-type="float" office:value="0.003806">
                <text:p>0.003806</text:p>
              </table:table-cell>
              <table:table-cell office:value-type="float" office:value="0.003937">
                <text:p>0.00393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997500">
                <text:p>997500</text:p>
              </table:table-cell>
              <table:table-cell office:value-type="float" office:value="0.003489">
                <text:p>0.003489</text:p>
              </table:table-cell>
              <table:table-cell office:value-type="float" office:value="0.003604">
                <text:p>0.003604</text:p>
              </table:table-cell>
              <table:table-cell office:value-type="float" office:value="0.003982">
                <text:p>0.003982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98000">
                <text:p>998000</text:p>
              </table:table-cell>
              <table:table-cell office:value-type="float" office:value="0.003471">
                <text:p>0.003471</text:p>
              </table:table-cell>
              <table:table-cell office:value-type="float" office:value="0.003432">
                <text:p>0.003432</text:p>
              </table:table-cell>
              <table:table-cell office:value-type="float" office:value="0.003869">
                <text:p>0.00386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998500">
                <text:p>998500</text:p>
              </table:table-cell>
              <table:table-cell office:value-type="float" office:value="0.003378">
                <text:p>0.003378</text:p>
              </table:table-cell>
              <table:table-cell office:value-type="float" office:value="0.003711">
                <text:p>0.003711</text:p>
              </table:table-cell>
              <table:table-cell office:value-type="float" office:value="0.003911">
                <text:p>0.003911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99000">
                <text:p>999000</text:p>
              </table:table-cell>
              <table:table-cell office:value-type="float" office:value="0.003618">
                <text:p>0.003618</text:p>
              </table:table-cell>
              <table:table-cell office:value-type="float" office:value="0.003613">
                <text:p>0.003613</text:p>
              </table:table-cell>
              <table:table-cell office:value-type="float" office:value="0.003806">
                <text:p>0.00380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99500">
                <text:p>999500</text:p>
              </table:table-cell>
              <table:table-cell office:value-type="float" office:value="0.003483">
                <text:p>0.003483</text:p>
              </table:table-cell>
              <table:table-cell office:value-type="float" office:value="0.003793">
                <text:p>0.003793</text:p>
              </table:table-cell>
              <table:table-cell office:value-type="float" office:value="0.003871">
                <text:p>0.003871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000000">
                <text:p>1000000</text:p>
              </table:table-cell>
              <table:table-cell office:value-type="float" office:value="0.003616">
                <text:p>0.003616</text:p>
              </table:table-cell>
              <table:table-cell office:value-type="float" office:value="0.003784">
                <text:p>0.003784</text:p>
              </table:table-cell>
              <table:table-cell office:value-type="float" office:value="0.00372">
                <text:p>0.00372</text:p>
              </table:table-cell>
              <table:table-cell office:value-type="float" office:value="0.000014">
                <text:p>0.0000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